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pitch="variable"/>
    <style:font-face style:name="Dialog" svg:font-family="Dialog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3.5283in"/>
    </style:style>
    <style:style style:name="co2" style:family="table-column">
      <style:table-column-properties fo:break-before="auto" style:column-width="3.8583in"/>
    </style:style>
    <style:style style:name="co3" style:family="table-column">
      <style:table-column-properties fo:break-before="auto" style:column-width="2.6866in"/>
    </style:style>
    <style:style style:name="co4" style:family="table-column">
      <style:table-column-properties fo:break-before="auto" style:column-width="2.0972in"/>
    </style:style>
    <style:style style:name="co5" style:family="table-column">
      <style:table-column-properties fo:break-before="auto" style:column-width="2.202in"/>
    </style:style>
    <style:style style:name="co6" style:family="table-column">
      <style:table-column-properties fo:break-before="auto" style:column-width="1.5429in"/>
    </style:style>
    <style:style style:name="co7" style:family="table-column">
      <style:table-column-properties fo:break-before="auto" style:column-width="1.8374in"/>
    </style:style>
    <style:style style:name="co8" style:family="table-column">
      <style:table-column-properties fo:break-before="auto" style:column-width="0.66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3.1299in" fo:break-before="auto" style:use-optimal-row-height="true"/>
    </style:style>
    <style:style style:name="ta1" style:family="table" style:master-page-name="PageStyle_5f_Export_20_Worksheet">
      <style:table-properties table:display="true" style:writing-mode="lr-tb"/>
    </style:style>
    <style:style style:name="ta2" style:family="table" style:master-page-name="PageStyle_5f_SQL">
      <style:table-properties table:display="true" style:writing-mode="lr-tb"/>
    </style:style>
    <style:style style:name="ce1" style:family="table-cell" style:parent-style-name="Excel_20_Built-in_20_Normal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Dialog" fo:font-size="10pt" fo:font-style="normal" fo:text-shadow="none" style:text-underline-style="none" fo:font-weight="normal" style:font-size-asian="10pt" style:font-style-asian="normal" style:font-weight-asian="normal" style:font-name-complex="Dialog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>
      <style:table-cell-properties fo:background-color="#b4c7e7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port Workshee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ce6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STORE_NAME</text:p>
          </table:table-cell>
          <table:table-cell table:style-name="ce4" office:value-type="string">
            <text:p>STORE_ADDR_LINE_1</text:p>
          </table:table-cell>
          <table:table-cell table:style-name="ce4" office:value-type="string">
            <text:p>STORE_ADDR_CITY_NAME</text:p>
          </table:table-cell>
          <table:table-cell table:style-name="ce4" office:value-type="string">
            <text:p>STORE_ADDR_STATE_CODE</text:p>
          </table:table-cell>
          <table:table-cell table:style-name="ce4" office:value-type="string">
            <text:p>STORE_ADDR_POSTAL_CODE</text:p>
          </table:table-cell>
          <table:table-cell table:style-name="ce4" office:value-type="string">
            <text:p>STORE_PHONE_NBR</text:p>
          </table:table-cell>
          <table:table-cell table:style-name="ce5" office:value-type="string">
            <text:p>STORE_COUNTRY_CODE</text:p>
          </table:table-cell>
          <table:table-cell office:value-type="string">
            <text:p>LAT</text:p>
          </table:table-cell>
          <table:table-cell office:value-type="string">
            <text:p>LNG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218 SOUTHARD DRIVE</text:p>
          </table:table-cell>
          <table:table-cell office:value-type="string">
            <text:p>BELTSVILLE</text:p>
          </table:table-cell>
          <table:table-cell office:value-type="string">
            <text:p>MD</text:p>
          </table:table-cell>
          <table:table-cell office:value-type="string">
            <text:p>20705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4 KORNERS AUTO PARTS</text:p>
          </table:table-cell>
          <table:table-cell office:value-type="string">
            <text:p>390 SS CAPTAIN GLOSTER</text:p>
          </table:table-cell>
          <table:table-cell office:value-type="string">
            <text:p>GLOSTER</text:p>
          </table:table-cell>
          <table:table-cell office:value-type="string">
            <text:p>MS</text:p>
          </table:table-cell>
          <table:table-cell office:value-type="string">
            <text:p>39638</text:p>
          </table:table-cell>
          <table:table-cell office:value-type="string">
            <text:p>60122599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9TH STREET PARTS, LLC</text:p>
          </table:table-cell>
          <table:table-cell office:value-type="string">
            <text:p>510 WEST NINTH STREET</text:p>
          </table:table-cell>
          <table:table-cell office:value-type="string">
            <text:p>MT. CARMEL</text:p>
          </table:table-cell>
          <table:table-cell office:value-type="string">
            <text:p>IL</text:p>
          </table:table-cell>
          <table:table-cell office:value-type="string">
            <text:p>62863</text:p>
          </table:table-cell>
          <table:table-cell office:value-type="string">
            <text:p>618450299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 &amp; D AUTO PARTS</text:p>
          </table:table-cell>
          <table:table-cell office:value-type="string">
            <text:p>810 WEST MAIN STREET</text:p>
          </table:table-cell>
          <table:table-cell office:value-type="string">
            <text:p>FAIRFIELD</text:p>
          </table:table-cell>
          <table:table-cell office:value-type="string">
            <text:p>IL</text:p>
          </table:table-cell>
          <table:table-cell office:value-type="string">
            <text:p>62837</text:p>
          </table:table-cell>
          <table:table-cell office:value-type="string">
            <text:p>61884275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 &amp; J AUTO PARTS</text:p>
          </table:table-cell>
          <table:table-cell office:value-type="string">
            <text:p>176 WEST ST</text:p>
          </table:table-cell>
          <table:table-cell office:value-type="string">
            <text:p>RUTLAND</text:p>
          </table:table-cell>
          <table:table-cell office:value-type="string">
            <text:p>VT</text:p>
          </table:table-cell>
          <table:table-cell office:value-type="string">
            <text:p>05701</text:p>
          </table:table-cell>
          <table:table-cell office:value-type="string">
            <text:p>80277555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 &amp; S AUTO PARTS INC</text:p>
          </table:table-cell>
          <table:table-cell office:value-type="string">
            <text:p>P.O. BOX B</text:p>
          </table:table-cell>
          <table:table-cell office:value-type="string">
            <text:p>ELKHORN CITY</text:p>
          </table:table-cell>
          <table:table-cell office:value-type="string">
            <text:p>KY</text:p>
          </table:table-cell>
          <table:table-cell office:value-type="string">
            <text:p>41522</text:p>
          </table:table-cell>
          <table:table-cell office:value-type="string">
            <text:p>60675440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 AND A HARDWARE AND AUTO SUPPLY</text:p>
          </table:table-cell>
          <table:table-cell office:value-type="string">
            <text:p>15021 HWY M-28 <text:s text:c="4"/>PO BOX 49</text:p>
          </table:table-cell>
          <table:table-cell office:value-type="string">
            <text:p>BRUCE CROSSING</text:p>
          </table:table-cell>
          <table:table-cell office:value-type="string">
            <text:p>MI</text:p>
          </table:table-cell>
          <table:table-cell office:value-type="string">
            <text:p>49912</text:p>
          </table:table-cell>
          <table:table-cell office:value-type="string">
            <text:p>90682739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 AND B MECHANICAL</text:p>
          </table:table-cell>
          <table:table-cell office:value-type="string">
            <text:p>400 PLYMOUTH STREET</text:p>
          </table:table-cell>
          <table:table-cell office:value-type="string">
            <text:p>WASHINGTON</text:p>
          </table:table-cell>
          <table:table-cell office:value-type="string">
            <text:p>NC</text:p>
          </table:table-cell>
          <table:table-cell office:value-type="string">
            <text:p>27889</text:p>
          </table:table-cell>
          <table:table-cell office:value-type="string">
            <text:p>25297513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 M AUTO PARTS</text:p>
          </table:table-cell>
          <table:table-cell office:value-type="string">
            <text:p>44 MAIN STREET</text:p>
          </table:table-cell>
          <table:table-cell office:value-type="string">
            <text:p>SOURIS</text:p>
          </table:table-cell>
          <table:table-cell office:value-type="string">
            <text:p>PE</text:p>
          </table:table-cell>
          <table:table-cell office:value-type="string">
            <text:p>C0A 2B0</text:p>
          </table:table-cell>
          <table:table-cell office:value-type="string">
            <text:p>902687284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1 AUTO PARTS</text:p>
          </table:table-cell>
          <table:table-cell office:value-type="string">
            <text:p>10859 HEBRON RD</text:p>
          </table:table-cell>
          <table:table-cell office:value-type="string">
            <text:p>BUCKEYE LAKE</text:p>
          </table:table-cell>
          <table:table-cell office:value-type="string">
            <text:p>OH</text:p>
          </table:table-cell>
          <table:table-cell office:value-type="string">
            <text:p>43008</text:p>
          </table:table-cell>
          <table:table-cell office:value-type="string">
            <text:p>7409280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1 AUTO PARTS AND MACHINE</text:p>
          </table:table-cell>
          <table:table-cell office:value-type="string">
            <text:p>3459 HWY 55 E</text:p>
          </table:table-cell>
          <table:table-cell office:value-type="string">
            <text:p>FALKVILLE</text:p>
          </table:table-cell>
          <table:table-cell office:value-type="string">
            <text:p>AL</text:p>
          </table:table-cell>
          <table:table-cell office:value-type="string">
            <text:p>35622</text:p>
          </table:table-cell>
          <table:table-cell office:value-type="string">
            <text:p>256796110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AA TRUCK AND AUTO PARTS</text:p>
          </table:table-cell>
          <table:table-cell office:value-type="string">
            <text:p>385 SPRINGLAKE HWY P O BOX1069</text:p>
          </table:table-cell>
          <table:table-cell office:value-type="string">
            <text:p>LITTLEFIELD</text:p>
          </table:table-cell>
          <table:table-cell office:value-type="string">
            <text:p>TX</text:p>
          </table:table-cell>
          <table:table-cell office:value-type="string">
            <text:p>79339</text:p>
          </table:table-cell>
          <table:table-cell office:value-type="string">
            <text:p>80638547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010 ANDERSON AVENUE</text:p>
          </table:table-cell>
          <table:table-cell office:value-type="string">
            <text:p>MANHATTAN</text:p>
          </table:table-cell>
          <table:table-cell office:value-type="string">
            <text:p>KS</text:p>
          </table:table-cell>
          <table:table-cell office:value-type="string">
            <text:p>66503</text:p>
          </table:table-cell>
          <table:table-cell office:value-type="string">
            <text:p>78553974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815 WEST 63RD STREET</text:p>
          </table:table-cell>
          <table:table-cell office:value-type="string">
            <text:p>CHICAGO</text:p>
          </table:table-cell>
          <table:table-cell office:value-type="string">
            <text:p>IL</text:p>
          </table:table-cell>
          <table:table-cell office:value-type="string">
            <text:p>60638</text:p>
          </table:table-cell>
          <table:table-cell office:value-type="string">
            <text:p>77358535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21 SUMMERS DRIVE</text:p>
          </table:table-cell>
          <table:table-cell office:value-type="string">
            <text:p>ABBEVILLE</text:p>
          </table:table-cell>
          <table:table-cell office:value-type="string">
            <text:p>LA</text:p>
          </table:table-cell>
          <table:table-cell office:value-type="string">
            <text:p>70510</text:p>
          </table:table-cell>
          <table:table-cell office:value-type="string">
            <text:p>33789301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04 N 4TH ST</text:p>
          </table:table-cell>
          <table:table-cell office:value-type="string">
            <text:p>ABBOTSFORD</text:p>
          </table:table-cell>
          <table:table-cell office:value-type="string">
            <text:p>WI</text:p>
          </table:table-cell>
          <table:table-cell office:value-type="string">
            <text:p>54405</text:p>
          </table:table-cell>
          <table:table-cell office:value-type="string">
            <text:p>71522342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12 6TH AVENUE SW</text:p>
          </table:table-cell>
          <table:table-cell office:value-type="string">
            <text:p>ABERDEEN</text:p>
          </table:table-cell>
          <table:table-cell office:value-type="string">
            <text:p>SD</text:p>
          </table:table-cell>
          <table:table-cell office:value-type="string">
            <text:p>57401</text:p>
          </table:table-cell>
          <table:table-cell office:value-type="string">
            <text:p>60522508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501 LANCASTER-HUTCHINS ROAD</text:p>
          </table:table-cell>
          <table:table-cell office:value-type="string">
            <text:p>HUTCHUNS</text:p>
          </table:table-cell>
          <table:table-cell office:value-type="string">
            <text:p>TX</text:p>
          </table:table-cell>
          <table:table-cell office:value-type="string">
            <text:p>75141</text:p>
          </table:table-cell>
          <table:table-cell office:value-type="string">
            <text:p>972284469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690 WEST ALAMEDA</text:p>
          </table:table-cell>
          <table:table-cell office:value-type="string">
            <text:p>LAKEWOOD</text:p>
          </table:table-cell>
          <table:table-cell office:value-type="string">
            <text:p>CO</text:p>
          </table:table-cell>
          <table:table-cell office:value-type="string">
            <text:p>80226</text:p>
          </table:table-cell>
          <table:table-cell office:value-type="string">
            <text:p>30393674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605 NORTH WHITE SANDS BLVD</text:p>
          </table:table-cell>
          <table:table-cell office:value-type="string">
            <text:p>ALAMOGORDO</text:p>
          </table:table-cell>
          <table:table-cell office:value-type="string">
            <text:p>NM</text:p>
          </table:table-cell>
          <table:table-cell office:value-type="string">
            <text:p>88310</text:p>
          </table:table-cell>
          <table:table-cell office:value-type="string">
            <text:p>575434100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10 SANTIAM HWY SE</text:p>
          </table:table-cell>
          <table:table-cell office:value-type="string">
            <text:p>ALBANY</text:p>
          </table:table-cell>
          <table:table-cell office:value-type="string">
            <text:p>OR</text:p>
          </table:table-cell>
          <table:table-cell office:value-type="string">
            <text:p>97321</text:p>
          </table:table-cell>
          <table:table-cell office:value-type="string">
            <text:p>54192660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97 WEST MAIN STREET</text:p>
          </table:table-cell>
          <table:table-cell office:value-type="string">
            <text:p>AMERICAN FORK</text:p>
          </table:table-cell>
          <table:table-cell office:value-type="string">
            <text:p>UT</text:p>
          </table:table-cell>
          <table:table-cell office:value-type="string">
            <text:p>84003</text:p>
          </table:table-cell>
          <table:table-cell office:value-type="string">
            <text:p>80176396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5 GREENBRIER DEAR RD</text:p>
          </table:table-cell>
          <table:table-cell office:value-type="string">
            <text:p>ANNISTON</text:p>
          </table:table-cell>
          <table:table-cell office:value-type="string">
            <text:p>AL</text:p>
          </table:table-cell>
          <table:table-cell office:value-type="string">
            <text:p>36201</text:p>
          </table:table-cell>
          <table:table-cell office:value-type="string">
            <text:p>25623678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15 STATE HWY 64</text:p>
          </table:table-cell>
          <table:table-cell office:value-type="string">
            <text:p>ANTIGO</text:p>
          </table:table-cell>
          <table:table-cell office:value-type="string">
            <text:p>WI</text:p>
          </table:table-cell>
          <table:table-cell office:value-type="string">
            <text:p>54409</text:p>
          </table:table-cell>
          <table:table-cell office:value-type="string">
            <text:p>71562341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391 HVILLE HIGHWAY</text:p>
          </table:table-cell>
          <table:table-cell office:value-type="string">
            <text:p>ARDEN</text:p>
          </table:table-cell>
          <table:table-cell office:value-type="string">
            <text:p>NC</text:p>
          </table:table-cell>
          <table:table-cell office:value-type="string">
            <text:p>28704</text:p>
          </table:table-cell>
          <table:table-cell office:value-type="string">
            <text:p>82868455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41 PATTON AVENUE</text:p>
          </table:table-cell>
          <table:table-cell office:value-type="string">
            <text:p>ASHEVILLE</text:p>
          </table:table-cell>
          <table:table-cell office:value-type="string">
            <text:p>NC</text:p>
          </table:table-cell>
          <table:table-cell office:value-type="string">
            <text:p>28806</text:p>
          </table:table-cell>
          <table:table-cell office:value-type="string">
            <text:p>82825353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46 OPELIKA RD</text:p>
          </table:table-cell>
          <table:table-cell office:value-type="string">
            <text:p>AUBURN</text:p>
          </table:table-cell>
          <table:table-cell office:value-type="string">
            <text:p>AL</text:p>
          </table:table-cell>
          <table:table-cell office:value-type="string">
            <text:p>36830</text:p>
          </table:table-cell>
          <table:table-cell office:value-type="string">
            <text:p>334821778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515 FREDRICKSBURG RD. SUITE 3</text:p>
          </table:table-cell>
          <table:table-cell office:value-type="string">
            <text:p>BALCONES HEIGHTS</text:p>
          </table:table-cell>
          <table:table-cell office:value-type="string">
            <text:p>TX</text:p>
          </table:table-cell>
          <table:table-cell office:value-type="string">
            <text:p>78201</text:p>
          </table:table-cell>
          <table:table-cell office:value-type="string">
            <text:p>21034155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20 BROADWAY</text:p>
          </table:table-cell>
          <table:table-cell office:value-type="string">
            <text:p>BANGOR</text:p>
          </table:table-cell>
          <table:table-cell office:value-type="string">
            <text:p>ME</text:p>
          </table:table-cell>
          <table:table-cell office:value-type="string">
            <text:p>04401</text:p>
          </table:table-cell>
          <table:table-cell office:value-type="string">
            <text:p>20794114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93 HAMMOND ST</text:p>
          </table:table-cell>
          <table:table-cell office:value-type="string">
            <text:p>BANGOR</text:p>
          </table:table-cell>
          <table:table-cell office:value-type="string">
            <text:p>ME</text:p>
          </table:table-cell>
          <table:table-cell office:value-type="string">
            <text:p>04401</text:p>
          </table:table-cell>
          <table:table-cell office:value-type="string">
            <text:p>20794114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206 AIRLINE HWY</text:p>
          </table:table-cell>
          <table:table-cell office:value-type="string">
            <text:p>BATON ROUGE</text:p>
          </table:table-cell>
          <table:table-cell office:value-type="string">
            <text:p>LA</text:p>
          </table:table-cell>
          <table:table-cell office:value-type="string">
            <text:p>70816</text:p>
          </table:table-cell>
          <table:table-cell office:value-type="string">
            <text:p>22529168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3 S DEAN STREET</text:p>
          </table:table-cell>
          <table:table-cell office:value-type="string">
            <text:p>BAY CITY</text:p>
          </table:table-cell>
          <table:table-cell office:value-type="string">
            <text:p>MI</text:p>
          </table:table-cell>
          <table:table-cell office:value-type="string">
            <text:p>48706</text:p>
          </table:table-cell>
          <table:table-cell office:value-type="string">
            <text:p>989892251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041 DIXIE HWY</text:p>
          </table:table-cell>
          <table:table-cell office:value-type="string">
            <text:p>BIRCH RUN</text:p>
          </table:table-cell>
          <table:table-cell office:value-type="string">
            <text:p>MI</text:p>
          </table:table-cell>
          <table:table-cell office:value-type="string">
            <text:p>48415</text:p>
          </table:table-cell>
          <table:table-cell office:value-type="string">
            <text:p>989624920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601 G E ROAD</text:p>
          </table:table-cell>
          <table:table-cell office:value-type="string">
            <text:p>BLOOMINGTON</text:p>
          </table:table-cell>
          <table:table-cell office:value-type="string">
            <text:p>IL</text:p>
          </table:table-cell>
          <table:table-cell office:value-type="string">
            <text:p>61704</text:p>
          </table:table-cell>
          <table:table-cell office:value-type="string">
            <text:p>30966355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740 SCOTTDALE RD M139</text:p>
          </table:table-cell>
          <table:table-cell office:value-type="string">
            <text:p>BENTON HARBOR</text:p>
          </table:table-cell>
          <table:table-cell office:value-type="string">
            <text:p>MI</text:p>
          </table:table-cell>
          <table:table-cell office:value-type="string">
            <text:p>49022</text:p>
          </table:table-cell>
          <table:table-cell office:value-type="string">
            <text:p>26992672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379 W CHINDEN BLVD</text:p>
          </table:table-cell>
          <table:table-cell office:value-type="string">
            <text:p>BOISE</text:p>
          </table:table-cell>
          <table:table-cell office:value-type="string">
            <text:p>ID</text:p>
          </table:table-cell>
          <table:table-cell office:value-type="string">
            <text:p>83714</text:p>
          </table:table-cell>
          <table:table-cell office:value-type="string">
            <text:p>20834349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709 33RD ST</text:p>
          </table:table-cell>
          <table:table-cell office:value-type="string">
            <text:p>BOULDER</text:p>
          </table:table-cell>
          <table:table-cell office:value-type="string">
            <text:p>CO</text:p>
          </table:table-cell>
          <table:table-cell office:value-type="string">
            <text:p>80301</text:p>
          </table:table-cell>
          <table:table-cell office:value-type="string">
            <text:p>30344963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901 W STATE ST</text:p>
          </table:table-cell>
          <table:table-cell office:value-type="string">
            <text:p>BRISTOL</text:p>
          </table:table-cell>
          <table:table-cell office:value-type="string">
            <text:p>VA</text:p>
          </table:table-cell>
          <table:table-cell office:value-type="string">
            <text:p>24201</text:p>
          </table:table-cell>
          <table:table-cell office:value-type="string">
            <text:p>27666911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735 SOUTH F STREET</text:p>
          </table:table-cell>
          <table:table-cell office:value-type="string">
            <text:p>HARLINGEN</text:p>
          </table:table-cell>
          <table:table-cell office:value-type="string">
            <text:p>TX</text:p>
          </table:table-cell>
          <table:table-cell office:value-type="string">
            <text:p>78550</text:p>
          </table:table-cell>
          <table:table-cell office:value-type="string">
            <text:p>95642302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799 INTERNATIONAL BLVD</text:p>
          </table:table-cell>
          <table:table-cell office:value-type="string">
            <text:p>BROWNSVILLE</text:p>
          </table:table-cell>
          <table:table-cell office:value-type="string">
            <text:p>TX</text:p>
          </table:table-cell>
          <table:table-cell office:value-type="string">
            <text:p>78521-3256</text:p>
          </table:table-cell>
          <table:table-cell office:value-type="string">
            <text:p>95698245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7 BATH RD</text:p>
          </table:table-cell>
          <table:table-cell office:value-type="string">
            <text:p>BRUNSWICK</text:p>
          </table:table-cell>
          <table:table-cell office:value-type="string">
            <text:p>ME</text:p>
          </table:table-cell>
          <table:table-cell office:value-type="string">
            <text:p>04011</text:p>
          </table:table-cell>
          <table:table-cell office:value-type="string">
            <text:p>207729415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 HINKS ST</text:p>
          </table:table-cell>
          <table:table-cell office:value-type="string">
            <text:p>BUCKSPORT</text:p>
          </table:table-cell>
          <table:table-cell office:value-type="string">
            <text:p>ME</text:p>
          </table:table-cell>
          <table:table-cell office:value-type="string">
            <text:p>04416</text:p>
          </table:table-cell>
          <table:table-cell office:value-type="string">
            <text:p>20746979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711 ROSE AVENUE</text:p>
          </table:table-cell>
          <table:table-cell office:value-type="string">
            <text:p>BURLINGTON</text:p>
          </table:table-cell>
          <table:table-cell office:value-type="string">
            <text:p>CO</text:p>
          </table:table-cell>
          <table:table-cell office:value-type="string">
            <text:p>80807</text:p>
          </table:table-cell>
          <table:table-cell office:value-type="string">
            <text:p>71934653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7 PARK ST</text:p>
          </table:table-cell>
          <table:table-cell office:value-type="string">
            <text:p>CANTON</text:p>
          </table:table-cell>
          <table:table-cell office:value-type="string">
            <text:p>NC</text:p>
          </table:table-cell>
          <table:table-cell office:value-type="string">
            <text:p>28716</text:p>
          </table:table-cell>
          <table:table-cell office:value-type="string">
            <text:p>82864835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 ARMCO AVE</text:p>
          </table:table-cell>
          <table:table-cell office:value-type="string">
            <text:p>CARIBOU</text:p>
          </table:table-cell>
          <table:table-cell office:value-type="string">
            <text:p>ME</text:p>
          </table:table-cell>
          <table:table-cell office:value-type="string">
            <text:p>04736</text:p>
          </table:table-cell>
          <table:table-cell office:value-type="string">
            <text:p>207498657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09 SOUTH CANYON</text:p>
          </table:table-cell>
          <table:table-cell office:value-type="string">
            <text:p>CARSLBAD</text:p>
          </table:table-cell>
          <table:table-cell office:value-type="string">
            <text:p>NM</text:p>
          </table:table-cell>
          <table:table-cell office:value-type="string">
            <text:p>88220</text:p>
          </table:table-cell>
          <table:table-cell office:value-type="string">
            <text:p>57588711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05 EAST MAIN ST.</text:p>
          </table:table-cell>
          <table:table-cell office:value-type="string">
            <text:p>CARRBORO</text:p>
          </table:table-cell>
          <table:table-cell office:value-type="string">
            <text:p>NC</text:p>
          </table:table-cell>
          <table:table-cell office:value-type="string">
            <text:p>27510</text:p>
          </table:table-cell>
          <table:table-cell office:value-type="string">
            <text:p>919967228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8 FIRST AVENUE EAST</text:p>
          </table:table-cell>
          <table:table-cell office:value-type="string">
            <text:p>CARTHAGE</text:p>
          </table:table-cell>
          <table:table-cell office:value-type="string">
            <text:p>TN</text:p>
          </table:table-cell>
          <table:table-cell office:value-type="string">
            <text:p>37030</text:p>
          </table:table-cell>
          <table:table-cell office:value-type="string">
            <text:p>61573522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933 HAMILTON RD</text:p>
          </table:table-cell>
          <table:table-cell office:value-type="string">
            <text:p>COLUMBUS</text:p>
          </table:table-cell>
          <table:table-cell office:value-type="string">
            <text:p>GA</text:p>
          </table:table-cell>
          <table:table-cell office:value-type="string">
            <text:p>31906</text:p>
          </table:table-cell>
          <table:table-cell office:value-type="string">
            <text:p>706660099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03 NORTH MAIN STREET</text:p>
          </table:table-cell>
          <table:table-cell office:value-type="string">
            <text:p>CENTERVILLE</text:p>
          </table:table-cell>
          <table:table-cell office:value-type="string">
            <text:p>OH</text:p>
          </table:table-cell>
          <table:table-cell office:value-type="string">
            <text:p>45459</text:p>
          </table:table-cell>
          <table:table-cell office:value-type="string">
            <text:p>93743515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45 STALLINGS RD</text:p>
          </table:table-cell>
          <table:table-cell office:value-type="string">
            <text:p>MATTHEWS</text:p>
          </table:table-cell>
          <table:table-cell office:value-type="string">
            <text:p>NC</text:p>
          </table:table-cell>
          <table:table-cell office:value-type="string">
            <text:p>28104</text:p>
          </table:table-cell>
          <table:table-cell office:value-type="string">
            <text:p>704821299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09 EAST MAIN STREET</text:p>
          </table:table-cell>
          <table:table-cell office:value-type="string">
            <text:p>ROCK HILL</text:p>
          </table:table-cell>
          <table:table-cell office:value-type="string">
            <text:p>SC</text:p>
          </table:table-cell>
          <table:table-cell office:value-type="string">
            <text:p>29730</text:p>
          </table:table-cell>
          <table:table-cell office:value-type="string">
            <text:p>80332801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 S. 541 ROUTE 59</text:p>
          </table:table-cell>
          <table:table-cell office:value-type="string">
            <text:p>WARRENVILLE</text:p>
          </table:table-cell>
          <table:table-cell office:value-type="string">
            <text:p>IL</text:p>
          </table:table-cell>
          <table:table-cell office:value-type="string">
            <text:p>60555</text:p>
          </table:table-cell>
          <table:table-cell office:value-type="string">
            <text:p>63039349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79 S ADDISON RD</text:p>
          </table:table-cell>
          <table:table-cell office:value-type="string">
            <text:p>ADDISON</text:p>
          </table:table-cell>
          <table:table-cell office:value-type="string">
            <text:p>IL</text:p>
          </table:table-cell>
          <table:table-cell office:value-type="string">
            <text:p>60101</text:p>
          </table:table-cell>
          <table:table-cell office:value-type="string">
            <text:p>63083435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757 S. PULASKI ROAD</text:p>
          </table:table-cell>
          <table:table-cell office:value-type="string">
            <text:p>ALSIP</text:p>
          </table:table-cell>
          <table:table-cell office:value-type="string">
            <text:p>IL</text:p>
          </table:table-cell>
          <table:table-cell office:value-type="string">
            <text:p>60803</text:p>
          </table:table-cell>
          <table:table-cell office:value-type="string">
            <text:p>70859700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 N SMITH ST</text:p>
          </table:table-cell>
          <table:table-cell office:value-type="string">
            <text:p>AURORA</text:p>
          </table:table-cell>
          <table:table-cell office:value-type="string">
            <text:p>IL</text:p>
          </table:table-cell>
          <table:table-cell office:value-type="string">
            <text:p>60505</text:p>
          </table:table-cell>
          <table:table-cell office:value-type="string">
            <text:p>63085146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5 N GARY AVENUE</text:p>
          </table:table-cell>
          <table:table-cell office:value-type="string">
            <text:p>CAROL STREAM</text:p>
          </table:table-cell>
          <table:table-cell office:value-type="string">
            <text:p>IL</text:p>
          </table:table-cell>
          <table:table-cell office:value-type="string">
            <text:p>60188</text:p>
          </table:table-cell>
          <table:table-cell office:value-type="string">
            <text:p>63066541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652 W CHICAGO AVE</text:p>
          </table:table-cell>
          <table:table-cell office:value-type="string">
            <text:p>CHICAGO</text:p>
          </table:table-cell>
          <table:table-cell office:value-type="string">
            <text:p>IL</text:p>
          </table:table-cell>
          <table:table-cell office:value-type="string">
            <text:p>60622</text:p>
          </table:table-cell>
          <table:table-cell office:value-type="string">
            <text:p>77327635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55 VILLA STREET</text:p>
          </table:table-cell>
          <table:table-cell office:value-type="string">
            <text:p>ELGIN</text:p>
          </table:table-cell>
          <table:table-cell office:value-type="string">
            <text:p>IL</text:p>
          </table:table-cell>
          <table:table-cell office:value-type="string">
            <text:p>60120</text:p>
          </table:table-cell>
          <table:table-cell office:value-type="string">
            <text:p>84774161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40 E HIGGINS ROAD</text:p>
          </table:table-cell>
          <table:table-cell office:value-type="string">
            <text:p>ELK GROVE VILLAGE</text:p>
          </table:table-cell>
          <table:table-cell office:value-type="string">
            <text:p>IL</text:p>
          </table:table-cell>
          <table:table-cell office:value-type="string">
            <text:p>60007</text:p>
          </table:table-cell>
          <table:table-cell office:value-type="string">
            <text:p>84743750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717 WEST MAIN STREET</text:p>
          </table:table-cell>
          <table:table-cell office:value-type="string">
            <text:p>ST CHARLES</text:p>
          </table:table-cell>
          <table:table-cell office:value-type="string">
            <text:p>IL</text:p>
          </table:table-cell>
          <table:table-cell office:value-type="string">
            <text:p>60174</text:p>
          </table:table-cell>
          <table:table-cell office:value-type="string">
            <text:p>63023284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1 S MILWAUKEE AVE</text:p>
          </table:table-cell>
          <table:table-cell office:value-type="string">
            <text:p>LIBERTYVILLE</text:p>
          </table:table-cell>
          <table:table-cell office:value-type="string">
            <text:p>IL</text:p>
          </table:table-cell>
          <table:table-cell office:value-type="string">
            <text:p>60048</text:p>
          </table:table-cell>
          <table:table-cell office:value-type="string">
            <text:p>84736276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142 LAGRANGE RD</text:p>
          </table:table-cell>
          <table:table-cell office:value-type="string">
            <text:p>ORLAND PARK</text:p>
          </table:table-cell>
          <table:table-cell office:value-type="string">
            <text:p>IL</text:p>
          </table:table-cell>
          <table:table-cell office:value-type="string">
            <text:p>60462</text:p>
          </table:table-cell>
          <table:table-cell office:value-type="string">
            <text:p>70846089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0 ISLAND ST</text:p>
          </table:table-cell>
          <table:table-cell office:value-type="string">
            <text:p>CHIPPEWA FALLS</text:p>
          </table:table-cell>
          <table:table-cell office:value-type="string">
            <text:p>WI</text:p>
          </table:table-cell>
          <table:table-cell office:value-type="string">
            <text:p>54729</text:p>
          </table:table-cell>
          <table:table-cell office:value-type="string">
            <text:p>71572393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55 LAKE STREET</text:p>
          </table:table-cell>
          <table:table-cell office:value-type="string">
            <text:p>HANOVER PARK</text:p>
          </table:table-cell>
          <table:table-cell office:value-type="string">
            <text:p>IL</text:p>
          </table:table-cell>
          <table:table-cell office:value-type="string">
            <text:p>60133</text:p>
          </table:table-cell>
          <table:table-cell office:value-type="string">
            <text:p>63089306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10A STATE PARKWAY</text:p>
          </table:table-cell>
          <table:table-cell office:value-type="string">
            <text:p>SCHAUMBURG</text:p>
          </table:table-cell>
          <table:table-cell office:value-type="string">
            <text:p>IL</text:p>
          </table:table-cell>
          <table:table-cell office:value-type="string">
            <text:p>60173</text:p>
          </table:table-cell>
          <table:table-cell office:value-type="string">
            <text:p>84731001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312 MAIN ST</text:p>
          </table:table-cell>
          <table:table-cell office:value-type="string">
            <text:p>EVANSTON</text:p>
          </table:table-cell>
          <table:table-cell office:value-type="string">
            <text:p>IL</text:p>
          </table:table-cell>
          <table:table-cell office:value-type="string">
            <text:p>60202</text:p>
          </table:table-cell>
          <table:table-cell office:value-type="string">
            <text:p>84786609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35 ROOSEVELT ROAD</text:p>
          </table:table-cell>
          <table:table-cell office:value-type="string">
            <text:p>WEST CHICAGO</text:p>
          </table:table-cell>
          <table:table-cell office:value-type="string">
            <text:p>IL</text:p>
          </table:table-cell>
          <table:table-cell office:value-type="string">
            <text:p>60185</text:p>
          </table:table-cell>
          <table:table-cell office:value-type="string">
            <text:p>63023108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140 DIXIE HWY</text:p>
          </table:table-cell>
          <table:table-cell office:value-type="string">
            <text:p>FAIRFIELD</text:p>
          </table:table-cell>
          <table:table-cell office:value-type="string">
            <text:p>OH</text:p>
          </table:table-cell>
          <table:table-cell office:value-type="string">
            <text:p>45014</text:p>
          </table:table-cell>
          <table:table-cell office:value-type="string">
            <text:p>51382975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01 SOUTH RIVERSIDE DRIVE</text:p>
          </table:table-cell>
          <table:table-cell office:value-type="string">
            <text:p>CLARKSVILLE</text:p>
          </table:table-cell>
          <table:table-cell office:value-type="string">
            <text:p>TN</text:p>
          </table:table-cell>
          <table:table-cell office:value-type="string">
            <text:p>37040</text:p>
          </table:table-cell>
          <table:table-cell office:value-type="string">
            <text:p>93153814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0 WEST LIBERTY ST.</text:p>
          </table:table-cell>
          <table:table-cell office:value-type="string">
            <text:p>MEDINA</text:p>
          </table:table-cell>
          <table:table-cell office:value-type="string">
            <text:p>OH</text:p>
          </table:table-cell>
          <table:table-cell office:value-type="string">
            <text:p>44256</text:p>
          </table:table-cell>
          <table:table-cell office:value-type="string">
            <text:p>33072566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449 ROYALTON RD</text:p>
          </table:table-cell>
          <table:table-cell office:value-type="string">
            <text:p>N. ROYALTON</text:p>
          </table:table-cell>
          <table:table-cell office:value-type="string">
            <text:p>OH</text:p>
          </table:table-cell>
          <table:table-cell office:value-type="string">
            <text:p>44133</text:p>
          </table:table-cell>
          <table:table-cell office:value-type="string">
            <text:p>44023787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825 SILVER DRIVE</text:p>
          </table:table-cell>
          <table:table-cell office:value-type="string">
            <text:p>COLUMBUS</text:p>
          </table:table-cell>
          <table:table-cell office:value-type="string">
            <text:p>OH</text:p>
          </table:table-cell>
          <table:table-cell office:value-type="string">
            <text:p>43211</text:p>
          </table:table-cell>
          <table:table-cell office:value-type="string">
            <text:p>61426763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20 WEST KATHLEEN AVENUE</text:p>
          </table:table-cell>
          <table:table-cell office:value-type="string">
            <text:p>COEUR D'ALENE</text:p>
          </table:table-cell>
          <table:table-cell office:value-type="string">
            <text:p>ID</text:p>
          </table:table-cell>
          <table:table-cell office:value-type="string">
            <text:p>83815</text:p>
          </table:table-cell>
          <table:table-cell office:value-type="string">
            <text:p>208664220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08 3RD STREET SOUTH</text:p>
          </table:table-cell>
          <table:table-cell office:value-type="string">
            <text:p>COLD SPRING</text:p>
          </table:table-cell>
          <table:table-cell office:value-type="string">
            <text:p>MN</text:p>
          </table:table-cell>
          <table:table-cell office:value-type="string">
            <text:p>56320</text:p>
          </table:table-cell>
          <table:table-cell office:value-type="string">
            <text:p>32068573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56 WEST POPLAR AVE.</text:p>
          </table:table-cell>
          <table:table-cell office:value-type="string">
            <text:p>COLLIERVILLE</text:p>
          </table:table-cell>
          <table:table-cell office:value-type="string">
            <text:p>TN</text:p>
          </table:table-cell>
          <table:table-cell office:value-type="string">
            <text:p>38017</text:p>
          </table:table-cell>
          <table:table-cell office:value-type="string">
            <text:p>901861719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636 STATE STREET</text:p>
          </table:table-cell>
          <table:table-cell office:value-type="string">
            <text:p>COLUMBUS</text:p>
          </table:table-cell>
          <table:table-cell office:value-type="string">
            <text:p>IN</text:p>
          </table:table-cell>
          <table:table-cell office:value-type="string">
            <text:p>47201</text:p>
          </table:table-cell>
          <table:table-cell office:value-type="string">
            <text:p>81237237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00 VETERANS PARKWAY</text:p>
          </table:table-cell>
          <table:table-cell office:value-type="string">
            <text:p>COLUMBUS</text:p>
          </table:table-cell>
          <table:table-cell office:value-type="string">
            <text:p>GA</text:p>
          </table:table-cell>
          <table:table-cell office:value-type="string">
            <text:p>31901</text:p>
          </table:table-cell>
          <table:table-cell office:value-type="string">
            <text:p>70632715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12 COMMERCIAL ST. NE</text:p>
          </table:table-cell>
          <table:table-cell office:value-type="string">
            <text:p>SALEM</text:p>
          </table:table-cell>
          <table:table-cell office:value-type="string">
            <text:p>OR</text:p>
          </table:table-cell>
          <table:table-cell office:value-type="string">
            <text:p>97301</text:p>
          </table:table-cell>
          <table:table-cell office:value-type="string">
            <text:p>503581158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19 EAST MAIN STREET</text:p>
          </table:table-cell>
          <table:table-cell office:value-type="string">
            <text:p>ALICE</text:p>
          </table:table-cell>
          <table:table-cell office:value-type="string">
            <text:p>TX</text:p>
          </table:table-cell>
          <table:table-cell office:value-type="string">
            <text:p>78332</text:p>
          </table:table-cell>
          <table:table-cell office:value-type="string">
            <text:p>36166465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32 NW THIRD</text:p>
          </table:table-cell>
          <table:table-cell office:value-type="string">
            <text:p>CORVALLIS</text:p>
          </table:table-cell>
          <table:table-cell office:value-type="string">
            <text:p>OR</text:p>
          </table:table-cell>
          <table:table-cell office:value-type="string">
            <text:p>97330</text:p>
          </table:table-cell>
          <table:table-cell office:value-type="string">
            <text:p>54175277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34 COLLINS BLVD</text:p>
          </table:table-cell>
          <table:table-cell office:value-type="string">
            <text:p>COVINGTON</text:p>
          </table:table-cell>
          <table:table-cell office:value-type="string">
            <text:p>LA</text:p>
          </table:table-cell>
          <table:table-cell office:value-type="string">
            <text:p>70433</text:p>
          </table:table-cell>
          <table:table-cell office:value-type="string">
            <text:p>98589805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89 NORTH FERDON</text:p>
          </table:table-cell>
          <table:table-cell office:value-type="string">
            <text:p>CRESTVIEW</text:p>
          </table:table-cell>
          <table:table-cell office:value-type="string">
            <text:p>FL</text:p>
          </table:table-cell>
          <table:table-cell office:value-type="string">
            <text:p>32536</text:p>
          </table:table-cell>
          <table:table-cell office:value-type="string">
            <text:p>85068251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19 N PARKERSON AVE</text:p>
          </table:table-cell>
          <table:table-cell office:value-type="string">
            <text:p>CROWLEY</text:p>
          </table:table-cell>
          <table:table-cell office:value-type="string">
            <text:p>LA</text:p>
          </table:table-cell>
          <table:table-cell office:value-type="string">
            <text:p>70526</text:p>
          </table:table-cell>
          <table:table-cell office:value-type="string">
            <text:p>33778346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5 S BELTLINE ROAD</text:p>
          </table:table-cell>
          <table:table-cell office:value-type="string">
            <text:p>IRVING</text:p>
          </table:table-cell>
          <table:table-cell office:value-type="string">
            <text:p>TX</text:p>
          </table:table-cell>
          <table:table-cell office:value-type="string">
            <text:p>75060</text:p>
          </table:table-cell>
          <table:table-cell office:value-type="string">
            <text:p>97279047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62 MAIN STREET</text:p>
          </table:table-cell>
          <table:table-cell office:value-type="string">
            <text:p>DALLAS</text:p>
          </table:table-cell>
          <table:table-cell office:value-type="string">
            <text:p>OR</text:p>
          </table:table-cell>
          <table:table-cell office:value-type="string">
            <text:p>97338</text:p>
          </table:table-cell>
          <table:table-cell office:value-type="string">
            <text:p>50362308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4 W. UNIVERSITY DR</text:p>
          </table:table-cell>
          <table:table-cell office:value-type="string">
            <text:p>MCKINNEY</text:p>
          </table:table-cell>
          <table:table-cell office:value-type="string">
            <text:p>TX</text:p>
          </table:table-cell>
          <table:table-cell office:value-type="string">
            <text:p>75069</text:p>
          </table:table-cell>
          <table:table-cell office:value-type="string">
            <text:p>97254244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40 EAST HIGHWAY 92</text:p>
          </table:table-cell>
          <table:table-cell office:value-type="string">
            <text:p>DELTA</text:p>
          </table:table-cell>
          <table:table-cell office:value-type="string">
            <text:p>CO</text:p>
          </table:table-cell>
          <table:table-cell office:value-type="string">
            <text:p>81416-3418</text:p>
          </table:table-cell>
          <table:table-cell office:value-type="string">
            <text:p>970874750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51 E. 120TH AVE</text:p>
          </table:table-cell>
          <table:table-cell office:value-type="string">
            <text:p>THORNTON</text:p>
          </table:table-cell>
          <table:table-cell office:value-type="string">
            <text:p>CO</text:p>
          </table:table-cell>
          <table:table-cell office:value-type="string">
            <text:p>80233</text:p>
          </table:table-cell>
          <table:table-cell office:value-type="string">
            <text:p>30328703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00 W 84TH AVE</text:p>
          </table:table-cell>
          <table:table-cell office:value-type="string">
            <text:p>DENVER</text:p>
          </table:table-cell>
          <table:table-cell office:value-type="string">
            <text:p>CO</text:p>
          </table:table-cell>
          <table:table-cell office:value-type="string">
            <text:p>80221</text:p>
          </table:table-cell>
          <table:table-cell office:value-type="string">
            <text:p>303430171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370 TRANSIT RD</text:p>
          </table:table-cell>
          <table:table-cell office:value-type="string">
            <text:p>DEPEW</text:p>
          </table:table-cell>
          <table:table-cell office:value-type="string">
            <text:p>NY</text:p>
          </table:table-cell>
          <table:table-cell office:value-type="string">
            <text:p>14043</text:p>
          </table:table-cell>
          <table:table-cell office:value-type="string">
            <text:p>7166865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4883 EMERALD COAST HIGHWAY</text:p>
          </table:table-cell>
          <table:table-cell office:value-type="string">
            <text:p>DESTIN</text:p>
          </table:table-cell>
          <table:table-cell office:value-type="string">
            <text:p>FL</text:p>
          </table:table-cell>
          <table:table-cell office:value-type="string">
            <text:p>32541</text:p>
          </table:table-cell>
          <table:table-cell office:value-type="string">
            <text:p>85026905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1135 RYAN RD</text:p>
          </table:table-cell>
          <table:table-cell office:value-type="string">
            <text:p>WARREN</text:p>
          </table:table-cell>
          <table:table-cell office:value-type="string">
            <text:p>MI</text:p>
          </table:table-cell>
          <table:table-cell office:value-type="string">
            <text:p>48092</text:p>
          </table:table-cell>
          <table:table-cell office:value-type="string">
            <text:p>58693910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10 HIGHWAY 2 EAST</text:p>
          </table:table-cell>
          <table:table-cell office:value-type="string">
            <text:p>DEVIL'S LAKE</text:p>
          </table:table-cell>
          <table:table-cell office:value-type="string">
            <text:p>ND</text:p>
          </table:table-cell>
          <table:table-cell office:value-type="string">
            <text:p>58301</text:p>
          </table:table-cell>
          <table:table-cell office:value-type="string">
            <text:p>70166240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4 CHURCH STREET</text:p>
          </table:table-cell>
          <table:table-cell office:value-type="string">
            <text:p>DEXTER</text:p>
          </table:table-cell>
          <table:table-cell office:value-type="string">
            <text:p>ME</text:p>
          </table:table-cell>
          <table:table-cell office:value-type="string">
            <text:p>04930</text:p>
          </table:table-cell>
          <table:table-cell office:value-type="string">
            <text:p>20792473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0 2ND AVENUE</text:p>
          </table:table-cell>
          <table:table-cell office:value-type="string">
            <text:p>DODGE CITY</text:p>
          </table:table-cell>
          <table:table-cell office:value-type="string">
            <text:p>KS</text:p>
          </table:table-cell>
          <table:table-cell office:value-type="string">
            <text:p>67801</text:p>
          </table:table-cell>
          <table:table-cell office:value-type="string">
            <text:p>62022721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03 SOUTH HUDSON AVE</text:p>
          </table:table-cell>
          <table:table-cell office:value-type="string">
            <text:p>STURGEON BAY</text:p>
          </table:table-cell>
          <table:table-cell office:value-type="string">
            <text:p>WI</text:p>
          </table:table-cell>
          <table:table-cell office:value-type="string">
            <text:p>54235</text:p>
          </table:table-cell>
          <table:table-cell office:value-type="string">
            <text:p>92074355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24 S OATES STREET</text:p>
          </table:table-cell>
          <table:table-cell office:value-type="string">
            <text:p>DOTHAN</text:p>
          </table:table-cell>
          <table:table-cell office:value-type="string">
            <text:p>AL</text:p>
          </table:table-cell>
          <table:table-cell office:value-type="string">
            <text:p>36301</text:p>
          </table:table-cell>
          <table:table-cell office:value-type="string">
            <text:p>334793467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4 EAST BRYAN STREET</text:p>
          </table:table-cell>
          <table:table-cell office:value-type="string">
            <text:p>DOUGLAS</text:p>
          </table:table-cell>
          <table:table-cell office:value-type="string">
            <text:p>GA</text:p>
          </table:table-cell>
          <table:table-cell office:value-type="string">
            <text:p>31533</text:p>
          </table:table-cell>
          <table:table-cell office:value-type="string">
            <text:p>912384310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7 SUMMER ST</text:p>
          </table:table-cell>
          <table:table-cell office:value-type="string">
            <text:p>DOVER-FOXCROFT</text:p>
          </table:table-cell>
          <table:table-cell office:value-type="string">
            <text:p>ME</text:p>
          </table:table-cell>
          <table:table-cell office:value-type="string">
            <text:p>04426</text:p>
          </table:table-cell>
          <table:table-cell office:value-type="string">
            <text:p>2075643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 VICTORY LN</text:p>
          </table:table-cell>
          <table:table-cell office:value-type="string">
            <text:p>DRACUT</text:p>
          </table:table-cell>
          <table:table-cell office:value-type="string">
            <text:p>MA</text:p>
          </table:table-cell>
          <table:table-cell office:value-type="string">
            <text:p>01826</text:p>
          </table:table-cell>
          <table:table-cell office:value-type="string">
            <text:p>9195733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09 N. MANGUM ST.</text:p>
          </table:table-cell>
          <table:table-cell office:value-type="string">
            <text:p>DURHAM</text:p>
          </table:table-cell>
          <table:table-cell office:value-type="string">
            <text:p>NC</text:p>
          </table:table-cell>
          <table:table-cell office:value-type="string">
            <text:p>27701</text:p>
          </table:table-cell>
          <table:table-cell office:value-type="string">
            <text:p>91968257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62 E WALL ST</text:p>
          </table:table-cell>
          <table:table-cell office:value-type="string">
            <text:p>EAGLE RIVER</text:p>
          </table:table-cell>
          <table:table-cell office:value-type="string">
            <text:p>WI</text:p>
          </table:table-cell>
          <table:table-cell office:value-type="string">
            <text:p>54521</text:p>
          </table:table-cell>
          <table:table-cell office:value-type="string">
            <text:p>71547974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807 BRACKETT AVE</text:p>
          </table:table-cell>
          <table:table-cell office:value-type="string">
            <text:p>EAU CLAIRE</text:p>
          </table:table-cell>
          <table:table-cell office:value-type="string">
            <text:p>WI</text:p>
          </table:table-cell>
          <table:table-cell office:value-type="string">
            <text:p>54701</text:p>
          </table:table-cell>
          <table:table-cell office:value-type="string">
            <text:p>715834291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02 SOUTH MAIN</text:p>
          </table:table-cell>
          <table:table-cell office:value-type="string">
            <text:p>ELLENSBURG</text:p>
          </table:table-cell>
          <table:table-cell office:value-type="string">
            <text:p>WA</text:p>
          </table:table-cell>
          <table:table-cell office:value-type="string">
            <text:p>98926</text:p>
          </table:table-cell>
          <table:table-cell office:value-type="string">
            <text:p>5099255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660 ALAMEDA AVE</text:p>
          </table:table-cell>
          <table:table-cell office:value-type="string">
            <text:p>EL PASO</text:p>
          </table:table-cell>
          <table:table-cell office:value-type="string">
            <text:p>TX</text:p>
          </table:table-cell>
          <table:table-cell office:value-type="string">
            <text:p>79905</text:p>
          </table:table-cell>
          <table:table-cell office:value-type="string">
            <text:p>91521340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220 ROJAS <text:s/>SUITE C7</text:p>
          </table:table-cell>
          <table:table-cell office:value-type="string">
            <text:p>EL PASO</text:p>
          </table:table-cell>
          <table:table-cell office:value-type="string">
            <text:p>TX</text:p>
          </table:table-cell>
          <table:table-cell office:value-type="string">
            <text:p>79935</text:p>
          </table:table-cell>
          <table:table-cell office:value-type="string">
            <text:p>91559241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20 N 30TH STREET</text:p>
          </table:table-cell>
          <table:table-cell office:value-type="string">
            <text:p>ESCANABA</text:p>
          </table:table-cell>
          <table:table-cell office:value-type="string">
            <text:p>MI</text:p>
          </table:table-cell>
          <table:table-cell office:value-type="string">
            <text:p>49829</text:p>
          </table:table-cell>
          <table:table-cell office:value-type="string">
            <text:p>9067890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30 HWY 99 NORTH</text:p>
          </table:table-cell>
          <table:table-cell office:value-type="string">
            <text:p>EUGENE</text:p>
          </table:table-cell>
          <table:table-cell office:value-type="string">
            <text:p>OR</text:p>
          </table:table-cell>
          <table:table-cell office:value-type="string">
            <text:p>97403</text:p>
          </table:table-cell>
          <table:table-cell office:value-type="string">
            <text:p>541689543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302 E. MAIN STREET</text:p>
          </table:table-cell>
          <table:table-cell office:value-type="string">
            <text:p>SPRINGFIELD</text:p>
          </table:table-cell>
          <table:table-cell office:value-type="string">
            <text:p>OR</text:p>
          </table:table-cell>
          <table:table-cell office:value-type="string">
            <text:p>97477</text:p>
          </table:table-cell>
          <table:table-cell office:value-type="string">
            <text:p>541746164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202 EVERETT AVE</text:p>
          </table:table-cell>
          <table:table-cell office:value-type="string">
            <text:p>EVERETT</text:p>
          </table:table-cell>
          <table:table-cell office:value-type="string">
            <text:p>WA</text:p>
          </table:table-cell>
          <table:table-cell office:value-type="string">
            <text:p>98201</text:p>
          </table:table-cell>
          <table:table-cell office:value-type="string">
            <text:p>42525908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03 N STATE ST</text:p>
          </table:table-cell>
          <table:table-cell office:value-type="string">
            <text:p>FAIRMONT</text:p>
          </table:table-cell>
          <table:table-cell office:value-type="string">
            <text:p>MN</text:p>
          </table:table-cell>
          <table:table-cell office:value-type="string">
            <text:p>56031</text:p>
          </table:table-cell>
          <table:table-cell office:value-type="string">
            <text:p>50723566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037 MAIN AVE</text:p>
          </table:table-cell>
          <table:table-cell office:value-type="string">
            <text:p>FARGO</text:p>
          </table:table-cell>
          <table:table-cell office:value-type="string">
            <text:p>ND</text:p>
          </table:table-cell>
          <table:table-cell office:value-type="string">
            <text:p>58103</text:p>
          </table:table-cell>
          <table:table-cell office:value-type="string">
            <text:p>7012825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00 N LEROY</text:p>
          </table:table-cell>
          <table:table-cell office:value-type="string">
            <text:p>FENTON</text:p>
          </table:table-cell>
          <table:table-cell office:value-type="string">
            <text:p>MI</text:p>
          </table:table-cell>
          <table:table-cell office:value-type="string">
            <text:p>48430</text:p>
          </table:table-cell>
          <table:table-cell office:value-type="string">
            <text:p>81062901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N6584 ROLLING MEADOWS DR</text:p>
          </table:table-cell>
          <table:table-cell office:value-type="string">
            <text:p>FOND DU LAC</text:p>
          </table:table-cell>
          <table:table-cell office:value-type="string">
            <text:p>WI</text:p>
          </table:table-cell>
          <table:table-cell office:value-type="string">
            <text:p>54937</text:p>
          </table:table-cell>
          <table:table-cell office:value-type="string">
            <text:p>920907617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04 WEST DICKINSON BOULEVARD</text:p>
          </table:table-cell>
          <table:table-cell office:value-type="string">
            <text:p>FORT STOCKTON</text:p>
          </table:table-cell>
          <table:table-cell office:value-type="string">
            <text:p>TX</text:p>
          </table:table-cell>
          <table:table-cell office:value-type="string">
            <text:p>79735</text:p>
          </table:table-cell>
          <table:table-cell office:value-type="string">
            <text:p>43233676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26 MAIN STREET</text:p>
          </table:table-cell>
          <table:table-cell office:value-type="string">
            <text:p>FT FAIRFIELD</text:p>
          </table:table-cell>
          <table:table-cell office:value-type="string">
            <text:p>ME</text:p>
          </table:table-cell>
          <table:table-cell office:value-type="string">
            <text:p>04742</text:p>
          </table:table-cell>
          <table:table-cell office:value-type="string">
            <text:p>20747236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8 RACETRACK RD NE</text:p>
          </table:table-cell>
          <table:table-cell office:value-type="string">
            <text:p>FT WALTON BEACH</text:p>
          </table:table-cell>
          <table:table-cell office:value-type="string">
            <text:p>FL</text:p>
          </table:table-cell>
          <table:table-cell office:value-type="string">
            <text:p>32548</text:p>
          </table:table-cell>
          <table:table-cell office:value-type="string">
            <text:p>85086311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8 NW 8TH AVENUE</text:p>
          </table:table-cell>
          <table:table-cell office:value-type="string">
            <text:p>GAINESVILLE</text:p>
          </table:table-cell>
          <table:table-cell office:value-type="string">
            <text:p>FL</text:p>
          </table:table-cell>
          <table:table-cell office:value-type="string">
            <text:p>32601</text:p>
          </table:table-cell>
          <table:table-cell office:value-type="string">
            <text:p>35237285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44 MAIN STREET</text:p>
          </table:table-cell>
          <table:table-cell office:value-type="string">
            <text:p>DEPERE</text:p>
          </table:table-cell>
          <table:table-cell office:value-type="string">
            <text:p>WI</text:p>
          </table:table-cell>
          <table:table-cell office:value-type="string">
            <text:p>54115</text:p>
          </table:table-cell>
          <table:table-cell office:value-type="string">
            <text:p>92033677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11 E TOWN AVE</text:p>
          </table:table-cell>
          <table:table-cell office:value-type="string">
            <text:p>GENEVA</text:p>
          </table:table-cell>
          <table:table-cell office:value-type="string">
            <text:p>AL</text:p>
          </table:table-cell>
          <table:table-cell office:value-type="string">
            <text:p>36340</text:p>
          </table:table-cell>
          <table:table-cell office:value-type="string">
            <text:p>334684222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00 SOUTH DOUGLAS HIGHWAY</text:p>
          </table:table-cell>
          <table:table-cell office:value-type="string">
            <text:p>GILLETTE</text:p>
          </table:table-cell>
          <table:table-cell office:value-type="string">
            <text:p>WY</text:p>
          </table:table-cell>
          <table:table-cell office:value-type="string">
            <text:p>82718</text:p>
          </table:table-cell>
          <table:table-cell office:value-type="string">
            <text:p>30762248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5 N 9TH STREET</text:p>
          </table:table-cell>
          <table:table-cell office:value-type="string">
            <text:p>GLADSTONE</text:p>
          </table:table-cell>
          <table:table-cell office:value-type="string">
            <text:p>MI</text:p>
          </table:table-cell>
          <table:table-cell office:value-type="string">
            <text:p>49837</text:p>
          </table:table-cell>
          <table:table-cell office:value-type="string">
            <text:p>90642818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521 SOUTH WASHINGTON</text:p>
          </table:table-cell>
          <table:table-cell office:value-type="string">
            <text:p>GRAND FORKS</text:p>
          </table:table-cell>
          <table:table-cell office:value-type="string">
            <text:p>ND</text:p>
          </table:table-cell>
          <table:table-cell office:value-type="string">
            <text:p>58201</text:p>
          </table:table-cell>
          <table:table-cell office:value-type="string">
            <text:p>70177546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469 HIGHWAY 6 &amp; 50</text:p>
          </table:table-cell>
          <table:table-cell office:value-type="string">
            <text:p>GRAND JUNCTION</text:p>
          </table:table-cell>
          <table:table-cell office:value-type="string">
            <text:p>CO</text:p>
          </table:table-cell>
          <table:table-cell office:value-type="string">
            <text:p>81505</text:p>
          </table:table-cell>
          <table:table-cell office:value-type="string">
            <text:p>97024247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647 8TH AVE. UNIT A</text:p>
          </table:table-cell>
          <table:table-cell office:value-type="string">
            <text:p>GREELEY</text:p>
          </table:table-cell>
          <table:table-cell office:value-type="string">
            <text:p>CO</text:p>
          </table:table-cell>
          <table:table-cell office:value-type="string">
            <text:p>80631-6927</text:p>
          </table:table-cell>
          <table:table-cell office:value-type="string">
            <text:p>97035356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01 GREENVILLE BLVD, SOUTHWEST</text:p>
          </table:table-cell>
          <table:table-cell office:value-type="string">
            <text:p>GREENVILLE</text:p>
          </table:table-cell>
          <table:table-cell office:value-type="string">
            <text:p>NC</text:p>
          </table:table-cell>
          <table:table-cell office:value-type="string">
            <text:p>27834</text:p>
          </table:table-cell>
          <table:table-cell office:value-type="string">
            <text:p>25235314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01 WALNUT STREET</text:p>
          </table:table-cell>
          <table:table-cell office:value-type="string">
            <text:p>GREENVILLE</text:p>
          </table:table-cell>
          <table:table-cell office:value-type="string">
            <text:p>OH</text:p>
          </table:table-cell>
          <table:table-cell office:value-type="string">
            <text:p>45331</text:p>
          </table:table-cell>
          <table:table-cell office:value-type="string">
            <text:p>937548419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325 S.E. STARK ST.</text:p>
          </table:table-cell>
          <table:table-cell office:value-type="string">
            <text:p>GRESHAM</text:p>
          </table:table-cell>
          <table:table-cell office:value-type="string">
            <text:p>OR</text:p>
          </table:table-cell>
          <table:table-cell office:value-type="string">
            <text:p>97030</text:p>
          </table:table-cell>
          <table:table-cell office:value-type="string">
            <text:p>50366571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21 LIME KILN RD</text:p>
          </table:table-cell>
          <table:table-cell office:value-type="string">
            <text:p>GREEN BAY</text:p>
          </table:table-cell>
          <table:table-cell office:value-type="string">
            <text:p>WI</text:p>
          </table:table-cell>
          <table:table-cell office:value-type="string">
            <text:p>54302</text:p>
          </table:table-cell>
          <table:table-cell office:value-type="string">
            <text:p>9204685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1-123 QUINCY ST</text:p>
          </table:table-cell>
          <table:table-cell office:value-type="string">
            <text:p>HANCOCK</text:p>
          </table:table-cell>
          <table:table-cell office:value-type="string">
            <text:p>MI</text:p>
          </table:table-cell>
          <table:table-cell office:value-type="string">
            <text:p>49930</text:p>
          </table:table-cell>
          <table:table-cell office:value-type="string">
            <text:p>90648214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2 NORTH 3RD</text:p>
          </table:table-cell>
          <table:table-cell office:value-type="string">
            <text:p>HANNIBAL</text:p>
          </table:table-cell>
          <table:table-cell office:value-type="string">
            <text:p>MO</text:p>
          </table:table-cell>
          <table:table-cell office:value-type="string">
            <text:p>63401</text:p>
          </table:table-cell>
          <table:table-cell office:value-type="string">
            <text:p>573221255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911 US HWY 63 SOUTH</text:p>
          </table:table-cell>
          <table:table-cell office:value-type="string">
            <text:p>HAYWARD</text:p>
          </table:table-cell>
          <table:table-cell office:value-type="string">
            <text:p>WI</text:p>
          </table:table-cell>
          <table:table-cell office:value-type="string">
            <text:p>54843</text:p>
          </table:table-cell>
          <table:table-cell office:value-type="string">
            <text:p>715634265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833 ELMWOOD AVE</text:p>
          </table:table-cell>
          <table:table-cell office:value-type="string">
            <text:p>BUFFALO</text:p>
          </table:table-cell>
          <table:table-cell office:value-type="string">
            <text:p>NY</text:p>
          </table:table-cell>
          <table:table-cell office:value-type="string">
            <text:p>14207</text:p>
          </table:table-cell>
          <table:table-cell office:value-type="string">
            <text:p>71687508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523 COUNTY RD 3</text:p>
          </table:table-cell>
          <table:table-cell office:value-type="string">
            <text:p>HOPKINS</text:p>
          </table:table-cell>
          <table:table-cell office:value-type="string">
            <text:p>MN</text:p>
          </table:table-cell>
          <table:table-cell office:value-type="string">
            <text:p>55343</text:p>
          </table:table-cell>
          <table:table-cell office:value-type="string">
            <text:p>95293501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02 W MEMORIAL DR</text:p>
          </table:table-cell>
          <table:table-cell office:value-type="string">
            <text:p>HOUGHTON</text:p>
          </table:table-cell>
          <table:table-cell office:value-type="string">
            <text:p>MI</text:p>
          </table:table-cell>
          <table:table-cell office:value-type="string">
            <text:p>49931</text:p>
          </table:table-cell>
          <table:table-cell office:value-type="string">
            <text:p>90648237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1 BANGOR ST</text:p>
          </table:table-cell>
          <table:table-cell office:value-type="string">
            <text:p>HOULTON</text:p>
          </table:table-cell>
          <table:table-cell office:value-type="string">
            <text:p>ME</text:p>
          </table:table-cell>
          <table:table-cell office:value-type="string">
            <text:p>04730</text:p>
          </table:table-cell>
          <table:table-cell office:value-type="string">
            <text:p>207532220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05 N OLD STATESVILLE RD</text:p>
          </table:table-cell>
          <table:table-cell office:value-type="string">
            <text:p>HUNTERSVILLE</text:p>
          </table:table-cell>
          <table:table-cell office:value-type="string">
            <text:p>NC</text:p>
          </table:table-cell>
          <table:table-cell office:value-type="string">
            <text:p>28078</text:p>
          </table:table-cell>
          <table:table-cell office:value-type="string">
            <text:p>70494818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0 CLEVELAND STREET</text:p>
          </table:table-cell>
          <table:table-cell office:value-type="string">
            <text:p>IDAHO FALLS</text:p>
          </table:table-cell>
          <table:table-cell office:value-type="string">
            <text:p>ID</text:p>
          </table:table-cell>
          <table:table-cell office:value-type="string">
            <text:p>83401</text:p>
          </table:table-cell>
          <table:table-cell office:value-type="string">
            <text:p>20852378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21 W FIRST ST</text:p>
          </table:table-cell>
          <table:table-cell office:value-type="string">
            <text:p>KAPLAN</text:p>
          </table:table-cell>
          <table:table-cell office:value-type="string">
            <text:p>LA</text:p>
          </table:table-cell>
          <table:table-cell office:value-type="string">
            <text:p>70548</text:p>
          </table:table-cell>
          <table:table-cell office:value-type="string">
            <text:p>33764322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5 N. ELY STREET</text:p>
          </table:table-cell>
          <table:table-cell office:value-type="string">
            <text:p>KENNEWICK</text:p>
          </table:table-cell>
          <table:table-cell office:value-type="string">
            <text:p>WA</text:p>
          </table:table-cell>
          <table:table-cell office:value-type="string">
            <text:p>99336</text:p>
          </table:table-cell>
          <table:table-cell office:value-type="string">
            <text:p>50939625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506 75TH STREET, SUITE 101</text:p>
          </table:table-cell>
          <table:table-cell office:value-type="string">
            <text:p>KENOSHA</text:p>
          </table:table-cell>
          <table:table-cell office:value-type="string">
            <text:p>WI</text:p>
          </table:table-cell>
          <table:table-cell office:value-type="string">
            <text:p>53143</text:p>
          </table:table-cell>
          <table:table-cell office:value-type="string">
            <text:p>26269714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818 S 212TH ST, SUITE A107</text:p>
          </table:table-cell>
          <table:table-cell office:value-type="string">
            <text:p>KENT</text:p>
          </table:table-cell>
          <table:table-cell office:value-type="string">
            <text:p>WA</text:p>
          </table:table-cell>
          <table:table-cell office:value-type="string">
            <text:p>98032</text:p>
          </table:table-cell>
          <table:table-cell office:value-type="string">
            <text:p>42565644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27 HOGANSVILLE RD</text:p>
          </table:table-cell>
          <table:table-cell office:value-type="string">
            <text:p>LAGRANGE</text:p>
          </table:table-cell>
          <table:table-cell office:value-type="string">
            <text:p>GA</text:p>
          </table:table-cell>
          <table:table-cell office:value-type="string">
            <text:p>30241</text:p>
          </table:table-cell>
          <table:table-cell office:value-type="string">
            <text:p>706884338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30 91ST AVE NE UNIT 1</text:p>
          </table:table-cell>
          <table:table-cell office:value-type="string">
            <text:p>LAKE STEVENS</text:p>
          </table:table-cell>
          <table:table-cell office:value-type="string">
            <text:p>WA</text:p>
          </table:table-cell>
          <table:table-cell office:value-type="string">
            <text:p>98258</text:p>
          </table:table-cell>
          <table:table-cell office:value-type="string">
            <text:p>42533404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991 LAKEPOINT DR.</text:p>
          </table:table-cell>
          <table:table-cell office:value-type="string">
            <text:p>LEWISVILLE</text:p>
          </table:table-cell>
          <table:table-cell office:value-type="string">
            <text:p>TX</text:p>
          </table:table-cell>
          <table:table-cell office:value-type="string">
            <text:p>75057</text:p>
          </table:table-cell>
          <table:table-cell office:value-type="string">
            <text:p>97245991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55 NORTH VALLEY RD UNIT 1</text:p>
          </table:table-cell>
          <table:table-cell office:value-type="string">
            <text:p>LAS CRUCES</text:p>
          </table:table-cell>
          <table:table-cell office:value-type="string">
            <text:p>NM</text:p>
          </table:table-cell>
          <table:table-cell office:value-type="string">
            <text:p>88005</text:p>
          </table:table-cell>
          <table:table-cell office:value-type="string">
            <text:p>50552655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21 ROGERS STREET</text:p>
          </table:table-cell>
          <table:table-cell office:value-type="string">
            <text:p>LAUREL</text:p>
          </table:table-cell>
          <table:table-cell office:value-type="string">
            <text:p>MS</text:p>
          </table:table-cell>
          <table:table-cell office:value-type="string">
            <text:p>39442</text:p>
          </table:table-cell>
          <table:table-cell office:value-type="string">
            <text:p>60142531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209 4TH STREET</text:p>
          </table:table-cell>
          <table:table-cell office:value-type="string">
            <text:p>LEAVENWORTH</text:p>
          </table:table-cell>
          <table:table-cell office:value-type="string">
            <text:p>KS</text:p>
          </table:table-cell>
          <table:table-cell office:value-type="string">
            <text:p>66048</text:p>
          </table:table-cell>
          <table:table-cell office:value-type="string">
            <text:p>913682606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2 SOUTH MAPLE ST</text:p>
          </table:table-cell>
          <table:table-cell office:value-type="string">
            <text:p>LEBANON</text:p>
          </table:table-cell>
          <table:table-cell office:value-type="string">
            <text:p>TN</text:p>
          </table:table-cell>
          <table:table-cell office:value-type="string">
            <text:p>37087</text:p>
          </table:table-cell>
          <table:table-cell office:value-type="string">
            <text:p>615444206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01 SOUTHLAND DRIVE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string">
            <text:p>40503</text:p>
          </table:table-cell>
          <table:table-cell office:value-type="string">
            <text:p>85927771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92 INDUSTRY RD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string">
            <text:p>40505</text:p>
          </table:table-cell>
          <table:table-cell office:value-type="string">
            <text:p>85925579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001 RENTWORTH DR SUITE 1</text:p>
          </table:table-cell>
          <table:table-cell office:value-type="string">
            <text:p>LINCOLN</text:p>
          </table:table-cell>
          <table:table-cell office:value-type="string">
            <text:p>NE</text:p>
          </table:table-cell>
          <table:table-cell office:value-type="string">
            <text:p>68516</text:p>
          </table:table-cell>
          <table:table-cell office:value-type="string">
            <text:p>402420500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80 LISBON ST</text:p>
          </table:table-cell>
          <table:table-cell office:value-type="string">
            <text:p>LISBON FALLS</text:p>
          </table:table-cell>
          <table:table-cell office:value-type="string">
            <text:p>ME</text:p>
          </table:table-cell>
          <table:table-cell office:value-type="string">
            <text:p>04252</text:p>
          </table:table-cell>
          <table:table-cell office:value-type="string">
            <text:p>207353852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09 N MAIN ST</text:p>
          </table:table-cell>
          <table:table-cell office:value-type="string">
            <text:p>LODI</text:p>
          </table:table-cell>
          <table:table-cell office:value-type="string">
            <text:p>WI</text:p>
          </table:table-cell>
          <table:table-cell office:value-type="string">
            <text:p>53555</text:p>
          </table:table-cell>
          <table:table-cell office:value-type="string">
            <text:p>60859238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85 NORTH MAIN</text:p>
          </table:table-cell>
          <table:table-cell office:value-type="string">
            <text:p>LOGAN</text:p>
          </table:table-cell>
          <table:table-cell office:value-type="string">
            <text:p>UT</text:p>
          </table:table-cell>
          <table:table-cell office:value-type="string">
            <text:p>84321</text:p>
          </table:table-cell>
          <table:table-cell office:value-type="string">
            <text:p>43575289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10 17 TH AVE</text:p>
          </table:table-cell>
          <table:table-cell office:value-type="string">
            <text:p>LONGMONT</text:p>
          </table:table-cell>
          <table:table-cell office:value-type="string">
            <text:p>CO</text:p>
          </table:table-cell>
          <table:table-cell office:value-type="string">
            <text:p>80501</text:p>
          </table:table-cell>
          <table:table-cell office:value-type="string">
            <text:p>30377654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12 WASHINGTON WAY</text:p>
          </table:table-cell>
          <table:table-cell office:value-type="string">
            <text:p>LONGVIEW</text:p>
          </table:table-cell>
          <table:table-cell office:value-type="string">
            <text:p>WA</text:p>
          </table:table-cell>
          <table:table-cell office:value-type="string">
            <text:p>98632</text:p>
          </table:table-cell>
          <table:table-cell office:value-type="string">
            <text:p>36063646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00 US HIGHWAY 1792 S</text:p>
          </table:table-cell>
          <table:table-cell office:value-type="string">
            <text:p>LONGWOOD</text:p>
          </table:table-cell>
          <table:table-cell office:value-type="string">
            <text:p>FL</text:p>
          </table:table-cell>
          <table:table-cell office:value-type="string">
            <text:p>32750</text:p>
          </table:table-cell>
          <table:table-cell office:value-type="string">
            <text:p>40783090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86 SOUTH FOREST AVENUE</text:p>
          </table:table-cell>
          <table:table-cell office:value-type="string">
            <text:p>LUVERNE</text:p>
          </table:table-cell>
          <table:table-cell office:value-type="string">
            <text:p>AL</text:p>
          </table:table-cell>
          <table:table-cell office:value-type="string">
            <text:p>36049</text:p>
          </table:table-cell>
          <table:table-cell office:value-type="string">
            <text:p>33433533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8327 HWY 99</text:p>
          </table:table-cell>
          <table:table-cell office:value-type="string">
            <text:p>LYNNWOOD</text:p>
          </table:table-cell>
          <table:table-cell office:value-type="string">
            <text:p>WA</text:p>
          </table:table-cell>
          <table:table-cell office:value-type="string">
            <text:p>98037</text:p>
          </table:table-cell>
          <table:table-cell office:value-type="string">
            <text:p>42577149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4 MAIN STREET</text:p>
          </table:table-cell>
          <table:table-cell office:value-type="string">
            <text:p>MACHIAS</text:p>
          </table:table-cell>
          <table:table-cell office:value-type="string">
            <text:p>ME</text:p>
          </table:table-cell>
          <table:table-cell office:value-type="string">
            <text:p>04654</text:p>
          </table:table-cell>
          <table:table-cell office:value-type="string">
            <text:p>207255860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910 S. STOUGHTON RD.</text:p>
          </table:table-cell>
          <table:table-cell office:value-type="string">
            <text:p>MADISON</text:p>
          </table:table-cell>
          <table:table-cell office:value-type="string">
            <text:p>WI</text:p>
          </table:table-cell>
          <table:table-cell office:value-type="string">
            <text:p>53716</text:p>
          </table:table-cell>
          <table:table-cell office:value-type="string">
            <text:p>60822402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211 MCKEE ROAD</text:p>
          </table:table-cell>
          <table:table-cell office:value-type="string">
            <text:p>MADISON</text:p>
          </table:table-cell>
          <table:table-cell office:value-type="string">
            <text:p>WI</text:p>
          </table:table-cell>
          <table:table-cell office:value-type="string">
            <text:p>53719</text:p>
          </table:table-cell>
          <table:table-cell office:value-type="string">
            <text:p>60827171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19 WASHINGTON STREET</text:p>
          </table:table-cell>
          <table:table-cell office:value-type="string">
            <text:p>MANITOWOC</text:p>
          </table:table-cell>
          <table:table-cell office:value-type="string">
            <text:p>WI</text:p>
          </table:table-cell>
          <table:table-cell office:value-type="string">
            <text:p>54220</text:p>
          </table:table-cell>
          <table:table-cell office:value-type="string">
            <text:p>92068265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19 S. DIAMOND ST.</text:p>
          </table:table-cell>
          <table:table-cell office:value-type="string">
            <text:p>MANSFIELD</text:p>
          </table:table-cell>
          <table:table-cell office:value-type="string">
            <text:p>OH</text:p>
          </table:table-cell>
          <table:table-cell office:value-type="string">
            <text:p>44907</text:p>
          </table:table-cell>
          <table:table-cell office:value-type="string">
            <text:p>41952488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1 S FIFTH ST</text:p>
          </table:table-cell>
          <table:table-cell office:value-type="string">
            <text:p>MARQUETTE</text:p>
          </table:table-cell>
          <table:table-cell office:value-type="string">
            <text:p>MI</text:p>
          </table:table-cell>
          <table:table-cell office:value-type="string">
            <text:p>49855</text:p>
          </table:table-cell>
          <table:table-cell office:value-type="string">
            <text:p>90622892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818 N CENTRAL AVE</text:p>
          </table:table-cell>
          <table:table-cell office:value-type="string">
            <text:p>MARSHFIELD</text:p>
          </table:table-cell>
          <table:table-cell office:value-type="string">
            <text:p>WI</text:p>
          </table:table-cell>
          <table:table-cell office:value-type="string">
            <text:p>54449</text:p>
          </table:table-cell>
          <table:table-cell office:value-type="string">
            <text:p>71538400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10 S CENTRAL AVE</text:p>
          </table:table-cell>
          <table:table-cell office:value-type="string">
            <text:p>MARSHFIELD</text:p>
          </table:table-cell>
          <table:table-cell office:value-type="string">
            <text:p>WI</text:p>
          </table:table-cell>
          <table:table-cell office:value-type="string">
            <text:p>54449</text:p>
          </table:table-cell>
          <table:table-cell office:value-type="string">
            <text:p>71538421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701 GRATIOT AVE</text:p>
          </table:table-cell>
          <table:table-cell office:value-type="string">
            <text:p>MARYSVILLE</text:p>
          </table:table-cell>
          <table:table-cell office:value-type="string">
            <text:p>MI</text:p>
          </table:table-cell>
          <table:table-cell office:value-type="string">
            <text:p>48040</text:p>
          </table:table-cell>
          <table:table-cell office:value-type="string">
            <text:p>81036451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17 LAKELAND BLVD</text:p>
          </table:table-cell>
          <table:table-cell office:value-type="string">
            <text:p>MATTOON</text:p>
          </table:table-cell>
          <table:table-cell office:value-type="string">
            <text:p>IL</text:p>
          </table:table-cell>
          <table:table-cell office:value-type="string">
            <text:p>61938</text:p>
          </table:table-cell>
          <table:table-cell office:value-type="string">
            <text:p>21723556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02 S 8TH ST</text:p>
          </table:table-cell>
          <table:table-cell office:value-type="string">
            <text:p>MEDFORD</text:p>
          </table:table-cell>
          <table:table-cell office:value-type="string">
            <text:p>WI</text:p>
          </table:table-cell>
          <table:table-cell office:value-type="string">
            <text:p>54451</text:p>
          </table:table-cell>
          <table:table-cell office:value-type="string">
            <text:p>71574843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3 W BROADWAY</text:p>
          </table:table-cell>
          <table:table-cell office:value-type="string">
            <text:p>WEST MEMPHIS</text:p>
          </table:table-cell>
          <table:table-cell office:value-type="string">
            <text:p>AR</text:p>
          </table:table-cell>
          <table:table-cell office:value-type="string">
            <text:p>72301</text:p>
          </table:table-cell>
          <table:table-cell office:value-type="string">
            <text:p>87073250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07 ILLINOIS AVE</text:p>
          </table:table-cell>
          <table:table-cell office:value-type="string">
            <text:p>MENDOTA</text:p>
          </table:table-cell>
          <table:table-cell office:value-type="string">
            <text:p>IL</text:p>
          </table:table-cell>
          <table:table-cell office:value-type="string">
            <text:p>61342</text:p>
          </table:table-cell>
          <table:table-cell office:value-type="string">
            <text:p>81553993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09 10TH AVENUE</text:p>
          </table:table-cell>
          <table:table-cell office:value-type="string">
            <text:p>MENOMINEE</text:p>
          </table:table-cell>
          <table:table-cell office:value-type="string">
            <text:p>MI</text:p>
          </table:table-cell>
          <table:table-cell office:value-type="string">
            <text:p>49858</text:p>
          </table:table-cell>
          <table:table-cell office:value-type="string">
            <text:p>906863261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03 E FRANKLIN ST</text:p>
          </table:table-cell>
          <table:table-cell office:value-type="string">
            <text:p>MERIDIAN</text:p>
          </table:table-cell>
          <table:table-cell office:value-type="string">
            <text:p>ID</text:p>
          </table:table-cell>
          <table:table-cell office:value-type="string">
            <text:p>83642</text:p>
          </table:table-cell>
          <table:table-cell office:value-type="string">
            <text:p>20840100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16 NORTH FRONTAGE ROAD</text:p>
          </table:table-cell>
          <table:table-cell office:value-type="string">
            <text:p>MERIDIAN</text:p>
          </table:table-cell>
          <table:table-cell office:value-type="string">
            <text:p>MS</text:p>
          </table:table-cell>
          <table:table-cell office:value-type="string">
            <text:p>39304</text:p>
          </table:table-cell>
          <table:table-cell office:value-type="string">
            <text:p>60148200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625 EAST MERRITT ISLAND CAUSE</text:p>
          </table:table-cell>
          <table:table-cell office:value-type="string">
            <text:p>MERRITT ISLAND</text:p>
          </table:table-cell>
          <table:table-cell office:value-type="string">
            <text:p>FL</text:p>
          </table:table-cell>
          <table:table-cell office:value-type="string">
            <text:p>32952</text:p>
          </table:table-cell>
          <table:table-cell office:value-type="string">
            <text:p>321454400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22 S MAIN STREET</text:p>
          </table:table-cell>
          <table:table-cell office:value-type="string">
            <text:p>MIDDLEBURY</text:p>
          </table:table-cell>
          <table:table-cell office:value-type="string">
            <text:p>IN</text:p>
          </table:table-cell>
          <table:table-cell office:value-type="string">
            <text:p>46540</text:p>
          </table:table-cell>
          <table:table-cell office:value-type="string">
            <text:p>574825952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00 E TEXAS AVE</text:p>
          </table:table-cell>
          <table:table-cell office:value-type="string">
            <text:p>MIDLAND</text:p>
          </table:table-cell>
          <table:table-cell office:value-type="string">
            <text:p>TX</text:p>
          </table:table-cell>
          <table:table-cell office:value-type="string">
            <text:p>79701</text:p>
          </table:table-cell>
          <table:table-cell office:value-type="string">
            <text:p>43268444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701 MILITARY RD</text:p>
          </table:table-cell>
          <table:table-cell office:value-type="string">
            <text:p>NIAGARA FALLS</text:p>
          </table:table-cell>
          <table:table-cell office:value-type="string">
            <text:p>NY</text:p>
          </table:table-cell>
          <table:table-cell office:value-type="string">
            <text:p>14304</text:p>
          </table:table-cell>
          <table:table-cell office:value-type="string">
            <text:p>71629702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517 ROUTE 44</text:p>
          </table:table-cell>
          <table:table-cell office:value-type="string">
            <text:p>SALT POINT</text:p>
          </table:table-cell>
          <table:table-cell office:value-type="string">
            <text:p>NY</text:p>
          </table:table-cell>
          <table:table-cell office:value-type="string">
            <text:p>12578</text:p>
          </table:table-cell>
          <table:table-cell office:value-type="string">
            <text:p>84567759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 SYCAMORE STREET</text:p>
          </table:table-cell>
          <table:table-cell office:value-type="string">
            <text:p>MILLINOCKET</text:p>
          </table:table-cell>
          <table:table-cell office:value-type="string">
            <text:p>ME</text:p>
          </table:table-cell>
          <table:table-cell office:value-type="string">
            <text:p>04462</text:p>
          </table:table-cell>
          <table:table-cell office:value-type="string">
            <text:p>207723855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N86 W 16300 APPLETON AVE</text:p>
          </table:table-cell>
          <table:table-cell office:value-type="string">
            <text:p>MENOMONEE FALLS</text:p>
          </table:table-cell>
          <table:table-cell office:value-type="string">
            <text:p>WI</text:p>
          </table:table-cell>
          <table:table-cell office:value-type="string">
            <text:p>53051</text:p>
          </table:table-cell>
          <table:table-cell office:value-type="string">
            <text:p>26225163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762 N TEUTONIA AVE</text:p>
          </table:table-cell>
          <table:table-cell office:value-type="string">
            <text:p>MILWAUKEE</text:p>
          </table:table-cell>
          <table:table-cell office:value-type="string">
            <text:p>WI</text:p>
          </table:table-cell>
          <table:table-cell office:value-type="string">
            <text:p>53209</text:p>
          </table:table-cell>
          <table:table-cell office:value-type="string">
            <text:p>41446373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107 SPRING HILL AVE</text:p>
          </table:table-cell>
          <table:table-cell office:value-type="string">
            <text:p>MOBILE</text:p>
          </table:table-cell>
          <table:table-cell office:value-type="string">
            <text:p>AL</text:p>
          </table:table-cell>
          <table:table-cell office:value-type="string">
            <text:p>36607</text:p>
          </table:table-cell>
          <table:table-cell office:value-type="string">
            <text:p>251479943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390 HWY 90 DRIVE</text:p>
          </table:table-cell>
          <table:table-cell office:value-type="string">
            <text:p>MOBILE</text:p>
          </table:table-cell>
          <table:table-cell office:value-type="string">
            <text:p>AL</text:p>
          </table:table-cell>
          <table:table-cell office:value-type="string">
            <text:p>36619</text:p>
          </table:table-cell>
          <table:table-cell office:value-type="string">
            <text:p>251666013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00 AIR BASE BLVD</text:p>
          </table:table-cell>
          <table:table-cell office:value-type="string">
            <text:p>MONTGOMERY</text:p>
          </table:table-cell>
          <table:table-cell office:value-type="string">
            <text:p>AL</text:p>
          </table:table-cell>
          <table:table-cell office:value-type="string">
            <text:p>36108</text:p>
          </table:table-cell>
          <table:table-cell office:value-type="string">
            <text:p>334834108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43 CATOMA ST</text:p>
          </table:table-cell>
          <table:table-cell office:value-type="string">
            <text:p>MONTGOMERY</text:p>
          </table:table-cell>
          <table:table-cell office:value-type="string">
            <text:p>AL</text:p>
          </table:table-cell>
          <table:table-cell office:value-type="string">
            <text:p>36104</text:p>
          </table:table-cell>
          <table:table-cell office:value-type="string">
            <text:p>33426264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301 ATLANTA HWY</text:p>
          </table:table-cell>
          <table:table-cell office:value-type="string">
            <text:p>MONTGOMERY</text:p>
          </table:table-cell>
          <table:table-cell office:value-type="string">
            <text:p>AL</text:p>
          </table:table-cell>
          <table:table-cell office:value-type="string">
            <text:p>36117</text:p>
          </table:table-cell>
          <table:table-cell office:value-type="string">
            <text:p>334272645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18 S MAIN ST</text:p>
          </table:table-cell>
          <table:table-cell office:value-type="string">
            <text:p>MONMOUTH</text:p>
          </table:table-cell>
          <table:table-cell office:value-type="string">
            <text:p>IL</text:p>
          </table:table-cell>
          <table:table-cell office:value-type="string">
            <text:p>61462</text:p>
          </table:table-cell>
          <table:table-cell office:value-type="string">
            <text:p>30973479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460 MONTEBELLO SQUARE DR</text:p>
          </table:table-cell>
          <table:table-cell office:value-type="string">
            <text:p>COLORADO SPRINGS</text:p>
          </table:table-cell>
          <table:table-cell office:value-type="string">
            <text:p>CO</text:p>
          </table:table-cell>
          <table:table-cell office:value-type="string">
            <text:p>80918</text:p>
          </table:table-cell>
          <table:table-cell office:value-type="string">
            <text:p>719528886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77 CHURCH STREET</text:p>
          </table:table-cell>
          <table:table-cell office:value-type="string">
            <text:p>MONTELLO</text:p>
          </table:table-cell>
          <table:table-cell office:value-type="string">
            <text:p>WI</text:p>
          </table:table-cell>
          <table:table-cell office:value-type="string">
            <text:p>53949</text:p>
          </table:table-cell>
          <table:table-cell office:value-type="string">
            <text:p>608297212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65 EDISON STREET</text:p>
          </table:table-cell>
          <table:table-cell office:value-type="string">
            <text:p>MOSINEE</text:p>
          </table:table-cell>
          <table:table-cell office:value-type="string">
            <text:p>WI</text:p>
          </table:table-cell>
          <table:table-cell office:value-type="string">
            <text:p>54455</text:p>
          </table:table-cell>
          <table:table-cell office:value-type="string">
            <text:p>71569334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2 FIRST AVENUE SE</text:p>
          </table:table-cell>
          <table:table-cell office:value-type="string">
            <text:p>MOULTRIE</text:p>
          </table:table-cell>
          <table:table-cell office:value-type="string">
            <text:p>GA</text:p>
          </table:table-cell>
          <table:table-cell office:value-type="string">
            <text:p>31768</text:p>
          </table:table-cell>
          <table:table-cell office:value-type="string">
            <text:p>229985323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645 WEST 148 ST</text:p>
          </table:table-cell>
          <table:table-cell office:value-type="string">
            <text:p>APPLE VALLEY</text:p>
          </table:table-cell>
          <table:table-cell office:value-type="string">
            <text:p>MN</text:p>
          </table:table-cell>
          <table:table-cell office:value-type="string">
            <text:p>55124</text:p>
          </table:table-cell>
          <table:table-cell office:value-type="string">
            <text:p>952432509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0 OAK STREET</text:p>
          </table:table-cell>
          <table:table-cell office:value-type="string">
            <text:p>FARMINGTON</text:p>
          </table:table-cell>
          <table:table-cell office:value-type="string">
            <text:p>MN</text:p>
          </table:table-cell>
          <table:table-cell office:value-type="string">
            <text:p>55024</text:p>
          </table:table-cell>
          <table:table-cell office:value-type="string">
            <text:p>651460833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179 UNIVERSITY AVE NE</text:p>
          </table:table-cell>
          <table:table-cell office:value-type="string">
            <text:p>SPRING LAKE PARK</text:p>
          </table:table-cell>
          <table:table-cell office:value-type="string">
            <text:p>MN</text:p>
          </table:table-cell>
          <table:table-cell office:value-type="string">
            <text:p>55432</text:p>
          </table:table-cell>
          <table:table-cell office:value-type="string">
            <text:p>76357136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560 GRENADA <text:s/>AVE WEST</text:p>
          </table:table-cell>
          <table:table-cell office:value-type="string">
            <text:p>LAKEVILLE</text:p>
          </table:table-cell>
          <table:table-cell office:value-type="string">
            <text:p>MN</text:p>
          </table:table-cell>
          <table:table-cell office:value-type="string">
            <text:p>55044</text:p>
          </table:table-cell>
          <table:table-cell office:value-type="string">
            <text:p>95246934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7 N. CENTURY AVE</text:p>
          </table:table-cell>
          <table:table-cell office:value-type="string">
            <text:p>MAPLEWOOD</text:p>
          </table:table-cell>
          <table:table-cell office:value-type="string">
            <text:p>MN</text:p>
          </table:table-cell>
          <table:table-cell office:value-type="string">
            <text:p>55119</text:p>
          </table:table-cell>
          <table:table-cell office:value-type="string">
            <text:p>65173929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237 PENN AVE S</text:p>
          </table:table-cell>
          <table:table-cell office:value-type="string">
            <text:p>RICHFIELD</text:p>
          </table:table-cell>
          <table:table-cell office:value-type="string">
            <text:p>MN</text:p>
          </table:table-cell>
          <table:table-cell office:value-type="string">
            <text:p>55423</text:p>
          </table:table-cell>
          <table:table-cell office:value-type="string">
            <text:p>61286932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320 WEST 151ST ST.</text:p>
          </table:table-cell>
          <table:table-cell office:value-type="string">
            <text:p>ROSEMOUNT</text:p>
          </table:table-cell>
          <table:table-cell office:value-type="string">
            <text:p>MN</text:p>
          </table:table-cell>
          <table:table-cell office:value-type="string">
            <text:p>55068</text:p>
          </table:table-cell>
          <table:table-cell office:value-type="string">
            <text:p>651423115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118 OSGOOD AVE. N.</text:p>
          </table:table-cell>
          <table:table-cell office:value-type="string">
            <text:p>STILLWATER</text:p>
          </table:table-cell>
          <table:table-cell office:value-type="string">
            <text:p>MN</text:p>
          </table:table-cell>
          <table:table-cell office:value-type="string">
            <text:p>55082</text:p>
          </table:table-cell>
          <table:table-cell office:value-type="string">
            <text:p>65143955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306 SOUTH STATE STREET</text:p>
          </table:table-cell>
          <table:table-cell office:value-type="string">
            <text:p>MURRAY</text:p>
          </table:table-cell>
          <table:table-cell office:value-type="string">
            <text:p>UT</text:p>
          </table:table-cell>
          <table:table-cell office:value-type="string">
            <text:p>84107</text:p>
          </table:table-cell>
          <table:table-cell office:value-type="string">
            <text:p>80129311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402 AUBURN WAY NORTH</text:p>
          </table:table-cell>
          <table:table-cell office:value-type="string">
            <text:p>AUBURN</text:p>
          </table:table-cell>
          <table:table-cell office:value-type="string">
            <text:p>WA</text:p>
          </table:table-cell>
          <table:table-cell office:value-type="string">
            <text:p>98002</text:p>
          </table:table-cell>
          <table:table-cell office:value-type="string">
            <text:p>25385404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11 3RD ST SOUTH</text:p>
          </table:table-cell>
          <table:table-cell office:value-type="string">
            <text:p>NAMPA</text:p>
          </table:table-cell>
          <table:table-cell office:value-type="string">
            <text:p>ID</text:p>
          </table:table-cell>
          <table:table-cell office:value-type="string">
            <text:p>83651</text:p>
          </table:table-cell>
          <table:table-cell office:value-type="string">
            <text:p>20831802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05 LIGON DRIVE</text:p>
          </table:table-cell>
          <table:table-cell office:value-type="string">
            <text:p>NASHVILLE</text:p>
          </table:table-cell>
          <table:table-cell office:value-type="string">
            <text:p>TN</text:p>
          </table:table-cell>
          <table:table-cell office:value-type="string">
            <text:p>37204</text:p>
          </table:table-cell>
          <table:table-cell office:value-type="string">
            <text:p>61525511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91 MYATT DR</text:p>
          </table:table-cell>
          <table:table-cell office:value-type="string">
            <text:p>MADISON</text:p>
          </table:table-cell>
          <table:table-cell office:value-type="string">
            <text:p>TN</text:p>
          </table:table-cell>
          <table:table-cell office:value-type="string">
            <text:p>37115</text:p>
          </table:table-cell>
          <table:table-cell office:value-type="string">
            <text:p>61586838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542 SHORELINE DRIVE</text:p>
          </table:table-cell>
          <table:table-cell office:value-type="string">
            <text:p>NAVARRE</text:p>
          </table:table-cell>
          <table:table-cell office:value-type="string">
            <text:p>MN</text:p>
          </table:table-cell>
          <table:table-cell office:value-type="string">
            <text:p>55391</text:p>
          </table:table-cell>
          <table:table-cell office:value-type="string">
            <text:p>95247101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50 E DIVISION STREET</text:p>
          </table:table-cell>
          <table:table-cell office:value-type="string">
            <text:p>NEILLSVILLE</text:p>
          </table:table-cell>
          <table:table-cell office:value-type="string">
            <text:p>WI</text:p>
          </table:table-cell>
          <table:table-cell office:value-type="string">
            <text:p>54456</text:p>
          </table:table-cell>
          <table:table-cell office:value-type="string">
            <text:p>715743311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901 S. GLENBERNIE ROAD</text:p>
          </table:table-cell>
          <table:table-cell office:value-type="string">
            <text:p>NEW BERN</text:p>
          </table:table-cell>
          <table:table-cell office:value-type="string">
            <text:p>NC</text:p>
          </table:table-cell>
          <table:table-cell office:value-type="string">
            <text:p>28562</text:p>
          </table:table-cell>
          <table:table-cell office:value-type="string">
            <text:p>25263811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8 MOOSEHEAD TRAIL</text:p>
          </table:table-cell>
          <table:table-cell office:value-type="string">
            <text:p>NEWPORT</text:p>
          </table:table-cell>
          <table:table-cell office:value-type="string">
            <text:p>ME</text:p>
          </table:table-cell>
          <table:table-cell office:value-type="string">
            <text:p>04953</text:p>
          </table:table-cell>
          <table:table-cell office:value-type="string">
            <text:p>207368539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1 ELM ST</text:p>
          </table:table-cell>
          <table:table-cell office:value-type="string">
            <text:p>BIDDEFORD</text:p>
          </table:table-cell>
          <table:table-cell office:value-type="string">
            <text:p>ME</text:p>
          </table:table-cell>
          <table:table-cell office:value-type="string">
            <text:p>04005</text:p>
          </table:table-cell>
          <table:table-cell office:value-type="string">
            <text:p>20728445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308 S.E. ABSHIRE BLVD.</text:p>
          </table:table-cell>
          <table:table-cell office:value-type="string">
            <text:p>BELLEVIEW</text:p>
          </table:table-cell>
          <table:table-cell office:value-type="string">
            <text:p>FL</text:p>
          </table:table-cell>
          <table:table-cell office:value-type="string">
            <text:p>34420</text:p>
          </table:table-cell>
          <table:table-cell office:value-type="string">
            <text:p>35224591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046 RIVERDALE ROAD</text:p>
          </table:table-cell>
          <table:table-cell office:value-type="string">
            <text:p>OGDEN</text:p>
          </table:table-cell>
          <table:table-cell office:value-type="string">
            <text:p>UT</text:p>
          </table:table-cell>
          <table:table-cell office:value-type="string">
            <text:p>84405</text:p>
          </table:table-cell>
          <table:table-cell office:value-type="string">
            <text:p>801393088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830 GOODMAN ROAD</text:p>
          </table:table-cell>
          <table:table-cell office:value-type="string">
            <text:p>OLIVE BRANCH</text:p>
          </table:table-cell>
          <table:table-cell office:value-type="string">
            <text:p>MS</text:p>
          </table:table-cell>
          <table:table-cell office:value-type="string">
            <text:p>38654</text:p>
          </table:table-cell>
          <table:table-cell office:value-type="string">
            <text:p>66289520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00 HARRISON AVE NW</text:p>
          </table:table-cell>
          <table:table-cell office:value-type="string">
            <text:p>OLYMPIA</text:p>
          </table:table-cell>
          <table:table-cell office:value-type="string">
            <text:p>WA</text:p>
          </table:table-cell>
          <table:table-cell office:value-type="string">
            <text:p>98502</text:p>
          </table:table-cell>
          <table:table-cell office:value-type="string">
            <text:p>360357334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202 I STREET SUITE 112</text:p>
          </table:table-cell>
          <table:table-cell office:value-type="string">
            <text:p>OMAHA</text:p>
          </table:table-cell>
          <table:table-cell office:value-type="string">
            <text:p>NE</text:p>
          </table:table-cell>
          <table:table-cell office:value-type="string">
            <text:p>68137</text:p>
          </table:table-cell>
          <table:table-cell office:value-type="string">
            <text:p>40233901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0 RIVER STREET</text:p>
          </table:table-cell>
          <table:table-cell office:value-type="string">
            <text:p>ONEONTA</text:p>
          </table:table-cell>
          <table:table-cell office:value-type="string">
            <text:p>NY</text:p>
          </table:table-cell>
          <table:table-cell office:value-type="string">
            <text:p>13820-0607</text:p>
          </table:table-cell>
          <table:table-cell office:value-type="string">
            <text:p>60743236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329 SOUTHWESTERN BLVD</text:p>
          </table:table-cell>
          <table:table-cell office:value-type="string">
            <text:p>ORCHARD PARK</text:p>
          </table:table-cell>
          <table:table-cell office:value-type="string">
            <text:p>NY</text:p>
          </table:table-cell>
          <table:table-cell office:value-type="string">
            <text:p>14127</text:p>
          </table:table-cell>
          <table:table-cell office:value-type="string">
            <text:p>71667551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84 N. STATE STREET</text:p>
          </table:table-cell>
          <table:table-cell office:value-type="string">
            <text:p>OREM</text:p>
          </table:table-cell>
          <table:table-cell office:value-type="string">
            <text:p>UT</text:p>
          </table:table-cell>
          <table:table-cell office:value-type="string">
            <text:p>84057</text:p>
          </table:table-cell>
          <table:table-cell office:value-type="string">
            <text:p>80176492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050A N. FORSYTH ROAD</text:p>
          </table:table-cell>
          <table:table-cell office:value-type="string">
            <text:p>ORLANDO</text:p>
          </table:table-cell>
          <table:table-cell office:value-type="string">
            <text:p>FL</text:p>
          </table:table-cell>
          <table:table-cell office:value-type="string">
            <text:p>32807</text:p>
          </table:table-cell>
          <table:table-cell office:value-type="string">
            <text:p>40767154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951 MCCOY RD</text:p>
          </table:table-cell>
          <table:table-cell office:value-type="string">
            <text:p>ORLANDO</text:p>
          </table:table-cell>
          <table:table-cell office:value-type="string">
            <text:p>FL</text:p>
          </table:table-cell>
          <table:table-cell office:value-type="string">
            <text:p>32809</text:p>
          </table:table-cell>
          <table:table-cell office:value-type="string">
            <text:p>32120604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6 N PARRAMORE AVE</text:p>
          </table:table-cell>
          <table:table-cell office:value-type="string">
            <text:p>ORLANDO</text:p>
          </table:table-cell>
          <table:table-cell office:value-type="string">
            <text:p>FL</text:p>
          </table:table-cell>
          <table:table-cell office:value-type="string">
            <text:p>32801</text:p>
          </table:table-cell>
          <table:table-cell office:value-type="string">
            <text:p>407209326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706 W OXFORD LOOP SUITE 107</text:p>
          </table:table-cell>
          <table:table-cell office:value-type="string">
            <text:p>OXFORD</text:p>
          </table:table-cell>
          <table:table-cell office:value-type="string">
            <text:p>MS</text:p>
          </table:table-cell>
          <table:table-cell office:value-type="string">
            <text:p>38655-5715</text:p>
          </table:table-cell>
          <table:table-cell office:value-type="string">
            <text:p>66223478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07 E MAIN ST</text:p>
          </table:table-cell>
          <table:table-cell office:value-type="string">
            <text:p>PARK HILLS</text:p>
          </table:table-cell>
          <table:table-cell office:value-type="string">
            <text:p>MO</text:p>
          </table:table-cell>
          <table:table-cell office:value-type="string">
            <text:p>63601</text:p>
          </table:table-cell>
          <table:table-cell office:value-type="string">
            <text:p>57343120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332 SO PARKER RD</text:p>
          </table:table-cell>
          <table:table-cell office:value-type="string">
            <text:p>PARKER</text:p>
          </table:table-cell>
          <table:table-cell office:value-type="string">
            <text:p>CO</text:p>
          </table:table-cell>
          <table:table-cell office:value-type="string">
            <text:p>80134</text:p>
          </table:table-cell>
          <table:table-cell office:value-type="string">
            <text:p>3038412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05 13TH ST.</text:p>
          </table:table-cell>
          <table:table-cell office:value-type="string">
            <text:p>PARKERSBURG</text:p>
          </table:table-cell>
          <table:table-cell office:value-type="string">
            <text:p>WV</text:p>
          </table:table-cell>
          <table:table-cell office:value-type="string">
            <text:p>26101</text:p>
          </table:table-cell>
          <table:table-cell office:value-type="string">
            <text:p>30442254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325 W. COURT STREET</text:p>
          </table:table-cell>
          <table:table-cell office:value-type="string">
            <text:p>PASCO</text:p>
          </table:table-cell>
          <table:table-cell office:value-type="string">
            <text:p>WA</text:p>
          </table:table-cell>
          <table:table-cell office:value-type="string">
            <text:p>99301</text:p>
          </table:table-cell>
          <table:table-cell office:value-type="string">
            <text:p>509492512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62 WEST 800 SOUTH</text:p>
          </table:table-cell>
          <table:table-cell office:value-type="string">
            <text:p>PAYSON</text:p>
          </table:table-cell>
          <table:table-cell office:value-type="string">
            <text:p>UT</text:p>
          </table:table-cell>
          <table:table-cell office:value-type="string">
            <text:p>84651</text:p>
          </table:table-cell>
          <table:table-cell office:value-type="string">
            <text:p>80146525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25 E. BLACKHAWK AVE</text:p>
          </table:table-cell>
          <table:table-cell office:value-type="string">
            <text:p>PRAIRIE DU CHIEN</text:p>
          </table:table-cell>
          <table:table-cell office:value-type="string">
            <text:p>WI</text:p>
          </table:table-cell>
          <table:table-cell office:value-type="string">
            <text:p>53821</text:p>
          </table:table-cell>
          <table:table-cell office:value-type="string">
            <text:p>608326649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8 SOUTH LAKE STREET</text:p>
          </table:table-cell>
          <table:table-cell office:value-type="string">
            <text:p>PHILLIPS</text:p>
          </table:table-cell>
          <table:table-cell office:value-type="string">
            <text:p>WI</text:p>
          </table:table-cell>
          <table:table-cell office:value-type="string">
            <text:p>54555</text:p>
          </table:table-cell>
          <table:table-cell office:value-type="string">
            <text:p>71533921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926 E THOMAS RD</text:p>
          </table:table-cell>
          <table:table-cell office:value-type="string">
            <text:p>PHOENIX</text:p>
          </table:table-cell>
          <table:table-cell office:value-type="string">
            <text:p>AZ</text:p>
          </table:table-cell>
          <table:table-cell office:value-type="string">
            <text:p>85016</text:p>
          </table:table-cell>
          <table:table-cell office:value-type="string">
            <text:p>60295609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06 N ARIZONA AVE</text:p>
          </table:table-cell>
          <table:table-cell office:value-type="string">
            <text:p>CHANDLER</text:p>
          </table:table-cell>
          <table:table-cell office:value-type="string">
            <text:p>AZ</text:p>
          </table:table-cell>
          <table:table-cell office:value-type="string">
            <text:p>85224</text:p>
          </table:table-cell>
          <table:table-cell office:value-type="string">
            <text:p>48096363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170 W CHANDLER BLVD SUITE 6</text:p>
          </table:table-cell>
          <table:table-cell office:value-type="string">
            <text:p>CHANDLER</text:p>
          </table:table-cell>
          <table:table-cell office:value-type="string">
            <text:p>AZ</text:p>
          </table:table-cell>
          <table:table-cell office:value-type="string">
            <text:p>85226</text:p>
          </table:table-cell>
          <table:table-cell office:value-type="string">
            <text:p>480961881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10 E. SIOUX AVE.</text:p>
          </table:table-cell>
          <table:table-cell office:value-type="string">
            <text:p>PIERRE</text:p>
          </table:table-cell>
          <table:table-cell office:value-type="string">
            <text:p>SD</text:p>
          </table:table-cell>
          <table:table-cell office:value-type="string">
            <text:p>57501</text:p>
          </table:table-cell>
          <table:table-cell office:value-type="string">
            <text:p>60522473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05 E M36</text:p>
          </table:table-cell>
          <table:table-cell office:value-type="string">
            <text:p>PINCKNEY</text:p>
          </table:table-cell>
          <table:table-cell office:value-type="string">
            <text:p>MI</text:p>
          </table:table-cell>
          <table:table-cell office:value-type="string">
            <text:p>48169</text:p>
          </table:table-cell>
          <table:table-cell office:value-type="string">
            <text:p>73487831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45 BABCOCK BLVD</text:p>
          </table:table-cell>
          <table:table-cell office:value-type="string">
            <text:p>PITTSBURGH</text:p>
          </table:table-cell>
          <table:table-cell office:value-type="string">
            <text:p>PA</text:p>
          </table:table-cell>
          <table:table-cell office:value-type="string">
            <text:p>15209</text:p>
          </table:table-cell>
          <table:table-cell office:value-type="string">
            <text:p>41282127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20 ROUTE 22 SUITE 1</text:p>
          </table:table-cell>
          <table:table-cell office:value-type="string">
            <text:p>DELMONT</text:p>
          </table:table-cell>
          <table:table-cell office:value-type="string">
            <text:p>PA</text:p>
          </table:table-cell>
          <table:table-cell office:value-type="string">
            <text:p>15626</text:p>
          </table:table-cell>
          <table:table-cell office:value-type="string">
            <text:p>72446859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50 ELM ST</text:p>
          </table:table-cell>
          <table:table-cell office:value-type="string">
            <text:p>PITTSFIELD</text:p>
          </table:table-cell>
          <table:table-cell office:value-type="string">
            <text:p>MA</text:p>
          </table:table-cell>
          <table:table-cell office:value-type="string">
            <text:p>01201</text:p>
          </table:table-cell>
          <table:table-cell office:value-type="string">
            <text:p>41344269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7 S0MERSET PLAZA</text:p>
          </table:table-cell>
          <table:table-cell office:value-type="string">
            <text:p>PITTSFIELD</text:p>
          </table:table-cell>
          <table:table-cell office:value-type="string">
            <text:p>ME</text:p>
          </table:table-cell>
          <table:table-cell office:value-type="string">
            <text:p>04967</text:p>
          </table:table-cell>
          <table:table-cell office:value-type="string">
            <text:p>207487573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00 BUSINESS HIGHWAY 151</text:p>
          </table:table-cell>
          <table:table-cell office:value-type="string">
            <text:p>PLATTEVILLE</text:p>
          </table:table-cell>
          <table:table-cell office:value-type="string">
            <text:p>WI</text:p>
          </table:table-cell>
          <table:table-cell office:value-type="string">
            <text:p>53818</text:p>
          </table:table-cell>
          <table:table-cell office:value-type="string">
            <text:p>60834824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27 S.E. 122 AVE</text:p>
          </table:table-cell>
          <table:table-cell office:value-type="string">
            <text:p>PORTLAND</text:p>
          </table:table-cell>
          <table:table-cell office:value-type="string">
            <text:p>OR</text:p>
          </table:table-cell>
          <table:table-cell office:value-type="string">
            <text:p>97233</text:p>
          </table:table-cell>
          <table:table-cell office:value-type="string">
            <text:p>50325311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20 E. POWELL BLVD</text:p>
          </table:table-cell>
          <table:table-cell office:value-type="string">
            <text:p>GRESHAM</text:p>
          </table:table-cell>
          <table:table-cell office:value-type="string">
            <text:p>OR</text:p>
          </table:table-cell>
          <table:table-cell office:value-type="string">
            <text:p>97080</text:p>
          </table:table-cell>
          <table:table-cell office:value-type="string">
            <text:p>5036670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909 S.E. POWELL BLVD</text:p>
          </table:table-cell>
          <table:table-cell office:value-type="string">
            <text:p>PORTLAND</text:p>
          </table:table-cell>
          <table:table-cell office:value-type="string">
            <text:p>OR</text:p>
          </table:table-cell>
          <table:table-cell office:value-type="string">
            <text:p>97206</text:p>
          </table:table-cell>
          <table:table-cell office:value-type="string">
            <text:p>50377714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209 NE HWY 99</text:p>
          </table:table-cell>
          <table:table-cell office:value-type="string">
            <text:p>VANCOUVER</text:p>
          </table:table-cell>
          <table:table-cell office:value-type="string">
            <text:p>WA</text:p>
          </table:table-cell>
          <table:table-cell office:value-type="string">
            <text:p>98665</text:p>
          </table:table-cell>
          <table:table-cell office:value-type="string">
            <text:p>36069425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7401 SE MCLOUGHLIN BLVD</text:p>
          </table:table-cell>
          <table:table-cell office:value-type="string">
            <text:p>MILWAUKIE</text:p>
          </table:table-cell>
          <table:table-cell office:value-type="string">
            <text:p>OR</text:p>
          </table:table-cell>
          <table:table-cell office:value-type="string">
            <text:p>97267</text:p>
          </table:table-cell>
          <table:table-cell office:value-type="string">
            <text:p>50365971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30 WEST GRAND AVENUE</text:p>
          </table:table-cell>
          <table:table-cell office:value-type="string">
            <text:p>PORT WASHINGTON</text:p>
          </table:table-cell>
          <table:table-cell office:value-type="string">
            <text:p>WI</text:p>
          </table:table-cell>
          <table:table-cell office:value-type="string">
            <text:p>53074</text:p>
          </table:table-cell>
          <table:table-cell office:value-type="string">
            <text:p>26226103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275 WEST US HIGHWAY 6</text:p>
          </table:table-cell>
          <table:table-cell office:value-type="string">
            <text:p>PORTAGE</text:p>
          </table:table-cell>
          <table:table-cell office:value-type="string">
            <text:p>IN</text:p>
          </table:table-cell>
          <table:table-cell office:value-type="string">
            <text:p>46368</text:p>
          </table:table-cell>
          <table:table-cell office:value-type="string">
            <text:p>21976277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507 <text:s/>NE ANDRESEN</text:p>
          </table:table-cell>
          <table:table-cell office:value-type="string">
            <text:p>VANCOUVER</text:p>
          </table:table-cell>
          <table:table-cell office:value-type="string">
            <text:p>WA</text:p>
          </table:table-cell>
          <table:table-cell office:value-type="string">
            <text:p>98661</text:p>
          </table:table-cell>
          <table:table-cell office:value-type="string">
            <text:p>36089266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484 N GLASSFORD HILL RD</text:p>
          </table:table-cell>
          <table:table-cell office:value-type="string">
            <text:p>PRESCOTT VALLEY</text:p>
          </table:table-cell>
          <table:table-cell office:value-type="string">
            <text:p>AZ</text:p>
          </table:table-cell>
          <table:table-cell office:value-type="string">
            <text:p>86314</text:p>
          </table:table-cell>
          <table:table-cell office:value-type="string">
            <text:p>92877247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34 MAIN ST</text:p>
          </table:table-cell>
          <table:table-cell office:value-type="string">
            <text:p>PRESQUE ISLE</text:p>
          </table:table-cell>
          <table:table-cell office:value-type="string">
            <text:p>ME</text:p>
          </table:table-cell>
          <table:table-cell office:value-type="string">
            <text:p>04769</text:p>
          </table:table-cell>
          <table:table-cell office:value-type="string">
            <text:p>20776852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14 SOUTH HWY 55</text:p>
          </table:table-cell>
          <table:table-cell office:value-type="string">
            <text:p>PRICE</text:p>
          </table:table-cell>
          <table:table-cell office:value-type="string">
            <text:p>UT</text:p>
          </table:table-cell>
          <table:table-cell office:value-type="string">
            <text:p>84501</text:p>
          </table:table-cell>
          <table:table-cell office:value-type="string">
            <text:p>43563751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02 N MAIN ST</text:p>
          </table:table-cell>
          <table:table-cell office:value-type="string">
            <text:p>PRINCETON</text:p>
          </table:table-cell>
          <table:table-cell office:value-type="string">
            <text:p>IL</text:p>
          </table:table-cell>
          <table:table-cell office:value-type="string">
            <text:p>61356</text:p>
          </table:table-cell>
          <table:table-cell office:value-type="string">
            <text:p>81587544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90 SOUTH UNIVERSITY AVE</text:p>
          </table:table-cell>
          <table:table-cell office:value-type="string">
            <text:p>PROVO</text:p>
          </table:table-cell>
          <table:table-cell office:value-type="string">
            <text:p>UT</text:p>
          </table:table-cell>
          <table:table-cell office:value-type="string">
            <text:p>84606</text:p>
          </table:table-cell>
          <table:table-cell office:value-type="string">
            <text:p>80135635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06 AIRPORT BLVD</text:p>
          </table:table-cell>
          <table:table-cell office:value-type="string">
            <text:p>MORRISVILLE</text:p>
          </table:table-cell>
          <table:table-cell office:value-type="string">
            <text:p>NC</text:p>
          </table:table-cell>
          <table:table-cell office:value-type="string">
            <text:p>27560</text:p>
          </table:table-cell>
          <table:table-cell office:value-type="string">
            <text:p>91946948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12 SOUTH ADAMS</text:p>
          </table:table-cell>
          <table:table-cell office:value-type="string">
            <text:p>RAYNE</text:p>
          </table:table-cell>
          <table:table-cell office:value-type="string">
            <text:p>LA</text:p>
          </table:table-cell>
          <table:table-cell office:value-type="string">
            <text:p>70578</text:p>
          </table:table-cell>
          <table:table-cell office:value-type="string">
            <text:p>33733475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15 MAIN STREET</text:p>
          </table:table-cell>
          <table:table-cell office:value-type="string">
            <text:p>RED WING</text:p>
          </table:table-cell>
          <table:table-cell office:value-type="string">
            <text:p>MN</text:p>
          </table:table-cell>
          <table:table-cell office:value-type="string">
            <text:p>55066-0101</text:p>
          </table:table-cell>
          <table:table-cell office:value-type="string">
            <text:p>65138867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701 RESEARCH BLVD</text:p>
          </table:table-cell>
          <table:table-cell office:value-type="string">
            <text:p>AUSTIN</text:p>
          </table:table-cell>
          <table:table-cell office:value-type="string">
            <text:p>TX</text:p>
          </table:table-cell>
          <table:table-cell office:value-type="string">
            <text:p>78758</text:p>
          </table:table-cell>
          <table:table-cell office:value-type="string">
            <text:p>51283402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3 N. 2ND STREET EAST</text:p>
          </table:table-cell>
          <table:table-cell office:value-type="string">
            <text:p>REXBURG</text:p>
          </table:table-cell>
          <table:table-cell office:value-type="string">
            <text:p>ID</text:p>
          </table:table-cell>
          <table:table-cell office:value-type="string">
            <text:p>83440</text:p>
          </table:table-cell>
          <table:table-cell office:value-type="string">
            <text:p>20835649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830 NORTH STEVENS</text:p>
          </table:table-cell>
          <table:table-cell office:value-type="string">
            <text:p>RHINELANDER</text:p>
          </table:table-cell>
          <table:table-cell office:value-type="string">
            <text:p>WI</text:p>
          </table:table-cell>
          <table:table-cell office:value-type="string">
            <text:p>54501</text:p>
          </table:table-cell>
          <table:table-cell office:value-type="string">
            <text:p>71536254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350 RIDGECREST DRIVE STE A1</text:p>
          </table:table-cell>
          <table:table-cell office:value-type="string">
            <text:p>RIO RANCHO</text:p>
          </table:table-cell>
          <table:table-cell office:value-type="string">
            <text:p>NM</text:p>
          </table:table-cell>
          <table:table-cell office:value-type="string">
            <text:p>87124</text:p>
          </table:table-cell>
          <table:table-cell office:value-type="string">
            <text:p>505891342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13 N MAIN ST</text:p>
          </table:table-cell>
          <table:table-cell office:value-type="string">
            <text:p>RIVER FALLS</text:p>
          </table:table-cell>
          <table:table-cell office:value-type="string">
            <text:p>WI</text:p>
          </table:table-cell>
          <table:table-cell office:value-type="string">
            <text:p>54022</text:p>
          </table:table-cell>
          <table:table-cell office:value-type="string">
            <text:p>71542572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39 ROANOKE AVE</text:p>
          </table:table-cell>
          <table:table-cell office:value-type="string">
            <text:p>ROANOKE RAPIDS</text:p>
          </table:table-cell>
          <table:table-cell office:value-type="string">
            <text:p>NC</text:p>
          </table:table-cell>
          <table:table-cell office:value-type="string">
            <text:p>27870</text:p>
          </table:table-cell>
          <table:table-cell office:value-type="string">
            <text:p>25253735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760 <text:s/>HWY 52 NORTH</text:p>
          </table:table-cell>
          <table:table-cell office:value-type="string">
            <text:p>ROCHESTER</text:p>
          </table:table-cell>
          <table:table-cell office:value-type="string">
            <text:p>MN</text:p>
          </table:table-cell>
          <table:table-cell office:value-type="string">
            <text:p>55901</text:p>
          </table:table-cell>
          <table:table-cell office:value-type="string">
            <text:p>50728940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60 ELK STREET</text:p>
          </table:table-cell>
          <table:table-cell office:value-type="string">
            <text:p>ROCK SPRINGS</text:p>
          </table:table-cell>
          <table:table-cell office:value-type="string">
            <text:p>WY</text:p>
          </table:table-cell>
          <table:table-cell office:value-type="string">
            <text:p>82901</text:p>
          </table:table-cell>
          <table:table-cell office:value-type="string">
            <text:p>30736237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03 20 TH STREET</text:p>
          </table:table-cell>
          <table:table-cell office:value-type="string">
            <text:p>ROCKFORD</text:p>
          </table:table-cell>
          <table:table-cell office:value-type="string">
            <text:p>IL</text:p>
          </table:table-cell>
          <table:table-cell office:value-type="string">
            <text:p>61104</text:p>
          </table:table-cell>
          <table:table-cell office:value-type="string">
            <text:p>81539721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50 STEPHENS STREET NE</text:p>
          </table:table-cell>
          <table:table-cell office:value-type="string">
            <text:p>ROSEBURG</text:p>
          </table:table-cell>
          <table:table-cell office:value-type="string">
            <text:p>OR</text:p>
          </table:table-cell>
          <table:table-cell office:value-type="string">
            <text:p>97470</text:p>
          </table:table-cell>
          <table:table-cell office:value-type="string">
            <text:p>541673096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995 W COUNTY RD B2</text:p>
          </table:table-cell>
          <table:table-cell office:value-type="string">
            <text:p>ROSEVILLE</text:p>
          </table:table-cell>
          <table:table-cell office:value-type="string">
            <text:p>MN</text:p>
          </table:table-cell>
          <table:table-cell office:value-type="string">
            <text:p>55113</text:p>
          </table:table-cell>
          <table:table-cell office:value-type="string">
            <text:p>65164376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5 S MAIN STEET</text:p>
          </table:table-cell>
          <table:table-cell office:value-type="string">
            <text:p>ROSWELL</text:p>
          </table:table-cell>
          <table:table-cell office:value-type="string">
            <text:p>NM</text:p>
          </table:table-cell>
          <table:table-cell office:value-type="string">
            <text:p>88203</text:p>
          </table:table-cell>
          <table:table-cell office:value-type="string">
            <text:p>57562248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07 SOUTH MAIN ST.</text:p>
          </table:table-cell>
          <table:table-cell office:value-type="string">
            <text:p>RUSHVILLE</text:p>
          </table:table-cell>
          <table:table-cell office:value-type="string">
            <text:p>IN</text:p>
          </table:table-cell>
          <table:table-cell office:value-type="string">
            <text:p>46173</text:p>
          </table:table-cell>
          <table:table-cell office:value-type="string">
            <text:p>765932391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110 S. LAMAR BLVD</text:p>
          </table:table-cell>
          <table:table-cell office:value-type="string">
            <text:p>AUSTIN</text:p>
          </table:table-cell>
          <table:table-cell office:value-type="string">
            <text:p>TX</text:p>
          </table:table-cell>
          <table:table-cell office:value-type="string">
            <text:p>78704</text:p>
          </table:table-cell>
          <table:table-cell office:value-type="string">
            <text:p>512440884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80 W. IDAHO STREET</text:p>
          </table:table-cell>
          <table:table-cell office:value-type="string">
            <text:p>ELKO</text:p>
          </table:table-cell>
          <table:table-cell office:value-type="string">
            <text:p>NV</text:p>
          </table:table-cell>
          <table:table-cell office:value-type="string">
            <text:p>89801</text:p>
          </table:table-cell>
          <table:table-cell office:value-type="string">
            <text:p>775738511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90 12TH STREET SE</text:p>
          </table:table-cell>
          <table:table-cell office:value-type="string">
            <text:p>SALEM</text:p>
          </table:table-cell>
          <table:table-cell office:value-type="string">
            <text:p>OR</text:p>
          </table:table-cell>
          <table:table-cell office:value-type="string">
            <text:p>97301</text:p>
          </table:table-cell>
          <table:table-cell office:value-type="string">
            <text:p>50358881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795 WEST 3500 SOUTH</text:p>
          </table:table-cell>
          <table:table-cell office:value-type="string">
            <text:p>WEST VALLEY CITY</text:p>
          </table:table-cell>
          <table:table-cell office:value-type="string">
            <text:p>UT</text:p>
          </table:table-cell>
          <table:table-cell office:value-type="string">
            <text:p>84120</text:p>
          </table:table-cell>
          <table:table-cell office:value-type="string">
            <text:p>80196610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10 S GUADALUPE</text:p>
          </table:table-cell>
          <table:table-cell office:value-type="string">
            <text:p>SAN MARCOS</text:p>
          </table:table-cell>
          <table:table-cell office:value-type="string">
            <text:p>TX</text:p>
          </table:table-cell>
          <table:table-cell office:value-type="string">
            <text:p>78666</text:p>
          </table:table-cell>
          <table:table-cell office:value-type="string">
            <text:p>51239230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3819 SAN PEDRO</text:p>
          </table:table-cell>
          <table:table-cell office:value-type="string">
            <text:p>SAN ANTONIO</text:p>
          </table:table-cell>
          <table:table-cell office:value-type="string">
            <text:p>TX</text:p>
          </table:table-cell>
          <table:table-cell office:value-type="string">
            <text:p>78232</text:p>
          </table:table-cell>
          <table:table-cell office:value-type="string">
            <text:p>21054572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14 W COURT S</text:p>
          </table:table-cell>
          <table:table-cell office:value-type="string">
            <text:p>SEGUIN</text:p>
          </table:table-cell>
          <table:table-cell office:value-type="string">
            <text:p>TX</text:p>
          </table:table-cell>
          <table:table-cell office:value-type="string">
            <text:p>78155</text:p>
          </table:table-cell>
          <table:table-cell office:value-type="string">
            <text:p>83037911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09 SILER ROAD</text:p>
          </table:table-cell>
          <table:table-cell office:value-type="string">
            <text:p>SANTA FE</text:p>
          </table:table-cell>
          <table:table-cell office:value-type="string">
            <text:p>NM</text:p>
          </table:table-cell>
          <table:table-cell office:value-type="string">
            <text:p>87505</text:p>
          </table:table-cell>
          <table:table-cell office:value-type="string">
            <text:p>50598485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25 CURRY RD</text:p>
          </table:table-cell>
          <table:table-cell office:value-type="string">
            <text:p>SCHENECTADY</text:p>
          </table:table-cell>
          <table:table-cell office:value-type="string">
            <text:p>NY</text:p>
          </table:table-cell>
          <table:table-cell office:value-type="string">
            <text:p>12306</text:p>
          </table:table-cell>
          <table:table-cell office:value-type="string">
            <text:p>51835531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818 S MERIDIAN</text:p>
          </table:table-cell>
          <table:table-cell office:value-type="string">
            <text:p>PUYALLUP</text:p>
          </table:table-cell>
          <table:table-cell office:value-type="string">
            <text:p>WA</text:p>
          </table:table-cell>
          <table:table-cell office:value-type="string">
            <text:p>98373</text:p>
          </table:table-cell>
          <table:table-cell office:value-type="string">
            <text:p>25384815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505 38TH AVE SW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string">
            <text:p>98126</text:p>
          </table:table-cell>
          <table:table-cell office:value-type="string">
            <text:p>2069355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05 EAST TAYLOR ST</text:p>
          </table:table-cell>
          <table:table-cell office:value-type="string">
            <text:p>SHERMAN</text:p>
          </table:table-cell>
          <table:table-cell office:value-type="string">
            <text:p>TX</text:p>
          </table:table-cell>
          <table:table-cell office:value-type="string">
            <text:p>75090</text:p>
          </table:table-cell>
          <table:table-cell office:value-type="string">
            <text:p>90389240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91 BLUE RIVER PARKWAY</text:p>
          </table:table-cell>
          <table:table-cell office:value-type="string">
            <text:p>SILVERTHORNE</text:p>
          </table:table-cell>
          <table:table-cell office:value-type="string">
            <text:p>CO</text:p>
          </table:table-cell>
          <table:table-cell office:value-type="string">
            <text:p>80498</text:p>
          </table:table-cell>
          <table:table-cell office:value-type="string">
            <text:p>97046889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362 WEST 7800 SOUTH</text:p>
          </table:table-cell>
          <table:table-cell office:value-type="string">
            <text:p>WEST JORDAN</text:p>
          </table:table-cell>
          <table:table-cell office:value-type="string">
            <text:p>UT</text:p>
          </table:table-cell>
          <table:table-cell office:value-type="string">
            <text:p>84088</text:p>
          </table:table-cell>
          <table:table-cell office:value-type="string">
            <text:p>801233809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931 W 3500 S</text:p>
          </table:table-cell>
          <table:table-cell office:value-type="string">
            <text:p>WEST VALLEY CITY</text:p>
          </table:table-cell>
          <table:table-cell office:value-type="string">
            <text:p>UT</text:p>
          </table:table-cell>
          <table:table-cell office:value-type="string">
            <text:p>84120</text:p>
          </table:table-cell>
          <table:table-cell office:value-type="string">
            <text:p>80188620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33 AVE D</text:p>
          </table:table-cell>
          <table:table-cell office:value-type="string">
            <text:p>SNOHOMISH</text:p>
          </table:table-cell>
          <table:table-cell office:value-type="string">
            <text:p>WA</text:p>
          </table:table-cell>
          <table:table-cell office:value-type="string">
            <text:p>98290</text:p>
          </table:table-cell>
          <table:table-cell office:value-type="string">
            <text:p>36056831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846 S CENTRAL AVE</text:p>
          </table:table-cell>
          <table:table-cell office:value-type="string">
            <text:p>PHOENIX</text:p>
          </table:table-cell>
          <table:table-cell office:value-type="string">
            <text:p>AZ</text:p>
          </table:table-cell>
          <table:table-cell office:value-type="string">
            <text:p>85040</text:p>
          </table:table-cell>
          <table:table-cell office:value-type="string">
            <text:p>60247655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553 HIGHWAY 88</text:p>
          </table:table-cell>
          <table:table-cell office:value-type="string">
            <text:p>SODUS</text:p>
          </table:table-cell>
          <table:table-cell office:value-type="string">
            <text:p>NY</text:p>
          </table:table-cell>
          <table:table-cell office:value-type="string">
            <text:p>14551</text:p>
          </table:table-cell>
          <table:table-cell office:value-type="string">
            <text:p>31548369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00 WEST MAIN STREET</text:p>
          </table:table-cell>
          <table:table-cell office:value-type="string">
            <text:p>SPARTANBURG</text:p>
          </table:table-cell>
          <table:table-cell office:value-type="string">
            <text:p>SC</text:p>
          </table:table-cell>
          <table:table-cell office:value-type="string">
            <text:p>29306</text:p>
          </table:table-cell>
          <table:table-cell office:value-type="string">
            <text:p>86458372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32 S. BLACK RIVER ST.</text:p>
          </table:table-cell>
          <table:table-cell office:value-type="string">
            <text:p>SPARTA</text:p>
          </table:table-cell>
          <table:table-cell office:value-type="string">
            <text:p>WI</text:p>
          </table:table-cell>
          <table:table-cell office:value-type="string">
            <text:p>54656</text:p>
          </table:table-cell>
          <table:table-cell office:value-type="string">
            <text:p>60826931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0 SOUTH PINES ROAD</text:p>
          </table:table-cell>
          <table:table-cell office:value-type="string">
            <text:p>SPOKANE</text:p>
          </table:table-cell>
          <table:table-cell office:value-type="string">
            <text:p>WA</text:p>
          </table:table-cell>
          <table:table-cell office:value-type="string">
            <text:p>99206</text:p>
          </table:table-cell>
          <table:table-cell office:value-type="string">
            <text:p>50989259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630 E SPRAGUE AVE</text:p>
          </table:table-cell>
          <table:table-cell office:value-type="string">
            <text:p>SPOKANE VALLEY</text:p>
          </table:table-cell>
          <table:table-cell office:value-type="string">
            <text:p>WA</text:p>
          </table:table-cell>
          <table:table-cell office:value-type="string">
            <text:p>99212</text:p>
          </table:table-cell>
          <table:table-cell office:value-type="string">
            <text:p>50983835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65 SOUTH CASCADE DR</text:p>
          </table:table-cell>
          <table:table-cell office:value-type="string">
            <text:p>SPRINGVILLE</text:p>
          </table:table-cell>
          <table:table-cell office:value-type="string">
            <text:p>NY</text:p>
          </table:table-cell>
          <table:table-cell office:value-type="string">
            <text:p>14141</text:p>
          </table:table-cell>
          <table:table-cell office:value-type="string">
            <text:p>716599000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033 KING ROAD</text:p>
          </table:table-cell>
          <table:table-cell office:value-type="string">
            <text:p>EAST CHINA</text:p>
          </table:table-cell>
          <table:table-cell office:value-type="string">
            <text:p>MI</text:p>
          </table:table-cell>
          <table:table-cell office:value-type="string">
            <text:p>48054</text:p>
          </table:table-cell>
          <table:table-cell office:value-type="string">
            <text:p>81032947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1 W. SAINT JULIEN STREET</text:p>
          </table:table-cell>
          <table:table-cell office:value-type="string">
            <text:p>ST. PETER</text:p>
          </table:table-cell>
          <table:table-cell office:value-type="string">
            <text:p>MN</text:p>
          </table:table-cell>
          <table:table-cell office:value-type="string">
            <text:p>56082</text:p>
          </table:table-cell>
          <table:table-cell office:value-type="string">
            <text:p>50793115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11 S MAIN ST</text:p>
          </table:table-cell>
          <table:table-cell office:value-type="string">
            <text:p>STANDISH</text:p>
          </table:table-cell>
          <table:table-cell office:value-type="string">
            <text:p>MI</text:p>
          </table:table-cell>
          <table:table-cell office:value-type="string">
            <text:p>48658</text:p>
          </table:table-cell>
          <table:table-cell office:value-type="string">
            <text:p>98984645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25 SOUTH BROADWAY</text:p>
          </table:table-cell>
          <table:table-cell office:value-type="string">
            <text:p>STANLEY</text:p>
          </table:table-cell>
          <table:table-cell office:value-type="string">
            <text:p>WI</text:p>
          </table:table-cell>
          <table:table-cell office:value-type="string">
            <text:p>54768</text:p>
          </table:table-cell>
          <table:table-cell office:value-type="string">
            <text:p>715644557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0 WEST HOLLISTER</text:p>
          </table:table-cell>
          <table:table-cell office:value-type="string">
            <text:p>STAYTON</text:p>
          </table:table-cell>
          <table:table-cell office:value-type="string">
            <text:p>OR</text:p>
          </table:table-cell>
          <table:table-cell office:value-type="string">
            <text:p>97383</text:p>
          </table:table-cell>
          <table:table-cell office:value-type="string">
            <text:p>50376934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400 LINCOLN AVE</text:p>
          </table:table-cell>
          <table:table-cell office:value-type="string">
            <text:p>STEAMBOAT SPRINGS</text:p>
          </table:table-cell>
          <table:table-cell office:value-type="string">
            <text:p>CO</text:p>
          </table:table-cell>
          <table:table-cell office:value-type="string">
            <text:p>80477</text:p>
          </table:table-cell>
          <table:table-cell office:value-type="string">
            <text:p>97087911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8 SUNSET BLVD</text:p>
          </table:table-cell>
          <table:table-cell office:value-type="string">
            <text:p>STEVENS POINT</text:p>
          </table:table-cell>
          <table:table-cell office:value-type="string">
            <text:p>WI</text:p>
          </table:table-cell>
          <table:table-cell office:value-type="string">
            <text:p>54481</text:p>
          </table:table-cell>
          <table:table-cell office:value-type="string">
            <text:p>7153446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362 NATURAL BRIDGE RD</text:p>
          </table:table-cell>
          <table:table-cell office:value-type="string">
            <text:p>BRIDGETON</text:p>
          </table:table-cell>
          <table:table-cell office:value-type="string">
            <text:p>MO</text:p>
          </table:table-cell>
          <table:table-cell office:value-type="string">
            <text:p>63044</text:p>
          </table:table-cell>
          <table:table-cell office:value-type="string">
            <text:p>31473911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665 SCOTT AVE SUITE H</text:p>
          </table:table-cell>
          <table:table-cell office:value-type="string">
            <text:p>ST LOUIS</text:p>
          </table:table-cell>
          <table:table-cell office:value-type="string">
            <text:p>MO</text:p>
          </table:table-cell>
          <table:table-cell office:value-type="string">
            <text:p>63103</text:p>
          </table:table-cell>
          <table:table-cell office:value-type="string">
            <text:p>31453311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36 TURNER BLVD</text:p>
          </table:table-cell>
          <table:table-cell office:value-type="string">
            <text:p>ST PETERS</text:p>
          </table:table-cell>
          <table:table-cell office:value-type="string">
            <text:p>MO</text:p>
          </table:table-cell>
          <table:table-cell office:value-type="string">
            <text:p>63376</text:p>
          </table:table-cell>
          <table:table-cell office:value-type="string">
            <text:p>63627915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34 EAST EDWARDSVILLE ROAD</text:p>
          </table:table-cell>
          <table:table-cell office:value-type="string">
            <text:p>WOOD RIVER</text:p>
          </table:table-cell>
          <table:table-cell office:value-type="string">
            <text:p>IL</text:p>
          </table:table-cell>
          <table:table-cell office:value-type="string">
            <text:p>62095</text:p>
          </table:table-cell>
          <table:table-cell office:value-type="string">
            <text:p>61825923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122 SOUTH M 106</text:p>
          </table:table-cell>
          <table:table-cell office:value-type="string">
            <text:p>STOCKBRIDGE</text:p>
          </table:table-cell>
          <table:table-cell office:value-type="string">
            <text:p>MI</text:p>
          </table:table-cell>
          <table:table-cell office:value-type="string">
            <text:p>49285</text:p>
          </table:table-cell>
          <table:table-cell office:value-type="string">
            <text:p>51785182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9 S MAIN ST</text:p>
          </table:table-cell>
          <table:table-cell office:value-type="string">
            <text:p>SYCAMORE</text:p>
          </table:table-cell>
          <table:table-cell office:value-type="string">
            <text:p>IL</text:p>
          </table:table-cell>
          <table:table-cell office:value-type="string">
            <text:p>60178</text:p>
          </table:table-cell>
          <table:table-cell office:value-type="string">
            <text:p>815895452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12 N DUVAL ST</text:p>
          </table:table-cell>
          <table:table-cell office:value-type="string">
            <text:p>TALLAHASSEE</text:p>
          </table:table-cell>
          <table:table-cell office:value-type="string">
            <text:p>FL</text:p>
          </table:table-cell>
          <table:table-cell office:value-type="string">
            <text:p>32302</text:p>
          </table:table-cell>
          <table:table-cell office:value-type="string">
            <text:p>85022287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64 S SANDUSKY ST</text:p>
          </table:table-cell>
          <table:table-cell office:value-type="string">
            <text:p>TIFFIN</text:p>
          </table:table-cell>
          <table:table-cell office:value-type="string">
            <text:p>OH</text:p>
          </table:table-cell>
          <table:table-cell office:value-type="string">
            <text:p>44883</text:p>
          </table:table-cell>
          <table:table-cell office:value-type="string">
            <text:p>41944745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16 SOUTH MAIN</text:p>
          </table:table-cell>
          <table:table-cell office:value-type="string">
            <text:p>TIFTON</text:p>
          </table:table-cell>
          <table:table-cell office:value-type="string">
            <text:p>GA</text:p>
          </table:table-cell>
          <table:table-cell office:value-type="string">
            <text:p>31794</text:p>
          </table:table-cell>
          <table:table-cell office:value-type="string">
            <text:p>229382224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865 N. MAIN ST.</text:p>
          </table:table-cell>
          <table:table-cell office:value-type="string">
            <text:p>TILLAMOOK</text:p>
          </table:table-cell>
          <table:table-cell office:value-type="string">
            <text:p>OR</text:p>
          </table:table-cell>
          <table:table-cell office:value-type="string">
            <text:p>97141</text:p>
          </table:table-cell>
          <table:table-cell office:value-type="string">
            <text:p>50384282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04 N THREE NOTCH ST</text:p>
          </table:table-cell>
          <table:table-cell office:value-type="string">
            <text:p>TROY</text:p>
          </table:table-cell>
          <table:table-cell office:value-type="string">
            <text:p>AL</text:p>
          </table:table-cell>
          <table:table-cell office:value-type="string">
            <text:p>36081</text:p>
          </table:table-cell>
          <table:table-cell office:value-type="string">
            <text:p>33456606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806 KIMBERLY ROAD</text:p>
          </table:table-cell>
          <table:table-cell office:value-type="string">
            <text:p>TWIN FALLS</text:p>
          </table:table-cell>
          <table:table-cell office:value-type="string">
            <text:p>ID</text:p>
          </table:table-cell>
          <table:table-cell office:value-type="string">
            <text:p>83303</text:p>
          </table:table-cell>
          <table:table-cell office:value-type="string">
            <text:p>20873373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36 HWY 190</text:p>
          </table:table-cell>
          <table:table-cell office:value-type="string">
            <text:p>VALPARAISO</text:p>
          </table:table-cell>
          <table:table-cell office:value-type="string">
            <text:p>FL</text:p>
          </table:table-cell>
          <table:table-cell office:value-type="string">
            <text:p>32580</text:p>
          </table:table-cell>
          <table:table-cell office:value-type="string">
            <text:p>85067841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01A <text:s/>ATLANTIC HWY</text:p>
          </table:table-cell>
          <table:table-cell office:value-type="string">
            <text:p>WALDOBORO</text:p>
          </table:table-cell>
          <table:table-cell office:value-type="string">
            <text:p>ME</text:p>
          </table:table-cell>
          <table:table-cell office:value-type="string">
            <text:p>04572</text:p>
          </table:table-cell>
          <table:table-cell office:value-type="string">
            <text:p>207832484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17 W FIRST ST</text:p>
          </table:table-cell>
          <table:table-cell office:value-type="string">
            <text:p>WAPATO</text:p>
          </table:table-cell>
          <table:table-cell office:value-type="string">
            <text:p>WA</text:p>
          </table:table-cell>
          <table:table-cell office:value-type="string">
            <text:p>98951</text:p>
          </table:table-cell>
          <table:table-cell office:value-type="string">
            <text:p>509877289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454 YOUNGSTOWN ROAD S.E.</text:p>
          </table:table-cell>
          <table:table-cell office:value-type="string">
            <text:p>WARREN</text:p>
          </table:table-cell>
          <table:table-cell office:value-type="string">
            <text:p>OH</text:p>
          </table:table-cell>
          <table:table-cell office:value-type="string">
            <text:p>44484</text:p>
          </table:table-cell>
          <table:table-cell office:value-type="string">
            <text:p>330392154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02 E MAIN ST</text:p>
          </table:table-cell>
          <table:table-cell office:value-type="string">
            <text:p>WAUTOMA</text:p>
          </table:table-cell>
          <table:table-cell office:value-type="string">
            <text:p>WI</text:p>
          </table:table-cell>
          <table:table-cell office:value-type="string">
            <text:p>54982</text:p>
          </table:table-cell>
          <table:table-cell office:value-type="string">
            <text:p>92078725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901 ELIDA RD</text:p>
          </table:table-cell>
          <table:table-cell office:value-type="string">
            <text:p>LIMA</text:p>
          </table:table-cell>
          <table:table-cell office:value-type="string">
            <text:p>OH</text:p>
          </table:table-cell>
          <table:table-cell office:value-type="string">
            <text:p>45807</text:p>
          </table:table-cell>
          <table:table-cell office:value-type="string">
            <text:p>41922822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84 W. MAIN ST.</text:p>
          </table:table-cell>
          <table:table-cell office:value-type="string">
            <text:p>WHITEWATER</text:p>
          </table:table-cell>
          <table:table-cell office:value-type="string">
            <text:p>WI</text:p>
          </table:table-cell>
          <table:table-cell office:value-type="string">
            <text:p>53190</text:p>
          </table:table-cell>
          <table:table-cell office:value-type="string">
            <text:p>262458059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715 MAIN ST</text:p>
          </table:table-cell>
          <table:table-cell office:value-type="string">
            <text:p>WHITMORE LAKE</text:p>
          </table:table-cell>
          <table:table-cell office:value-type="string">
            <text:p>MI</text:p>
          </table:table-cell>
          <table:table-cell office:value-type="string">
            <text:p>48189</text:p>
          </table:table-cell>
          <table:table-cell office:value-type="string">
            <text:p>73444944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05 S. TARBORO STREET</text:p>
          </table:table-cell>
          <table:table-cell office:value-type="string">
            <text:p>WILSON</text:p>
          </table:table-cell>
          <table:table-cell office:value-type="string">
            <text:p>NC</text:p>
          </table:table-cell>
          <table:table-cell office:value-type="string">
            <text:p>27893</text:p>
          </table:table-cell>
          <table:table-cell office:value-type="string">
            <text:p>25223761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86 8TH STREET</text:p>
          </table:table-cell>
          <table:table-cell office:value-type="string">
            <text:p>WINDOM</text:p>
          </table:table-cell>
          <table:table-cell office:value-type="string">
            <text:p>MN</text:p>
          </table:table-cell>
          <table:table-cell office:value-type="string">
            <text:p>56101</text:p>
          </table:table-cell>
          <table:table-cell office:value-type="string">
            <text:p>50783113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30 SPRING STREET</text:p>
          </table:table-cell>
          <table:table-cell office:value-type="string">
            <text:p>WINDSOR LOCKS</text:p>
          </table:table-cell>
          <table:table-cell office:value-type="string">
            <text:p>CT</text:p>
          </table:table-cell>
          <table:table-cell office:value-type="string">
            <text:p>06096</text:p>
          </table:table-cell>
          <table:table-cell office:value-type="string">
            <text:p>86062399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19 BAUD ST</text:p>
          </table:table-cell>
          <table:table-cell office:value-type="string">
            <text:p>WINNEMUCCA</text:p>
          </table:table-cell>
          <table:table-cell office:value-type="string">
            <text:p>NV</text:p>
          </table:table-cell>
          <table:table-cell office:value-type="string">
            <text:p>89445</text:p>
          </table:table-cell>
          <table:table-cell office:value-type="string">
            <text:p>77562325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7 BAY STREET</text:p>
          </table:table-cell>
          <table:table-cell office:value-type="string">
            <text:p>WINSLOW</text:p>
          </table:table-cell>
          <table:table-cell office:value-type="string">
            <text:p>ME</text:p>
          </table:table-cell>
          <table:table-cell office:value-type="string">
            <text:p>04901</text:p>
          </table:table-cell>
          <table:table-cell office:value-type="string">
            <text:p>20787327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748 ALOMA AVE</text:p>
          </table:table-cell>
          <table:table-cell office:value-type="string">
            <text:p>WINTER PARK</text:p>
          </table:table-cell>
          <table:table-cell office:value-type="string">
            <text:p>FL</text:p>
          </table:table-cell>
          <table:table-cell office:value-type="string">
            <text:p>32792</text:p>
          </table:table-cell>
          <table:table-cell office:value-type="string">
            <text:p>40767390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35 N PACIFIC HWY</text:p>
          </table:table-cell>
          <table:table-cell office:value-type="string">
            <text:p>WOODBURN</text:p>
          </table:table-cell>
          <table:table-cell office:value-type="string">
            <text:p>OR</text:p>
          </table:table-cell>
          <table:table-cell office:value-type="string">
            <text:p>97071</text:p>
          </table:table-cell>
          <table:table-cell office:value-type="string">
            <text:p>503981956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20 WEST MIDLAND</text:p>
          </table:table-cell>
          <table:table-cell office:value-type="string">
            <text:p>WOODLAND PARK</text:p>
          </table:table-cell>
          <table:table-cell office:value-type="string">
            <text:p>CO</text:p>
          </table:table-cell>
          <table:table-cell office:value-type="string">
            <text:p>80863</text:p>
          </table:table-cell>
          <table:table-cell office:value-type="string">
            <text:p>71968760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07 ELM STREET</text:p>
          </table:table-cell>
          <table:table-cell office:value-type="string">
            <text:p>WOODRUFF</text:p>
          </table:table-cell>
          <table:table-cell office:value-type="string">
            <text:p>WI</text:p>
          </table:table-cell>
          <table:table-cell office:value-type="string">
            <text:p>54568</text:p>
          </table:table-cell>
          <table:table-cell office:value-type="string">
            <text:p>71535655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0 NORTH BEVER ST.</text:p>
          </table:table-cell>
          <table:table-cell office:value-type="string">
            <text:p>WOOSTER</text:p>
          </table:table-cell>
          <table:table-cell office:value-type="string">
            <text:p>OH</text:p>
          </table:table-cell>
          <table:table-cell office:value-type="string">
            <text:p>44691</text:p>
          </table:table-cell>
          <table:table-cell office:value-type="string">
            <text:p>330264974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603 W 111TH STREET</text:p>
          </table:table-cell>
          <table:table-cell office:value-type="string">
            <text:p>WORTH</text:p>
          </table:table-cell>
          <table:table-cell office:value-type="string">
            <text:p>IL</text:p>
          </table:table-cell>
          <table:table-cell office:value-type="string">
            <text:p>60482</text:p>
          </table:table-cell>
          <table:table-cell office:value-type="string">
            <text:p>708448876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10 RUBY AVE</text:p>
          </table:table-cell>
          <table:table-cell office:value-type="string">
            <text:p>WISCONSIN RAPIDS</text:p>
          </table:table-cell>
          <table:table-cell office:value-type="string">
            <text:p>WI</text:p>
          </table:table-cell>
          <table:table-cell office:value-type="string">
            <text:p>54494</text:p>
          </table:table-cell>
          <table:table-cell office:value-type="string">
            <text:p>71542323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00 JACKSON ST</text:p>
          </table:table-cell>
          <table:table-cell office:value-type="string">
            <text:p>WISC. RAPIDS</text:p>
          </table:table-cell>
          <table:table-cell office:value-type="string">
            <text:p>WI</text:p>
          </table:table-cell>
          <table:table-cell office:value-type="string">
            <text:p>54495</text:p>
          </table:table-cell>
          <table:table-cell office:value-type="string">
            <text:p>71542333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20 S 17TH AVE</text:p>
          </table:table-cell>
          <table:table-cell office:value-type="string">
            <text:p>WAUSAU</text:p>
          </table:table-cell>
          <table:table-cell office:value-type="string">
            <text:p>WI</text:p>
          </table:table-cell>
          <table:table-cell office:value-type="string">
            <text:p>54401</text:p>
          </table:table-cell>
          <table:table-cell office:value-type="string">
            <text:p>71584511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30 GRAND AVE</text:p>
          </table:table-cell>
          <table:table-cell office:value-type="string">
            <text:p>SCHOFIELD</text:p>
          </table:table-cell>
          <table:table-cell office:value-type="string">
            <text:p>WI</text:p>
          </table:table-cell>
          <table:table-cell office:value-type="string">
            <text:p>54476</text:p>
          </table:table-cell>
          <table:table-cell office:value-type="string">
            <text:p>7153596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6664 FALLBROOK AVE</text:p>
          </table:table-cell>
          <table:table-cell office:value-type="string">
            <text:p>WYOMING</text:p>
          </table:table-cell>
          <table:table-cell office:value-type="string">
            <text:p>MN</text:p>
          </table:table-cell>
          <table:table-cell office:value-type="string">
            <text:p>55092</text:p>
          </table:table-cell>
          <table:table-cell office:value-type="string">
            <text:p>651462016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11 SOUTH 3RD ST</text:p>
          </table:table-cell>
          <table:table-cell office:value-type="string">
            <text:p>YAKIMA</text:p>
          </table:table-cell>
          <table:table-cell office:value-type="string">
            <text:p>WA</text:p>
          </table:table-cell>
          <table:table-cell office:value-type="string">
            <text:p>98901</text:p>
          </table:table-cell>
          <table:table-cell office:value-type="string">
            <text:p>50945355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717 NE 78TH WAY</text:p>
          </table:table-cell>
          <table:table-cell office:value-type="string">
            <text:p>VANCOUVER</text:p>
          </table:table-cell>
          <table:table-cell office:value-type="string">
            <text:p>WA</text:p>
          </table:table-cell>
          <table:table-cell office:value-type="string">
            <text:p>98682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801 4TH ST</text:p>
          </table:table-cell>
          <table:table-cell office:value-type="string">
            <text:p>ALBUQUERQUE</text:p>
          </table:table-cell>
          <table:table-cell office:value-type="string">
            <text:p>NM</text:p>
          </table:table-cell>
          <table:table-cell office:value-type="string">
            <text:p>87107</text:p>
          </table:table-cell>
          <table:table-cell office:value-type="string">
            <text:p>50530058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026 CENTRAL AVE SE</text:p>
          </table:table-cell>
          <table:table-cell office:value-type="string">
            <text:p>ALBUQUERQUE</text:p>
          </table:table-cell>
          <table:table-cell office:value-type="string">
            <text:p>NM</text:p>
          </table:table-cell>
          <table:table-cell office:value-type="string">
            <text:p>87123</text:p>
          </table:table-cell>
          <table:table-cell office:value-type="string">
            <text:p>505298180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910 CENTRAL AVE SE</text:p>
          </table:table-cell>
          <table:table-cell office:value-type="string">
            <text:p>ALBUQUERQUE</text:p>
          </table:table-cell>
          <table:table-cell office:value-type="string">
            <text:p>NM</text:p>
          </table:table-cell>
          <table:table-cell office:value-type="string">
            <text:p>87108</text:p>
          </table:table-cell>
          <table:table-cell office:value-type="string">
            <text:p>50526655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807 SAN MATEO BLVD NE</text:p>
          </table:table-cell>
          <table:table-cell office:value-type="string">
            <text:p>ALBUQUERQUE</text:p>
          </table:table-cell>
          <table:table-cell office:value-type="string">
            <text:p>NM</text:p>
          </table:table-cell>
          <table:table-cell office:value-type="string">
            <text:p>87109</text:p>
          </table:table-cell>
          <table:table-cell office:value-type="string">
            <text:p>50588144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810 UNSER BOULEVARD NW</text:p>
          </table:table-cell>
          <table:table-cell office:value-type="string">
            <text:p>ALBUQUERQUE</text:p>
          </table:table-cell>
          <table:table-cell office:value-type="string">
            <text:p>NM</text:p>
          </table:table-cell>
          <table:table-cell office:value-type="string">
            <text:p>87114</text:p>
          </table:table-cell>
          <table:table-cell office:value-type="string">
            <text:p>505899909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200 TRANSIT ROAD</text:p>
          </table:table-cell>
          <table:table-cell office:value-type="string">
            <text:p>EAST AMHERST</text:p>
          </table:table-cell>
          <table:table-cell office:value-type="string">
            <text:p>NY</text:p>
          </table:table-cell>
          <table:table-cell office:value-type="string">
            <text:p>14051</text:p>
          </table:table-cell>
          <table:table-cell office:value-type="string">
            <text:p>7166892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00 MERRIMON AVE</text:p>
          </table:table-cell>
          <table:table-cell office:value-type="string">
            <text:p>ASHEVILLE</text:p>
          </table:table-cell>
          <table:table-cell office:value-type="string">
            <text:p>NC</text:p>
          </table:table-cell>
          <table:table-cell office:value-type="string">
            <text:p>28804</text:p>
          </table:table-cell>
          <table:table-cell office:value-type="string">
            <text:p>82825496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03 WEST UNIVERSITY</text:p>
          </table:table-cell>
          <table:table-cell office:value-type="string">
            <text:p>GEORGETOWN</text:p>
          </table:table-cell>
          <table:table-cell office:value-type="string">
            <text:p>TX</text:p>
          </table:table-cell>
          <table:table-cell office:value-type="string">
            <text:p>78626</text:p>
          </table:table-cell>
          <table:table-cell office:value-type="string">
            <text:p>51293038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813 WEST PARMER LANE</text:p>
          </table:table-cell>
          <table:table-cell office:value-type="string">
            <text:p>AUSTIN</text:p>
          </table:table-cell>
          <table:table-cell office:value-type="string">
            <text:p>TX</text:p>
          </table:table-cell>
          <table:table-cell office:value-type="string">
            <text:p>78727</text:p>
          </table:table-cell>
          <table:table-cell office:value-type="string">
            <text:p>512298087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900 SOUTH PARK AVE</text:p>
          </table:table-cell>
          <table:table-cell office:value-type="string">
            <text:p>BLASDELL</text:p>
          </table:table-cell>
          <table:table-cell office:value-type="string">
            <text:p>NY</text:p>
          </table:table-cell>
          <table:table-cell office:value-type="string">
            <text:p>14219-1818</text:p>
          </table:table-cell>
          <table:table-cell office:value-type="string">
            <text:p>71682815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445 DELAWARE AVE</text:p>
          </table:table-cell>
          <table:table-cell office:value-type="string">
            <text:p>TONAWANDA</text:p>
          </table:table-cell>
          <table:table-cell office:value-type="string">
            <text:p>NY</text:p>
          </table:table-cell>
          <table:table-cell office:value-type="string">
            <text:p>14217</text:p>
          </table:table-cell>
          <table:table-cell office:value-type="string">
            <text:p>71687587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909 SHERIDAN DRIVE</text:p>
          </table:table-cell>
          <table:table-cell office:value-type="string">
            <text:p>TONAWANDA</text:p>
          </table:table-cell>
          <table:table-cell office:value-type="string">
            <text:p>NY</text:p>
          </table:table-cell>
          <table:table-cell office:value-type="string">
            <text:p>14150</text:p>
          </table:table-cell>
          <table:table-cell office:value-type="string">
            <text:p>716835381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714 STATESVILLE AVENUE</text:p>
          </table:table-cell>
          <table:table-cell office:value-type="string">
            <text:p>CHARLOTTE</text:p>
          </table:table-cell>
          <table:table-cell office:value-type="string">
            <text:p>NC</text:p>
          </table:table-cell>
          <table:table-cell office:value-type="string">
            <text:p>28206</text:p>
          </table:table-cell>
          <table:table-cell office:value-type="string">
            <text:p>70437694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767 WEST OGDEN AVE SUITE 151</text:p>
          </table:table-cell>
          <table:table-cell office:value-type="string">
            <text:p>NAPERVILLE</text:p>
          </table:table-cell>
          <table:table-cell office:value-type="string">
            <text:p>IL</text:p>
          </table:table-cell>
          <table:table-cell office:value-type="string">
            <text:p>60540</text:p>
          </table:table-cell>
          <table:table-cell office:value-type="string">
            <text:p>63035713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895 NEO PARKWAY</text:p>
          </table:table-cell>
          <table:table-cell office:value-type="string">
            <text:p>GARFIELD HTS</text:p>
          </table:table-cell>
          <table:table-cell office:value-type="string">
            <text:p>OH</text:p>
          </table:table-cell>
          <table:table-cell office:value-type="string">
            <text:p>44128</text:p>
          </table:table-cell>
          <table:table-cell office:value-type="string">
            <text:p>2165877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709 BROAD RIVER RD.</text:p>
          </table:table-cell>
          <table:table-cell office:value-type="string">
            <text:p>COLUMBIA</text:p>
          </table:table-cell>
          <table:table-cell office:value-type="string">
            <text:p>SC</text:p>
          </table:table-cell>
          <table:table-cell office:value-type="string">
            <text:p>29210</text:p>
          </table:table-cell>
          <table:table-cell office:value-type="string">
            <text:p>80379862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7 CHARLESTON HWY.</text:p>
          </table:table-cell>
          <table:table-cell office:value-type="string">
            <text:p>WEST COLUMBIA</text:p>
          </table:table-cell>
          <table:table-cell office:value-type="string">
            <text:p>SC</text:p>
          </table:table-cell>
          <table:table-cell office:value-type="string">
            <text:p>29169</text:p>
          </table:table-cell>
          <table:table-cell office:value-type="string">
            <text:p>803796605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780 LEOPARD STREET</text:p>
          </table:table-cell>
          <table:table-cell office:value-type="string">
            <text:p>CORPUS CHRISTI</text:p>
          </table:table-cell>
          <table:table-cell office:value-type="string">
            <text:p>TX</text:p>
          </table:table-cell>
          <table:table-cell office:value-type="string">
            <text:p>78408</text:p>
          </table:table-cell>
          <table:table-cell office:value-type="string">
            <text:p>361792392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354 MCARDLE ROAD</text:p>
          </table:table-cell>
          <table:table-cell office:value-type="string">
            <text:p>CORPUS CHRISTI</text:p>
          </table:table-cell>
          <table:table-cell office:value-type="string">
            <text:p>TX</text:p>
          </table:table-cell>
          <table:table-cell office:value-type="string">
            <text:p>78411</text:p>
          </table:table-cell>
          <table:table-cell office:value-type="string">
            <text:p>36199191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090 EAST ILIFF</text:p>
          </table:table-cell>
          <table:table-cell office:value-type="string">
            <text:p>DENVER</text:p>
          </table:table-cell>
          <table:table-cell office:value-type="string">
            <text:p>CO</text:p>
          </table:table-cell>
          <table:table-cell office:value-type="string">
            <text:p>80222</text:p>
          </table:table-cell>
          <table:table-cell office:value-type="string">
            <text:p>303756942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07 W LAS ANIMAS</text:p>
          </table:table-cell>
          <table:table-cell office:value-type="string">
            <text:p>COLORADO SPRINGS</text:p>
          </table:table-cell>
          <table:table-cell office:value-type="string">
            <text:p>CO</text:p>
          </table:table-cell>
          <table:table-cell office:value-type="string">
            <text:p>80903</text:p>
          </table:table-cell>
          <table:table-cell office:value-type="string">
            <text:p>71963456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3 PERRY ROAD</text:p>
          </table:table-cell>
          <table:table-cell office:value-type="string">
            <text:p>BANGOR</text:p>
          </table:table-cell>
          <table:table-cell office:value-type="string">
            <text:p>ME</text:p>
          </table:table-cell>
          <table:table-cell office:value-type="string">
            <text:p>04401</text:p>
          </table:table-cell>
          <table:table-cell office:value-type="string">
            <text:p>20794554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830 CARQUEST DRIVE</text:p>
          </table:table-cell>
          <table:table-cell office:value-type="string">
            <text:p>BRUNSWICK</text:p>
          </table:table-cell>
          <table:table-cell office:value-type="string">
            <text:p>OH</text:p>
          </table:table-cell>
          <table:table-cell office:value-type="string">
            <text:p>44212</text:p>
          </table:table-cell>
          <table:table-cell office:value-type="string">
            <text:p>33022531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031-B FARROW ROAD</text:p>
          </table:table-cell>
          <table:table-cell office:value-type="string">
            <text:p>COLUMBIA</text:p>
          </table:table-cell>
          <table:table-cell office:value-type="string">
            <text:p>SC</text:p>
          </table:table-cell>
          <table:table-cell office:value-type="string">
            <text:p>29203</text:p>
          </table:table-cell>
          <table:table-cell office:value-type="string">
            <text:p>803419106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635 <text:s/>EAST MILLBROOK RD</text:p>
          </table:table-cell>
          <table:table-cell office:value-type="string">
            <text:p>RALEIGH</text:p>
          </table:table-cell>
          <table:table-cell office:value-type="string">
            <text:p>NC</text:p>
          </table:table-cell>
          <table:table-cell office:value-type="string">
            <text:p>27604</text:p>
          </table:table-cell>
          <table:table-cell office:value-type="string">
            <text:p>91987684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44 S GIRL SCHOOL RD</text:p>
          </table:table-cell>
          <table:table-cell office:value-type="string">
            <text:p>INDIANAPOLIS</text:p>
          </table:table-cell>
          <table:table-cell office:value-type="string">
            <text:p>IN</text:p>
          </table:table-cell>
          <table:table-cell office:value-type="string">
            <text:p>46231</text:p>
          </table:table-cell>
          <table:table-cell office:value-type="string">
            <text:p>31724062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989 GEORGETOWN RD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string">
            <text:p>40511</text:p>
          </table:table-cell>
          <table:table-cell office:value-type="string">
            <text:p>85925902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339 AIRWAYS</text:p>
          </table:table-cell>
          <table:table-cell office:value-type="string">
            <text:p>SOUTHAVEN</text:p>
          </table:table-cell>
          <table:table-cell office:value-type="string">
            <text:p>MS</text:p>
          </table:table-cell>
          <table:table-cell office:value-type="string">
            <text:p>38671</text:p>
          </table:table-cell>
          <table:table-cell office:value-type="string">
            <text:p>662349123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065-A SELMA HIWAY</text:p>
          </table:table-cell>
          <table:table-cell office:value-type="string">
            <text:p>MONTGOMERY</text:p>
          </table:table-cell>
          <table:table-cell office:value-type="string">
            <text:p>AL</text:p>
          </table:table-cell>
          <table:table-cell office:value-type="string">
            <text:p>36108</text:p>
          </table:table-cell>
          <table:table-cell office:value-type="string">
            <text:p>33428428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02 S 51ST AVE</text:p>
          </table:table-cell>
          <table:table-cell office:value-type="string">
            <text:p>PHOENIX</text:p>
          </table:table-cell>
          <table:table-cell office:value-type="string">
            <text:p>AZ</text:p>
          </table:table-cell>
          <table:table-cell office:value-type="string">
            <text:p>85043</text:p>
          </table:table-cell>
          <table:table-cell office:value-type="string">
            <text:p>602282129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325 EAST 49TH AVE UNIT B</text:p>
          </table:table-cell>
          <table:table-cell office:value-type="string">
            <text:p>DENVER</text:p>
          </table:table-cell>
          <table:table-cell office:value-type="string">
            <text:p>CO</text:p>
          </table:table-cell>
          <table:table-cell office:value-type="string">
            <text:p>80238</text:p>
          </table:table-cell>
          <table:table-cell office:value-type="string">
            <text:p>30357433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001 HAWKINS NE</text:p>
          </table:table-cell>
          <table:table-cell office:value-type="string">
            <text:p>ALBUQUERQUE</text:p>
          </table:table-cell>
          <table:table-cell office:value-type="string">
            <text:p>NM</text:p>
          </table:table-cell>
          <table:table-cell office:value-type="string">
            <text:p>87109</text:p>
          </table:table-cell>
          <table:table-cell office:value-type="string">
            <text:p>505343123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00-B N. INDEPENDENCE</text:p>
          </table:table-cell>
          <table:table-cell office:value-type="string">
            <text:p>ROMEOVILLE</text:p>
          </table:table-cell>
          <table:table-cell office:value-type="string">
            <text:p>IL</text:p>
          </table:table-cell>
          <table:table-cell office:value-type="string">
            <text:p>60446</text:p>
          </table:table-cell>
          <table:table-cell office:value-type="string">
            <text:p>630378112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751 NEIMAN RD</text:p>
          </table:table-cell>
          <table:table-cell office:value-type="string">
            <text:p>SHAWNEE</text:p>
          </table:table-cell>
          <table:table-cell office:value-type="string">
            <text:p>KS</text:p>
          </table:table-cell>
          <table:table-cell office:value-type="string">
            <text:p>66214</text:p>
          </table:table-cell>
          <table:table-cell office:value-type="string">
            <text:p>9139625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55 SOUTH 3600 WEST</text:p>
          </table:table-cell>
          <table:table-cell office:value-type="string">
            <text:p>SALT LAKE CITY</text:p>
          </table:table-cell>
          <table:table-cell office:value-type="string">
            <text:p>UT</text:p>
          </table:table-cell>
          <table:table-cell office:value-type="string">
            <text:p>84104</text:p>
          </table:table-cell>
          <table:table-cell office:value-type="string">
            <text:p>80188687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676 SOUTH WADSWORTH BLVD</text:p>
          </table:table-cell>
          <table:table-cell office:value-type="string">
            <text:p>LITTLETON</text:p>
          </table:table-cell>
          <table:table-cell office:value-type="string">
            <text:p>CO</text:p>
          </table:table-cell>
          <table:table-cell office:value-type="string">
            <text:p>80123</text:p>
          </table:table-cell>
          <table:table-cell office:value-type="string">
            <text:p>30393296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E. 104TH AVENUE</text:p>
          </table:table-cell>
          <table:table-cell office:value-type="string">
            <text:p>COMMERCE CITY</text:p>
          </table:table-cell>
          <table:table-cell office:value-type="string">
            <text:p>CO</text:p>
          </table:table-cell>
          <table:table-cell office:value-type="string">
            <text:p>80022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302 SOUTH FEDERAL CIRCLE</text:p>
          </table:table-cell>
          <table:table-cell office:value-type="string">
            <text:p>LITTLETON</text:p>
          </table:table-cell>
          <table:table-cell office:value-type="string">
            <text:p>CO</text:p>
          </table:table-cell>
          <table:table-cell office:value-type="string">
            <text:p>80123</text:p>
          </table:table-cell>
          <table:table-cell office:value-type="string">
            <text:p>30398501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701 S. POTOMAC ST.</text:p>
          </table:table-cell>
          <table:table-cell office:value-type="string">
            <text:p>CENTENNIAL</text:p>
          </table:table-cell>
          <table:table-cell office:value-type="string">
            <text:p>CO</text:p>
          </table:table-cell>
          <table:table-cell office:value-type="string">
            <text:p>80112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7 NORTH GREENVILLE</text:p>
          </table:table-cell>
          <table:table-cell office:value-type="string">
            <text:p>ALLEN</text:p>
          </table:table-cell>
          <table:table-cell office:value-type="string">
            <text:p>TX</text:p>
          </table:table-cell>
          <table:table-cell office:value-type="string">
            <text:p>75002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855 LAKE JUNE ROAD</text:p>
          </table:table-cell>
          <table:table-cell office:value-type="string">
            <text:p>BALCH SPRINGS</text:p>
          </table:table-cell>
          <table:table-cell office:value-type="string">
            <text:p>TX</text:p>
          </table:table-cell>
          <table:table-cell office:value-type="string">
            <text:p>75180</text:p>
          </table:table-cell>
          <table:table-cell office:value-type="string">
            <text:p>97228567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25 SW WILSHIRE BLVD</text:p>
          </table:table-cell>
          <table:table-cell office:value-type="string">
            <text:p>BURLESON</text:p>
          </table:table-cell>
          <table:table-cell office:value-type="string">
            <text:p>TX</text:p>
          </table:table-cell>
          <table:table-cell office:value-type="string">
            <text:p>76028</text:p>
          </table:table-cell>
          <table:table-cell office:value-type="string">
            <text:p>817426437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540 CAMP BOWIE BLVD</text:p>
          </table:table-cell>
          <table:table-cell office:value-type="string">
            <text:p>FORT WORTH</text:p>
          </table:table-cell>
          <table:table-cell office:value-type="string">
            <text:p>TX</text:p>
          </table:table-cell>
          <table:table-cell office:value-type="string">
            <text:p>76116</text:p>
          </table:table-cell>
          <table:table-cell office:value-type="string">
            <text:p>81748462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6 EAST BELTLINE ROAD</text:p>
          </table:table-cell>
          <table:table-cell office:value-type="string">
            <text:p>CEDAR HILL</text:p>
          </table:table-cell>
          <table:table-cell office:value-type="string">
            <text:p>TX</text:p>
          </table:table-cell>
          <table:table-cell office:value-type="string">
            <text:p>75104</text:p>
          </table:table-cell>
          <table:table-cell office:value-type="string">
            <text:p>972293123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09 W. HENDERSON STREET</text:p>
          </table:table-cell>
          <table:table-cell office:value-type="string">
            <text:p>CLEBURNE</text:p>
          </table:table-cell>
          <table:table-cell office:value-type="string">
            <text:p>TX</text:p>
          </table:table-cell>
          <table:table-cell office:value-type="string">
            <text:p>76031</text:p>
          </table:table-cell>
          <table:table-cell office:value-type="string">
            <text:p>68297064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26 COCKRELL HILL ROAD</text:p>
          </table:table-cell>
          <table:table-cell office:value-type="string">
            <text:p>COCKRELL HILL</text:p>
          </table:table-cell>
          <table:table-cell office:value-type="string">
            <text:p>TX</text:p>
          </table:table-cell>
          <table:table-cell office:value-type="string">
            <text:p>75211</text:p>
          </table:table-cell>
          <table:table-cell office:value-type="string">
            <text:p>214810709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25 COIT ROAD</text:p>
          </table:table-cell>
          <table:table-cell office:value-type="string">
            <text:p>PLANO</text:p>
          </table:table-cell>
          <table:table-cell office:value-type="string">
            <text:p>TX</text:p>
          </table:table-cell>
          <table:table-cell office:value-type="string">
            <text:p>75075</text:p>
          </table:table-cell>
          <table:table-cell office:value-type="string">
            <text:p>97280546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300 DENTON HIGHWAY</text:p>
          </table:table-cell>
          <table:table-cell office:value-type="string">
            <text:p>DENTON</text:p>
          </table:table-cell>
          <table:table-cell office:value-type="string">
            <text:p>TX</text:p>
          </table:table-cell>
          <table:table-cell office:value-type="string">
            <text:p>76148</text:p>
          </table:table-cell>
          <table:table-cell office:value-type="string">
            <text:p>81750321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00 DALLAS DR</text:p>
          </table:table-cell>
          <table:table-cell office:value-type="string">
            <text:p>DENTON</text:p>
          </table:table-cell>
          <table:table-cell office:value-type="string">
            <text:p>TX</text:p>
          </table:table-cell>
          <table:table-cell office:value-type="string">
            <text:p>76205</text:p>
          </table:table-cell>
          <table:table-cell office:value-type="string">
            <text:p>94048413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25 EAST BELTLINE ROAD</text:p>
          </table:table-cell>
          <table:table-cell office:value-type="string">
            <text:p>DESOTO</text:p>
          </table:table-cell>
          <table:table-cell office:value-type="string">
            <text:p>TX</text:p>
          </table:table-cell>
          <table:table-cell office:value-type="string">
            <text:p>75115</text:p>
          </table:table-cell>
          <table:table-cell office:value-type="string">
            <text:p>46953027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054 EAST LANCASTER AVENUE</text:p>
          </table:table-cell>
          <table:table-cell office:value-type="string">
            <text:p>FORT WORTH</text:p>
          </table:table-cell>
          <table:table-cell office:value-type="string">
            <text:p>TX</text:p>
          </table:table-cell>
          <table:table-cell office:value-type="string">
            <text:p>76103</text:p>
          </table:table-cell>
          <table:table-cell office:value-type="string">
            <text:p>81753531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11 EAST ABRAM STREET</text:p>
          </table:table-cell>
          <table:table-cell office:value-type="string">
            <text:p>ARLINGTON</text:p>
          </table:table-cell>
          <table:table-cell office:value-type="string">
            <text:p>TX</text:p>
          </table:table-cell>
          <table:table-cell office:value-type="string">
            <text:p>76010</text:p>
          </table:table-cell>
          <table:table-cell office:value-type="string">
            <text:p>81745922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20 EAST IRVING BLVD.</text:p>
          </table:table-cell>
          <table:table-cell office:value-type="string">
            <text:p>IRVING</text:p>
          </table:table-cell>
          <table:table-cell office:value-type="string">
            <text:p>TX</text:p>
          </table:table-cell>
          <table:table-cell office:value-type="string">
            <text:p>75060</text:p>
          </table:table-cell>
          <table:table-cell office:value-type="string">
            <text:p>97257934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03 W. EULESS BLVD</text:p>
          </table:table-cell>
          <table:table-cell office:value-type="string">
            <text:p>EULESS</text:p>
          </table:table-cell>
          <table:table-cell office:value-type="string">
            <text:p>TX</text:p>
          </table:table-cell>
          <table:table-cell office:value-type="string">
            <text:p>76040</text:p>
          </table:table-cell>
          <table:table-cell office:value-type="string">
            <text:p>81751070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024 JOSEY LANE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string">
            <text:p>75234</text:p>
          </table:table-cell>
          <table:table-cell office:value-type="string">
            <text:p>97224725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301 WICHITA STREET SUITE 100</text:p>
          </table:table-cell>
          <table:table-cell office:value-type="string">
            <text:p>FOREST HILL</text:p>
          </table:table-cell>
          <table:table-cell office:value-type="string">
            <text:p>TX</text:p>
          </table:table-cell>
          <table:table-cell office:value-type="string">
            <text:p>76119</text:p>
          </table:table-cell>
          <table:table-cell office:value-type="string">
            <text:p>817535322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323 GARLAND ROAD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string">
            <text:p>75218</text:p>
          </table:table-cell>
          <table:table-cell office:value-type="string">
            <text:p>214660996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25 SOUTH BELTLINE RD</text:p>
          </table:table-cell>
          <table:table-cell office:value-type="string">
            <text:p>GRAND PRAIRIE</text:p>
          </table:table-cell>
          <table:table-cell office:value-type="string">
            <text:p>TX</text:p>
          </table:table-cell>
          <table:table-cell office:value-type="string">
            <text:p>75051</text:p>
          </table:table-cell>
          <table:table-cell office:value-type="string">
            <text:p>97264216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300 HALTOM ROAD</text:p>
          </table:table-cell>
          <table:table-cell office:value-type="string">
            <text:p>HALTOM CITY</text:p>
          </table:table-cell>
          <table:table-cell office:value-type="string">
            <text:p>TX</text:p>
          </table:table-cell>
          <table:table-cell office:value-type="string">
            <text:p>76117</text:p>
          </table:table-cell>
          <table:table-cell office:value-type="string">
            <text:p>682647000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037 HEMPHILL STREET</text:p>
          </table:table-cell>
          <table:table-cell office:value-type="string">
            <text:p>FORT WORTH</text:p>
          </table:table-cell>
          <table:table-cell office:value-type="string">
            <text:p>TX</text:p>
          </table:table-cell>
          <table:table-cell office:value-type="string">
            <text:p>76115</text:p>
          </table:table-cell>
          <table:table-cell office:value-type="string">
            <text:p>817768812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50 WEST PIPELINE ROAD</text:p>
          </table:table-cell>
          <table:table-cell office:value-type="string">
            <text:p>HURST</text:p>
          </table:table-cell>
          <table:table-cell office:value-type="string">
            <text:p>TX</text:p>
          </table:table-cell>
          <table:table-cell office:value-type="string">
            <text:p>76053</text:p>
          </table:table-cell>
          <table:table-cell office:value-type="string">
            <text:p>81728505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484 WEST ILLINOIS AVENUE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string">
            <text:p>75233</text:p>
          </table:table-cell>
          <table:table-cell office:value-type="string">
            <text:p>21462307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880 INWOOD ROAD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string">
            <text:p>75235</text:p>
          </table:table-cell>
          <table:table-cell office:value-type="string">
            <text:p>21435000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220 JACKSBORO HIGHWAY</text:p>
          </table:table-cell>
          <table:table-cell office:value-type="string">
            <text:p>FORT WORTH</text:p>
          </table:table-cell>
          <table:table-cell office:value-type="string">
            <text:p>TX</text:p>
          </table:table-cell>
          <table:table-cell office:value-type="string">
            <text:p>76114</text:p>
          </table:table-cell>
          <table:table-cell office:value-type="string">
            <text:p>81762538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890 K AVENUE</text:p>
          </table:table-cell>
          <table:table-cell office:value-type="string">
            <text:p>PLANO</text:p>
          </table:table-cell>
          <table:table-cell office:value-type="string">
            <text:p>TX</text:p>
          </table:table-cell>
          <table:table-cell office:value-type="string">
            <text:p>75074</text:p>
          </table:table-cell>
          <table:table-cell office:value-type="string">
            <text:p>97242223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59 KELLER PARKWAY</text:p>
          </table:table-cell>
          <table:table-cell office:value-type="string">
            <text:p>KELLER</text:p>
          </table:table-cell>
          <table:table-cell office:value-type="string">
            <text:p>TX</text:p>
          </table:table-cell>
          <table:table-cell office:value-type="string">
            <text:p>76248</text:p>
          </table:table-cell>
          <table:table-cell office:value-type="string">
            <text:p>81737939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2 WEST DEBBIE LANE</text:p>
          </table:table-cell>
          <table:table-cell office:value-type="string">
            <text:p>MANSFIELD</text:p>
          </table:table-cell>
          <table:table-cell office:value-type="string">
            <text:p>TX</text:p>
          </table:table-cell>
          <table:table-cell office:value-type="string">
            <text:p>76063</text:p>
          </table:table-cell>
          <table:table-cell office:value-type="string">
            <text:p>81747318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/>
          <table:table-cell office:value-type="string">
            <text:p>MESQUITE</text:p>
          </table:table-cell>
          <table:table-cell office:value-type="string">
            <text:p>TX</text:p>
          </table:table-cell>
          <table:table-cell office:value-type="string">
            <text:p>75150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650 MIDWAY ROAD</text:p>
          </table:table-cell>
          <table:table-cell office:value-type="string">
            <text:p>CARROLLTON</text:p>
          </table:table-cell>
          <table:table-cell office:value-type="string">
            <text:p>TX</text:p>
          </table:table-cell>
          <table:table-cell office:value-type="string">
            <text:p>75006</text:p>
          </table:table-cell>
          <table:table-cell office:value-type="string">
            <text:p>972735939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11 PIONEER PARKWAY</text:p>
          </table:table-cell>
          <table:table-cell office:value-type="string">
            <text:p>ARLINGTON</text:p>
          </table:table-cell>
          <table:table-cell office:value-type="string">
            <text:p>TX</text:p>
          </table:table-cell>
          <table:table-cell office:value-type="string">
            <text:p>76013</text:p>
          </table:table-cell>
          <table:table-cell office:value-type="string">
            <text:p>81746006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50 NORTH PLANO ROAD</text:p>
          </table:table-cell>
          <table:table-cell office:value-type="string">
            <text:p>GARLAND</text:p>
          </table:table-cell>
          <table:table-cell office:value-type="string">
            <text:p>TX</text:p>
          </table:table-cell>
          <table:table-cell office:value-type="string">
            <text:p>75042</text:p>
          </table:table-cell>
          <table:table-cell office:value-type="string">
            <text:p>97227256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072 BOULEVARD 26</text:p>
          </table:table-cell>
          <table:table-cell office:value-type="string">
            <text:p>RICHLAND HILLS</text:p>
          </table:table-cell>
          <table:table-cell office:value-type="string">
            <text:p>TX</text:p>
          </table:table-cell>
          <table:table-cell office:value-type="string">
            <text:p>76180</text:p>
          </table:table-cell>
          <table:table-cell office:value-type="string">
            <text:p>81759528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15 S. GOLIAD STREET</text:p>
          </table:table-cell>
          <table:table-cell office:value-type="string">
            <text:p>ROCKWALL</text:p>
          </table:table-cell>
          <table:table-cell office:value-type="string">
            <text:p>TX</text:p>
          </table:table-cell>
          <table:table-cell office:value-type="string">
            <text:p>75087</text:p>
          </table:table-cell>
          <table:table-cell office:value-type="string">
            <text:p>97272227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414 ROWLETT ROAD</text:p>
          </table:table-cell>
          <table:table-cell office:value-type="string">
            <text:p>ROWLETT</text:p>
          </table:table-cell>
          <table:table-cell office:value-type="string">
            <text:p>TX</text:p>
          </table:table-cell>
          <table:table-cell office:value-type="string">
            <text:p>75089</text:p>
          </table:table-cell>
          <table:table-cell office:value-type="string">
            <text:p>97241224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020 SOUTH LANCASTER RD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string">
            <text:p>75216</text:p>
          </table:table-cell>
          <table:table-cell office:value-type="string">
            <text:p>2143728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7 SOUTH CARROLL AVE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string">
            <text:p>75226</text:p>
          </table:table-cell>
          <table:table-cell office:value-type="string">
            <text:p>46989350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00 SOUTH SAGINAW BLVD</text:p>
          </table:table-cell>
          <table:table-cell office:value-type="string">
            <text:p>SAGINAW</text:p>
          </table:table-cell>
          <table:table-cell office:value-type="string">
            <text:p>TX</text:p>
          </table:table-cell>
          <table:table-cell office:value-type="string">
            <text:p>76179</text:p>
          </table:table-cell>
          <table:table-cell office:value-type="string">
            <text:p>81723287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3 SOUTH 1ST STREET</text:p>
          </table:table-cell>
          <table:table-cell office:value-type="string">
            <text:p>GARLAND</text:p>
          </table:table-cell>
          <table:table-cell office:value-type="string">
            <text:p>TX</text:p>
          </table:table-cell>
          <table:table-cell office:value-type="string">
            <text:p>75040</text:p>
          </table:table-cell>
          <table:table-cell office:value-type="string">
            <text:p>97220519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685 SOUTH BUCKNER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string">
            <text:p>75217</text:p>
          </table:table-cell>
          <table:table-cell office:value-type="string">
            <text:p>21439893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904 N BELT LINE RD SUITE 2928</text:p>
          </table:table-cell>
          <table:table-cell office:value-type="string">
            <text:p>IRVING</text:p>
          </table:table-cell>
          <table:table-cell office:value-type="string">
            <text:p>TX</text:p>
          </table:table-cell>
          <table:table-cell office:value-type="string">
            <text:p>75062</text:p>
          </table:table-cell>
          <table:table-cell office:value-type="string">
            <text:p>972252219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901 MAIN STREET</text:p>
          </table:table-cell>
          <table:table-cell office:value-type="string">
            <text:p>THE COLONY</text:p>
          </table:table-cell>
          <table:table-cell office:value-type="string">
            <text:p>TX</text:p>
          </table:table-cell>
          <table:table-cell office:value-type="string">
            <text:p>75056</text:p>
          </table:table-cell>
          <table:table-cell office:value-type="string">
            <text:p>469362369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401 MCCART AVENUE</text:p>
          </table:table-cell>
          <table:table-cell office:value-type="string">
            <text:p>FORT WORTH</text:p>
          </table:table-cell>
          <table:table-cell office:value-type="string">
            <text:p>TX</text:p>
          </table:table-cell>
          <table:table-cell office:value-type="string">
            <text:p>76133</text:p>
          </table:table-cell>
          <table:table-cell office:value-type="string">
            <text:p>81729233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23 CANTRELL SANSOM RD</text:p>
          </table:table-cell>
          <table:table-cell office:value-type="string">
            <text:p>BLUE MOUND</text:p>
          </table:table-cell>
          <table:table-cell office:value-type="string">
            <text:p>TX</text:p>
          </table:table-cell>
          <table:table-cell office:value-type="string">
            <text:p>76131</text:p>
          </table:table-cell>
          <table:table-cell office:value-type="string">
            <text:p>81780616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01 E. CAMP WISDOM ROAD</text:p>
          </table:table-cell>
          <table:table-cell office:value-type="string">
            <text:p>DUNCANVILLE</text:p>
          </table:table-cell>
          <table:table-cell office:value-type="string">
            <text:p>TX</text:p>
          </table:table-cell>
          <table:table-cell office:value-type="string">
            <text:p>75116</text:p>
          </table:table-cell>
          <table:table-cell office:value-type="string">
            <text:p>97229828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929 ALAMEDA AVE</text:p>
          </table:table-cell>
          <table:table-cell office:value-type="string">
            <text:p>EL PASO</text:p>
          </table:table-cell>
          <table:table-cell office:value-type="string">
            <text:p>TX</text:p>
          </table:table-cell>
          <table:table-cell office:value-type="string">
            <text:p>79905</text:p>
          </table:table-cell>
          <table:table-cell office:value-type="string">
            <text:p>91531730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372 DONIPHAN ROAD</text:p>
          </table:table-cell>
          <table:table-cell office:value-type="string">
            <text:p>EL PASO</text:p>
          </table:table-cell>
          <table:table-cell office:value-type="string">
            <text:p>TX</text:p>
          </table:table-cell>
          <table:table-cell office:value-type="string">
            <text:p>79932</text:p>
          </table:table-cell>
          <table:table-cell office:value-type="string">
            <text:p>915444501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305 DYER STREET STE A</text:p>
          </table:table-cell>
          <table:table-cell office:value-type="string">
            <text:p>EL PASO</text:p>
          </table:table-cell>
          <table:table-cell office:value-type="string">
            <text:p>TX</text:p>
          </table:table-cell>
          <table:table-cell office:value-type="string">
            <text:p>79904</text:p>
          </table:table-cell>
          <table:table-cell office:value-type="string">
            <text:p>91544450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426 MONTANA STREET</text:p>
          </table:table-cell>
          <table:table-cell office:value-type="string">
            <text:p>EL PASO</text:p>
          </table:table-cell>
          <table:table-cell office:value-type="string">
            <text:p>TX</text:p>
          </table:table-cell>
          <table:table-cell office:value-type="string">
            <text:p>79925</text:p>
          </table:table-cell>
          <table:table-cell office:value-type="string">
            <text:p>91561326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15 NORTH ZARAGOZA ROAD</text:p>
          </table:table-cell>
          <table:table-cell office:value-type="string">
            <text:p>EL PASO</text:p>
          </table:table-cell>
          <table:table-cell office:value-type="string">
            <text:p>TX</text:p>
          </table:table-cell>
          <table:table-cell office:value-type="string">
            <text:p>79907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01 EAST MULBERRY</text:p>
          </table:table-cell>
          <table:table-cell office:value-type="string">
            <text:p>FT COLLINS</text:p>
          </table:table-cell>
          <table:table-cell office:value-type="string">
            <text:p>CO</text:p>
          </table:table-cell>
          <table:table-cell office:value-type="string">
            <text:p>80524</text:p>
          </table:table-cell>
          <table:table-cell office:value-type="string">
            <text:p>970372404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124 W DIVISION</text:p>
          </table:table-cell>
          <table:table-cell office:value-type="string">
            <text:p>ARLINGTON</text:p>
          </table:table-cell>
          <table:table-cell office:value-type="string">
            <text:p>TX</text:p>
          </table:table-cell>
          <table:table-cell office:value-type="string">
            <text:p>76012</text:p>
          </table:table-cell>
          <table:table-cell office:value-type="string">
            <text:p>81754872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4 E SHORT ST</text:p>
          </table:table-cell>
          <table:table-cell office:value-type="string">
            <text:p>KENNEDALE</text:p>
          </table:table-cell>
          <table:table-cell office:value-type="string">
            <text:p>TX</text:p>
          </table:table-cell>
          <table:table-cell office:value-type="string">
            <text:p>76060</text:p>
          </table:table-cell>
          <table:table-cell office:value-type="string">
            <text:p>817478112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893 NORTH AVENUE</text:p>
          </table:table-cell>
          <table:table-cell office:value-type="string">
            <text:p>GRAND JUNCTION</text:p>
          </table:table-cell>
          <table:table-cell office:value-type="string">
            <text:p>CO</text:p>
          </table:table-cell>
          <table:table-cell office:value-type="string">
            <text:p>81501</text:p>
          </table:table-cell>
          <table:table-cell office:value-type="string">
            <text:p>97046240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805 SOUTH EAST STREET</text:p>
          </table:table-cell>
          <table:table-cell office:value-type="string">
            <text:p>INDIANAPOLIS</text:p>
          </table:table-cell>
          <table:table-cell office:value-type="string">
            <text:p>IN</text:p>
          </table:table-cell>
          <table:table-cell office:value-type="string">
            <text:p>46227</text:p>
          </table:table-cell>
          <table:table-cell office:value-type="string">
            <text:p>317789009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004 SOUTH CEDAR STREET</text:p>
          </table:table-cell>
          <table:table-cell office:value-type="string">
            <text:p>LANSING</text:p>
          </table:table-cell>
          <table:table-cell office:value-type="string">
            <text:p>MI</text:p>
          </table:table-cell>
          <table:table-cell office:value-type="string">
            <text:p>48911</text:p>
          </table:table-cell>
          <table:table-cell office:value-type="string">
            <text:p>517268859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00 E PRIEN LAKE ROAD</text:p>
          </table:table-cell>
          <table:table-cell office:value-type="string">
            <text:p>LAKE CHARLES</text:p>
          </table:table-cell>
          <table:table-cell office:value-type="string">
            <text:p>LA</text:p>
          </table:table-cell>
          <table:table-cell office:value-type="string">
            <text:p>70601</text:p>
          </table:table-cell>
          <table:table-cell office:value-type="string">
            <text:p>33747751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09 NORTH CANAL STREET</text:p>
          </table:table-cell>
          <table:table-cell office:value-type="string">
            <text:p>LEESBURG</text:p>
          </table:table-cell>
          <table:table-cell office:value-type="string">
            <text:p>FL</text:p>
          </table:table-cell>
          <table:table-cell office:value-type="string">
            <text:p>34749</text:p>
          </table:table-cell>
          <table:table-cell office:value-type="string">
            <text:p>352787126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500 PLANTSIDE DRIVE</text:p>
          </table:table-cell>
          <table:table-cell office:value-type="string">
            <text:p>LOUISVILLE</text:p>
          </table:table-cell>
          <table:table-cell office:value-type="string">
            <text:p>KY</text:p>
          </table:table-cell>
          <table:table-cell office:value-type="string">
            <text:p>40299</text:p>
          </table:table-cell>
          <table:table-cell office:value-type="string">
            <text:p>50249338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989 STAGE ROAD</text:p>
          </table:table-cell>
          <table:table-cell office:value-type="string">
            <text:p>BARTLETT</text:p>
          </table:table-cell>
          <table:table-cell office:value-type="string">
            <text:p>TN</text:p>
          </table:table-cell>
          <table:table-cell office:value-type="string">
            <text:p>38133</text:p>
          </table:table-cell>
          <table:table-cell office:value-type="string">
            <text:p>90137384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3840 INDUSTRIAL PARK BLVD</text:p>
          </table:table-cell>
          <table:table-cell office:value-type="string">
            <text:p>PLYMOUTH</text:p>
          </table:table-cell>
          <table:table-cell office:value-type="string">
            <text:p>MN</text:p>
          </table:table-cell>
          <table:table-cell office:value-type="string">
            <text:p>55441</text:p>
          </table:table-cell>
          <table:table-cell office:value-type="string">
            <text:p>76355027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6 N FRANKLIN</text:p>
          </table:table-cell>
          <table:table-cell office:value-type="string">
            <text:p>DUNKIRK</text:p>
          </table:table-cell>
          <table:table-cell office:value-type="string">
            <text:p>IN</text:p>
          </table:table-cell>
          <table:table-cell office:value-type="string">
            <text:p>47336</text:p>
          </table:table-cell>
          <table:table-cell office:value-type="string">
            <text:p>76576877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01 WEST 8TH STREET</text:p>
          </table:table-cell>
          <table:table-cell office:value-type="string">
            <text:p>MUNCIE</text:p>
          </table:table-cell>
          <table:table-cell office:value-type="string">
            <text:p>IN</text:p>
          </table:table-cell>
          <table:table-cell office:value-type="string">
            <text:p>47302</text:p>
          </table:table-cell>
          <table:table-cell office:value-type="string">
            <text:p>76528855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735 WASHINGTON BLVD</text:p>
          </table:table-cell>
          <table:table-cell office:value-type="string">
            <text:p>OGDEN</text:p>
          </table:table-cell>
          <table:table-cell office:value-type="string">
            <text:p>UT</text:p>
          </table:table-cell>
          <table:table-cell office:value-type="string">
            <text:p>84404</text:p>
          </table:table-cell>
          <table:table-cell office:value-type="string">
            <text:p>80139343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 APACHE TRAIL</text:p>
          </table:table-cell>
          <table:table-cell/>
          <table:table-cell office:value-type="string">
            <text:p>AZ</text:p>
          </table:table-cell>
          <table:table-cell office:value-type="string">
            <text:p>85120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PARCEL # 500-10-008-D</text:p>
          </table:table-cell>
          <table:table-cell office:value-type="string">
            <text:p>AVONDALE</text:p>
          </table:table-cell>
          <table:table-cell office:value-type="string">
            <text:p>AZ</text:p>
          </table:table-cell>
          <table:table-cell office:value-type="string">
            <text:p>85323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/>
          <table:table-cell office:value-type="string">
            <text:p>MESA</text:p>
          </table:table-cell>
          <table:table-cell office:value-type="string">
            <text:p>AZ</text:p>
          </table:table-cell>
          <table:table-cell office:value-type="string">
            <text:p>85208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701 EAST DUNLAP AVENUE</text:p>
          </table:table-cell>
          <table:table-cell office:value-type="string">
            <text:p>PHOENIX</text:p>
          </table:table-cell>
          <table:table-cell office:value-type="string">
            <text:p>AZ</text:p>
          </table:table-cell>
          <table:table-cell office:value-type="string">
            <text:p>85020</text:p>
          </table:table-cell>
          <table:table-cell office:value-type="string">
            <text:p>60294422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246 W INDIAN SCHOOL ROAD</text:p>
          </table:table-cell>
          <table:table-cell office:value-type="string">
            <text:p>PHOENIX</text:p>
          </table:table-cell>
          <table:table-cell office:value-type="string">
            <text:p>AZ</text:p>
          </table:table-cell>
          <table:table-cell office:value-type="string">
            <text:p>85017</text:p>
          </table:table-cell>
          <table:table-cell office:value-type="string">
            <text:p>60299511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02 WEST UNIVERSITY DRIVE</text:p>
          </table:table-cell>
          <table:table-cell office:value-type="string">
            <text:p>MESA</text:p>
          </table:table-cell>
          <table:table-cell office:value-type="string">
            <text:p>AZ</text:p>
          </table:table-cell>
          <table:table-cell office:value-type="string">
            <text:p>85201</text:p>
          </table:table-cell>
          <table:table-cell office:value-type="string">
            <text:p>48083378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8630 NORTH 19TH AVENUE</text:p>
          </table:table-cell>
          <table:table-cell office:value-type="string">
            <text:p>PHOENIX</text:p>
          </table:table-cell>
          <table:table-cell office:value-type="string">
            <text:p>AZ</text:p>
          </table:table-cell>
          <table:table-cell office:value-type="string">
            <text:p>85027</text:p>
          </table:table-cell>
          <table:table-cell office:value-type="string">
            <text:p>62345567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240 NORTH SCOTTSDALE</text:p>
          </table:table-cell>
          <table:table-cell office:value-type="string">
            <text:p>TEMPE</text:p>
          </table:table-cell>
          <table:table-cell office:value-type="string">
            <text:p>AZ</text:p>
          </table:table-cell>
          <table:table-cell office:value-type="string">
            <text:p>85281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5475 N. NORTHSIGHT BLVD</text:p>
          </table:table-cell>
          <table:table-cell office:value-type="string">
            <text:p>SCOTTSDALE</text:p>
          </table:table-cell>
          <table:table-cell office:value-type="string">
            <text:p>AZ</text:p>
          </table:table-cell>
          <table:table-cell office:value-type="string">
            <text:p>85260</text:p>
          </table:table-cell>
          <table:table-cell office:value-type="string">
            <text:p>48092255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00 PHOENIX DRIVE</text:p>
          </table:table-cell>
          <table:table-cell office:value-type="string">
            <text:p>FINLEYVILLE</text:p>
          </table:table-cell>
          <table:table-cell office:value-type="string">
            <text:p>PA</text:p>
          </table:table-cell>
          <table:table-cell office:value-type="string">
            <text:p>15332</text:p>
          </table:table-cell>
          <table:table-cell office:value-type="string">
            <text:p>724348583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1 WEST BEAU ST</text:p>
          </table:table-cell>
          <table:table-cell office:value-type="string">
            <text:p>WASHINGTON</text:p>
          </table:table-cell>
          <table:table-cell office:value-type="string">
            <text:p>PA</text:p>
          </table:table-cell>
          <table:table-cell office:value-type="string">
            <text:p>15301</text:p>
          </table:table-cell>
          <table:table-cell office:value-type="string">
            <text:p>72422835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15 E CEDAR</text:p>
          </table:table-cell>
          <table:table-cell office:value-type="string">
            <text:p>POCATELLO</text:p>
          </table:table-cell>
          <table:table-cell office:value-type="string">
            <text:p>ID</text:p>
          </table:table-cell>
          <table:table-cell office:value-type="string">
            <text:p>83206</text:p>
          </table:table-cell>
          <table:table-cell office:value-type="string">
            <text:p>20823418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429 N. 5TH AVENUE</text:p>
          </table:table-cell>
          <table:table-cell office:value-type="string">
            <text:p>POCATELLO</text:p>
          </table:table-cell>
          <table:table-cell office:value-type="string">
            <text:p>ID</text:p>
          </table:table-cell>
          <table:table-cell office:value-type="string">
            <text:p>83201</text:p>
          </table:table-cell>
          <table:table-cell office:value-type="string">
            <text:p>20823313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7060 RUBEN LANE</text:p>
          </table:table-cell>
          <table:table-cell office:value-type="string">
            <text:p>SANDY</text:p>
          </table:table-cell>
          <table:table-cell office:value-type="string">
            <text:p>OR</text:p>
          </table:table-cell>
          <table:table-cell office:value-type="string">
            <text:p>97055</text:p>
          </table:table-cell>
          <table:table-cell office:value-type="string">
            <text:p>50366874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9375 SW TUALATIN VALLEY HWY</text:p>
          </table:table-cell>
          <table:table-cell office:value-type="string">
            <text:p>BEAVERTON</text:p>
          </table:table-cell>
          <table:table-cell office:value-type="string">
            <text:p>OR</text:p>
          </table:table-cell>
          <table:table-cell office:value-type="string">
            <text:p>97003</text:p>
          </table:table-cell>
          <table:table-cell office:value-type="string">
            <text:p>50325998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96 W MAIN STREET</text:p>
          </table:table-cell>
          <table:table-cell office:value-type="string">
            <text:p>RICHMOND</text:p>
          </table:table-cell>
          <table:table-cell office:value-type="string">
            <text:p>IN</text:p>
          </table:table-cell>
          <table:table-cell office:value-type="string">
            <text:p>47374</text:p>
          </table:table-cell>
          <table:table-cell office:value-type="string">
            <text:p>76596615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929 BANDERA RD</text:p>
          </table:table-cell>
          <table:table-cell office:value-type="string">
            <text:p>HELOTES</text:p>
          </table:table-cell>
          <table:table-cell office:value-type="string">
            <text:p>TX</text:p>
          </table:table-cell>
          <table:table-cell office:value-type="string">
            <text:p>78023</text:p>
          </table:table-cell>
          <table:table-cell office:value-type="string">
            <text:p>21069585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28 W PEDEN</text:p>
          </table:table-cell>
          <table:table-cell office:value-type="string">
            <text:p>SAN ANTONIO</text:p>
          </table:table-cell>
          <table:table-cell office:value-type="string">
            <text:p>TX</text:p>
          </table:table-cell>
          <table:table-cell office:value-type="string">
            <text:p>78204</text:p>
          </table:table-cell>
          <table:table-cell office:value-type="string">
            <text:p>21022641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307 FIRST AVE SOUTH</text:p>
          </table:table-cell>
          <table:table-cell office:value-type="string">
            <text:p>BURIEN</text:p>
          </table:table-cell>
          <table:table-cell office:value-type="string">
            <text:p>WA</text:p>
          </table:table-cell>
          <table:table-cell office:value-type="string">
            <text:p>98168</text:p>
          </table:table-cell>
          <table:table-cell office:value-type="string">
            <text:p>20624324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3530 PACIFIC HIGHWAY SOUTH</text:p>
          </table:table-cell>
          <table:table-cell office:value-type="string">
            <text:p>FEDERAL WAY</text:p>
          </table:table-cell>
          <table:table-cell office:value-type="string">
            <text:p>WA</text:p>
          </table:table-cell>
          <table:table-cell office:value-type="string">
            <text:p>98003</text:p>
          </table:table-cell>
          <table:table-cell office:value-type="string">
            <text:p>25366172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460 SE 256TH STREET</text:p>
          </table:table-cell>
          <table:table-cell office:value-type="string">
            <text:p>KENT</text:p>
          </table:table-cell>
          <table:table-cell office:value-type="string">
            <text:p>WA</text:p>
          </table:table-cell>
          <table:table-cell office:value-type="string">
            <text:p>98030</text:p>
          </table:table-cell>
          <table:table-cell office:value-type="string">
            <text:p>25352020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58 WEST 500 SOUTH</text:p>
          </table:table-cell>
          <table:table-cell office:value-type="string">
            <text:p>BOUNTIFUL</text:p>
          </table:table-cell>
          <table:table-cell office:value-type="string">
            <text:p>UT</text:p>
          </table:table-cell>
          <table:table-cell office:value-type="string">
            <text:p>84010</text:p>
          </table:table-cell>
          <table:table-cell office:value-type="string">
            <text:p>80168305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2260 SOUTH 300 EAST</text:p>
          </table:table-cell>
          <table:table-cell office:value-type="string">
            <text:p>SALT LAKE CITY</text:p>
          </table:table-cell>
          <table:table-cell office:value-type="string">
            <text:p>UT</text:p>
          </table:table-cell>
          <table:table-cell office:value-type="string">
            <text:p>84115</text:p>
          </table:table-cell>
          <table:table-cell office:value-type="string">
            <text:p>80148757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36 NORTH MAIN</text:p>
          </table:table-cell>
          <table:table-cell office:value-type="string">
            <text:p>LAYTON</text:p>
          </table:table-cell>
          <table:table-cell office:value-type="string">
            <text:p>UT</text:p>
          </table:table-cell>
          <table:table-cell office:value-type="string">
            <text:p>84041</text:p>
          </table:table-cell>
          <table:table-cell office:value-type="string">
            <text:p>80154419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2583 S 2200 W</text:p>
          </table:table-cell>
          <table:table-cell office:value-type="string">
            <text:p>RIVERTON</text:p>
          </table:table-cell>
          <table:table-cell office:value-type="string">
            <text:p>UT</text:p>
          </table:table-cell>
          <table:table-cell office:value-type="string">
            <text:p>84065</text:p>
          </table:table-cell>
          <table:table-cell office:value-type="string">
            <text:p>80130881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5740 SOUTH 1900 WEST</text:p>
          </table:table-cell>
          <table:table-cell office:value-type="string">
            <text:p>ROY</text:p>
          </table:table-cell>
          <table:table-cell office:value-type="string">
            <text:p>UT</text:p>
          </table:table-cell>
          <table:table-cell office:value-type="string">
            <text:p>84067</text:p>
          </table:table-cell>
          <table:table-cell office:value-type="string">
            <text:p>801779322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887 W 400 S</text:p>
          </table:table-cell>
          <table:table-cell office:value-type="string">
            <text:p>SPRINGVILLE</text:p>
          </table:table-cell>
          <table:table-cell office:value-type="string">
            <text:p>UT</text:p>
          </table:table-cell>
          <table:table-cell office:value-type="string">
            <text:p>84663</text:p>
          </table:table-cell>
          <table:table-cell office:value-type="string">
            <text:p>80182202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0620 PACIFIC HIGHWAY S</text:p>
          </table:table-cell>
          <table:table-cell office:value-type="string">
            <text:p>LAKEWOOD</text:p>
          </table:table-cell>
          <table:table-cell office:value-type="string">
            <text:p>WA</text:p>
          </table:table-cell>
          <table:table-cell office:value-type="string">
            <text:p>98499</text:p>
          </table:table-cell>
          <table:table-cell office:value-type="string">
            <text:p>253719703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14620 PACIFIC AVE. S.</text:p>
          </table:table-cell>
          <table:table-cell office:value-type="string">
            <text:p>PARKLAND</text:p>
          </table:table-cell>
          <table:table-cell office:value-type="string">
            <text:p>WA</text:p>
          </table:table-cell>
          <table:table-cell office:value-type="string">
            <text:p>98444</text:p>
          </table:table-cell>
          <table:table-cell office:value-type="string">
            <text:p>25371970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3735 SOUTH PINE STREET</text:p>
          </table:table-cell>
          <table:table-cell office:value-type="string">
            <text:p>TACOMA</text:p>
          </table:table-cell>
          <table:table-cell office:value-type="string">
            <text:p>WA</text:p>
          </table:table-cell>
          <table:table-cell office:value-type="string">
            <text:p>98409</text:p>
          </table:table-cell>
          <table:table-cell office:value-type="string">
            <text:p>25347139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vance Auto Parts</text:p>
          </table:table-cell>
          <table:table-cell office:value-type="string">
            <text:p>6002 WEST BELL ROAD</text:p>
          </table:table-cell>
          <table:table-cell office:value-type="string">
            <text:p>GLENDALE</text:p>
          </table:table-cell>
          <table:table-cell office:value-type="string">
            <text:p>AZ</text:p>
          </table:table-cell>
          <table:table-cell office:value-type="string">
            <text:p>85308</text:p>
          </table:table-cell>
          <table:table-cell office:value-type="string">
            <text:p>60250486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BC PARTS INC.</text:p>
          </table:table-cell>
          <table:table-cell office:value-type="string">
            <text:p>41049 US HIGHWAY 6</text:p>
          </table:table-cell>
          <table:table-cell office:value-type="string">
            <text:p>AVON</text:p>
          </table:table-cell>
          <table:table-cell office:value-type="string">
            <text:p>CO</text:p>
          </table:table-cell>
          <table:table-cell office:value-type="string">
            <text:p>81620</text:p>
          </table:table-cell>
          <table:table-cell office:value-type="string">
            <text:p>970949449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BSOLUTE AG SUPPLY</text:p>
          </table:table-cell>
          <table:table-cell office:value-type="string">
            <text:p>74851 RICHLAND RD.</text:p>
          </table:table-cell>
          <table:table-cell office:value-type="string">
            <text:p>MASSENA</text:p>
          </table:table-cell>
          <table:table-cell office:value-type="string">
            <text:p>IA</text:p>
          </table:table-cell>
          <table:table-cell office:value-type="string">
            <text:p>50853</text:p>
          </table:table-cell>
          <table:table-cell office:value-type="string">
            <text:p>712779362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CADEMY AUTO SUPPLY</text:p>
          </table:table-cell>
          <table:table-cell office:value-type="string">
            <text:p>3093 HOLME AVE</text:p>
          </table:table-cell>
          <table:table-cell office:value-type="string">
            <text:p>PHILADELPHIA</text:p>
          </table:table-cell>
          <table:table-cell office:value-type="string">
            <text:p>PA</text:p>
          </table:table-cell>
          <table:table-cell office:value-type="string">
            <text:p>19136</text:p>
          </table:table-cell>
          <table:table-cell office:value-type="string">
            <text:p>21546411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CE AUTO PARTS</text:p>
          </table:table-cell>
          <table:table-cell office:value-type="string">
            <text:p>1679 EAST MAIN STREET</text:p>
          </table:table-cell>
          <table:table-cell office:value-type="string">
            <text:p>EASLEY</text:p>
          </table:table-cell>
          <table:table-cell office:value-type="string">
            <text:p>SC</text:p>
          </table:table-cell>
          <table:table-cell office:value-type="string">
            <text:p>29640</text:p>
          </table:table-cell>
          <table:table-cell office:value-type="string">
            <text:p>86485922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CTION AUTO SUPPLY</text:p>
          </table:table-cell>
          <table:table-cell office:value-type="string">
            <text:p>6298 HIGHWAY 15</text:p>
          </table:table-cell>
          <table:table-cell office:value-type="string">
            <text:p>WHITESBURG</text:p>
          </table:table-cell>
          <table:table-cell office:value-type="string">
            <text:p>KY</text:p>
          </table:table-cell>
          <table:table-cell office:value-type="string">
            <text:p>41858</text:p>
          </table:table-cell>
          <table:table-cell office:value-type="string">
            <text:p>60663393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CTON AUTO PARTS</text:p>
          </table:table-cell>
          <table:table-cell office:value-type="string">
            <text:p>3932 A SIERRA HWY</text:p>
          </table:table-cell>
          <table:table-cell office:value-type="string">
            <text:p>ACTON</text:p>
          </table:table-cell>
          <table:table-cell office:value-type="string">
            <text:p>CA</text:p>
          </table:table-cell>
          <table:table-cell office:value-type="string">
            <text:p>93510</text:p>
          </table:table-cell>
          <table:table-cell office:value-type="string">
            <text:p>66126911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TAGE RENTAL &amp; SALES</text:p>
          </table:table-cell>
          <table:table-cell office:value-type="string">
            <text:p>100 ROUTE 50</text:p>
          </table:table-cell>
          <table:table-cell office:value-type="string">
            <text:p>SEAVILLE</text:p>
          </table:table-cell>
          <table:table-cell office:value-type="string">
            <text:p>NJ</text:p>
          </table:table-cell>
          <table:table-cell office:value-type="string">
            <text:p>08230</text:p>
          </table:table-cell>
          <table:table-cell office:value-type="string">
            <text:p>60939085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F AUTO PARTS, INC.</text:p>
          </table:table-cell>
          <table:table-cell office:value-type="string">
            <text:p>260 SOUTH MAIN STREET</text:p>
          </table:table-cell>
          <table:table-cell office:value-type="string">
            <text:p>ADAMS</text:p>
          </table:table-cell>
          <table:table-cell office:value-type="string">
            <text:p>WI</text:p>
          </table:table-cell>
          <table:table-cell office:value-type="string">
            <text:p>53910</text:p>
          </table:table-cell>
          <table:table-cell office:value-type="string">
            <text:p>60833933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G POWER INC</text:p>
          </table:table-cell>
          <table:table-cell office:value-type="string">
            <text:p>603 ORCHARD DR.</text:p>
          </table:table-cell>
          <table:table-cell office:value-type="string">
            <text:p>HILLSBORO</text:p>
          </table:table-cell>
          <table:table-cell office:value-type="string">
            <text:p>KS</text:p>
          </table:table-cell>
          <table:table-cell office:value-type="string">
            <text:p>67063</text:p>
          </table:table-cell>
          <table:table-cell office:value-type="string">
            <text:p>62094739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GA SUPPLY INC</text:p>
          </table:table-cell>
          <table:table-cell office:value-type="string">
            <text:p>ROUTE 22 DOVER VILLAGE PLAZA</text:p>
          </table:table-cell>
          <table:table-cell office:value-type="string">
            <text:p>DOVER PLAINS</text:p>
          </table:table-cell>
          <table:table-cell office:value-type="string">
            <text:p>NY</text:p>
          </table:table-cell>
          <table:table-cell office:value-type="string">
            <text:p>12522</text:p>
          </table:table-cell>
          <table:table-cell office:value-type="string">
            <text:p>84587738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INSWORTH AUTO PARTS</text:p>
          </table:table-cell>
          <table:table-cell office:value-type="string">
            <text:p>P.O. BOX 83</text:p>
          </table:table-cell>
          <table:table-cell office:value-type="string">
            <text:p>AINSWORTH</text:p>
          </table:table-cell>
          <table:table-cell office:value-type="string">
            <text:p>NE</text:p>
          </table:table-cell>
          <table:table-cell office:value-type="string">
            <text:p>69210</text:p>
          </table:table-cell>
          <table:table-cell office:value-type="string">
            <text:p>40238236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J'S AUTO PARTS</text:p>
          </table:table-cell>
          <table:table-cell office:value-type="string">
            <text:p>518 KENT ST</text:p>
          </table:table-cell>
          <table:table-cell office:value-type="string">
            <text:p>MERKEL</text:p>
          </table:table-cell>
          <table:table-cell office:value-type="string">
            <text:p>TX</text:p>
          </table:table-cell>
          <table:table-cell office:value-type="string">
            <text:p>79536</text:p>
          </table:table-cell>
          <table:table-cell office:value-type="string">
            <text:p>32592851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J'S AUTO PARTS COLEMAN</text:p>
          </table:table-cell>
          <table:table-cell office:value-type="string">
            <text:p>400 S. CONCHO</text:p>
          </table:table-cell>
          <table:table-cell office:value-type="string">
            <text:p>COLEMAN</text:p>
          </table:table-cell>
          <table:table-cell office:value-type="string">
            <text:p>TX</text:p>
          </table:table-cell>
          <table:table-cell office:value-type="string">
            <text:p>76834</text:p>
          </table:table-cell>
          <table:table-cell office:value-type="string">
            <text:p>32562521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LBION AUTO PARTS</text:p>
          </table:table-cell>
          <table:table-cell office:value-type="string">
            <text:p>295 EAST WALNUT</text:p>
          </table:table-cell>
          <table:table-cell office:value-type="string">
            <text:p>ALBION</text:p>
          </table:table-cell>
          <table:table-cell office:value-type="string">
            <text:p>IL</text:p>
          </table:table-cell>
          <table:table-cell office:value-type="string">
            <text:p>62806</text:p>
          </table:table-cell>
          <table:table-cell office:value-type="string">
            <text:p>61844530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LBRECHT AUTO PARTS INC</text:p>
          </table:table-cell>
          <table:table-cell office:value-type="string">
            <text:p>2106 1ST AVE</text:p>
          </table:table-cell>
          <table:table-cell office:value-type="string">
            <text:p>HIBBING</text:p>
          </table:table-cell>
          <table:table-cell office:value-type="string">
            <text:p>MN</text:p>
          </table:table-cell>
          <table:table-cell office:value-type="string">
            <text:p>55746</text:p>
          </table:table-cell>
          <table:table-cell office:value-type="string">
            <text:p>218263364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LBURYS ABACO LTD</text:p>
          </table:table-cell>
          <table:table-cell office:value-type="string">
            <text:p>QUEEN ELIZABETH DRIVE</text:p>
          </table:table-cell>
          <table:table-cell office:value-type="string">
            <text:p>MARSH HARBOR</text:p>
          </table:table-cell>
          <table:table-cell office:value-type="string">
            <text:p>AB</text:p>
          </table:table-cell>
          <table:table-cell office:value-type="string">
            <text:p>00000</text:p>
          </table:table-cell>
          <table:table-cell office:value-type="string">
            <text:p>2423672452</text:p>
          </table:table-cell>
          <table:table-cell office:value-type="string">
            <text:p>BHS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LBURY'S FREEPORT LIMITED</text:p>
          </table:table-cell>
          <table:table-cell office:value-type="string">
            <text:p>LOT 1, BLOCK T, LOGWOOD ROAD W</text:p>
          </table:table-cell>
          <table:table-cell office:value-type="string">
            <text:p>FREEPORT</text:p>
          </table:table-cell>
          <table:table-cell office:value-type="string">
            <text:p>BS</text:p>
          </table:table-cell>
          <table:table-cell office:value-type="string">
            <text:p>00000</text:p>
          </table:table-cell>
          <table:table-cell office:value-type="string">
            <text:p>2426020940</text:p>
          </table:table-cell>
          <table:table-cell office:value-type="string">
            <text:p>BHS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LBURYS NASSAU LTD</text:p>
          </table:table-cell>
          <table:table-cell office:value-type="string">
            <text:p>TOP OF THE HILL MACKEY ST <text:s/>4B</text:p>
          </table:table-cell>
          <table:table-cell office:value-type="string">
            <text:p>NASSAU</text:p>
          </table:table-cell>
          <table:table-cell office:value-type="string">
            <text:p>NP</text:p>
          </table:table-cell>
          <table:table-cell office:value-type="string">
            <text:p>00000</text:p>
          </table:table-cell>
          <table:table-cell office:value-type="string">
            <text:p>24260327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LEX AUTO PARTES</text:p>
          </table:table-cell>
          <table:table-cell office:value-type="string">
            <text:p>AVENIDA SONORA #110</text:p>
          </table:table-cell>
          <table:table-cell office:value-type="string">
            <text:p>CANANEA</text:p>
          </table:table-cell>
          <table:table-cell office:value-type="string">
            <text:p>SO</text:p>
          </table:table-cell>
          <table:table-cell office:value-type="string">
            <text:p>84620</text:p>
          </table:table-cell>
          <table:table-cell office:value-type="string">
            <text:p>(645) 332-5081</text:p>
          </table:table-cell>
          <table:table-cell office:value-type="string">
            <text:p>MEX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LICEVILLE CARQUEST</text:p>
          </table:table-cell>
          <table:table-cell office:value-type="string">
            <text:p>324 5TH STREET NW</text:p>
          </table:table-cell>
          <table:table-cell office:value-type="string">
            <text:p>ALICEVILLE</text:p>
          </table:table-cell>
          <table:table-cell office:value-type="string">
            <text:p>AL</text:p>
          </table:table-cell>
          <table:table-cell office:value-type="string">
            <text:p>35442</text:p>
          </table:table-cell>
          <table:table-cell office:value-type="string">
            <text:p>20537363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LL ABOUT AUTO PARTS</text:p>
          </table:table-cell>
          <table:table-cell office:value-type="string">
            <text:p>401 NORTH MAIN</text:p>
          </table:table-cell>
          <table:table-cell office:value-type="string">
            <text:p>ROCKY FORD</text:p>
          </table:table-cell>
          <table:table-cell office:value-type="string">
            <text:p>CO</text:p>
          </table:table-cell>
          <table:table-cell office:value-type="string">
            <text:p>81067</text:p>
          </table:table-cell>
          <table:table-cell office:value-type="string">
            <text:p>71931623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LL MOTOR PARTS AND SUPPLY</text:p>
          </table:table-cell>
          <table:table-cell office:value-type="string">
            <text:p>152 STOVER ROAD</text:p>
          </table:table-cell>
          <table:table-cell office:value-type="string">
            <text:p>LOS LUNAS</text:p>
          </table:table-cell>
          <table:table-cell office:value-type="string">
            <text:p>NM</text:p>
          </table:table-cell>
          <table:table-cell office:value-type="string">
            <text:p>87031</text:p>
          </table:table-cell>
          <table:table-cell office:value-type="string">
            <text:p>50586546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LL PARTS, INC.</text:p>
          </table:table-cell>
          <table:table-cell office:value-type="string">
            <text:p>504096 TUN SEGUNDO ST</text:p>
          </table:table-cell>
          <table:table-cell office:value-type="string">
            <text:p>SAIPAN</text:p>
          </table:table-cell>
          <table:table-cell office:value-type="string">
            <text:p>MP</text:p>
          </table:table-cell>
          <table:table-cell office:value-type="string">
            <text:p>96950-4096</text:p>
          </table:table-cell>
          <table:table-cell office:value-type="string">
            <text:p>6702352302</text:p>
          </table:table-cell>
          <table:table-cell office:value-type="string">
            <text:p>MP 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LL PARTS, INC. #2</text:p>
          </table:table-cell>
          <table:table-cell office:value-type="string">
            <text:p>504096 CHALAN PALE ARNOLD</text:p>
          </table:table-cell>
          <table:table-cell office:value-type="string">
            <text:p>GUALO RAI. SAIPAN</text:p>
          </table:table-cell>
          <table:table-cell office:value-type="string">
            <text:p>MP</text:p>
          </table:table-cell>
          <table:table-cell office:value-type="string">
            <text:p>96950-4096</text:p>
          </table:table-cell>
          <table:table-cell office:value-type="string">
            <text:p>6702352277</text:p>
          </table:table-cell>
          <table:table-cell office:value-type="string">
            <text:p>MP 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LLIMAN INVESTMENTS INC</text:p>
          </table:table-cell>
          <table:table-cell office:value-type="string">
            <text:p>71 NW SHERRY</text:p>
          </table:table-cell>
          <table:table-cell office:value-type="string">
            <text:p>WINSTON</text:p>
          </table:table-cell>
          <table:table-cell office:value-type="string">
            <text:p>OR</text:p>
          </table:table-cell>
          <table:table-cell office:value-type="string">
            <text:p>97496</text:p>
          </table:table-cell>
          <table:table-cell office:value-type="string">
            <text:p>54167987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LMA AUTO PARTS</text:p>
          </table:table-cell>
          <table:table-cell office:value-type="string">
            <text:p>818 HWY 183</text:p>
          </table:table-cell>
          <table:table-cell office:value-type="string">
            <text:p>ALMA</text:p>
          </table:table-cell>
          <table:table-cell office:value-type="string">
            <text:p>NE</text:p>
          </table:table-cell>
          <table:table-cell office:value-type="string">
            <text:p>68920</text:p>
          </table:table-cell>
          <table:table-cell office:value-type="string">
            <text:p>30892899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LS AUTO SUPPLY</text:p>
          </table:table-cell>
          <table:table-cell office:value-type="string">
            <text:p>586 WEST CHERRY ST</text:p>
          </table:table-cell>
          <table:table-cell office:value-type="string">
            <text:p>JESUP</text:p>
          </table:table-cell>
          <table:table-cell office:value-type="string">
            <text:p>GA</text:p>
          </table:table-cell>
          <table:table-cell office:value-type="string">
            <text:p>31545</text:p>
          </table:table-cell>
          <table:table-cell office:value-type="string">
            <text:p>91242795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MERICAN AUTO SUPPLY</text:p>
          </table:table-cell>
          <table:table-cell office:value-type="string">
            <text:p>2504 S MAIN STREET</text:p>
          </table:table-cell>
          <table:table-cell office:value-type="string">
            <text:p>HIGH POINT</text:p>
          </table:table-cell>
          <table:table-cell office:value-type="string">
            <text:p>NC</text:p>
          </table:table-cell>
          <table:table-cell office:value-type="string">
            <text:p>27263</text:p>
          </table:table-cell>
          <table:table-cell office:value-type="string">
            <text:p>33688378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MSTERDAM AUTO PARTS</text:p>
          </table:table-cell>
          <table:table-cell office:value-type="string">
            <text:p>140 CHURCH STREET</text:p>
          </table:table-cell>
          <table:table-cell office:value-type="string">
            <text:p>AMSTERDAM</text:p>
          </table:table-cell>
          <table:table-cell office:value-type="string">
            <text:p>NY</text:p>
          </table:table-cell>
          <table:table-cell office:value-type="string">
            <text:p>12010</text:p>
          </table:table-cell>
          <table:table-cell office:value-type="string">
            <text:p>51884264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NDERSON AUTOMOTIVE SPLY.</text:p>
          </table:table-cell>
          <table:table-cell office:value-type="string">
            <text:p>151 MAIN ST.</text:p>
          </table:table-cell>
          <table:table-cell office:value-type="string">
            <text:p>ANDERSON</text:p>
          </table:table-cell>
          <table:table-cell office:value-type="string">
            <text:p>TX</text:p>
          </table:table-cell>
          <table:table-cell office:value-type="string">
            <text:p>77830</text:p>
          </table:table-cell>
          <table:table-cell office:value-type="string">
            <text:p>93687329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NDREWS AUTO PARTS</text:p>
          </table:table-cell>
          <table:table-cell office:value-type="string">
            <text:p>PO BOX 1206</text:p>
          </table:table-cell>
          <table:table-cell office:value-type="string">
            <text:p>ANDREWS</text:p>
          </table:table-cell>
          <table:table-cell office:value-type="string">
            <text:p>NC</text:p>
          </table:table-cell>
          <table:table-cell office:value-type="string">
            <text:p>28901</text:p>
          </table:table-cell>
          <table:table-cell office:value-type="string">
            <text:p>82832141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NDY'S PARTS AND SERVICE, LLC</text:p>
          </table:table-cell>
          <table:table-cell office:value-type="string">
            <text:p>P.O. BOX 779</text:p>
          </table:table-cell>
          <table:table-cell office:value-type="string">
            <text:p>CAPITAN</text:p>
          </table:table-cell>
          <table:table-cell office:value-type="string">
            <text:p>NM</text:p>
          </table:table-cell>
          <table:table-cell office:value-type="string">
            <text:p>88316</text:p>
          </table:table-cell>
          <table:table-cell office:value-type="string">
            <text:p>575354221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P AND H, INC.</text:p>
          </table:table-cell>
          <table:table-cell office:value-type="string">
            <text:p>P. O. BOX 38</text:p>
          </table:table-cell>
          <table:table-cell office:value-type="string">
            <text:p>ORRVILLE</text:p>
          </table:table-cell>
          <table:table-cell office:value-type="string">
            <text:p>AL</text:p>
          </table:table-cell>
          <table:table-cell office:value-type="string">
            <text:p>36767</text:p>
          </table:table-cell>
          <table:table-cell office:value-type="string">
            <text:p>33499688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P AUTO PARTS</text:p>
          </table:table-cell>
          <table:table-cell office:value-type="string">
            <text:p>501 W ERIE AVE</text:p>
          </table:table-cell>
          <table:table-cell office:value-type="string">
            <text:p>PHILADELPHIA</text:p>
          </table:table-cell>
          <table:table-cell office:value-type="string">
            <text:p>PA</text:p>
          </table:table-cell>
          <table:table-cell office:value-type="string">
            <text:p>19140</text:p>
          </table:table-cell>
          <table:table-cell office:value-type="string">
            <text:p>21522613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PC CARROLLTON</text:p>
          </table:table-cell>
          <table:table-cell office:value-type="string">
            <text:p>200 MAPLE STREET</text:p>
          </table:table-cell>
          <table:table-cell office:value-type="string">
            <text:p>CARROLLTON</text:p>
          </table:table-cell>
          <table:table-cell office:value-type="string">
            <text:p>GA</text:p>
          </table:table-cell>
          <table:table-cell office:value-type="string">
            <text:p>30117</text:p>
          </table:table-cell>
          <table:table-cell office:value-type="string">
            <text:p>77083477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PC CARTERSVILLE</text:p>
          </table:table-cell>
          <table:table-cell office:value-type="string">
            <text:p>203 N TENNESSEE ST</text:p>
          </table:table-cell>
          <table:table-cell office:value-type="string">
            <text:p>CARTERSVILLE</text:p>
          </table:table-cell>
          <table:table-cell office:value-type="string">
            <text:p>GA</text:p>
          </table:table-cell>
          <table:table-cell office:value-type="string">
            <text:p>30120</text:p>
          </table:table-cell>
          <table:table-cell office:value-type="string">
            <text:p>77038218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PC ROCKMART</text:p>
          </table:table-cell>
          <table:table-cell office:value-type="string">
            <text:p>101 GTM PARKWAY</text:p>
          </table:table-cell>
          <table:table-cell office:value-type="string">
            <text:p>ROCKMART</text:p>
          </table:table-cell>
          <table:table-cell office:value-type="string">
            <text:p>GA</text:p>
          </table:table-cell>
          <table:table-cell office:value-type="string">
            <text:p>30153</text:p>
          </table:table-cell>
          <table:table-cell office:value-type="string">
            <text:p>77068448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PC ROME</text:p>
          </table:table-cell>
          <table:table-cell office:value-type="string">
            <text:p>309 NORTH 5TH AVENUE</text:p>
          </table:table-cell>
          <table:table-cell office:value-type="string">
            <text:p>ROME</text:p>
          </table:table-cell>
          <table:table-cell office:value-type="string">
            <text:p>GA</text:p>
          </table:table-cell>
          <table:table-cell office:value-type="string">
            <text:p>30165</text:p>
          </table:table-cell>
          <table:table-cell office:value-type="string">
            <text:p>70629105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PC VILLA RICA</text:p>
          </table:table-cell>
          <table:table-cell office:value-type="string">
            <text:p>117 E MONTGOMERY STREET</text:p>
          </table:table-cell>
          <table:table-cell office:value-type="string">
            <text:p>VILLA RICA</text:p>
          </table:table-cell>
          <table:table-cell office:value-type="string">
            <text:p>GA</text:p>
          </table:table-cell>
          <table:table-cell office:value-type="string">
            <text:p>30180</text:p>
          </table:table-cell>
          <table:table-cell office:value-type="string">
            <text:p>770456222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PZ AUTO SUPPLIES, INC.</text:p>
          </table:table-cell>
          <table:table-cell office:value-type="string">
            <text:p>206 IRVING AVENUE</text:p>
          </table:table-cell>
          <table:table-cell office:value-type="string">
            <text:p>PORT CHESTER</text:p>
          </table:table-cell>
          <table:table-cell office:value-type="string">
            <text:p>NY</text:p>
          </table:table-cell>
          <table:table-cell office:value-type="string">
            <text:p>10573</text:p>
          </table:table-cell>
          <table:table-cell office:value-type="string">
            <text:p>91493532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RMSTRONG AUTO PARTS LLC</text:p>
          </table:table-cell>
          <table:table-cell office:value-type="string">
            <text:p>590 SUNSET DRIVE</text:p>
          </table:table-cell>
          <table:table-cell office:value-type="string">
            <text:p>GRENADA</text:p>
          </table:table-cell>
          <table:table-cell office:value-type="string">
            <text:p>MS</text:p>
          </table:table-cell>
          <table:table-cell office:value-type="string">
            <text:p>38901</text:p>
          </table:table-cell>
          <table:table-cell office:value-type="string">
            <text:p>66222795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SHER AUTOMOTIVE LLC.</text:p>
          </table:table-cell>
          <table:table-cell office:value-type="string">
            <text:p>63091 HWY 101</text:p>
          </table:table-cell>
          <table:table-cell office:value-type="string">
            <text:p>COOS BAY</text:p>
          </table:table-cell>
          <table:table-cell office:value-type="string">
            <text:p>OR</text:p>
          </table:table-cell>
          <table:table-cell office:value-type="string">
            <text:p>97420</text:p>
          </table:table-cell>
          <table:table-cell office:value-type="string">
            <text:p>54126721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SHLAND AUTO AND AG</text:p>
          </table:table-cell>
          <table:table-cell office:value-type="string">
            <text:p>509 DOUGLAS DRIVE</text:p>
          </table:table-cell>
          <table:table-cell office:value-type="string">
            <text:p>ASHLAND</text:p>
          </table:table-cell>
          <table:table-cell office:value-type="string">
            <text:p>MO</text:p>
          </table:table-cell>
          <table:table-cell office:value-type="string">
            <text:p>65010</text:p>
          </table:table-cell>
          <table:table-cell office:value-type="string">
            <text:p>57348801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SHLAND AUTO PARTS, INC.</text:p>
          </table:table-cell>
          <table:table-cell office:value-type="string">
            <text:p>1952 HWY 66</text:p>
          </table:table-cell>
          <table:table-cell office:value-type="string">
            <text:p>ASHLAND</text:p>
          </table:table-cell>
          <table:table-cell office:value-type="string">
            <text:p>OR</text:p>
          </table:table-cell>
          <table:table-cell office:value-type="string">
            <text:p>97520</text:p>
          </table:table-cell>
          <table:table-cell office:value-type="string">
            <text:p>541488080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SHLAND AUTO SUPPLY</text:p>
          </table:table-cell>
          <table:table-cell office:value-type="string">
            <text:p>11 MAIN ST</text:p>
          </table:table-cell>
          <table:table-cell office:value-type="string">
            <text:p>ASHLAND</text:p>
          </table:table-cell>
          <table:table-cell office:value-type="string">
            <text:p>ME</text:p>
          </table:table-cell>
          <table:table-cell office:value-type="string">
            <text:p>04732</text:p>
          </table:table-cell>
          <table:table-cell office:value-type="string">
            <text:p>20743569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SK CARQUEST OF DELTA</text:p>
          </table:table-cell>
          <table:table-cell office:value-type="string">
            <text:p>266 W MAIN</text:p>
          </table:table-cell>
          <table:table-cell office:value-type="string">
            <text:p>DELTA</text:p>
          </table:table-cell>
          <table:table-cell office:value-type="string">
            <text:p>UT</text:p>
          </table:table-cell>
          <table:table-cell office:value-type="string">
            <text:p>84624</text:p>
          </table:table-cell>
          <table:table-cell office:value-type="string">
            <text:p>435864593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TELIER MECANIQUE HARRICANA INC.</text:p>
          </table:table-cell>
          <table:table-cell office:value-type="string">
            <text:p>42, ROUTE 111 OUEST</text:p>
          </table:table-cell>
          <table:table-cell office:value-type="string">
            <text:p>AMOS</text:p>
          </table:table-cell>
          <table:table-cell office:value-type="string">
            <text:p>QC</text:p>
          </table:table-cell>
          <table:table-cell office:value-type="string">
            <text:p>J9T 1X7</text:p>
          </table:table-cell>
          <table:table-cell office:value-type="string">
            <text:p>819732322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TKINSONS AUTO PARTS</text:p>
          </table:table-cell>
          <table:table-cell office:value-type="string">
            <text:p>3605 EVANS MILL ROAD</text:p>
          </table:table-cell>
          <table:table-cell office:value-type="string">
            <text:p>PAGELAND</text:p>
          </table:table-cell>
          <table:table-cell office:value-type="string">
            <text:p>SC</text:p>
          </table:table-cell>
          <table:table-cell office:value-type="string">
            <text:p>29728</text:p>
          </table:table-cell>
          <table:table-cell office:value-type="string">
            <text:p>84367251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TLAS AUTO PARTS</text:p>
          </table:table-cell>
          <table:table-cell office:value-type="string">
            <text:p>531 SECOND LINE E</text:p>
          </table:table-cell>
          <table:table-cell office:value-type="string">
            <text:p>SAULT STE MARIE</text:p>
          </table:table-cell>
          <table:table-cell office:value-type="string">
            <text:p>ON</text:p>
          </table:table-cell>
          <table:table-cell office:value-type="string">
            <text:p>P6B 4K2</text:p>
          </table:table-cell>
          <table:table-cell office:value-type="string">
            <text:p>705254661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TTICA AUTO SUPPLY</text:p>
          </table:table-cell>
          <table:table-cell office:value-type="string">
            <text:p>59 MARKET ST</text:p>
          </table:table-cell>
          <table:table-cell office:value-type="string">
            <text:p>ATTICA</text:p>
          </table:table-cell>
          <table:table-cell office:value-type="string">
            <text:p>NY</text:p>
          </table:table-cell>
          <table:table-cell office:value-type="string">
            <text:p>14011</text:p>
          </table:table-cell>
          <table:table-cell office:value-type="string">
            <text:p>58559124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BARN</text:p>
          </table:table-cell>
          <table:table-cell office:value-type="string">
            <text:p>377 TALBOT ST N</text:p>
          </table:table-cell>
          <table:table-cell office:value-type="string">
            <text:p>ESSEX</text:p>
          </table:table-cell>
          <table:table-cell office:value-type="string">
            <text:p>ON</text:p>
          </table:table-cell>
          <table:table-cell office:value-type="string">
            <text:p>N8M2W3</text:p>
          </table:table-cell>
          <table:table-cell office:value-type="string">
            <text:p>519776988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ELECTRIC SALES</text:p>
          </table:table-cell>
          <table:table-cell office:value-type="string">
            <text:p>614 MOORE SW</text:p>
          </table:table-cell>
          <table:table-cell office:value-type="string">
            <text:p>ARDMORE</text:p>
          </table:table-cell>
          <table:table-cell office:value-type="string">
            <text:p>OK</text:p>
          </table:table-cell>
          <table:table-cell office:value-type="string">
            <text:p>73401</text:p>
          </table:table-cell>
          <table:table-cell office:value-type="string">
            <text:p>5802238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MART</text:p>
          </table:table-cell>
          <table:table-cell office:value-type="string">
            <text:p>PO BOX 450</text:p>
          </table:table-cell>
          <table:table-cell office:value-type="string">
            <text:p>HINDMAN</text:p>
          </table:table-cell>
          <table:table-cell office:value-type="string">
            <text:p>KY</text:p>
          </table:table-cell>
          <table:table-cell office:value-type="string">
            <text:p>41822</text:p>
          </table:table-cell>
          <table:table-cell office:value-type="string">
            <text:p>60678554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MART AUTO &amp; OUTDOOR EQUIP.</text:p>
          </table:table-cell>
          <table:table-cell office:value-type="string">
            <text:p>804 W BANKHEAD ST.</text:p>
          </table:table-cell>
          <table:table-cell office:value-type="string">
            <text:p>NEW ALBANY</text:p>
          </table:table-cell>
          <table:table-cell office:value-type="string">
            <text:p>MS</text:p>
          </table:table-cell>
          <table:table-cell office:value-type="string">
            <text:p>38652</text:p>
          </table:table-cell>
          <table:table-cell office:value-type="string">
            <text:p>662534225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ES BAJA - CHAPULTEPEC</text:p>
          </table:table-cell>
          <table:table-cell office:value-type="string">
            <text:p>BLVD LAZARO CARDENAS #281 PARQUE INDUSTRIAL</text:p>
          </table:table-cell>
          <table:table-cell office:value-type="string">
            <text:p>ENSENADA</text:p>
          </table:table-cell>
          <table:table-cell office:value-type="string">
            <text:p>BC</text:p>
          </table:table-cell>
          <table:table-cell office:value-type="string">
            <text:p>22880</text:p>
          </table:table-cell>
          <table:table-cell office:value-type="string">
            <text:p>(646) 182-1181</text:p>
          </table:table-cell>
          <table:table-cell office:value-type="string">
            <text:p>MEX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ES BAJA - DELANTE</text:p>
          </table:table-cell>
          <table:table-cell office:value-type="string">
            <text:p>AV DELANTE #109-A</text:p>
          </table:table-cell>
          <table:table-cell office:value-type="string">
            <text:p>ENSENADA</text:p>
          </table:table-cell>
          <table:table-cell office:value-type="string">
            <text:p>BC</text:p>
          </table:table-cell>
          <table:table-cell office:value-type="string">
            <text:p>22880</text:p>
          </table:table-cell>
          <table:table-cell office:value-type="string">
            <text:p>(646) 176-3550</text:p>
          </table:table-cell>
          <table:table-cell office:value-type="string">
            <text:p>MEX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ES BAJA - MEXICO</text:p>
          </table:table-cell>
          <table:table-cell office:value-type="string">
            <text:p>AV MEXICO Y <text:s/>PRIMER AYUNTAMIENTO #162</text:p>
          </table:table-cell>
          <table:table-cell office:value-type="string">
            <text:p>ENSENADA</text:p>
          </table:table-cell>
          <table:table-cell office:value-type="string">
            <text:p>BC</text:p>
          </table:table-cell>
          <table:table-cell office:value-type="string">
            <text:p>22880</text:p>
          </table:table-cell>
          <table:table-cell office:value-type="string">
            <text:p>(646) 173-4411</text:p>
          </table:table-cell>
          <table:table-cell office:value-type="string">
            <text:p>MEX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ES BAJA -9NA</text:p>
          </table:table-cell>
          <table:table-cell office:value-type="string">
            <text:p>CALLE NUEVE Y ALVARADO #901</text:p>
          </table:table-cell>
          <table:table-cell office:value-type="string">
            <text:p>ENSENADA</text:p>
          </table:table-cell>
          <table:table-cell office:value-type="string">
            <text:p>BC</text:p>
          </table:table-cell>
          <table:table-cell office:value-type="string">
            <text:p>22880</text:p>
          </table:table-cell>
          <table:table-cell office:value-type="string">
            <text:p>(646) 178-2554</text:p>
          </table:table-cell>
          <table:table-cell office:value-type="string">
            <text:p>MEX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ES BAJA S.A DE C.V</text:p>
          </table:table-cell>
          <table:table-cell office:value-type="string">
            <text:p>BLVD ESTANCIA #179</text:p>
          </table:table-cell>
          <table:table-cell office:value-type="string">
            <text:p>FRACC ACAPULCO</text:p>
          </table:table-cell>
          <table:table-cell office:value-type="string">
            <text:p>BC</text:p>
          </table:table-cell>
          <table:table-cell office:value-type="string">
            <text:p>22890</text:p>
          </table:table-cell>
          <table:table-cell/>
          <table:table-cell office:value-type="string">
            <text:p>MEX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ES JOSE MONTOYA EXPORT</text:p>
          </table:table-cell>
          <table:table-cell office:value-type="string">
            <text:p>BOULEVARD ESTANCIA #179</text:p>
          </table:table-cell>
          <table:table-cell office:value-type="string">
            <text:p>FRACC ACAPULCO</text:p>
          </table:table-cell>
          <table:table-cell office:value-type="string">
            <text:p>BC</text:p>
          </table:table-cell>
          <table:table-cell office:value-type="string">
            <text:p>22890</text:p>
          </table:table-cell>
          <table:table-cell/>
          <table:table-cell office:value-type="string">
            <text:p>MEX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ES TKT</text:p>
          </table:table-cell>
          <table:table-cell office:value-type="string">
            <text:p>CALLE 3 AVE 26 NO 2598</text:p>
          </table:table-cell>
          <table:table-cell office:value-type="string">
            <text:p>AGUA PRIETA</text:p>
          </table:table-cell>
          <table:table-cell office:value-type="string">
            <text:p>SO</text:p>
          </table:table-cell>
          <table:table-cell office:value-type="string">
            <text:p>85608</text:p>
          </table:table-cell>
          <table:table-cell office:value-type="string">
            <text:p>(633) 338-0652</text:p>
          </table:table-cell>
          <table:table-cell office:value-type="string">
            <text:p>MEX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ES TKT 2</text:p>
          </table:table-cell>
          <table:table-cell office:value-type="string">
            <text:p>CARRETER A JANOS AVE 34</text:p>
          </table:table-cell>
          <table:table-cell office:value-type="string">
            <text:p>AUGA PRIETA</text:p>
          </table:table-cell>
          <table:table-cell office:value-type="string">
            <text:p>SO</text:p>
          </table:table-cell>
          <table:table-cell office:value-type="string">
            <text:p>85608</text:p>
          </table:table-cell>
          <table:table-cell office:value-type="string">
            <text:p>(633) 331-2135</text:p>
          </table:table-cell>
          <table:table-cell office:value-type="string">
            <text:p>MEX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ES Y EQUIPOS GENUINOS S.A. DE C.V.</text:p>
          </table:table-cell>
          <table:table-cell office:value-type="string">
            <text:p>BLVD. BENITO JUAREZ #2501-B</text:p>
          </table:table-cell>
          <table:table-cell office:value-type="string">
            <text:p>PLAYAS DE ROSARITO</text:p>
          </table:table-cell>
          <table:table-cell office:value-type="string">
            <text:p>BC</text:p>
          </table:table-cell>
          <table:table-cell office:value-type="string">
            <text:p>22710</text:p>
          </table:table-cell>
          <table:table-cell/>
          <table:table-cell office:value-type="string">
            <text:p>MEX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ES Y EQUIPOS GENUINOS S.A. DE C.V.</text:p>
          </table:table-cell>
          <table:table-cell office:value-type="string">
            <text:p>BLVD. AGUA CALIENTE</text:p>
          </table:table-cell>
          <table:table-cell office:value-type="string">
            <text:p>TIJUANA</text:p>
          </table:table-cell>
          <table:table-cell office:value-type="string">
            <text:p>BC</text:p>
          </table:table-cell>
          <table:table-cell office:value-type="string">
            <text:p>22000</text:p>
          </table:table-cell>
          <table:table-cell office:value-type="string">
            <text:p>(664) 634-0380</text:p>
          </table:table-cell>
          <table:table-cell office:value-type="string">
            <text:p>MEX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S AND EQUIPMENT</text:p>
          </table:table-cell>
          <table:table-cell office:value-type="string">
            <text:p>911 SAN JUAN BLVD</text:p>
          </table:table-cell>
          <table:table-cell office:value-type="string">
            <text:p>FARMINGTON</text:p>
          </table:table-cell>
          <table:table-cell office:value-type="string">
            <text:p>NM</text:p>
          </table:table-cell>
          <table:table-cell office:value-type="string">
            <text:p>87401</text:p>
          </table:table-cell>
          <table:table-cell office:value-type="string">
            <text:p>50532517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S CO.</text:p>
          </table:table-cell>
          <table:table-cell office:value-type="string">
            <text:p>1345 SOUTH LOOP</text:p>
          </table:table-cell>
          <table:table-cell office:value-type="string">
            <text:p>STEPHENVILLE</text:p>
          </table:table-cell>
          <table:table-cell office:value-type="string">
            <text:p>TX</text:p>
          </table:table-cell>
          <table:table-cell office:value-type="string">
            <text:p>76401</text:p>
          </table:table-cell>
          <table:table-cell office:value-type="string">
            <text:p>25496530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S COMPANY</text:p>
          </table:table-cell>
          <table:table-cell office:value-type="string">
            <text:p>0990 N 00EW TOWNLINE ROAD</text:p>
          </table:table-cell>
          <table:table-cell office:value-type="string">
            <text:p>LAGRANGE</text:p>
          </table:table-cell>
          <table:table-cell office:value-type="string">
            <text:p>IN</text:p>
          </table:table-cell>
          <table:table-cell office:value-type="string">
            <text:p>46761</text:p>
          </table:table-cell>
          <table:table-cell office:value-type="string">
            <text:p>26046375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S EXPERTS</text:p>
          </table:table-cell>
          <table:table-cell office:value-type="string">
            <text:p>13611 HWY 181 S</text:p>
          </table:table-cell>
          <table:table-cell office:value-type="string">
            <text:p>SAN ANTONIO</text:p>
          </table:table-cell>
          <table:table-cell office:value-type="string">
            <text:p>TX</text:p>
          </table:table-cell>
          <table:table-cell office:value-type="string">
            <text:p>78223</text:p>
          </table:table-cell>
          <table:table-cell office:value-type="string">
            <text:p>(210) 633-03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S OF BEAUFORT, INC.</text:p>
          </table:table-cell>
          <table:table-cell office:value-type="string">
            <text:p>36 ROBERT SMALLS PARKWAY</text:p>
          </table:table-cell>
          <table:table-cell office:value-type="string">
            <text:p>BEAUFORT</text:p>
          </table:table-cell>
          <table:table-cell office:value-type="string">
            <text:p>SC</text:p>
          </table:table-cell>
          <table:table-cell office:value-type="string">
            <text:p>29906</text:p>
          </table:table-cell>
          <table:table-cell office:value-type="string">
            <text:p>84352439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S OF ESTILL, INC.</text:p>
          </table:table-cell>
          <table:table-cell office:value-type="string">
            <text:p>152 E RAILROAD AVENUE</text:p>
          </table:table-cell>
          <table:table-cell office:value-type="string">
            <text:p>ESTILL</text:p>
          </table:table-cell>
          <table:table-cell office:value-type="string">
            <text:p>SC</text:p>
          </table:table-cell>
          <table:table-cell office:value-type="string">
            <text:p>29918</text:p>
          </table:table-cell>
          <table:table-cell office:value-type="string">
            <text:p>80362525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S OF RIDGELAND, INC.</text:p>
          </table:table-cell>
          <table:table-cell office:value-type="string">
            <text:p>11059 N JACOB SMART BLVD</text:p>
          </table:table-cell>
          <table:table-cell office:value-type="string">
            <text:p>RIDGELAND</text:p>
          </table:table-cell>
          <table:table-cell office:value-type="string">
            <text:p>SC</text:p>
          </table:table-cell>
          <table:table-cell office:value-type="string">
            <text:p>29936</text:p>
          </table:table-cell>
          <table:table-cell office:value-type="string">
            <text:p>84372645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S OF STATESBORO, INC.</text:p>
          </table:table-cell>
          <table:table-cell office:value-type="string">
            <text:p>2122 NORTHSIDE DR EAST</text:p>
          </table:table-cell>
          <table:table-cell office:value-type="string">
            <text:p>STATESBORO</text:p>
          </table:table-cell>
          <table:table-cell office:value-type="string">
            <text:p>GA</text:p>
          </table:table-cell>
          <table:table-cell office:value-type="string">
            <text:p>30458</text:p>
          </table:table-cell>
          <table:table-cell office:value-type="string">
            <text:p>91276491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S OF SUMTER, INC.</text:p>
          </table:table-cell>
          <table:table-cell office:value-type="string">
            <text:p>816 S GUIGNARD DR</text:p>
          </table:table-cell>
          <table:table-cell office:value-type="string">
            <text:p>SUMTER</text:p>
          </table:table-cell>
          <table:table-cell office:value-type="string">
            <text:p>SC</text:p>
          </table:table-cell>
          <table:table-cell office:value-type="string">
            <text:p>29150</text:p>
          </table:table-cell>
          <table:table-cell office:value-type="string">
            <text:p>80377818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S OUTLET</text:p>
          </table:table-cell>
          <table:table-cell office:value-type="string">
            <text:p>6 WEST LIBERTY</text:p>
          </table:table-cell>
          <table:table-cell office:value-type="string">
            <text:p>GREENCASTLE</text:p>
          </table:table-cell>
          <table:table-cell office:value-type="string">
            <text:p>IN</text:p>
          </table:table-cell>
          <table:table-cell office:value-type="string">
            <text:p>46135</text:p>
          </table:table-cell>
          <table:table-cell office:value-type="string">
            <text:p>76565326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S PLUS</text:p>
          </table:table-cell>
          <table:table-cell office:value-type="string">
            <text:p>AIRPORT ROAD</text:p>
          </table:table-cell>
          <table:table-cell office:value-type="string">
            <text:p>BOTTLE CREEK</text:p>
          </table:table-cell>
          <table:table-cell office:value-type="string">
            <text:p>TC</text:p>
          </table:table-cell>
          <table:table-cell office:value-type="string">
            <text:p>00000</text:p>
          </table:table-cell>
          <table:table-cell office:value-type="string">
            <text:p>6499467184</text:p>
          </table:table-cell>
          <table:table-cell office:value-type="string">
            <text:p>BWI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 PARTS SALES</text:p>
          </table:table-cell>
          <table:table-cell office:value-type="string">
            <text:p>PO BOX 77</text:p>
          </table:table-cell>
          <table:table-cell office:value-type="string">
            <text:p>LEOTI</text:p>
          </table:table-cell>
          <table:table-cell office:value-type="string">
            <text:p>KS</text:p>
          </table:table-cell>
          <table:table-cell office:value-type="string">
            <text:p>67861</text:p>
          </table:table-cell>
          <table:table-cell office:value-type="string">
            <text:p>62037543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MASTER OF SANDY CREEK</text:p>
          </table:table-cell>
          <table:table-cell office:value-type="string">
            <text:p>6057 SOUTH MAIN ST</text:p>
          </table:table-cell>
          <table:table-cell office:value-type="string">
            <text:p>SANDY CREEK</text:p>
          </table:table-cell>
          <table:table-cell office:value-type="string">
            <text:p>NY</text:p>
          </table:table-cell>
          <table:table-cell office:value-type="string">
            <text:p>13145</text:p>
          </table:table-cell>
          <table:table-cell office:value-type="string">
            <text:p>31538762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MOTIVE SUPPLY COMPANY</text:p>
          </table:table-cell>
          <table:table-cell office:value-type="string">
            <text:p>237 S. WILSON</text:p>
          </table:table-cell>
          <table:table-cell office:value-type="string">
            <text:p>VINITA</text:p>
          </table:table-cell>
          <table:table-cell office:value-type="string">
            <text:p>OK</text:p>
          </table:table-cell>
          <table:table-cell office:value-type="string">
            <text:p>74301</text:p>
          </table:table-cell>
          <table:table-cell office:value-type="string">
            <text:p>91825656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UTOMOTIVE VILLAGE LTD</text:p>
          </table:table-cell>
          <table:table-cell office:value-type="string">
            <text:p>929 PERTH MAIN STREET</text:p>
          </table:table-cell>
          <table:table-cell office:value-type="string">
            <text:p>PERTH ANDOVER</text:p>
          </table:table-cell>
          <table:table-cell office:value-type="string">
            <text:p>NB</text:p>
          </table:table-cell>
          <table:table-cell office:value-type="string">
            <text:p>E7H 2X1</text:p>
          </table:table-cell>
          <table:table-cell office:value-type="string">
            <text:p>506273682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VERY AUTO PARTS</text:p>
          </table:table-cell>
          <table:table-cell office:value-type="string">
            <text:p>419 5TH STREET</text:p>
          </table:table-cell>
          <table:table-cell office:value-type="string">
            <text:p>CLAY CENTER</text:p>
          </table:table-cell>
          <table:table-cell office:value-type="string">
            <text:p>KS</text:p>
          </table:table-cell>
          <table:table-cell office:value-type="string">
            <text:p>67432</text:p>
          </table:table-cell>
          <table:table-cell office:value-type="string">
            <text:p>78563221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WI 1 ACCOUNT AT BAK DC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2"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WI 2 ACCOUNT AT BAK DC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2"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YERS AUTO SUPPLY</text:p>
          </table:table-cell>
          <table:table-cell office:value-type="string">
            <text:p>825 COMMERCIAL</text:p>
          </table:table-cell>
          <table:table-cell office:value-type="string">
            <text:p>ATCHISON</text:p>
          </table:table-cell>
          <table:table-cell office:value-type="string">
            <text:p>KS</text:p>
          </table:table-cell>
          <table:table-cell office:value-type="string">
            <text:p>66002</text:p>
          </table:table-cell>
          <table:table-cell office:value-type="string">
            <text:p>91336762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 &amp; C ENGINE SERVICE</text:p>
          </table:table-cell>
          <table:table-cell office:value-type="string">
            <text:p>PO BOX 110</text:p>
          </table:table-cell>
          <table:table-cell office:value-type="string">
            <text:p>CICERO</text:p>
          </table:table-cell>
          <table:table-cell office:value-type="string">
            <text:p>IN</text:p>
          </table:table-cell>
          <table:table-cell office:value-type="string">
            <text:p>46034</text:p>
          </table:table-cell>
          <table:table-cell office:value-type="string">
            <text:p>31798449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 AND B AUTO AND FARM SUPPLY</text:p>
          </table:table-cell>
          <table:table-cell office:value-type="string">
            <text:p>264 W AUSTIN</text:p>
          </table:table-cell>
          <table:table-cell office:value-type="string">
            <text:p>GIDDINGS</text:p>
          </table:table-cell>
          <table:table-cell office:value-type="string">
            <text:p>TX</text:p>
          </table:table-cell>
          <table:table-cell office:value-type="string">
            <text:p>78942</text:p>
          </table:table-cell>
          <table:table-cell office:value-type="string">
            <text:p>97954236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 AND B PERFORMANCE</text:p>
          </table:table-cell>
          <table:table-cell office:value-type="string">
            <text:p>28 PORTLAND STREET</text:p>
          </table:table-cell>
          <table:table-cell office:value-type="string">
            <text:p>FRYEBURG</text:p>
          </table:table-cell>
          <table:table-cell office:value-type="string">
            <text:p>ME</text:p>
          </table:table-cell>
          <table:table-cell office:value-type="string">
            <text:p>04037</text:p>
          </table:table-cell>
          <table:table-cell office:value-type="string">
            <text:p>20793513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 AND C AUTO PARTS / BRANNON A.P</text:p>
          </table:table-cell>
          <table:table-cell office:value-type="string">
            <text:p>814 RIVER FALLS STREET</text:p>
          </table:table-cell>
          <table:table-cell office:value-type="string">
            <text:p>ANDALUSIA</text:p>
          </table:table-cell>
          <table:table-cell office:value-type="string">
            <text:p>AL</text:p>
          </table:table-cell>
          <table:table-cell office:value-type="string">
            <text:p>36420</text:p>
          </table:table-cell>
          <table:table-cell office:value-type="string">
            <text:p>33422284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 AND D</text:p>
          </table:table-cell>
          <table:table-cell office:value-type="string">
            <text:p>205 S FRONT ST</text:p>
          </table:table-cell>
          <table:table-cell office:value-type="string">
            <text:p>HUMESTON</text:p>
          </table:table-cell>
          <table:table-cell office:value-type="string">
            <text:p>IA</text:p>
          </table:table-cell>
          <table:table-cell office:value-type="string">
            <text:p>50123</text:p>
          </table:table-cell>
          <table:table-cell office:value-type="string">
            <text:p>64187749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 AND D AUTO PARTS</text:p>
          </table:table-cell>
          <table:table-cell office:value-type="string">
            <text:p>28 HAZEL STREET</text:p>
          </table:table-cell>
          <table:table-cell office:value-type="string">
            <text:p>BONNE TERRE</text:p>
          </table:table-cell>
          <table:table-cell office:value-type="string">
            <text:p>MO</text:p>
          </table:table-cell>
          <table:table-cell office:value-type="string">
            <text:p>63628</text:p>
          </table:table-cell>
          <table:table-cell office:value-type="string">
            <text:p>573358053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 AND D AUTO PARTS</text:p>
          </table:table-cell>
          <table:table-cell office:value-type="string">
            <text:p>9914-B LEWIS DR</text:p>
          </table:table-cell>
          <table:table-cell office:value-type="string">
            <text:p>DAMASCUS</text:p>
          </table:table-cell>
          <table:table-cell office:value-type="string">
            <text:p>MD</text:p>
          </table:table-cell>
          <table:table-cell office:value-type="string">
            <text:p>20872</text:p>
          </table:table-cell>
          <table:table-cell office:value-type="string">
            <text:p>30125300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 AND W AUTO PARTS</text:p>
          </table:table-cell>
          <table:table-cell office:value-type="string">
            <text:p>430 SOUTH BLVD</text:p>
          </table:table-cell>
          <table:table-cell office:value-type="string">
            <text:p>BREWTON</text:p>
          </table:table-cell>
          <table:table-cell office:value-type="string">
            <text:p>AL</text:p>
          </table:table-cell>
          <table:table-cell office:value-type="string">
            <text:p>36427</text:p>
          </table:table-cell>
          <table:table-cell office:value-type="string">
            <text:p>25186777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 AND W AUTO SUPPLY</text:p>
          </table:table-cell>
          <table:table-cell office:value-type="string">
            <text:p>828 E GRAND RIVER</text:p>
          </table:table-cell>
          <table:table-cell office:value-type="string">
            <text:p>PORTLAND</text:p>
          </table:table-cell>
          <table:table-cell office:value-type="string">
            <text:p>MI</text:p>
          </table:table-cell>
          <table:table-cell office:value-type="string">
            <text:p>48875</text:p>
          </table:table-cell>
          <table:table-cell office:value-type="string">
            <text:p>51764741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 AND Z AUTO PARTS</text:p>
          </table:table-cell>
          <table:table-cell office:value-type="string">
            <text:p>424 W MAIN STREET</text:p>
          </table:table-cell>
          <table:table-cell office:value-type="string">
            <text:p>RIPON</text:p>
          </table:table-cell>
          <table:table-cell office:value-type="string">
            <text:p>CA</text:p>
          </table:table-cell>
          <table:table-cell office:value-type="string">
            <text:p>95366</text:p>
          </table:table-cell>
          <table:table-cell office:value-type="string">
            <text:p>209599218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 MAN SERVICES INC</text:p>
          </table:table-cell>
          <table:table-cell office:value-type="string">
            <text:p>913A WEST THIRD STREET</text:p>
          </table:table-cell>
          <table:table-cell office:value-type="string">
            <text:p>PEMBROKE</text:p>
          </table:table-cell>
          <table:table-cell office:value-type="string">
            <text:p>NC</text:p>
          </table:table-cell>
          <table:table-cell office:value-type="string">
            <text:p>28372</text:p>
          </table:table-cell>
          <table:table-cell office:value-type="string">
            <text:p>91052128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ABBITT CARQUEST AUTO PARTS</text:p>
          </table:table-cell>
          <table:table-cell office:value-type="string">
            <text:p>3169 HWY 21</text:p>
          </table:table-cell>
          <table:table-cell office:value-type="string">
            <text:p>BABBITT</text:p>
          </table:table-cell>
          <table:table-cell office:value-type="string">
            <text:p>MN</text:p>
          </table:table-cell>
          <table:table-cell office:value-type="string">
            <text:p>55706</text:p>
          </table:table-cell>
          <table:table-cell office:value-type="string">
            <text:p>21882737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ACON'S EQUIPMENT, INC - AP DIV</text:p>
          </table:table-cell>
          <table:table-cell office:value-type="string">
            <text:p>29 GOSHEN ROAD</text:p>
          </table:table-cell>
          <table:table-cell office:value-type="string">
            <text:p>WILLIAMSBURG</text:p>
          </table:table-cell>
          <table:table-cell office:value-type="string">
            <text:p>MA</text:p>
          </table:table-cell>
          <table:table-cell office:value-type="string">
            <text:p>01096</text:p>
          </table:table-cell>
          <table:table-cell office:value-type="string">
            <text:p>41326830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ALLARD PARTS SERVICE COMPANY</text:p>
          </table:table-cell>
          <table:table-cell office:value-type="string">
            <text:p>1188 JOHN C. CALHOUN DR.</text:p>
          </table:table-cell>
          <table:table-cell office:value-type="string">
            <text:p>ORANGEBURG</text:p>
          </table:table-cell>
          <table:table-cell office:value-type="string">
            <text:p>SC</text:p>
          </table:table-cell>
          <table:table-cell office:value-type="string">
            <text:p>29115</text:p>
          </table:table-cell>
          <table:table-cell office:value-type="string">
            <text:p>80353411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ARBERO AUTO AND AG INC.</text:p>
          </table:table-cell>
          <table:table-cell office:value-type="string">
            <text:p>119 WEST WILSON</text:p>
          </table:table-cell>
          <table:table-cell office:value-type="string">
            <text:p>BROADUS</text:p>
          </table:table-cell>
          <table:table-cell office:value-type="string">
            <text:p>MT</text:p>
          </table:table-cell>
          <table:table-cell office:value-type="string">
            <text:p>59317</text:p>
          </table:table-cell>
          <table:table-cell office:value-type="string">
            <text:p>406436237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ARONS AUTO PARTS INC.</text:p>
          </table:table-cell>
          <table:table-cell office:value-type="string">
            <text:p>2150 S. UNION AVENUE</text:p>
          </table:table-cell>
          <table:table-cell office:value-type="string">
            <text:p>BAKERSFIELD</text:p>
          </table:table-cell>
          <table:table-cell office:value-type="string">
            <text:p>CA</text:p>
          </table:table-cell>
          <table:table-cell office:value-type="string">
            <text:p>93307-4156</text:p>
          </table:table-cell>
          <table:table-cell office:value-type="string">
            <text:p>66183451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ASIN AUTO SUPPLY</text:p>
          </table:table-cell>
          <table:table-cell office:value-type="string">
            <text:p>322 EAST MAIN STREET</text:p>
          </table:table-cell>
          <table:table-cell office:value-type="string">
            <text:p>VERNAL</text:p>
          </table:table-cell>
          <table:table-cell office:value-type="string">
            <text:p>UT</text:p>
          </table:table-cell>
          <table:table-cell office:value-type="string">
            <text:p>84078</text:p>
          </table:table-cell>
          <table:table-cell office:value-type="string">
            <text:p>435789337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ASIN HARDWARE CARQUEST</text:p>
          </table:table-cell>
          <table:table-cell office:value-type="string">
            <text:p>441 CAMELIA</text:p>
          </table:table-cell>
          <table:table-cell office:value-type="string">
            <text:p>ROYAL CITY</text:p>
          </table:table-cell>
          <table:table-cell office:value-type="string">
            <text:p>WA</text:p>
          </table:table-cell>
          <table:table-cell office:value-type="string">
            <text:p>99357</text:p>
          </table:table-cell>
          <table:table-cell office:value-type="string">
            <text:p>50934622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AY AUTO PARTS</text:p>
          </table:table-cell>
          <table:table-cell office:value-type="string">
            <text:p>346 US 41 SOUTH</text:p>
          </table:table-cell>
          <table:table-cell office:value-type="string">
            <text:p>BARAGA</text:p>
          </table:table-cell>
          <table:table-cell office:value-type="string">
            <text:p>MI</text:p>
          </table:table-cell>
          <table:table-cell office:value-type="string">
            <text:p>49908</text:p>
          </table:table-cell>
          <table:table-cell office:value-type="string">
            <text:p>906353668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CS TRUCK &amp; AUTO - CARQUEST</text:p>
          </table:table-cell>
          <table:table-cell office:value-type="string">
            <text:p>P.O. BOX 1858</text:p>
          </table:table-cell>
          <table:table-cell office:value-type="string">
            <text:p>JENA</text:p>
          </table:table-cell>
          <table:table-cell office:value-type="string">
            <text:p>LA</text:p>
          </table:table-cell>
          <table:table-cell office:value-type="string">
            <text:p>71342</text:p>
          </table:table-cell>
          <table:table-cell office:value-type="string">
            <text:p>31899228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EARDSLEE AUTOMOTIVE AND SPL</text:p>
          </table:table-cell>
          <table:table-cell office:value-type="string">
            <text:p>MAIL TO:120 LENA DRIVE</text:p>
          </table:table-cell>
          <table:table-cell office:value-type="string">
            <text:p>CRANE</text:p>
          </table:table-cell>
          <table:table-cell office:value-type="string">
            <text:p>TX</text:p>
          </table:table-cell>
          <table:table-cell office:value-type="string">
            <text:p>79731</text:p>
          </table:table-cell>
          <table:table-cell office:value-type="string">
            <text:p>43255823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EAU'S AUTO PARTS</text:p>
          </table:table-cell>
          <table:table-cell office:value-type="string">
            <text:p>85 N. MAIN STREET</text:p>
          </table:table-cell>
          <table:table-cell office:value-type="string">
            <text:p>BEAVER</text:p>
          </table:table-cell>
          <table:table-cell office:value-type="string">
            <text:p>UT</text:p>
          </table:table-cell>
          <table:table-cell office:value-type="string">
            <text:p>84713</text:p>
          </table:table-cell>
          <table:table-cell office:value-type="string">
            <text:p>435438234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ELGRADE AUTO PARTS INC</text:p>
          </table:table-cell>
          <table:table-cell office:value-type="string">
            <text:p>109 W. MAIN</text:p>
          </table:table-cell>
          <table:table-cell office:value-type="string">
            <text:p>BELGRADE</text:p>
          </table:table-cell>
          <table:table-cell office:value-type="string">
            <text:p>MT</text:p>
          </table:table-cell>
          <table:table-cell office:value-type="string">
            <text:p>59714</text:p>
          </table:table-cell>
          <table:table-cell office:value-type="string">
            <text:p>40638876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ELL AUTO SUPPLY</text:p>
          </table:table-cell>
          <table:table-cell office:value-type="string">
            <text:p>1407 E MAIN</text:p>
          </table:table-cell>
          <table:table-cell office:value-type="string">
            <text:p>OTTAWA</text:p>
          </table:table-cell>
          <table:table-cell office:value-type="string">
            <text:p>OH</text:p>
          </table:table-cell>
          <table:table-cell office:value-type="string">
            <text:p>45875</text:p>
          </table:table-cell>
          <table:table-cell office:value-type="string">
            <text:p>419523569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ERGERONS AUTOMOTIVE PARTS INC</text:p>
          </table:table-cell>
          <table:table-cell office:value-type="string">
            <text:p>118 N HOLLYWOOD RD</text:p>
          </table:table-cell>
          <table:table-cell office:value-type="string">
            <text:p>HOUMA</text:p>
          </table:table-cell>
          <table:table-cell office:value-type="string">
            <text:p>LA</text:p>
          </table:table-cell>
          <table:table-cell office:value-type="string">
            <text:p>70364</text:p>
          </table:table-cell>
          <table:table-cell office:value-type="string">
            <text:p>98587606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ERNIES PARTS PLACE</text:p>
          </table:table-cell>
          <table:table-cell office:value-type="string">
            <text:p>HWY 54 E MAIN STREET</text:p>
          </table:table-cell>
          <table:table-cell office:value-type="string">
            <text:p>FORDSVILLE</text:p>
          </table:table-cell>
          <table:table-cell office:value-type="string">
            <text:p>KY</text:p>
          </table:table-cell>
          <table:table-cell office:value-type="string">
            <text:p>42343</text:p>
          </table:table-cell>
          <table:table-cell office:value-type="string">
            <text:p>27027636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ERRYVILLE AUTO PARTS</text:p>
          </table:table-cell>
          <table:table-cell office:value-type="string">
            <text:p>111 WEST MAIN STREET</text:p>
          </table:table-cell>
          <table:table-cell office:value-type="string">
            <text:p>BERRYVILLE</text:p>
          </table:table-cell>
          <table:table-cell office:value-type="string">
            <text:p>VA</text:p>
          </table:table-cell>
          <table:table-cell office:value-type="string">
            <text:p>22611</text:p>
          </table:table-cell>
          <table:table-cell office:value-type="string">
            <text:p>540955129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EST AUTO PARTS</text:p>
          </table:table-cell>
          <table:table-cell office:value-type="string">
            <text:p>1805 WATER ST</text:p>
          </table:table-cell>
          <table:table-cell office:value-type="string">
            <text:p>KERRVILLE</text:p>
          </table:table-cell>
          <table:table-cell office:value-type="string">
            <text:p>TX</text:p>
          </table:table-cell>
          <table:table-cell office:value-type="string">
            <text:p>78028</text:p>
          </table:table-cell>
          <table:table-cell office:value-type="string">
            <text:p>83025735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ESTWAY AUTO SUPPLY</text:p>
          </table:table-cell>
          <table:table-cell office:value-type="string">
            <text:p>153 TALBOT STREET EAST</text:p>
          </table:table-cell>
          <table:table-cell office:value-type="string">
            <text:p>AYLMER</text:p>
          </table:table-cell>
          <table:table-cell office:value-type="string">
            <text:p>ON</text:p>
          </table:table-cell>
          <table:table-cell office:value-type="string">
            <text:p>N5H 1H3</text:p>
          </table:table-cell>
          <table:table-cell office:value-type="string">
            <text:p>519765280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ETHANY AUTO PARTS</text:p>
          </table:table-cell>
          <table:table-cell office:value-type="string">
            <text:p>13 ATLANTIC AVE</text:p>
          </table:table-cell>
          <table:table-cell office:value-type="string">
            <text:p>OCEAN VIEW</text:p>
          </table:table-cell>
          <table:table-cell office:value-type="string">
            <text:p>DE</text:p>
          </table:table-cell>
          <table:table-cell office:value-type="string">
            <text:p>19970</text:p>
          </table:table-cell>
          <table:table-cell office:value-type="string">
            <text:p>30253905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IG LAKE AUTO PARTS INC</text:p>
          </table:table-cell>
          <table:table-cell office:value-type="string">
            <text:p>211 SECOND STREET</text:p>
          </table:table-cell>
          <table:table-cell office:value-type="string">
            <text:p>BIG LAKE</text:p>
          </table:table-cell>
          <table:table-cell office:value-type="string">
            <text:p>TX</text:p>
          </table:table-cell>
          <table:table-cell office:value-type="string">
            <text:p>76932</text:p>
          </table:table-cell>
          <table:table-cell office:value-type="string">
            <text:p>32588424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ILLERICA AUTO PARTS, INC.</text:p>
          </table:table-cell>
          <table:table-cell office:value-type="string">
            <text:p>308 BOSTON ROAD</text:p>
          </table:table-cell>
          <table:table-cell office:value-type="string">
            <text:p>BILLERICA</text:p>
          </table:table-cell>
          <table:table-cell office:value-type="string">
            <text:p>MA</text:p>
          </table:table-cell>
          <table:table-cell office:value-type="string">
            <text:p>01862</text:p>
          </table:table-cell>
          <table:table-cell office:value-type="string">
            <text:p>97866767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INNEY AUTO PARTS</text:p>
          </table:table-cell>
          <table:table-cell office:value-type="string">
            <text:p>114 N MICHIGAN</text:p>
          </table:table-cell>
          <table:table-cell office:value-type="string">
            <text:p>BIG RAPIDS</text:p>
          </table:table-cell>
          <table:table-cell office:value-type="string">
            <text:p>MI</text:p>
          </table:table-cell>
          <table:table-cell office:value-type="string">
            <text:p>49307</text:p>
          </table:table-cell>
          <table:table-cell office:value-type="string">
            <text:p>23179676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ISHOPVILLE PARTS, INC.</text:p>
          </table:table-cell>
          <table:table-cell office:value-type="string">
            <text:p>P.O. BOX 228</text:p>
          </table:table-cell>
          <table:table-cell office:value-type="string">
            <text:p>BISHOPVILLE</text:p>
          </table:table-cell>
          <table:table-cell office:value-type="string">
            <text:p>SC</text:p>
          </table:table-cell>
          <table:table-cell office:value-type="string">
            <text:p>29010</text:p>
          </table:table-cell>
          <table:table-cell office:value-type="string">
            <text:p>80348454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LANKENSHIP AUTO PARTS</text:p>
          </table:table-cell>
          <table:table-cell office:value-type="string">
            <text:p>217 WEST CHURCH ST</text:p>
          </table:table-cell>
          <table:table-cell office:value-type="string">
            <text:p>LEXINGTON</text:p>
          </table:table-cell>
          <table:table-cell office:value-type="string">
            <text:p>TN</text:p>
          </table:table-cell>
          <table:table-cell office:value-type="string">
            <text:p>38351</text:p>
          </table:table-cell>
          <table:table-cell office:value-type="string">
            <text:p>73196881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LOOMFIELD AUTO PARTS LLC</text:p>
          </table:table-cell>
          <table:table-cell office:value-type="string">
            <text:p>204 E FRANKLIN</text:p>
          </table:table-cell>
          <table:table-cell office:value-type="string">
            <text:p>BLOOMFIELD</text:p>
          </table:table-cell>
          <table:table-cell office:value-type="string">
            <text:p>IA</text:p>
          </table:table-cell>
          <table:table-cell office:value-type="string">
            <text:p>52537</text:p>
          </table:table-cell>
          <table:table-cell office:value-type="string">
            <text:p>64166439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LUEBERRY HEEL INVESTMENTS LLC</text:p>
          </table:table-cell>
          <table:table-cell office:value-type="string">
            <text:p>1524 HOBBTON HIGHWAY</text:p>
          </table:table-cell>
          <table:table-cell office:value-type="string">
            <text:p>CLINTON</text:p>
          </table:table-cell>
          <table:table-cell office:value-type="string">
            <text:p>NC</text:p>
          </table:table-cell>
          <table:table-cell office:value-type="string">
            <text:p>28328</text:p>
          </table:table-cell>
          <table:table-cell office:value-type="string">
            <text:p>91059214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OBBYS AUTO PARTS</text:p>
          </table:table-cell>
          <table:table-cell office:value-type="string">
            <text:p>4767 S MAIN ST <text:s text:c="2"/>PO BOX 326</text:p>
          </table:table-cell>
          <table:table-cell office:value-type="string">
            <text:p>SHALLOTTE</text:p>
          </table:table-cell>
          <table:table-cell office:value-type="string">
            <text:p>NC</text:p>
          </table:table-cell>
          <table:table-cell office:value-type="string">
            <text:p>28459</text:p>
          </table:table-cell>
          <table:table-cell office:value-type="string">
            <text:p>91075466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OBS AUTO AND TRACTOR</text:p>
          </table:table-cell>
          <table:table-cell office:value-type="string">
            <text:p>306A SPARROW ST</text:p>
          </table:table-cell>
          <table:table-cell office:value-type="string">
            <text:p>LAKE PROVIDENCE</text:p>
          </table:table-cell>
          <table:table-cell office:value-type="string">
            <text:p>LA</text:p>
          </table:table-cell>
          <table:table-cell office:value-type="string">
            <text:p>71254</text:p>
          </table:table-cell>
          <table:table-cell office:value-type="string">
            <text:p>31855923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OBS AUTO PARTS</text:p>
          </table:table-cell>
          <table:table-cell office:value-type="string">
            <text:p>1504 NORTH B STREET</text:p>
          </table:table-cell>
          <table:table-cell office:value-type="string">
            <text:p>ELWOOD</text:p>
          </table:table-cell>
          <table:table-cell office:value-type="string">
            <text:p>IN</text:p>
          </table:table-cell>
          <table:table-cell office:value-type="string">
            <text:p>46036</text:p>
          </table:table-cell>
          <table:table-cell office:value-type="string">
            <text:p>76555208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OBS AUTO PARTS</text:p>
          </table:table-cell>
          <table:table-cell office:value-type="string">
            <text:p>511 MILWAUKEE STREET</text:p>
          </table:table-cell>
          <table:table-cell office:value-type="string">
            <text:p>KEWAUNEE</text:p>
          </table:table-cell>
          <table:table-cell office:value-type="string">
            <text:p>WI</text:p>
          </table:table-cell>
          <table:table-cell office:value-type="string">
            <text:p>54216</text:p>
          </table:table-cell>
          <table:table-cell office:value-type="string">
            <text:p>92038830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OBS SERVICE CENTER</text:p>
          </table:table-cell>
          <table:table-cell office:value-type="string">
            <text:p>1070 NE 130 AVE</text:p>
          </table:table-cell>
          <table:table-cell office:value-type="string">
            <text:p>CLAFLIN</text:p>
          </table:table-cell>
          <table:table-cell office:value-type="string">
            <text:p>KS</text:p>
          </table:table-cell>
          <table:table-cell office:value-type="string">
            <text:p>67525</text:p>
          </table:table-cell>
          <table:table-cell office:value-type="string">
            <text:p>62058733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ORDELEAU ET FRERE INC.</text:p>
          </table:table-cell>
          <table:table-cell office:value-type="string">
            <text:p>1133, BOUL. MARCOTTE</text:p>
          </table:table-cell>
          <table:table-cell office:value-type="string">
            <text:p>ROBERVAL</text:p>
          </table:table-cell>
          <table:table-cell office:value-type="string">
            <text:p>QC</text:p>
          </table:table-cell>
          <table:table-cell office:value-type="string">
            <text:p>G8H 2B5</text:p>
          </table:table-cell>
          <table:table-cell office:value-type="string">
            <text:p>418275055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OULDER CREEK AUTO PARTS</text:p>
          </table:table-cell>
          <table:table-cell office:value-type="string">
            <text:p>831-338-2147</text:p>
          </table:table-cell>
          <table:table-cell office:value-type="string">
            <text:p>BOULDER CREEK</text:p>
          </table:table-cell>
          <table:table-cell office:value-type="string">
            <text:p>CA</text:p>
          </table:table-cell>
          <table:table-cell office:value-type="string">
            <text:p>95006</text:p>
          </table:table-cell>
          <table:table-cell office:value-type="string">
            <text:p>831338214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OYNE CITY</text:p>
          </table:table-cell>
          <table:table-cell office:value-type="string">
            <text:p>1311 BOYNE AVENUE</text:p>
          </table:table-cell>
          <table:table-cell office:value-type="string">
            <text:p>BOYNE CITY</text:p>
          </table:table-cell>
          <table:table-cell office:value-type="string">
            <text:p>MI</text:p>
          </table:table-cell>
          <table:table-cell office:value-type="string">
            <text:p>49712</text:p>
          </table:table-cell>
          <table:table-cell office:value-type="string">
            <text:p>231582658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ACKETT AUTO PARTS</text:p>
          </table:table-cell>
          <table:table-cell office:value-type="string">
            <text:p>592 W. POINTE TREMBLE ROAD</text:p>
          </table:table-cell>
          <table:table-cell office:value-type="string">
            <text:p>ALGONAC</text:p>
          </table:table-cell>
          <table:table-cell office:value-type="string">
            <text:p>MI</text:p>
          </table:table-cell>
          <table:table-cell office:value-type="string">
            <text:p>48001</text:p>
          </table:table-cell>
          <table:table-cell office:value-type="string">
            <text:p>810794935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ADFORD AUTO PARTS</text:p>
          </table:table-cell>
          <table:table-cell office:value-type="string">
            <text:p>P.O.BOX 365</text:p>
          </table:table-cell>
          <table:table-cell office:value-type="string">
            <text:p>PINE HILL</text:p>
          </table:table-cell>
          <table:table-cell office:value-type="string">
            <text:p>AL</text:p>
          </table:table-cell>
          <table:table-cell office:value-type="string">
            <text:p>36769</text:p>
          </table:table-cell>
          <table:table-cell office:value-type="string">
            <text:p>33496344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EMEN CARQUEST AUTO PARTS</text:p>
          </table:table-cell>
          <table:table-cell office:value-type="string">
            <text:p>1231 WEST PLYMOUTH</text:p>
          </table:table-cell>
          <table:table-cell office:value-type="string">
            <text:p>BREMEN</text:p>
          </table:table-cell>
          <table:table-cell office:value-type="string">
            <text:p>IN</text:p>
          </table:table-cell>
          <table:table-cell office:value-type="string">
            <text:p>46506</text:p>
          </table:table-cell>
          <table:table-cell office:value-type="string">
            <text:p>57454653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IDGER AUTO PARTS INC.</text:p>
          </table:table-cell>
          <table:table-cell office:value-type="string">
            <text:p>213 S. MAIN STREET</text:p>
          </table:table-cell>
          <table:table-cell office:value-type="string">
            <text:p>BRIDGER</text:p>
          </table:table-cell>
          <table:table-cell office:value-type="string">
            <text:p>MT</text:p>
          </table:table-cell>
          <table:table-cell office:value-type="string">
            <text:p>59014</text:p>
          </table:table-cell>
          <table:table-cell office:value-type="string">
            <text:p>40666232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IDGERLAND CARQUEST</text:p>
          </table:table-cell>
          <table:table-cell office:value-type="string">
            <text:p>24 MEADOW STREET</text:p>
          </table:table-cell>
          <table:table-cell office:value-type="string">
            <text:p>URIE</text:p>
          </table:table-cell>
          <table:table-cell office:value-type="string">
            <text:p>WY</text:p>
          </table:table-cell>
          <table:table-cell office:value-type="string">
            <text:p>82939</text:p>
          </table:table-cell>
          <table:table-cell office:value-type="string">
            <text:p>30778624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IGHTON AUTO &amp; INDUSTRIAL SUPPL</text:p>
          </table:table-cell>
          <table:table-cell office:value-type="string">
            <text:p>140 PRINCE EDWARD ST</text:p>
          </table:table-cell>
          <table:table-cell office:value-type="string">
            <text:p>BRIGHTON</text:p>
          </table:table-cell>
          <table:table-cell office:value-type="string">
            <text:p>ON</text:p>
          </table:table-cell>
          <table:table-cell office:value-type="string">
            <text:p>K0K 1H0</text:p>
          </table:table-cell>
          <table:table-cell office:value-type="string">
            <text:p>613475368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ITTS AUTOMOTIVE, LLC</text:p>
          </table:table-cell>
          <table:table-cell office:value-type="string">
            <text:p>168 LAKE ROAD</text:p>
          </table:table-cell>
          <table:table-cell office:value-type="string">
            <text:p>MANSFIELD</text:p>
          </table:table-cell>
          <table:table-cell office:value-type="string">
            <text:p>LA</text:p>
          </table:table-cell>
          <table:table-cell office:value-type="string">
            <text:p>71052</text:p>
          </table:table-cell>
          <table:table-cell office:value-type="string">
            <text:p>31887255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ODHEADSVILLE AUTO PARTS</text:p>
          </table:table-cell>
          <table:table-cell office:value-type="string">
            <text:p>523 MARION LN</text:p>
          </table:table-cell>
          <table:table-cell office:value-type="string">
            <text:p>BRODHEADSVILLE</text:p>
          </table:table-cell>
          <table:table-cell office:value-type="string">
            <text:p>PA</text:p>
          </table:table-cell>
          <table:table-cell office:value-type="string">
            <text:p>18322</text:p>
          </table:table-cell>
          <table:table-cell office:value-type="string">
            <text:p>57099211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OOKINGS CARQUEST</text:p>
          </table:table-cell>
          <table:table-cell office:value-type="string">
            <text:p>820 22ND AVE S</text:p>
          </table:table-cell>
          <table:table-cell office:value-type="string">
            <text:p>BROOKINGS</text:p>
          </table:table-cell>
          <table:table-cell office:value-type="string">
            <text:p>SD</text:p>
          </table:table-cell>
          <table:table-cell office:value-type="string">
            <text:p>57006</text:p>
          </table:table-cell>
          <table:table-cell office:value-type="string">
            <text:p>605692629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OOKS AUTO SERVICE</text:p>
          </table:table-cell>
          <table:table-cell office:value-type="string">
            <text:p>1435 TATE ROAD</text:p>
          </table:table-cell>
          <table:table-cell office:value-type="string">
            <text:p>BOLIVAR</text:p>
          </table:table-cell>
          <table:table-cell office:value-type="string">
            <text:p>TN</text:p>
          </table:table-cell>
          <table:table-cell office:value-type="string">
            <text:p>38008</text:p>
          </table:table-cell>
          <table:table-cell office:value-type="string">
            <text:p>731658513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OOKS MOTOR CO</text:p>
          </table:table-cell>
          <table:table-cell office:value-type="string">
            <text:p>P.O. BOX 1079</text:p>
          </table:table-cell>
          <table:table-cell office:value-type="string">
            <text:p>STRATFORD</text:p>
          </table:table-cell>
          <table:table-cell office:value-type="string">
            <text:p>TX</text:p>
          </table:table-cell>
          <table:table-cell office:value-type="string">
            <text:p>79084</text:p>
          </table:table-cell>
          <table:table-cell office:value-type="string">
            <text:p>80639626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OWN MCMURTRY IMPLEMENT</text:p>
          </table:table-cell>
          <table:table-cell office:value-type="string">
            <text:p>303 LONE STAR</text:p>
          </table:table-cell>
          <table:table-cell office:value-type="string">
            <text:p>SILVERTON</text:p>
          </table:table-cell>
          <table:table-cell office:value-type="string">
            <text:p>TX</text:p>
          </table:table-cell>
          <table:table-cell office:value-type="string">
            <text:p>79257</text:p>
          </table:table-cell>
          <table:table-cell office:value-type="string">
            <text:p>(806) 823-24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OWN MOTOR PARTS INC</text:p>
          </table:table-cell>
          <table:table-cell office:value-type="string">
            <text:p>5285 RIVER ROAD WEST</text:p>
          </table:table-cell>
          <table:table-cell office:value-type="string">
            <text:p>GOOCHLAND</text:p>
          </table:table-cell>
          <table:table-cell office:value-type="string">
            <text:p>VA</text:p>
          </table:table-cell>
          <table:table-cell office:value-type="string">
            <text:p>23063</text:p>
          </table:table-cell>
          <table:table-cell office:value-type="string">
            <text:p>80445744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OWN'S POWER &amp; EQUIPMENT INC</text:p>
          </table:table-cell>
          <table:table-cell office:value-type="string">
            <text:p>1400 NORTH US HIGHWAY 87</text:p>
          </table:table-cell>
          <table:table-cell office:value-type="string">
            <text:p>TULIA</text:p>
          </table:table-cell>
          <table:table-cell office:value-type="string">
            <text:p>TX</text:p>
          </table:table-cell>
          <table:table-cell office:value-type="string">
            <text:p>79088</text:p>
          </table:table-cell>
          <table:table-cell office:value-type="string">
            <text:p>806995414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OWN'S REPAIR &amp; AUTO PARTS</text:p>
          </table:table-cell>
          <table:table-cell office:value-type="string">
            <text:p>2167 T AVE</text:p>
          </table:table-cell>
          <table:table-cell office:value-type="string">
            <text:p>CLARINDA</text:p>
          </table:table-cell>
          <table:table-cell office:value-type="string">
            <text:p>IA</text:p>
          </table:table-cell>
          <table:table-cell office:value-type="string">
            <text:p>51632</text:p>
          </table:table-cell>
          <table:table-cell office:value-type="string">
            <text:p>712542469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RUNTON MOTOR PARTS</text:p>
          </table:table-cell>
          <table:table-cell office:value-type="string">
            <text:p>510 BROAD ST</text:p>
          </table:table-cell>
          <table:table-cell office:value-type="string">
            <text:p>BELOIT</text:p>
          </table:table-cell>
          <table:table-cell office:value-type="string">
            <text:p>WI</text:p>
          </table:table-cell>
          <table:table-cell office:value-type="string">
            <text:p>53511</text:p>
          </table:table-cell>
          <table:table-cell office:value-type="string">
            <text:p>60836501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UCKEYE - BINGHAM CARQUEST</text:p>
          </table:table-cell>
          <table:table-cell office:value-type="string">
            <text:p>710 NORTH 195TH AVENUE</text:p>
          </table:table-cell>
          <table:table-cell office:value-type="string">
            <text:p>BUCKEYE</text:p>
          </table:table-cell>
          <table:table-cell office:value-type="string">
            <text:p>AZ</text:p>
          </table:table-cell>
          <table:table-cell office:value-type="string">
            <text:p>85326</text:p>
          </table:table-cell>
          <table:table-cell office:value-type="string">
            <text:p>6238531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UELLTON AUTO PARTS</text:p>
          </table:table-cell>
          <table:table-cell office:value-type="string">
            <text:p>613 AVENUE OF FLAGS</text:p>
          </table:table-cell>
          <table:table-cell office:value-type="string">
            <text:p>BUELLTON</text:p>
          </table:table-cell>
          <table:table-cell office:value-type="string">
            <text:p>CA</text:p>
          </table:table-cell>
          <table:table-cell office:value-type="string">
            <text:p>93427</text:p>
          </table:table-cell>
          <table:table-cell office:value-type="string">
            <text:p>80568835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ULLOCK'S TIRE AND AUTO</text:p>
          </table:table-cell>
          <table:table-cell office:value-type="string">
            <text:p>2021 MEMORIAL HWY</text:p>
          </table:table-cell>
          <table:table-cell office:value-type="string">
            <text:p>SHAVERTOWN</text:p>
          </table:table-cell>
          <table:table-cell office:value-type="string">
            <text:p>PA</text:p>
          </table:table-cell>
          <table:table-cell office:value-type="string">
            <text:p>18708</text:p>
          </table:table-cell>
          <table:table-cell office:value-type="string">
            <text:p>570675219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UXTON'S CARQUEST OF HATTIESBURG</text:p>
          </table:table-cell>
          <table:table-cell office:value-type="string">
            <text:p>415 BROADWAY</text:p>
          </table:table-cell>
          <table:table-cell office:value-type="string">
            <text:p>HATTIESBURG</text:p>
          </table:table-cell>
          <table:table-cell office:value-type="string">
            <text:p>MS</text:p>
          </table:table-cell>
          <table:table-cell office:value-type="string">
            <text:p>39401</text:p>
          </table:table-cell>
          <table:table-cell office:value-type="string">
            <text:p>60154581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UY RIGHT, INC</text:p>
          </table:table-cell>
          <table:table-cell office:value-type="string">
            <text:p>4747 HWY 31</text:p>
          </table:table-cell>
          <table:table-cell office:value-type="string">
            <text:p>RACINE</text:p>
          </table:table-cell>
          <table:table-cell office:value-type="string">
            <text:p>WI</text:p>
          </table:table-cell>
          <table:table-cell office:value-type="string">
            <text:p>53405</text:p>
          </table:table-cell>
          <table:table-cell office:value-type="string">
            <text:p>26268119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WK AUTO PARTS LLC</text:p>
          </table:table-cell>
          <table:table-cell office:value-type="string">
            <text:p>410 SOUTH 4TH ST / PO BOX 602</text:p>
          </table:table-cell>
          <table:table-cell office:value-type="string">
            <text:p>MORTON</text:p>
          </table:table-cell>
          <table:table-cell office:value-type="string">
            <text:p>MS</text:p>
          </table:table-cell>
          <table:table-cell office:value-type="string">
            <text:p>39117</text:p>
          </table:table-cell>
          <table:table-cell office:value-type="string">
            <text:p>60173263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Y PASS AUTO PARTS</text:p>
          </table:table-cell>
          <table:table-cell office:value-type="string">
            <text:p>92 HWY 64 WEST</text:p>
          </table:table-cell>
          <table:table-cell office:value-type="string">
            <text:p>HAYESVILLE</text:p>
          </table:table-cell>
          <table:table-cell office:value-type="string">
            <text:p>NC</text:p>
          </table:table-cell>
          <table:table-cell office:value-type="string">
            <text:p>28904</text:p>
          </table:table-cell>
          <table:table-cell office:value-type="string">
            <text:p>82838963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BY PASS AUTOMOTIVE</text:p>
          </table:table-cell>
          <table:table-cell office:value-type="string">
            <text:p>HWY 25 70</text:p>
          </table:table-cell>
          <table:table-cell office:value-type="string">
            <text:p>MARSHALL</text:p>
          </table:table-cell>
          <table:table-cell office:value-type="string">
            <text:p>NC</text:p>
          </table:table-cell>
          <table:table-cell office:value-type="string">
            <text:p>28753</text:p>
          </table:table-cell>
          <table:table-cell office:value-type="string">
            <text:p>82864925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 &amp; B PARTS SUPPLY</text:p>
          </table:table-cell>
          <table:table-cell office:value-type="string">
            <text:p>1031 N POPLAR</text:p>
          </table:table-cell>
          <table:table-cell office:value-type="string">
            <text:p>CENTRALIA</text:p>
          </table:table-cell>
          <table:table-cell office:value-type="string">
            <text:p>IL</text:p>
          </table:table-cell>
          <table:table-cell office:value-type="string">
            <text:p>62801</text:p>
          </table:table-cell>
          <table:table-cell office:value-type="string">
            <text:p>61853341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 &amp; C AUTO PARTS</text:p>
          </table:table-cell>
          <table:table-cell office:value-type="string">
            <text:p>P.O. BOX 70</text:p>
          </table:table-cell>
          <table:table-cell office:value-type="string">
            <text:p>STEELVILLE</text:p>
          </table:table-cell>
          <table:table-cell office:value-type="string">
            <text:p>MO</text:p>
          </table:table-cell>
          <table:table-cell office:value-type="string">
            <text:p>65565</text:p>
          </table:table-cell>
          <table:table-cell office:value-type="string">
            <text:p>57377523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 &amp; J AUTO AND MACHINE INC</text:p>
          </table:table-cell>
          <table:table-cell office:value-type="string">
            <text:p>123 MAIN ST - PO BOX 28</text:p>
          </table:table-cell>
          <table:table-cell office:value-type="string">
            <text:p>LOYAL</text:p>
          </table:table-cell>
          <table:table-cell office:value-type="string">
            <text:p>WI</text:p>
          </table:table-cell>
          <table:table-cell office:value-type="string">
            <text:p>54446</text:p>
          </table:table-cell>
          <table:table-cell office:value-type="string">
            <text:p>715255854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 AND C AUTO PARTS</text:p>
          </table:table-cell>
          <table:table-cell office:value-type="string">
            <text:p>7606 FLORISSANT ROAD</text:p>
          </table:table-cell>
          <table:table-cell office:value-type="string">
            <text:p>NORMANDY</text:p>
          </table:table-cell>
          <table:table-cell office:value-type="string">
            <text:p>MO</text:p>
          </table:table-cell>
          <table:table-cell office:value-type="string">
            <text:p>63121</text:p>
          </table:table-cell>
          <table:table-cell office:value-type="string">
            <text:p>31438147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 AND M AUTO EAST TROY</text:p>
          </table:table-cell>
          <table:table-cell office:value-type="string">
            <text:p>2533 MAIN STREET</text:p>
          </table:table-cell>
          <table:table-cell office:value-type="string">
            <text:p>EAST TROY</text:p>
          </table:table-cell>
          <table:table-cell office:value-type="string">
            <text:p>WI</text:p>
          </table:table-cell>
          <table:table-cell office:value-type="string">
            <text:p>53120</text:p>
          </table:table-cell>
          <table:table-cell office:value-type="string">
            <text:p>262642794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 AND M AUTO MUKWONAGO</text:p>
          </table:table-cell>
          <table:table-cell office:value-type="string">
            <text:p>945 MAIN STREET</text:p>
          </table:table-cell>
          <table:table-cell office:value-type="string">
            <text:p>MUKWONAGO</text:p>
          </table:table-cell>
          <table:table-cell office:value-type="string">
            <text:p>WI</text:p>
          </table:table-cell>
          <table:table-cell office:value-type="string">
            <text:p>53149</text:p>
          </table:table-cell>
          <table:table-cell office:value-type="string">
            <text:p>262363405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 AND S INCORPORATED</text:p>
          </table:table-cell>
          <table:table-cell office:value-type="string">
            <text:p>300 W 1ST</text:p>
          </table:table-cell>
          <table:table-cell office:value-type="string">
            <text:p>PORTALES</text:p>
          </table:table-cell>
          <table:table-cell office:value-type="string">
            <text:p>NM</text:p>
          </table:table-cell>
          <table:table-cell office:value-type="string">
            <text:p>88130</text:p>
          </table:table-cell>
          <table:table-cell office:value-type="string">
            <text:p>57535912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 AND S MOTOR PARTS INC</text:p>
          </table:table-cell>
          <table:table-cell office:value-type="string">
            <text:p>908 S MAIN</text:p>
          </table:table-cell>
          <table:table-cell office:value-type="string">
            <text:p>LOVINGTON</text:p>
          </table:table-cell>
          <table:table-cell office:value-type="string">
            <text:p>NM</text:p>
          </table:table-cell>
          <table:table-cell office:value-type="string">
            <text:p>88260</text:p>
          </table:table-cell>
          <table:table-cell office:value-type="string">
            <text:p>57539628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 AND T AUTO</text:p>
          </table:table-cell>
          <table:table-cell office:value-type="string">
            <text:p>PO BOX 1090</text:p>
          </table:table-cell>
          <table:table-cell office:value-type="string">
            <text:p>IRAAN</text:p>
          </table:table-cell>
          <table:table-cell office:value-type="string">
            <text:p>TX</text:p>
          </table:table-cell>
          <table:table-cell office:value-type="string">
            <text:p>79744-1090</text:p>
          </table:table-cell>
          <table:table-cell office:value-type="string">
            <text:p>432639218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. P. PHELPS INC-TULARE</text:p>
          </table:table-cell>
          <table:table-cell office:value-type="string">
            <text:p>1010 S BLACKSTONE</text:p>
          </table:table-cell>
          <table:table-cell office:value-type="string">
            <text:p>TULARE</text:p>
          </table:table-cell>
          <table:table-cell office:value-type="string">
            <text:p>CA</text:p>
          </table:table-cell>
          <table:table-cell office:value-type="string">
            <text:p>93274</text:p>
          </table:table-cell>
          <table:table-cell office:value-type="string">
            <text:p>55968615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MPBELL AUTO SUPPLY LLC</text:p>
          </table:table-cell>
          <table:table-cell office:value-type="string">
            <text:p>215 NORTH LAKE AVENUE</text:p>
          </table:table-cell>
          <table:table-cell office:value-type="string">
            <text:p>CRANDON</text:p>
          </table:table-cell>
          <table:table-cell office:value-type="string">
            <text:p>WI</text:p>
          </table:table-cell>
          <table:table-cell office:value-type="string">
            <text:p>54520</text:p>
          </table:table-cell>
          <table:table-cell office:value-type="string">
            <text:p>71547833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NTON AUTO SUPPLY INC.</text:p>
          </table:table-cell>
          <table:table-cell office:value-type="string">
            <text:p>301 TROY STREET</text:p>
          </table:table-cell>
          <table:table-cell office:value-type="string">
            <text:p>CANTON</text:p>
          </table:table-cell>
          <table:table-cell office:value-type="string">
            <text:p>PA</text:p>
          </table:table-cell>
          <table:table-cell office:value-type="string">
            <text:p>17724</text:p>
          </table:table-cell>
          <table:table-cell office:value-type="string">
            <text:p>570673853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P ACCOUNT AT BAK DC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2"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PS AUTO, TRUCK &amp; AG.</text:p>
          </table:table-cell>
          <table:table-cell office:value-type="string">
            <text:p>787 12TH STREET NORTH</text:p>
          </table:table-cell>
          <table:table-cell office:value-type="string">
            <text:p>VALE</text:p>
          </table:table-cell>
          <table:table-cell office:value-type="string">
            <text:p>OR</text:p>
          </table:table-cell>
          <table:table-cell office:value-type="string">
            <text:p>97918</text:p>
          </table:table-cell>
          <table:table-cell office:value-type="string">
            <text:p>54147321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 PARTS AND EQUIPMENT</text:p>
          </table:table-cell>
          <table:table-cell office:value-type="string">
            <text:p>2826 BROADWAY</text:p>
          </table:table-cell>
          <table:table-cell office:value-type="string">
            <text:p>GALVESTON</text:p>
          </table:table-cell>
          <table:table-cell office:value-type="string">
            <text:p>TX</text:p>
          </table:table-cell>
          <table:table-cell office:value-type="string">
            <text:p>77550</text:p>
          </table:table-cell>
          <table:table-cell office:value-type="string">
            <text:p>40976343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 PARTS CENTER BAY ST LOUIS</text:p>
          </table:table-cell>
          <table:table-cell office:value-type="string">
            <text:p>1111 HWY 90</text:p>
          </table:table-cell>
          <table:table-cell office:value-type="string">
            <text:p>BAY ST LOUIS</text:p>
          </table:table-cell>
          <table:table-cell office:value-type="string">
            <text:p>MS</text:p>
          </table:table-cell>
          <table:table-cell office:value-type="string">
            <text:p>39520</text:p>
          </table:table-cell>
          <table:table-cell office:value-type="string">
            <text:p>22846765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AVAN AUTO PARTS &amp; REPAIR SHOP</text:p>
          </table:table-cell>
          <table:table-cell office:value-type="string">
            <text:p>1404 PINE PEACE</text:p>
          </table:table-cell>
          <table:table-cell office:value-type="string">
            <text:p>ST JOHN</text:p>
          </table:table-cell>
          <table:table-cell office:value-type="string">
            <text:p>VI</text:p>
          </table:table-cell>
          <table:table-cell office:value-type="string">
            <text:p>00830</text:p>
          </table:table-cell>
          <table:table-cell office:value-type="string">
            <text:p>3407794800</text:p>
          </table:table-cell>
          <table:table-cell office:value-type="string">
            <text:p>VI 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LINVILLE CARQUEST</text:p>
          </table:table-cell>
          <table:table-cell office:value-type="string">
            <text:p>270 NORTH BROAD STREET</text:p>
          </table:table-cell>
          <table:table-cell office:value-type="string">
            <text:p>CARLINVILLE</text:p>
          </table:table-cell>
          <table:table-cell office:value-type="string">
            <text:p>IL</text:p>
          </table:table-cell>
          <table:table-cell office:value-type="string">
            <text:p>62626</text:p>
          </table:table-cell>
          <table:table-cell office:value-type="string">
            <text:p>21765496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LS AUTO PARTS</text:p>
          </table:table-cell>
          <table:table-cell office:value-type="string">
            <text:p>30 RIVER ROAD</text:p>
          </table:table-cell>
          <table:table-cell office:value-type="string">
            <text:p>LINCOLN</text:p>
          </table:table-cell>
          <table:table-cell office:value-type="string">
            <text:p>ME</text:p>
          </table:table-cell>
          <table:table-cell office:value-type="string">
            <text:p>04457</text:p>
          </table:table-cell>
          <table:table-cell office:value-type="string">
            <text:p>20779467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LSON AUTO BODY &amp; REPAIR LLC</text:p>
          </table:table-cell>
          <table:table-cell office:value-type="string">
            <text:p>540 HIGH STREET</text:p>
          </table:table-cell>
          <table:table-cell office:value-type="string">
            <text:p>ROCKWELL CITY</text:p>
          </table:table-cell>
          <table:table-cell office:value-type="string">
            <text:p>IA</text:p>
          </table:table-cell>
          <table:table-cell office:value-type="string">
            <text:p>50579</text:p>
          </table:table-cell>
          <table:table-cell office:value-type="string">
            <text:p>712297551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188A MAPLE RIDGE RD</text:p>
          </table:table-cell>
          <table:table-cell office:value-type="string">
            <text:p>MEDINA</text:p>
          </table:table-cell>
          <table:table-cell office:value-type="string">
            <text:p>NY</text:p>
          </table:table-cell>
          <table:table-cell office:value-type="string">
            <text:p>14103</text:p>
          </table:table-cell>
          <table:table-cell office:value-type="string">
            <text:p>58579897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948 ON41</text:p>
          </table:table-cell>
          <table:table-cell office:value-type="string">
            <text:p>NORTHBROOK</text:p>
          </table:table-cell>
          <table:table-cell office:value-type="string">
            <text:p>ON</text:p>
          </table:table-cell>
          <table:table-cell office:value-type="string">
            <text:p>K0H 2G0</text:p>
          </table:table-cell>
          <table:table-cell office:value-type="string">
            <text:p>613336292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11 WEST 7TH ST</text:p>
          </table:table-cell>
          <table:table-cell office:value-type="string">
            <text:p>CLOVIS</text:p>
          </table:table-cell>
          <table:table-cell office:value-type="string">
            <text:p>NM</text:p>
          </table:table-cell>
          <table:table-cell office:value-type="string">
            <text:p>88101</text:p>
          </table:table-cell>
          <table:table-cell office:value-type="string">
            <text:p>575769219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07 DU PONT SUD</text:p>
          </table:table-cell>
          <table:table-cell office:value-type="string">
            <text:p>ALMA</text:p>
          </table:table-cell>
          <table:table-cell office:value-type="string">
            <text:p>QC</text:p>
          </table:table-cell>
          <table:table-cell office:value-type="string">
            <text:p>G8B 6N3</text:p>
          </table:table-cell>
          <table:table-cell office:value-type="string">
            <text:p>418669199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0 CHARLES STREET WEST</text:p>
          </table:table-cell>
          <table:table-cell office:value-type="string">
            <text:p>ARTHUR</text:p>
          </table:table-cell>
          <table:table-cell office:value-type="string">
            <text:p>ON</text:p>
          </table:table-cell>
          <table:table-cell office:value-type="string">
            <text:p>N0G 1A0</text:p>
          </table:table-cell>
          <table:table-cell office:value-type="string">
            <text:p>519848253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55 CALIFORNIA AVE SUITE A</text:p>
          </table:table-cell>
          <table:table-cell office:value-type="string">
            <text:p>WAHIAWA</text:p>
          </table:table-cell>
          <table:table-cell office:value-type="string">
            <text:p>HI</text:p>
          </table:table-cell>
          <table:table-cell office:value-type="string">
            <text:p>96786</text:p>
          </table:table-cell>
          <table:table-cell office:value-type="string">
            <text:p>80862226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0 POHAKU STREET</text:p>
          </table:table-cell>
          <table:table-cell office:value-type="string">
            <text:p>HILO</text:p>
          </table:table-cell>
          <table:table-cell office:value-type="string">
            <text:p>HI</text:p>
          </table:table-cell>
          <table:table-cell office:value-type="string">
            <text:p>96720</text:p>
          </table:table-cell>
          <table:table-cell office:value-type="string">
            <text:p>808747826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5-618 KAM HIGHWAY</text:p>
          </table:table-cell>
          <table:table-cell office:value-type="string">
            <text:p>KANEOHE</text:p>
          </table:table-cell>
          <table:table-cell office:value-type="string">
            <text:p>HI</text:p>
          </table:table-cell>
          <table:table-cell office:value-type="string">
            <text:p>96744</text:p>
          </table:table-cell>
          <table:table-cell office:value-type="string">
            <text:p>80823596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4-5583 LUHIA STREET</text:p>
          </table:table-cell>
          <table:table-cell office:value-type="string">
            <text:p>KAILUA-KONA</text:p>
          </table:table-cell>
          <table:table-cell office:value-type="string">
            <text:p>HI</text:p>
          </table:table-cell>
          <table:table-cell office:value-type="string">
            <text:p>96740</text:p>
          </table:table-cell>
          <table:table-cell office:value-type="string">
            <text:p>80832950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901 SOUTH KINGS STREET</text:p>
          </table:table-cell>
          <table:table-cell office:value-type="string">
            <text:p>HONOLULU</text:p>
          </table:table-cell>
          <table:table-cell office:value-type="string">
            <text:p>HI</text:p>
          </table:table-cell>
          <table:table-cell office:value-type="string">
            <text:p>96826</text:p>
          </table:table-cell>
          <table:table-cell office:value-type="string">
            <text:p>80894141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914 REPUBLICAN STREET STE. A</text:p>
          </table:table-cell>
          <table:table-cell office:value-type="string">
            <text:p>HONOLULU</text:p>
          </table:table-cell>
          <table:table-cell office:value-type="string">
            <text:p>HI</text:p>
          </table:table-cell>
          <table:table-cell office:value-type="string">
            <text:p>96819</text:p>
          </table:table-cell>
          <table:table-cell office:value-type="string">
            <text:p>80883952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2 S MAIN STREET</text:p>
          </table:table-cell>
          <table:table-cell office:value-type="string">
            <text:p>AURORA</text:p>
          </table:table-cell>
          <table:table-cell office:value-type="string">
            <text:p>MN</text:p>
          </table:table-cell>
          <table:table-cell office:value-type="string">
            <text:p>55705</text:p>
          </table:table-cell>
          <table:table-cell office:value-type="string">
            <text:p>21822921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5 PLANCHET RD UNIT 7</text:p>
          </table:table-cell>
          <table:table-cell office:value-type="string">
            <text:p>CONCORD</text:p>
          </table:table-cell>
          <table:table-cell office:value-type="string">
            <text:p>ON</text:p>
          </table:table-cell>
          <table:table-cell office:value-type="string">
            <text:p>L4K 2C5</text:p>
          </table:table-cell>
          <table:table-cell office:value-type="string">
            <text:p>905669404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03 S LAUREL STREET</text:p>
          </table:table-cell>
          <table:table-cell office:value-type="string">
            <text:p>SPRINGFIELD</text:p>
          </table:table-cell>
          <table:table-cell office:value-type="string">
            <text:p>GA</text:p>
          </table:table-cell>
          <table:table-cell office:value-type="string">
            <text:p>31329</text:p>
          </table:table-cell>
          <table:table-cell office:value-type="string">
            <text:p>91275464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01 8TH ST NORTH</text:p>
          </table:table-cell>
          <table:table-cell office:value-type="string">
            <text:p>NORTHWOOD</text:p>
          </table:table-cell>
          <table:table-cell office:value-type="string">
            <text:p>IA</text:p>
          </table:table-cell>
          <table:table-cell office:value-type="string">
            <text:p>50459</text:p>
          </table:table-cell>
          <table:table-cell office:value-type="string">
            <text:p>64132421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05 SW FIRST ST</text:p>
          </table:table-cell>
          <table:table-cell office:value-type="string">
            <text:p>MADISON</text:p>
          </table:table-cell>
          <table:table-cell office:value-type="string">
            <text:p>SD</text:p>
          </table:table-cell>
          <table:table-cell office:value-type="string">
            <text:p>57042</text:p>
          </table:table-cell>
          <table:table-cell office:value-type="string">
            <text:p>605256359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09 FAXON RD NORTH</text:p>
          </table:table-cell>
          <table:table-cell office:value-type="string">
            <text:p>NORWOOD</text:p>
          </table:table-cell>
          <table:table-cell office:value-type="string">
            <text:p>MN</text:p>
          </table:table-cell>
          <table:table-cell office:value-type="string">
            <text:p>55368</text:p>
          </table:table-cell>
          <table:table-cell office:value-type="string">
            <text:p>95246725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618 PAUL BUNYAN DRIVE NW</text:p>
          </table:table-cell>
          <table:table-cell office:value-type="string">
            <text:p>BEMIDJI</text:p>
          </table:table-cell>
          <table:table-cell office:value-type="string">
            <text:p>MN</text:p>
          </table:table-cell>
          <table:table-cell office:value-type="string">
            <text:p>56601</text:p>
          </table:table-cell>
          <table:table-cell office:value-type="string">
            <text:p>218751383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05 13TH AVE SE</text:p>
          </table:table-cell>
          <table:table-cell office:value-type="string">
            <text:p>DYERSVILLE</text:p>
          </table:table-cell>
          <table:table-cell office:value-type="string">
            <text:p>IA</text:p>
          </table:table-cell>
          <table:table-cell office:value-type="string">
            <text:p>52040</text:p>
          </table:table-cell>
          <table:table-cell office:value-type="string">
            <text:p>563875890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7 E. STUART DRIVE</text:p>
          </table:table-cell>
          <table:table-cell office:value-type="string">
            <text:p>GALAX</text:p>
          </table:table-cell>
          <table:table-cell office:value-type="string">
            <text:p>VA</text:p>
          </table:table-cell>
          <table:table-cell office:value-type="string">
            <text:p>24333</text:p>
          </table:table-cell>
          <table:table-cell office:value-type="string">
            <text:p>27623684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24 WESTERN AVENUE</text:p>
          </table:table-cell>
          <table:table-cell office:value-type="string">
            <text:p>AUGUSTA</text:p>
          </table:table-cell>
          <table:table-cell office:value-type="string">
            <text:p>ME</text:p>
          </table:table-cell>
          <table:table-cell office:value-type="string">
            <text:p>04330</text:p>
          </table:table-cell>
          <table:table-cell office:value-type="string">
            <text:p>20762347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5 HIGH STREET</text:p>
          </table:table-cell>
          <table:table-cell office:value-type="string">
            <text:p>BELFAST</text:p>
          </table:table-cell>
          <table:table-cell office:value-type="string">
            <text:p>ME</text:p>
          </table:table-cell>
          <table:table-cell office:value-type="string">
            <text:p>04915</text:p>
          </table:table-cell>
          <table:table-cell office:value-type="string">
            <text:p>20733818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8 B NORTH MARINE CORPS DR</text:p>
          </table:table-cell>
          <table:table-cell office:value-type="string">
            <text:p>TAMUNING</text:p>
          </table:table-cell>
          <table:table-cell office:value-type="string">
            <text:p>GU</text:p>
          </table:table-cell>
          <table:table-cell office:value-type="string">
            <text:p>96913</text:p>
          </table:table-cell>
          <table:table-cell office:value-type="string">
            <text:p>6716494283</text:p>
          </table:table-cell>
          <table:table-cell office:value-type="string">
            <text:p>GU 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0 PARK ST</text:p>
          </table:table-cell>
          <table:table-cell office:value-type="string">
            <text:p>ROCKLAND</text:p>
          </table:table-cell>
          <table:table-cell office:value-type="string">
            <text:p>ME</text:p>
          </table:table-cell>
          <table:table-cell office:value-type="string">
            <text:p>04841</text:p>
          </table:table-cell>
          <table:table-cell office:value-type="string">
            <text:p>207594849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 STRAWBERRY LANE</text:p>
          </table:table-cell>
          <table:table-cell office:value-type="string">
            <text:p>ROCKPORT</text:p>
          </table:table-cell>
          <table:table-cell office:value-type="string">
            <text:p>ME</text:p>
          </table:table-cell>
          <table:table-cell office:value-type="string">
            <text:p>04856</text:p>
          </table:table-cell>
          <table:table-cell office:value-type="string">
            <text:p>20723685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070 US HWY 378 WEST</text:p>
          </table:table-cell>
          <table:table-cell office:value-type="string">
            <text:p>MCCORMICK</text:p>
          </table:table-cell>
          <table:table-cell office:value-type="string">
            <text:p>SC</text:p>
          </table:table-cell>
          <table:table-cell office:value-type="string">
            <text:p>29835</text:p>
          </table:table-cell>
          <table:table-cell office:value-type="string">
            <text:p>864852263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45 BRIDGE STREET</text:p>
          </table:table-cell>
          <table:table-cell office:value-type="string">
            <text:p>BATHURST</text:p>
          </table:table-cell>
          <table:table-cell office:value-type="string">
            <text:p>NB</text:p>
          </table:table-cell>
          <table:table-cell office:value-type="string">
            <text:p>E2A 1W9</text:p>
          </table:table-cell>
          <table:table-cell office:value-type="string">
            <text:p>506548202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26 MARA ROAD</text:p>
          </table:table-cell>
          <table:table-cell office:value-type="string">
            <text:p>BEAVERTON PO BOX 799</text:p>
          </table:table-cell>
          <table:table-cell office:value-type="string">
            <text:p>ON</text:p>
          </table:table-cell>
          <table:table-cell office:value-type="string">
            <text:p>L0K 1A0</text:p>
          </table:table-cell>
          <table:table-cell office:value-type="string">
            <text:p>705426732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14 RUE DE MARTIGNY OUEST</text:p>
          </table:table-cell>
          <table:table-cell office:value-type="string">
            <text:p>ST JEROME</text:p>
          </table:table-cell>
          <table:table-cell office:value-type="string">
            <text:p>QC</text:p>
          </table:table-cell>
          <table:table-cell office:value-type="string">
            <text:p>J5L 1Z6</text:p>
          </table:table-cell>
          <table:table-cell office:value-type="string">
            <text:p>4504319999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64 RUE PRINCIPALE</text:p>
          </table:table-cell>
          <table:table-cell office:value-type="string">
            <text:p>BERESFORD</text:p>
          </table:table-cell>
          <table:table-cell office:value-type="string">
            <text:p>NB</text:p>
          </table:table-cell>
          <table:table-cell office:value-type="string">
            <text:p>E8K 2E7</text:p>
          </table:table-cell>
          <table:table-cell office:value-type="string">
            <text:p>506542909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710 OAK ST</text:p>
          </table:table-cell>
          <table:table-cell office:value-type="string">
            <text:p>BLOOMER</text:p>
          </table:table-cell>
          <table:table-cell office:value-type="string">
            <text:p>WI</text:p>
          </table:table-cell>
          <table:table-cell office:value-type="string">
            <text:p>54724</text:p>
          </table:table-cell>
          <table:table-cell office:value-type="string">
            <text:p>71556813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209 STATE RT 20</text:p>
          </table:table-cell>
          <table:table-cell office:value-type="string">
            <text:p>BOUCKVILLE</text:p>
          </table:table-cell>
          <table:table-cell office:value-type="string">
            <text:p>NY</text:p>
          </table:table-cell>
          <table:table-cell office:value-type="string">
            <text:p>13310</text:p>
          </table:table-cell>
          <table:table-cell office:value-type="string">
            <text:p>315893746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7 SIMCOE STREET</text:p>
          </table:table-cell>
          <table:table-cell office:value-type="string">
            <text:p>COLLINGWOOD</text:p>
          </table:table-cell>
          <table:table-cell office:value-type="string">
            <text:p>ON</text:p>
          </table:table-cell>
          <table:table-cell office:value-type="string">
            <text:p>L9Y 1H5</text:p>
          </table:table-cell>
          <table:table-cell office:value-type="string">
            <text:p>705445355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48A UNION STREET SOUTH</text:p>
          </table:table-cell>
          <table:table-cell office:value-type="string">
            <text:p>CONCORD</text:p>
          </table:table-cell>
          <table:table-cell office:value-type="string">
            <text:p>NC</text:p>
          </table:table-cell>
          <table:table-cell office:value-type="string">
            <text:p>28025</text:p>
          </table:table-cell>
          <table:table-cell office:value-type="string">
            <text:p>70478691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 ERINVILLE DRIVE</text:p>
          </table:table-cell>
          <table:table-cell office:value-type="string">
            <text:p>ERIN</text:p>
          </table:table-cell>
          <table:table-cell office:value-type="string">
            <text:p>ON</text:p>
          </table:table-cell>
          <table:table-cell office:value-type="string">
            <text:p>N0B 1T0</text:p>
          </table:table-cell>
          <table:table-cell office:value-type="string">
            <text:p>519833978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90 BEATTY LINE</text:p>
          </table:table-cell>
          <table:table-cell office:value-type="string">
            <text:p>FERGUS</text:p>
          </table:table-cell>
          <table:table-cell office:value-type="string">
            <text:p>ON</text:p>
          </table:table-cell>
          <table:table-cell office:value-type="string">
            <text:p>N1M 3R7</text:p>
          </table:table-cell>
          <table:table-cell office:value-type="string">
            <text:p>519843162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12 EAST MAIN STREET</text:p>
          </table:table-cell>
          <table:table-cell office:value-type="string">
            <text:p>BATAVIA</text:p>
          </table:table-cell>
          <table:table-cell office:value-type="string">
            <text:p>NY</text:p>
          </table:table-cell>
          <table:table-cell office:value-type="string">
            <text:p>14020</text:p>
          </table:table-cell>
          <table:table-cell office:value-type="string">
            <text:p>58534377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20 NE 4TH STREET</text:p>
          </table:table-cell>
          <table:table-cell office:value-type="string">
            <text:p>GRAND RAPIDS</text:p>
          </table:table-cell>
          <table:table-cell office:value-type="string">
            <text:p>MN</text:p>
          </table:table-cell>
          <table:table-cell office:value-type="string">
            <text:p>55744</text:p>
          </table:table-cell>
          <table:table-cell office:value-type="string">
            <text:p>21832634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95 10TH STREET</text:p>
          </table:table-cell>
          <table:table-cell office:value-type="string">
            <text:p>HANOVER</text:p>
          </table:table-cell>
          <table:table-cell office:value-type="string">
            <text:p>ON</text:p>
          </table:table-cell>
          <table:table-cell office:value-type="string">
            <text:p>N4N 1R8</text:p>
          </table:table-cell>
          <table:table-cell office:value-type="string">
            <text:p>519364498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27 13TH ST NORTH</text:p>
          </table:table-cell>
          <table:table-cell office:value-type="string">
            <text:p>HUMBOLDT</text:p>
          </table:table-cell>
          <table:table-cell office:value-type="string">
            <text:p>IA</text:p>
          </table:table-cell>
          <table:table-cell office:value-type="string">
            <text:p>50548</text:p>
          </table:table-cell>
          <table:table-cell office:value-type="string">
            <text:p>(515) 332-5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825 RHODE ISLAND AVE</text:p>
          </table:table-cell>
          <table:table-cell office:value-type="string">
            <text:p>HYATTSVILLE</text:p>
          </table:table-cell>
          <table:table-cell office:value-type="string">
            <text:p>MD</text:p>
          </table:table-cell>
          <table:table-cell office:value-type="string">
            <text:p>20781</text:p>
          </table:table-cell>
          <table:table-cell office:value-type="string">
            <text:p>30177907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488 RUE LAVAL</text:p>
          </table:table-cell>
          <table:table-cell office:value-type="string">
            <text:p>LAC MEGANTIC</text:p>
          </table:table-cell>
          <table:table-cell office:value-type="string">
            <text:p>QC</text:p>
          </table:table-cell>
          <table:table-cell office:value-type="string">
            <text:p>G6B 1C3</text:p>
          </table:table-cell>
          <table:table-cell office:value-type="string">
            <text:p>819583345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03 MAIN STREET</text:p>
          </table:table-cell>
          <table:table-cell office:value-type="string">
            <text:p>LEWISPORTE</text:p>
          </table:table-cell>
          <table:table-cell office:value-type="string">
            <text:p>NL</text:p>
          </table:table-cell>
          <table:table-cell office:value-type="string">
            <text:p>A0G 3A0</text:p>
          </table:table-cell>
          <table:table-cell office:value-type="string">
            <text:p>709535000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3 CAVAN STREET EAST</text:p>
          </table:table-cell>
          <table:table-cell office:value-type="string">
            <text:p>MARKDALE</text:p>
          </table:table-cell>
          <table:table-cell office:value-type="string">
            <text:p>ON</text:p>
          </table:table-cell>
          <table:table-cell office:value-type="string">
            <text:p>N0C 1H0</text:p>
          </table:table-cell>
          <table:table-cell office:value-type="string">
            <text:p>519986261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17 MAIN STREET BOX 1160</text:p>
          </table:table-cell>
          <table:table-cell office:value-type="string">
            <text:p>MATTAWA</text:p>
          </table:table-cell>
          <table:table-cell office:value-type="string">
            <text:p>ON</text:p>
          </table:table-cell>
          <table:table-cell office:value-type="string">
            <text:p>P0H1V0</text:p>
          </table:table-cell>
          <table:table-cell office:value-type="string">
            <text:p>705744554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415 MAIN ST</text:p>
          </table:table-cell>
          <table:table-cell office:value-type="string">
            <text:p>MILES CITY</text:p>
          </table:table-cell>
          <table:table-cell office:value-type="string">
            <text:p>MT</text:p>
          </table:table-cell>
          <table:table-cell office:value-type="string">
            <text:p>59301</text:p>
          </table:table-cell>
          <table:table-cell office:value-type="string">
            <text:p>40623219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6020 HIGHWAY 26 - R.R. # 3</text:p>
          </table:table-cell>
          <table:table-cell office:value-type="string">
            <text:p>MEAFORD</text:p>
          </table:table-cell>
          <table:table-cell office:value-type="string">
            <text:p>ON</text:p>
          </table:table-cell>
          <table:table-cell office:value-type="string">
            <text:p>N4L 0A7</text:p>
          </table:table-cell>
          <table:table-cell office:value-type="string">
            <text:p>51953823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10 NORTH MAIN ST</text:p>
          </table:table-cell>
          <table:table-cell office:value-type="string">
            <text:p>MITCHELL</text:p>
          </table:table-cell>
          <table:table-cell office:value-type="string">
            <text:p>SD</text:p>
          </table:table-cell>
          <table:table-cell office:value-type="string">
            <text:p>57301</text:p>
          </table:table-cell>
          <table:table-cell office:value-type="string">
            <text:p>60599675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6 CARATOKE HWY</text:p>
          </table:table-cell>
          <table:table-cell office:value-type="string">
            <text:p>MOYOCK</text:p>
          </table:table-cell>
          <table:table-cell office:value-type="string">
            <text:p>NC</text:p>
          </table:table-cell>
          <table:table-cell office:value-type="string">
            <text:p>27958</text:p>
          </table:table-cell>
          <table:table-cell office:value-type="string">
            <text:p>252435234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7260 HWY 23 NE</text:p>
          </table:table-cell>
          <table:table-cell office:value-type="string">
            <text:p>NEW LONDON</text:p>
          </table:table-cell>
          <table:table-cell office:value-type="string">
            <text:p>MN</text:p>
          </table:table-cell>
          <table:table-cell office:value-type="string">
            <text:p>56273</text:p>
          </table:table-cell>
          <table:table-cell office:value-type="string">
            <text:p>320354203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21 BOUL. LOUIS-FRECHETTE</text:p>
          </table:table-cell>
          <table:table-cell office:value-type="string">
            <text:p>NICOLET</text:p>
          </table:table-cell>
          <table:table-cell office:value-type="string">
            <text:p>QC</text:p>
          </table:table-cell>
          <table:table-cell office:value-type="string">
            <text:p>J3T 1Y9</text:p>
          </table:table-cell>
          <table:table-cell office:value-type="string">
            <text:p>819293462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56 N. MAIN ST.</text:p>
          </table:table-cell>
          <table:table-cell office:value-type="string">
            <text:p>SPARTA</text:p>
          </table:table-cell>
          <table:table-cell office:value-type="string">
            <text:p>NC</text:p>
          </table:table-cell>
          <table:table-cell office:value-type="string">
            <text:p>28675</text:p>
          </table:table-cell>
          <table:table-cell office:value-type="string">
            <text:p>33637255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694 ROUTE 764</text:p>
          </table:table-cell>
          <table:table-cell office:value-type="string">
            <text:p>DUNCANSVILLE</text:p>
          </table:table-cell>
          <table:table-cell office:value-type="string">
            <text:p>PA</text:p>
          </table:table-cell>
          <table:table-cell office:value-type="string">
            <text:p>16635</text:p>
          </table:table-cell>
          <table:table-cell office:value-type="string">
            <text:p>814695305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00 S COUNCIL ST.</text:p>
          </table:table-cell>
          <table:table-cell office:value-type="string">
            <text:p>ATTICA</text:p>
          </table:table-cell>
          <table:table-cell office:value-type="string">
            <text:p>IN</text:p>
          </table:table-cell>
          <table:table-cell office:value-type="string">
            <text:p>47918</text:p>
          </table:table-cell>
          <table:table-cell office:value-type="string">
            <text:p>76576267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08 MAIN STREET</text:p>
          </table:table-cell>
          <table:table-cell office:value-type="string">
            <text:p>BANDERA</text:p>
          </table:table-cell>
          <table:table-cell office:value-type="string">
            <text:p>TX</text:p>
          </table:table-cell>
          <table:table-cell office:value-type="string">
            <text:p>78003</text:p>
          </table:table-cell>
          <table:table-cell office:value-type="string">
            <text:p>83079637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12 DECATUR ST</text:p>
          </table:table-cell>
          <table:table-cell office:value-type="string">
            <text:p>BARRY</text:p>
          </table:table-cell>
          <table:table-cell office:value-type="string">
            <text:p>IL</text:p>
          </table:table-cell>
          <table:table-cell office:value-type="string">
            <text:p>62312</text:p>
          </table:table-cell>
          <table:table-cell office:value-type="string">
            <text:p>217335236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03 12TH STREET</text:p>
          </table:table-cell>
          <table:table-cell office:value-type="string">
            <text:p>BELLE PLAINE</text:p>
          </table:table-cell>
          <table:table-cell office:value-type="string">
            <text:p>IA</text:p>
          </table:table-cell>
          <table:table-cell office:value-type="string">
            <text:p>52208</text:p>
          </table:table-cell>
          <table:table-cell office:value-type="string">
            <text:p>319444274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PO BOX 219</text:p>
          </table:table-cell>
          <table:table-cell office:value-type="string">
            <text:p>BIG BEAR CITY</text:p>
          </table:table-cell>
          <table:table-cell office:value-type="string">
            <text:p>CA</text:p>
          </table:table-cell>
          <table:table-cell office:value-type="string">
            <text:p>92314-0219</text:p>
          </table:table-cell>
          <table:table-cell office:value-type="string">
            <text:p>90958424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06-835-1278</text:p>
          </table:table-cell>
          <table:table-cell office:value-type="string">
            <text:p>BLAIRSVILLE</text:p>
          </table:table-cell>
          <table:table-cell office:value-type="string">
            <text:p>GA</text:p>
          </table:table-cell>
          <table:table-cell office:value-type="string">
            <text:p>30512</text:p>
          </table:table-cell>
          <table:table-cell office:value-type="string">
            <text:p>70683512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4 WOODGATE DRIVE</text:p>
          </table:table-cell>
          <table:table-cell office:value-type="string">
            <text:p>BOONVILLE</text:p>
          </table:table-cell>
          <table:table-cell office:value-type="string">
            <text:p>NY</text:p>
          </table:table-cell>
          <table:table-cell office:value-type="string">
            <text:p>13309</text:p>
          </table:table-cell>
          <table:table-cell office:value-type="string">
            <text:p>31594243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23 BUSINESS HIGHWAY 61 NORTH</text:p>
          </table:table-cell>
          <table:table-cell office:value-type="string">
            <text:p>BOWLING GREEN</text:p>
          </table:table-cell>
          <table:table-cell office:value-type="string">
            <text:p>MO</text:p>
          </table:table-cell>
          <table:table-cell office:value-type="string">
            <text:p>63334</text:p>
          </table:table-cell>
          <table:table-cell office:value-type="string">
            <text:p>57332433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630 LAKE ROAD SOUTH</text:p>
          </table:table-cell>
          <table:table-cell office:value-type="string">
            <text:p>BROCKPORT</text:p>
          </table:table-cell>
          <table:table-cell office:value-type="string">
            <text:p>NY</text:p>
          </table:table-cell>
          <table:table-cell office:value-type="string">
            <text:p>14420</text:p>
          </table:table-cell>
          <table:table-cell office:value-type="string">
            <text:p>58563733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51 S "E" ST.</text:p>
          </table:table-cell>
          <table:table-cell office:value-type="string">
            <text:p>BROKEN BOW</text:p>
          </table:table-cell>
          <table:table-cell office:value-type="string">
            <text:p>NE</text:p>
          </table:table-cell>
          <table:table-cell office:value-type="string">
            <text:p>68822</text:p>
          </table:table-cell>
          <table:table-cell office:value-type="string">
            <text:p>308872247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18 OVERLAND AVE</text:p>
          </table:table-cell>
          <table:table-cell office:value-type="string">
            <text:p>BURLEY</text:p>
          </table:table-cell>
          <table:table-cell office:value-type="string">
            <text:p>ID</text:p>
          </table:table-cell>
          <table:table-cell office:value-type="string">
            <text:p>83318</text:p>
          </table:table-cell>
          <table:table-cell office:value-type="string">
            <text:p>208678830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 NORTH ORANGE STREET</text:p>
          </table:table-cell>
          <table:table-cell office:value-type="string">
            <text:p>BUTLER</text:p>
          </table:table-cell>
          <table:table-cell office:value-type="string">
            <text:p>MO</text:p>
          </table:table-cell>
          <table:table-cell office:value-type="string">
            <text:p>64730</text:p>
          </table:table-cell>
          <table:table-cell office:value-type="string">
            <text:p>660679355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10 OLD EXETER RD</text:p>
          </table:table-cell>
          <table:table-cell office:value-type="string">
            <text:p>CASSVILLE</text:p>
          </table:table-cell>
          <table:table-cell office:value-type="string">
            <text:p>MO</text:p>
          </table:table-cell>
          <table:table-cell office:value-type="string">
            <text:p>65625</text:p>
          </table:table-cell>
          <table:table-cell office:value-type="string">
            <text:p>41784726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P.O. BOX 7</text:p>
          </table:table-cell>
          <table:table-cell office:value-type="string">
            <text:p>CENTERVILLE</text:p>
          </table:table-cell>
          <table:table-cell office:value-type="string">
            <text:p>IA</text:p>
          </table:table-cell>
          <table:table-cell office:value-type="string">
            <text:p>52544-0007</text:p>
          </table:table-cell>
          <table:table-cell office:value-type="string">
            <text:p>64185632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16 S BRIDGE STREET</text:p>
          </table:table-cell>
          <table:table-cell office:value-type="string">
            <text:p>CHARLEVOIX</text:p>
          </table:table-cell>
          <table:table-cell office:value-type="string">
            <text:p>MI</text:p>
          </table:table-cell>
          <table:table-cell office:value-type="string">
            <text:p>49720</text:p>
          </table:table-cell>
          <table:table-cell office:value-type="string">
            <text:p>23154770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05 N. MAIN ST</text:p>
          </table:table-cell>
          <table:table-cell office:value-type="string">
            <text:p>CHELSEA</text:p>
          </table:table-cell>
          <table:table-cell office:value-type="string">
            <text:p>MI</text:p>
          </table:table-cell>
          <table:table-cell office:value-type="string">
            <text:p>48118</text:p>
          </table:table-cell>
          <table:table-cell office:value-type="string">
            <text:p>73447537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87 COLUMBIA ST</text:p>
          </table:table-cell>
          <table:table-cell office:value-type="string">
            <text:p>CHESTER</text:p>
          </table:table-cell>
          <table:table-cell office:value-type="string">
            <text:p>SC</text:p>
          </table:table-cell>
          <table:table-cell office:value-type="string">
            <text:p>29706</text:p>
          </table:table-cell>
          <table:table-cell office:value-type="string">
            <text:p>80337741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930 WEST VALLEY BLVD.</text:p>
          </table:table-cell>
          <table:table-cell office:value-type="string">
            <text:p>COLTON</text:p>
          </table:table-cell>
          <table:table-cell office:value-type="string">
            <text:p>CA</text:p>
          </table:table-cell>
          <table:table-cell office:value-type="string">
            <text:p>92324</text:p>
          </table:table-cell>
          <table:table-cell office:value-type="string">
            <text:p>84460072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905 N. PROVIDENCE ROAD</text:p>
          </table:table-cell>
          <table:table-cell office:value-type="string">
            <text:p>COLUMBIA</text:p>
          </table:table-cell>
          <table:table-cell office:value-type="string">
            <text:p>MO</text:p>
          </table:table-cell>
          <table:table-cell office:value-type="string">
            <text:p>65202</text:p>
          </table:table-cell>
          <table:table-cell office:value-type="string">
            <text:p>573443876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24 LUMBERTON ROAD</text:p>
          </table:table-cell>
          <table:table-cell office:value-type="string">
            <text:p>COLUMBIA</text:p>
          </table:table-cell>
          <table:table-cell office:value-type="string">
            <text:p>MS</text:p>
          </table:table-cell>
          <table:table-cell office:value-type="string">
            <text:p>39429</text:p>
          </table:table-cell>
          <table:table-cell office:value-type="string">
            <text:p>60173663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21 HWY 29 NORTH</text:p>
          </table:table-cell>
          <table:table-cell office:value-type="string">
            <text:p>DANIELSVILLE</text:p>
          </table:table-cell>
          <table:table-cell office:value-type="string">
            <text:p>GA</text:p>
          </table:table-cell>
          <table:table-cell office:value-type="string">
            <text:p>30633</text:p>
          </table:table-cell>
          <table:table-cell office:value-type="string">
            <text:p>70679535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1 DOYLE STREET</text:p>
          </table:table-cell>
          <table:table-cell office:value-type="string">
            <text:p>DOYLESTOWN</text:p>
          </table:table-cell>
          <table:table-cell office:value-type="string">
            <text:p>PA</text:p>
          </table:table-cell>
          <table:table-cell office:value-type="string">
            <text:p>18901</text:p>
          </table:table-cell>
          <table:table-cell office:value-type="string">
            <text:p>21534802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01 MERRITT BLVD.</text:p>
          </table:table-cell>
          <table:table-cell office:value-type="string">
            <text:p>BALTIMORE</text:p>
          </table:table-cell>
          <table:table-cell office:value-type="string">
            <text:p>MD</text:p>
          </table:table-cell>
          <table:table-cell office:value-type="string">
            <text:p>21222</text:p>
          </table:table-cell>
          <table:table-cell office:value-type="string">
            <text:p>(410) 488-19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9 PARK ROAD</text:p>
          </table:table-cell>
          <table:table-cell office:value-type="string">
            <text:p>ELMSDALE</text:p>
          </table:table-cell>
          <table:table-cell office:value-type="string">
            <text:p>NS</text:p>
          </table:table-cell>
          <table:table-cell office:value-type="string">
            <text:p>B2S 2L3</text:p>
          </table:table-cell>
          <table:table-cell office:value-type="string">
            <text:p>902883497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01 DENIM DRIVE</text:p>
          </table:table-cell>
          <table:table-cell office:value-type="string">
            <text:p>ERWIN</text:p>
          </table:table-cell>
          <table:table-cell office:value-type="string">
            <text:p>NC</text:p>
          </table:table-cell>
          <table:table-cell office:value-type="string">
            <text:p>28339</text:p>
          </table:table-cell>
          <table:table-cell office:value-type="string">
            <text:p>91089274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25 LINCOLN</text:p>
          </table:table-cell>
          <table:table-cell office:value-type="string">
            <text:p>FENNIMORE</text:p>
          </table:table-cell>
          <table:table-cell office:value-type="string">
            <text:p>WI</text:p>
          </table:table-cell>
          <table:table-cell office:value-type="string">
            <text:p>53809</text:p>
          </table:table-cell>
          <table:table-cell office:value-type="string">
            <text:p>608822377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15 N MAIN</text:p>
          </table:table-cell>
          <table:table-cell office:value-type="string">
            <text:p>FILLMORE</text:p>
          </table:table-cell>
          <table:table-cell office:value-type="string">
            <text:p>UT</text:p>
          </table:table-cell>
          <table:table-cell office:value-type="string">
            <text:p>84631</text:p>
          </table:table-cell>
          <table:table-cell office:value-type="string">
            <text:p>43574372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00 FLORIDA AVENUE</text:p>
          </table:table-cell>
          <table:table-cell office:value-type="string">
            <text:p>WASHINGTON</text:p>
          </table:table-cell>
          <table:table-cell office:value-type="string">
            <text:p>DC</text:p>
          </table:table-cell>
          <table:table-cell office:value-type="string">
            <text:p>20002</text:p>
          </table:table-cell>
          <table:table-cell office:value-type="string">
            <text:p>2028825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1 OAK STREET</text:p>
          </table:table-cell>
          <table:table-cell office:value-type="string">
            <text:p>FREDERIC</text:p>
          </table:table-cell>
          <table:table-cell office:value-type="string">
            <text:p>WI</text:p>
          </table:table-cell>
          <table:table-cell office:value-type="string">
            <text:p>54837</text:p>
          </table:table-cell>
          <table:table-cell office:value-type="string">
            <text:p>71532785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16 FIRST STREET</text:p>
          </table:table-cell>
          <table:table-cell office:value-type="string">
            <text:p>GLASGOW</text:p>
          </table:table-cell>
          <table:table-cell office:value-type="string">
            <text:p>MO</text:p>
          </table:table-cell>
          <table:table-cell office:value-type="string">
            <text:p>65254</text:p>
          </table:table-cell>
          <table:table-cell office:value-type="string">
            <text:p>66033820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14 S COLUMBUS</text:p>
          </table:table-cell>
          <table:table-cell office:value-type="string">
            <text:p>GOLDENDALE</text:p>
          </table:table-cell>
          <table:table-cell office:value-type="string">
            <text:p>WA</text:p>
          </table:table-cell>
          <table:table-cell office:value-type="string">
            <text:p>98620</text:p>
          </table:table-cell>
          <table:table-cell office:value-type="string">
            <text:p>509773379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2487 US 40 / BOX107</text:p>
          </table:table-cell>
          <table:table-cell office:value-type="string">
            <text:p>GRANBY</text:p>
          </table:table-cell>
          <table:table-cell office:value-type="string">
            <text:p>CO</text:p>
          </table:table-cell>
          <table:table-cell office:value-type="string">
            <text:p>80446</text:p>
          </table:table-cell>
          <table:table-cell office:value-type="string">
            <text:p>97088721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69 FEDERAL ST</text:p>
          </table:table-cell>
          <table:table-cell office:value-type="string">
            <text:p>GREENFIELD</text:p>
          </table:table-cell>
          <table:table-cell office:value-type="string">
            <text:p>MA</text:p>
          </table:table-cell>
          <table:table-cell office:value-type="string">
            <text:p>01301</text:p>
          </table:table-cell>
          <table:table-cell office:value-type="string">
            <text:p>413773366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24 CALHOUN ROAD</text:p>
          </table:table-cell>
          <table:table-cell office:value-type="string">
            <text:p>GREENWOOD</text:p>
          </table:table-cell>
          <table:table-cell office:value-type="string">
            <text:p>SC</text:p>
          </table:table-cell>
          <table:table-cell office:value-type="string">
            <text:p>29649</text:p>
          </table:table-cell>
          <table:table-cell office:value-type="string">
            <text:p>86439653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8 EAST MAIN STREET</text:p>
          </table:table-cell>
          <table:table-cell office:value-type="string">
            <text:p>HAZARD</text:p>
          </table:table-cell>
          <table:table-cell office:value-type="string">
            <text:p>KY</text:p>
          </table:table-cell>
          <table:table-cell office:value-type="string">
            <text:p>41701</text:p>
          </table:table-cell>
          <table:table-cell office:value-type="string">
            <text:p>60643631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38 NORTH MAIN STREET</text:p>
          </table:table-cell>
          <table:table-cell office:value-type="string">
            <text:p>HIAWASSEE</text:p>
          </table:table-cell>
          <table:table-cell office:value-type="string">
            <text:p>GA</text:p>
          </table:table-cell>
          <table:table-cell office:value-type="string">
            <text:p>30546</text:p>
          </table:table-cell>
          <table:table-cell office:value-type="string">
            <text:p>706896059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1 E HOPI</text:p>
          </table:table-cell>
          <table:table-cell office:value-type="string">
            <text:p>HOLBROOK</text:p>
          </table:table-cell>
          <table:table-cell office:value-type="string">
            <text:p>AZ</text:p>
          </table:table-cell>
          <table:table-cell office:value-type="string">
            <text:p>86025</text:p>
          </table:table-cell>
          <table:table-cell office:value-type="string">
            <text:p>92852468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10 RILEY</text:p>
          </table:table-cell>
          <table:table-cell office:value-type="string">
            <text:p>HOLLAND</text:p>
          </table:table-cell>
          <table:table-cell office:value-type="string">
            <text:p>MI</text:p>
          </table:table-cell>
          <table:table-cell office:value-type="string">
            <text:p>49424</text:p>
          </table:table-cell>
          <table:table-cell office:value-type="string">
            <text:p>61639930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14 MAIN ST</text:p>
          </table:table-cell>
          <table:table-cell office:value-type="string">
            <text:p>JUNCTION</text:p>
          </table:table-cell>
          <table:table-cell office:value-type="string">
            <text:p>TX</text:p>
          </table:table-cell>
          <table:table-cell office:value-type="string">
            <text:p>76849</text:p>
          </table:table-cell>
          <table:table-cell office:value-type="string">
            <text:p>325446216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46 EAST MAIN ST</text:p>
          </table:table-cell>
          <table:table-cell office:value-type="string">
            <text:p>KINGSTREE</text:p>
          </table:table-cell>
          <table:table-cell office:value-type="string">
            <text:p>SC</text:p>
          </table:table-cell>
          <table:table-cell office:value-type="string">
            <text:p>29556</text:p>
          </table:table-cell>
          <table:table-cell office:value-type="string">
            <text:p>84335561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0 RON MCNAIR</text:p>
          </table:table-cell>
          <table:table-cell office:value-type="string">
            <text:p>LAKE CITY</text:p>
          </table:table-cell>
          <table:table-cell office:value-type="string">
            <text:p>SC</text:p>
          </table:table-cell>
          <table:table-cell office:value-type="string">
            <text:p>29560</text:p>
          </table:table-cell>
          <table:table-cell office:value-type="string">
            <text:p>84337420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131 LAKE ISABELLA BLVD</text:p>
          </table:table-cell>
          <table:table-cell office:value-type="string">
            <text:p>LAKE ISABELLA</text:p>
          </table:table-cell>
          <table:table-cell office:value-type="string">
            <text:p>CA</text:p>
          </table:table-cell>
          <table:table-cell office:value-type="string">
            <text:p>93240</text:p>
          </table:table-cell>
          <table:table-cell office:value-type="string">
            <text:p>76037921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73 RESMONDO DRIVE</text:p>
          </table:table-cell>
          <table:table-cell office:value-type="string">
            <text:p>LAKE WALES</text:p>
          </table:table-cell>
          <table:table-cell office:value-type="string">
            <text:p>FL</text:p>
          </table:table-cell>
          <table:table-cell office:value-type="string">
            <text:p>33853</text:p>
          </table:table-cell>
          <table:table-cell office:value-type="string">
            <text:p>8636761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54 WEST FAIR AVENUE</text:p>
          </table:table-cell>
          <table:table-cell office:value-type="string">
            <text:p>LANCASTER</text:p>
          </table:table-cell>
          <table:table-cell office:value-type="string">
            <text:p>OH</text:p>
          </table:table-cell>
          <table:table-cell office:value-type="string">
            <text:p>43130</text:p>
          </table:table-cell>
          <table:table-cell office:value-type="string">
            <text:p>74068708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1 9TH AVENUE EAST</text:p>
          </table:table-cell>
          <table:table-cell office:value-type="string">
            <text:p>LANGDON</text:p>
          </table:table-cell>
          <table:table-cell office:value-type="string">
            <text:p>ND</text:p>
          </table:table-cell>
          <table:table-cell office:value-type="string">
            <text:p>58249</text:p>
          </table:table-cell>
          <table:table-cell office:value-type="string">
            <text:p>701256215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50 N WOODBOURNE RD</text:p>
          </table:table-cell>
          <table:table-cell office:value-type="string">
            <text:p>LANGHORNE</text:p>
          </table:table-cell>
          <table:table-cell office:value-type="string">
            <text:p>PA</text:p>
          </table:table-cell>
          <table:table-cell office:value-type="string">
            <text:p>19047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81 W WALNUT STREET</text:p>
          </table:table-cell>
          <table:table-cell office:value-type="string">
            <text:p>LEBANON</text:p>
          </table:table-cell>
          <table:table-cell office:value-type="string">
            <text:p>KY</text:p>
          </table:table-cell>
          <table:table-cell office:value-type="string">
            <text:p>40033</text:p>
          </table:table-cell>
          <table:table-cell office:value-type="string">
            <text:p>27069221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04 CALIFORNIA AVENUE</text:p>
          </table:table-cell>
          <table:table-cell office:value-type="string">
            <text:p>LIBBY</text:p>
          </table:table-cell>
          <table:table-cell office:value-type="string">
            <text:p>MT</text:p>
          </table:table-cell>
          <table:table-cell office:value-type="string">
            <text:p>59923</text:p>
          </table:table-cell>
          <table:table-cell office:value-type="string">
            <text:p>40629362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17 NOVAK RD</text:p>
          </table:table-cell>
          <table:table-cell office:value-type="string">
            <text:p>LISBON</text:p>
          </table:table-cell>
          <table:table-cell office:value-type="string">
            <text:p>IA</text:p>
          </table:table-cell>
          <table:table-cell office:value-type="string">
            <text:p>52253</text:p>
          </table:table-cell>
          <table:table-cell office:value-type="string">
            <text:p>31945523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00 KELLY LANE</text:p>
          </table:table-cell>
          <table:table-cell office:value-type="string">
            <text:p>LOUISIANA</text:p>
          </table:table-cell>
          <table:table-cell office:value-type="string">
            <text:p>MO</text:p>
          </table:table-cell>
          <table:table-cell office:value-type="string">
            <text:p>63353</text:p>
          </table:table-cell>
          <table:table-cell office:value-type="string">
            <text:p>57375455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13 N. MISSOURI ST</text:p>
          </table:table-cell>
          <table:table-cell office:value-type="string">
            <text:p>MACON</text:p>
          </table:table-cell>
          <table:table-cell office:value-type="string">
            <text:p>MO</text:p>
          </table:table-cell>
          <table:table-cell office:value-type="string">
            <text:p>63552</text:p>
          </table:table-cell>
          <table:table-cell office:value-type="string">
            <text:p>660385232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10 YOSEMITE AVENUE</text:p>
          </table:table-cell>
          <table:table-cell office:value-type="string">
            <text:p>MANTECA</text:p>
          </table:table-cell>
          <table:table-cell office:value-type="string">
            <text:p>CA</text:p>
          </table:table-cell>
          <table:table-cell office:value-type="string">
            <text:p>95336</text:p>
          </table:table-cell>
          <table:table-cell office:value-type="string">
            <text:p>20982505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94 WESTERN AVE</text:p>
          </table:table-cell>
          <table:table-cell office:value-type="string">
            <text:p>MARENGO</text:p>
          </table:table-cell>
          <table:table-cell office:value-type="string">
            <text:p>IA</text:p>
          </table:table-cell>
          <table:table-cell office:value-type="string">
            <text:p>52301</text:p>
          </table:table-cell>
          <table:table-cell office:value-type="string">
            <text:p>31964237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54 EDWIN MILLER BLVD</text:p>
          </table:table-cell>
          <table:table-cell office:value-type="string">
            <text:p>MARTINSBURG</text:p>
          </table:table-cell>
          <table:table-cell office:value-type="string">
            <text:p>WV</text:p>
          </table:table-cell>
          <table:table-cell office:value-type="string">
            <text:p>25404</text:p>
          </table:table-cell>
          <table:table-cell office:value-type="string">
            <text:p>304267297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631 PENNSYLVANIA AVE.</text:p>
          </table:table-cell>
          <table:table-cell office:value-type="string">
            <text:p>BALTIMORE</text:p>
          </table:table-cell>
          <table:table-cell office:value-type="string">
            <text:p>MD</text:p>
          </table:table-cell>
          <table:table-cell office:value-type="string">
            <text:p>21217</text:p>
          </table:table-cell>
          <table:table-cell office:value-type="string">
            <text:p>4106690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570 BERGER RD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string">
            <text:p>21046</text:p>
          </table:table-cell>
          <table:table-cell office:value-type="string">
            <text:p>41031290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01 MERRITT BLVD</text:p>
          </table:table-cell>
          <table:table-cell office:value-type="string">
            <text:p>DUNDALK</text:p>
          </table:table-cell>
          <table:table-cell office:value-type="string">
            <text:p>MD</text:p>
          </table:table-cell>
          <table:table-cell office:value-type="string">
            <text:p>21222</text:p>
          </table:table-cell>
          <table:table-cell office:value-type="string">
            <text:p>41048819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50 N. CRAIN HWY, SUITE 22</text:p>
          </table:table-cell>
          <table:table-cell office:value-type="string">
            <text:p>GLEN BURNIE</text:p>
          </table:table-cell>
          <table:table-cell office:value-type="string">
            <text:p>MD</text:p>
          </table:table-cell>
          <table:table-cell office:value-type="string">
            <text:p>21061</text:p>
          </table:table-cell>
          <table:table-cell office:value-type="string">
            <text:p>410760128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01 WEST STATE ST</text:p>
          </table:table-cell>
          <table:table-cell office:value-type="string">
            <text:p>MAUSTON</text:p>
          </table:table-cell>
          <table:table-cell office:value-type="string">
            <text:p>WI</text:p>
          </table:table-cell>
          <table:table-cell office:value-type="string">
            <text:p>53948</text:p>
          </table:table-cell>
          <table:table-cell office:value-type="string">
            <text:p>608847729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P O BOX 590</text:p>
          </table:table-cell>
          <table:table-cell office:value-type="string">
            <text:p>MCCOOK</text:p>
          </table:table-cell>
          <table:table-cell office:value-type="string">
            <text:p>NE</text:p>
          </table:table-cell>
          <table:table-cell office:value-type="string">
            <text:p>69001</text:p>
          </table:table-cell>
          <table:table-cell office:value-type="string">
            <text:p>30834565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07 V. STREET</text:p>
          </table:table-cell>
          <table:table-cell office:value-type="string">
            <text:p>MERCED</text:p>
          </table:table-cell>
          <table:table-cell office:value-type="string">
            <text:p>CA</text:p>
          </table:table-cell>
          <table:table-cell office:value-type="string">
            <text:p>95340</text:p>
          </table:table-cell>
          <table:table-cell office:value-type="string">
            <text:p>20972388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09 EAST MAIN STREET</text:p>
          </table:table-cell>
          <table:table-cell office:value-type="string">
            <text:p>MERRILL</text:p>
          </table:table-cell>
          <table:table-cell office:value-type="string">
            <text:p>WI</text:p>
          </table:table-cell>
          <table:table-cell office:value-type="string">
            <text:p>54452</text:p>
          </table:table-cell>
          <table:table-cell office:value-type="string">
            <text:p>71553624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15 WEST JACKSON STREET</text:p>
          </table:table-cell>
          <table:table-cell office:value-type="string">
            <text:p>MEXICO</text:p>
          </table:table-cell>
          <table:table-cell office:value-type="string">
            <text:p>MO</text:p>
          </table:table-cell>
          <table:table-cell office:value-type="string">
            <text:p>65265</text:p>
          </table:table-cell>
          <table:table-cell office:value-type="string">
            <text:p>573581188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502 STATE STREET</text:p>
          </table:table-cell>
          <table:table-cell office:value-type="string">
            <text:p>MILLINGTON</text:p>
          </table:table-cell>
          <table:table-cell office:value-type="string">
            <text:p>MI</text:p>
          </table:table-cell>
          <table:table-cell office:value-type="string">
            <text:p>48746</text:p>
          </table:table-cell>
          <table:table-cell office:value-type="string">
            <text:p>98987120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P.O. BOX 631</text:p>
          </table:table-cell>
          <table:table-cell office:value-type="string">
            <text:p>MINDEN</text:p>
          </table:table-cell>
          <table:table-cell office:value-type="string">
            <text:p>ON</text:p>
          </table:table-cell>
          <table:table-cell office:value-type="string">
            <text:p>K0M 2K0</text:p>
          </table:table-cell>
          <table:table-cell office:value-type="string">
            <text:p>70528610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27 EAST FIRST</text:p>
          </table:table-cell>
          <table:table-cell office:value-type="string">
            <text:p>MONTICELLO</text:p>
          </table:table-cell>
          <table:table-cell office:value-type="string">
            <text:p>IA</text:p>
          </table:table-cell>
          <table:table-cell office:value-type="string">
            <text:p>52310</text:p>
          </table:table-cell>
          <table:table-cell office:value-type="string">
            <text:p>31946559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00 AIRBASE ROAD</text:p>
          </table:table-cell>
          <table:table-cell office:value-type="string">
            <text:p>MOUNTAIN HOME</text:p>
          </table:table-cell>
          <table:table-cell office:value-type="string">
            <text:p>ID</text:p>
          </table:table-cell>
          <table:table-cell office:value-type="string">
            <text:p>83647</text:p>
          </table:table-cell>
          <table:table-cell office:value-type="string">
            <text:p>20858775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01 EAST PEARSON AVENUE</text:p>
          </table:table-cell>
          <table:table-cell office:value-type="string">
            <text:p>NASHWAUK</text:p>
          </table:table-cell>
          <table:table-cell office:value-type="string">
            <text:p>MN</text:p>
          </table:table-cell>
          <table:table-cell office:value-type="string">
            <text:p>55769</text:p>
          </table:table-cell>
          <table:table-cell office:value-type="string">
            <text:p>21888527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70 E HWY 275</text:p>
          </table:table-cell>
          <table:table-cell office:value-type="string">
            <text:p>NELIGH</text:p>
          </table:table-cell>
          <table:table-cell office:value-type="string">
            <text:p>NE</text:p>
          </table:table-cell>
          <table:table-cell office:value-type="string">
            <text:p>68756</text:p>
          </table:table-cell>
          <table:table-cell office:value-type="string">
            <text:p>402887543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 NORTH LINN</text:p>
          </table:table-cell>
          <table:table-cell office:value-type="string">
            <text:p>NEW HAMPTON</text:p>
          </table:table-cell>
          <table:table-cell office:value-type="string">
            <text:p>IA</text:p>
          </table:table-cell>
          <table:table-cell office:value-type="string">
            <text:p>50659</text:p>
          </table:table-cell>
          <table:table-cell office:value-type="string">
            <text:p>641394211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07 1ST STREET SE</text:p>
          </table:table-cell>
          <table:table-cell office:value-type="string">
            <text:p>NEW PRAGUE</text:p>
          </table:table-cell>
          <table:table-cell office:value-type="string">
            <text:p>MN</text:p>
          </table:table-cell>
          <table:table-cell office:value-type="string">
            <text:p>56071</text:p>
          </table:table-cell>
          <table:table-cell office:value-type="string">
            <text:p>95275858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13 N. CHESTER AVENUE</text:p>
          </table:table-cell>
          <table:table-cell office:value-type="string">
            <text:p>BAKERSFIELD</text:p>
          </table:table-cell>
          <table:table-cell office:value-type="string">
            <text:p>CA</text:p>
          </table:table-cell>
          <table:table-cell office:value-type="string">
            <text:p>93308</text:p>
          </table:table-cell>
          <table:table-cell office:value-type="string">
            <text:p>661399550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78 E STATE ROAD</text:p>
          </table:table-cell>
          <table:table-cell office:value-type="string">
            <text:p>OLEAN</text:p>
          </table:table-cell>
          <table:table-cell office:value-type="string">
            <text:p>NY</text:p>
          </table:table-cell>
          <table:table-cell office:value-type="string">
            <text:p>14760</text:p>
          </table:table-cell>
          <table:table-cell office:value-type="string">
            <text:p>71637287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7 EAST MCLANE</text:p>
          </table:table-cell>
          <table:table-cell office:value-type="string">
            <text:p>OSCEOLA</text:p>
          </table:table-cell>
          <table:table-cell office:value-type="string">
            <text:p>IA</text:p>
          </table:table-cell>
          <table:table-cell office:value-type="string">
            <text:p>50213</text:p>
          </table:table-cell>
          <table:table-cell office:value-type="string">
            <text:p>64134260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24 SAN JUAN STREET</text:p>
          </table:table-cell>
          <table:table-cell office:value-type="string">
            <text:p>PAGOSA SPRINGS</text:p>
          </table:table-cell>
          <table:table-cell office:value-type="string">
            <text:p>CO</text:p>
          </table:table-cell>
          <table:table-cell office:value-type="string">
            <text:p>81147</text:p>
          </table:table-cell>
          <table:table-cell office:value-type="string">
            <text:p>97026441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7 HIBBARD STREET</text:p>
          </table:table-cell>
          <table:table-cell office:value-type="string">
            <text:p>PIKEVILLE</text:p>
          </table:table-cell>
          <table:table-cell office:value-type="string">
            <text:p>KY</text:p>
          </table:table-cell>
          <table:table-cell office:value-type="string">
            <text:p>41501</text:p>
          </table:table-cell>
          <table:table-cell office:value-type="string">
            <text:p>60643740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68 E WHT MTN BLVD</text:p>
          </table:table-cell>
          <table:table-cell office:value-type="string">
            <text:p>PINETOP</text:p>
          </table:table-cell>
          <table:table-cell office:value-type="string">
            <text:p>AZ</text:p>
          </table:table-cell>
          <table:table-cell office:value-type="string">
            <text:p>85935</text:p>
          </table:table-cell>
          <table:table-cell office:value-type="string">
            <text:p>92836741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984 E MAIN ST</text:p>
          </table:table-cell>
          <table:table-cell office:value-type="string">
            <text:p>REEDSBURG</text:p>
          </table:table-cell>
          <table:table-cell office:value-type="string">
            <text:p>WI</text:p>
          </table:table-cell>
          <table:table-cell office:value-type="string">
            <text:p>53959</text:p>
          </table:table-cell>
          <table:table-cell office:value-type="string">
            <text:p>608524824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21 HWY 82 WEST</text:p>
          </table:table-cell>
          <table:table-cell office:value-type="string">
            <text:p>REFORM</text:p>
          </table:table-cell>
          <table:table-cell office:value-type="string">
            <text:p>AL</text:p>
          </table:table-cell>
          <table:table-cell office:value-type="string">
            <text:p>35481</text:p>
          </table:table-cell>
          <table:table-cell office:value-type="string">
            <text:p>205375820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817 W. CAMERON</text:p>
          </table:table-cell>
          <table:table-cell office:value-type="string">
            <text:p>ROCKDALE</text:p>
          </table:table-cell>
          <table:table-cell office:value-type="string">
            <text:p>TX</text:p>
          </table:table-cell>
          <table:table-cell office:value-type="string">
            <text:p>76567</text:p>
          </table:table-cell>
          <table:table-cell office:value-type="string">
            <text:p>51244654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14 S HWY 35</text:p>
          </table:table-cell>
          <table:table-cell office:value-type="string">
            <text:p>ROCKPORT</text:p>
          </table:table-cell>
          <table:table-cell office:value-type="string">
            <text:p>TX</text:p>
          </table:table-cell>
          <table:table-cell office:value-type="string">
            <text:p>78382</text:p>
          </table:table-cell>
          <table:table-cell office:value-type="string">
            <text:p>3617297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06 N. ANN ARBOR</text:p>
          </table:table-cell>
          <table:table-cell office:value-type="string">
            <text:p>SALINE</text:p>
          </table:table-cell>
          <table:table-cell office:value-type="string">
            <text:p>MI</text:p>
          </table:table-cell>
          <table:table-cell office:value-type="string">
            <text:p>48176</text:p>
          </table:table-cell>
          <table:table-cell office:value-type="string">
            <text:p>734429250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00 SHOUP ST</text:p>
          </table:table-cell>
          <table:table-cell office:value-type="string">
            <text:p>SALMON</text:p>
          </table:table-cell>
          <table:table-cell office:value-type="string">
            <text:p>ID</text:p>
          </table:table-cell>
          <table:table-cell office:value-type="string">
            <text:p>83467</text:p>
          </table:table-cell>
          <table:table-cell office:value-type="string">
            <text:p>20875622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30 E. MOUNTAIN PARKWAY RD.</text:p>
          </table:table-cell>
          <table:table-cell office:value-type="string">
            <text:p>SALYERSVILLE</text:p>
          </table:table-cell>
          <table:table-cell office:value-type="string">
            <text:p>KY</text:p>
          </table:table-cell>
          <table:table-cell office:value-type="string">
            <text:p>41465</text:p>
          </table:table-cell>
          <table:table-cell office:value-type="string">
            <text:p>60634961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84 N. REDWOOD ROAD</text:p>
          </table:table-cell>
          <table:table-cell office:value-type="string">
            <text:p>SARATOGA SPRINGS</text:p>
          </table:table-cell>
          <table:table-cell office:value-type="string">
            <text:p>UT</text:p>
          </table:table-cell>
          <table:table-cell office:value-type="string">
            <text:p>84045</text:p>
          </table:table-cell>
          <table:table-cell office:value-type="string">
            <text:p>80175398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6779 US HWY 380 EAST</text:p>
          </table:table-cell>
          <table:table-cell office:value-type="string">
            <text:p>AUBREY</text:p>
          </table:table-cell>
          <table:table-cell office:value-type="string">
            <text:p>TX</text:p>
          </table:table-cell>
          <table:table-cell office:value-type="string">
            <text:p>76227</text:p>
          </table:table-cell>
          <table:table-cell office:value-type="string">
            <text:p>469715002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PO BOX 1935</text:p>
          </table:table-cell>
          <table:table-cell office:value-type="string">
            <text:p>SHARPSBURG</text:p>
          </table:table-cell>
          <table:table-cell office:value-type="string">
            <text:p>NC</text:p>
          </table:table-cell>
          <table:table-cell office:value-type="string">
            <text:p>27878</text:p>
          </table:table-cell>
          <table:table-cell office:value-type="string">
            <text:p>252972199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A MAIN ST.</text:p>
          </table:table-cell>
          <table:table-cell office:value-type="string">
            <text:p>SHELBURNE FALLS</text:p>
          </table:table-cell>
          <table:table-cell office:value-type="string">
            <text:p>MA</text:p>
          </table:table-cell>
          <table:table-cell office:value-type="string">
            <text:p>01370</text:p>
          </table:table-cell>
          <table:table-cell office:value-type="string">
            <text:p>41362597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33 WEST MAIN ST.</text:p>
          </table:table-cell>
          <table:table-cell office:value-type="string">
            <text:p>SHERIDAN</text:p>
          </table:table-cell>
          <table:table-cell office:value-type="string">
            <text:p>OR</text:p>
          </table:table-cell>
          <table:table-cell office:value-type="string">
            <text:p>97378</text:p>
          </table:table-cell>
          <table:table-cell office:value-type="string">
            <text:p>50384344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202 NC HIGHWAY 172</text:p>
          </table:table-cell>
          <table:table-cell office:value-type="string">
            <text:p>SNEADS FERRY</text:p>
          </table:table-cell>
          <table:table-cell office:value-type="string">
            <text:p>NC</text:p>
          </table:table-cell>
          <table:table-cell office:value-type="string">
            <text:p>28460</text:p>
          </table:table-cell>
          <table:table-cell office:value-type="string">
            <text:p>91032742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47 SOUTH HWY 27</text:p>
          </table:table-cell>
          <table:table-cell office:value-type="string">
            <text:p>SOMERSET</text:p>
          </table:table-cell>
          <table:table-cell office:value-type="string">
            <text:p>KY</text:p>
          </table:table-cell>
          <table:table-cell office:value-type="string">
            <text:p>42503</text:p>
          </table:table-cell>
          <table:table-cell office:value-type="string">
            <text:p>606679434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3 N. MAIN ST.</text:p>
          </table:table-cell>
          <table:table-cell office:value-type="string">
            <text:p>SOUTH DEERFIELD</text:p>
          </table:table-cell>
          <table:table-cell office:value-type="string">
            <text:p>MA</text:p>
          </table:table-cell>
          <table:table-cell office:value-type="string">
            <text:p>01373</text:p>
          </table:table-cell>
          <table:table-cell office:value-type="string">
            <text:p>41366526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20 MAIN STREET</text:p>
          </table:table-cell>
          <table:table-cell office:value-type="string">
            <text:p>SPEARFISH</text:p>
          </table:table-cell>
          <table:table-cell office:value-type="string">
            <text:p>SD</text:p>
          </table:table-cell>
          <table:table-cell office:value-type="string">
            <text:p>57783</text:p>
          </table:table-cell>
          <table:table-cell office:value-type="string">
            <text:p>605642571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05 E MAIN ST</text:p>
          </table:table-cell>
          <table:table-cell office:value-type="string">
            <text:p>SPINDALE</text:p>
          </table:table-cell>
          <table:table-cell office:value-type="string">
            <text:p>NC</text:p>
          </table:table-cell>
          <table:table-cell office:value-type="string">
            <text:p>28160</text:p>
          </table:table-cell>
          <table:table-cell office:value-type="string">
            <text:p>82828641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09 EAST MAIN STREET</text:p>
          </table:table-cell>
          <table:table-cell office:value-type="string">
            <text:p>SPRINGERVILLE</text:p>
          </table:table-cell>
          <table:table-cell office:value-type="string">
            <text:p>AZ</text:p>
          </table:table-cell>
          <table:table-cell office:value-type="string">
            <text:p>85938</text:p>
          </table:table-cell>
          <table:table-cell office:value-type="string">
            <text:p>928333399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625 SOUTH MACARTHUR BLVD</text:p>
          </table:table-cell>
          <table:table-cell office:value-type="string">
            <text:p>SPRINGFIELD</text:p>
          </table:table-cell>
          <table:table-cell office:value-type="string">
            <text:p>IL</text:p>
          </table:table-cell>
          <table:table-cell office:value-type="string">
            <text:p>62704</text:p>
          </table:table-cell>
          <table:table-cell office:value-type="string">
            <text:p>21754614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22 W. BERTRAND</text:p>
          </table:table-cell>
          <table:table-cell office:value-type="string">
            <text:p>ST. MARYS</text:p>
          </table:table-cell>
          <table:table-cell office:value-type="string">
            <text:p>KS</text:p>
          </table:table-cell>
          <table:table-cell office:value-type="string">
            <text:p>66536</text:p>
          </table:table-cell>
          <table:table-cell office:value-type="string">
            <text:p>78543737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75 W. CLEVELAND</text:p>
          </table:table-cell>
          <table:table-cell office:value-type="string">
            <text:p>ST. JOHNS</text:p>
          </table:table-cell>
          <table:table-cell office:value-type="string">
            <text:p>AZ</text:p>
          </table:table-cell>
          <table:table-cell office:value-type="string">
            <text:p>85936</text:p>
          </table:table-cell>
          <table:table-cell office:value-type="string">
            <text:p>928337399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PO BOX 1283</text:p>
          </table:table-cell>
          <table:table-cell office:value-type="string">
            <text:p>STANLEY</text:p>
          </table:table-cell>
          <table:table-cell office:value-type="string">
            <text:p>ND</text:p>
          </table:table-cell>
          <table:table-cell office:value-type="string">
            <text:p>58784</text:p>
          </table:table-cell>
          <table:table-cell office:value-type="string">
            <text:p>70162833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1 ROUTE 170</text:p>
          </table:table-cell>
          <table:table-cell office:value-type="string">
            <text:p>DUFFERIN</text:p>
          </table:table-cell>
          <table:table-cell office:value-type="string">
            <text:p>NB</text:p>
          </table:table-cell>
          <table:table-cell office:value-type="string">
            <text:p>E3L 3X5</text:p>
          </table:table-cell>
          <table:table-cell office:value-type="string">
            <text:p>506466398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2 MAIN STREET</text:p>
          </table:table-cell>
          <table:table-cell office:value-type="string">
            <text:p>TAYLOR</text:p>
          </table:table-cell>
          <table:table-cell office:value-type="string">
            <text:p>AZ</text:p>
          </table:table-cell>
          <table:table-cell office:value-type="string">
            <text:p>85939</text:p>
          </table:table-cell>
          <table:table-cell office:value-type="string">
            <text:p>92853643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847 RIVERSIDE DRIVE</text:p>
          </table:table-cell>
          <table:table-cell office:value-type="string">
            <text:p>TIMMINS</text:p>
          </table:table-cell>
          <table:table-cell office:value-type="string">
            <text:p>ON</text:p>
          </table:table-cell>
          <table:table-cell office:value-type="string">
            <text:p>P4R 0A5</text:p>
          </table:table-cell>
          <table:table-cell office:value-type="string">
            <text:p>70526462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PO BOX 445 TOANO VA</text:p>
          </table:table-cell>
          <table:table-cell office:value-type="string">
            <text:p>TOANO</text:p>
          </table:table-cell>
          <table:table-cell office:value-type="string">
            <text:p>VA</text:p>
          </table:table-cell>
          <table:table-cell office:value-type="string">
            <text:p>23168</text:p>
          </table:table-cell>
          <table:table-cell office:value-type="string">
            <text:p>757566199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0 E HWY 30</text:p>
          </table:table-cell>
          <table:table-cell office:value-type="string">
            <text:p>TOLEDO</text:p>
          </table:table-cell>
          <table:table-cell office:value-type="string">
            <text:p>IA</text:p>
          </table:table-cell>
          <table:table-cell office:value-type="string">
            <text:p>52342</text:p>
          </table:table-cell>
          <table:table-cell office:value-type="string">
            <text:p>64148443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29 N. 22ND STREET</text:p>
          </table:table-cell>
          <table:table-cell office:value-type="string">
            <text:p>UNIONVILLE</text:p>
          </table:table-cell>
          <table:table-cell office:value-type="string">
            <text:p>MO</text:p>
          </table:table-cell>
          <table:table-cell office:value-type="string">
            <text:p>63565</text:p>
          </table:table-cell>
          <table:table-cell office:value-type="string">
            <text:p>660947246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53 OLD POST RD</text:p>
          </table:table-cell>
          <table:table-cell office:value-type="string">
            <text:p>VALATIE</text:p>
          </table:table-cell>
          <table:table-cell office:value-type="string">
            <text:p>NY</text:p>
          </table:table-cell>
          <table:table-cell office:value-type="string">
            <text:p>12184</text:p>
          </table:table-cell>
          <table:table-cell office:value-type="string">
            <text:p>51875819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4-5192 KINOHOU STREET</text:p>
          </table:table-cell>
          <table:table-cell office:value-type="string">
            <text:p>KAMUELA</text:p>
          </table:table-cell>
          <table:table-cell office:value-type="string">
            <text:p>HI</text:p>
          </table:table-cell>
          <table:table-cell office:value-type="string">
            <text:p>96743</text:p>
          </table:table-cell>
          <table:table-cell office:value-type="string">
            <text:p>80888505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11 LINCOLN</text:p>
          </table:table-cell>
          <table:table-cell office:value-type="string">
            <text:p>WAMEGO</text:p>
          </table:table-cell>
          <table:table-cell office:value-type="string">
            <text:p>KS</text:p>
          </table:table-cell>
          <table:table-cell office:value-type="string">
            <text:p>66547</text:p>
          </table:table-cell>
          <table:table-cell office:value-type="string">
            <text:p>78545692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900 GEORGIA AVE NW</text:p>
          </table:table-cell>
          <table:table-cell office:value-type="string">
            <text:p>WASHINGTON</text:p>
          </table:table-cell>
          <table:table-cell office:value-type="string">
            <text:p>DC</text:p>
          </table:table-cell>
          <table:table-cell office:value-type="string">
            <text:p>20011</text:p>
          </table:table-cell>
          <table:table-cell office:value-type="string">
            <text:p>20288220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0 BOLIVAR ROAD</text:p>
          </table:table-cell>
          <table:table-cell office:value-type="string">
            <text:p>WELLSVILLE</text:p>
          </table:table-cell>
          <table:table-cell office:value-type="string">
            <text:p>NY</text:p>
          </table:table-cell>
          <table:table-cell office:value-type="string">
            <text:p>14895</text:p>
          </table:table-cell>
          <table:table-cell office:value-type="string">
            <text:p>58559318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95 GARDNER DRIVE</text:p>
          </table:table-cell>
          <table:table-cell office:value-type="string">
            <text:p>WEST LIBERTY</text:p>
          </table:table-cell>
          <table:table-cell office:value-type="string">
            <text:p>KY</text:p>
          </table:table-cell>
          <table:table-cell office:value-type="string">
            <text:p>41472</text:p>
          </table:table-cell>
          <table:table-cell office:value-type="string">
            <text:p>60674333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718 S MADISON ST</text:p>
          </table:table-cell>
          <table:table-cell office:value-type="string">
            <text:p>WHITEVILLE</text:p>
          </table:table-cell>
          <table:table-cell office:value-type="string">
            <text:p>NC</text:p>
          </table:table-cell>
          <table:table-cell office:value-type="string">
            <text:p>28472</text:p>
          </table:table-cell>
          <table:table-cell office:value-type="string">
            <text:p>91064221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97 WEST ATHENS STREET</text:p>
          </table:table-cell>
          <table:table-cell office:value-type="string">
            <text:p>WINDER</text:p>
          </table:table-cell>
          <table:table-cell office:value-type="string">
            <text:p>GA</text:p>
          </table:table-cell>
          <table:table-cell office:value-type="string">
            <text:p>30680</text:p>
          </table:table-cell>
          <table:table-cell office:value-type="string">
            <text:p>77086745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450-A W. WINDSOR BLVD.</text:p>
          </table:table-cell>
          <table:table-cell office:value-type="string">
            <text:p>WINDSOR</text:p>
          </table:table-cell>
          <table:table-cell office:value-type="string">
            <text:p>VA</text:p>
          </table:table-cell>
          <table:table-cell office:value-type="string">
            <text:p>23487</text:p>
          </table:table-cell>
          <table:table-cell office:value-type="string">
            <text:p>75724246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16 N 10TH ST</text:p>
          </table:table-cell>
          <table:table-cell office:value-type="string">
            <text:p>WINTERSET</text:p>
          </table:table-cell>
          <table:table-cell office:value-type="string">
            <text:p>IA</text:p>
          </table:table-cell>
          <table:table-cell office:value-type="string">
            <text:p>50273</text:p>
          </table:table-cell>
          <table:table-cell office:value-type="string">
            <text:p>515462314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47 US HWY 12</text:p>
          </table:table-cell>
          <table:table-cell office:value-type="string">
            <text:p>ORTONVILLE</text:p>
          </table:table-cell>
          <table:table-cell office:value-type="string">
            <text:p>MN</text:p>
          </table:table-cell>
          <table:table-cell office:value-type="string">
            <text:p>56278</text:p>
          </table:table-cell>
          <table:table-cell office:value-type="string">
            <text:p>32083924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4 EAST ROSE STREET</text:p>
          </table:table-cell>
          <table:table-cell office:value-type="string">
            <text:p>OWATONNA</text:p>
          </table:table-cell>
          <table:table-cell office:value-type="string">
            <text:p>MN</text:p>
          </table:table-cell>
          <table:table-cell office:value-type="string">
            <text:p>55060</text:p>
          </table:table-cell>
          <table:table-cell office:value-type="string">
            <text:p>50745100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4 NORTH CENTER STREET</text:p>
          </table:table-cell>
          <table:table-cell office:value-type="string">
            <text:p>PERRY</text:p>
          </table:table-cell>
          <table:table-cell office:value-type="string">
            <text:p>NY</text:p>
          </table:table-cell>
          <table:table-cell office:value-type="string">
            <text:p>14530</text:p>
          </table:table-cell>
          <table:table-cell office:value-type="string">
            <text:p>585237212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17 GODERICH ST</text:p>
          </table:table-cell>
          <table:table-cell office:value-type="string">
            <text:p>PORT ELGIN</text:p>
          </table:table-cell>
          <table:table-cell office:value-type="string">
            <text:p>ON</text:p>
          </table:table-cell>
          <table:table-cell office:value-type="string">
            <text:p>N0H 2C0</text:p>
          </table:table-cell>
          <table:table-cell office:value-type="string">
            <text:p>519832206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81 SOUTH SERVICE ROAD</text:p>
          </table:table-cell>
          <table:table-cell office:value-type="string">
            <text:p>GRIMSBY</text:p>
          </table:table-cell>
          <table:table-cell office:value-type="string">
            <text:p>ON</text:p>
          </table:table-cell>
          <table:table-cell office:value-type="string">
            <text:p>L3M 4H6</text:p>
          </table:table-cell>
          <table:table-cell office:value-type="string">
            <text:p>905309903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25 BOULEVARD STE-FOY</text:p>
          </table:table-cell>
          <table:table-cell office:value-type="string">
            <text:p>LONGUEUIL</text:p>
          </table:table-cell>
          <table:table-cell office:value-type="string">
            <text:p>QC</text:p>
          </table:table-cell>
          <table:table-cell office:value-type="string">
            <text:p>J4K 1V8</text:p>
          </table:table-cell>
          <table:table-cell office:value-type="string">
            <text:p>450670955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10, AVENUE LALIBERTE</text:p>
          </table:table-cell>
          <table:table-cell office:value-type="string">
            <text:p>ROUYN-NORANDA</text:p>
          </table:table-cell>
          <table:table-cell office:value-type="string">
            <text:p>QC</text:p>
          </table:table-cell>
          <table:table-cell office:value-type="string">
            <text:p>J9X 3Y3</text:p>
          </table:table-cell>
          <table:table-cell office:value-type="string">
            <text:p>819797222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6 RUE CANADA</text:p>
          </table:table-cell>
          <table:table-cell office:value-type="string">
            <text:p>ST QUENTIN</text:p>
          </table:table-cell>
          <table:table-cell office:value-type="string">
            <text:p>NB</text:p>
          </table:table-cell>
          <table:table-cell office:value-type="string">
            <text:p>E8A 1G2</text:p>
          </table:table-cell>
          <table:table-cell office:value-type="string">
            <text:p>506235288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2 RUE PRINCIPALE</text:p>
          </table:table-cell>
          <table:table-cell office:value-type="string">
            <text:p>ST-ANDRE AVELLIN</text:p>
          </table:table-cell>
          <table:table-cell office:value-type="string">
            <text:p>QC</text:p>
          </table:table-cell>
          <table:table-cell office:value-type="string">
            <text:p>J0V 1W0</text:p>
          </table:table-cell>
          <table:table-cell office:value-type="string">
            <text:p>819983213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439 HWY 26 W</text:p>
          </table:table-cell>
          <table:table-cell office:value-type="string">
            <text:p>STAYNER</text:p>
          </table:table-cell>
          <table:table-cell office:value-type="string">
            <text:p>ON</text:p>
          </table:table-cell>
          <table:table-cell office:value-type="string">
            <text:p>L0M 1S0</text:p>
          </table:table-cell>
          <table:table-cell office:value-type="string">
            <text:p>705428304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7371 - 17381 RUE DE LA PAIX</text:p>
          </table:table-cell>
          <table:table-cell office:value-type="string">
            <text:p>MIRABEL</text:p>
          </table:table-cell>
          <table:table-cell office:value-type="string">
            <text:p>QC</text:p>
          </table:table-cell>
          <table:table-cell office:value-type="string">
            <text:p>J7J 1B3</text:p>
          </table:table-cell>
          <table:table-cell office:value-type="string">
            <text:p>450420440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table:number-columns-repeated="2"/>
          <table:table-cell office:value-type="string">
            <text:p>XX</text:p>
          </table:table-cell>
          <table:table-cell/>
          <table:table-cell office:value-type="string">
            <text:p>(919) 573-334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 ELGIN STREET SOUTH</text:p>
          </table:table-cell>
          <table:table-cell office:value-type="string">
            <text:p>THORNBURY</text:p>
          </table:table-cell>
          <table:table-cell office:value-type="string">
            <text:p>ON</text:p>
          </table:table-cell>
          <table:table-cell office:value-type="string">
            <text:p>N0H 2P0</text:p>
          </table:table-cell>
          <table:table-cell office:value-type="string">
            <text:p>519599201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15 RUE DUMOULIN</text:p>
          </table:table-cell>
          <table:table-cell office:value-type="string">
            <text:p>TRACADIE-SHEILA</text:p>
          </table:table-cell>
          <table:table-cell office:value-type="string">
            <text:p>NB</text:p>
          </table:table-cell>
          <table:table-cell office:value-type="string">
            <text:p>E1X 1A4</text:p>
          </table:table-cell>
          <table:table-cell office:value-type="string">
            <text:p>506395220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50 W. MAIN STREET</text:p>
          </table:table-cell>
          <table:table-cell office:value-type="string">
            <text:p>TRINIDAD</text:p>
          </table:table-cell>
          <table:table-cell office:value-type="string">
            <text:p>CO</text:p>
          </table:table-cell>
          <table:table-cell office:value-type="string">
            <text:p>81082</text:p>
          </table:table-cell>
          <table:table-cell office:value-type="string">
            <text:p>719846334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334 GENERAL MAHONE HWY</text:p>
          </table:table-cell>
          <table:table-cell office:value-type="string">
            <text:p>WAKEFIELD</text:p>
          </table:table-cell>
          <table:table-cell office:value-type="string">
            <text:p>VA</text:p>
          </table:table-cell>
          <table:table-cell office:value-type="string">
            <text:p>23888</text:p>
          </table:table-cell>
          <table:table-cell office:value-type="string">
            <text:p>75789920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 DURHAM ST. W</text:p>
          </table:table-cell>
          <table:table-cell office:value-type="string">
            <text:p>WALKERTON</text:p>
          </table:table-cell>
          <table:table-cell office:value-type="string">
            <text:p>ON</text:p>
          </table:table-cell>
          <table:table-cell office:value-type="string">
            <text:p>N0G 2V0</text:p>
          </table:table-cell>
          <table:table-cell office:value-type="string">
            <text:p>519881081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1 FRANKLIN ST</text:p>
          </table:table-cell>
          <table:table-cell office:value-type="string">
            <text:p>WATKINS GLEN</text:p>
          </table:table-cell>
          <table:table-cell office:value-type="string">
            <text:p>NY</text:p>
          </table:table-cell>
          <table:table-cell office:value-type="string">
            <text:p>14891</text:p>
          </table:table-cell>
          <table:table-cell office:value-type="string">
            <text:p>60753527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05 WEST MAIN</text:p>
          </table:table-cell>
          <table:table-cell office:value-type="string">
            <text:p>WAUKON</text:p>
          </table:table-cell>
          <table:table-cell office:value-type="string">
            <text:p>IA</text:p>
          </table:table-cell>
          <table:table-cell office:value-type="string">
            <text:p>52172</text:p>
          </table:table-cell>
          <table:table-cell office:value-type="string">
            <text:p>56356834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265 POCAHONTAS TRAIL</text:p>
          </table:table-cell>
          <table:table-cell office:value-type="string">
            <text:p>WILLIAMSBURG</text:p>
          </table:table-cell>
          <table:table-cell office:value-type="string">
            <text:p>VA</text:p>
          </table:table-cell>
          <table:table-cell office:value-type="string">
            <text:p>23185</text:p>
          </table:table-cell>
          <table:table-cell office:value-type="string">
            <text:p>75722944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885 HYW 13</text:p>
          </table:table-cell>
          <table:table-cell office:value-type="string">
            <text:p>WISHEK</text:p>
          </table:table-cell>
          <table:table-cell office:value-type="string">
            <text:p>ND</text:p>
          </table:table-cell>
          <table:table-cell office:value-type="string">
            <text:p>58495</text:p>
          </table:table-cell>
          <table:table-cell office:value-type="string">
            <text:p>70145242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10 S. MAIN</text:p>
          </table:table-cell>
          <table:table-cell office:value-type="string">
            <text:p>YUMA</text:p>
          </table:table-cell>
          <table:table-cell office:value-type="string">
            <text:p>CO</text:p>
          </table:table-cell>
          <table:table-cell office:value-type="string">
            <text:p>80759-0263</text:p>
          </table:table-cell>
          <table:table-cell office:value-type="string">
            <text:p>97084854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P.O. BOX 199 2420 STATE ROAD 5</text:p>
          </table:table-cell>
          <table:table-cell office:value-type="string">
            <text:p>QUESTA</text:p>
          </table:table-cell>
          <table:table-cell office:value-type="string">
            <text:p>NM</text:p>
          </table:table-cell>
          <table:table-cell office:value-type="string">
            <text:p>87556</text:p>
          </table:table-cell>
          <table:table-cell office:value-type="string">
            <text:p>57558604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ROLL OLSON ENTERPRISES</text:p>
          </table:table-cell>
          <table:table-cell office:value-type="string">
            <text:p>115 EAST STATE ST</text:p>
          </table:table-cell>
          <table:table-cell office:value-type="string">
            <text:p>ATKINSON</text:p>
          </table:table-cell>
          <table:table-cell office:value-type="string">
            <text:p>NE</text:p>
          </table:table-cell>
          <table:table-cell office:value-type="string">
            <text:p>68713</text:p>
          </table:table-cell>
          <table:table-cell office:value-type="string">
            <text:p>402925299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THAGE AUTO PARTS</text:p>
          </table:table-cell>
          <table:table-cell office:value-type="string">
            <text:p>301 HWY 16 EAST</text:p>
          </table:table-cell>
          <table:table-cell office:value-type="string">
            <text:p>CARTHAGE</text:p>
          </table:table-cell>
          <table:table-cell office:value-type="string">
            <text:p>MS</text:p>
          </table:table-cell>
          <table:table-cell office:value-type="string">
            <text:p>39051</text:p>
          </table:table-cell>
          <table:table-cell office:value-type="string">
            <text:p>601267457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THAGE AUTO PARTS</text:p>
          </table:table-cell>
          <table:table-cell office:value-type="string">
            <text:p>319 BUCHANAN ST</text:p>
          </table:table-cell>
          <table:table-cell office:value-type="string">
            <text:p>CARTHAGE</text:p>
          </table:table-cell>
          <table:table-cell office:value-type="string">
            <text:p>IL</text:p>
          </table:table-cell>
          <table:table-cell office:value-type="string">
            <text:p>62321</text:p>
          </table:table-cell>
          <table:table-cell office:value-type="string">
            <text:p>21735721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X PERFORMANCE INC.</text:p>
          </table:table-cell>
          <table:table-cell office:value-type="string">
            <text:p>162 S W PINEMOUNT RD</text:p>
          </table:table-cell>
          <table:table-cell office:value-type="string">
            <text:p>LAKE CITY</text:p>
          </table:table-cell>
          <table:table-cell office:value-type="string">
            <text:p>FL</text:p>
          </table:table-cell>
          <table:table-cell office:value-type="string">
            <text:p>32024</text:p>
          </table:table-cell>
          <table:table-cell office:value-type="string">
            <text:p>38671999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SA GRANDE - BINGHAM CARQUEST</text:p>
          </table:table-cell>
          <table:table-cell office:value-type="string">
            <text:p>815 GILA BEND HIGHWAY</text:p>
          </table:table-cell>
          <table:table-cell office:value-type="string">
            <text:p>CASA GRANDE</text:p>
          </table:table-cell>
          <table:table-cell office:value-type="string">
            <text:p>AZ</text:p>
          </table:table-cell>
          <table:table-cell office:value-type="string">
            <text:p>85222</text:p>
          </table:table-cell>
          <table:table-cell office:value-type="string">
            <text:p>5203169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SCO AUTO PARTS #2</text:p>
          </table:table-cell>
          <table:table-cell office:value-type="string">
            <text:p>14042 OLD US HWY 59</text:p>
          </table:table-cell>
          <table:table-cell office:value-type="string">
            <text:p>SPLENDORA</text:p>
          </table:table-cell>
          <table:table-cell office:value-type="string">
            <text:p>TX</text:p>
          </table:table-cell>
          <table:table-cell office:value-type="string">
            <text:p>77372</text:p>
          </table:table-cell>
          <table:table-cell office:value-type="string">
            <text:p>28139912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SH AUTO SUPPLY</text:p>
          </table:table-cell>
          <table:table-cell office:value-type="string">
            <text:p>24524 HWY 190 / P.O.BOX 181</text:p>
          </table:table-cell>
          <table:table-cell office:value-type="string">
            <text:p>KROTZ SPRINGS</text:p>
          </table:table-cell>
          <table:table-cell office:value-type="string">
            <text:p>LA</text:p>
          </table:table-cell>
          <table:table-cell office:value-type="string">
            <text:p>70750</text:p>
          </table:table-cell>
          <table:table-cell office:value-type="string">
            <text:p>33756637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TES CARQUEST</text:p>
          </table:table-cell>
          <table:table-cell office:value-type="string">
            <text:p>261 S MAIN ST</text:p>
          </table:table-cell>
          <table:table-cell office:value-type="string">
            <text:p>HOISINGTON</text:p>
          </table:table-cell>
          <table:table-cell office:value-type="string">
            <text:p>KS</text:p>
          </table:table-cell>
          <table:table-cell office:value-type="string">
            <text:p>67544</text:p>
          </table:table-cell>
          <table:table-cell office:value-type="string">
            <text:p>62065342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TLIN AUTOMOTIVE</text:p>
          </table:table-cell>
          <table:table-cell office:value-type="string">
            <text:p>138 W CR 300N</text:p>
          </table:table-cell>
          <table:table-cell office:value-type="string">
            <text:p>SULLIVAN</text:p>
          </table:table-cell>
          <table:table-cell office:value-type="string">
            <text:p>IN</text:p>
          </table:table-cell>
          <table:table-cell office:value-type="string">
            <text:p>47882</text:p>
          </table:table-cell>
          <table:table-cell office:value-type="string">
            <text:p>812268435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VALIER EQUIPMENT CARQUEST</text:p>
          </table:table-cell>
          <table:table-cell office:value-type="string">
            <text:p>13968 HIGHWAY 5</text:p>
          </table:table-cell>
          <table:table-cell office:value-type="string">
            <text:p>CAVALIER</text:p>
          </table:table-cell>
          <table:table-cell office:value-type="string">
            <text:p>ND</text:p>
          </table:table-cell>
          <table:table-cell office:value-type="string">
            <text:p>58220-0658</text:p>
          </table:table-cell>
          <table:table-cell office:value-type="string">
            <text:p>70126549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ENTER PARTS STORE</text:p>
          </table:table-cell>
          <table:table-cell office:value-type="string">
            <text:p>651 TORRES ST</text:p>
          </table:table-cell>
          <table:table-cell office:value-type="string">
            <text:p>CENTER</text:p>
          </table:table-cell>
          <table:table-cell office:value-type="string">
            <text:p>CO</text:p>
          </table:table-cell>
          <table:table-cell office:value-type="string">
            <text:p>81125</text:p>
          </table:table-cell>
          <table:table-cell office:value-type="string">
            <text:p>719754276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ENTER POINT FARM AND AUTO</text:p>
          </table:table-cell>
          <table:table-cell office:value-type="string">
            <text:p>806 ROSEDALE DRIVE</text:p>
          </table:table-cell>
          <table:table-cell office:value-type="string">
            <text:p>CENTER POINT</text:p>
          </table:table-cell>
          <table:table-cell office:value-type="string">
            <text:p>IA</text:p>
          </table:table-cell>
          <table:table-cell office:value-type="string">
            <text:p>52213</text:p>
          </table:table-cell>
          <table:table-cell office:value-type="string">
            <text:p>31984921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ENTRAL AUTO PARTS</text:p>
          </table:table-cell>
          <table:table-cell office:value-type="string">
            <text:p>905 CENTRAL</text:p>
          </table:table-cell>
          <table:table-cell office:value-type="string">
            <text:p>HORTON</text:p>
          </table:table-cell>
          <table:table-cell office:value-type="string">
            <text:p>KS</text:p>
          </table:table-cell>
          <table:table-cell office:value-type="string">
            <text:p>66439</text:p>
          </table:table-cell>
          <table:table-cell office:value-type="string">
            <text:p>78548625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ENTRAL AUTO PARTS</text:p>
          </table:table-cell>
          <table:table-cell office:value-type="string">
            <text:p>7634 PEARBLOSSOM HWY</text:p>
          </table:table-cell>
          <table:table-cell office:value-type="string">
            <text:p>LITTLEROCK</text:p>
          </table:table-cell>
          <table:table-cell office:value-type="string">
            <text:p>CA</text:p>
          </table:table-cell>
          <table:table-cell office:value-type="string">
            <text:p>93543</text:p>
          </table:table-cell>
          <table:table-cell office:value-type="string">
            <text:p>66194426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ENTRAL AUTOMOTIVE SUPPLY</text:p>
          </table:table-cell>
          <table:table-cell office:value-type="string">
            <text:p>114 NORTH PEARL</text:p>
          </table:table-cell>
          <table:table-cell office:value-type="string">
            <text:p>CENTRALIA</text:p>
          </table:table-cell>
          <table:table-cell office:value-type="string">
            <text:p>WA</text:p>
          </table:table-cell>
          <table:table-cell office:value-type="string">
            <text:p>98531</text:p>
          </table:table-cell>
          <table:table-cell office:value-type="string">
            <text:p>36073693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ENTRE DE L'AUTO ST-JEAN INC.</text:p>
          </table:table-cell>
          <table:table-cell office:value-type="string">
            <text:p>1008 DU PARC INDUSTRAL</text:p>
          </table:table-cell>
          <table:table-cell office:value-type="string">
            <text:p>ST-JEAN CHRYSOSTOME</text:p>
          </table:table-cell>
          <table:table-cell office:value-type="string">
            <text:p>QC</text:p>
          </table:table-cell>
          <table:table-cell office:value-type="string">
            <text:p>G6Z 1C6</text:p>
          </table:table-cell>
          <table:table-cell office:value-type="string">
            <text:p>418839855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HA-DT CHARLOTTE NC # 1323</text:p>
          </table:table-cell>
          <table:table-cell office:value-type="string">
            <text:p>5707 TRANSPORT DRIVE</text:p>
          </table:table-cell>
          <table:table-cell office:value-type="string">
            <text:p>CHARLOTTE</text:p>
          </table:table-cell>
          <table:table-cell office:value-type="string">
            <text:p>NC</text:p>
          </table:table-cell>
          <table:table-cell office:value-type="string">
            <text:p>28206</text:p>
          </table:table-cell>
          <table:table-cell office:value-type="string">
            <text:p>-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HARLES AUTOMOTIVE SUPPLY INC.</text:p>
          </table:table-cell>
          <table:table-cell office:value-type="string">
            <text:p>P.O BOX 1353</text:p>
          </table:table-cell>
          <table:table-cell office:value-type="string">
            <text:p>CHATOM</text:p>
          </table:table-cell>
          <table:table-cell office:value-type="string">
            <text:p>AL</text:p>
          </table:table-cell>
          <table:table-cell office:value-type="string">
            <text:p>36518</text:p>
          </table:table-cell>
          <table:table-cell office:value-type="string">
            <text:p>25184736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HEBOYGAN</text:p>
          </table:table-cell>
          <table:table-cell office:value-type="string">
            <text:p>122 S MAIN</text:p>
          </table:table-cell>
          <table:table-cell office:value-type="string">
            <text:p>CHEBOYGAN</text:p>
          </table:table-cell>
          <table:table-cell office:value-type="string">
            <text:p>MI</text:p>
          </table:table-cell>
          <table:table-cell office:value-type="string">
            <text:p>49721</text:p>
          </table:table-cell>
          <table:table-cell office:value-type="string">
            <text:p>23162756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HEROKEE AUTO PARTS</text:p>
          </table:table-cell>
          <table:table-cell office:value-type="string">
            <text:p>8430 72 HWY</text:p>
          </table:table-cell>
          <table:table-cell office:value-type="string">
            <text:p>CHEROKEE</text:p>
          </table:table-cell>
          <table:table-cell office:value-type="string">
            <text:p>AL</text:p>
          </table:table-cell>
          <table:table-cell office:value-type="string">
            <text:p>35616</text:p>
          </table:table-cell>
          <table:table-cell office:value-type="string">
            <text:p>25635968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HI-DT CICERO IL #2814</text:p>
          </table:table-cell>
          <table:table-cell office:value-type="string">
            <text:p>14500 S. CICERO</text:p>
          </table:table-cell>
          <table:table-cell office:value-type="string">
            <text:p>MIDLOTHIAN</text:p>
          </table:table-cell>
          <table:table-cell office:value-type="string">
            <text:p>IL</text:p>
          </table:table-cell>
          <table:table-cell office:value-type="string">
            <text:p>60445</text:p>
          </table:table-cell>
          <table:table-cell office:value-type="string">
            <text:p>70838822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HOWCHILLA AUTO PARTS</text:p>
          </table:table-cell>
          <table:table-cell office:value-type="string">
            <text:p>41 ROBERTSON BLVD</text:p>
          </table:table-cell>
          <table:table-cell office:value-type="string">
            <text:p>CHOWCHILLA</text:p>
          </table:table-cell>
          <table:table-cell office:value-type="string">
            <text:p>CA</text:p>
          </table:table-cell>
          <table:table-cell office:value-type="string">
            <text:p>93610</text:p>
          </table:table-cell>
          <table:table-cell office:value-type="string">
            <text:p>559665446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IMINO AUTO PARTS</text:p>
          </table:table-cell>
          <table:table-cell office:value-type="string">
            <text:p>159 US ROUTE 6</text:p>
          </table:table-cell>
          <table:table-cell office:value-type="string">
            <text:p>COUDERSPORT</text:p>
          </table:table-cell>
          <table:table-cell office:value-type="string">
            <text:p>PA</text:p>
          </table:table-cell>
          <table:table-cell office:value-type="string">
            <text:p>16915</text:p>
          </table:table-cell>
          <table:table-cell office:value-type="string">
            <text:p>81427422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IMINO AUTOMOTIVE</text:p>
          </table:table-cell>
          <table:table-cell office:value-type="string">
            <text:p>18 WEST STREET</text:p>
          </table:table-cell>
          <table:table-cell office:value-type="string">
            <text:p>GALETON</text:p>
          </table:table-cell>
          <table:table-cell office:value-type="string">
            <text:p>PA</text:p>
          </table:table-cell>
          <table:table-cell office:value-type="string">
            <text:p>16922</text:p>
          </table:table-cell>
          <table:table-cell office:value-type="string">
            <text:p>81443577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ITY AUTO PARTS</text:p>
          </table:table-cell>
          <table:table-cell office:value-type="string">
            <text:p>600 W 7TH</text:p>
          </table:table-cell>
          <table:table-cell office:value-type="string">
            <text:p>WALSENBURG</text:p>
          </table:table-cell>
          <table:table-cell office:value-type="string">
            <text:p>CO</text:p>
          </table:table-cell>
          <table:table-cell office:value-type="string">
            <text:p>81089</text:p>
          </table:table-cell>
          <table:table-cell office:value-type="string">
            <text:p>71973825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ITY AUTO PARTS</text:p>
          </table:table-cell>
          <table:table-cell office:value-type="string">
            <text:p>4500 EAST HWY 76</text:p>
          </table:table-cell>
          <table:table-cell office:value-type="string">
            <text:p>MULLINS</text:p>
          </table:table-cell>
          <table:table-cell office:value-type="string">
            <text:p>SC</text:p>
          </table:table-cell>
          <table:table-cell office:value-type="string">
            <text:p>29574</text:p>
          </table:table-cell>
          <table:table-cell office:value-type="string">
            <text:p>843464625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ITY SERVICE AND PARTS</text:p>
          </table:table-cell>
          <table:table-cell office:value-type="string">
            <text:p>511 MARKET STREET</text:p>
          </table:table-cell>
          <table:table-cell office:value-type="string">
            <text:p>AUDUBON</text:p>
          </table:table-cell>
          <table:table-cell office:value-type="string">
            <text:p>IA</text:p>
          </table:table-cell>
          <table:table-cell office:value-type="string">
            <text:p>50025</text:p>
          </table:table-cell>
          <table:table-cell office:value-type="string">
            <text:p>71256321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LAIBORNE AUTO PARTS &amp; CAR CARE</text:p>
          </table:table-cell>
          <table:table-cell office:value-type="string">
            <text:p>101 WALNUT STREET</text:p>
          </table:table-cell>
          <table:table-cell office:value-type="string">
            <text:p>PORT GIBSON</text:p>
          </table:table-cell>
          <table:table-cell office:value-type="string">
            <text:p>MS</text:p>
          </table:table-cell>
          <table:table-cell office:value-type="string">
            <text:p>39150</text:p>
          </table:table-cell>
          <table:table-cell office:value-type="string">
            <text:p>60143752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LARENDON AUTO PARTS, INC</text:p>
          </table:table-cell>
          <table:table-cell office:value-type="string">
            <text:p>511 S. MILL ST.</text:p>
          </table:table-cell>
          <table:table-cell office:value-type="string">
            <text:p>MANNING</text:p>
          </table:table-cell>
          <table:table-cell office:value-type="string">
            <text:p>SC</text:p>
          </table:table-cell>
          <table:table-cell office:value-type="string">
            <text:p>29102</text:p>
          </table:table-cell>
          <table:table-cell office:value-type="string">
            <text:p>80343588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LARK AUTO EQUIPMENT</text:p>
          </table:table-cell>
          <table:table-cell office:value-type="string">
            <text:p>2929 STEWART DRIVE</text:p>
          </table:table-cell>
          <table:table-cell office:value-type="string">
            <text:p>STATE COLLEGE</text:p>
          </table:table-cell>
          <table:table-cell office:value-type="string">
            <text:p>PA</text:p>
          </table:table-cell>
          <table:table-cell office:value-type="string">
            <text:p>16801</text:p>
          </table:table-cell>
          <table:table-cell office:value-type="string">
            <text:p>81423776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LARK AUTO SUPPLY</text:p>
          </table:table-cell>
          <table:table-cell office:value-type="string">
            <text:p>103 WORDEN AVE EAST</text:p>
          </table:table-cell>
          <table:table-cell office:value-type="string">
            <text:p>LADYSMITH</text:p>
          </table:table-cell>
          <table:table-cell office:value-type="string">
            <text:p>WI</text:p>
          </table:table-cell>
          <table:table-cell office:value-type="string">
            <text:p>54848</text:p>
          </table:table-cell>
          <table:table-cell office:value-type="string">
            <text:p>71553255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LARKESVILLE AUTO PARTS</text:p>
          </table:table-cell>
          <table:table-cell office:value-type="string">
            <text:p>279 MONROE ST</text:p>
          </table:table-cell>
          <table:table-cell office:value-type="string">
            <text:p>CLARKESVILLE</text:p>
          </table:table-cell>
          <table:table-cell office:value-type="string">
            <text:p>GA</text:p>
          </table:table-cell>
          <table:table-cell office:value-type="string">
            <text:p>30523</text:p>
          </table:table-cell>
          <table:table-cell office:value-type="string">
            <text:p>70675421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LARK'S BROADWAY AUTO PARTS LLC</text:p>
          </table:table-cell>
          <table:table-cell office:value-type="string">
            <text:p>1185 SOUTH HWY 89</text:p>
          </table:table-cell>
          <table:table-cell office:value-type="string">
            <text:p>JACKSON</text:p>
          </table:table-cell>
          <table:table-cell office:value-type="string">
            <text:p>WY</text:p>
          </table:table-cell>
          <table:table-cell office:value-type="string">
            <text:p>83002</text:p>
          </table:table-cell>
          <table:table-cell office:value-type="string">
            <text:p>30773367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LEAR CREEK SUPPLY</text:p>
          </table:table-cell>
          <table:table-cell office:value-type="string">
            <text:p>P.O. BOX 633</text:p>
          </table:table-cell>
          <table:table-cell office:value-type="string">
            <text:p>IDAHO SPRINGS</text:p>
          </table:table-cell>
          <table:table-cell office:value-type="string">
            <text:p>CO</text:p>
          </table:table-cell>
          <table:table-cell office:value-type="string">
            <text:p>80452</text:p>
          </table:table-cell>
          <table:table-cell office:value-type="string">
            <text:p>303567269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LE-DT EUCLID OH # 9386</text:p>
          </table:table-cell>
          <table:table-cell office:value-type="string">
            <text:p>20001 EUCLID AVENUE, BLDG B</text:p>
          </table:table-cell>
          <table:table-cell office:value-type="string">
            <text:p>EUCLID</text:p>
          </table:table-cell>
          <table:table-cell office:value-type="string">
            <text:p>OH</text:p>
          </table:table-cell>
          <table:table-cell office:value-type="string">
            <text:p>44117</text:p>
          </table:table-cell>
          <table:table-cell office:value-type="string">
            <text:p>216716566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LIFF S AUTO AND TRACTOR</text:p>
          </table:table-cell>
          <table:table-cell office:value-type="string">
            <text:p>120 BLOCK STREET</text:p>
          </table:table-cell>
          <table:table-cell office:value-type="string">
            <text:p>MARION</text:p>
          </table:table-cell>
          <table:table-cell office:value-type="string">
            <text:p>AR</text:p>
          </table:table-cell>
          <table:table-cell office:value-type="string">
            <text:p>72364</text:p>
          </table:table-cell>
          <table:table-cell office:value-type="string">
            <text:p>870739445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M. PIECES D'AUTO INC.</text:p>
          </table:table-cell>
          <table:table-cell office:value-type="string">
            <text:p>3789, CHEMIN OKA</text:p>
          </table:table-cell>
          <table:table-cell office:value-type="string">
            <text:p>ST-JOSEPH-DU-LAC</text:p>
          </table:table-cell>
          <table:table-cell office:value-type="string">
            <text:p>QC</text:p>
          </table:table-cell>
          <table:table-cell office:value-type="string">
            <text:p>J0N 1M0</text:p>
          </table:table-cell>
          <table:table-cell office:value-type="string">
            <text:p>450598062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BDEN AUTO SUPPLY</text:p>
          </table:table-cell>
          <table:table-cell office:value-type="string">
            <text:p>BOUNDARY ROAD - P.O. BOX 179</text:p>
          </table:table-cell>
          <table:table-cell office:value-type="string">
            <text:p>COBDEN</text:p>
          </table:table-cell>
          <table:table-cell office:value-type="string">
            <text:p>ON</text:p>
          </table:table-cell>
          <table:table-cell office:value-type="string">
            <text:p>K0J 1K0</text:p>
          </table:table-cell>
          <table:table-cell office:value-type="string">
            <text:p>(613) 646-209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LBY AUTOMOTIVE INC.</text:p>
          </table:table-cell>
          <table:table-cell office:value-type="string">
            <text:p>590 N FRANKLIN</text:p>
          </table:table-cell>
          <table:table-cell office:value-type="string">
            <text:p>COLBY</text:p>
          </table:table-cell>
          <table:table-cell office:value-type="string">
            <text:p>KS</text:p>
          </table:table-cell>
          <table:table-cell office:value-type="string">
            <text:p>67701</text:p>
          </table:table-cell>
          <table:table-cell office:value-type="string">
            <text:p>785462334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LDWATER AUTO PARTS LTD.</text:p>
          </table:table-cell>
          <table:table-cell office:value-type="string">
            <text:p>6 STURGEON BAY ROAD, BOX 487</text:p>
          </table:table-cell>
          <table:table-cell office:value-type="string">
            <text:p>COLDWATER</text:p>
          </table:table-cell>
          <table:table-cell office:value-type="string">
            <text:p>ON</text:p>
          </table:table-cell>
          <table:table-cell office:value-type="string">
            <text:p>L0K 1E0</text:p>
          </table:table-cell>
          <table:table-cell office:value-type="string">
            <text:p>705686742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LEMAN PARTS, LLC</text:p>
          </table:table-cell>
          <table:table-cell office:value-type="string">
            <text:p>111 N. FRANKLIN AVENUE</text:p>
          </table:table-cell>
          <table:table-cell office:value-type="string">
            <text:p>COLEMAN</text:p>
          </table:table-cell>
          <table:table-cell office:value-type="string">
            <text:p>WI</text:p>
          </table:table-cell>
          <table:table-cell office:value-type="string">
            <text:p>54112</text:p>
          </table:table-cell>
          <table:table-cell office:value-type="string">
            <text:p>920897401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LE'S CARQUEST</text:p>
          </table:table-cell>
          <table:table-cell office:value-type="string">
            <text:p>1308 MUNFORD AVE</text:p>
          </table:table-cell>
          <table:table-cell office:value-type="string">
            <text:p>MUNFORD</text:p>
          </table:table-cell>
          <table:table-cell office:value-type="string">
            <text:p>TN</text:p>
          </table:table-cell>
          <table:table-cell office:value-type="string">
            <text:p>38058</text:p>
          </table:table-cell>
          <table:table-cell office:value-type="string">
            <text:p>90183701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LLINWOOD AUTO PARTS</text:p>
          </table:table-cell>
          <table:table-cell office:value-type="string">
            <text:p>101 E BROADWAY ST</text:p>
          </table:table-cell>
          <table:table-cell office:value-type="string">
            <text:p>COLLINWOOD</text:p>
          </table:table-cell>
          <table:table-cell office:value-type="string">
            <text:p>TN</text:p>
          </table:table-cell>
          <table:table-cell office:value-type="string">
            <text:p>38450</text:p>
          </table:table-cell>
          <table:table-cell office:value-type="string">
            <text:p>93172491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LMAN-DILLON AUTOMOTIVE LTD</text:p>
          </table:table-cell>
          <table:table-cell office:value-type="string">
            <text:p>13101 TECUMSEH RD</text:p>
          </table:table-cell>
          <table:table-cell office:value-type="string">
            <text:p>TECUMSEH</text:p>
          </table:table-cell>
          <table:table-cell office:value-type="string">
            <text:p>ON</text:p>
          </table:table-cell>
          <table:table-cell office:value-type="string">
            <text:p>N8N 3T4</text:p>
          </table:table-cell>
          <table:table-cell office:value-type="string">
            <text:p>5199790088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LUMBUS AUTO PARTS</text:p>
          </table:table-cell>
          <table:table-cell office:value-type="string">
            <text:p>291 E. MILLS ST</text:p>
          </table:table-cell>
          <table:table-cell office:value-type="string">
            <text:p>COLUMBUS</text:p>
          </table:table-cell>
          <table:table-cell office:value-type="string">
            <text:p>NC</text:p>
          </table:table-cell>
          <table:table-cell office:value-type="string">
            <text:p>28722</text:p>
          </table:table-cell>
          <table:table-cell office:value-type="string">
            <text:p>82889430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MPLETE AUTO PARTS</text:p>
          </table:table-cell>
          <table:table-cell office:value-type="string">
            <text:p>407 ATLANTA HWY</text:p>
          </table:table-cell>
          <table:table-cell office:value-type="string">
            <text:p>GAINESVILLE</text:p>
          </table:table-cell>
          <table:table-cell office:value-type="string">
            <text:p>GA</text:p>
          </table:table-cell>
          <table:table-cell office:value-type="string">
            <text:p>30501</text:p>
          </table:table-cell>
          <table:table-cell office:value-type="string">
            <text:p>77053436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MSTOCK AUTOMOTIVE</text:p>
          </table:table-cell>
          <table:table-cell office:value-type="string">
            <text:p>87 N HELMER AVE</text:p>
          </table:table-cell>
          <table:table-cell office:value-type="string">
            <text:p>DOLGEVILLE</text:p>
          </table:table-cell>
          <table:table-cell office:value-type="string">
            <text:p>NY</text:p>
          </table:table-cell>
          <table:table-cell office:value-type="string">
            <text:p>13329</text:p>
          </table:table-cell>
          <table:table-cell office:value-type="string">
            <text:p>31542992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NNIE LILES AUTO PARTS</text:p>
          </table:table-cell>
          <table:table-cell office:value-type="string">
            <text:p>1127 W ORANGE AVE</text:p>
          </table:table-cell>
          <table:table-cell office:value-type="string">
            <text:p>TALLAHASSEE</text:p>
          </table:table-cell>
          <table:table-cell office:value-type="string">
            <text:p>FL</text:p>
          </table:table-cell>
          <table:table-cell office:value-type="string">
            <text:p>32310</text:p>
          </table:table-cell>
          <table:table-cell office:value-type="string">
            <text:p>85057619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NNIE LILES AUTO PARTS-NE</text:p>
          </table:table-cell>
          <table:table-cell office:value-type="string">
            <text:p>1830 CAPITAL CIR NE</text:p>
          </table:table-cell>
          <table:table-cell office:value-type="string">
            <text:p>TALLAHASSEE</text:p>
          </table:table-cell>
          <table:table-cell office:value-type="string">
            <text:p>FL</text:p>
          </table:table-cell>
          <table:table-cell office:value-type="string">
            <text:p>32308</text:p>
          </table:table-cell>
          <table:table-cell office:value-type="string">
            <text:p>850877822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NSUMERS AUTO PARTS</text:p>
          </table:table-cell>
          <table:table-cell office:value-type="string">
            <text:p>611 GRATIOT AVENUE</text:p>
          </table:table-cell>
          <table:table-cell office:value-type="string">
            <text:p>SAGINAW</text:p>
          </table:table-cell>
          <table:table-cell office:value-type="string">
            <text:p>MI</text:p>
          </table:table-cell>
          <table:table-cell office:value-type="string">
            <text:p>48602</text:p>
          </table:table-cell>
          <table:table-cell office:value-type="string">
            <text:p>98979951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NTINENTAL SUPPLY</text:p>
          </table:table-cell>
          <table:table-cell office:value-type="string">
            <text:p>106 1ST ST</text:p>
          </table:table-cell>
          <table:table-cell office:value-type="string">
            <text:p>AULT</text:p>
          </table:table-cell>
          <table:table-cell office:value-type="string">
            <text:p>CO</text:p>
          </table:table-cell>
          <table:table-cell office:value-type="string">
            <text:p>80610</text:p>
          </table:table-cell>
          <table:table-cell office:value-type="string">
            <text:p>97083428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OKS AUTO PARTS LLC</text:p>
          </table:table-cell>
          <table:table-cell office:value-type="string">
            <text:p>599 SOUTH FOSSIL</text:p>
          </table:table-cell>
          <table:table-cell office:value-type="string">
            <text:p>RUSSELL</text:p>
          </table:table-cell>
          <table:table-cell office:value-type="string">
            <text:p>KS</text:p>
          </table:table-cell>
          <table:table-cell office:value-type="string">
            <text:p>67665</text:p>
          </table:table-cell>
          <table:table-cell office:value-type="string">
            <text:p>785483311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QUILLE TRUCK &amp; AUTO SUPPLY LLC</text:p>
          </table:table-cell>
          <table:table-cell office:value-type="string">
            <text:p>76 W. HIGHWAY 42</text:p>
          </table:table-cell>
          <table:table-cell office:value-type="string">
            <text:p>COQUILLE</text:p>
          </table:table-cell>
          <table:table-cell office:value-type="string">
            <text:p>OR</text:p>
          </table:table-cell>
          <table:table-cell office:value-type="string">
            <text:p>97423</text:p>
          </table:table-cell>
          <table:table-cell office:value-type="string">
            <text:p>541396611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RDOVA MARINE AND AUTO</text:p>
          </table:table-cell>
          <table:table-cell office:value-type="string">
            <text:p>PO BOX 960</text:p>
          </table:table-cell>
          <table:table-cell office:value-type="string">
            <text:p>CORDOVA</text:p>
          </table:table-cell>
          <table:table-cell office:value-type="string">
            <text:p>AK</text:p>
          </table:table-cell>
          <table:table-cell office:value-type="string">
            <text:p>99574-0960</text:p>
          </table:table-cell>
          <table:table-cell office:value-type="string">
            <text:p>90742472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RINTH AUTO PARTS</text:p>
          </table:table-cell>
          <table:table-cell office:value-type="string">
            <text:p>332 MAIN STREET</text:p>
          </table:table-cell>
          <table:table-cell office:value-type="string">
            <text:p>CORINTH</text:p>
          </table:table-cell>
          <table:table-cell office:value-type="string">
            <text:p>ME</text:p>
          </table:table-cell>
          <table:table-cell office:value-type="string">
            <text:p>04427</text:p>
          </table:table-cell>
          <table:table-cell office:value-type="string">
            <text:p>20728572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RNELL AUTOMOTIVE SUPPLY</text:p>
          </table:table-cell>
          <table:table-cell office:value-type="string">
            <text:p>401 SOUTH THIRD STREET</text:p>
          </table:table-cell>
          <table:table-cell office:value-type="string">
            <text:p>CORNELL</text:p>
          </table:table-cell>
          <table:table-cell office:value-type="string">
            <text:p>WI</text:p>
          </table:table-cell>
          <table:table-cell office:value-type="string">
            <text:p>54732</text:p>
          </table:table-cell>
          <table:table-cell office:value-type="string">
            <text:p>715239609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RYDON CARQUEST</text:p>
          </table:table-cell>
          <table:table-cell office:value-type="string">
            <text:p>106 W. JEFFERSON STREET</text:p>
          </table:table-cell>
          <table:table-cell office:value-type="string">
            <text:p>CORYDON</text:p>
          </table:table-cell>
          <table:table-cell office:value-type="string">
            <text:p>IA</text:p>
          </table:table-cell>
          <table:table-cell office:value-type="string">
            <text:p>50060</text:p>
          </table:table-cell>
          <table:table-cell office:value-type="string">
            <text:p>641872190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OVINGTON AUTO PARTS</text:p>
          </table:table-cell>
          <table:table-cell office:value-type="string">
            <text:p>1105 LIBERTY STREET</text:p>
          </table:table-cell>
          <table:table-cell office:value-type="string">
            <text:p>COVINGTON</text:p>
          </table:table-cell>
          <table:table-cell office:value-type="string">
            <text:p>IN</text:p>
          </table:table-cell>
          <table:table-cell office:value-type="string">
            <text:p>47932</text:p>
          </table:table-cell>
          <table:table-cell office:value-type="string">
            <text:p>765793226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749 BOUL BOURQUE</text:p>
          </table:table-cell>
          <table:table-cell office:value-type="string">
            <text:p>SHERBROOKE</text:p>
          </table:table-cell>
          <table:table-cell office:value-type="string">
            <text:p>QC</text:p>
          </table:table-cell>
          <table:table-cell office:value-type="string">
            <text:p>J1N 2G6</text:p>
          </table:table-cell>
          <table:table-cell office:value-type="string">
            <text:p>819569914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530 - 2532 RUE GALT OUEST</text:p>
          </table:table-cell>
          <table:table-cell office:value-type="string">
            <text:p>SHERBROOKE</text:p>
          </table:table-cell>
          <table:table-cell office:value-type="string">
            <text:p>QC</text:p>
          </table:table-cell>
          <table:table-cell office:value-type="string">
            <text:p>J1G 1L6</text:p>
          </table:table-cell>
          <table:table-cell office:value-type="string">
            <text:p>819821446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69 BOUL RENAULT</text:p>
          </table:table-cell>
          <table:table-cell office:value-type="string">
            <text:p>BEAUCEVILLE</text:p>
          </table:table-cell>
          <table:table-cell office:value-type="string">
            <text:p>QC</text:p>
          </table:table-cell>
          <table:table-cell office:value-type="string">
            <text:p>G5X 1L9</text:p>
          </table:table-cell>
          <table:table-cell office:value-type="string">
            <text:p>418774986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21 BOUL. CARTIER</text:p>
          </table:table-cell>
          <table:table-cell office:value-type="string">
            <text:p>BELOEIL</text:p>
          </table:table-cell>
          <table:table-cell office:value-type="string">
            <text:p>QC</text:p>
          </table:table-cell>
          <table:table-cell office:value-type="string">
            <text:p>J3G 3R2</text:p>
          </table:table-cell>
          <table:table-cell office:value-type="string">
            <text:p>450467284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325 HARVESTER ROAD UNIT#10</text:p>
          </table:table-cell>
          <table:table-cell office:value-type="string">
            <text:p>BURLINGTON</text:p>
          </table:table-cell>
          <table:table-cell office:value-type="string">
            <text:p>ON</text:p>
          </table:table-cell>
          <table:table-cell office:value-type="string">
            <text:p>L7L 5M4</text:p>
          </table:table-cell>
          <table:table-cell office:value-type="string">
            <text:p>905639140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45 RUE THIBEAU</text:p>
          </table:table-cell>
          <table:table-cell office:value-type="string">
            <text:p>TROIS-RIVIERES</text:p>
          </table:table-cell>
          <table:table-cell office:value-type="string">
            <text:p>QC</text:p>
          </table:table-cell>
          <table:table-cell office:value-type="string">
            <text:p>G8T 6X9</text:p>
          </table:table-cell>
          <table:table-cell office:value-type="string">
            <text:p>819378485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05 INDUSTRIEL</text:p>
          </table:table-cell>
          <table:table-cell office:value-type="string">
            <text:p>CHAMBLY</text:p>
          </table:table-cell>
          <table:table-cell office:value-type="string">
            <text:p>QC</text:p>
          </table:table-cell>
          <table:table-cell office:value-type="string">
            <text:p>J3L 4C4</text:p>
          </table:table-cell>
          <table:table-cell office:value-type="string">
            <text:p>450658662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245 1 ERE AVENUE</text:p>
          </table:table-cell>
          <table:table-cell office:value-type="string">
            <text:p>QUEBEC</text:p>
          </table:table-cell>
          <table:table-cell office:value-type="string">
            <text:p>QC</text:p>
          </table:table-cell>
          <table:table-cell office:value-type="string">
            <text:p>G1H 2V3</text:p>
          </table:table-cell>
          <table:table-cell office:value-type="string">
            <text:p>41862859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83 BOULST-PAUL</text:p>
          </table:table-cell>
          <table:table-cell office:value-type="string">
            <text:p>CHICOUTIMI</text:p>
          </table:table-cell>
          <table:table-cell office:value-type="string">
            <text:p>QC</text:p>
          </table:table-cell>
          <table:table-cell office:value-type="string">
            <text:p>G7J 3Y3</text:p>
          </table:table-cell>
          <table:table-cell office:value-type="string">
            <text:p>418543260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585 RUE ST-PIERRE</text:p>
          </table:table-cell>
          <table:table-cell office:value-type="string">
            <text:p>DRUMMONDVILLE</text:p>
          </table:table-cell>
          <table:table-cell office:value-type="string">
            <text:p>QC</text:p>
          </table:table-cell>
          <table:table-cell office:value-type="string">
            <text:p>J2C 7H3</text:p>
          </table:table-cell>
          <table:table-cell office:value-type="string">
            <text:p>81947738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875 DE LA CONCORDE</text:p>
          </table:table-cell>
          <table:table-cell office:value-type="string">
            <text:p>DUVERNAY/LAVAL</text:p>
          </table:table-cell>
          <table:table-cell office:value-type="string">
            <text:p>QC</text:p>
          </table:table-cell>
          <table:table-cell office:value-type="string">
            <text:p>H7E 2B5</text:p>
          </table:table-cell>
          <table:table-cell office:value-type="string">
            <text:p>450661335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070 AVENUE DES HIRONDELLES</text:p>
          </table:table-cell>
          <table:table-cell office:value-type="string">
            <text:p>BECANCOUR</text:p>
          </table:table-cell>
          <table:table-cell office:value-type="string">
            <text:p>QC</text:p>
          </table:table-cell>
          <table:table-cell office:value-type="string">
            <text:p>G9H 4M6</text:p>
          </table:table-cell>
          <table:table-cell office:value-type="string">
            <text:p>866998322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01 DESTIMAUVILLE</text:p>
          </table:table-cell>
          <table:table-cell office:value-type="string">
            <text:p>QUEBEC</text:p>
          </table:table-cell>
          <table:table-cell office:value-type="string">
            <text:p>QC</text:p>
          </table:table-cell>
          <table:table-cell office:value-type="string">
            <text:p>G1J 5A9</text:p>
          </table:table-cell>
          <table:table-cell office:value-type="string">
            <text:p>418663811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35 PRINCIPALE</text:p>
          </table:table-cell>
          <table:table-cell office:value-type="string">
            <text:p>GRANBY</text:p>
          </table:table-cell>
          <table:table-cell office:value-type="string">
            <text:p>QC</text:p>
          </table:table-cell>
          <table:table-cell office:value-type="string">
            <text:p>J2G 2X3</text:p>
          </table:table-cell>
          <table:table-cell office:value-type="string">
            <text:p>4503784608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97 AVENUE DE GRAND MERE</text:p>
          </table:table-cell>
          <table:table-cell office:value-type="string">
            <text:p>SHAWINIGAN</text:p>
          </table:table-cell>
          <table:table-cell office:value-type="string">
            <text:p>QC</text:p>
          </table:table-cell>
          <table:table-cell office:value-type="string">
            <text:p>G9T 2J2</text:p>
          </table:table-cell>
          <table:table-cell office:value-type="string">
            <text:p>819538525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table:number-columns-repeated="2"/>
          <table:table-cell office:value-type="string">
            <text:p>NC</text:p>
          </table:table-cell>
          <table:table-cell office:value-type="string">
            <text:p>27610</text:p>
          </table:table-cell>
          <table:table-cell office:value-type="string">
            <text:p>(919) 573-3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00 DE LANAUDIERE</text:p>
          </table:table-cell>
          <table:table-cell office:value-type="string">
            <text:p>JOLIETTE</text:p>
          </table:table-cell>
          <table:table-cell office:value-type="string">
            <text:p>QC</text:p>
          </table:table-cell>
          <table:table-cell office:value-type="string">
            <text:p>J6E 3M4</text:p>
          </table:table-cell>
          <table:table-cell office:value-type="string">
            <text:p>4507551919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22 4E AVENUE</text:p>
          </table:table-cell>
          <table:table-cell office:value-type="string">
            <text:p>LA POCATIERE</text:p>
          </table:table-cell>
          <table:table-cell office:value-type="string">
            <text:p>QC</text:p>
          </table:table-cell>
          <table:table-cell office:value-type="string">
            <text:p>G0R 1Z0</text:p>
          </table:table-cell>
          <table:table-cell office:value-type="string">
            <text:p>418856511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29 JACQUES BEDARD</text:p>
          </table:table-cell>
          <table:table-cell office:value-type="string">
            <text:p>LAC. ST. CHARLES</text:p>
          </table:table-cell>
          <table:table-cell office:value-type="string">
            <text:p>QC</text:p>
          </table:table-cell>
          <table:table-cell office:value-type="string">
            <text:p>G2N 1E4</text:p>
          </table:table-cell>
          <table:table-cell office:value-type="string">
            <text:p>418849652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10 RUE DOLLARD</text:p>
          </table:table-cell>
          <table:table-cell office:value-type="string">
            <text:p>LASALLE</text:p>
          </table:table-cell>
          <table:table-cell office:value-type="string">
            <text:p>QC</text:p>
          </table:table-cell>
          <table:table-cell office:value-type="string">
            <text:p>H8N 2N6</text:p>
          </table:table-cell>
          <table:table-cell office:value-type="string">
            <text:p>514366757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83 BAS L'ASSOMPTION NORD</text:p>
          </table:table-cell>
          <table:table-cell office:value-type="string">
            <text:p>L'ASSOMPTION</text:p>
          </table:table-cell>
          <table:table-cell office:value-type="string">
            <text:p>QC</text:p>
          </table:table-cell>
          <table:table-cell office:value-type="string">
            <text:p>J5W 2H5</text:p>
          </table:table-cell>
          <table:table-cell office:value-type="string">
            <text:p>450589476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00 BOUL ST JOSEPH</text:p>
          </table:table-cell>
          <table:table-cell office:value-type="string">
            <text:p>LAURIER STATION</text:p>
          </table:table-cell>
          <table:table-cell office:value-type="string">
            <text:p>QC</text:p>
          </table:table-cell>
          <table:table-cell office:value-type="string">
            <text:p>G0S 1N0</text:p>
          </table:table-cell>
          <table:table-cell office:value-type="string">
            <text:p>418728351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365 BLVD GUILLAUME-COUTURE</text:p>
          </table:table-cell>
          <table:table-cell office:value-type="string">
            <text:p>LEVIS</text:p>
          </table:table-cell>
          <table:table-cell office:value-type="string">
            <text:p>QC</text:p>
          </table:table-cell>
          <table:table-cell office:value-type="string">
            <text:p>G6V 4Z3</text:p>
          </table:table-cell>
          <table:table-cell office:value-type="string">
            <text:p>418837243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01 BLVD ST-LAURENT EST</text:p>
          </table:table-cell>
          <table:table-cell office:value-type="string">
            <text:p>LOUISEVILLE</text:p>
          </table:table-cell>
          <table:table-cell office:value-type="string">
            <text:p>QC</text:p>
          </table:table-cell>
          <table:table-cell office:value-type="string">
            <text:p>J5V 1J1</text:p>
          </table:table-cell>
          <table:table-cell office:value-type="string">
            <text:p>819228552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75 RUE SHERBROOKE</text:p>
          </table:table-cell>
          <table:table-cell office:value-type="string">
            <text:p>MAGOG</text:p>
          </table:table-cell>
          <table:table-cell office:value-type="string">
            <text:p>QC</text:p>
          </table:table-cell>
          <table:table-cell office:value-type="string">
            <text:p>J1X 2T5</text:p>
          </table:table-cell>
          <table:table-cell office:value-type="string">
            <text:p>8198138668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64 DU PHARE EST</text:p>
          </table:table-cell>
          <table:table-cell office:value-type="string">
            <text:p>MATANE</text:p>
          </table:table-cell>
          <table:table-cell office:value-type="string">
            <text:p>QC</text:p>
          </table:table-cell>
          <table:table-cell office:value-type="string">
            <text:p>G4W 1B1</text:p>
          </table:table-cell>
          <table:table-cell office:value-type="string">
            <text:p>418562288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5 TACHE OUEST</text:p>
          </table:table-cell>
          <table:table-cell office:value-type="string">
            <text:p>MONTMAGNY</text:p>
          </table:table-cell>
          <table:table-cell office:value-type="string">
            <text:p>QC</text:p>
          </table:table-cell>
          <table:table-cell office:value-type="string">
            <text:p>G5V 2Z9</text:p>
          </table:table-cell>
          <table:table-cell office:value-type="string">
            <text:p>418248607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715 BLVD INDUSTRIEL</text:p>
          </table:table-cell>
          <table:table-cell office:value-type="string">
            <text:p>MONTREAL-NORD</text:p>
          </table:table-cell>
          <table:table-cell office:value-type="string">
            <text:p>QC</text:p>
          </table:table-cell>
          <table:table-cell office:value-type="string">
            <text:p>H1H 0A5</text:p>
          </table:table-cell>
          <table:table-cell office:value-type="string">
            <text:p>514321591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496 RUE ST JACQUES</text:p>
          </table:table-cell>
          <table:table-cell office:value-type="string">
            <text:p>MONTREAL</text:p>
          </table:table-cell>
          <table:table-cell office:value-type="string">
            <text:p>QC</text:p>
          </table:table-cell>
          <table:table-cell office:value-type="string">
            <text:p>H4B 1T6</text:p>
          </table:table-cell>
          <table:table-cell office:value-type="string">
            <text:p>514481569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41 WESTVILLE RD</text:p>
          </table:table-cell>
          <table:table-cell office:value-type="string">
            <text:p>NEW GLASGOW</text:p>
          </table:table-cell>
          <table:table-cell office:value-type="string">
            <text:p>NS</text:p>
          </table:table-cell>
          <table:table-cell office:value-type="string">
            <text:p>B2H 2J6</text:p>
          </table:table-cell>
          <table:table-cell office:value-type="string">
            <text:p>902752100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5A ROUTE 132 EST</text:p>
          </table:table-cell>
          <table:table-cell office:value-type="string">
            <text:p>NEW RICHMOND</text:p>
          </table:table-cell>
          <table:table-cell office:value-type="string">
            <text:p>QC</text:p>
          </table:table-cell>
          <table:table-cell office:value-type="string">
            <text:p>G0C2B0</text:p>
          </table:table-cell>
          <table:table-cell office:value-type="string">
            <text:p>418392482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6 W MARKET ST</text:p>
          </table:table-cell>
          <table:table-cell office:value-type="string">
            <text:p>ABERDEEN</text:p>
          </table:table-cell>
          <table:table-cell office:value-type="string">
            <text:p>WA</text:p>
          </table:table-cell>
          <table:table-cell office:value-type="string">
            <text:p>98520</text:p>
          </table:table-cell>
          <table:table-cell office:value-type="string">
            <text:p>360532397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0 N. MAIN STREET</text:p>
          </table:table-cell>
          <table:table-cell office:value-type="string">
            <text:p>MANVILLE</text:p>
          </table:table-cell>
          <table:table-cell office:value-type="string">
            <text:p>NJ</text:p>
          </table:table-cell>
          <table:table-cell office:value-type="string">
            <text:p>08835</text:p>
          </table:table-cell>
          <table:table-cell office:value-type="string">
            <text:p>908725169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055 OAKLEY INDUSTRIAL BLVD</text:p>
          </table:table-cell>
          <table:table-cell office:value-type="string">
            <text:p>FAIRBURN</text:p>
          </table:table-cell>
          <table:table-cell office:value-type="string">
            <text:p>GA</text:p>
          </table:table-cell>
          <table:table-cell office:value-type="string">
            <text:p>30213</text:p>
          </table:table-cell>
          <table:table-cell office:value-type="string">
            <text:p>77096476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3 WESTERN AVENUE</text:p>
          </table:table-cell>
          <table:table-cell office:value-type="string">
            <text:p>FRAMINGHAM</text:p>
          </table:table-cell>
          <table:table-cell office:value-type="string">
            <text:p>MA</text:p>
          </table:table-cell>
          <table:table-cell office:value-type="string">
            <text:p>01702</text:p>
          </table:table-cell>
          <table:table-cell office:value-type="string">
            <text:p>50827054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600 FRUEHAUF DRIVE</text:p>
          </table:table-cell>
          <table:table-cell office:value-type="string">
            <text:p>CHARLOTTE</text:p>
          </table:table-cell>
          <table:table-cell office:value-type="string">
            <text:p>NC</text:p>
          </table:table-cell>
          <table:table-cell office:value-type="string">
            <text:p>28273</text:p>
          </table:table-cell>
          <table:table-cell office:value-type="string">
            <text:p>70458861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8501 WEST STANFORD ROAD</text:p>
          </table:table-cell>
          <table:table-cell office:value-type="string">
            <text:p>TRACY</text:p>
          </table:table-cell>
          <table:table-cell office:value-type="string">
            <text:p>CA</text:p>
          </table:table-cell>
          <table:table-cell office:value-type="string">
            <text:p>95377</text:p>
          </table:table-cell>
          <table:table-cell office:value-type="string">
            <text:p>209839388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511 ADESA DRIVE</text:p>
          </table:table-cell>
          <table:table-cell office:value-type="string">
            <text:p>BELTON</text:p>
          </table:table-cell>
          <table:table-cell office:value-type="string">
            <text:p>MO</text:p>
          </table:table-cell>
          <table:table-cell office:value-type="string">
            <text:p>64012</text:p>
          </table:table-cell>
          <table:table-cell office:value-type="string">
            <text:p>81634872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3375 OLD OX ROAD</text:p>
          </table:table-cell>
          <table:table-cell office:value-type="string">
            <text:p>DULLES</text:p>
          </table:table-cell>
          <table:table-cell office:value-type="string">
            <text:p>VA</text:p>
          </table:table-cell>
          <table:table-cell office:value-type="string">
            <text:p>20166</text:p>
          </table:table-cell>
          <table:table-cell office:value-type="string">
            <text:p>703996828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52 BAYLY STREET UNIT 21 -WEST</text:p>
          </table:table-cell>
          <table:table-cell office:value-type="string">
            <text:p>AJAX</text:p>
          </table:table-cell>
          <table:table-cell office:value-type="string">
            <text:p>ON</text:p>
          </table:table-cell>
          <table:table-cell office:value-type="string">
            <text:p>L1S 3V4</text:p>
          </table:table-cell>
          <table:table-cell office:value-type="string">
            <text:p>905683033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5 LOCKWOOD ST</text:p>
          </table:table-cell>
          <table:table-cell office:value-type="string">
            <text:p>ALPENA</text:p>
          </table:table-cell>
          <table:table-cell office:value-type="string">
            <text:p>MI</text:p>
          </table:table-cell>
          <table:table-cell office:value-type="string">
            <text:p>49707</text:p>
          </table:table-cell>
          <table:table-cell office:value-type="string">
            <text:p>98935421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9 SOUTH ALBION STREET</text:p>
          </table:table-cell>
          <table:table-cell office:value-type="string">
            <text:p>AMHERST</text:p>
          </table:table-cell>
          <table:table-cell office:value-type="string">
            <text:p>NS</text:p>
          </table:table-cell>
          <table:table-cell office:value-type="string">
            <text:p>B4H 2W4</text:p>
          </table:table-cell>
          <table:table-cell office:value-type="string">
            <text:p>902661126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5, RUE PROULX</text:p>
          </table:table-cell>
          <table:table-cell office:value-type="string">
            <text:p>AMQUI</text:p>
          </table:table-cell>
          <table:table-cell office:value-type="string">
            <text:p>QC</text:p>
          </table:table-cell>
          <table:table-cell office:value-type="string">
            <text:p>G5J 3H4</text:p>
          </table:table-cell>
          <table:table-cell office:value-type="string">
            <text:p>4186294299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20 E COMMERCIAL</text:p>
          </table:table-cell>
          <table:table-cell office:value-type="string">
            <text:p>ANACONDA</text:p>
          </table:table-cell>
          <table:table-cell office:value-type="string">
            <text:p>MT</text:p>
          </table:table-cell>
          <table:table-cell office:value-type="string">
            <text:p>59711</text:p>
          </table:table-cell>
          <table:table-cell office:value-type="string">
            <text:p>40656359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400 OLD SEWARD HIGHWAY</text:p>
          </table:table-cell>
          <table:table-cell office:value-type="string">
            <text:p>ANCHORAGE</text:p>
          </table:table-cell>
          <table:table-cell office:value-type="string">
            <text:p>AK</text:p>
          </table:table-cell>
          <table:table-cell office:value-type="string">
            <text:p>99503</text:p>
          </table:table-cell>
          <table:table-cell office:value-type="string">
            <text:p>907344150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505 OLD SEWARD HWY.</text:p>
          </table:table-cell>
          <table:table-cell office:value-type="string">
            <text:p>ANCHORAGE</text:p>
          </table:table-cell>
          <table:table-cell office:value-type="string">
            <text:p>AK</text:p>
          </table:table-cell>
          <table:table-cell office:value-type="string">
            <text:p>99503</text:p>
          </table:table-cell>
          <table:table-cell office:value-type="string">
            <text:p>90756331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645 NE 14TH STREET</text:p>
          </table:table-cell>
          <table:table-cell office:value-type="string">
            <text:p>DES MOINES</text:p>
          </table:table-cell>
          <table:table-cell office:value-type="string">
            <text:p>IA</text:p>
          </table:table-cell>
          <table:table-cell office:value-type="string">
            <text:p>50313</text:p>
          </table:table-cell>
          <table:table-cell office:value-type="string">
            <text:p>51528945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82 N LYNNDALE DR</text:p>
          </table:table-cell>
          <table:table-cell office:value-type="string">
            <text:p>APPLETON</text:p>
          </table:table-cell>
          <table:table-cell office:value-type="string">
            <text:p>WI</text:p>
          </table:table-cell>
          <table:table-cell office:value-type="string">
            <text:p>54914</text:p>
          </table:table-cell>
          <table:table-cell office:value-type="string">
            <text:p>92073179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237 COLUMBIA PIKE</text:p>
          </table:table-cell>
          <table:table-cell office:value-type="string">
            <text:p>ARLINGTON</text:p>
          </table:table-cell>
          <table:table-cell office:value-type="string">
            <text:p>VA</text:p>
          </table:table-cell>
          <table:table-cell office:value-type="string">
            <text:p>22204</text:p>
          </table:table-cell>
          <table:table-cell office:value-type="string">
            <text:p>70392060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15 <text:s/>EAST GRAND <text:s/>AVE</text:p>
          </table:table-cell>
          <table:table-cell office:value-type="string">
            <text:p>ARROYO GRANDE</text:p>
          </table:table-cell>
          <table:table-cell office:value-type="string">
            <text:p>CA</text:p>
          </table:table-cell>
          <table:table-cell office:value-type="string">
            <text:p>93420</text:p>
          </table:table-cell>
          <table:table-cell office:value-type="string">
            <text:p>80548955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000 WALTER WAY</text:p>
          </table:table-cell>
          <table:table-cell office:value-type="string">
            <text:p>STOCKBRIDGE</text:p>
          </table:table-cell>
          <table:table-cell office:value-type="string">
            <text:p>GA</text:p>
          </table:table-cell>
          <table:table-cell office:value-type="string">
            <text:p>30281</text:p>
          </table:table-cell>
          <table:table-cell office:value-type="string">
            <text:p>77026849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7 SOUTH FIRST STREET</text:p>
          </table:table-cell>
          <table:table-cell office:value-type="string">
            <text:p>BAKER</text:p>
          </table:table-cell>
          <table:table-cell office:value-type="string">
            <text:p>MT</text:p>
          </table:table-cell>
          <table:table-cell office:value-type="string">
            <text:p>59313</text:p>
          </table:table-cell>
          <table:table-cell office:value-type="string">
            <text:p>40677833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140 <text:s/>NILES <text:s/>STREET</text:p>
          </table:table-cell>
          <table:table-cell office:value-type="string">
            <text:p>BAKERSFIELD</text:p>
          </table:table-cell>
          <table:table-cell office:value-type="string">
            <text:p>CA</text:p>
          </table:table-cell>
          <table:table-cell office:value-type="string">
            <text:p>93306</text:p>
          </table:table-cell>
          <table:table-cell office:value-type="string">
            <text:p>66187140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800 <text:s text:c="2"/>ROSEDALE <text:s/>HWY</text:p>
          </table:table-cell>
          <table:table-cell office:value-type="string">
            <text:p>BAKERSFIELD</text:p>
          </table:table-cell>
          <table:table-cell office:value-type="string">
            <text:p>CA</text:p>
          </table:table-cell>
          <table:table-cell office:value-type="string">
            <text:p>93312</text:p>
          </table:table-cell>
          <table:table-cell office:value-type="string">
            <text:p>66158997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5 <text:s/>UNION AVE</text:p>
          </table:table-cell>
          <table:table-cell office:value-type="string">
            <text:p>BAKERSFIELD</text:p>
          </table:table-cell>
          <table:table-cell office:value-type="string">
            <text:p>CA</text:p>
          </table:table-cell>
          <table:table-cell office:value-type="string">
            <text:p>93307</text:p>
          </table:table-cell>
          <table:table-cell office:value-type="string">
            <text:p>66132440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100 <text:s/>WIBLE <text:s/>ROAD</text:p>
          </table:table-cell>
          <table:table-cell office:value-type="string">
            <text:p>BAKERSFIELD</text:p>
          </table:table-cell>
          <table:table-cell office:value-type="string">
            <text:p>CA</text:p>
          </table:table-cell>
          <table:table-cell office:value-type="string">
            <text:p>93313</text:p>
          </table:table-cell>
          <table:table-cell office:value-type="string">
            <text:p>6618344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2 HASTINGS ST NORTH</text:p>
          </table:table-cell>
          <table:table-cell office:value-type="string">
            <text:p>BANCROFT</text:p>
          </table:table-cell>
          <table:table-cell office:value-type="string">
            <text:p>ON</text:p>
          </table:table-cell>
          <table:table-cell office:value-type="string">
            <text:p>K0L 1C0</text:p>
          </table:table-cell>
          <table:table-cell office:value-type="string">
            <text:p>613332292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94 YONGE ST.</text:p>
          </table:table-cell>
          <table:table-cell office:value-type="string">
            <text:p>BARRIE</text:p>
          </table:table-cell>
          <table:table-cell office:value-type="string">
            <text:p>ON</text:p>
          </table:table-cell>
          <table:table-cell office:value-type="string">
            <text:p>L4N 4C7</text:p>
          </table:table-cell>
          <table:table-cell office:value-type="string">
            <text:p>705725739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9 BROCK STREET</text:p>
          </table:table-cell>
          <table:table-cell office:value-type="string">
            <text:p>BARRIE</text:p>
          </table:table-cell>
          <table:table-cell office:value-type="string">
            <text:p>ON</text:p>
          </table:table-cell>
          <table:table-cell office:value-type="string">
            <text:p>L4N 2M3</text:p>
          </table:table-cell>
          <table:table-cell office:value-type="string">
            <text:p>705728551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 S 20TH STREET</text:p>
          </table:table-cell>
          <table:table-cell office:value-type="string">
            <text:p>BATTLE CREEK</text:p>
          </table:table-cell>
          <table:table-cell office:value-type="string">
            <text:p>MI</text:p>
          </table:table-cell>
          <table:table-cell office:value-type="string">
            <text:p>49015</text:p>
          </table:table-cell>
          <table:table-cell office:value-type="string">
            <text:p>26996287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324 HWY 19</text:p>
          </table:table-cell>
          <table:table-cell office:value-type="string">
            <text:p>ZACHARY</text:p>
          </table:table-cell>
          <table:table-cell office:value-type="string">
            <text:p>LA</text:p>
          </table:table-cell>
          <table:table-cell office:value-type="string">
            <text:p>70791</text:p>
          </table:table-cell>
          <table:table-cell office:value-type="string">
            <text:p>22565426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616 E WILDER RD</text:p>
          </table:table-cell>
          <table:table-cell office:value-type="string">
            <text:p>BAY CITY</text:p>
          </table:table-cell>
          <table:table-cell office:value-type="string">
            <text:p>MI</text:p>
          </table:table-cell>
          <table:table-cell office:value-type="string">
            <text:p>48706</text:p>
          </table:table-cell>
          <table:table-cell office:value-type="string">
            <text:p>989686311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220 SW ARCTIC DRIVE</text:p>
          </table:table-cell>
          <table:table-cell office:value-type="string">
            <text:p>BEAVERTON</text:p>
          </table:table-cell>
          <table:table-cell office:value-type="string">
            <text:p>OR</text:p>
          </table:table-cell>
          <table:table-cell office:value-type="string">
            <text:p>97005</text:p>
          </table:table-cell>
          <table:table-cell office:value-type="string">
            <text:p>50367272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8 HARRIETT STREET</text:p>
          </table:table-cell>
          <table:table-cell office:value-type="string">
            <text:p>BELLEVILLE</text:p>
          </table:table-cell>
          <table:table-cell office:value-type="string">
            <text:p>ON</text:p>
          </table:table-cell>
          <table:table-cell office:value-type="string">
            <text:p>K8P 1V7</text:p>
          </table:table-cell>
          <table:table-cell office:value-type="string">
            <text:p>613968642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07 132ND AVE NE STE#1</text:p>
          </table:table-cell>
          <table:table-cell office:value-type="string">
            <text:p>BELLEVUE</text:p>
          </table:table-cell>
          <table:table-cell office:value-type="string">
            <text:p>WA</text:p>
          </table:table-cell>
          <table:table-cell office:value-type="string">
            <text:p>98005</text:p>
          </table:table-cell>
          <table:table-cell office:value-type="string">
            <text:p>42545479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813 E MAIN</text:p>
          </table:table-cell>
          <table:table-cell office:value-type="string">
            <text:p>BETHANY</text:p>
          </table:table-cell>
          <table:table-cell office:value-type="string">
            <text:p>MO</text:p>
          </table:table-cell>
          <table:table-cell office:value-type="string">
            <text:p>64424</text:p>
          </table:table-cell>
          <table:table-cell office:value-type="string">
            <text:p>66042571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03 MAIN STREET</text:p>
          </table:table-cell>
          <table:table-cell office:value-type="string">
            <text:p>BILLINGS</text:p>
          </table:table-cell>
          <table:table-cell office:value-type="string">
            <text:p>MT</text:p>
          </table:table-cell>
          <table:table-cell office:value-type="string">
            <text:p>59105</text:p>
          </table:table-cell>
          <table:table-cell office:value-type="string">
            <text:p>4062522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91 ROSEBUD DRIVE</text:p>
          </table:table-cell>
          <table:table-cell office:value-type="string">
            <text:p>BILLINGS</text:p>
          </table:table-cell>
          <table:table-cell office:value-type="string">
            <text:p>MT</text:p>
          </table:table-cell>
          <table:table-cell office:value-type="string">
            <text:p>59102</text:p>
          </table:table-cell>
          <table:table-cell office:value-type="string">
            <text:p>40665616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49 BESSEMER SUPER HIGHWAY</text:p>
          </table:table-cell>
          <table:table-cell office:value-type="string">
            <text:p>MIDFIELD</text:p>
          </table:table-cell>
          <table:table-cell office:value-type="string">
            <text:p>AL</text:p>
          </table:table-cell>
          <table:table-cell office:value-type="string">
            <text:p>35228</text:p>
          </table:table-cell>
          <table:table-cell office:value-type="string">
            <text:p>9195733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645 LYNDALE AVE S</text:p>
          </table:table-cell>
          <table:table-cell office:value-type="string">
            <text:p>BLOOMINGTON</text:p>
          </table:table-cell>
          <table:table-cell office:value-type="string">
            <text:p>MN</text:p>
          </table:table-cell>
          <table:table-cell office:value-type="string">
            <text:p>55420</text:p>
          </table:table-cell>
          <table:table-cell office:value-type="string">
            <text:p>95288846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875 GEORGE BOLTON PARKWAY</text:p>
          </table:table-cell>
          <table:table-cell office:value-type="string">
            <text:p>BOLTON</text:p>
          </table:table-cell>
          <table:table-cell office:value-type="string">
            <text:p>ON</text:p>
          </table:table-cell>
          <table:table-cell office:value-type="string">
            <text:p>L7E 4K2</text:p>
          </table:table-cell>
          <table:table-cell office:value-type="string">
            <text:p>905857775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052 MIDLOTHIAN TURNPIKE</text:p>
          </table:table-cell>
          <table:table-cell office:value-type="string">
            <text:p>BON AIR</text:p>
          </table:table-cell>
          <table:table-cell office:value-type="string">
            <text:p>VA</text:p>
          </table:table-cell>
          <table:table-cell office:value-type="string">
            <text:p>23235</text:p>
          </table:table-cell>
          <table:table-cell office:value-type="string">
            <text:p>804327906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5 KING STREET EAST</text:p>
          </table:table-cell>
          <table:table-cell office:value-type="string">
            <text:p>BOWMANVILLE</text:p>
          </table:table-cell>
          <table:table-cell office:value-type="string">
            <text:p>ON</text:p>
          </table:table-cell>
          <table:table-cell office:value-type="string">
            <text:p>L1C 1P4</text:p>
          </table:table-cell>
          <table:table-cell office:value-type="string">
            <text:p>905623540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25 N 7TH AVE</text:p>
          </table:table-cell>
          <table:table-cell office:value-type="string">
            <text:p>BOZEMAN</text:p>
          </table:table-cell>
          <table:table-cell office:value-type="string">
            <text:p>MT</text:p>
          </table:table-cell>
          <table:table-cell office:value-type="string">
            <text:p>59715</text:p>
          </table:table-cell>
          <table:table-cell office:value-type="string">
            <text:p>40658742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 ARMSTRONG STREET</text:p>
          </table:table-cell>
          <table:table-cell office:value-type="string">
            <text:p>BRACEBRIDGE</text:p>
          </table:table-cell>
          <table:table-cell office:value-type="string">
            <text:p>ON</text:p>
          </table:table-cell>
          <table:table-cell office:value-type="string">
            <text:p>P1L 1C1</text:p>
          </table:table-cell>
          <table:table-cell office:value-type="string">
            <text:p>705645440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5 RUTHERFORD SOUTH <text:s/>UNIT 5-6</text:p>
          </table:table-cell>
          <table:table-cell office:value-type="string">
            <text:p>BRAMPTON</text:p>
          </table:table-cell>
          <table:table-cell office:value-type="string">
            <text:p>ON</text:p>
          </table:table-cell>
          <table:table-cell office:value-type="string">
            <text:p>L6W 3J3</text:p>
          </table:table-cell>
          <table:table-cell office:value-type="string">
            <text:p>905455959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43 WEST STREET</text:p>
          </table:table-cell>
          <table:table-cell office:value-type="string">
            <text:p>BRANTFORD</text:p>
          </table:table-cell>
          <table:table-cell office:value-type="string">
            <text:p>ON</text:p>
          </table:table-cell>
          <table:table-cell office:value-type="string">
            <text:p>N3R 6M5</text:p>
          </table:table-cell>
          <table:table-cell office:value-type="string">
            <text:p>519759446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778 HIGHWAY 325</text:p>
          </table:table-cell>
          <table:table-cell office:value-type="string">
            <text:p>WILEVILLE</text:p>
          </table:table-cell>
          <table:table-cell office:value-type="string">
            <text:p>NS</text:p>
          </table:table-cell>
          <table:table-cell office:value-type="string">
            <text:p>B4V 5G2</text:p>
          </table:table-cell>
          <table:table-cell office:value-type="string">
            <text:p>9025435068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20 STEWART BLVD, #2</text:p>
          </table:table-cell>
          <table:table-cell office:value-type="string">
            <text:p>BROCKVILLE</text:p>
          </table:table-cell>
          <table:table-cell office:value-type="string">
            <text:p>ON</text:p>
          </table:table-cell>
          <table:table-cell office:value-type="string">
            <text:p>K6V 7H2</text:p>
          </table:table-cell>
          <table:table-cell office:value-type="string">
            <text:p>613342777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38 W HELM ST</text:p>
          </table:table-cell>
          <table:table-cell office:value-type="string">
            <text:p>BROOKFIELD</text:p>
          </table:table-cell>
          <table:table-cell office:value-type="string">
            <text:p>MO</text:p>
          </table:table-cell>
          <table:table-cell office:value-type="string">
            <text:p>64628</text:p>
          </table:table-cell>
          <table:table-cell office:value-type="string">
            <text:p>66025874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0 S FOURTH ST</text:p>
          </table:table-cell>
          <table:table-cell office:value-type="string">
            <text:p>BURLINGTON</text:p>
          </table:table-cell>
          <table:table-cell office:value-type="string">
            <text:p>IA</text:p>
          </table:table-cell>
          <table:table-cell office:value-type="string">
            <text:p>52601</text:p>
          </table:table-cell>
          <table:table-cell office:value-type="string">
            <text:p>31975245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416 INDUSTRIAL ST</text:p>
          </table:table-cell>
          <table:table-cell office:value-type="string">
            <text:p>BURLINGTON</text:p>
          </table:table-cell>
          <table:table-cell office:value-type="string">
            <text:p>ON</text:p>
          </table:table-cell>
          <table:table-cell office:value-type="string">
            <text:p>L7P 1A5</text:p>
          </table:table-cell>
          <table:table-cell office:value-type="string">
            <text:p>905335422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639 HARRISON AVENUE</text:p>
          </table:table-cell>
          <table:table-cell office:value-type="string">
            <text:p>BUTTE</text:p>
          </table:table-cell>
          <table:table-cell office:value-type="string">
            <text:p>MT</text:p>
          </table:table-cell>
          <table:table-cell office:value-type="string">
            <text:p>59701</text:p>
          </table:table-cell>
          <table:table-cell office:value-type="string">
            <text:p>406723435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23 N MITCHELL</text:p>
          </table:table-cell>
          <table:table-cell office:value-type="string">
            <text:p>CADILLAC</text:p>
          </table:table-cell>
          <table:table-cell office:value-type="string">
            <text:p>MI</text:p>
          </table:table-cell>
          <table:table-cell office:value-type="string">
            <text:p>49601</text:p>
          </table:table-cell>
          <table:table-cell office:value-type="string">
            <text:p>23177597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82 ARGYLE STREET SOUTH</text:p>
          </table:table-cell>
          <table:table-cell office:value-type="string">
            <text:p>CALEDONIA</text:p>
          </table:table-cell>
          <table:table-cell office:value-type="string">
            <text:p>ON</text:p>
          </table:table-cell>
          <table:table-cell office:value-type="string">
            <text:p>N3W 1K8</text:p>
          </table:table-cell>
          <table:table-cell office:value-type="string">
            <text:p>905765666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21 W. GROVE ST.</text:p>
          </table:table-cell>
          <table:table-cell office:value-type="string">
            <text:p>CALEDONIA</text:p>
          </table:table-cell>
          <table:table-cell office:value-type="string">
            <text:p>MN</text:p>
          </table:table-cell>
          <table:table-cell office:value-type="string">
            <text:p>55921</text:p>
          </table:table-cell>
          <table:table-cell office:value-type="string">
            <text:p>507724338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0 3RD SRTEET</text:p>
          </table:table-cell>
          <table:table-cell office:value-type="string">
            <text:p>CALEXICO</text:p>
          </table:table-cell>
          <table:table-cell office:value-type="string">
            <text:p>CA</text:p>
          </table:table-cell>
          <table:table-cell office:value-type="string">
            <text:p>92231</text:p>
          </table:table-cell>
          <table:table-cell office:value-type="string">
            <text:p>760357295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51 DUNDAS STREET</text:p>
          </table:table-cell>
          <table:table-cell office:value-type="string">
            <text:p>CAMBRIDGE</text:p>
          </table:table-cell>
          <table:table-cell office:value-type="string">
            <text:p>ON</text:p>
          </table:table-cell>
          <table:table-cell office:value-type="string">
            <text:p>N1R 5R5</text:p>
          </table:table-cell>
          <table:table-cell office:value-type="string">
            <text:p>519621527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15 NORTH WALNUT</text:p>
          </table:table-cell>
          <table:table-cell office:value-type="string">
            <text:p>CAMERON</text:p>
          </table:table-cell>
          <table:table-cell office:value-type="string">
            <text:p>MO</text:p>
          </table:table-cell>
          <table:table-cell office:value-type="string">
            <text:p>64429</text:p>
          </table:table-cell>
          <table:table-cell office:value-type="string">
            <text:p>81663221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516 OLD BRANCH AVE</text:p>
          </table:table-cell>
          <table:table-cell office:value-type="string">
            <text:p>CAMP SPRINGS</text:p>
          </table:table-cell>
          <table:table-cell office:value-type="string">
            <text:p>MD</text:p>
          </table:table-cell>
          <table:table-cell office:value-type="string">
            <text:p>20748</text:p>
          </table:table-cell>
          <table:table-cell office:value-type="string">
            <text:p>30144991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0 SISTER GREEN RD</text:p>
          </table:table-cell>
          <table:table-cell office:value-type="string">
            <text:p>CAMPBELLTON</text:p>
          </table:table-cell>
          <table:table-cell office:value-type="string">
            <text:p>NB</text:p>
          </table:table-cell>
          <table:table-cell office:value-type="string">
            <text:p>E3N 3M7</text:p>
          </table:table-cell>
          <table:table-cell office:value-type="string">
            <text:p>506753304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845 <text:s/>WINDMILL AVE <text:s/>UNIT # A</text:p>
          </table:table-cell>
          <table:table-cell office:value-type="string">
            <text:p>CARMICHAEL</text:p>
          </table:table-cell>
          <table:table-cell office:value-type="string">
            <text:p>CA</text:p>
          </table:table-cell>
          <table:table-cell office:value-type="string">
            <text:p>95608</text:p>
          </table:table-cell>
          <table:table-cell office:value-type="string">
            <text:p>91697463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8-580 RAMON ROAD</text:p>
          </table:table-cell>
          <table:table-cell office:value-type="string">
            <text:p>CATHEDRAL CITY</text:p>
          </table:table-cell>
          <table:table-cell office:value-type="string">
            <text:p>CA</text:p>
          </table:table-cell>
          <table:table-cell office:value-type="string">
            <text:p>92234</text:p>
          </table:table-cell>
          <table:table-cell office:value-type="string">
            <text:p>76032115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77 NORTH 2150 WEST</text:p>
          </table:table-cell>
          <table:table-cell office:value-type="string">
            <text:p>CEDAR CITY</text:p>
          </table:table-cell>
          <table:table-cell office:value-type="string">
            <text:p>UT</text:p>
          </table:table-cell>
          <table:table-cell office:value-type="string">
            <text:p>84720</text:p>
          </table:table-cell>
          <table:table-cell office:value-type="string">
            <text:p>435586383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845 16TH AVE SW</text:p>
          </table:table-cell>
          <table:table-cell office:value-type="string">
            <text:p>CEDAR RAPIDS</text:p>
          </table:table-cell>
          <table:table-cell office:value-type="string">
            <text:p>IA</text:p>
          </table:table-cell>
          <table:table-cell office:value-type="string">
            <text:p>52404</text:p>
          </table:table-cell>
          <table:table-cell office:value-type="string">
            <text:p>31936504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07 N MAIN STREET</text:p>
          </table:table-cell>
          <table:table-cell office:value-type="string">
            <text:p>CHARLES CITY</text:p>
          </table:table-cell>
          <table:table-cell office:value-type="string">
            <text:p>IA</text:p>
          </table:table-cell>
          <table:table-cell office:value-type="string">
            <text:p>50616</text:p>
          </table:table-cell>
          <table:table-cell office:value-type="string">
            <text:p>641228270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10 MOUNT EDWARD RD</text:p>
          </table:table-cell>
          <table:table-cell office:value-type="string">
            <text:p>CHARLOTTETOWN</text:p>
          </table:table-cell>
          <table:table-cell office:value-type="string">
            <text:p>PE</text:p>
          </table:table-cell>
          <table:table-cell office:value-type="string">
            <text:p>C1A 2E1</text:p>
          </table:table-cell>
          <table:table-cell office:value-type="string">
            <text:p>9025661198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3 W 6TH ST</text:p>
          </table:table-cell>
          <table:table-cell office:value-type="string">
            <text:p>CHEYENNE</text:p>
          </table:table-cell>
          <table:table-cell office:value-type="string">
            <text:p>WY</text:p>
          </table:table-cell>
          <table:table-cell office:value-type="string">
            <text:p>82007</text:p>
          </table:table-cell>
          <table:table-cell office:value-type="string">
            <text:p>30763293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27 EAST THOMAS AVENUE</text:p>
          </table:table-cell>
          <table:table-cell office:value-type="string">
            <text:p>ARLINGTON HEIGHTS</text:p>
          </table:table-cell>
          <table:table-cell office:value-type="string">
            <text:p>IL</text:p>
          </table:table-cell>
          <table:table-cell office:value-type="string">
            <text:p>60004</text:p>
          </table:table-cell>
          <table:table-cell office:value-type="string">
            <text:p>84767004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730 W. 79TH ST</text:p>
          </table:table-cell>
          <table:table-cell office:value-type="string">
            <text:p>BURBANK</text:p>
          </table:table-cell>
          <table:table-cell office:value-type="string">
            <text:p>IL</text:p>
          </table:table-cell>
          <table:table-cell office:value-type="string">
            <text:p>60459-1333</text:p>
          </table:table-cell>
          <table:table-cell office:value-type="string">
            <text:p>70863633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644 W. DIVERSEY AVE</text:p>
          </table:table-cell>
          <table:table-cell office:value-type="string">
            <text:p>CHICAGO</text:p>
          </table:table-cell>
          <table:table-cell office:value-type="string">
            <text:p>IL</text:p>
          </table:table-cell>
          <table:table-cell office:value-type="string">
            <text:p>60639</text:p>
          </table:table-cell>
          <table:table-cell office:value-type="string">
            <text:p>77380413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50 S WASHINGTON</text:p>
          </table:table-cell>
          <table:table-cell office:value-type="string">
            <text:p>CHILLICOTHE</text:p>
          </table:table-cell>
          <table:table-cell office:value-type="string">
            <text:p>MO</text:p>
          </table:table-cell>
          <table:table-cell office:value-type="string">
            <text:p>64601</text:p>
          </table:table-cell>
          <table:table-cell office:value-type="string">
            <text:p>660646298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1 EAST JOLIET STREET</text:p>
          </table:table-cell>
          <table:table-cell office:value-type="string">
            <text:p>OTTAWA</text:p>
          </table:table-cell>
          <table:table-cell office:value-type="string">
            <text:p>IL</text:p>
          </table:table-cell>
          <table:table-cell office:value-type="string">
            <text:p>61350</text:p>
          </table:table-cell>
          <table:table-cell office:value-type="string">
            <text:p>815433089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931 ROSSVILLE AVENUE</text:p>
          </table:table-cell>
          <table:table-cell office:value-type="string">
            <text:p>CHATTANOOGA</text:p>
          </table:table-cell>
          <table:table-cell office:value-type="string">
            <text:p>TN</text:p>
          </table:table-cell>
          <table:table-cell office:value-type="string">
            <text:p>37408</text:p>
          </table:table-cell>
          <table:table-cell office:value-type="string">
            <text:p>42375688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14 NORTH MAIN</text:p>
          </table:table-cell>
          <table:table-cell office:value-type="string">
            <text:p>CHURCH POINT</text:p>
          </table:table-cell>
          <table:table-cell office:value-type="string">
            <text:p>LA</text:p>
          </table:table-cell>
          <table:table-cell office:value-type="string">
            <text:p>70525</text:p>
          </table:table-cell>
          <table:table-cell office:value-type="string">
            <text:p>337684635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4005 CLAWITER ROAD</text:p>
          </table:table-cell>
          <table:table-cell office:value-type="string">
            <text:p>HAYWARD</text:p>
          </table:table-cell>
          <table:table-cell office:value-type="string">
            <text:p>CA</text:p>
          </table:table-cell>
          <table:table-cell office:value-type="string">
            <text:p>94545</text:p>
          </table:table-cell>
          <table:table-cell office:value-type="string">
            <text:p>51078345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043 CLEVELAND STREET</text:p>
          </table:table-cell>
          <table:table-cell office:value-type="string">
            <text:p>VIRGINIA BEACH</text:p>
          </table:table-cell>
          <table:table-cell office:value-type="string">
            <text:p>VA</text:p>
          </table:table-cell>
          <table:table-cell office:value-type="string">
            <text:p>23462</text:p>
          </table:table-cell>
          <table:table-cell office:value-type="string">
            <text:p>75755201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5 FIRST ST SW</text:p>
          </table:table-cell>
          <table:table-cell office:value-type="string">
            <text:p>CLEVELAND</text:p>
          </table:table-cell>
          <table:table-cell office:value-type="string">
            <text:p>TN</text:p>
          </table:table-cell>
          <table:table-cell office:value-type="string">
            <text:p>37311</text:p>
          </table:table-cell>
          <table:table-cell office:value-type="string">
            <text:p>42347215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11 ELGIN STREET WEST</text:p>
          </table:table-cell>
          <table:table-cell office:value-type="string">
            <text:p>COBOURG</text:p>
          </table:table-cell>
          <table:table-cell office:value-type="string">
            <text:p>ON</text:p>
          </table:table-cell>
          <table:table-cell office:value-type="string">
            <text:p>K9A 5H7</text:p>
          </table:table-cell>
          <table:table-cell office:value-type="string">
            <text:p>90537221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13 BIG HORN AVENUE</text:p>
          </table:table-cell>
          <table:table-cell office:value-type="string">
            <text:p>CODY</text:p>
          </table:table-cell>
          <table:table-cell office:value-type="string">
            <text:p>WY</text:p>
          </table:table-cell>
          <table:table-cell office:value-type="string">
            <text:p>82414</text:p>
          </table:table-cell>
          <table:table-cell office:value-type="string">
            <text:p>30758722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8 COLDBROOK VILLAGE PARK DRI</text:p>
          </table:table-cell>
          <table:table-cell office:value-type="string">
            <text:p>COLDBROOK</text:p>
          </table:table-cell>
          <table:table-cell office:value-type="string">
            <text:p>NS</text:p>
          </table:table-cell>
          <table:table-cell office:value-type="string">
            <text:p>B4R 1B9</text:p>
          </table:table-cell>
          <table:table-cell office:value-type="string">
            <text:p>90267924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#1 LOCUST STREET</text:p>
          </table:table-cell>
          <table:table-cell office:value-type="string">
            <text:p>COLSTRIP</text:p>
          </table:table-cell>
          <table:table-cell office:value-type="string">
            <text:p>MT</text:p>
          </table:table-cell>
          <table:table-cell office:value-type="string">
            <text:p>59323</text:p>
          </table:table-cell>
          <table:table-cell office:value-type="string">
            <text:p>40674833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25 HWY 2 WEST</text:p>
          </table:table-cell>
          <table:table-cell office:value-type="string">
            <text:p>COLUMBIA FALLS</text:p>
          </table:table-cell>
          <table:table-cell office:value-type="string">
            <text:p>MT</text:p>
          </table:table-cell>
          <table:table-cell office:value-type="string">
            <text:p>59913</text:p>
          </table:table-cell>
          <table:table-cell office:value-type="string">
            <text:p>40689243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070 MARSHALL RD.</text:p>
          </table:table-cell>
          <table:table-cell office:value-type="string">
            <text:p>CRANBERRY TWP</text:p>
          </table:table-cell>
          <table:table-cell office:value-type="string">
            <text:p>PA</text:p>
          </table:table-cell>
          <table:table-cell office:value-type="string">
            <text:p>16066-3606</text:p>
          </table:table-cell>
          <table:table-cell office:value-type="string">
            <text:p>72477648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25 2ND AVE SW</text:p>
          </table:table-cell>
          <table:table-cell office:value-type="string">
            <text:p>CRESCO</text:p>
          </table:table-cell>
          <table:table-cell office:value-type="string">
            <text:p>IA</text:p>
          </table:table-cell>
          <table:table-cell office:value-type="string">
            <text:p>52136</text:p>
          </table:table-cell>
          <table:table-cell office:value-type="string">
            <text:p>56354727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27 OLD LANTANA ROAD</text:p>
          </table:table-cell>
          <table:table-cell office:value-type="string">
            <text:p>CROSSVILLE</text:p>
          </table:table-cell>
          <table:table-cell office:value-type="string">
            <text:p>TN</text:p>
          </table:table-cell>
          <table:table-cell office:value-type="string">
            <text:p>38555</text:p>
          </table:table-cell>
          <table:table-cell office:value-type="string">
            <text:p>931456140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15 EAST MAIN</text:p>
          </table:table-cell>
          <table:table-cell office:value-type="string">
            <text:p>CUT BANK</text:p>
          </table:table-cell>
          <table:table-cell office:value-type="string">
            <text:p>MT</text:p>
          </table:table-cell>
          <table:table-cell office:value-type="string">
            <text:p>59427</text:p>
          </table:table-cell>
          <table:table-cell office:value-type="string">
            <text:p>40687355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35 MT CROSS RD</text:p>
          </table:table-cell>
          <table:table-cell office:value-type="string">
            <text:p>DANVILLE</text:p>
          </table:table-cell>
          <table:table-cell office:value-type="string">
            <text:p>VA</text:p>
          </table:table-cell>
          <table:table-cell office:value-type="string">
            <text:p>24540</text:p>
          </table:table-cell>
          <table:table-cell office:value-type="string">
            <text:p>43479977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5 AKERLEY BLVD UNITS C &amp; D</text:p>
          </table:table-cell>
          <table:table-cell office:value-type="string">
            <text:p>DARTMOUTH</text:p>
          </table:table-cell>
          <table:table-cell office:value-type="string">
            <text:p>NS</text:p>
          </table:table-cell>
          <table:table-cell office:value-type="string">
            <text:p>B3B 1R7</text:p>
          </table:table-cell>
          <table:table-cell office:value-type="string">
            <text:p>902468844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12 17TH ST</text:p>
          </table:table-cell>
          <table:table-cell office:value-type="string">
            <text:p>BETTENDORF</text:p>
          </table:table-cell>
          <table:table-cell office:value-type="string">
            <text:p>IA</text:p>
          </table:table-cell>
          <table:table-cell office:value-type="string">
            <text:p>52722</text:p>
          </table:table-cell>
          <table:table-cell office:value-type="string">
            <text:p>56335944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36 16TH AVE</text:p>
          </table:table-cell>
          <table:table-cell office:value-type="string">
            <text:p>EAST MOLINE</text:p>
          </table:table-cell>
          <table:table-cell office:value-type="string">
            <text:p>IL</text:p>
          </table:table-cell>
          <table:table-cell office:value-type="string">
            <text:p>61244</text:p>
          </table:table-cell>
          <table:table-cell office:value-type="string">
            <text:p>309755062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9 S CHICAGO ST</text:p>
          </table:table-cell>
          <table:table-cell office:value-type="string">
            <text:p>GENESEO</text:p>
          </table:table-cell>
          <table:table-cell office:value-type="string">
            <text:p>IL</text:p>
          </table:table-cell>
          <table:table-cell office:value-type="string">
            <text:p>61254</text:p>
          </table:table-cell>
          <table:table-cell office:value-type="string">
            <text:p>30994481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598 SE DELAWARE AVE</text:p>
          </table:table-cell>
          <table:table-cell office:value-type="string">
            <text:p>ANKENY</text:p>
          </table:table-cell>
          <table:table-cell office:value-type="string">
            <text:p>IA</text:p>
          </table:table-cell>
          <table:table-cell office:value-type="string">
            <text:p>50021</text:p>
          </table:table-cell>
          <table:table-cell office:value-type="string">
            <text:p>51596330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633 VALLEY PIKE</text:p>
          </table:table-cell>
          <table:table-cell office:value-type="string">
            <text:p>WINCHESTER</text:p>
          </table:table-cell>
          <table:table-cell office:value-type="string">
            <text:p>VA</text:p>
          </table:table-cell>
          <table:table-cell office:value-type="string">
            <text:p>22602</text:p>
          </table:table-cell>
          <table:table-cell office:value-type="string">
            <text:p>540868220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400 E 22ND ST</text:p>
          </table:table-cell>
          <table:table-cell office:value-type="string">
            <text:p>DES MOINES</text:p>
          </table:table-cell>
          <table:table-cell office:value-type="string">
            <text:p>IA</text:p>
          </table:table-cell>
          <table:table-cell office:value-type="string">
            <text:p>50317</text:p>
          </table:table-cell>
          <table:table-cell office:value-type="string">
            <text:p>51526632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121 HICKMAN RD</text:p>
          </table:table-cell>
          <table:table-cell office:value-type="string">
            <text:p>URBANDALE</text:p>
          </table:table-cell>
          <table:table-cell office:value-type="string">
            <text:p>IA</text:p>
          </table:table-cell>
          <table:table-cell office:value-type="string">
            <text:p>50322</text:p>
          </table:table-cell>
          <table:table-cell office:value-type="string">
            <text:p>51533451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21 E VILLARD</text:p>
          </table:table-cell>
          <table:table-cell office:value-type="string">
            <text:p>DICKINSON</text:p>
          </table:table-cell>
          <table:table-cell office:value-type="string">
            <text:p>ND</text:p>
          </table:table-cell>
          <table:table-cell office:value-type="string">
            <text:p>58601-0526</text:p>
          </table:table-cell>
          <table:table-cell office:value-type="string">
            <text:p>701225512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57 ADELARD-SAVOIE BLVD UNIT #</text:p>
          </table:table-cell>
          <table:table-cell office:value-type="string">
            <text:p>DIEPPE</text:p>
          </table:table-cell>
          <table:table-cell office:value-type="string">
            <text:p>NB</text:p>
          </table:table-cell>
          <table:table-cell office:value-type="string">
            <text:p>E1A 7E7</text:p>
          </table:table-cell>
          <table:table-cell office:value-type="string">
            <text:p>506854350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4 NORTH MONTANA ST</text:p>
          </table:table-cell>
          <table:table-cell office:value-type="string">
            <text:p>DILLON</text:p>
          </table:table-cell>
          <table:table-cell office:value-type="string">
            <text:p>MT</text:p>
          </table:table-cell>
          <table:table-cell office:value-type="string">
            <text:p>59725</text:p>
          </table:table-cell>
          <table:table-cell office:value-type="string">
            <text:p>40668361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50 ROUTE 46</text:p>
          </table:table-cell>
          <table:table-cell office:value-type="string">
            <text:p>DOVER</text:p>
          </table:table-cell>
          <table:table-cell office:value-type="string">
            <text:p>NJ</text:p>
          </table:table-cell>
          <table:table-cell office:value-type="string">
            <text:p>07801</text:p>
          </table:table-cell>
          <table:table-cell office:value-type="string">
            <text:p>97332888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00 CREEK ROAD</text:p>
          </table:table-cell>
          <table:table-cell office:value-type="string">
            <text:p>DELANCO</text:p>
          </table:table-cell>
          <table:table-cell office:value-type="string">
            <text:p>NJ</text:p>
          </table:table-cell>
          <table:table-cell office:value-type="string">
            <text:p>08075</text:p>
          </table:table-cell>
          <table:table-cell office:value-type="string">
            <text:p>609326901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253 126TH AVE N</text:p>
          </table:table-cell>
          <table:table-cell office:value-type="string">
            <text:p>CLEARWATER</text:p>
          </table:table-cell>
          <table:table-cell office:value-type="string">
            <text:p>FL</text:p>
          </table:table-cell>
          <table:table-cell office:value-type="string">
            <text:p>33760</text:p>
          </table:table-cell>
          <table:table-cell office:value-type="string">
            <text:p>727592020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000 W. COLFAX AVENUE</text:p>
          </table:table-cell>
          <table:table-cell office:value-type="string">
            <text:p>LAKEWOOD</text:p>
          </table:table-cell>
          <table:table-cell office:value-type="string">
            <text:p>CO</text:p>
          </table:table-cell>
          <table:table-cell office:value-type="string">
            <text:p>80215</text:p>
          </table:table-cell>
          <table:table-cell office:value-type="string">
            <text:p>9192270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850 INDIANAPOLIS BLVD.</text:p>
          </table:table-cell>
          <table:table-cell office:value-type="string">
            <text:p>HIGHLAND</text:p>
          </table:table-cell>
          <table:table-cell office:value-type="string">
            <text:p>IN</text:p>
          </table:table-cell>
          <table:table-cell office:value-type="string">
            <text:p>46322</text:p>
          </table:table-cell>
          <table:table-cell office:value-type="string">
            <text:p>21996195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151 S. NOLAND ROAD</text:p>
          </table:table-cell>
          <table:table-cell office:value-type="string">
            <text:p>INDEPENDENCE</text:p>
          </table:table-cell>
          <table:table-cell office:value-type="string">
            <text:p>MO</text:p>
          </table:table-cell>
          <table:table-cell office:value-type="string">
            <text:p>64055</text:p>
          </table:table-cell>
          <table:table-cell office:value-type="string">
            <text:p>81685975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090 LAFAYETTE ROAD</text:p>
          </table:table-cell>
          <table:table-cell office:value-type="string">
            <text:p>INDIANAPOLIS</text:p>
          </table:table-cell>
          <table:table-cell office:value-type="string">
            <text:p>IN</text:p>
          </table:table-cell>
          <table:table-cell office:value-type="string">
            <text:p>46222</text:p>
          </table:table-cell>
          <table:table-cell office:value-type="string">
            <text:p>31755403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206 KUYKENDAHL ROAD</text:p>
          </table:table-cell>
          <table:table-cell office:value-type="string">
            <text:p>HOUSTON</text:p>
          </table:table-cell>
          <table:table-cell office:value-type="string">
            <text:p>TX</text:p>
          </table:table-cell>
          <table:table-cell office:value-type="string">
            <text:p>77090</text:p>
          </table:table-cell>
          <table:table-cell office:value-type="string">
            <text:p>28188554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20 TOSHIBA DRIVE</text:p>
          </table:table-cell>
          <table:table-cell office:value-type="string">
            <text:p>LEBANON</text:p>
          </table:table-cell>
          <table:table-cell office:value-type="string">
            <text:p>TN</text:p>
          </table:table-cell>
          <table:table-cell office:value-type="string">
            <text:p>37087</text:p>
          </table:table-cell>
          <table:table-cell office:value-type="string">
            <text:p>61599433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211 MCKNIGHT ROAD</text:p>
          </table:table-cell>
          <table:table-cell office:value-type="string">
            <text:p>PITTSBURGH</text:p>
          </table:table-cell>
          <table:table-cell office:value-type="string">
            <text:p>PA</text:p>
          </table:table-cell>
          <table:table-cell office:value-type="string">
            <text:p>15237</text:p>
          </table:table-cell>
          <table:table-cell office:value-type="string">
            <text:p>41231830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77 COVINGTON PIKE</text:p>
          </table:table-cell>
          <table:table-cell office:value-type="string">
            <text:p>MEMPHIS</text:p>
          </table:table-cell>
          <table:table-cell office:value-type="string">
            <text:p>TN</text:p>
          </table:table-cell>
          <table:table-cell office:value-type="string">
            <text:p>38128</text:p>
          </table:table-cell>
          <table:table-cell office:value-type="string">
            <text:p>91927751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101 MORSE ROAD</text:p>
          </table:table-cell>
          <table:table-cell office:value-type="string">
            <text:p>COLUMBUS</text:p>
          </table:table-cell>
          <table:table-cell office:value-type="string">
            <text:p>OH</text:p>
          </table:table-cell>
          <table:table-cell office:value-type="string">
            <text:p>43231</text:p>
          </table:table-cell>
          <table:table-cell office:value-type="string">
            <text:p>614934208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515 E MIAMI ST</text:p>
          </table:table-cell>
          <table:table-cell office:value-type="string">
            <text:p>PHOENIX</text:p>
          </table:table-cell>
          <table:table-cell office:value-type="string">
            <text:p>AZ</text:p>
          </table:table-cell>
          <table:table-cell office:value-type="string">
            <text:p>85040</text:p>
          </table:table-cell>
          <table:table-cell office:value-type="string">
            <text:p>-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451 MCCRAKEN RD</text:p>
          </table:table-cell>
          <table:table-cell office:value-type="string">
            <text:p>SANFORD</text:p>
          </table:table-cell>
          <table:table-cell office:value-type="string">
            <text:p>FL</text:p>
          </table:table-cell>
          <table:table-cell office:value-type="string">
            <text:p>32771</text:p>
          </table:table-cell>
          <table:table-cell office:value-type="string">
            <text:p>40732485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17 E I65 SERVICE RD S</text:p>
          </table:table-cell>
          <table:table-cell office:value-type="string">
            <text:p>MOBILE</text:p>
          </table:table-cell>
          <table:table-cell office:value-type="string">
            <text:p>AL</text:p>
          </table:table-cell>
          <table:table-cell office:value-type="string">
            <text:p>36606</text:p>
          </table:table-cell>
          <table:table-cell office:value-type="string">
            <text:p>25150901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707 OKEECHOBEE BLVD</text:p>
          </table:table-cell>
          <table:table-cell office:value-type="string">
            <text:p>WEST PALM BEACH</text:p>
          </table:table-cell>
          <table:table-cell office:value-type="string">
            <text:p>FL</text:p>
          </table:table-cell>
          <table:table-cell office:value-type="string">
            <text:p>33409</text:p>
          </table:table-cell>
          <table:table-cell office:value-type="string">
            <text:p>56127348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3 PIERCE ROAD</text:p>
          </table:table-cell>
          <table:table-cell office:value-type="string">
            <text:p>WINDER</text:p>
          </table:table-cell>
          <table:table-cell office:value-type="string">
            <text:p>GA</text:p>
          </table:table-cell>
          <table:table-cell office:value-type="string">
            <text:p>30680</text:p>
          </table:table-cell>
          <table:table-cell office:value-type="string">
            <text:p>40429847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551 OLD GLENN HWY</text:p>
          </table:table-cell>
          <table:table-cell office:value-type="string">
            <text:p>EAGLE RIVER</text:p>
          </table:table-cell>
          <table:table-cell office:value-type="string">
            <text:p>AK</text:p>
          </table:table-cell>
          <table:table-cell office:value-type="string">
            <text:p>99577</text:p>
          </table:table-cell>
          <table:table-cell office:value-type="string">
            <text:p>907694422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 ELM STREET</text:p>
          </table:table-cell>
          <table:table-cell office:value-type="string">
            <text:p>EAST AURORA</text:p>
          </table:table-cell>
          <table:table-cell office:value-type="string">
            <text:p>NY</text:p>
          </table:table-cell>
          <table:table-cell office:value-type="string">
            <text:p>14052</text:p>
          </table:table-cell>
          <table:table-cell office:value-type="string">
            <text:p>71665251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70 RUE VICTORIA</text:p>
          </table:table-cell>
          <table:table-cell office:value-type="string">
            <text:p>EDMUNDSTON</text:p>
          </table:table-cell>
          <table:table-cell office:value-type="string">
            <text:p>NB</text:p>
          </table:table-cell>
          <table:table-cell office:value-type="string">
            <text:p>E3V 2H9</text:p>
          </table:table-cell>
          <table:table-cell office:value-type="string">
            <text:p>5067395799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677 BLACK HORSE PIKE</text:p>
          </table:table-cell>
          <table:table-cell office:value-type="string">
            <text:p>EGG HARBOR TOWNSHIP</text:p>
          </table:table-cell>
          <table:table-cell office:value-type="string">
            <text:p>NJ</text:p>
          </table:table-cell>
          <table:table-cell office:value-type="string">
            <text:p>08234</text:p>
          </table:table-cell>
          <table:table-cell office:value-type="string">
            <text:p>60964143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41 STATE STREET</text:p>
          </table:table-cell>
          <table:table-cell office:value-type="string">
            <text:p>EL CENTRO</text:p>
          </table:table-cell>
          <table:table-cell office:value-type="string">
            <text:p>CA</text:p>
          </table:table-cell>
          <table:table-cell office:value-type="string">
            <text:p>92243</text:p>
          </table:table-cell>
          <table:table-cell office:value-type="string">
            <text:p>76035233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05 HWY 17 SOUTH</text:p>
          </table:table-cell>
          <table:table-cell office:value-type="string">
            <text:p>ELIZABETH CITY</text:p>
          </table:table-cell>
          <table:table-cell office:value-type="string">
            <text:p>NC</text:p>
          </table:table-cell>
          <table:table-cell office:value-type="string">
            <text:p>27909</text:p>
          </table:table-cell>
          <table:table-cell office:value-type="string">
            <text:p>25233596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51 <text:s/>E. PENNSYLVANIA</text:p>
          </table:table-cell>
          <table:table-cell office:value-type="string">
            <text:p>ESCONDIDO</text:p>
          </table:table-cell>
          <table:table-cell office:value-type="string">
            <text:p>CA</text:p>
          </table:table-cell>
          <table:table-cell office:value-type="string">
            <text:p>92025</text:p>
          </table:table-cell>
          <table:table-cell office:value-type="string">
            <text:p>76074564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525 SKEETER DRIVE</text:p>
          </table:table-cell>
          <table:table-cell office:value-type="string">
            <text:p>FAIRBANKS</text:p>
          </table:table-cell>
          <table:table-cell office:value-type="string">
            <text:p>AK</text:p>
          </table:table-cell>
          <table:table-cell office:value-type="string">
            <text:p>99709</text:p>
          </table:table-cell>
          <table:table-cell office:value-type="string">
            <text:p>90745216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50 EAST RUSSEL ST.</text:p>
          </table:table-cell>
          <table:table-cell office:value-type="string">
            <text:p>FAYETTEVILLE</text:p>
          </table:table-cell>
          <table:table-cell office:value-type="string">
            <text:p>NC</text:p>
          </table:table-cell>
          <table:table-cell office:value-type="string">
            <text:p>28301</text:p>
          </table:table-cell>
          <table:table-cell office:value-type="string">
            <text:p>91048326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320 FLORIN ROAD</text:p>
          </table:table-cell>
          <table:table-cell office:value-type="string">
            <text:p>SACRAMENTO</text:p>
          </table:table-cell>
          <table:table-cell office:value-type="string">
            <text:p>CA</text:p>
          </table:table-cell>
          <table:table-cell office:value-type="string">
            <text:p>95823</text:p>
          </table:table-cell>
          <table:table-cell office:value-type="string">
            <text:p>91639230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21 5TH</text:p>
          </table:table-cell>
          <table:table-cell office:value-type="string">
            <text:p>FT LUPTON</text:p>
          </table:table-cell>
          <table:table-cell office:value-type="string">
            <text:p>CO</text:p>
          </table:table-cell>
          <table:table-cell office:value-type="string">
            <text:p>80621</text:p>
          </table:table-cell>
          <table:table-cell office:value-type="string">
            <text:p>3038572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030 OSGOOD COURT</text:p>
          </table:table-cell>
          <table:table-cell office:value-type="string">
            <text:p>FREMONT</text:p>
          </table:table-cell>
          <table:table-cell office:value-type="string">
            <text:p>CA</text:p>
          </table:table-cell>
          <table:table-cell office:value-type="string">
            <text:p>94539</text:p>
          </table:table-cell>
          <table:table-cell office:value-type="string">
            <text:p>51065616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051 COMMERCE CIRCLE</text:p>
          </table:table-cell>
          <table:table-cell office:value-type="string">
            <text:p>PLEASANTON</text:p>
          </table:table-cell>
          <table:table-cell office:value-type="string">
            <text:p>CA</text:p>
          </table:table-cell>
          <table:table-cell office:value-type="string">
            <text:p>94588</text:p>
          </table:table-cell>
          <table:table-cell office:value-type="string">
            <text:p>925225010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19B SOUTH JEFFERSON ST</text:p>
          </table:table-cell>
          <table:table-cell office:value-type="string">
            <text:p>FREDERICK</text:p>
          </table:table-cell>
          <table:table-cell office:value-type="string">
            <text:p>MD</text:p>
          </table:table-cell>
          <table:table-cell office:value-type="string">
            <text:p>21701</text:p>
          </table:table-cell>
          <table:table-cell office:value-type="string">
            <text:p>30162094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63 WARRENTON RD</text:p>
          </table:table-cell>
          <table:table-cell office:value-type="string">
            <text:p>FREDERICKSBURG</text:p>
          </table:table-cell>
          <table:table-cell office:value-type="string">
            <text:p>VA</text:p>
          </table:table-cell>
          <table:table-cell office:value-type="string">
            <text:p>22405</text:p>
          </table:table-cell>
          <table:table-cell office:value-type="string">
            <text:p>54037412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442 LAFAYETTE BLVD</text:p>
          </table:table-cell>
          <table:table-cell office:value-type="string">
            <text:p>FREDERICKSBURG</text:p>
          </table:table-cell>
          <table:table-cell office:value-type="string">
            <text:p>VA</text:p>
          </table:table-cell>
          <table:table-cell office:value-type="string">
            <text:p>22408</text:p>
          </table:table-cell>
          <table:table-cell office:value-type="string">
            <text:p>54089820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0 BISHOP DRIVE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E3B 5C8</text:p>
          </table:table-cell>
          <table:table-cell office:value-type="string">
            <text:p>506458973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515 <text:s/>E.TULARE STREET</text:p>
          </table:table-cell>
          <table:table-cell office:value-type="string">
            <text:p>FRESNO</text:p>
          </table:table-cell>
          <table:table-cell office:value-type="string">
            <text:p>CA</text:p>
          </table:table-cell>
          <table:table-cell office:value-type="string">
            <text:p>93702</text:p>
          </table:table-cell>
          <table:table-cell office:value-type="string">
            <text:p>55926620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00 MONMOUTH BLVD</text:p>
          </table:table-cell>
          <table:table-cell office:value-type="string">
            <text:p>GALESBURG</text:p>
          </table:table-cell>
          <table:table-cell office:value-type="string">
            <text:p>IL</text:p>
          </table:table-cell>
          <table:table-cell office:value-type="string">
            <text:p>61401</text:p>
          </table:table-cell>
          <table:table-cell office:value-type="string">
            <text:p>30934404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8 BENNETT DRIVE</text:p>
          </table:table-cell>
          <table:table-cell office:value-type="string">
            <text:p>GANDER</text:p>
          </table:table-cell>
          <table:table-cell office:value-type="string">
            <text:p>NL</text:p>
          </table:table-cell>
          <table:table-cell office:value-type="string">
            <text:p>A1V 2E4</text:p>
          </table:table-cell>
          <table:table-cell office:value-type="string">
            <text:p>709651352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24 GARRISONVILLE ROAD</text:p>
          </table:table-cell>
          <table:table-cell office:value-type="string">
            <text:p>GARRISONVILLE</text:p>
          </table:table-cell>
          <table:table-cell office:value-type="string">
            <text:p>VA</text:p>
          </table:table-cell>
          <table:table-cell office:value-type="string">
            <text:p>22554</text:p>
          </table:table-cell>
          <table:table-cell office:value-type="string">
            <text:p>540659409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34 GUELPH ST.</text:p>
          </table:table-cell>
          <table:table-cell office:value-type="string">
            <text:p>GEORGETOWN</text:p>
          </table:table-cell>
          <table:table-cell office:value-type="string">
            <text:p>ON</text:p>
          </table:table-cell>
          <table:table-cell office:value-type="string">
            <text:p>L7G 4B5</text:p>
          </table:table-cell>
          <table:table-cell office:value-type="string">
            <text:p>905877516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35 KLEIN AVE</text:p>
          </table:table-cell>
          <table:table-cell office:value-type="string">
            <text:p>GLASGOW</text:p>
          </table:table-cell>
          <table:table-cell office:value-type="string">
            <text:p>MT</text:p>
          </table:table-cell>
          <table:table-cell office:value-type="string">
            <text:p>59230</text:p>
          </table:table-cell>
          <table:table-cell office:value-type="string">
            <text:p>40622893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16 SUNCOAST DR E</text:p>
          </table:table-cell>
          <table:table-cell office:value-type="string">
            <text:p>GODERICH</text:p>
          </table:table-cell>
          <table:table-cell office:value-type="string">
            <text:p>ON</text:p>
          </table:table-cell>
          <table:table-cell office:value-type="string">
            <text:p>N7A 4N7</text:p>
          </table:table-cell>
          <table:table-cell office:value-type="string">
            <text:p>519524196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08 N WILLIAMS STREET</text:p>
          </table:table-cell>
          <table:table-cell office:value-type="string">
            <text:p>GOLDSBORO</text:p>
          </table:table-cell>
          <table:table-cell office:value-type="string">
            <text:p>NC</text:p>
          </table:table-cell>
          <table:table-cell office:value-type="string">
            <text:p>27533</text:p>
          </table:table-cell>
          <table:table-cell office:value-type="string">
            <text:p>919734083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 CLAVETTE ST</text:p>
          </table:table-cell>
          <table:table-cell office:value-type="string">
            <text:p>GRAND FALLS</text:p>
          </table:table-cell>
          <table:table-cell office:value-type="string">
            <text:p>NB</text:p>
          </table:table-cell>
          <table:table-cell office:value-type="string">
            <text:p>E3Y 3W5</text:p>
          </table:table-cell>
          <table:table-cell office:value-type="string">
            <text:p>506475812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3 HARDY AVE</text:p>
          </table:table-cell>
          <table:table-cell office:value-type="string">
            <text:p>GRAND FALLS WINDSOR</text:p>
          </table:table-cell>
          <table:table-cell office:value-type="string">
            <text:p>NF</text:p>
          </table:table-cell>
          <table:table-cell office:value-type="string">
            <text:p>A2A 2P8</text:p>
          </table:table-cell>
          <table:table-cell office:value-type="string">
            <text:p>7094897728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824 SOUTH LOCUST</text:p>
          </table:table-cell>
          <table:table-cell office:value-type="string">
            <text:p>GRAND ISLAND</text:p>
          </table:table-cell>
          <table:table-cell office:value-type="string">
            <text:p>NE</text:p>
          </table:table-cell>
          <table:table-cell office:value-type="string">
            <text:p>68801</text:p>
          </table:table-cell>
          <table:table-cell office:value-type="string">
            <text:p>30839821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25 NE E STREET</text:p>
          </table:table-cell>
          <table:table-cell office:value-type="string">
            <text:p>GRANTS PASS</text:p>
          </table:table-cell>
          <table:table-cell office:value-type="string">
            <text:p>OR</text:p>
          </table:table-cell>
          <table:table-cell office:value-type="string">
            <text:p>97526</text:p>
          </table:table-cell>
          <table:table-cell office:value-type="string">
            <text:p>54147975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307 W. MARKET STREET</text:p>
          </table:table-cell>
          <table:table-cell office:value-type="string">
            <text:p>GREENSBORO</text:p>
          </table:table-cell>
          <table:table-cell office:value-type="string">
            <text:p>NC</text:p>
          </table:table-cell>
          <table:table-cell office:value-type="string">
            <text:p>27409</text:p>
          </table:table-cell>
          <table:table-cell office:value-type="string">
            <text:p>33629456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305 11 AVE SOUTH</text:p>
          </table:table-cell>
          <table:table-cell office:value-type="string">
            <text:p>GREAT FALLS</text:p>
          </table:table-cell>
          <table:table-cell office:value-type="string">
            <text:p>MT</text:p>
          </table:table-cell>
          <table:table-cell office:value-type="string">
            <text:p>59405</text:p>
          </table:table-cell>
          <table:table-cell office:value-type="string">
            <text:p>40645285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700 KEMPT ROAD</text:p>
          </table:table-cell>
          <table:table-cell office:value-type="string">
            <text:p>HALIFAX</text:p>
          </table:table-cell>
          <table:table-cell office:value-type="string">
            <text:p>NS</text:p>
          </table:table-cell>
          <table:table-cell office:value-type="string">
            <text:p>B3K 4X8</text:p>
          </table:table-cell>
          <table:table-cell office:value-type="string">
            <text:p>902493834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30 NORTH FIRST</text:p>
          </table:table-cell>
          <table:table-cell office:value-type="string">
            <text:p>HAMILTON</text:p>
          </table:table-cell>
          <table:table-cell office:value-type="string">
            <text:p>MT</text:p>
          </table:table-cell>
          <table:table-cell office:value-type="string">
            <text:p>59840</text:p>
          </table:table-cell>
          <table:table-cell office:value-type="string">
            <text:p>40636331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01 PARKDALE AVE N</text:p>
          </table:table-cell>
          <table:table-cell office:value-type="string">
            <text:p>HAMILTON</text:p>
          </table:table-cell>
          <table:table-cell office:value-type="string">
            <text:p>ON</text:p>
          </table:table-cell>
          <table:table-cell office:value-type="string">
            <text:p>L8H 5Y4</text:p>
          </table:table-cell>
          <table:table-cell office:value-type="string">
            <text:p>905544288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49 STONECHURCH UNIT RD E7&amp;8</text:p>
          </table:table-cell>
          <table:table-cell office:value-type="string">
            <text:p>HAMILTON</text:p>
          </table:table-cell>
          <table:table-cell office:value-type="string">
            <text:p>ON</text:p>
          </table:table-cell>
          <table:table-cell office:value-type="string">
            <text:p>L8W 2C6</text:p>
          </table:table-cell>
          <table:table-cell office:value-type="string">
            <text:p>905318200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30 SOUTH MAIN STREET</text:p>
          </table:table-cell>
          <table:table-cell office:value-type="string">
            <text:p>HARLEM</text:p>
          </table:table-cell>
          <table:table-cell office:value-type="string">
            <text:p>MT</text:p>
          </table:table-cell>
          <table:table-cell office:value-type="string">
            <text:p>59526</text:p>
          </table:table-cell>
          <table:table-cell office:value-type="string">
            <text:p>40635327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0 E ROCK STREET</text:p>
          </table:table-cell>
          <table:table-cell office:value-type="string">
            <text:p>HARRISONBURG</text:p>
          </table:table-cell>
          <table:table-cell office:value-type="string">
            <text:p>VA</text:p>
          </table:table-cell>
          <table:table-cell office:value-type="string">
            <text:p>22802</text:p>
          </table:table-cell>
          <table:table-cell office:value-type="string">
            <text:p>54043444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4 CONCESSION STREET N</text:p>
          </table:table-cell>
          <table:table-cell office:value-type="string">
            <text:p>HAVELOCK</text:p>
          </table:table-cell>
          <table:table-cell office:value-type="string">
            <text:p>ON</text:p>
          </table:table-cell>
          <table:table-cell office:value-type="string">
            <text:p>K0L 1Z0</text:p>
          </table:table-cell>
          <table:table-cell office:value-type="string">
            <text:p>705778330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1 SECOND ST.</text:p>
          </table:table-cell>
          <table:table-cell office:value-type="string">
            <text:p>HAVRE</text:p>
          </table:table-cell>
          <table:table-cell office:value-type="string">
            <text:p>MT</text:p>
          </table:table-cell>
          <table:table-cell office:value-type="string">
            <text:p>59501</text:p>
          </table:table-cell>
          <table:table-cell office:value-type="string">
            <text:p>40626522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429 HAYES ROAD</text:p>
          </table:table-cell>
          <table:table-cell office:value-type="string">
            <text:p>HAYES</text:p>
          </table:table-cell>
          <table:table-cell office:value-type="string">
            <text:p>VA</text:p>
          </table:table-cell>
          <table:table-cell office:value-type="string">
            <text:p>23072</text:p>
          </table:table-cell>
          <table:table-cell office:value-type="string">
            <text:p>80464221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328 N MONTANA AVE</text:p>
          </table:table-cell>
          <table:table-cell office:value-type="string">
            <text:p>HELENA</text:p>
          </table:table-cell>
          <table:table-cell office:value-type="string">
            <text:p>MT</text:p>
          </table:table-cell>
          <table:table-cell office:value-type="string">
            <text:p>59601</text:p>
          </table:table-cell>
          <table:table-cell office:value-type="string">
            <text:p>40644200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725 COMMERCIAL WAY STE 125</text:p>
          </table:table-cell>
          <table:table-cell office:value-type="string">
            <text:p>HENDERSON</text:p>
          </table:table-cell>
          <table:table-cell office:value-type="string">
            <text:p>NV</text:p>
          </table:table-cell>
          <table:table-cell office:value-type="string">
            <text:p>89011</text:p>
          </table:table-cell>
          <table:table-cell office:value-type="string">
            <text:p>70256707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35 A SW OAK ST.</text:p>
          </table:table-cell>
          <table:table-cell office:value-type="string">
            <text:p>HILLSBORO</text:p>
          </table:table-cell>
          <table:table-cell office:value-type="string">
            <text:p>OR</text:p>
          </table:table-cell>
          <table:table-cell office:value-type="string">
            <text:p>97123</text:p>
          </table:table-cell>
          <table:table-cell office:value-type="string">
            <text:p>503648219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726 LAKE ST</text:p>
          </table:table-cell>
          <table:table-cell office:value-type="string">
            <text:p>HOMER</text:p>
          </table:table-cell>
          <table:table-cell office:value-type="string">
            <text:p>AK</text:p>
          </table:table-cell>
          <table:table-cell office:value-type="string">
            <text:p>99603</text:p>
          </table:table-cell>
          <table:table-cell office:value-type="string">
            <text:p>90723564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2 W FIRST ST</text:p>
          </table:table-cell>
          <table:table-cell office:value-type="string">
            <text:p>HUTCHINSON</text:p>
          </table:table-cell>
          <table:table-cell office:value-type="string">
            <text:p>KS</text:p>
          </table:table-cell>
          <table:table-cell office:value-type="string">
            <text:p>67501</text:p>
          </table:table-cell>
          <table:table-cell office:value-type="string">
            <text:p>6206632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5460 FARGO STREET</text:p>
          </table:table-cell>
          <table:table-cell office:value-type="string">
            <text:p>INDIO</text:p>
          </table:table-cell>
          <table:table-cell office:value-type="string">
            <text:p>CA</text:p>
          </table:table-cell>
          <table:table-cell office:value-type="string">
            <text:p>92201</text:p>
          </table:table-cell>
          <table:table-cell office:value-type="string">
            <text:p>76034736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080 ARROW HWY</text:p>
          </table:table-cell>
          <table:table-cell office:value-type="string">
            <text:p>IRWINDALE</text:p>
          </table:table-cell>
          <table:table-cell office:value-type="string">
            <text:p>CA</text:p>
          </table:table-cell>
          <table:table-cell office:value-type="string">
            <text:p>91706</text:p>
          </table:table-cell>
          <table:table-cell office:value-type="string">
            <text:p>62681415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639 MCWIILIE DR</text:p>
          </table:table-cell>
          <table:table-cell office:value-type="string">
            <text:p>JACKSON</text:p>
          </table:table-cell>
          <table:table-cell office:value-type="string">
            <text:p>MS</text:p>
          </table:table-cell>
          <table:table-cell office:value-type="string">
            <text:p>39206</text:p>
          </table:table-cell>
          <table:table-cell office:value-type="string">
            <text:p>60136254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02 U.S. HWY 70, EAST</text:p>
          </table:table-cell>
          <table:table-cell office:value-type="string">
            <text:p>NEW BERN</text:p>
          </table:table-cell>
          <table:table-cell office:value-type="string">
            <text:p>NC</text:p>
          </table:table-cell>
          <table:table-cell office:value-type="string">
            <text:p>28560</text:p>
          </table:table-cell>
          <table:table-cell office:value-type="string">
            <text:p>25263761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35 WEST IDAHO ST</text:p>
          </table:table-cell>
          <table:table-cell office:value-type="string">
            <text:p>KALISPELL</text:p>
          </table:table-cell>
          <table:table-cell office:value-type="string">
            <text:p>MT</text:p>
          </table:table-cell>
          <table:table-cell office:value-type="string">
            <text:p>59901</text:p>
          </table:table-cell>
          <table:table-cell office:value-type="string">
            <text:p>406755365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720 NW 63RD ST</text:p>
          </table:table-cell>
          <table:table-cell office:value-type="string">
            <text:p>PARKVILLE</text:p>
          </table:table-cell>
          <table:table-cell office:value-type="string">
            <text:p>MO</text:p>
          </table:table-cell>
          <table:table-cell office:value-type="string">
            <text:p>64152</text:p>
          </table:table-cell>
          <table:table-cell office:value-type="string">
            <text:p>81658761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806 E WINNER</text:p>
          </table:table-cell>
          <table:table-cell office:value-type="string">
            <text:p>KANSAS CITY</text:p>
          </table:table-cell>
          <table:table-cell office:value-type="string">
            <text:p>MO</text:p>
          </table:table-cell>
          <table:table-cell office:value-type="string">
            <text:p>64125</text:p>
          </table:table-cell>
          <table:table-cell office:value-type="string">
            <text:p>816241571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19 AVENUE "A"</text:p>
          </table:table-cell>
          <table:table-cell office:value-type="string">
            <text:p>KEARNEY</text:p>
          </table:table-cell>
          <table:table-cell office:value-type="string">
            <text:p>NE</text:p>
          </table:table-cell>
          <table:table-cell office:value-type="string">
            <text:p>68847</text:p>
          </table:table-cell>
          <table:table-cell office:value-type="string">
            <text:p>308237224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6 S. WILLOW</text:p>
          </table:table-cell>
          <table:table-cell office:value-type="string">
            <text:p>KENAI</text:p>
          </table:table-cell>
          <table:table-cell office:value-type="string">
            <text:p>AK</text:p>
          </table:table-cell>
          <table:table-cell office:value-type="string">
            <text:p>99611</text:p>
          </table:table-cell>
          <table:table-cell office:value-type="string">
            <text:p>907283751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620 JUNCTION HWY</text:p>
          </table:table-cell>
          <table:table-cell office:value-type="string">
            <text:p>KERRVILLE</text:p>
          </table:table-cell>
          <table:table-cell office:value-type="string">
            <text:p>TX</text:p>
          </table:table-cell>
          <table:table-cell office:value-type="string">
            <text:p>78028</text:p>
          </table:table-cell>
          <table:table-cell office:value-type="string">
            <text:p>83036757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09 MITCHELL STREET</text:p>
          </table:table-cell>
          <table:table-cell office:value-type="string">
            <text:p>KINSTON</text:p>
          </table:table-cell>
          <table:table-cell office:value-type="string">
            <text:p>NC</text:p>
          </table:table-cell>
          <table:table-cell office:value-type="string">
            <text:p>28501</text:p>
          </table:table-cell>
          <table:table-cell office:value-type="string">
            <text:p>252527113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27 KING ST. EAST</text:p>
          </table:table-cell>
          <table:table-cell office:value-type="string">
            <text:p>KITCHENER</text:p>
          </table:table-cell>
          <table:table-cell office:value-type="string">
            <text:p>ON</text:p>
          </table:table-cell>
          <table:table-cell office:value-type="string">
            <text:p>N2G 2N1</text:p>
          </table:table-cell>
          <table:table-cell office:value-type="string">
            <text:p>519743366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725 NORTH WRIGHT ROAD</text:p>
          </table:table-cell>
          <table:table-cell office:value-type="string">
            <text:p>ALCOA</text:p>
          </table:table-cell>
          <table:table-cell office:value-type="string">
            <text:p>TN</text:p>
          </table:table-cell>
          <table:table-cell office:value-type="string">
            <text:p>37701</text:p>
          </table:table-cell>
          <table:table-cell office:value-type="string">
            <text:p>865970927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24 SHELIKOF</text:p>
          </table:table-cell>
          <table:table-cell office:value-type="string">
            <text:p>KODIAK</text:p>
          </table:table-cell>
          <table:table-cell office:value-type="string">
            <text:p>AK</text:p>
          </table:table-cell>
          <table:table-cell office:value-type="string">
            <text:p>99615</text:p>
          </table:table-cell>
          <table:table-cell office:value-type="string">
            <text:p>907486323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01 MONITOR ST.</text:p>
          </table:table-cell>
          <table:table-cell office:value-type="string">
            <text:p>LA CROSSE</text:p>
          </table:table-cell>
          <table:table-cell office:value-type="string">
            <text:p>WI</text:p>
          </table:table-cell>
          <table:table-cell office:value-type="string">
            <text:p>54603</text:p>
          </table:table-cell>
          <table:table-cell office:value-type="string">
            <text:p>60878281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109 W. OGDEN AVE.</text:p>
          </table:table-cell>
          <table:table-cell office:value-type="string">
            <text:p>BROOKFIELD</text:p>
          </table:table-cell>
          <table:table-cell office:value-type="string">
            <text:p>IL</text:p>
          </table:table-cell>
          <table:table-cell office:value-type="string">
            <text:p>60513</text:p>
          </table:table-cell>
          <table:table-cell office:value-type="string">
            <text:p>70835421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213 MAIN STREET</text:p>
          </table:table-cell>
          <table:table-cell office:value-type="string">
            <text:p>LAMONT</text:p>
          </table:table-cell>
          <table:table-cell office:value-type="string">
            <text:p>CA</text:p>
          </table:table-cell>
          <table:table-cell office:value-type="string">
            <text:p>93241</text:p>
          </table:table-cell>
          <table:table-cell office:value-type="string">
            <text:p>66184507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20 WEST MAIN ST</text:p>
          </table:table-cell>
          <table:table-cell office:value-type="string">
            <text:p>LANSDALE</text:p>
          </table:table-cell>
          <table:table-cell office:value-type="string">
            <text:p>PA</text:p>
          </table:table-cell>
          <table:table-cell office:value-type="string">
            <text:p>19446</text:p>
          </table:table-cell>
          <table:table-cell office:value-type="string">
            <text:p>21585563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48 NORTH SAGINAW</text:p>
          </table:table-cell>
          <table:table-cell office:value-type="string">
            <text:p>LAPEER</text:p>
          </table:table-cell>
          <table:table-cell office:value-type="string">
            <text:p>MI</text:p>
          </table:table-cell>
          <table:table-cell office:value-type="string">
            <text:p>48446</text:p>
          </table:table-cell>
          <table:table-cell office:value-type="string">
            <text:p>810664599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00 BOULDER CITY PARKWAY</text:p>
          </table:table-cell>
          <table:table-cell office:value-type="string">
            <text:p>BOULDER CITY</text:p>
          </table:table-cell>
          <table:table-cell office:value-type="string">
            <text:p>NV</text:p>
          </table:table-cell>
          <table:table-cell office:value-type="string">
            <text:p>89005</text:p>
          </table:table-cell>
          <table:table-cell office:value-type="string">
            <text:p>70229313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738 BOULDER HWY.</text:p>
          </table:table-cell>
          <table:table-cell office:value-type="string">
            <text:p>LAS VEGAS</text:p>
          </table:table-cell>
          <table:table-cell office:value-type="string">
            <text:p>NV</text:p>
          </table:table-cell>
          <table:table-cell office:value-type="string">
            <text:p>89121</text:p>
          </table:table-cell>
          <table:table-cell office:value-type="string">
            <text:p>70264182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030 EAST SAHARA</text:p>
          </table:table-cell>
          <table:table-cell office:value-type="string">
            <text:p>LAS VEGAS</text:p>
          </table:table-cell>
          <table:table-cell office:value-type="string">
            <text:p>NV</text:p>
          </table:table-cell>
          <table:table-cell office:value-type="string">
            <text:p>89104</text:p>
          </table:table-cell>
          <table:table-cell office:value-type="string">
            <text:p>702457112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341 INDUSTRIAL RD</text:p>
          </table:table-cell>
          <table:table-cell office:value-type="string">
            <text:p>LAS VEGAS</text:p>
          </table:table-cell>
          <table:table-cell office:value-type="string">
            <text:p>NV</text:p>
          </table:table-cell>
          <table:table-cell office:value-type="string">
            <text:p>89109</text:p>
          </table:table-cell>
          <table:table-cell office:value-type="string">
            <text:p>702735189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715 N DECATUR BLVD</text:p>
          </table:table-cell>
          <table:table-cell office:value-type="string">
            <text:p>LAS VEGAS</text:p>
          </table:table-cell>
          <table:table-cell office:value-type="string">
            <text:p>NV</text:p>
          </table:table-cell>
          <table:table-cell office:value-type="string">
            <text:p>89108</text:p>
          </table:table-cell>
          <table:table-cell office:value-type="string">
            <text:p>70264621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161 N. NELLIS BLVD</text:p>
          </table:table-cell>
          <table:table-cell office:value-type="string">
            <text:p>LAS VEGAS</text:p>
          </table:table-cell>
          <table:table-cell office:value-type="string">
            <text:p>NV</text:p>
          </table:table-cell>
          <table:table-cell office:value-type="string">
            <text:p>89115</text:p>
          </table:table-cell>
          <table:table-cell office:value-type="string">
            <text:p>70264410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01 E CALVADA BLVD</text:p>
          </table:table-cell>
          <table:table-cell office:value-type="string">
            <text:p>PAHRUMP</text:p>
          </table:table-cell>
          <table:table-cell office:value-type="string">
            <text:p>NV</text:p>
          </table:table-cell>
          <table:table-cell office:value-type="string">
            <text:p>89048</text:p>
          </table:table-cell>
          <table:table-cell office:value-type="string">
            <text:p>77572743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11 S RAINBOW BLVD</text:p>
          </table:table-cell>
          <table:table-cell office:value-type="string">
            <text:p>LAS VEGAS</text:p>
          </table:table-cell>
          <table:table-cell office:value-type="string">
            <text:p>NV</text:p>
          </table:table-cell>
          <table:table-cell office:value-type="string">
            <text:p>89146</text:p>
          </table:table-cell>
          <table:table-cell office:value-type="string">
            <text:p>7022285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090 WEST PATRICK LANE</text:p>
          </table:table-cell>
          <table:table-cell office:value-type="string">
            <text:p>LAS VEGAS</text:p>
          </table:table-cell>
          <table:table-cell office:value-type="string">
            <text:p>NV</text:p>
          </table:table-cell>
          <table:table-cell office:value-type="string">
            <text:p>89118</text:p>
          </table:table-cell>
          <table:table-cell office:value-type="string">
            <text:p>70238277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751 FREESTATE DRIVE</text:p>
          </table:table-cell>
          <table:table-cell office:value-type="string">
            <text:p>LAUREL</text:p>
          </table:table-cell>
          <table:table-cell office:value-type="string">
            <text:p>MD</text:p>
          </table:table-cell>
          <table:table-cell office:value-type="string">
            <text:p>20723</text:p>
          </table:table-cell>
          <table:table-cell office:value-type="string">
            <text:p>30160406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830 W 6TH STREET</text:p>
          </table:table-cell>
          <table:table-cell office:value-type="string">
            <text:p>LAWRENCE</text:p>
          </table:table-cell>
          <table:table-cell office:value-type="string">
            <text:p>KS</text:p>
          </table:table-cell>
          <table:table-cell office:value-type="string">
            <text:p>66044</text:p>
          </table:table-cell>
          <table:table-cell office:value-type="string">
            <text:p>78584118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7 FIRST AVE S</text:p>
          </table:table-cell>
          <table:table-cell office:value-type="string">
            <text:p>LEWISTOWN</text:p>
          </table:table-cell>
          <table:table-cell office:value-type="string">
            <text:p>MT</text:p>
          </table:table-cell>
          <table:table-cell office:value-type="string">
            <text:p>59457</text:p>
          </table:table-cell>
          <table:table-cell office:value-type="string">
            <text:p>40653854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340 NORTH 60TH STREET</text:p>
          </table:table-cell>
          <table:table-cell office:value-type="string">
            <text:p>LINCOLN</text:p>
          </table:table-cell>
          <table:table-cell office:value-type="string">
            <text:p>NE</text:p>
          </table:table-cell>
          <table:table-cell office:value-type="string">
            <text:p>68507</text:p>
          </table:table-cell>
          <table:table-cell office:value-type="string">
            <text:p>40246753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6 VICTORIA AVE SOUTH</text:p>
          </table:table-cell>
          <table:table-cell office:value-type="string">
            <text:p>LINDSAY</text:p>
          </table:table-cell>
          <table:table-cell office:value-type="string">
            <text:p>ON</text:p>
          </table:table-cell>
          <table:table-cell office:value-type="string">
            <text:p>K9V 3C8</text:p>
          </table:table-cell>
          <table:table-cell office:value-type="string">
            <text:p>705324356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0 CAPITOL BEACH RD</text:p>
          </table:table-cell>
          <table:table-cell office:value-type="string">
            <text:p>LINCOLN</text:p>
          </table:table-cell>
          <table:table-cell office:value-type="string">
            <text:p>NE</text:p>
          </table:table-cell>
          <table:table-cell office:value-type="string">
            <text:p>68528</text:p>
          </table:table-cell>
          <table:table-cell office:value-type="string">
            <text:p>40247500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01 WEST PARK ST</text:p>
          </table:table-cell>
          <table:table-cell office:value-type="string">
            <text:p>LIVINGSTON</text:p>
          </table:table-cell>
          <table:table-cell office:value-type="string">
            <text:p>MT</text:p>
          </table:table-cell>
          <table:table-cell office:value-type="string">
            <text:p>59047</text:p>
          </table:table-cell>
          <table:table-cell office:value-type="string">
            <text:p>40622214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46 HORTON ST E</text:p>
          </table:table-cell>
          <table:table-cell office:value-type="string">
            <text:p>LONDON</text:p>
          </table:table-cell>
          <table:table-cell office:value-type="string">
            <text:p>ON</text:p>
          </table:table-cell>
          <table:table-cell office:value-type="string">
            <text:p>N6A 4L6</text:p>
          </table:table-cell>
          <table:table-cell office:value-type="string">
            <text:p>519679960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30 FIRST ST</text:p>
          </table:table-cell>
          <table:table-cell office:value-type="string">
            <text:p>LONDON</text:p>
          </table:table-cell>
          <table:table-cell office:value-type="string">
            <text:p>ON</text:p>
          </table:table-cell>
          <table:table-cell office:value-type="string">
            <text:p>N5W 4N1</text:p>
          </table:table-cell>
          <table:table-cell office:value-type="string">
            <text:p>519451933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10 FANSHAWE PARK RD W UNIT 1</text:p>
          </table:table-cell>
          <table:table-cell office:value-type="string">
            <text:p>LONDON</text:p>
          </table:table-cell>
          <table:table-cell office:value-type="string">
            <text:p>ON</text:p>
          </table:table-cell>
          <table:table-cell office:value-type="string">
            <text:p>N6H 5L8</text:p>
          </table:table-cell>
          <table:table-cell office:value-type="string">
            <text:p>5194744188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300 WELLINGTON ROAD SOUTH</text:p>
          </table:table-cell>
          <table:table-cell office:value-type="string">
            <text:p>LONDON</text:p>
          </table:table-cell>
          <table:table-cell office:value-type="string">
            <text:p>ON</text:p>
          </table:table-cell>
          <table:table-cell office:value-type="string">
            <text:p>N6E 2Z7</text:p>
          </table:table-cell>
          <table:table-cell office:value-type="string">
            <text:p>5196686269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55 S. OXNARD BLVD</text:p>
          </table:table-cell>
          <table:table-cell office:value-type="string">
            <text:p>OXNARD</text:p>
          </table:table-cell>
          <table:table-cell office:value-type="string">
            <text:p>CA</text:p>
          </table:table-cell>
          <table:table-cell office:value-type="string">
            <text:p>93030</text:p>
          </table:table-cell>
          <table:table-cell office:value-type="string">
            <text:p>805487044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452 MAGNOLIA BLVD</text:p>
          </table:table-cell>
          <table:table-cell office:value-type="string">
            <text:p>NORTH HOLLYWOOD</text:p>
          </table:table-cell>
          <table:table-cell office:value-type="string">
            <text:p>CA</text:p>
          </table:table-cell>
          <table:table-cell office:value-type="string">
            <text:p>91601</text:p>
          </table:table-cell>
          <table:table-cell office:value-type="string">
            <text:p>81850872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8333 6TH STREET EAST</text:p>
          </table:table-cell>
          <table:table-cell office:value-type="string">
            <text:p>PALMDALE</text:p>
          </table:table-cell>
          <table:table-cell office:value-type="string">
            <text:p>CA</text:p>
          </table:table-cell>
          <table:table-cell office:value-type="string">
            <text:p>93550</text:p>
          </table:table-cell>
          <table:table-cell office:value-type="string">
            <text:p>661947211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515 SOLEDAD CANYON RD #101</text:p>
          </table:table-cell>
          <table:table-cell office:value-type="string">
            <text:p>SANTA CLARITA</text:p>
          </table:table-cell>
          <table:table-cell office:value-type="string">
            <text:p>CA</text:p>
          </table:table-cell>
          <table:table-cell office:value-type="string">
            <text:p>91350</text:p>
          </table:table-cell>
          <table:table-cell office:value-type="string">
            <text:p>661259255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939 OXNARD STREET</text:p>
          </table:table-cell>
          <table:table-cell office:value-type="string">
            <text:p>VAN NUYS</text:p>
          </table:table-cell>
          <table:table-cell office:value-type="string">
            <text:p>CA</text:p>
          </table:table-cell>
          <table:table-cell office:value-type="string">
            <text:p>91411</text:p>
          </table:table-cell>
          <table:table-cell office:value-type="string">
            <text:p>81878680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58 NEVADA AVE</text:p>
          </table:table-cell>
          <table:table-cell office:value-type="string">
            <text:p>LOVELL</text:p>
          </table:table-cell>
          <table:table-cell office:value-type="string">
            <text:p>WY</text:p>
          </table:table-cell>
          <table:table-cell office:value-type="string">
            <text:p>82431</text:p>
          </table:table-cell>
          <table:table-cell office:value-type="string">
            <text:p>30754822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06 SACKVILLE DRIVE</text:p>
          </table:table-cell>
          <table:table-cell office:value-type="string">
            <text:p>LR SACKVILLE</text:p>
          </table:table-cell>
          <table:table-cell office:value-type="string">
            <text:p>NS</text:p>
          </table:table-cell>
          <table:table-cell office:value-type="string">
            <text:p>B4C 2R8</text:p>
          </table:table-cell>
          <table:table-cell office:value-type="string">
            <text:p>902864380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20 EAST FIRST STREET</text:p>
          </table:table-cell>
          <table:table-cell office:value-type="string">
            <text:p>SANTA ANA</text:p>
          </table:table-cell>
          <table:table-cell office:value-type="string">
            <text:p>CA</text:p>
          </table:table-cell>
          <table:table-cell office:value-type="string">
            <text:p>92701</text:p>
          </table:table-cell>
          <table:table-cell office:value-type="string">
            <text:p>714972033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76 EAST MAIN ST</text:p>
          </table:table-cell>
          <table:table-cell office:value-type="string">
            <text:p>MALONE</text:p>
          </table:table-cell>
          <table:table-cell office:value-type="string">
            <text:p>NY</text:p>
          </table:table-cell>
          <table:table-cell office:value-type="string">
            <text:p>12953</text:p>
          </table:table-cell>
          <table:table-cell office:value-type="string">
            <text:p>51848362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 SOUTH 3RD STREET EAST</text:p>
          </table:table-cell>
          <table:table-cell office:value-type="string">
            <text:p>MALTA</text:p>
          </table:table-cell>
          <table:table-cell office:value-type="string">
            <text:p>MT</text:p>
          </table:table-cell>
          <table:table-cell office:value-type="string">
            <text:p>59538</text:p>
          </table:table-cell>
          <table:table-cell office:value-type="string">
            <text:p>40665423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16 TUTTLE CREEK BLVD</text:p>
          </table:table-cell>
          <table:table-cell office:value-type="string">
            <text:p>MANHATTAN</text:p>
          </table:table-cell>
          <table:table-cell office:value-type="string">
            <text:p>KS</text:p>
          </table:table-cell>
          <table:table-cell office:value-type="string">
            <text:p>66502</text:p>
          </table:table-cell>
          <table:table-cell office:value-type="string">
            <text:p>785776948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60 DENISON ST UNIT #7</text:p>
          </table:table-cell>
          <table:table-cell office:value-type="string">
            <text:p>MARKHAM</text:p>
          </table:table-cell>
          <table:table-cell office:value-type="string">
            <text:p>ON</text:p>
          </table:table-cell>
          <table:table-cell office:value-type="string">
            <text:p>L3R 2M8</text:p>
          </table:table-cell>
          <table:table-cell office:value-type="string">
            <text:p>905475550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5 FORSYTHE ROAD</text:p>
          </table:table-cell>
          <table:table-cell office:value-type="string">
            <text:p>MARMORA</text:p>
          </table:table-cell>
          <table:table-cell office:value-type="string">
            <text:p>ON</text:p>
          </table:table-cell>
          <table:table-cell office:value-type="string">
            <text:p>K0K 2M0</text:p>
          </table:table-cell>
          <table:table-cell office:value-type="string">
            <text:p>613472030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3 NORTH MAIN</text:p>
          </table:table-cell>
          <table:table-cell office:value-type="string">
            <text:p>MARYVILLE</text:p>
          </table:table-cell>
          <table:table-cell office:value-type="string">
            <text:p>MO</text:p>
          </table:table-cell>
          <table:table-cell office:value-type="string">
            <text:p>64468</text:p>
          </table:table-cell>
          <table:table-cell office:value-type="string">
            <text:p>66058281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14 NEW SMITHVILLE HWY</text:p>
          </table:table-cell>
          <table:table-cell office:value-type="string">
            <text:p>MCMINNVILLE</text:p>
          </table:table-cell>
          <table:table-cell office:value-type="string">
            <text:p>TN</text:p>
          </table:table-cell>
          <table:table-cell office:value-type="string">
            <text:p>37110</text:p>
          </table:table-cell>
          <table:table-cell office:value-type="string">
            <text:p>93147344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35 EAST MC ANDREWS AVE</text:p>
          </table:table-cell>
          <table:table-cell office:value-type="string">
            <text:p>MEDFORD</text:p>
          </table:table-cell>
          <table:table-cell office:value-type="string">
            <text:p>OR</text:p>
          </table:table-cell>
          <table:table-cell office:value-type="string">
            <text:p>97501</text:p>
          </table:table-cell>
          <table:table-cell office:value-type="string">
            <text:p>54177384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6 W 81ST AVE US 30</text:p>
          </table:table-cell>
          <table:table-cell office:value-type="string">
            <text:p>MERRILLVILLE</text:p>
          </table:table-cell>
          <table:table-cell office:value-type="string">
            <text:p>IN</text:p>
          </table:table-cell>
          <table:table-cell office:value-type="string">
            <text:p>46410</text:p>
          </table:table-cell>
          <table:table-cell office:value-type="string">
            <text:p>21976984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60 NORTH SANDHILL</text:p>
          </table:table-cell>
          <table:table-cell office:value-type="string">
            <text:p>MESQUITE</text:p>
          </table:table-cell>
          <table:table-cell office:value-type="string">
            <text:p>NV</text:p>
          </table:table-cell>
          <table:table-cell office:value-type="string">
            <text:p>89027</text:p>
          </table:table-cell>
          <table:table-cell office:value-type="string">
            <text:p>702346524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61 VINDIN STREET</text:p>
          </table:table-cell>
          <table:table-cell office:value-type="string">
            <text:p>MIDLAND</text:p>
          </table:table-cell>
          <table:table-cell office:value-type="string">
            <text:p>ON</text:p>
          </table:table-cell>
          <table:table-cell office:value-type="string">
            <text:p>L4R 4L9</text:p>
          </table:table-cell>
          <table:table-cell office:value-type="string">
            <text:p>7055264219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4 PLEASANT STREET</text:p>
          </table:table-cell>
          <table:table-cell office:value-type="string">
            <text:p>MIRAMICHI</text:p>
          </table:table-cell>
          <table:table-cell office:value-type="string">
            <text:p>NB</text:p>
          </table:table-cell>
          <table:table-cell office:value-type="string">
            <text:p>E1V 1Y1</text:p>
          </table:table-cell>
          <table:table-cell office:value-type="string">
            <text:p>506622336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2385 MISSION BLVD</text:p>
          </table:table-cell>
          <table:table-cell office:value-type="string">
            <text:p>HAYWARD</text:p>
          </table:table-cell>
          <table:table-cell office:value-type="string">
            <text:p>CA</text:p>
          </table:table-cell>
          <table:table-cell office:value-type="string">
            <text:p>94541</text:p>
          </table:table-cell>
          <table:table-cell office:value-type="string">
            <text:p>510581161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680 MISSION BLVD</text:p>
          </table:table-cell>
          <table:table-cell office:value-type="string">
            <text:p>RIVERSIDE</text:p>
          </table:table-cell>
          <table:table-cell office:value-type="string">
            <text:p>CA</text:p>
          </table:table-cell>
          <table:table-cell office:value-type="string">
            <text:p>92509</text:p>
          </table:table-cell>
          <table:table-cell office:value-type="string">
            <text:p>95168670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20 H STREET</text:p>
          </table:table-cell>
          <table:table-cell office:value-type="string">
            <text:p>MODESTO</text:p>
          </table:table-cell>
          <table:table-cell office:value-type="string">
            <text:p>CA</text:p>
          </table:table-cell>
          <table:table-cell office:value-type="string">
            <text:p>95353</text:p>
          </table:table-cell>
          <table:table-cell office:value-type="string">
            <text:p>20952466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2 S MOLALLA AVE</text:p>
          </table:table-cell>
          <table:table-cell office:value-type="string">
            <text:p>MOLALLA</text:p>
          </table:table-cell>
          <table:table-cell office:value-type="string">
            <text:p>OR</text:p>
          </table:table-cell>
          <table:table-cell office:value-type="string">
            <text:p>97038</text:p>
          </table:table-cell>
          <table:table-cell office:value-type="string">
            <text:p>503829619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0 EDMONTON AVE.,</text:p>
          </table:table-cell>
          <table:table-cell office:value-type="string">
            <text:p>MONCTON</text:p>
          </table:table-cell>
          <table:table-cell office:value-type="string">
            <text:p>NB</text:p>
          </table:table-cell>
          <table:table-cell office:value-type="string">
            <text:p>E1C3B9</text:p>
          </table:table-cell>
          <table:table-cell office:value-type="string">
            <text:p>506853881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304 WEST BROADWAY</text:p>
          </table:table-cell>
          <table:table-cell office:value-type="string">
            <text:p>MISSOULA</text:p>
          </table:table-cell>
          <table:table-cell office:value-type="string">
            <text:p>MT</text:p>
          </table:table-cell>
          <table:table-cell office:value-type="string">
            <text:p>59808</text:p>
          </table:table-cell>
          <table:table-cell office:value-type="string">
            <text:p>406721285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25 E WASHINGTON</text:p>
          </table:table-cell>
          <table:table-cell office:value-type="string">
            <text:p>MOUNT PLEASANT</text:p>
          </table:table-cell>
          <table:table-cell office:value-type="string">
            <text:p>IA</text:p>
          </table:table-cell>
          <table:table-cell office:value-type="string">
            <text:p>52641</text:p>
          </table:table-cell>
          <table:table-cell office:value-type="string">
            <text:p>31938580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3 RICHMOND BLVD</text:p>
          </table:table-cell>
          <table:table-cell office:value-type="string">
            <text:p>NAPANEE</text:p>
          </table:table-cell>
          <table:table-cell office:value-type="string">
            <text:p>ON</text:p>
          </table:table-cell>
          <table:table-cell office:value-type="string">
            <text:p>K7R 3Z8</text:p>
          </table:table-cell>
          <table:table-cell office:value-type="string">
            <text:p>613354334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4 NORTH 800 EAST</text:p>
          </table:table-cell>
          <table:table-cell office:value-type="string">
            <text:p>ST. GEORGE</text:p>
          </table:table-cell>
          <table:table-cell office:value-type="string">
            <text:p>UT</text:p>
          </table:table-cell>
          <table:table-cell office:value-type="string">
            <text:p>84770</text:p>
          </table:table-cell>
          <table:table-cell office:value-type="string">
            <text:p>43567361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 CLEOPATRA DRIVE</text:p>
          </table:table-cell>
          <table:table-cell office:value-type="string">
            <text:p>NEPEAN</text:p>
          </table:table-cell>
          <table:table-cell office:value-type="string">
            <text:p>ON</text:p>
          </table:table-cell>
          <table:table-cell office:value-type="string">
            <text:p>K2G 0B3</text:p>
          </table:table-cell>
          <table:table-cell office:value-type="string">
            <text:p>613225922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020 BOWLARAMA DR.</text:p>
          </table:table-cell>
          <table:table-cell office:value-type="string">
            <text:p>NEW CASTLE</text:p>
          </table:table-cell>
          <table:table-cell office:value-type="string">
            <text:p>DE</text:p>
          </table:table-cell>
          <table:table-cell office:value-type="string">
            <text:p>19720</text:p>
          </table:table-cell>
          <table:table-cell office:value-type="string">
            <text:p>30265272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28 PINEOLA STREET</text:p>
          </table:table-cell>
          <table:table-cell office:value-type="string">
            <text:p>NEWLAND</text:p>
          </table:table-cell>
          <table:table-cell office:value-type="string">
            <text:p>NC</text:p>
          </table:table-cell>
          <table:table-cell office:value-type="string">
            <text:p>28657</text:p>
          </table:table-cell>
          <table:table-cell office:value-type="string">
            <text:p>828733900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70 STEVEN COURT</text:p>
          </table:table-cell>
          <table:table-cell office:value-type="string">
            <text:p>NEWMARKET</text:p>
          </table:table-cell>
          <table:table-cell office:value-type="string">
            <text:p>ON</text:p>
          </table:table-cell>
          <table:table-cell office:value-type="string">
            <text:p>L3Y 6Z2</text:p>
          </table:table-cell>
          <table:table-cell office:value-type="string">
            <text:p>905954071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5 E. OLIVE</text:p>
          </table:table-cell>
          <table:table-cell office:value-type="string">
            <text:p>NEWPORT</text:p>
          </table:table-cell>
          <table:table-cell office:value-type="string">
            <text:p>OR</text:p>
          </table:table-cell>
          <table:table-cell office:value-type="string">
            <text:p>97365</text:p>
          </table:table-cell>
          <table:table-cell office:value-type="string">
            <text:p>54126522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1 S MERIDIAN</text:p>
          </table:table-cell>
          <table:table-cell office:value-type="string">
            <text:p>NEWTON</text:p>
          </table:table-cell>
          <table:table-cell office:value-type="string">
            <text:p>KS</text:p>
          </table:table-cell>
          <table:table-cell office:value-type="string">
            <text:p>67114</text:p>
          </table:table-cell>
          <table:table-cell office:value-type="string">
            <text:p>31628352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100 THOROLD STONE ROAD</text:p>
          </table:table-cell>
          <table:table-cell office:value-type="string">
            <text:p>NIAGARA FALLS</text:p>
          </table:table-cell>
          <table:table-cell office:value-type="string">
            <text:p>ON</text:p>
          </table:table-cell>
          <table:table-cell office:value-type="string">
            <text:p>L2J 1A3</text:p>
          </table:table-cell>
          <table:table-cell office:value-type="string">
            <text:p>9053577878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20 N. SALCEDO ST.</text:p>
          </table:table-cell>
          <table:table-cell office:value-type="string">
            <text:p>NEW ORLEANS</text:p>
          </table:table-cell>
          <table:table-cell office:value-type="string">
            <text:p>LA</text:p>
          </table:table-cell>
          <table:table-cell office:value-type="string">
            <text:p>70119</text:p>
          </table:table-cell>
          <table:table-cell office:value-type="string">
            <text:p>50482222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01 VETARANS HWY</text:p>
          </table:table-cell>
          <table:table-cell office:value-type="string">
            <text:p>METAIRIE</text:p>
          </table:table-cell>
          <table:table-cell office:value-type="string">
            <text:p>LA</text:p>
          </table:table-cell>
          <table:table-cell office:value-type="string">
            <text:p>70005</text:p>
          </table:table-cell>
          <table:table-cell office:value-type="string">
            <text:p>50483460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76 HAMMOND ST</text:p>
          </table:table-cell>
          <table:table-cell office:value-type="string">
            <text:p>NORTH BAY</text:p>
          </table:table-cell>
          <table:table-cell office:value-type="string">
            <text:p>ON</text:p>
          </table:table-cell>
          <table:table-cell office:value-type="string">
            <text:p>P1B 2J3</text:p>
          </table:table-cell>
          <table:table-cell office:value-type="string">
            <text:p>705840105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20 NORTH 2100 WEST</text:p>
          </table:table-cell>
          <table:table-cell office:value-type="string">
            <text:p>ST. GEORGE</text:p>
          </table:table-cell>
          <table:table-cell office:value-type="string">
            <text:p>UT</text:p>
          </table:table-cell>
          <table:table-cell office:value-type="string">
            <text:p>84770</text:p>
          </table:table-cell>
          <table:table-cell office:value-type="string">
            <text:p>43567335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46 SPEERS RD UNIT 25</text:p>
          </table:table-cell>
          <table:table-cell office:value-type="string">
            <text:p>OAKVILLE</text:p>
          </table:table-cell>
          <table:table-cell office:value-type="string">
            <text:p>ON</text:p>
          </table:table-cell>
          <table:table-cell office:value-type="string">
            <text:p>L6L 2X4</text:p>
          </table:table-cell>
          <table:table-cell office:value-type="string">
            <text:p>905844326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31 MISSION AVE</text:p>
          </table:table-cell>
          <table:table-cell office:value-type="string">
            <text:p>OCEANSIDE</text:p>
          </table:table-cell>
          <table:table-cell office:value-type="string">
            <text:p>CA</text:p>
          </table:table-cell>
          <table:table-cell office:value-type="string">
            <text:p>92054</text:p>
          </table:table-cell>
          <table:table-cell office:value-type="string">
            <text:p>76072219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3 QUEEN STREET</text:p>
          </table:table-cell>
          <table:table-cell office:value-type="string">
            <text:p>NORTH SYDNEY</text:p>
          </table:table-cell>
          <table:table-cell office:value-type="string">
            <text:p>NS</text:p>
          </table:table-cell>
          <table:table-cell office:value-type="string">
            <text:p>B2A 3M1</text:p>
          </table:table-cell>
          <table:table-cell office:value-type="string">
            <text:p>902794477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15 WASHINGTON ST</text:p>
          </table:table-cell>
          <table:table-cell office:value-type="string">
            <text:p>BLAIR</text:p>
          </table:table-cell>
          <table:table-cell office:value-type="string">
            <text:p>NE</text:p>
          </table:table-cell>
          <table:table-cell office:value-type="string">
            <text:p>68008</text:p>
          </table:table-cell>
          <table:table-cell office:value-type="string">
            <text:p>40242646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801 BLONDO</text:p>
          </table:table-cell>
          <table:table-cell office:value-type="string">
            <text:p>OMAHA</text:p>
          </table:table-cell>
          <table:table-cell office:value-type="string">
            <text:p>NE</text:p>
          </table:table-cell>
          <table:table-cell office:value-type="string">
            <text:p>68154</text:p>
          </table:table-cell>
          <table:table-cell office:value-type="string">
            <text:p>4024458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40 W. COLLINS AVE.</text:p>
          </table:table-cell>
          <table:table-cell office:value-type="string">
            <text:p>ORANGE</text:p>
          </table:table-cell>
          <table:table-cell office:value-type="string">
            <text:p>CA</text:p>
          </table:table-cell>
          <table:table-cell office:value-type="string">
            <text:p>92867</text:p>
          </table:table-cell>
          <table:table-cell office:value-type="string">
            <text:p>71453247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304 <text:s/>GREENBACK <text:s/>LANE</text:p>
          </table:table-cell>
          <table:table-cell office:value-type="string">
            <text:p>ORANGEVALE</text:p>
          </table:table-cell>
          <table:table-cell office:value-type="string">
            <text:p>CA</text:p>
          </table:table-cell>
          <table:table-cell office:value-type="string">
            <text:p>95662</text:p>
          </table:table-cell>
          <table:table-cell office:value-type="string">
            <text:p>916988029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050 W COLONIAL DR</text:p>
          </table:table-cell>
          <table:table-cell office:value-type="string">
            <text:p>WINTER GARDEN</text:p>
          </table:table-cell>
          <table:table-cell office:value-type="string">
            <text:p>FL</text:p>
          </table:table-cell>
          <table:table-cell office:value-type="string">
            <text:p>34787</text:p>
          </table:table-cell>
          <table:table-cell office:value-type="string">
            <text:p>40790504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39 BLOOR ST WEST</text:p>
          </table:table-cell>
          <table:table-cell office:value-type="string">
            <text:p>OSHAWA</text:p>
          </table:table-cell>
          <table:table-cell office:value-type="string">
            <text:p>ON</text:p>
          </table:table-cell>
          <table:table-cell office:value-type="string">
            <text:p>L1J 5Y6</text:p>
          </table:table-cell>
          <table:table-cell office:value-type="string">
            <text:p>905725475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875 N JACKSON</text:p>
          </table:table-cell>
          <table:table-cell office:value-type="string">
            <text:p>OSHKOSH</text:p>
          </table:table-cell>
          <table:table-cell office:value-type="string">
            <text:p>WI</text:p>
          </table:table-cell>
          <table:table-cell office:value-type="string">
            <text:p>54901</text:p>
          </table:table-cell>
          <table:table-cell office:value-type="string">
            <text:p>92023339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28 STAR TOP ROAD</text:p>
          </table:table-cell>
          <table:table-cell office:value-type="string">
            <text:p>OTTAWA</text:p>
          </table:table-cell>
          <table:table-cell office:value-type="string">
            <text:p>ON</text:p>
          </table:table-cell>
          <table:table-cell office:value-type="string">
            <text:p>K1B 3W6</text:p>
          </table:table-cell>
          <table:table-cell office:value-type="string">
            <text:p>613749522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40 3RD AVENUE E</text:p>
          </table:table-cell>
          <table:table-cell office:value-type="string">
            <text:p>OWEN SOUND</text:p>
          </table:table-cell>
          <table:table-cell office:value-type="string">
            <text:p>ON</text:p>
          </table:table-cell>
          <table:table-cell office:value-type="string">
            <text:p>N4K 2L2</text:p>
          </table:table-cell>
          <table:table-cell office:value-type="string">
            <text:p>519376758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48 S COLONY AVE</text:p>
          </table:table-cell>
          <table:table-cell office:value-type="string">
            <text:p>PALMER</text:p>
          </table:table-cell>
          <table:table-cell office:value-type="string">
            <text:p>AK</text:p>
          </table:table-cell>
          <table:table-cell office:value-type="string">
            <text:p>99645</text:p>
          </table:table-cell>
          <table:table-cell office:value-type="string">
            <text:p>90774544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30 RAILROAD</text:p>
          </table:table-cell>
          <table:table-cell office:value-type="string">
            <text:p>PASO ROBLES</text:p>
          </table:table-cell>
          <table:table-cell office:value-type="string">
            <text:p>CA</text:p>
          </table:table-cell>
          <table:table-cell office:value-type="string">
            <text:p>93446</text:p>
          </table:table-cell>
          <table:table-cell office:value-type="string">
            <text:p>80523810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300 WESTFIELD AVE</text:p>
          </table:table-cell>
          <table:table-cell office:value-type="string">
            <text:p>PENNSAUKEN</text:p>
          </table:table-cell>
          <table:table-cell office:value-type="string">
            <text:p>NJ</text:p>
          </table:table-cell>
          <table:table-cell office:value-type="string">
            <text:p>08110</text:p>
          </table:table-cell>
          <table:table-cell office:value-type="string">
            <text:p>85666549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94 RYE STREET</text:p>
          </table:table-cell>
          <table:table-cell office:value-type="string">
            <text:p>PETERBOROUGH</text:p>
          </table:table-cell>
          <table:table-cell office:value-type="string">
            <text:p>ON</text:p>
          </table:table-cell>
          <table:table-cell office:value-type="string">
            <text:p>K9J 6W9</text:p>
          </table:table-cell>
          <table:table-cell office:value-type="string">
            <text:p>705745247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434 W GLENDALE</text:p>
          </table:table-cell>
          <table:table-cell office:value-type="string">
            <text:p>GLENDALE</text:p>
          </table:table-cell>
          <table:table-cell office:value-type="string">
            <text:p>AZ</text:p>
          </table:table-cell>
          <table:table-cell office:value-type="string">
            <text:p>85301</text:p>
          </table:table-cell>
          <table:table-cell office:value-type="string">
            <text:p>62393486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801 GRAND AVE</text:p>
          </table:table-cell>
          <table:table-cell office:value-type="string">
            <text:p>SURPRISE</text:p>
          </table:table-cell>
          <table:table-cell office:value-type="string">
            <text:p>AZ</text:p>
          </table:table-cell>
          <table:table-cell office:value-type="string">
            <text:p>85374</text:p>
          </table:table-cell>
          <table:table-cell office:value-type="string">
            <text:p>62358386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631 NORTH 32ND ST</text:p>
          </table:table-cell>
          <table:table-cell office:value-type="string">
            <text:p>PHOENIX</text:p>
          </table:table-cell>
          <table:table-cell office:value-type="string">
            <text:p>AZ</text:p>
          </table:table-cell>
          <table:table-cell office:value-type="string">
            <text:p>85032</text:p>
          </table:table-cell>
          <table:table-cell office:value-type="string">
            <text:p>60297118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9 YORK STREET</text:p>
          </table:table-cell>
          <table:table-cell office:value-type="string">
            <text:p>PICTON</text:p>
          </table:table-cell>
          <table:table-cell office:value-type="string">
            <text:p>ON</text:p>
          </table:table-cell>
          <table:table-cell office:value-type="string">
            <text:p>K0K 2T0</text:p>
          </table:table-cell>
          <table:table-cell office:value-type="string">
            <text:p>613476217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01 BRANCH</text:p>
          </table:table-cell>
          <table:table-cell office:value-type="string">
            <text:p>PLATTE CITY</text:p>
          </table:table-cell>
          <table:table-cell office:value-type="string">
            <text:p>MO</text:p>
          </table:table-cell>
          <table:table-cell office:value-type="string">
            <text:p>64079</text:p>
          </table:table-cell>
          <table:table-cell office:value-type="string">
            <text:p>81685858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187 LAFAYETTE STREET</text:p>
          </table:table-cell>
          <table:table-cell office:value-type="string">
            <text:p>MARIANNA</text:p>
          </table:table-cell>
          <table:table-cell office:value-type="string">
            <text:p>FL</text:p>
          </table:table-cell>
          <table:table-cell office:value-type="string">
            <text:p>32446</text:p>
          </table:table-cell>
          <table:table-cell office:value-type="string">
            <text:p>85052625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77 WEST COULTER</text:p>
          </table:table-cell>
          <table:table-cell office:value-type="string">
            <text:p>POWELL</text:p>
          </table:table-cell>
          <table:table-cell office:value-type="string">
            <text:p>WY</text:p>
          </table:table-cell>
          <table:table-cell office:value-type="string">
            <text:p>82435</text:p>
          </table:table-cell>
          <table:table-cell office:value-type="string">
            <text:p>307754512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201 GLENWOOD AVE - SUITE 100</text:p>
          </table:table-cell>
          <table:table-cell office:value-type="string">
            <text:p>RALEIGH</text:p>
          </table:table-cell>
          <table:table-cell office:value-type="string">
            <text:p>NC</text:p>
          </table:table-cell>
          <table:table-cell office:value-type="string">
            <text:p>27612</text:p>
          </table:table-cell>
          <table:table-cell office:value-type="string">
            <text:p>91978726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00 E WILLIAMS STREET</text:p>
          </table:table-cell>
          <table:table-cell office:value-type="string">
            <text:p>APEX</text:p>
          </table:table-cell>
          <table:table-cell office:value-type="string">
            <text:p>NC</text:p>
          </table:table-cell>
          <table:table-cell office:value-type="string">
            <text:p>27502</text:p>
          </table:table-cell>
          <table:table-cell office:value-type="string">
            <text:p>91936741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10 AUTOMOTIVE WAY</text:p>
          </table:table-cell>
          <table:table-cell office:value-type="string">
            <text:p>RALEIGH</text:p>
          </table:table-cell>
          <table:table-cell office:value-type="string">
            <text:p>NC</text:p>
          </table:table-cell>
          <table:table-cell office:value-type="string">
            <text:p>27604</text:p>
          </table:table-cell>
          <table:table-cell office:value-type="string">
            <text:p>91983330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730 FIDELITY BLVD</text:p>
          </table:table-cell>
          <table:table-cell office:value-type="string">
            <text:p>RALEIGH</text:p>
          </table:table-cell>
          <table:table-cell office:value-type="string">
            <text:p>NC</text:p>
          </table:table-cell>
          <table:table-cell office:value-type="string">
            <text:p>27617</text:p>
          </table:table-cell>
          <table:table-cell office:value-type="string">
            <text:p>91957103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08 GERMANTOWN ROAD</text:p>
          </table:table-cell>
          <table:table-cell office:value-type="string">
            <text:p>RALEIGH</text:p>
          </table:table-cell>
          <table:table-cell office:value-type="string">
            <text:p>NC</text:p>
          </table:table-cell>
          <table:table-cell office:value-type="string">
            <text:p>27607</text:p>
          </table:table-cell>
          <table:table-cell office:value-type="string">
            <text:p>91985112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907 NEW BERN AVENUE</text:p>
          </table:table-cell>
          <table:table-cell office:value-type="string">
            <text:p>RALEIGH</text:p>
          </table:table-cell>
          <table:table-cell office:value-type="string">
            <text:p>NC</text:p>
          </table:table-cell>
          <table:table-cell office:value-type="string">
            <text:p>27610</text:p>
          </table:table-cell>
          <table:table-cell office:value-type="string">
            <text:p>919255175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321 S WILMINGTON ST EXT</text:p>
          </table:table-cell>
          <table:table-cell office:value-type="string">
            <text:p>RALEIGH</text:p>
          </table:table-cell>
          <table:table-cell office:value-type="string">
            <text:p>NC</text:p>
          </table:table-cell>
          <table:table-cell office:value-type="string">
            <text:p>27603</text:p>
          </table:table-cell>
          <table:table-cell office:value-type="string">
            <text:p>91932903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09 S. MAIN STREET</text:p>
          </table:table-cell>
          <table:table-cell office:value-type="string">
            <text:p>WAKE FOREST</text:p>
          </table:table-cell>
          <table:table-cell office:value-type="string">
            <text:p>NC</text:p>
          </table:table-cell>
          <table:table-cell office:value-type="string">
            <text:p>27587</text:p>
          </table:table-cell>
          <table:table-cell office:value-type="string">
            <text:p>91955688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525 <text:s/>FOLSOM <text:s/>BLVD</text:p>
          </table:table-cell>
          <table:table-cell office:value-type="string">
            <text:p>RANCHO CORDOVA</text:p>
          </table:table-cell>
          <table:table-cell office:value-type="string">
            <text:p>CA</text:p>
          </table:table-cell>
          <table:table-cell office:value-type="string">
            <text:p>95670</text:p>
          </table:table-cell>
          <table:table-cell office:value-type="string">
            <text:p>91636348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15 CAMBELL</text:p>
          </table:table-cell>
          <table:table-cell office:value-type="string">
            <text:p>RAPID CITY</text:p>
          </table:table-cell>
          <table:table-cell office:value-type="string">
            <text:p>SD</text:p>
          </table:table-cell>
          <table:table-cell office:value-type="string">
            <text:p>57701</text:p>
          </table:table-cell>
          <table:table-cell office:value-type="string">
            <text:p>60534825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307 SOUTH BROADWAY</text:p>
          </table:table-cell>
          <table:table-cell office:value-type="string">
            <text:p>RED HOOK</text:p>
          </table:table-cell>
          <table:table-cell office:value-type="string">
            <text:p>NY</text:p>
          </table:table-cell>
          <table:table-cell office:value-type="string">
            <text:p>12571</text:p>
          </table:table-cell>
          <table:table-cell office:value-type="string">
            <text:p>84575812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90 SOUTH ROCK BLVD. SUITE D</text:p>
          </table:table-cell>
          <table:table-cell office:value-type="string">
            <text:p>RENO</text:p>
          </table:table-cell>
          <table:table-cell office:value-type="string">
            <text:p>NV</text:p>
          </table:table-cell>
          <table:table-cell office:value-type="string">
            <text:p>89502</text:p>
          </table:table-cell>
          <table:table-cell office:value-type="string">
            <text:p>775857181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055 MECHANICSVILLE PIKE</text:p>
          </table:table-cell>
          <table:table-cell office:value-type="string">
            <text:p>MECHANICSVILLE</text:p>
          </table:table-cell>
          <table:table-cell office:value-type="string">
            <text:p>VA</text:p>
          </table:table-cell>
          <table:table-cell office:value-type="string">
            <text:p>23111</text:p>
          </table:table-cell>
          <table:table-cell office:value-type="string">
            <text:p>804746932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408 WILLIAMSBURG RD</text:p>
          </table:table-cell>
          <table:table-cell office:value-type="string">
            <text:p>RICHMOND</text:p>
          </table:table-cell>
          <table:table-cell office:value-type="string">
            <text:p>VA</text:p>
          </table:table-cell>
          <table:table-cell office:value-type="string">
            <text:p>23231</text:p>
          </table:table-cell>
          <table:table-cell office:value-type="string">
            <text:p>804222105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481 W. BROAD ST.</text:p>
          </table:table-cell>
          <table:table-cell office:value-type="string">
            <text:p>RICHMOND</text:p>
          </table:table-cell>
          <table:table-cell office:value-type="string">
            <text:p>VA</text:p>
          </table:table-cell>
          <table:table-cell office:value-type="string">
            <text:p>23233</text:p>
          </table:table-cell>
          <table:table-cell office:value-type="string">
            <text:p>80436023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265 E. AIRPORT DRIVE</text:p>
          </table:table-cell>
          <table:table-cell office:value-type="string">
            <text:p>ONTARIO</text:p>
          </table:table-cell>
          <table:table-cell office:value-type="string">
            <text:p>CA</text:p>
          </table:table-cell>
          <table:table-cell office:value-type="string">
            <text:p>91761</text:p>
          </table:table-cell>
          <table:table-cell office:value-type="string">
            <text:p>909390988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11 N. FEDERAL BLVD</text:p>
          </table:table-cell>
          <table:table-cell office:value-type="string">
            <text:p>RIVERTON</text:p>
          </table:table-cell>
          <table:table-cell office:value-type="string">
            <text:p>WY</text:p>
          </table:table-cell>
          <table:table-cell office:value-type="string">
            <text:p>82501</text:p>
          </table:table-cell>
          <table:table-cell office:value-type="string">
            <text:p>30785622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4215 10TH STREET</text:p>
          </table:table-cell>
          <table:table-cell office:value-type="string">
            <text:p>LANCASTER</text:p>
          </table:table-cell>
          <table:table-cell office:value-type="string">
            <text:p>CA</text:p>
          </table:table-cell>
          <table:table-cell office:value-type="string">
            <text:p>93534</text:p>
          </table:table-cell>
          <table:table-cell office:value-type="string">
            <text:p>66194828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45 W. HOLT BLVD</text:p>
          </table:table-cell>
          <table:table-cell office:value-type="string">
            <text:p>ONTARIO</text:p>
          </table:table-cell>
          <table:table-cell office:value-type="string">
            <text:p>CA</text:p>
          </table:table-cell>
          <table:table-cell office:value-type="string">
            <text:p>91762</text:p>
          </table:table-cell>
          <table:table-cell office:value-type="string">
            <text:p>90998424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5 N. HERSHEY</text:p>
          </table:table-cell>
          <table:table-cell office:value-type="string">
            <text:p>POMONA</text:p>
          </table:table-cell>
          <table:table-cell office:value-type="string">
            <text:p>CA</text:p>
          </table:table-cell>
          <table:table-cell office:value-type="string">
            <text:p>91767</text:p>
          </table:table-cell>
          <table:table-cell office:value-type="string">
            <text:p>90962312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96 N. 5TH AVENUE</text:p>
          </table:table-cell>
          <table:table-cell office:value-type="string">
            <text:p>UPLAND</text:p>
          </table:table-cell>
          <table:table-cell office:value-type="string">
            <text:p>CA</text:p>
          </table:table-cell>
          <table:table-cell office:value-type="string">
            <text:p>91786</text:p>
          </table:table-cell>
          <table:table-cell office:value-type="string">
            <text:p>90998527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015 <text:s/>PACIFIC ST <text:s text:c="2"/># 1</text:p>
          </table:table-cell>
          <table:table-cell office:value-type="string">
            <text:p>ROCKLIN</text:p>
          </table:table-cell>
          <table:table-cell office:value-type="string">
            <text:p>CA</text:p>
          </table:table-cell>
          <table:table-cell office:value-type="string">
            <text:p>95677</text:p>
          </table:table-cell>
          <table:table-cell office:value-type="string">
            <text:p>91662451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3897 US HWY 93</text:p>
          </table:table-cell>
          <table:table-cell office:value-type="string">
            <text:p>RONAN</text:p>
          </table:table-cell>
          <table:table-cell office:value-type="string">
            <text:p>MT</text:p>
          </table:table-cell>
          <table:table-cell office:value-type="string">
            <text:p>59864</text:p>
          </table:table-cell>
          <table:table-cell office:value-type="string">
            <text:p>4066763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 KAREN RD</text:p>
          </table:table-cell>
          <table:table-cell office:value-type="string">
            <text:p>BELMONT</text:p>
          </table:table-cell>
          <table:table-cell office:value-type="string">
            <text:p>CA</text:p>
          </table:table-cell>
          <table:table-cell office:value-type="string">
            <text:p>94002</text:p>
          </table:table-cell>
          <table:table-cell office:value-type="string">
            <text:p>80039947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00 GILMAN ST</text:p>
          </table:table-cell>
          <table:table-cell office:value-type="string">
            <text:p>BERKELEY</text:p>
          </table:table-cell>
          <table:table-cell office:value-type="string">
            <text:p>CA</text:p>
          </table:table-cell>
          <table:table-cell office:value-type="string">
            <text:p>94710</text:p>
          </table:table-cell>
          <table:table-cell office:value-type="string">
            <text:p>510528809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55 FEE DRIVE</text:p>
          </table:table-cell>
          <table:table-cell office:value-type="string">
            <text:p>SACRAMENTO</text:p>
          </table:table-cell>
          <table:table-cell office:value-type="string">
            <text:p>CA</text:p>
          </table:table-cell>
          <table:table-cell office:value-type="string">
            <text:p>95815</text:p>
          </table:table-cell>
          <table:table-cell office:value-type="string">
            <text:p>91648915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30 S. BECKMAN ROAD SUITE C</text:p>
          </table:table-cell>
          <table:table-cell office:value-type="string">
            <text:p>LODI</text:p>
          </table:table-cell>
          <table:table-cell office:value-type="string">
            <text:p>CA</text:p>
          </table:table-cell>
          <table:table-cell office:value-type="string">
            <text:p>95240</text:p>
          </table:table-cell>
          <table:table-cell office:value-type="string">
            <text:p>20936943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45 E MINER AVE</text:p>
          </table:table-cell>
          <table:table-cell office:value-type="string">
            <text:p>STOCKTON</text:p>
          </table:table-cell>
          <table:table-cell office:value-type="string">
            <text:p>CA</text:p>
          </table:table-cell>
          <table:table-cell office:value-type="string">
            <text:p>95205</text:p>
          </table:table-cell>
          <table:table-cell office:value-type="string">
            <text:p>2099431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832 <text:s/>ARMOUR ST</text:p>
          </table:table-cell>
          <table:table-cell office:value-type="string">
            <text:p>SAN <text:s/>DIEGO</text:p>
          </table:table-cell>
          <table:table-cell office:value-type="string">
            <text:p>CA</text:p>
          </table:table-cell>
          <table:table-cell office:value-type="string">
            <text:p>92111</text:p>
          </table:table-cell>
          <table:table-cell office:value-type="string">
            <text:p>858277489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149 CARTAGENA DRIVE SUITE # C</text:p>
          </table:table-cell>
          <table:table-cell office:value-type="string">
            <text:p>SAN DIEGO</text:p>
          </table:table-cell>
          <table:table-cell office:value-type="string">
            <text:p>CA</text:p>
          </table:table-cell>
          <table:table-cell office:value-type="string">
            <text:p>92115</text:p>
          </table:table-cell>
          <table:table-cell office:value-type="string">
            <text:p>619287855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90 MANAWAGONISH RD</text:p>
          </table:table-cell>
          <table:table-cell office:value-type="string">
            <text:p>SAINT JOHN</text:p>
          </table:table-cell>
          <table:table-cell office:value-type="string">
            <text:p>NB</text:p>
          </table:table-cell>
          <table:table-cell office:value-type="string">
            <text:p>E2M 3Y4</text:p>
          </table:table-cell>
          <table:table-cell office:value-type="string">
            <text:p>50667215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16 <text:s/>NO. BROADWAY</text:p>
          </table:table-cell>
          <table:table-cell office:value-type="string">
            <text:p>SANTA MARIA</text:p>
          </table:table-cell>
          <table:table-cell office:value-type="string">
            <text:p>CA</text:p>
          </table:table-cell>
          <table:table-cell office:value-type="string">
            <text:p>93454</text:p>
          </table:table-cell>
          <table:table-cell office:value-type="string">
            <text:p>80592586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50 <text:s/>SO.BROADWAY</text:p>
          </table:table-cell>
          <table:table-cell office:value-type="string">
            <text:p>SANTA <text:s/>MARIA</text:p>
          </table:table-cell>
          <table:table-cell office:value-type="string">
            <text:p>CA</text:p>
          </table:table-cell>
          <table:table-cell office:value-type="string">
            <text:p>93454</text:p>
          </table:table-cell>
          <table:table-cell office:value-type="string">
            <text:p>80592245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00 E TRIMBLE RD</text:p>
          </table:table-cell>
          <table:table-cell office:value-type="string">
            <text:p>SAN JOSE</text:p>
          </table:table-cell>
          <table:table-cell office:value-type="string">
            <text:p>CA</text:p>
          </table:table-cell>
          <table:table-cell office:value-type="string">
            <text:p>95131</text:p>
          </table:table-cell>
          <table:table-cell office:value-type="string">
            <text:p>80039947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5 VIVIAN WAY</text:p>
          </table:table-cell>
          <table:table-cell office:value-type="string">
            <text:p>SAN RAFAEL</text:p>
          </table:table-cell>
          <table:table-cell office:value-type="string">
            <text:p>CA</text:p>
          </table:table-cell>
          <table:table-cell office:value-type="string">
            <text:p>94901</text:p>
          </table:table-cell>
          <table:table-cell office:value-type="string">
            <text:p>41545393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09 S. HORNER BLVD</text:p>
          </table:table-cell>
          <table:table-cell office:value-type="string">
            <text:p>SANFORD</text:p>
          </table:table-cell>
          <table:table-cell office:value-type="string">
            <text:p>NC</text:p>
          </table:table-cell>
          <table:table-cell office:value-type="string">
            <text:p>27330</text:p>
          </table:table-cell>
          <table:table-cell office:value-type="string">
            <text:p>91977579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36 E GUTIERREZ ST</text:p>
          </table:table-cell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string">
            <text:p>93101</text:p>
          </table:table-cell>
          <table:table-cell office:value-type="string">
            <text:p>80596622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38 PETALUMA HILL RD</text:p>
          </table:table-cell>
          <table:table-cell office:value-type="string">
            <text:p>SANTA ROSA</text:p>
          </table:table-cell>
          <table:table-cell office:value-type="string">
            <text:p>CA</text:p>
          </table:table-cell>
          <table:table-cell office:value-type="string">
            <text:p>95404</text:p>
          </table:table-cell>
          <table:table-cell office:value-type="string">
            <text:p>70752502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5 INDIAN ROAD S</text:p>
          </table:table-cell>
          <table:table-cell office:value-type="string">
            <text:p>SARNIA</text:p>
          </table:table-cell>
          <table:table-cell office:value-type="string">
            <text:p>ON</text:p>
          </table:table-cell>
          <table:table-cell office:value-type="string">
            <text:p>N7T 3W3</text:p>
          </table:table-cell>
          <table:table-cell office:value-type="string">
            <text:p>519337332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748 CAMPO ROAD</text:p>
          </table:table-cell>
          <table:table-cell office:value-type="string">
            <text:p>SPRING VALLEY</text:p>
          </table:table-cell>
          <table:table-cell office:value-type="string">
            <text:p>CA</text:p>
          </table:table-cell>
          <table:table-cell office:value-type="string">
            <text:p>91977</text:p>
          </table:table-cell>
          <table:table-cell office:value-type="string">
            <text:p>61958923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089 DALLAS STREET</text:p>
          </table:table-cell>
          <table:table-cell office:value-type="string">
            <text:p>LA MESA</text:p>
          </table:table-cell>
          <table:table-cell office:value-type="string">
            <text:p>CA</text:p>
          </table:table-cell>
          <table:table-cell office:value-type="string">
            <text:p>91942</text:p>
          </table:table-cell>
          <table:table-cell office:value-type="string">
            <text:p>6196679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144 EL CAJON BLVD</text:p>
          </table:table-cell>
          <table:table-cell office:value-type="string">
            <text:p>SAN DIEGO</text:p>
          </table:table-cell>
          <table:table-cell office:value-type="string">
            <text:p>CA</text:p>
          </table:table-cell>
          <table:table-cell office:value-type="string">
            <text:p>92105</text:p>
          </table:table-cell>
          <table:table-cell office:value-type="string">
            <text:p>61928323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52 K STREET</text:p>
          </table:table-cell>
          <table:table-cell office:value-type="string">
            <text:p>SAN DIEGO</text:p>
          </table:table-cell>
          <table:table-cell office:value-type="string">
            <text:p>CA</text:p>
          </table:table-cell>
          <table:table-cell office:value-type="string">
            <text:p>92101</text:p>
          </table:table-cell>
          <table:table-cell office:value-type="string">
            <text:p>61968515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91 N. 2ND STREET</text:p>
          </table:table-cell>
          <table:table-cell office:value-type="string">
            <text:p>EL CAJON</text:p>
          </table:table-cell>
          <table:table-cell office:value-type="string">
            <text:p>CA</text:p>
          </table:table-cell>
          <table:table-cell office:value-type="string">
            <text:p>92021</text:p>
          </table:table-cell>
          <table:table-cell office:value-type="string">
            <text:p>619441990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31 ORANGE AVENUE</text:p>
          </table:table-cell>
          <table:table-cell office:value-type="string">
            <text:p>CHULA VISTA</text:p>
          </table:table-cell>
          <table:table-cell office:value-type="string">
            <text:p>CA</text:p>
          </table:table-cell>
          <table:table-cell office:value-type="string">
            <text:p>91911</text:p>
          </table:table-cell>
          <table:table-cell office:value-type="string">
            <text:p>61942560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30 MAIN ST</text:p>
          </table:table-cell>
          <table:table-cell office:value-type="string">
            <text:p>SHELBY</text:p>
          </table:table-cell>
          <table:table-cell office:value-type="string">
            <text:p>MT</text:p>
          </table:table-cell>
          <table:table-cell office:value-type="string">
            <text:p>59474</text:p>
          </table:table-cell>
          <table:table-cell office:value-type="string">
            <text:p>40643455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29 E BRUNDAGE</text:p>
          </table:table-cell>
          <table:table-cell office:value-type="string">
            <text:p>SHERIDAN</text:p>
          </table:table-cell>
          <table:table-cell office:value-type="string">
            <text:p>WY</text:p>
          </table:table-cell>
          <table:table-cell office:value-type="string">
            <text:p>82801</text:p>
          </table:table-cell>
          <table:table-cell office:value-type="string">
            <text:p>30767274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6 N CENTRAL AVE</text:p>
          </table:table-cell>
          <table:table-cell office:value-type="string">
            <text:p>SIDNEY</text:p>
          </table:table-cell>
          <table:table-cell office:value-type="string">
            <text:p>MT</text:p>
          </table:table-cell>
          <table:table-cell office:value-type="string">
            <text:p>59270</text:p>
          </table:table-cell>
          <table:table-cell office:value-type="string">
            <text:p>40648216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23 WEST 7ST</text:p>
          </table:table-cell>
          <table:table-cell office:value-type="string">
            <text:p>SIOUX CITY</text:p>
          </table:table-cell>
          <table:table-cell office:value-type="string">
            <text:p>IA</text:p>
          </table:table-cell>
          <table:table-cell office:value-type="string">
            <text:p>51103</text:p>
          </table:table-cell>
          <table:table-cell office:value-type="string">
            <text:p>71223323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712 MERIDIAN AVE</text:p>
          </table:table-cell>
          <table:table-cell office:value-type="string">
            <text:p>SAN JOSE</text:p>
          </table:table-cell>
          <table:table-cell office:value-type="string">
            <text:p>CA</text:p>
          </table:table-cell>
          <table:table-cell office:value-type="string">
            <text:p>95118</text:p>
          </table:table-cell>
          <table:table-cell office:value-type="string">
            <text:p>40826513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0 E. 10TH ST.</text:p>
          </table:table-cell>
          <table:table-cell office:value-type="string">
            <text:p>GILROY</text:p>
          </table:table-cell>
          <table:table-cell office:value-type="string">
            <text:p>CA</text:p>
          </table:table-cell>
          <table:table-cell office:value-type="string">
            <text:p>95020</text:p>
          </table:table-cell>
          <table:table-cell office:value-type="string">
            <text:p>40884811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64 LOMBARD ST</text:p>
          </table:table-cell>
          <table:table-cell office:value-type="string">
            <text:p>SMITH FALLS</text:p>
          </table:table-cell>
          <table:table-cell office:value-type="string">
            <text:p>ON</text:p>
          </table:table-cell>
          <table:table-cell office:value-type="string">
            <text:p>K7A 5B8</text:p>
          </table:table-cell>
          <table:table-cell office:value-type="string">
            <text:p>613283835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4742 STERLING HWY</text:p>
          </table:table-cell>
          <table:table-cell office:value-type="string">
            <text:p>SOLDOTNA</text:p>
          </table:table-cell>
          <table:table-cell office:value-type="string">
            <text:p>AK</text:p>
          </table:table-cell>
          <table:table-cell office:value-type="string">
            <text:p>99669</text:p>
          </table:table-cell>
          <table:table-cell office:value-type="string">
            <text:p>90726258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711 N MONROE</text:p>
          </table:table-cell>
          <table:table-cell office:value-type="string">
            <text:p>SPOKANE</text:p>
          </table:table-cell>
          <table:table-cell office:value-type="string">
            <text:p>WA</text:p>
          </table:table-cell>
          <table:table-cell office:value-type="string">
            <text:p>99205</text:p>
          </table:table-cell>
          <table:table-cell office:value-type="string">
            <text:p>509326926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32 MCPHERSON CHURCH RD</text:p>
          </table:table-cell>
          <table:table-cell office:value-type="string">
            <text:p>FAYETTEVILLE</text:p>
          </table:table-cell>
          <table:table-cell office:value-type="string">
            <text:p>NC</text:p>
          </table:table-cell>
          <table:table-cell office:value-type="string">
            <text:p>28303</text:p>
          </table:table-cell>
          <table:table-cell office:value-type="string">
            <text:p>91076422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560 HWY 19E</text:p>
          </table:table-cell>
          <table:table-cell office:value-type="string">
            <text:p>SPRUCE PINE</text:p>
          </table:table-cell>
          <table:table-cell office:value-type="string">
            <text:p>NC</text:p>
          </table:table-cell>
          <table:table-cell office:value-type="string">
            <text:p>28777</text:p>
          </table:table-cell>
          <table:table-cell office:value-type="string">
            <text:p>82876590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50 ONTARIO ST</text:p>
          </table:table-cell>
          <table:table-cell office:value-type="string">
            <text:p>ST CATHARINES</text:p>
          </table:table-cell>
          <table:table-cell office:value-type="string">
            <text:p>ON</text:p>
          </table:table-cell>
          <table:table-cell office:value-type="string">
            <text:p>L2R 5L8</text:p>
          </table:table-cell>
          <table:table-cell office:value-type="string">
            <text:p>90568813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0 O LEARY AVE</text:p>
          </table:table-cell>
          <table:table-cell office:value-type="string">
            <text:p>ST JOHN'S</text:p>
          </table:table-cell>
          <table:table-cell office:value-type="string">
            <text:p>NL</text:p>
          </table:table-cell>
          <table:table-cell office:value-type="string">
            <text:p>A1B 2C7</text:p>
          </table:table-cell>
          <table:table-cell office:value-type="string">
            <text:p>709579201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601 MESSANIE STREET</text:p>
          </table:table-cell>
          <table:table-cell office:value-type="string">
            <text:p>ST JOSEPH</text:p>
          </table:table-cell>
          <table:table-cell office:value-type="string">
            <text:p>MO</text:p>
          </table:table-cell>
          <table:table-cell office:value-type="string">
            <text:p>64507</text:p>
          </table:table-cell>
          <table:table-cell office:value-type="string">
            <text:p>81623284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6 EDWARD STREET</text:p>
          </table:table-cell>
          <table:table-cell office:value-type="string">
            <text:p>ST THOMAS</text:p>
          </table:table-cell>
          <table:table-cell office:value-type="string">
            <text:p>ON</text:p>
          </table:table-cell>
          <table:table-cell office:value-type="string">
            <text:p>N5P 1Z3</text:p>
          </table:table-cell>
          <table:table-cell office:value-type="string">
            <text:p>519633527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300 BOUL LACROIX</text:p>
          </table:table-cell>
          <table:table-cell office:value-type="string">
            <text:p>ST GEORGES DE BEAUCE</text:p>
          </table:table-cell>
          <table:table-cell office:value-type="string">
            <text:p>QC</text:p>
          </table:table-cell>
          <table:table-cell office:value-type="string">
            <text:p>G5Y 1R7</text:p>
          </table:table-cell>
          <table:table-cell office:value-type="string">
            <text:p>418226441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8105 COLUMBIA RIVER HWY</text:p>
          </table:table-cell>
          <table:table-cell office:value-type="string">
            <text:p>ST. HELENS</text:p>
          </table:table-cell>
          <table:table-cell office:value-type="string">
            <text:p>OR</text:p>
          </table:table-cell>
          <table:table-cell office:value-type="string">
            <text:p>97051</text:p>
          </table:table-cell>
          <table:table-cell office:value-type="string">
            <text:p>50339755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485 METCALF</text:p>
          </table:table-cell>
          <table:table-cell office:value-type="string">
            <text:p>STANLEY</text:p>
          </table:table-cell>
          <table:table-cell office:value-type="string">
            <text:p>KS</text:p>
          </table:table-cell>
          <table:table-cell office:value-type="string">
            <text:p>66223</text:p>
          </table:table-cell>
          <table:table-cell office:value-type="string">
            <text:p>913897970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810 SALISBURY RD</text:p>
          </table:table-cell>
          <table:table-cell office:value-type="string">
            <text:p>STATESVILLE</text:p>
          </table:table-cell>
          <table:table-cell office:value-type="string">
            <text:p>NC</text:p>
          </table:table-cell>
          <table:table-cell office:value-type="string">
            <text:p>28677</text:p>
          </table:table-cell>
          <table:table-cell office:value-type="string">
            <text:p>70497821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-583 BARTON ST</text:p>
          </table:table-cell>
          <table:table-cell office:value-type="string">
            <text:p>STONEY CREEK</text:p>
          </table:table-cell>
          <table:table-cell office:value-type="string">
            <text:p>ON</text:p>
          </table:table-cell>
          <table:table-cell office:value-type="string">
            <text:p>L8E 5S2</text:p>
          </table:table-cell>
          <table:table-cell office:value-type="string">
            <text:p>905643633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37 DOURO STREET</text:p>
          </table:table-cell>
          <table:table-cell office:value-type="string">
            <text:p>STRATFORD</text:p>
          </table:table-cell>
          <table:table-cell office:value-type="string">
            <text:p>ON</text:p>
          </table:table-cell>
          <table:table-cell office:value-type="string">
            <text:p>N5A 3S9</text:p>
          </table:table-cell>
          <table:table-cell office:value-type="string">
            <text:p>519271121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5 S CENTERVILLE RD</text:p>
          </table:table-cell>
          <table:table-cell office:value-type="string">
            <text:p>STURGIS</text:p>
          </table:table-cell>
          <table:table-cell office:value-type="string">
            <text:p>MI</text:p>
          </table:table-cell>
          <table:table-cell office:value-type="string">
            <text:p>49091</text:p>
          </table:table-cell>
          <table:table-cell office:value-type="string">
            <text:p>26965167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690 OLD SILVER HILL RD</text:p>
          </table:table-cell>
          <table:table-cell office:value-type="string">
            <text:p>SUITLAND</text:p>
          </table:table-cell>
          <table:table-cell office:value-type="string">
            <text:p>MD</text:p>
          </table:table-cell>
          <table:table-cell office:value-type="string">
            <text:p>20746</text:p>
          </table:table-cell>
          <table:table-cell office:value-type="string">
            <text:p>30189935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39 GEORGE ST</text:p>
          </table:table-cell>
          <table:table-cell office:value-type="string">
            <text:p>SYDNEY</text:p>
          </table:table-cell>
          <table:table-cell office:value-type="string">
            <text:p>NS</text:p>
          </table:table-cell>
          <table:table-cell office:value-type="string">
            <text:p>B1P 1K8</text:p>
          </table:table-cell>
          <table:table-cell office:value-type="string">
            <text:p>902564451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17 <text:s text:c="2"/>6TH <text:s/>STREET</text:p>
          </table:table-cell>
          <table:table-cell office:value-type="string">
            <text:p>TAFT</text:p>
          </table:table-cell>
          <table:table-cell office:value-type="string">
            <text:p>CA</text:p>
          </table:table-cell>
          <table:table-cell office:value-type="string">
            <text:p>93268</text:p>
          </table:table-cell>
          <table:table-cell office:value-type="string">
            <text:p>66176341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72 PENN AVE</text:p>
          </table:table-cell>
          <table:table-cell office:value-type="string">
            <text:p>TELFORD</text:p>
          </table:table-cell>
          <table:table-cell office:value-type="string">
            <text:p>PA</text:p>
          </table:table-cell>
          <table:table-cell office:value-type="string">
            <text:p>18969</text:p>
          </table:table-cell>
          <table:table-cell office:value-type="string">
            <text:p>21572381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 WEST HOLLY HILL</text:p>
          </table:table-cell>
          <table:table-cell office:value-type="string">
            <text:p>THOMASVILLE</text:p>
          </table:table-cell>
          <table:table-cell office:value-type="string">
            <text:p>NC</text:p>
          </table:table-cell>
          <table:table-cell office:value-type="string">
            <text:p>27360</text:p>
          </table:table-cell>
          <table:table-cell office:value-type="string">
            <text:p>33647611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09A N. KING STREET</text:p>
          </table:table-cell>
          <table:table-cell office:value-type="string">
            <text:p>HAMPTON</text:p>
          </table:table-cell>
          <table:table-cell office:value-type="string">
            <text:p>VA</text:p>
          </table:table-cell>
          <table:table-cell office:value-type="string">
            <text:p>23669</text:p>
          </table:table-cell>
          <table:table-cell office:value-type="string">
            <text:p>757722865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5 POCAHANTAS DR</text:p>
          </table:table-cell>
          <table:table-cell office:value-type="string">
            <text:p>NEWPORT NEWS</text:p>
          </table:table-cell>
          <table:table-cell office:value-type="string">
            <text:p>VA</text:p>
          </table:table-cell>
          <table:table-cell office:value-type="string">
            <text:p>23608</text:p>
          </table:table-cell>
          <table:table-cell office:value-type="string">
            <text:p>75787411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725 ROUTE 17</text:p>
          </table:table-cell>
          <table:table-cell office:value-type="string">
            <text:p>YORKTOWN</text:p>
          </table:table-cell>
          <table:table-cell office:value-type="string">
            <text:p>VA</text:p>
          </table:table-cell>
          <table:table-cell office:value-type="string">
            <text:p>23693</text:p>
          </table:table-cell>
          <table:table-cell office:value-type="string">
            <text:p>757596637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614 TIDEWATER DR</text:p>
          </table:table-cell>
          <table:table-cell office:value-type="string">
            <text:p>NORFOLK</text:p>
          </table:table-cell>
          <table:table-cell office:value-type="string">
            <text:p>VA</text:p>
          </table:table-cell>
          <table:table-cell office:value-type="string">
            <text:p>23509</text:p>
          </table:table-cell>
          <table:table-cell office:value-type="string">
            <text:p>75762435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749 VIRGINIA BEACH BLVD</text:p>
          </table:table-cell>
          <table:table-cell office:value-type="string">
            <text:p>VIRGINIA BEACH</text:p>
          </table:table-cell>
          <table:table-cell office:value-type="string">
            <text:p>VA</text:p>
          </table:table-cell>
          <table:table-cell office:value-type="string">
            <text:p>23454</text:p>
          </table:table-cell>
          <table:table-cell office:value-type="string">
            <text:p>757425106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200 W 21 STREET</text:p>
          </table:table-cell>
          <table:table-cell office:value-type="string">
            <text:p>TOPEKA</text:p>
          </table:table-cell>
          <table:table-cell office:value-type="string">
            <text:p>KS</text:p>
          </table:table-cell>
          <table:table-cell office:value-type="string">
            <text:p>66604</text:p>
          </table:table-cell>
          <table:table-cell office:value-type="string">
            <text:p>78527278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7 DUFFERIN AVENUE</text:p>
          </table:table-cell>
          <table:table-cell office:value-type="string">
            <text:p>TRENTON</text:p>
          </table:table-cell>
          <table:table-cell office:value-type="string">
            <text:p>ON</text:p>
          </table:table-cell>
          <table:table-cell office:value-type="string">
            <text:p>K8V 5E2</text:p>
          </table:table-cell>
          <table:table-cell office:value-type="string">
            <text:p>613392655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4 GLENWOOD DRIVE</text:p>
          </table:table-cell>
          <table:table-cell office:value-type="string">
            <text:p>TRURO</text:p>
          </table:table-cell>
          <table:table-cell office:value-type="string">
            <text:p>NS</text:p>
          </table:table-cell>
          <table:table-cell office:value-type="string">
            <text:p>B2N 6W2</text:p>
          </table:table-cell>
          <table:table-cell office:value-type="string">
            <text:p>902895979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600 SOUTH PALO VERDE</text:p>
          </table:table-cell>
          <table:table-cell office:value-type="string">
            <text:p>TUCSON</text:p>
          </table:table-cell>
          <table:table-cell office:value-type="string">
            <text:p>AZ</text:p>
          </table:table-cell>
          <table:table-cell office:value-type="string">
            <text:p>85713</text:p>
          </table:table-cell>
          <table:table-cell office:value-type="string">
            <text:p>520294346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03 E LINCOLNWAY</text:p>
          </table:table-cell>
          <table:table-cell office:value-type="string">
            <text:p>VALPARAISO</text:p>
          </table:table-cell>
          <table:table-cell office:value-type="string">
            <text:p>IN</text:p>
          </table:table-cell>
          <table:table-cell office:value-type="string">
            <text:p>46383</text:p>
          </table:table-cell>
          <table:table-cell office:value-type="string">
            <text:p>21946221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50 <text:s text:c="2"/>EAST THOMPSON BLVD</text:p>
          </table:table-cell>
          <table:table-cell office:value-type="string">
            <text:p>VENTURA</text:p>
          </table:table-cell>
          <table:table-cell office:value-type="string">
            <text:p>CA</text:p>
          </table:table-cell>
          <table:table-cell office:value-type="string">
            <text:p>93001</text:p>
          </table:table-cell>
          <table:table-cell office:value-type="string">
            <text:p>805643224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220 BOUL DES LAURENTIDES</text:p>
          </table:table-cell>
          <table:table-cell office:value-type="string">
            <text:p>LAVAL</text:p>
          </table:table-cell>
          <table:table-cell office:value-type="string">
            <text:p>QC</text:p>
          </table:table-cell>
          <table:table-cell office:value-type="string">
            <text:p>H7K 2J8</text:p>
          </table:table-cell>
          <table:table-cell office:value-type="string">
            <text:p>450622884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20 <text:s/>S.SANTA FE AVE</text:p>
          </table:table-cell>
          <table:table-cell office:value-type="string">
            <text:p>VISTA</text:p>
          </table:table-cell>
          <table:table-cell office:value-type="string">
            <text:p>CA</text:p>
          </table:table-cell>
          <table:table-cell office:value-type="string">
            <text:p>92084</text:p>
          </table:table-cell>
          <table:table-cell office:value-type="string">
            <text:p>76072608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95 <text:s/>PARKSIDE DRIVE</text:p>
          </table:table-cell>
          <table:table-cell office:value-type="string">
            <text:p>WALNUT CREEK</text:p>
          </table:table-cell>
          <table:table-cell office:value-type="string">
            <text:p>CA</text:p>
          </table:table-cell>
          <table:table-cell office:value-type="string">
            <text:p>94596</text:p>
          </table:table-cell>
          <table:table-cell office:value-type="string">
            <text:p>92593970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4472 JEFFERSON DAVIS HWY</text:p>
          </table:table-cell>
          <table:table-cell office:value-type="string">
            <text:p>WOODBRIDGE</text:p>
          </table:table-cell>
          <table:table-cell office:value-type="string">
            <text:p>VA</text:p>
          </table:table-cell>
          <table:table-cell office:value-type="string">
            <text:p>22191</text:p>
          </table:table-cell>
          <table:table-cell office:value-type="string">
            <text:p>703494213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218 SOUTHARD DRIVE</text:p>
          </table:table-cell>
          <table:table-cell office:value-type="string">
            <text:p>BELTSVILLE</text:p>
          </table:table-cell>
          <table:table-cell office:value-type="string">
            <text:p>MD</text:p>
          </table:table-cell>
          <table:table-cell office:value-type="string">
            <text:p>20705</text:p>
          </table:table-cell>
          <table:table-cell office:value-type="string">
            <text:p>30193129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6 RITCHIE ROAD</text:p>
          </table:table-cell>
          <table:table-cell office:value-type="string">
            <text:p>CAPITOL HEIGHTS</text:p>
          </table:table-cell>
          <table:table-cell office:value-type="string">
            <text:p>MD</text:p>
          </table:table-cell>
          <table:table-cell office:value-type="string">
            <text:p>20743</text:p>
          </table:table-cell>
          <table:table-cell office:value-type="string">
            <text:p>30180869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291 HENNINGER CT</text:p>
          </table:table-cell>
          <table:table-cell office:value-type="string">
            <text:p>CHANTILLY</text:p>
          </table:table-cell>
          <table:table-cell office:value-type="string">
            <text:p>VA</text:p>
          </table:table-cell>
          <table:table-cell office:value-type="string">
            <text:p>20151</text:p>
          </table:table-cell>
          <table:table-cell office:value-type="string">
            <text:p>70344910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0 NORTH FREDRICK AVE</text:p>
          </table:table-cell>
          <table:table-cell office:value-type="string">
            <text:p>GAITHERSBURG</text:p>
          </table:table-cell>
          <table:table-cell office:value-type="string">
            <text:p>MD</text:p>
          </table:table-cell>
          <table:table-cell office:value-type="string">
            <text:p>20877</text:p>
          </table:table-cell>
          <table:table-cell office:value-type="string">
            <text:p>30159029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4180 AIRPORT VIEW DR</text:p>
          </table:table-cell>
          <table:table-cell office:value-type="string">
            <text:p>HOLLYWOOD</text:p>
          </table:table-cell>
          <table:table-cell office:value-type="string">
            <text:p>MD</text:p>
          </table:table-cell>
          <table:table-cell office:value-type="string">
            <text:p>20636</text:p>
          </table:table-cell>
          <table:table-cell office:value-type="string">
            <text:p>30137365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90 E. SWANSON AVENUE</text:p>
          </table:table-cell>
          <table:table-cell office:value-type="string">
            <text:p>WASILLA</text:p>
          </table:table-cell>
          <table:table-cell office:value-type="string">
            <text:p>AK</text:p>
          </table:table-cell>
          <table:table-cell office:value-type="string">
            <text:p>99654</text:p>
          </table:table-cell>
          <table:table-cell office:value-type="string">
            <text:p>90737652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16 A MARKET STREET</text:p>
          </table:table-cell>
          <table:table-cell office:value-type="string">
            <text:p>LEESBURG</text:p>
          </table:table-cell>
          <table:table-cell office:value-type="string">
            <text:p>VA</text:p>
          </table:table-cell>
          <table:table-cell office:value-type="string">
            <text:p>20175</text:p>
          </table:table-cell>
          <table:table-cell office:value-type="string">
            <text:p>70377730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021 EUCLID AVE</text:p>
          </table:table-cell>
          <table:table-cell office:value-type="string">
            <text:p>MANASSAS</text:p>
          </table:table-cell>
          <table:table-cell office:value-type="string">
            <text:p>VA</text:p>
          </table:table-cell>
          <table:table-cell office:value-type="string">
            <text:p>20110</text:p>
          </table:table-cell>
          <table:table-cell office:value-type="string">
            <text:p>703368226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32 EAST GUDE DRIVE</text:p>
          </table:table-cell>
          <table:table-cell office:value-type="string">
            <text:p>ROCKVILLE</text:p>
          </table:table-cell>
          <table:table-cell office:value-type="string">
            <text:p>MD</text:p>
          </table:table-cell>
          <table:table-cell office:value-type="string">
            <text:p>20850</text:p>
          </table:table-cell>
          <table:table-cell office:value-type="string">
            <text:p>30130994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722-2724 PITMAN DRIVE</text:p>
          </table:table-cell>
          <table:table-cell office:value-type="string">
            <text:p>SILVER SPRING</text:p>
          </table:table-cell>
          <table:table-cell office:value-type="string">
            <text:p>MD</text:p>
          </table:table-cell>
          <table:table-cell office:value-type="string">
            <text:p>20910</text:p>
          </table:table-cell>
          <table:table-cell office:value-type="string">
            <text:p>30158995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520 BACKLICK RD</text:p>
          </table:table-cell>
          <table:table-cell office:value-type="string">
            <text:p>SPRINGFIELD</text:p>
          </table:table-cell>
          <table:table-cell office:value-type="string">
            <text:p>VA</text:p>
          </table:table-cell>
          <table:table-cell office:value-type="string">
            <text:p>22150</text:p>
          </table:table-cell>
          <table:table-cell office:value-type="string">
            <text:p>70345107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2405 ENTERPRISE ST SUITE 112</text:p>
          </table:table-cell>
          <table:table-cell office:value-type="string">
            <text:p>STERLING</text:p>
          </table:table-cell>
          <table:table-cell office:value-type="string">
            <text:p>VA</text:p>
          </table:table-cell>
          <table:table-cell office:value-type="string">
            <text:p>20164</text:p>
          </table:table-cell>
          <table:table-cell office:value-type="string">
            <text:p>703430070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725 OLD WASHINGTON</text:p>
          </table:table-cell>
          <table:table-cell office:value-type="string">
            <text:p>WALDORF</text:p>
          </table:table-cell>
          <table:table-cell office:value-type="string">
            <text:p>MD</text:p>
          </table:table-cell>
          <table:table-cell office:value-type="string">
            <text:p>20601</text:p>
          </table:table-cell>
          <table:table-cell office:value-type="string">
            <text:p>30184363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00 NORTH MAIN</text:p>
          </table:table-cell>
          <table:table-cell office:value-type="string">
            <text:p>WATFORD CITY</text:p>
          </table:table-cell>
          <table:table-cell office:value-type="string">
            <text:p>ND</text:p>
          </table:table-cell>
          <table:table-cell office:value-type="string">
            <text:p>58854</text:p>
          </table:table-cell>
          <table:table-cell office:value-type="string">
            <text:p>70184223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295 HWY 93 SOUTH</text:p>
          </table:table-cell>
          <table:table-cell office:value-type="string">
            <text:p>WHITEFISH</text:p>
          </table:table-cell>
          <table:table-cell office:value-type="string">
            <text:p>MT</text:p>
          </table:table-cell>
          <table:table-cell office:value-type="string">
            <text:p>59937</text:p>
          </table:table-cell>
          <table:table-cell office:value-type="string">
            <text:p>40686225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6801 E. <text:s/>KELLOGG DRIVE</text:p>
          </table:table-cell>
          <table:table-cell office:value-type="string">
            <text:p>WICHITA</text:p>
          </table:table-cell>
          <table:table-cell office:value-type="string">
            <text:p>KS</text:p>
          </table:table-cell>
          <table:table-cell office:value-type="string">
            <text:p>67207</text:p>
          </table:table-cell>
          <table:table-cell office:value-type="string">
            <text:p>31668613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836 CAROLINA BEACH ROAD</text:p>
          </table:table-cell>
          <table:table-cell office:value-type="string">
            <text:p>WILMINGTON</text:p>
          </table:table-cell>
          <table:table-cell office:value-type="string">
            <text:p>NC</text:p>
          </table:table-cell>
          <table:table-cell office:value-type="string">
            <text:p>28412</text:p>
          </table:table-cell>
          <table:table-cell office:value-type="string">
            <text:p>91034302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21 SOUTH MAIN ST.</text:p>
          </table:table-cell>
          <table:table-cell office:value-type="string">
            <text:p>WILDWOOD</text:p>
          </table:table-cell>
          <table:table-cell office:value-type="string">
            <text:p>FL</text:p>
          </table:table-cell>
          <table:table-cell office:value-type="string">
            <text:p>34785</text:p>
          </table:table-cell>
          <table:table-cell office:value-type="string">
            <text:p>35274810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832 MARKET STREET</text:p>
          </table:table-cell>
          <table:table-cell office:value-type="string">
            <text:p>WILMINGTON</text:p>
          </table:table-cell>
          <table:table-cell office:value-type="string">
            <text:p>NC</text:p>
          </table:table-cell>
          <table:table-cell office:value-type="string">
            <text:p>28405</text:p>
          </table:table-cell>
          <table:table-cell office:value-type="string">
            <text:p>91079177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300 2ND AVE. W</text:p>
          </table:table-cell>
          <table:table-cell office:value-type="string">
            <text:p>WILLISTON</text:p>
          </table:table-cell>
          <table:table-cell office:value-type="string">
            <text:p>ND</text:p>
          </table:table-cell>
          <table:table-cell office:value-type="string">
            <text:p>58801</text:p>
          </table:table-cell>
          <table:table-cell office:value-type="string">
            <text:p>701572216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1 INDUSTRIAL DRIVE</text:p>
          </table:table-cell>
          <table:table-cell office:value-type="string">
            <text:p>WINDSOR</text:p>
          </table:table-cell>
          <table:table-cell office:value-type="string">
            <text:p>NS</text:p>
          </table:table-cell>
          <table:table-cell office:value-type="string">
            <text:p>B0N 2T0</text:p>
          </table:table-cell>
          <table:table-cell office:value-type="string">
            <text:p>902798506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352 CENTRAL AVE</text:p>
          </table:table-cell>
          <table:table-cell office:value-type="string">
            <text:p>WINDSOR</text:p>
          </table:table-cell>
          <table:table-cell office:value-type="string">
            <text:p>ON</text:p>
          </table:table-cell>
          <table:table-cell office:value-type="string">
            <text:p>N8W 4J2</text:p>
          </table:table-cell>
          <table:table-cell office:value-type="string">
            <text:p>519948410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0 COMMERCIAL STREET</text:p>
          </table:table-cell>
          <table:table-cell office:value-type="string">
            <text:p>WINCHESTER</text:p>
          </table:table-cell>
          <table:table-cell office:value-type="string">
            <text:p>VA</text:p>
          </table:table-cell>
          <table:table-cell office:value-type="string">
            <text:p>22601</text:p>
          </table:table-cell>
          <table:table-cell office:value-type="string">
            <text:p>540667481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10 LINK ROAD</text:p>
          </table:table-cell>
          <table:table-cell office:value-type="string">
            <text:p>WINSTON SALEM</text:p>
          </table:table-cell>
          <table:table-cell office:value-type="string">
            <text:p>NC</text:p>
          </table:table-cell>
          <table:table-cell office:value-type="string">
            <text:p>27103</text:p>
          </table:table-cell>
          <table:table-cell office:value-type="string">
            <text:p>33672396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20 <text:s/>ELM <text:s/>ST</text:p>
          </table:table-cell>
          <table:table-cell office:value-type="string">
            <text:p>WOODLAND</text:p>
          </table:table-cell>
          <table:table-cell office:value-type="string">
            <text:p>CA</text:p>
          </table:table-cell>
          <table:table-cell office:value-type="string">
            <text:p>95695-3409</text:p>
          </table:table-cell>
          <table:table-cell office:value-type="string">
            <text:p>53066246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10 BIG HORN AVE</text:p>
          </table:table-cell>
          <table:table-cell office:value-type="string">
            <text:p>WORLAND</text:p>
          </table:table-cell>
          <table:table-cell office:value-type="string">
            <text:p>WY</text:p>
          </table:table-cell>
          <table:table-cell office:value-type="string">
            <text:p>82401</text:p>
          </table:table-cell>
          <table:table-cell office:value-type="string">
            <text:p>30734742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6315 <text:s/>29 <text:s/>PALMS HIGHWAY</text:p>
          </table:table-cell>
          <table:table-cell office:value-type="string">
            <text:p>YUCCA VALLEY</text:p>
          </table:table-cell>
          <table:table-cell office:value-type="string">
            <text:p>CA</text:p>
          </table:table-cell>
          <table:table-cell office:value-type="string">
            <text:p>92284</text:p>
          </table:table-cell>
          <table:table-cell office:value-type="string">
            <text:p>76036508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9 ST-JEAN BAPTISTE</text:p>
          </table:table-cell>
          <table:table-cell office:value-type="string">
            <text:p>RIGAUD</text:p>
          </table:table-cell>
          <table:table-cell office:value-type="string">
            <text:p>QC</text:p>
          </table:table-cell>
          <table:table-cell office:value-type="string">
            <text:p>J0P 1P0</text:p>
          </table:table-cell>
          <table:table-cell office:value-type="string">
            <text:p>450451485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80 A RUE DE LA CATHEDRALE</text:p>
          </table:table-cell>
          <table:table-cell office:value-type="string">
            <text:p>RIMOUSKI</text:p>
          </table:table-cell>
          <table:table-cell office:value-type="string">
            <text:p>QC</text:p>
          </table:table-cell>
          <table:table-cell office:value-type="string">
            <text:p>G5L 5K9</text:p>
          </table:table-cell>
          <table:table-cell office:value-type="string">
            <text:p>418724643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6 RUE FRASER</text:p>
          </table:table-cell>
          <table:table-cell office:value-type="string">
            <text:p>RIVIERE-DU-LOUP</text:p>
          </table:table-cell>
          <table:table-cell office:value-type="string">
            <text:p>QC</text:p>
          </table:table-cell>
          <table:table-cell office:value-type="string">
            <text:p>G5R 1C6</text:p>
          </table:table-cell>
          <table:table-cell office:value-type="string">
            <text:p>418863514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0351 BOUL GOUIN OUEST</text:p>
          </table:table-cell>
          <table:table-cell office:value-type="string">
            <text:p>ROXBORO</text:p>
          </table:table-cell>
          <table:table-cell office:value-type="string">
            <text:p>QC</text:p>
          </table:table-cell>
          <table:table-cell office:value-type="string">
            <text:p>H8Y 1S1</text:p>
          </table:table-cell>
          <table:table-cell office:value-type="string">
            <text:p>514684210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83 RUE QUEBEC</text:p>
          </table:table-cell>
          <table:table-cell office:value-type="string">
            <text:p>SEPT-ILES</text:p>
          </table:table-cell>
          <table:table-cell office:value-type="string">
            <text:p>QC</text:p>
          </table:table-cell>
          <table:table-cell office:value-type="string">
            <text:p>G4R 1J8</text:p>
          </table:table-cell>
          <table:table-cell office:value-type="string">
            <text:p>418962212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75 12IEME AVENUE</text:p>
          </table:table-cell>
          <table:table-cell office:value-type="string">
            <text:p>SHAWINIGAN-SUD</text:p>
          </table:table-cell>
          <table:table-cell office:value-type="string">
            <text:p>QC</text:p>
          </table:table-cell>
          <table:table-cell office:value-type="string">
            <text:p>G9P 1Z6</text:p>
          </table:table-cell>
          <table:table-cell office:value-type="string">
            <text:p>819536525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150 KING EST</text:p>
          </table:table-cell>
          <table:table-cell office:value-type="string">
            <text:p>SHERBROOKE</text:p>
          </table:table-cell>
          <table:table-cell office:value-type="string">
            <text:p>QC</text:p>
          </table:table-cell>
          <table:table-cell office:value-type="string">
            <text:p>J1G 1E4</text:p>
          </table:table-cell>
          <table:table-cell office:value-type="string">
            <text:p>819569632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7 FISET</text:p>
          </table:table-cell>
          <table:table-cell office:value-type="string">
            <text:p>SOREL</text:p>
          </table:table-cell>
          <table:table-cell office:value-type="string">
            <text:p>QC</text:p>
          </table:table-cell>
          <table:table-cell office:value-type="string">
            <text:p>J3P 3P8</text:p>
          </table:table-cell>
          <table:table-cell office:value-type="string">
            <text:p>450742275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350 DUMESNIL</text:p>
          </table:table-cell>
          <table:table-cell office:value-type="string">
            <text:p>ST-HYACINTHE</text:p>
          </table:table-cell>
          <table:table-cell office:value-type="string">
            <text:p>QC</text:p>
          </table:table-cell>
          <table:table-cell office:value-type="string">
            <text:p>J2S 6H7</text:p>
          </table:table-cell>
          <table:table-cell office:value-type="string">
            <text:p>450774533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5 RUE LEONARD</text:p>
          </table:table-cell>
          <table:table-cell office:value-type="string">
            <text:p>MT-TREMBLANT</text:p>
          </table:table-cell>
          <table:table-cell office:value-type="string">
            <text:p>QC</text:p>
          </table:table-cell>
          <table:table-cell office:value-type="string">
            <text:p>J8E 3K1</text:p>
          </table:table-cell>
          <table:table-cell office:value-type="string">
            <text:p>819425364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749 BOUL STE-ANNE</text:p>
          </table:table-cell>
          <table:table-cell office:value-type="string">
            <text:p>STE-ANNE-DE-BEAUPRE</text:p>
          </table:table-cell>
          <table:table-cell office:value-type="string">
            <text:p>QC</text:p>
          </table:table-cell>
          <table:table-cell office:value-type="string">
            <text:p>G0A 3C0</text:p>
          </table:table-cell>
          <table:table-cell office:value-type="string">
            <text:p>418827451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515 ST JEAN BAPTISTE</text:p>
          </table:table-cell>
          <table:table-cell office:value-type="string">
            <text:p>QUEBEC</text:p>
          </table:table-cell>
          <table:table-cell office:value-type="string">
            <text:p>QC</text:p>
          </table:table-cell>
          <table:table-cell office:value-type="string">
            <text:p>G2E 5E2</text:p>
          </table:table-cell>
          <table:table-cell office:value-type="string">
            <text:p>418653174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40 SAUVE</text:p>
          </table:table-cell>
          <table:table-cell office:value-type="string">
            <text:p>ST EUSTACHE</text:p>
          </table:table-cell>
          <table:table-cell office:value-type="string">
            <text:p>QC</text:p>
          </table:table-cell>
          <table:table-cell office:value-type="string">
            <text:p>J7R 5A9</text:p>
          </table:table-cell>
          <table:table-cell office:value-type="string">
            <text:p>450473680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0 ST JOSEPH</text:p>
          </table:table-cell>
          <table:table-cell office:value-type="string">
            <text:p>ST-JEAN</text:p>
          </table:table-cell>
          <table:table-cell office:value-type="string">
            <text:p>QC</text:p>
          </table:table-cell>
          <table:table-cell office:value-type="string">
            <text:p>J3B 1W7</text:p>
          </table:table-cell>
          <table:table-cell office:value-type="string">
            <text:p>450348738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19 RUE ROCHETTE</text:p>
          </table:table-cell>
          <table:table-cell office:value-type="string">
            <text:p>ST-PASCAL</text:p>
          </table:table-cell>
          <table:table-cell office:value-type="string">
            <text:p>QC</text:p>
          </table:table-cell>
          <table:table-cell office:value-type="string">
            <text:p>G0L 3Y0</text:p>
          </table:table-cell>
          <table:table-cell office:value-type="string">
            <text:p>418492270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900 RAOUL JOBIN</text:p>
          </table:table-cell>
          <table:table-cell office:value-type="string">
            <text:p>QUEBEC</text:p>
          </table:table-cell>
          <table:table-cell office:value-type="string">
            <text:p>QC</text:p>
          </table:table-cell>
          <table:table-cell office:value-type="string">
            <text:p>G1N 1S9</text:p>
          </table:table-cell>
          <table:table-cell office:value-type="string">
            <text:p>418683494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280 RUE DES SUREAUX</text:p>
          </table:table-cell>
          <table:table-cell office:value-type="string">
            <text:p>TERREBONNE</text:p>
          </table:table-cell>
          <table:table-cell office:value-type="string">
            <text:p>QC</text:p>
          </table:table-cell>
          <table:table-cell office:value-type="string">
            <text:p>J6X 4G4</text:p>
          </table:table-cell>
          <table:table-cell office:value-type="string">
            <text:p>450492100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21 RUE NOTRE-DAME OUEST</text:p>
          </table:table-cell>
          <table:table-cell office:value-type="string">
            <text:p>VICTORIAVILLE</text:p>
          </table:table-cell>
          <table:table-cell office:value-type="string">
            <text:p>QC</text:p>
          </table:table-cell>
          <table:table-cell office:value-type="string">
            <text:p>G6P 1S3</text:p>
          </table:table-cell>
          <table:table-cell office:value-type="string">
            <text:p>819752455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4 ROUTE 249</text:p>
          </table:table-cell>
          <table:table-cell office:value-type="string">
            <text:p>WINDSOR</text:p>
          </table:table-cell>
          <table:table-cell office:value-type="string">
            <text:p>QC</text:p>
          </table:table-cell>
          <table:table-cell office:value-type="string">
            <text:p>J1S 2T7</text:p>
          </table:table-cell>
          <table:table-cell office:value-type="string">
            <text:p>819845373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491 ELECTRON DRIVE</text:p>
          </table:table-cell>
          <table:table-cell office:value-type="string">
            <text:p>ANCHORAGE</text:p>
          </table:table-cell>
          <table:table-cell office:value-type="string">
            <text:p>AK</text:p>
          </table:table-cell>
          <table:table-cell office:value-type="string">
            <text:p>99518</text:p>
          </table:table-cell>
          <table:table-cell office:value-type="string">
            <text:p>90756116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4928 MCMURTREY AVE SUITE 500</text:p>
          </table:table-cell>
          <table:table-cell office:value-type="string">
            <text:p>BAKERSFIELD</text:p>
          </table:table-cell>
          <table:table-cell office:value-type="string">
            <text:p>CA</text:p>
          </table:table-cell>
          <table:table-cell office:value-type="string">
            <text:p>93308</text:p>
          </table:table-cell>
          <table:table-cell office:value-type="string">
            <text:p>66139125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001 OAK VILLA BLVD</text:p>
          </table:table-cell>
          <table:table-cell office:value-type="string">
            <text:p>BATON ROUGE</text:p>
          </table:table-cell>
          <table:table-cell office:value-type="string">
            <text:p>LA</text:p>
          </table:table-cell>
          <table:table-cell office:value-type="string">
            <text:p>70815</text:p>
          </table:table-cell>
          <table:table-cell office:value-type="string">
            <text:p>22592357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670 RUE EIFFEL SUITE 100</text:p>
          </table:table-cell>
          <table:table-cell office:value-type="string">
            <text:p>BOUCHERVILLE</text:p>
          </table:table-cell>
          <table:table-cell office:value-type="string">
            <text:p>QC</text:p>
          </table:table-cell>
          <table:table-cell office:value-type="string">
            <text:p>J4B 7W1</text:p>
          </table:table-cell>
          <table:table-cell office:value-type="string">
            <text:p>450655905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1700 SW 38TH AVE</text:p>
          </table:table-cell>
          <table:table-cell office:value-type="string">
            <text:p>OCALA</text:p>
          </table:table-cell>
          <table:table-cell office:value-type="string">
            <text:p>FL</text:p>
          </table:table-cell>
          <table:table-cell office:value-type="string">
            <text:p>34474</text:p>
          </table:table-cell>
          <table:table-cell office:value-type="string">
            <text:p>35287332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35 WORCESTER RD</text:p>
          </table:table-cell>
          <table:table-cell office:value-type="string">
            <text:p>REXDALE</text:p>
          </table:table-cell>
          <table:table-cell office:value-type="string">
            <text:p>ON</text:p>
          </table:table-cell>
          <table:table-cell office:value-type="string">
            <text:p>M9W 1K9</text:p>
          </table:table-cell>
          <table:table-cell office:value-type="string">
            <text:p>416675460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95 COLUMBIA AVE "B"</text:p>
          </table:table-cell>
          <table:table-cell office:value-type="string">
            <text:p>RIVERSIDE</text:p>
          </table:table-cell>
          <table:table-cell office:value-type="string">
            <text:p>CA</text:p>
          </table:table-cell>
          <table:table-cell office:value-type="string">
            <text:p>92507</text:p>
          </table:table-cell>
          <table:table-cell office:value-type="string">
            <text:p>95168402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550 MCALLISTER DR</text:p>
          </table:table-cell>
          <table:table-cell office:value-type="string">
            <text:p>SAINT JOHN</text:p>
          </table:table-cell>
          <table:table-cell office:value-type="string">
            <text:p>NB</text:p>
          </table:table-cell>
          <table:table-cell office:value-type="string">
            <text:p>E2J 4N9</text:p>
          </table:table-cell>
          <table:table-cell office:value-type="string">
            <text:p>506633414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2635 BELKNAP AVE</text:p>
          </table:table-cell>
          <table:table-cell office:value-type="string">
            <text:p>BILLINGS</text:p>
          </table:table-cell>
          <table:table-cell office:value-type="string">
            <text:p>MT</text:p>
          </table:table-cell>
          <table:table-cell office:value-type="string">
            <text:p>59107</text:p>
          </table:table-cell>
          <table:table-cell office:value-type="string">
            <text:p>406259337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ARQUEST</text:p>
          </table:table-cell>
          <table:table-cell office:value-type="string">
            <text:p>7636 NE SANDY BLVD</text:p>
          </table:table-cell>
          <table:table-cell office:value-type="string">
            <text:p>PORTLAND</text:p>
          </table:table-cell>
          <table:table-cell office:value-type="string">
            <text:p>OR</text:p>
          </table:table-cell>
          <table:table-cell office:value-type="string">
            <text:p>97213</text:p>
          </table:table-cell>
          <table:table-cell office:value-type="string">
            <text:p>50328118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RAWFORD AUTO PARTS INC</text:p>
          </table:table-cell>
          <table:table-cell office:value-type="string">
            <text:p>1205 E RAINBOW BLVD</text:p>
          </table:table-cell>
          <table:table-cell office:value-type="string">
            <text:p>SALIDA</text:p>
          </table:table-cell>
          <table:table-cell office:value-type="string">
            <text:p>CO</text:p>
          </table:table-cell>
          <table:table-cell office:value-type="string">
            <text:p>81201</text:p>
          </table:table-cell>
          <table:table-cell office:value-type="string">
            <text:p>719539258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RIVITZ AUTO PARTS</text:p>
          </table:table-cell>
          <table:table-cell office:value-type="string">
            <text:p>728 DYER STREET CRIVITZ</text:p>
          </table:table-cell>
          <table:table-cell office:value-type="string">
            <text:p>CRIVITZ</text:p>
          </table:table-cell>
          <table:table-cell office:value-type="string">
            <text:p>WI</text:p>
          </table:table-cell>
          <table:table-cell office:value-type="string">
            <text:p>54114</text:p>
          </table:table-cell>
          <table:table-cell office:value-type="string">
            <text:p>7158543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RONKS AUTO SUPPLY</text:p>
          </table:table-cell>
          <table:table-cell office:value-type="string">
            <text:p>210 S BROADWAY</text:p>
          </table:table-cell>
          <table:table-cell office:value-type="string">
            <text:p>LAVERNE</text:p>
          </table:table-cell>
          <table:table-cell office:value-type="string">
            <text:p>OK</text:p>
          </table:table-cell>
          <table:table-cell office:value-type="string">
            <text:p>73848</text:p>
          </table:table-cell>
          <table:table-cell office:value-type="string">
            <text:p>580921394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ROOK AUTO ELECTRIC</text:p>
          </table:table-cell>
          <table:table-cell office:value-type="string">
            <text:p>1007 WEST MAIN ST</text:p>
          </table:table-cell>
          <table:table-cell office:value-type="string">
            <text:p>LEBANON</text:p>
          </table:table-cell>
          <table:table-cell office:value-type="string">
            <text:p>TN</text:p>
          </table:table-cell>
          <table:table-cell office:value-type="string">
            <text:p>37087</text:p>
          </table:table-cell>
          <table:table-cell office:value-type="string">
            <text:p>61544495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SC AUTO PARTS, LLC.</text:p>
          </table:table-cell>
          <table:table-cell office:value-type="string">
            <text:p>221 US 13 BYPASS</text:p>
          </table:table-cell>
          <table:table-cell office:value-type="string">
            <text:p>WINDSOR</text:p>
          </table:table-cell>
          <table:table-cell office:value-type="string">
            <text:p>NC</text:p>
          </table:table-cell>
          <table:table-cell office:value-type="string">
            <text:p>27983</text:p>
          </table:table-cell>
          <table:table-cell office:value-type="string">
            <text:p>25279449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ULLENS AUTO PARTS</text:p>
          </table:table-cell>
          <table:table-cell office:value-type="string">
            <text:p>622 SOUTH MAIN ST</text:p>
          </table:table-cell>
          <table:table-cell office:value-type="string">
            <text:p>MADISONVILLE</text:p>
          </table:table-cell>
          <table:table-cell office:value-type="string">
            <text:p>KY</text:p>
          </table:table-cell>
          <table:table-cell office:value-type="string">
            <text:p>42431</text:p>
          </table:table-cell>
          <table:table-cell office:value-type="string">
            <text:p>27082102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ULLUM AUTO PARTS INC</text:p>
          </table:table-cell>
          <table:table-cell office:value-type="string">
            <text:p>1402 N MAIN</text:p>
          </table:table-cell>
          <table:table-cell office:value-type="string">
            <text:p>PARIS</text:p>
          </table:table-cell>
          <table:table-cell office:value-type="string">
            <text:p>TX</text:p>
          </table:table-cell>
          <table:table-cell office:value-type="string">
            <text:p>75460</text:p>
          </table:table-cell>
          <table:table-cell office:value-type="string">
            <text:p>90378516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URRYS AUTO PARTS</text:p>
          </table:table-cell>
          <table:table-cell office:value-type="string">
            <text:p>133 HIGHWAY 7 WEST</text:p>
          </table:table-cell>
          <table:table-cell office:value-type="string">
            <text:p>KENNARD</text:p>
          </table:table-cell>
          <table:table-cell office:value-type="string">
            <text:p>TX</text:p>
          </table:table-cell>
          <table:table-cell office:value-type="string">
            <text:p>75847</text:p>
          </table:table-cell>
          <table:table-cell office:value-type="string">
            <text:p>93665522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URTISS FARM &amp; AUTO</text:p>
          </table:table-cell>
          <table:table-cell office:value-type="string">
            <text:p>203 E 1ST AVE</text:p>
          </table:table-cell>
          <table:table-cell office:value-type="string">
            <text:p>PLENTYWOOD</text:p>
          </table:table-cell>
          <table:table-cell office:value-type="string">
            <text:p>MT</text:p>
          </table:table-cell>
          <table:table-cell office:value-type="string">
            <text:p>59254</text:p>
          </table:table-cell>
          <table:table-cell office:value-type="string">
            <text:p>40676529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URTISS FARM AND AUTO</text:p>
          </table:table-cell>
          <table:table-cell office:value-type="string">
            <text:p>315 HIGHWAY 2 EAST</text:p>
          </table:table-cell>
          <table:table-cell office:value-type="string">
            <text:p>WOLF POINT</text:p>
          </table:table-cell>
          <table:table-cell office:value-type="string">
            <text:p>MT</text:p>
          </table:table-cell>
          <table:table-cell office:value-type="string">
            <text:p>59201</text:p>
          </table:table-cell>
          <table:table-cell office:value-type="string">
            <text:p>406653125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CURTISS REPAIR 5121</text:p>
          </table:table-cell>
          <table:table-cell office:value-type="string">
            <text:p>308 8TH STREET - PO BOX 240</text:p>
          </table:table-cell>
          <table:table-cell office:value-type="string">
            <text:p>CIRCLE</text:p>
          </table:table-cell>
          <table:table-cell office:value-type="string">
            <text:p>MT</text:p>
          </table:table-cell>
          <table:table-cell office:value-type="string">
            <text:p>59215</text:p>
          </table:table-cell>
          <table:table-cell office:value-type="string">
            <text:p>80073261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 &amp; M AUTO - FRAMINGHAM</text:p>
          </table:table-cell>
          <table:table-cell office:value-type="string">
            <text:p>41 LORING DR</text:p>
          </table:table-cell>
          <table:table-cell office:value-type="string">
            <text:p>FRAMINGHAM</text:p>
          </table:table-cell>
          <table:table-cell office:value-type="string">
            <text:p>MA</text:p>
          </table:table-cell>
          <table:table-cell office:value-type="string">
            <text:p>01702</text:p>
          </table:table-cell>
          <table:table-cell office:value-type="string">
            <text:p>508875349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 &amp; M AUTO - HOLLISTON</text:p>
          </table:table-cell>
          <table:table-cell office:value-type="string">
            <text:p>15 WINTHROP STREET</text:p>
          </table:table-cell>
          <table:table-cell office:value-type="string">
            <text:p>HOLLISTON</text:p>
          </table:table-cell>
          <table:table-cell office:value-type="string">
            <text:p>MA</text:p>
          </table:table-cell>
          <table:table-cell office:value-type="string">
            <text:p>07146</text:p>
          </table:table-cell>
          <table:table-cell office:value-type="string">
            <text:p>50842911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 &amp; M AUTO - MILFORD</text:p>
          </table:table-cell>
          <table:table-cell office:value-type="string">
            <text:p>336 MAIN ST</text:p>
          </table:table-cell>
          <table:table-cell office:value-type="string">
            <text:p>MILFORD</text:p>
          </table:table-cell>
          <table:table-cell office:value-type="string">
            <text:p>MA</text:p>
          </table:table-cell>
          <table:table-cell office:value-type="string">
            <text:p>01757</text:p>
          </table:table-cell>
          <table:table-cell office:value-type="string">
            <text:p>508473118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 &amp; M AUTO PARTS</text:p>
          </table:table-cell>
          <table:table-cell office:value-type="string">
            <text:p>51 WASHINGTON STREET</text:p>
          </table:table-cell>
          <table:table-cell office:value-type="string">
            <text:p>XENIA</text:p>
          </table:table-cell>
          <table:table-cell office:value-type="string">
            <text:p>OH</text:p>
          </table:table-cell>
          <table:table-cell office:value-type="string">
            <text:p>45385</text:p>
          </table:table-cell>
          <table:table-cell office:value-type="string">
            <text:p>937372999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 &amp; T AUTO PARTS</text:p>
          </table:table-cell>
          <table:table-cell office:value-type="string">
            <text:p>9320 HIGHWAY 10</text:p>
          </table:table-cell>
          <table:table-cell office:value-type="string">
            <text:p>NICTAUX</text:p>
          </table:table-cell>
          <table:table-cell office:value-type="string">
            <text:p>NS</text:p>
          </table:table-cell>
          <table:table-cell office:value-type="string">
            <text:p>B0S 1P0</text:p>
          </table:table-cell>
          <table:table-cell office:value-type="string">
            <text:p>902825165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 &amp; T AUTO PARTS .. DTAUTO.CA ..</text:p>
          </table:table-cell>
          <table:table-cell office:value-type="string">
            <text:p>24 FRASER ROAD</text:p>
          </table:table-cell>
          <table:table-cell office:value-type="string">
            <text:p>LEAMINGTON</text:p>
          </table:table-cell>
          <table:table-cell office:value-type="string">
            <text:p>ON</text:p>
          </table:table-cell>
          <table:table-cell office:value-type="string">
            <text:p>N8H 4E5</text:p>
          </table:table-cell>
          <table:table-cell office:value-type="string">
            <text:p>519322255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 AND D AUTO PARTS</text:p>
          </table:table-cell>
          <table:table-cell office:value-type="string">
            <text:p>39 HIGHWAY 287</text:p>
          </table:table-cell>
          <table:table-cell office:value-type="string">
            <text:p>ENNIS</text:p>
          </table:table-cell>
          <table:table-cell office:value-type="string">
            <text:p>MT</text:p>
          </table:table-cell>
          <table:table-cell office:value-type="string">
            <text:p>59729</text:p>
          </table:table-cell>
          <table:table-cell office:value-type="string">
            <text:p>40668245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 AND E AUTO SUPPLY, INC.</text:p>
          </table:table-cell>
          <table:table-cell office:value-type="string">
            <text:p>1518 PECAN STREET</text:p>
          </table:table-cell>
          <table:table-cell office:value-type="string">
            <text:p>COMMERCE</text:p>
          </table:table-cell>
          <table:table-cell office:value-type="string">
            <text:p>TX</text:p>
          </table:table-cell>
          <table:table-cell office:value-type="string">
            <text:p>75428</text:p>
          </table:table-cell>
          <table:table-cell office:value-type="string">
            <text:p>903886313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 AND L AUTO PARTS</text:p>
          </table:table-cell>
          <table:table-cell office:value-type="string">
            <text:p>401 WEST HOBSON WAY</text:p>
          </table:table-cell>
          <table:table-cell office:value-type="string">
            <text:p>BLYTHE</text:p>
          </table:table-cell>
          <table:table-cell office:value-type="string">
            <text:p>CA</text:p>
          </table:table-cell>
          <table:table-cell office:value-type="string">
            <text:p>92225</text:p>
          </table:table-cell>
          <table:table-cell office:value-type="string">
            <text:p>76092221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 AND L AUTO PARTS</text:p>
          </table:table-cell>
          <table:table-cell office:value-type="string">
            <text:p>160 B EAST MAIN</text:p>
          </table:table-cell>
          <table:table-cell office:value-type="string">
            <text:p>QUARTZSITE</text:p>
          </table:table-cell>
          <table:table-cell office:value-type="string">
            <text:p>AZ</text:p>
          </table:table-cell>
          <table:table-cell office:value-type="string">
            <text:p>85346</text:p>
          </table:table-cell>
          <table:table-cell office:value-type="string">
            <text:p>92892754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 AND M SUPPLY SIMMESPORT</text:p>
          </table:table-cell>
          <table:table-cell office:value-type="string">
            <text:p>15978 HWY 1 NORTH</text:p>
          </table:table-cell>
          <table:table-cell office:value-type="string">
            <text:p>SIMMESPORT</text:p>
          </table:table-cell>
          <table:table-cell office:value-type="string">
            <text:p>LA</text:p>
          </table:table-cell>
          <table:table-cell office:value-type="string">
            <text:p>71369</text:p>
          </table:table-cell>
          <table:table-cell office:value-type="string">
            <text:p>31894123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NES AUTO PARTS</text:p>
          </table:table-cell>
          <table:table-cell office:value-type="string">
            <text:p>263 STATE RD</text:p>
          </table:table-cell>
          <table:table-cell office:value-type="string">
            <text:p>NORTH ADAMS</text:p>
          </table:table-cell>
          <table:table-cell office:value-type="string">
            <text:p>MA</text:p>
          </table:table-cell>
          <table:table-cell office:value-type="string">
            <text:p>01247</text:p>
          </table:table-cell>
          <table:table-cell office:value-type="string">
            <text:p>41366471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NGER BOY CARQUEST</text:p>
          </table:table-cell>
          <table:table-cell office:value-type="string">
            <text:p>355 EAST 2ND SOUTH</text:p>
          </table:table-cell>
          <table:table-cell office:value-type="string">
            <text:p>SODA SPRINGS</text:p>
          </table:table-cell>
          <table:table-cell office:value-type="string">
            <text:p>ID</text:p>
          </table:table-cell>
          <table:table-cell office:value-type="string">
            <text:p>83276</text:p>
          </table:table-cell>
          <table:table-cell office:value-type="string">
            <text:p>208547334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NIELS SUPPLY</text:p>
          </table:table-cell>
          <table:table-cell office:value-type="string">
            <text:p>105 NORTH OAK STREET</text:p>
          </table:table-cell>
          <table:table-cell office:value-type="string">
            <text:p>SEMINARY</text:p>
          </table:table-cell>
          <table:table-cell office:value-type="string">
            <text:p>MS</text:p>
          </table:table-cell>
          <table:table-cell office:value-type="string">
            <text:p>39479</text:p>
          </table:table-cell>
          <table:table-cell office:value-type="string">
            <text:p>601722326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N'S AUTO &amp; MARINE ELECT, INC.</text:p>
          </table:table-cell>
          <table:table-cell office:value-type="string">
            <text:p>718 CHETCO AVE</text:p>
          </table:table-cell>
          <table:table-cell office:value-type="string">
            <text:p>BROOKINGS</text:p>
          </table:table-cell>
          <table:table-cell office:value-type="string">
            <text:p>OR</text:p>
          </table:table-cell>
          <table:table-cell office:value-type="string">
            <text:p>97415</text:p>
          </table:table-cell>
          <table:table-cell office:value-type="string">
            <text:p>541469215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RREN'S CARQUEST AUTO PARTS</text:p>
          </table:table-cell>
          <table:table-cell office:value-type="string">
            <text:p>311 W. 3RD STREET</text:p>
          </table:table-cell>
          <table:table-cell office:value-type="string">
            <text:p>ALLIANCE</text:p>
          </table:table-cell>
          <table:table-cell office:value-type="string">
            <text:p>NE</text:p>
          </table:table-cell>
          <table:table-cell office:value-type="string">
            <text:p>69301</text:p>
          </table:table-cell>
          <table:table-cell office:value-type="string">
            <text:p>308762151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VE GORDON AUTO SUPPLY-LAVONIA</text:p>
          </table:table-cell>
          <table:table-cell office:value-type="string">
            <text:p>12284 AUGUSTA ROAD</text:p>
          </table:table-cell>
          <table:table-cell office:value-type="string">
            <text:p>LAVONIA</text:p>
          </table:table-cell>
          <table:table-cell office:value-type="string">
            <text:p>GA</text:p>
          </table:table-cell>
          <table:table-cell office:value-type="string">
            <text:p>30553</text:p>
          </table:table-cell>
          <table:table-cell office:value-type="string">
            <text:p>70635672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VE GORDON AUTO SUPPLY-LEXINGTO</text:p>
          </table:table-cell>
          <table:table-cell office:value-type="string">
            <text:p>798 ATHENS ROAD</text:p>
          </table:table-cell>
          <table:table-cell office:value-type="string">
            <text:p>LEXINGTON</text:p>
          </table:table-cell>
          <table:table-cell office:value-type="string">
            <text:p>GA</text:p>
          </table:table-cell>
          <table:table-cell office:value-type="string">
            <text:p>30648</text:p>
          </table:table-cell>
          <table:table-cell office:value-type="string">
            <text:p>706743581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VENPORTS - CARQUEST AUTO PARTS</text:p>
          </table:table-cell>
          <table:table-cell office:value-type="string">
            <text:p>74 FIRST STREET</text:p>
          </table:table-cell>
          <table:table-cell office:value-type="string">
            <text:p>ORANGEVILLE</text:p>
          </table:table-cell>
          <table:table-cell office:value-type="string">
            <text:p>ON</text:p>
          </table:table-cell>
          <table:table-cell office:value-type="string">
            <text:p>L9W 2E4</text:p>
          </table:table-cell>
          <table:table-cell office:value-type="string">
            <text:p>519941123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VENPORTS - CARQUEST AUTO PARTS</text:p>
          </table:table-cell>
          <table:table-cell office:value-type="string">
            <text:p>100 DISSETTE STREET</text:p>
          </table:table-cell>
          <table:table-cell office:value-type="string">
            <text:p>BRADFORD</text:p>
          </table:table-cell>
          <table:table-cell office:value-type="string">
            <text:p>ON</text:p>
          </table:table-cell>
          <table:table-cell office:value-type="string">
            <text:p>L3Z 3G8</text:p>
          </table:table-cell>
          <table:table-cell office:value-type="string">
            <text:p>90577548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VENPORTS - CARQUEST AUTO PARTS</text:p>
          </table:table-cell>
          <table:table-cell office:value-type="string">
            <text:p>730 INDUSTRIAL RD</text:p>
          </table:table-cell>
          <table:table-cell office:value-type="string">
            <text:p>SHELBURNE</text:p>
          </table:table-cell>
          <table:table-cell office:value-type="string">
            <text:p>ON</text:p>
          </table:table-cell>
          <table:table-cell office:value-type="string">
            <text:p>L0N 1S2</text:p>
          </table:table-cell>
          <table:table-cell office:value-type="string">
            <text:p>519925226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VIDSON AUTO PARTS</text:p>
          </table:table-cell>
          <table:table-cell office:value-type="string">
            <text:p>1811 MAIN ST</text:p>
          </table:table-cell>
          <table:table-cell office:value-type="string">
            <text:p>GATESVILLE</text:p>
          </table:table-cell>
          <table:table-cell office:value-type="string">
            <text:p>TX</text:p>
          </table:table-cell>
          <table:table-cell office:value-type="string">
            <text:p>76528</text:p>
          </table:table-cell>
          <table:table-cell office:value-type="string">
            <text:p>254865725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VIS AUTO PARTS &amp; MACHINE SHOP</text:p>
          </table:table-cell>
          <table:table-cell office:value-type="string">
            <text:p>202 NORTH DIXIE HWY</text:p>
          </table:table-cell>
          <table:table-cell office:value-type="string">
            <text:p>CAVE CITY</text:p>
          </table:table-cell>
          <table:table-cell office:value-type="string">
            <text:p>KY</text:p>
          </table:table-cell>
          <table:table-cell office:value-type="string">
            <text:p>42127</text:p>
          </table:table-cell>
          <table:table-cell office:value-type="string">
            <text:p>27077334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VIS AUTO SUPPLY</text:p>
          </table:table-cell>
          <table:table-cell office:value-type="string">
            <text:p>116 MAIN STREET</text:p>
          </table:table-cell>
          <table:table-cell office:value-type="string">
            <text:p>LIBERTY</text:p>
          </table:table-cell>
          <table:table-cell office:value-type="string">
            <text:p>MS</text:p>
          </table:table-cell>
          <table:table-cell office:value-type="string">
            <text:p>39645</text:p>
          </table:table-cell>
          <table:table-cell office:value-type="string">
            <text:p>60165785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VIS BROS AUTO SUPPLY <text:s/># 1</text:p>
          </table:table-cell>
          <table:table-cell office:value-type="string">
            <text:p>2802 AVE F</text:p>
          </table:table-cell>
          <table:table-cell office:value-type="string">
            <text:p>BAY CITY</text:p>
          </table:table-cell>
          <table:table-cell office:value-type="string">
            <text:p>TX</text:p>
          </table:table-cell>
          <table:table-cell office:value-type="string">
            <text:p>77414</text:p>
          </table:table-cell>
          <table:table-cell office:value-type="string">
            <text:p>97924515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VIS BROS. AUTO SUPPLY #2</text:p>
          </table:table-cell>
          <table:table-cell office:value-type="string">
            <text:p>2811 AVE H</text:p>
          </table:table-cell>
          <table:table-cell office:value-type="string">
            <text:p>ROSENBERG</text:p>
          </table:table-cell>
          <table:table-cell office:value-type="string">
            <text:p>TX</text:p>
          </table:table-cell>
          <table:table-cell office:value-type="string">
            <text:p>77471</text:p>
          </table:table-cell>
          <table:table-cell office:value-type="string">
            <text:p>281232770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AVIS SPICELAND</text:p>
          </table:table-cell>
          <table:table-cell office:value-type="string">
            <text:p>5709 S. STATE ROAD 3</text:p>
          </table:table-cell>
          <table:table-cell office:value-type="string">
            <text:p>SPICELAND</text:p>
          </table:table-cell>
          <table:table-cell office:value-type="string">
            <text:p>IN</text:p>
          </table:table-cell>
          <table:table-cell office:value-type="string">
            <text:p>47385</text:p>
          </table:table-cell>
          <table:table-cell office:value-type="string">
            <text:p>76598773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BA CARQUEST OF JUNCTION CITY</text:p>
          </table:table-cell>
          <table:table-cell office:value-type="string">
            <text:p>323 HATTON LANE</text:p>
          </table:table-cell>
          <table:table-cell office:value-type="string">
            <text:p>JUNCTION CITY</text:p>
          </table:table-cell>
          <table:table-cell office:value-type="string">
            <text:p>OR</text:p>
          </table:table-cell>
          <table:table-cell office:value-type="string">
            <text:p>97448</text:p>
          </table:table-cell>
          <table:table-cell office:value-type="string">
            <text:p>54199868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E SOTO AUTO PARTS</text:p>
          </table:table-cell>
          <table:table-cell office:value-type="string">
            <text:p>33530 LEXINGTON AVE</text:p>
          </table:table-cell>
          <table:table-cell office:value-type="string">
            <text:p>DE SOTO</text:p>
          </table:table-cell>
          <table:table-cell office:value-type="string">
            <text:p>KS</text:p>
          </table:table-cell>
          <table:table-cell office:value-type="string">
            <text:p>66018</text:p>
          </table:table-cell>
          <table:table-cell office:value-type="string">
            <text:p>91358531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EATONS AUTO SUPPLY</text:p>
          </table:table-cell>
          <table:table-cell office:value-type="string">
            <text:p>745 N MAIN STREET</text:p>
          </table:table-cell>
          <table:table-cell office:value-type="string">
            <text:p>TROY</text:p>
          </table:table-cell>
          <table:table-cell office:value-type="string">
            <text:p>NC</text:p>
          </table:table-cell>
          <table:table-cell office:value-type="string">
            <text:p>27371</text:p>
          </table:table-cell>
          <table:table-cell office:value-type="string">
            <text:p>91057669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EER PARK DIESEL PARTS, LLC</text:p>
          </table:table-cell>
          <table:table-cell office:value-type="string">
            <text:p>4608 WALLBRIDGE</text:p>
          </table:table-cell>
          <table:table-cell office:value-type="string">
            <text:p>CLAYTON</text:p>
          </table:table-cell>
          <table:table-cell office:value-type="string">
            <text:p>WA</text:p>
          </table:table-cell>
          <table:table-cell office:value-type="string">
            <text:p>99110</text:p>
          </table:table-cell>
          <table:table-cell office:value-type="string">
            <text:p>50927670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EHART AUTO PARTS</text:p>
          </table:table-cell>
          <table:table-cell office:value-type="string">
            <text:p>322 N. DUNCAN BYPASS</text:p>
          </table:table-cell>
          <table:table-cell office:value-type="string">
            <text:p>UNION</text:p>
          </table:table-cell>
          <table:table-cell office:value-type="string">
            <text:p>SC</text:p>
          </table:table-cell>
          <table:table-cell office:value-type="string">
            <text:p>29379</text:p>
          </table:table-cell>
          <table:table-cell office:value-type="string">
            <text:p>86442736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ELANO CARQUEST</text:p>
          </table:table-cell>
          <table:table-cell office:value-type="string">
            <text:p>600 BABCOCK BLVD E</text:p>
          </table:table-cell>
          <table:table-cell office:value-type="string">
            <text:p>DELANO</text:p>
          </table:table-cell>
          <table:table-cell office:value-type="string">
            <text:p>MN</text:p>
          </table:table-cell>
          <table:table-cell office:value-type="string">
            <text:p>55328</text:p>
          </table:table-cell>
          <table:table-cell office:value-type="string">
            <text:p>76397285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ELTA AUTO PARTS INC.</text:p>
          </table:table-cell>
          <table:table-cell office:value-type="string">
            <text:p>647 HALEY BARBOUR PKWY</text:p>
          </table:table-cell>
          <table:table-cell office:value-type="string">
            <text:p>YAZOO CITY</text:p>
          </table:table-cell>
          <table:table-cell office:value-type="string">
            <text:p>MS</text:p>
          </table:table-cell>
          <table:table-cell office:value-type="string">
            <text:p>39194</text:p>
          </table:table-cell>
          <table:table-cell office:value-type="string">
            <text:p>66274662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ELTA FARM STORE, INC.</text:p>
          </table:table-cell>
          <table:table-cell office:value-type="string">
            <text:p>1041 DESOTO AVE</text:p>
          </table:table-cell>
          <table:table-cell office:value-type="string">
            <text:p>CLARKSDALE</text:p>
          </table:table-cell>
          <table:table-cell office:value-type="string">
            <text:p>MS</text:p>
          </table:table-cell>
          <table:table-cell office:value-type="string">
            <text:p>38614</text:p>
          </table:table-cell>
          <table:table-cell office:value-type="string">
            <text:p>66262198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EMOPOLIS AUTO PARTS</text:p>
          </table:table-cell>
          <table:table-cell office:value-type="string">
            <text:p>104 N CEDAR AVE</text:p>
          </table:table-cell>
          <table:table-cell office:value-type="string">
            <text:p>DEMOPOLIS</text:p>
          </table:table-cell>
          <table:table-cell office:value-type="string">
            <text:p>AL</text:p>
          </table:table-cell>
          <table:table-cell office:value-type="string">
            <text:p>36732</text:p>
          </table:table-cell>
          <table:table-cell office:value-type="string">
            <text:p>33428942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ENISON AUTO PARTS AND MACHINE</text:p>
          </table:table-cell>
          <table:table-cell office:value-type="string">
            <text:p>410 S MAIN STREET</text:p>
          </table:table-cell>
          <table:table-cell office:value-type="string">
            <text:p>DENISON</text:p>
          </table:table-cell>
          <table:table-cell office:value-type="string">
            <text:p>IA</text:p>
          </table:table-cell>
          <table:table-cell office:value-type="string">
            <text:p>51442</text:p>
          </table:table-cell>
          <table:table-cell office:value-type="string">
            <text:p>712263311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EVIL'S RIVER AUTO PARTS</text:p>
          </table:table-cell>
          <table:table-cell office:value-type="string">
            <text:p>501 S CROCKETT AVE.</text:p>
          </table:table-cell>
          <table:table-cell office:value-type="string">
            <text:p>SONORA</text:p>
          </table:table-cell>
          <table:table-cell office:value-type="string">
            <text:p>TX</text:p>
          </table:table-cell>
          <table:table-cell office:value-type="string">
            <text:p>76950</text:p>
          </table:table-cell>
          <table:table-cell office:value-type="string">
            <text:p>32538732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FW-DT REDBIRD TX # 5613</text:p>
          </table:table-cell>
          <table:table-cell office:value-type="string">
            <text:p>4201 W. CAMP WISDOM ROAD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string">
            <text:p>75237</text:p>
          </table:table-cell>
          <table:table-cell office:value-type="string">
            <text:p>97228301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FW-WORLDQUEST AIRPORT FWY #5625</text:p>
          </table:table-cell>
          <table:table-cell office:value-type="string">
            <text:p>3000 AIRPORT FREEWAY</text:p>
          </table:table-cell>
          <table:table-cell office:value-type="string">
            <text:p>FORT WORTH</text:p>
          </table:table-cell>
          <table:table-cell office:value-type="string">
            <text:p>TX</text:p>
          </table:table-cell>
          <table:table-cell office:value-type="string">
            <text:p>76111</text:p>
          </table:table-cell>
          <table:table-cell office:value-type="string">
            <text:p>81771799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G NICHOLAS CO - CARBONDALE</text:p>
          </table:table-cell>
          <table:table-cell office:value-type="string">
            <text:p>3 8TH AVENUE</text:p>
          </table:table-cell>
          <table:table-cell office:value-type="string">
            <text:p>CARBONDALE</text:p>
          </table:table-cell>
          <table:table-cell office:value-type="string">
            <text:p>PA</text:p>
          </table:table-cell>
          <table:table-cell office:value-type="string">
            <text:p>18407</text:p>
          </table:table-cell>
          <table:table-cell office:value-type="string">
            <text:p>57028225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G NICHOLAS CO - CLARKS SUMMIT</text:p>
          </table:table-cell>
          <table:table-cell office:value-type="string">
            <text:p>3 ZIMMERMAN STREET</text:p>
          </table:table-cell>
          <table:table-cell office:value-type="string">
            <text:p>CLARKS SUMMIT</text:p>
          </table:table-cell>
          <table:table-cell office:value-type="string">
            <text:p>PA</text:p>
          </table:table-cell>
          <table:table-cell office:value-type="string">
            <text:p>18411</text:p>
          </table:table-cell>
          <table:table-cell office:value-type="string">
            <text:p>57058727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G NICHOLAS CO - HONESDALE</text:p>
          </table:table-cell>
          <table:table-cell office:value-type="string">
            <text:p>273 GRANDVIEW AVENUE</text:p>
          </table:table-cell>
          <table:table-cell office:value-type="string">
            <text:p>HONESDALE</text:p>
          </table:table-cell>
          <table:table-cell office:value-type="string">
            <text:p>PA</text:p>
          </table:table-cell>
          <table:table-cell office:value-type="string">
            <text:p>18431</text:p>
          </table:table-cell>
          <table:table-cell office:value-type="string">
            <text:p>57025391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G NICHOLAS CO - MT POCONO</text:p>
          </table:table-cell>
          <table:table-cell office:value-type="string">
            <text:p>1166 POCONO BLVD</text:p>
          </table:table-cell>
          <table:table-cell office:value-type="string">
            <text:p>MT. POCONO</text:p>
          </table:table-cell>
          <table:table-cell office:value-type="string">
            <text:p>PA</text:p>
          </table:table-cell>
          <table:table-cell office:value-type="string">
            <text:p>18344</text:p>
          </table:table-cell>
          <table:table-cell office:value-type="string">
            <text:p>570839778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G NICHOLAS CO - SCRANTON</text:p>
          </table:table-cell>
          <table:table-cell office:value-type="string">
            <text:p>601-615 WYOMING AVE.</text:p>
          </table:table-cell>
          <table:table-cell office:value-type="string">
            <text:p>SCRANTON</text:p>
          </table:table-cell>
          <table:table-cell office:value-type="string">
            <text:p>PA</text:p>
          </table:table-cell>
          <table:table-cell office:value-type="string">
            <text:p>18509</text:p>
          </table:table-cell>
          <table:table-cell office:value-type="string">
            <text:p>570342768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G NICHOLAS CO - TANNERSVILLE</text:p>
          </table:table-cell>
          <table:table-cell office:value-type="string">
            <text:p>2885 ROUTE 611</text:p>
          </table:table-cell>
          <table:table-cell office:value-type="string">
            <text:p>TANNERSVILLE</text:p>
          </table:table-cell>
          <table:table-cell office:value-type="string">
            <text:p>PA</text:p>
          </table:table-cell>
          <table:table-cell office:value-type="string">
            <text:p>18372</text:p>
          </table:table-cell>
          <table:table-cell office:value-type="string">
            <text:p>57062970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G NICHOLAS CO - TUNKHANNOCK</text:p>
          </table:table-cell>
          <table:table-cell office:value-type="string">
            <text:p>503 HUNTER HWY</text:p>
          </table:table-cell>
          <table:table-cell office:value-type="string">
            <text:p>TUNKHANNOCK</text:p>
          </table:table-cell>
          <table:table-cell office:value-type="string">
            <text:p>PA</text:p>
          </table:table-cell>
          <table:table-cell office:value-type="string">
            <text:p>18657</text:p>
          </table:table-cell>
          <table:table-cell office:value-type="string">
            <text:p>57083624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G NICHOLAS CO - WYALUSING</text:p>
          </table:table-cell>
          <table:table-cell office:value-type="string">
            <text:p>26 COMPLEX DR</text:p>
          </table:table-cell>
          <table:table-cell office:value-type="string">
            <text:p>WYALUSING</text:p>
          </table:table-cell>
          <table:table-cell office:value-type="string">
            <text:p>PA</text:p>
          </table:table-cell>
          <table:table-cell office:value-type="string">
            <text:p>18853</text:p>
          </table:table-cell>
          <table:table-cell office:value-type="string">
            <text:p>570746329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G SUPPLY INC.</text:p>
          </table:table-cell>
          <table:table-cell office:value-type="string">
            <text:p>1408 NORTH BANKS</text:p>
          </table:table-cell>
          <table:table-cell office:value-type="string">
            <text:p>PAMPA</text:p>
          </table:table-cell>
          <table:table-cell office:value-type="string">
            <text:p>TX</text:p>
          </table:table-cell>
          <table:table-cell office:value-type="string">
            <text:p>79065</text:p>
          </table:table-cell>
          <table:table-cell office:value-type="string">
            <text:p>80666584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IAMONDVILLE CARQUEST</text:p>
          </table:table-cell>
          <table:table-cell office:value-type="string">
            <text:p>73 US HIGHWAY 30</text:p>
          </table:table-cell>
          <table:table-cell office:value-type="string">
            <text:p>DIAMONDVILLE</text:p>
          </table:table-cell>
          <table:table-cell office:value-type="string">
            <text:p>WY</text:p>
          </table:table-cell>
          <table:table-cell office:value-type="string">
            <text:p>83116</text:p>
          </table:table-cell>
          <table:table-cell office:value-type="string">
            <text:p>30787762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ICK'S AUTO PARTS</text:p>
          </table:table-cell>
          <table:table-cell office:value-type="string">
            <text:p>136 HIAWATHA DRIVE EAST</text:p>
          </table:table-cell>
          <table:table-cell office:value-type="string">
            <text:p>WABASHA</text:p>
          </table:table-cell>
          <table:table-cell office:value-type="string">
            <text:p>MN</text:p>
          </table:table-cell>
          <table:table-cell office:value-type="string">
            <text:p>55981</text:p>
          </table:table-cell>
          <table:table-cell office:value-type="string">
            <text:p>651565333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IDIER 2.0 INC.</text:p>
          </table:table-cell>
          <table:table-cell office:value-type="string">
            <text:p>2276, ROUTE MARIE-VICTORIN</text:p>
          </table:table-cell>
          <table:table-cell office:value-type="string">
            <text:p>VARENNES</text:p>
          </table:table-cell>
          <table:table-cell office:value-type="string">
            <text:p>QC</text:p>
          </table:table-cell>
          <table:table-cell office:value-type="string">
            <text:p>J3X 1R4</text:p>
          </table:table-cell>
          <table:table-cell office:value-type="string">
            <text:p>4509299999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IGBY AUTO SUPPLIES</text:p>
          </table:table-cell>
          <table:table-cell office:value-type="string">
            <text:p>PO BOX 130</text:p>
          </table:table-cell>
          <table:table-cell office:value-type="string">
            <text:p>DIGBY</text:p>
          </table:table-cell>
          <table:table-cell office:value-type="string">
            <text:p>NS</text:p>
          </table:table-cell>
          <table:table-cell office:value-type="string">
            <text:p>B0V 1A0</text:p>
          </table:table-cell>
          <table:table-cell office:value-type="string">
            <text:p>902245584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IRIGO AUTO PARTS</text:p>
          </table:table-cell>
          <table:table-cell office:value-type="string">
            <text:p>434 STILLWATER AVENUE</text:p>
          </table:table-cell>
          <table:table-cell office:value-type="string">
            <text:p>OLD TOWN</text:p>
          </table:table-cell>
          <table:table-cell office:value-type="string">
            <text:p>ME</text:p>
          </table:table-cell>
          <table:table-cell office:value-type="string">
            <text:p>04468</text:p>
          </table:table-cell>
          <table:table-cell office:value-type="string">
            <text:p>20782744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ISTRIBUTION STOCK PLUS INC</text:p>
          </table:table-cell>
          <table:table-cell office:value-type="string">
            <text:p>1592 CHEMIN SULLIVAN</text:p>
          </table:table-cell>
          <table:table-cell office:value-type="string">
            <text:p>VAL DOR</text:p>
          </table:table-cell>
          <table:table-cell office:value-type="string">
            <text:p>QC</text:p>
          </table:table-cell>
          <table:table-cell office:value-type="string">
            <text:p>J9P 1M3</text:p>
          </table:table-cell>
          <table:table-cell office:value-type="string">
            <text:p>819824137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OBSON AUTO PARTS LLC</text:p>
          </table:table-cell>
          <table:table-cell office:value-type="string">
            <text:p>66 HWY 70 WEST</text:p>
          </table:table-cell>
          <table:table-cell office:value-type="string">
            <text:p>MARION</text:p>
          </table:table-cell>
          <table:table-cell office:value-type="string">
            <text:p>NC</text:p>
          </table:table-cell>
          <table:table-cell office:value-type="string">
            <text:p>28752</text:p>
          </table:table-cell>
          <table:table-cell office:value-type="string">
            <text:p>8286597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ONNELLY AUTOMOTIVE MACHINE</text:p>
          </table:table-cell>
          <table:table-cell office:value-type="string">
            <text:p>1298 E. ELDORADO</text:p>
          </table:table-cell>
          <table:table-cell office:value-type="string">
            <text:p>DECATUR</text:p>
          </table:table-cell>
          <table:table-cell office:value-type="string">
            <text:p>IL</text:p>
          </table:table-cell>
          <table:table-cell office:value-type="string">
            <text:p>62521</text:p>
          </table:table-cell>
          <table:table-cell office:value-type="string">
            <text:p>217428741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ONS AUTO PARTS INC.</text:p>
          </table:table-cell>
          <table:table-cell office:value-type="string">
            <text:p>831 G ST</text:p>
          </table:table-cell>
          <table:table-cell office:value-type="string">
            <text:p>BURWELL</text:p>
          </table:table-cell>
          <table:table-cell office:value-type="string">
            <text:p>NE</text:p>
          </table:table-cell>
          <table:table-cell office:value-type="string">
            <text:p>68823</text:p>
          </table:table-cell>
          <table:table-cell office:value-type="string">
            <text:p>30834651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ORNAK AUTO PARTS, INC.</text:p>
          </table:table-cell>
          <table:table-cell office:value-type="string">
            <text:p>1107 OAK STREET</text:p>
          </table:table-cell>
          <table:table-cell office:value-type="string">
            <text:p>JOURDANTON</text:p>
          </table:table-cell>
          <table:table-cell office:value-type="string">
            <text:p>TX</text:p>
          </table:table-cell>
          <table:table-cell office:value-type="string">
            <text:p>78026</text:p>
          </table:table-cell>
          <table:table-cell office:value-type="string">
            <text:p>830769355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OUBLE J AUTO PARTS OF HERMANN</text:p>
          </table:table-cell>
          <table:table-cell office:value-type="string">
            <text:p>715 MARKET STREET</text:p>
          </table:table-cell>
          <table:table-cell office:value-type="string">
            <text:p>HERMANN</text:p>
          </table:table-cell>
          <table:table-cell office:value-type="string">
            <text:p>MO</text:p>
          </table:table-cell>
          <table:table-cell office:value-type="string">
            <text:p>65041</text:p>
          </table:table-cell>
          <table:table-cell office:value-type="string">
            <text:p>57348631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OUBLE J AUTO PARTS OF WARRENTON</text:p>
          </table:table-cell>
          <table:table-cell office:value-type="string">
            <text:p>508 W VETERANS MEMORIAL PKWY</text:p>
          </table:table-cell>
          <table:table-cell office:value-type="string">
            <text:p>WARRENTON</text:p>
          </table:table-cell>
          <table:table-cell office:value-type="string">
            <text:p>MO</text:p>
          </table:table-cell>
          <table:table-cell office:value-type="string">
            <text:p>63383</text:p>
          </table:table-cell>
          <table:table-cell office:value-type="string">
            <text:p>6364568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OUBLE J AUTO PARTS, LLC</text:p>
          </table:table-cell>
          <table:table-cell office:value-type="string">
            <text:p>705 S. STURGEON</text:p>
          </table:table-cell>
          <table:table-cell office:value-type="string">
            <text:p>MONTGOMERY CITY</text:p>
          </table:table-cell>
          <table:table-cell office:value-type="string">
            <text:p>MO</text:p>
          </table:table-cell>
          <table:table-cell office:value-type="string">
            <text:p>63361</text:p>
          </table:table-cell>
          <table:table-cell office:value-type="string">
            <text:p>57356437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R. AUTO</text:p>
          </table:table-cell>
          <table:table-cell office:value-type="string">
            <text:p>10502 W. STATE ROAD 56</text:p>
          </table:table-cell>
          <table:table-cell office:value-type="string">
            <text:p>FRENCH LICK</text:p>
          </table:table-cell>
          <table:table-cell office:value-type="string">
            <text:p>IN</text:p>
          </table:table-cell>
          <table:table-cell office:value-type="string">
            <text:p>47432</text:p>
          </table:table-cell>
          <table:table-cell office:value-type="string">
            <text:p>81293679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RISCOLL TRUCK CENTER HD</text:p>
          </table:table-cell>
          <table:table-cell office:value-type="string">
            <text:p>2421 STATE HWY 39</text:p>
          </table:table-cell>
          <table:table-cell office:value-type="string">
            <text:p>AMERICAN FALLS</text:p>
          </table:table-cell>
          <table:table-cell office:value-type="string">
            <text:p>ID</text:p>
          </table:table-cell>
          <table:table-cell office:value-type="string">
            <text:p>83211</text:p>
          </table:table-cell>
          <table:table-cell office:value-type="string">
            <text:p>(208) 226-52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T-CARVANA-TOLLESON AZ #2990</text:p>
          </table:table-cell>
          <table:table-cell office:value-type="string">
            <text:p>600 S. 94TH AVENUE</text:p>
          </table:table-cell>
          <table:table-cell office:value-type="string">
            <text:p>TOLLESON</text:p>
          </table:table-cell>
          <table:table-cell office:value-type="string">
            <text:p>AZ</text:p>
          </table:table-cell>
          <table:table-cell office:value-type="string">
            <text:p>85353</text:p>
          </table:table-cell>
          <table:table-cell office:value-type="string">
            <text:p>48090078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UCKWORKS AUTO PARTS</text:p>
          </table:table-cell>
          <table:table-cell office:value-type="string">
            <text:p>291 E BRIDGE ST</text:p>
          </table:table-cell>
          <table:table-cell office:value-type="string">
            <text:p>HOTCHKISS</text:p>
          </table:table-cell>
          <table:table-cell office:value-type="string">
            <text:p>CO</text:p>
          </table:table-cell>
          <table:table-cell office:value-type="string">
            <text:p>81419</text:p>
          </table:table-cell>
          <table:table-cell office:value-type="string">
            <text:p>97087225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UNNES AUTOMOTIVE SUPPLY, INC</text:p>
          </table:table-cell>
          <table:table-cell office:value-type="string">
            <text:p>301 EAST PINE STREET</text:p>
          </table:table-cell>
          <table:table-cell office:value-type="string">
            <text:p>DEMING</text:p>
          </table:table-cell>
          <table:table-cell office:value-type="string">
            <text:p>NM</text:p>
          </table:table-cell>
          <table:table-cell office:value-type="string">
            <text:p>88030</text:p>
          </table:table-cell>
          <table:table-cell office:value-type="string">
            <text:p>57554688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UNWORTH AUTOMOTIVE</text:p>
          </table:table-cell>
          <table:table-cell office:value-type="string">
            <text:p>PO BOX 690</text:p>
          </table:table-cell>
          <table:table-cell office:value-type="string">
            <text:p>FREMONT</text:p>
          </table:table-cell>
          <table:table-cell office:value-type="string">
            <text:p>IN</text:p>
          </table:table-cell>
          <table:table-cell office:value-type="string">
            <text:p>46737-0690</text:p>
          </table:table-cell>
          <table:table-cell office:value-type="string">
            <text:p>26049558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URAND AUTO PARTS</text:p>
          </table:table-cell>
          <table:table-cell office:value-type="string">
            <text:p>8771 E. LANSING RD.</text:p>
          </table:table-cell>
          <table:table-cell office:value-type="string">
            <text:p>DURAND</text:p>
          </table:table-cell>
          <table:table-cell office:value-type="string">
            <text:p>MI</text:p>
          </table:table-cell>
          <table:table-cell office:value-type="string">
            <text:p>48429</text:p>
          </table:table-cell>
          <table:table-cell office:value-type="string">
            <text:p>98928831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URBIN AUTO PARTS, INC.</text:p>
          </table:table-cell>
          <table:table-cell office:value-type="string">
            <text:p>948 SOUTH MEMORIAL DR.</text:p>
          </table:table-cell>
          <table:table-cell office:value-type="string">
            <text:p>PRATTVILLE</text:p>
          </table:table-cell>
          <table:table-cell office:value-type="string">
            <text:p>AL</text:p>
          </table:table-cell>
          <table:table-cell office:value-type="string">
            <text:p>36067</text:p>
          </table:table-cell>
          <table:table-cell office:value-type="string">
            <text:p>33436552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USENBERYS AUTO PARTS</text:p>
          </table:table-cell>
          <table:table-cell office:value-type="string">
            <text:p>112 W. CHACO</text:p>
          </table:table-cell>
          <table:table-cell office:value-type="string">
            <text:p>AZTEC</text:p>
          </table:table-cell>
          <table:table-cell office:value-type="string">
            <text:p>NM</text:p>
          </table:table-cell>
          <table:table-cell office:value-type="string">
            <text:p>87410</text:p>
          </table:table-cell>
          <table:table-cell office:value-type="string">
            <text:p>505334940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UVALL AUTO PARTS</text:p>
          </table:table-cell>
          <table:table-cell office:value-type="string">
            <text:p>15415 MAIN STREET NE</text:p>
          </table:table-cell>
          <table:table-cell office:value-type="string">
            <text:p>DUVALL</text:p>
          </table:table-cell>
          <table:table-cell office:value-type="string">
            <text:p>WA</text:p>
          </table:table-cell>
          <table:table-cell office:value-type="string">
            <text:p>98019</text:p>
          </table:table-cell>
          <table:table-cell office:value-type="string">
            <text:p>42578815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DYER AUTO PARTS</text:p>
          </table:table-cell>
          <table:table-cell office:value-type="string">
            <text:p>394 EAST CHURCH STREET</text:p>
          </table:table-cell>
          <table:table-cell office:value-type="string">
            <text:p>LEXINGTON</text:p>
          </table:table-cell>
          <table:table-cell office:value-type="string">
            <text:p>TN</text:p>
          </table:table-cell>
          <table:table-cell office:value-type="string">
            <text:p>38351</text:p>
          </table:table-cell>
          <table:table-cell office:value-type="string">
            <text:p>73196866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AGLE BUTTE GTC AUTO PARTS</text:p>
          </table:table-cell>
          <table:table-cell office:value-type="string">
            <text:p>24317 HWY 212</text:p>
          </table:table-cell>
          <table:table-cell office:value-type="string">
            <text:p>EAGLE BUTTE</text:p>
          </table:table-cell>
          <table:table-cell office:value-type="string">
            <text:p>SD</text:p>
          </table:table-cell>
          <table:table-cell office:value-type="string">
            <text:p>57625</text:p>
          </table:table-cell>
          <table:table-cell office:value-type="string">
            <text:p>60596421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AST COAST AUTO &amp; MARINE INC</text:p>
          </table:table-cell>
          <table:table-cell office:value-type="string">
            <text:p>1704 S CROATAN HWY</text:p>
          </table:table-cell>
          <table:table-cell office:value-type="string">
            <text:p>KILL DEVIL HILLS</text:p>
          </table:table-cell>
          <table:table-cell office:value-type="string">
            <text:p>NC</text:p>
          </table:table-cell>
          <table:table-cell office:value-type="string">
            <text:p>27948</text:p>
          </table:table-cell>
          <table:table-cell office:value-type="string">
            <text:p>252715170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AST COAST AUTO AND MARINE #2</text:p>
          </table:table-cell>
          <table:table-cell office:value-type="string">
            <text:p>6758 CARATOKE HIGHWAY</text:p>
          </table:table-cell>
          <table:table-cell office:value-type="string">
            <text:p>GRANDY</text:p>
          </table:table-cell>
          <table:table-cell office:value-type="string">
            <text:p>NC</text:p>
          </table:table-cell>
          <table:table-cell office:value-type="string">
            <text:p>27939</text:p>
          </table:table-cell>
          <table:table-cell office:value-type="string">
            <text:p>25245361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AST LIVERPOOL AUTO PARTS &amp; SUP.</text:p>
          </table:table-cell>
          <table:table-cell office:value-type="string">
            <text:p>653 WALNUT STREET</text:p>
          </table:table-cell>
          <table:table-cell office:value-type="string">
            <text:p>EAST LIVERPOOL</text:p>
          </table:table-cell>
          <table:table-cell office:value-type="string">
            <text:p>OH</text:p>
          </table:table-cell>
          <table:table-cell office:value-type="string">
            <text:p>43920</text:p>
          </table:table-cell>
          <table:table-cell office:value-type="string">
            <text:p>33030340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AST SIDE AUTO</text:p>
          </table:table-cell>
          <table:table-cell office:value-type="string">
            <text:p>115 ROOSEVELT ROAD</text:p>
          </table:table-cell>
          <table:table-cell office:value-type="string">
            <text:p>BLACK RIVER FALLS</text:p>
          </table:table-cell>
          <table:table-cell office:value-type="string">
            <text:p>WI</text:p>
          </table:table-cell>
          <table:table-cell office:value-type="string">
            <text:p>54615</text:p>
          </table:table-cell>
          <table:table-cell office:value-type="string">
            <text:p>71528494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AST SIDE AUTO PARTS OF KC</text:p>
          </table:table-cell>
          <table:table-cell office:value-type="string">
            <text:p>745 KANSAS AVE</text:p>
          </table:table-cell>
          <table:table-cell office:value-type="string">
            <text:p>KANSAS CITY</text:p>
          </table:table-cell>
          <table:table-cell office:value-type="string">
            <text:p>KS</text:p>
          </table:table-cell>
          <table:table-cell office:value-type="string">
            <text:p>66105</text:p>
          </table:table-cell>
          <table:table-cell office:value-type="string">
            <text:p>91337148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CONOMY AUTO PARTS</text:p>
          </table:table-cell>
          <table:table-cell office:value-type="string">
            <text:p>913 S. DAVIS</text:p>
          </table:table-cell>
          <table:table-cell office:value-type="string">
            <text:p>CLEVELAND</text:p>
          </table:table-cell>
          <table:table-cell office:value-type="string">
            <text:p>MS</text:p>
          </table:table-cell>
          <table:table-cell office:value-type="string">
            <text:p>38732</text:p>
          </table:table-cell>
          <table:table-cell office:value-type="string">
            <text:p>662846190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CONOMY AUTO PARTS-LOCK HAVEN</text:p>
          </table:table-cell>
          <table:table-cell office:value-type="string">
            <text:p>PO BOX 25</text:p>
          </table:table-cell>
          <table:table-cell office:value-type="string">
            <text:p>LOCK HAVEN</text:p>
          </table:table-cell>
          <table:table-cell office:value-type="string">
            <text:p>PA</text:p>
          </table:table-cell>
          <table:table-cell office:value-type="string">
            <text:p>17745</text:p>
          </table:table-cell>
          <table:table-cell office:value-type="string">
            <text:p>570748403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CONOMY AUTO PARTS-WILLIAMSPORT</text:p>
          </table:table-cell>
          <table:table-cell office:value-type="string">
            <text:p>R. 205 FLEMING STREET</text:p>
          </table:table-cell>
          <table:table-cell office:value-type="string">
            <text:p>S. WILLIAMSPORT</text:p>
          </table:table-cell>
          <table:table-cell office:value-type="string">
            <text:p>PA</text:p>
          </table:table-cell>
          <table:table-cell office:value-type="string">
            <text:p>17702</text:p>
          </table:table-cell>
          <table:table-cell office:value-type="string">
            <text:p>57032175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DDIE HARRELLS AUTO</text:p>
          </table:table-cell>
          <table:table-cell office:value-type="string">
            <text:p>211 E CHURCH STREET</text:p>
          </table:table-cell>
          <table:table-cell office:value-type="string">
            <text:p>AHOSKIE</text:p>
          </table:table-cell>
          <table:table-cell office:value-type="string">
            <text:p>NC</text:p>
          </table:table-cell>
          <table:table-cell office:value-type="string">
            <text:p>27910</text:p>
          </table:table-cell>
          <table:table-cell office:value-type="string">
            <text:p>252332296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DDYS AUTO PARTS</text:p>
          </table:table-cell>
          <table:table-cell office:value-type="string">
            <text:p>2514 EAST MAIN STREET</text:p>
          </table:table-cell>
          <table:table-cell office:value-type="string">
            <text:p>LINCOLNTON</text:p>
          </table:table-cell>
          <table:table-cell office:value-type="string">
            <text:p>NC</text:p>
          </table:table-cell>
          <table:table-cell office:value-type="string">
            <text:p>28092</text:p>
          </table:table-cell>
          <table:table-cell office:value-type="string">
            <text:p>70473207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LKHART AUTO PARTS</text:p>
          </table:table-cell>
          <table:table-cell office:value-type="string">
            <text:p>550 MORTON</text:p>
          </table:table-cell>
          <table:table-cell office:value-type="string">
            <text:p>ELKHART</text:p>
          </table:table-cell>
          <table:table-cell office:value-type="string">
            <text:p>KS</text:p>
          </table:table-cell>
          <table:table-cell office:value-type="string">
            <text:p>67950</text:p>
          </table:table-cell>
          <table:table-cell office:value-type="string">
            <text:p>62069743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LLOREE AUTO PARTS</text:p>
          </table:table-cell>
          <table:table-cell office:value-type="string">
            <text:p>P.O. BOX 597</text:p>
          </table:table-cell>
          <table:table-cell office:value-type="string">
            <text:p>ELLOREE</text:p>
          </table:table-cell>
          <table:table-cell office:value-type="string">
            <text:p>SC</text:p>
          </table:table-cell>
          <table:table-cell office:value-type="string">
            <text:p>29047</text:p>
          </table:table-cell>
          <table:table-cell office:value-type="string">
            <text:p>80389721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LMVALE AUTO SUPPLY</text:p>
          </table:table-cell>
          <table:table-cell office:value-type="string">
            <text:p>141 QUEEN STREET WEST</text:p>
          </table:table-cell>
          <table:table-cell office:value-type="string">
            <text:p>ELMVALE</text:p>
          </table:table-cell>
          <table:table-cell office:value-type="string">
            <text:p>ON</text:p>
          </table:table-cell>
          <table:table-cell office:value-type="string">
            <text:p>L0L 1P0</text:p>
          </table:table-cell>
          <table:table-cell office:value-type="string">
            <text:p>70532211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LROY AUTO SUPPLY, LLC</text:p>
          </table:table-cell>
          <table:table-cell office:value-type="string">
            <text:p>263 MAIN STREET</text:p>
          </table:table-cell>
          <table:table-cell office:value-type="string">
            <text:p>ELROY</text:p>
          </table:table-cell>
          <table:table-cell office:value-type="string">
            <text:p>WI</text:p>
          </table:table-cell>
          <table:table-cell office:value-type="string">
            <text:p>53929</text:p>
          </table:table-cell>
          <table:table-cell office:value-type="string">
            <text:p>608462519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MPIRE AUTO PARTS INC</text:p>
          </table:table-cell>
          <table:table-cell office:value-type="string">
            <text:p>315 N MAIN STREET</text:p>
          </table:table-cell>
          <table:table-cell office:value-type="string">
            <text:p>COLVILLE</text:p>
          </table:table-cell>
          <table:table-cell office:value-type="string">
            <text:p>WA</text:p>
          </table:table-cell>
          <table:table-cell office:value-type="string">
            <text:p>99114</text:p>
          </table:table-cell>
          <table:table-cell office:value-type="string">
            <text:p>509684256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SCALON AUTO PARTS</text:p>
          </table:table-cell>
          <table:table-cell office:value-type="string">
            <text:p>1518 CALIFORNIA ST</text:p>
          </table:table-cell>
          <table:table-cell office:value-type="string">
            <text:p>ESCALON</text:p>
          </table:table-cell>
          <table:table-cell office:value-type="string">
            <text:p>CA</text:p>
          </table:table-cell>
          <table:table-cell office:value-type="string">
            <text:p>95320</text:p>
          </table:table-cell>
          <table:table-cell office:value-type="string">
            <text:p>20983873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SCUE-HILL AUTO AND TRACTOR</text:p>
          </table:table-cell>
          <table:table-cell office:value-type="string">
            <text:p>934 N WASHINGTON</text:p>
          </table:table-cell>
          <table:table-cell office:value-type="string">
            <text:p>BROWNSVILLE</text:p>
          </table:table-cell>
          <table:table-cell office:value-type="string">
            <text:p>TN</text:p>
          </table:table-cell>
          <table:table-cell office:value-type="string">
            <text:p>38012</text:p>
          </table:table-cell>
          <table:table-cell office:value-type="string">
            <text:p>73177247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STHETIQUE DE LAUTO INC.</text:p>
          </table:table-cell>
          <table:table-cell office:value-type="string">
            <text:p>435 BOUL INDUSTRIEL</text:p>
          </table:table-cell>
          <table:table-cell office:value-type="string">
            <text:p>EAST BROUGHTON</text:p>
          </table:table-cell>
          <table:table-cell office:value-type="string">
            <text:p>QC</text:p>
          </table:table-cell>
          <table:table-cell office:value-type="string">
            <text:p>G0N 1G0</text:p>
          </table:table-cell>
          <table:table-cell office:value-type="string">
            <text:p>418427517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VERSOLE AUTO GROUP, LLC</text:p>
          </table:table-cell>
          <table:table-cell office:value-type="string">
            <text:p>75 FOREST PARK PLAZA</text:p>
          </table:table-cell>
          <table:table-cell office:value-type="string">
            <text:p>BRAZIL</text:p>
          </table:table-cell>
          <table:table-cell office:value-type="string">
            <text:p>IN</text:p>
          </table:table-cell>
          <table:table-cell office:value-type="string">
            <text:p>47834</text:p>
          </table:table-cell>
          <table:table-cell office:value-type="string">
            <text:p>81242023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XPRESS AUTO SUPPLY</text:p>
          </table:table-cell>
          <table:table-cell office:value-type="string">
            <text:p>180 WEST MAIN</text:p>
          </table:table-cell>
          <table:table-cell office:value-type="string">
            <text:p>MT PLEASANT</text:p>
          </table:table-cell>
          <table:table-cell office:value-type="string">
            <text:p>UT</text:p>
          </table:table-cell>
          <table:table-cell office:value-type="string">
            <text:p>84647</text:p>
          </table:table-cell>
          <table:table-cell office:value-type="string">
            <text:p>435462260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EZ AUTO PARTS</text:p>
          </table:table-cell>
          <table:table-cell office:value-type="string">
            <text:p>2812 FORT CAMPBELL BLVD</text:p>
          </table:table-cell>
          <table:table-cell office:value-type="string">
            <text:p>HOPKINSVILLE</text:p>
          </table:table-cell>
          <table:table-cell office:value-type="string">
            <text:p>KY</text:p>
          </table:table-cell>
          <table:table-cell office:value-type="string">
            <text:p>42240</text:p>
          </table:table-cell>
          <table:table-cell office:value-type="string">
            <text:p>27088522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AIR HAVEN AUTO SUPPLY</text:p>
          </table:table-cell>
          <table:table-cell office:value-type="string">
            <text:p>26 MAIN ST</text:p>
          </table:table-cell>
          <table:table-cell office:value-type="string">
            <text:p>FAIR HAVEN</text:p>
          </table:table-cell>
          <table:table-cell office:value-type="string">
            <text:p>VT</text:p>
          </table:table-cell>
          <table:table-cell office:value-type="string">
            <text:p>05743</text:p>
          </table:table-cell>
          <table:table-cell office:value-type="string">
            <text:p>80226530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AIRCHILD AUTO SUPPLY</text:p>
          </table:table-cell>
          <table:table-cell office:value-type="string">
            <text:p>108 W LINCOLN STREET</text:p>
          </table:table-cell>
          <table:table-cell office:value-type="string">
            <text:p>AUGUSTA</text:p>
          </table:table-cell>
          <table:table-cell office:value-type="string">
            <text:p>WI</text:p>
          </table:table-cell>
          <table:table-cell office:value-type="string">
            <text:p>54722</text:p>
          </table:table-cell>
          <table:table-cell office:value-type="string">
            <text:p>71528626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AIRCHILD AUTO SUPPLY LLC</text:p>
          </table:table-cell>
          <table:table-cell office:value-type="string">
            <text:p>13600 7TH STREET</text:p>
          </table:table-cell>
          <table:table-cell office:value-type="string">
            <text:p>OSSEO</text:p>
          </table:table-cell>
          <table:table-cell office:value-type="string">
            <text:p>WI</text:p>
          </table:table-cell>
          <table:table-cell office:value-type="string">
            <text:p>54758</text:p>
          </table:table-cell>
          <table:table-cell office:value-type="string">
            <text:p>71559737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ALL RIVER AUTO SUPPLY</text:p>
          </table:table-cell>
          <table:table-cell office:value-type="string">
            <text:p>301 S CHICAGO</text:p>
          </table:table-cell>
          <table:table-cell office:value-type="string">
            <text:p>HOT SPRINGS</text:p>
          </table:table-cell>
          <table:table-cell office:value-type="string">
            <text:p>SD</text:p>
          </table:table-cell>
          <table:table-cell office:value-type="string">
            <text:p>57747</text:p>
          </table:table-cell>
          <table:table-cell office:value-type="string">
            <text:p>60574542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AR NORTH SUPPLY</text:p>
          </table:table-cell>
          <table:table-cell office:value-type="string">
            <text:p>1028 E 5TH AVE SUITE C</text:p>
          </table:table-cell>
          <table:table-cell office:value-type="string">
            <text:p>ANCHORAGE</text:p>
          </table:table-cell>
          <table:table-cell office:value-type="string">
            <text:p>AK</text:p>
          </table:table-cell>
          <table:table-cell office:value-type="string">
            <text:p>99501</text:p>
          </table:table-cell>
          <table:table-cell office:value-type="string">
            <text:p>(907) 278-155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ARMERS AUTO SUPPLY</text:p>
          </table:table-cell>
          <table:table-cell office:value-type="string">
            <text:p>1511 1ST</text:p>
          </table:table-cell>
          <table:table-cell office:value-type="string">
            <text:p>FRIEND</text:p>
          </table:table-cell>
          <table:table-cell office:value-type="string">
            <text:p>NE</text:p>
          </table:table-cell>
          <table:table-cell office:value-type="string">
            <text:p>69359</text:p>
          </table:table-cell>
          <table:table-cell office:value-type="string">
            <text:p>40294732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ARMERS UNION OIL CO</text:p>
          </table:table-cell>
          <table:table-cell office:value-type="string">
            <text:p>50 N FIRST STREET</text:p>
          </table:table-cell>
          <table:table-cell office:value-type="string">
            <text:p>ELLENDALE</text:p>
          </table:table-cell>
          <table:table-cell office:value-type="string">
            <text:p>ND</text:p>
          </table:table-cell>
          <table:table-cell office:value-type="string">
            <text:p>58436</text:p>
          </table:table-cell>
          <table:table-cell office:value-type="string">
            <text:p>70134932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ARMERSVILLE AUTO SUPPLY</text:p>
          </table:table-cell>
          <table:table-cell office:value-type="string">
            <text:p>132 MCKINNEY ST</text:p>
          </table:table-cell>
          <table:table-cell office:value-type="string">
            <text:p>FARMERSVILLE</text:p>
          </table:table-cell>
          <table:table-cell office:value-type="string">
            <text:p>TX</text:p>
          </table:table-cell>
          <table:table-cell office:value-type="string">
            <text:p>75442</text:p>
          </table:table-cell>
          <table:table-cell office:value-type="string">
            <text:p>97278261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ARMINGTON CARQUEST</text:p>
          </table:table-cell>
          <table:table-cell office:value-type="string">
            <text:p>694 N MAIN ST</text:p>
          </table:table-cell>
          <table:table-cell office:value-type="string">
            <text:p>FARMINGTON</text:p>
          </table:table-cell>
          <table:table-cell office:value-type="string">
            <text:p>IL</text:p>
          </table:table-cell>
          <table:table-cell office:value-type="string">
            <text:p>61531</text:p>
          </table:table-cell>
          <table:table-cell office:value-type="string">
            <text:p>30924547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ERGANS AUTO PARTS</text:p>
          </table:table-cell>
          <table:table-cell office:value-type="string">
            <text:p>16129 EAST NINE MILE RD</text:p>
          </table:table-cell>
          <table:table-cell office:value-type="string">
            <text:p>EASTPOINTE</text:p>
          </table:table-cell>
          <table:table-cell office:value-type="string">
            <text:p>MI</text:p>
          </table:table-cell>
          <table:table-cell office:value-type="string">
            <text:p>48021</text:p>
          </table:table-cell>
          <table:table-cell office:value-type="string">
            <text:p>5867748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ILLMORE CARQUEST</text:p>
          </table:table-cell>
          <table:table-cell office:value-type="string">
            <text:p>6088 ARSENAL STREET</text:p>
          </table:table-cell>
          <table:table-cell office:value-type="string">
            <text:p>ST LOUIS</text:p>
          </table:table-cell>
          <table:table-cell office:value-type="string">
            <text:p>MO</text:p>
          </table:table-cell>
          <table:table-cell office:value-type="string">
            <text:p>63139</text:p>
          </table:table-cell>
          <table:table-cell office:value-type="string">
            <text:p>3143522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ITZGERALD CARQUEST</text:p>
          </table:table-cell>
          <table:table-cell office:value-type="string">
            <text:p>5640 BUCKEYSTOWN PIKE</text:p>
          </table:table-cell>
          <table:table-cell office:value-type="string">
            <text:p>FREDERICK</text:p>
          </table:table-cell>
          <table:table-cell office:value-type="string">
            <text:p>MD</text:p>
          </table:table-cell>
          <table:table-cell office:value-type="string">
            <text:p>21704</text:p>
          </table:table-cell>
          <table:table-cell office:value-type="string">
            <text:p>24041575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LEENER AUTO PARTS AND SERVICE,</text:p>
          </table:table-cell>
          <table:table-cell office:value-type="string">
            <text:p>11475 HIGHWAY 9</text:p>
          </table:table-cell>
          <table:table-cell office:value-type="string">
            <text:p>THOMPSON</text:p>
          </table:table-cell>
          <table:table-cell office:value-type="string">
            <text:p>IA</text:p>
          </table:table-cell>
          <table:table-cell office:value-type="string">
            <text:p>50478</text:p>
          </table:table-cell>
          <table:table-cell office:value-type="string">
            <text:p>64158421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LEET SUPPLY</text:p>
          </table:table-cell>
          <table:table-cell office:value-type="string">
            <text:p>1200 N SANTA FE</text:p>
          </table:table-cell>
          <table:table-cell office:value-type="string">
            <text:p>PUEBLO</text:p>
          </table:table-cell>
          <table:table-cell office:value-type="string">
            <text:p>CO</text:p>
          </table:table-cell>
          <table:table-cell office:value-type="string">
            <text:p>81003</text:p>
          </table:table-cell>
          <table:table-cell office:value-type="string">
            <text:p>71954462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LORENCE AUTO PARTS, INC.</text:p>
          </table:table-cell>
          <table:table-cell office:value-type="string">
            <text:p>656 CENTRAL AVENUE</text:p>
          </table:table-cell>
          <table:table-cell office:value-type="string">
            <text:p>FLORENCE</text:p>
          </table:table-cell>
          <table:table-cell office:value-type="string">
            <text:p>WI</text:p>
          </table:table-cell>
          <table:table-cell office:value-type="string">
            <text:p>54121</text:p>
          </table:table-cell>
          <table:table-cell office:value-type="string">
            <text:p>7155285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LORESVILLE AUTO SUPPLY 511</text:p>
          </table:table-cell>
          <table:table-cell office:value-type="string">
            <text:p>912 HWY 181 NORTH</text:p>
          </table:table-cell>
          <table:table-cell office:value-type="string">
            <text:p>FLORESVILLE</text:p>
          </table:table-cell>
          <table:table-cell office:value-type="string">
            <text:p>TX</text:p>
          </table:table-cell>
          <table:table-cell office:value-type="string">
            <text:p>78114</text:p>
          </table:table-cell>
          <table:table-cell office:value-type="string">
            <text:p>83039386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OCHTMAN CARQUEST KALKASKA</text:p>
          </table:table-cell>
          <table:table-cell office:value-type="string">
            <text:p>605 N CEDAR</text:p>
          </table:table-cell>
          <table:table-cell office:value-type="string">
            <text:p>KALKASKA</text:p>
          </table:table-cell>
          <table:table-cell office:value-type="string">
            <text:p>MI</text:p>
          </table:table-cell>
          <table:table-cell office:value-type="string">
            <text:p>49646</text:p>
          </table:table-cell>
          <table:table-cell office:value-type="string">
            <text:p>231258915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OCHTMANS - HILLMAN</text:p>
          </table:table-cell>
          <table:table-cell office:value-type="string">
            <text:p>641 N STATE ST</text:p>
          </table:table-cell>
          <table:table-cell office:value-type="string">
            <text:p>HILLMAN</text:p>
          </table:table-cell>
          <table:table-cell office:value-type="string">
            <text:p>MI</text:p>
          </table:table-cell>
          <table:table-cell office:value-type="string">
            <text:p>49746</text:p>
          </table:table-cell>
          <table:table-cell office:value-type="string">
            <text:p>989742459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OLLICK-WILKINS AUTO PARTS INC</text:p>
          </table:table-cell>
          <table:table-cell office:value-type="string">
            <text:p>5041 COLLEGE CORNER ROAD</text:p>
          </table:table-cell>
          <table:table-cell office:value-type="string">
            <text:p>OXFORD</text:p>
          </table:table-cell>
          <table:table-cell office:value-type="string">
            <text:p>OH</text:p>
          </table:table-cell>
          <table:table-cell office:value-type="string">
            <text:p>45056</text:p>
          </table:table-cell>
          <table:table-cell office:value-type="string">
            <text:p>513523214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ORT MOHAVE CARQUEST</text:p>
          </table:table-cell>
          <table:table-cell office:value-type="string">
            <text:p>1517 AZTEC ROAD</text:p>
          </table:table-cell>
          <table:table-cell office:value-type="string">
            <text:p>FORT MOHAVE</text:p>
          </table:table-cell>
          <table:table-cell office:value-type="string">
            <text:p>AZ</text:p>
          </table:table-cell>
          <table:table-cell office:value-type="string">
            <text:p>86426</text:p>
          </table:table-cell>
          <table:table-cell office:value-type="string">
            <text:p>92870492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RANCESVILLE AUTO PARTS</text:p>
          </table:table-cell>
          <table:table-cell office:value-type="string">
            <text:p>125 SOUTH BILL STREET</text:p>
          </table:table-cell>
          <table:table-cell office:value-type="string">
            <text:p>FRANCESVILLE</text:p>
          </table:table-cell>
          <table:table-cell office:value-type="string">
            <text:p>IN</text:p>
          </table:table-cell>
          <table:table-cell office:value-type="string">
            <text:p>47946</text:p>
          </table:table-cell>
          <table:table-cell office:value-type="string">
            <text:p>21956795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RANKLIN AUTO PARTS</text:p>
          </table:table-cell>
          <table:table-cell office:value-type="string">
            <text:p>704 15TH AVE</text:p>
          </table:table-cell>
          <table:table-cell office:value-type="string">
            <text:p>FRANKLIN</text:p>
          </table:table-cell>
          <table:table-cell office:value-type="string">
            <text:p>NE</text:p>
          </table:table-cell>
          <table:table-cell office:value-type="string">
            <text:p>68939</text:p>
          </table:table-cell>
          <table:table-cell office:value-type="string">
            <text:p>30842560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REDRICTON NORTH NB #6635</text:p>
          </table:table-cell>
          <table:table-cell office:value-type="string">
            <text:p>520 BROOKSIDE DRIVE, UNIT F</text:p>
          </table:table-cell>
          <table:table-cell office:value-type="string">
            <text:p>FREDRICTON</text:p>
          </table:table-cell>
          <table:table-cell office:value-type="string">
            <text:p>NB</text:p>
          </table:table-cell>
          <table:table-cell office:value-type="string">
            <text:p>E3A 8V2</text:p>
          </table:table-cell>
          <table:table-cell office:value-type="string">
            <text:p>50645501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REEPORT CARQUEST</text:p>
          </table:table-cell>
          <table:table-cell office:value-type="string">
            <text:p>1791 S WEST AVE</text:p>
          </table:table-cell>
          <table:table-cell office:value-type="string">
            <text:p>FREEPORT</text:p>
          </table:table-cell>
          <table:table-cell office:value-type="string">
            <text:p>IL</text:p>
          </table:table-cell>
          <table:table-cell office:value-type="string">
            <text:p>61032</text:p>
          </table:table-cell>
          <table:table-cell office:value-type="string">
            <text:p>815232610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REYS AUTO PARTS</text:p>
          </table:table-cell>
          <table:table-cell office:value-type="string">
            <text:p>202 N WOOD STREET</text:p>
          </table:table-cell>
          <table:table-cell office:value-type="string">
            <text:p>CHESANING</text:p>
          </table:table-cell>
          <table:table-cell office:value-type="string">
            <text:p>MI</text:p>
          </table:table-cell>
          <table:table-cell office:value-type="string">
            <text:p>48616</text:p>
          </table:table-cell>
          <table:table-cell office:value-type="string">
            <text:p>98984530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RONTIER AG INC</text:p>
          </table:table-cell>
          <table:table-cell office:value-type="string">
            <text:p>1202 W HWY 24</text:p>
          </table:table-cell>
          <table:table-cell office:value-type="string">
            <text:p>GOODLAND</text:p>
          </table:table-cell>
          <table:table-cell office:value-type="string">
            <text:p>KS</text:p>
          </table:table-cell>
          <table:table-cell office:value-type="string">
            <text:p>67735</text:p>
          </table:table-cell>
          <table:table-cell office:value-type="string">
            <text:p>78589923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FROST AUTOMOTIVE</text:p>
          </table:table-cell>
          <table:table-cell office:value-type="string">
            <text:p>110 W GRAND</text:p>
          </table:table-cell>
          <table:table-cell office:value-type="string">
            <text:p>GALLATIN</text:p>
          </table:table-cell>
          <table:table-cell office:value-type="string">
            <text:p>MO</text:p>
          </table:table-cell>
          <table:table-cell office:value-type="string">
            <text:p>64640</text:p>
          </table:table-cell>
          <table:table-cell office:value-type="string">
            <text:p>660663215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 &amp; W AUTO PARTS - GALLIPOLIS</text:p>
          </table:table-cell>
          <table:table-cell office:value-type="string">
            <text:p>216 UPPER RIVER ROAD</text:p>
          </table:table-cell>
          <table:table-cell office:value-type="string">
            <text:p>GALLIPOLIS</text:p>
          </table:table-cell>
          <table:table-cell office:value-type="string">
            <text:p>OH</text:p>
          </table:table-cell>
          <table:table-cell office:value-type="string">
            <text:p>45631</text:p>
          </table:table-cell>
          <table:table-cell office:value-type="string">
            <text:p>74044618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 AND L AUTO SUPPLY, INC.</text:p>
          </table:table-cell>
          <table:table-cell office:value-type="string">
            <text:p>PO BOX 365</text:p>
          </table:table-cell>
          <table:table-cell office:value-type="string">
            <text:p>UNADILLA</text:p>
          </table:table-cell>
          <table:table-cell office:value-type="string">
            <text:p>NY</text:p>
          </table:table-cell>
          <table:table-cell office:value-type="string">
            <text:p>13849</text:p>
          </table:table-cell>
          <table:table-cell office:value-type="string">
            <text:p>60756374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 AND R <text:s/>AUTO PARTS</text:p>
          </table:table-cell>
          <table:table-cell office:value-type="string">
            <text:p>250 E MAIN STREET</text:p>
          </table:table-cell>
          <table:table-cell office:value-type="string">
            <text:p>GOUVERNEUR</text:p>
          </table:table-cell>
          <table:table-cell office:value-type="string">
            <text:p>NY</text:p>
          </table:table-cell>
          <table:table-cell office:value-type="string">
            <text:p>13642</text:p>
          </table:table-cell>
          <table:table-cell office:value-type="string">
            <text:p>31528714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 AND S AUTO PARTS</text:p>
          </table:table-cell>
          <table:table-cell office:value-type="string">
            <text:p>410 CITY AVENUE <text:s/>SOUTH</text:p>
          </table:table-cell>
          <table:table-cell office:value-type="string">
            <text:p>RIPLEY</text:p>
          </table:table-cell>
          <table:table-cell office:value-type="string">
            <text:p>MS</text:p>
          </table:table-cell>
          <table:table-cell office:value-type="string">
            <text:p>38663</text:p>
          </table:table-cell>
          <table:table-cell office:value-type="string">
            <text:p>662837929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AFFORD AUTO PARTS INC.</text:p>
          </table:table-cell>
          <table:table-cell office:value-type="string">
            <text:p>111 COLEMAN</text:p>
          </table:table-cell>
          <table:table-cell office:value-type="string">
            <text:p>MARLIN</text:p>
          </table:table-cell>
          <table:table-cell office:value-type="string">
            <text:p>TX</text:p>
          </table:table-cell>
          <table:table-cell office:value-type="string">
            <text:p>76661</text:p>
          </table:table-cell>
          <table:table-cell office:value-type="string">
            <text:p>254883352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AINESVILLE AUTO PARTS</text:p>
          </table:table-cell>
          <table:table-cell office:value-type="string">
            <text:p>325 N COMMERCE</text:p>
          </table:table-cell>
          <table:table-cell office:value-type="string">
            <text:p>GAINESVILLE</text:p>
          </table:table-cell>
          <table:table-cell office:value-type="string">
            <text:p>TX</text:p>
          </table:table-cell>
          <table:table-cell office:value-type="string">
            <text:p>76240</text:p>
          </table:table-cell>
          <table:table-cell office:value-type="string">
            <text:p>94066543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ASPESIE PA (2016) INC.</text:p>
          </table:table-cell>
          <table:table-cell office:value-type="string">
            <text:p>46 RUE DU BANC</text:p>
          </table:table-cell>
          <table:table-cell office:value-type="string">
            <text:p>RIV AV RENARD</text:p>
          </table:table-cell>
          <table:table-cell office:value-type="string">
            <text:p>QC</text:p>
          </table:table-cell>
          <table:table-cell office:value-type="string">
            <text:p>G4X 5E2</text:p>
          </table:table-cell>
          <table:table-cell office:value-type="string">
            <text:p>418269399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ENDEN AUTO PARTS</text:p>
          </table:table-cell>
          <table:table-cell office:value-type="string">
            <text:p>620 PAGE BLVD</text:p>
          </table:table-cell>
          <table:table-cell office:value-type="string">
            <text:p>SPRINGFIELD</text:p>
          </table:table-cell>
          <table:table-cell office:value-type="string">
            <text:p>MA</text:p>
          </table:table-cell>
          <table:table-cell office:value-type="string">
            <text:p>01104</text:p>
          </table:table-cell>
          <table:table-cell office:value-type="string">
            <text:p>413781235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EORGE'S AUTO PARTS</text:p>
          </table:table-cell>
          <table:table-cell office:value-type="string">
            <text:p>94-220 LEOKANE STREET</text:p>
          </table:table-cell>
          <table:table-cell office:value-type="string">
            <text:p>WAIPAHU</text:p>
          </table:table-cell>
          <table:table-cell office:value-type="string">
            <text:p>HI</text:p>
          </table:table-cell>
          <table:table-cell office:value-type="string">
            <text:p>96797</text:p>
          </table:table-cell>
          <table:table-cell office:value-type="string">
            <text:p>80867714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ERALDS AUTO PARTS</text:p>
          </table:table-cell>
          <table:table-cell office:value-type="string">
            <text:p>5615 N. HWY. 27</text:p>
          </table:table-cell>
          <table:table-cell office:value-type="string">
            <text:p>SCIENCE HILL</text:p>
          </table:table-cell>
          <table:table-cell office:value-type="string">
            <text:p>KY</text:p>
          </table:table-cell>
          <table:table-cell office:value-type="string">
            <text:p>42553</text:p>
          </table:table-cell>
          <table:table-cell office:value-type="string">
            <text:p>606423394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IBBS AUTO PARTS, LLC</text:p>
          </table:table-cell>
          <table:table-cell office:value-type="string">
            <text:p>128 SOUTH DOUGLAS</text:p>
          </table:table-cell>
          <table:table-cell office:value-type="string">
            <text:p>GLENDIVE</text:p>
          </table:table-cell>
          <table:table-cell office:value-type="string">
            <text:p>MT</text:p>
          </table:table-cell>
          <table:table-cell office:value-type="string">
            <text:p>59330</text:p>
          </table:table-cell>
          <table:table-cell office:value-type="string">
            <text:p>40637756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IRARD AUTO PARTS</text:p>
          </table:table-cell>
          <table:table-cell office:value-type="string">
            <text:p>401 WEST GIRARD AVE</text:p>
          </table:table-cell>
          <table:table-cell office:value-type="string">
            <text:p>PHILADELPHIA</text:p>
          </table:table-cell>
          <table:table-cell office:value-type="string">
            <text:p>PA</text:p>
          </table:table-cell>
          <table:table-cell office:value-type="string">
            <text:p>19123</text:p>
          </table:table-cell>
          <table:table-cell office:value-type="string">
            <text:p>2157633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LADE AUTO PARTS INC.</text:p>
          </table:table-cell>
          <table:table-cell office:value-type="string">
            <text:p>33445 GLOVE DR</text:p>
          </table:table-cell>
          <table:table-cell office:value-type="string">
            <text:p>GLADE SPRING</text:p>
          </table:table-cell>
          <table:table-cell office:value-type="string">
            <text:p>VA</text:p>
          </table:table-cell>
          <table:table-cell office:value-type="string">
            <text:p>24340</text:p>
          </table:table-cell>
          <table:table-cell office:value-type="string">
            <text:p>27642958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LADWIN AUTO AND TRUCK PARTS</text:p>
          </table:table-cell>
          <table:table-cell office:value-type="string">
            <text:p>168 JAMES ROBERTSON DRIVE</text:p>
          </table:table-cell>
          <table:table-cell office:value-type="string">
            <text:p>GLADWIN</text:p>
          </table:table-cell>
          <table:table-cell office:value-type="string">
            <text:p>MI</text:p>
          </table:table-cell>
          <table:table-cell office:value-type="string">
            <text:p>48624</text:p>
          </table:table-cell>
          <table:table-cell office:value-type="string">
            <text:p>989426684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OBEN AUTO PARTS - CARQUEST</text:p>
          </table:table-cell>
          <table:table-cell office:value-type="string">
            <text:p>101 SOUTH MAIN</text:p>
          </table:table-cell>
          <table:table-cell office:value-type="string">
            <text:p>WHITE HALL</text:p>
          </table:table-cell>
          <table:table-cell office:value-type="string">
            <text:p>IL</text:p>
          </table:table-cell>
          <table:table-cell office:value-type="string">
            <text:p>62092</text:p>
          </table:table-cell>
          <table:table-cell office:value-type="string">
            <text:p>217374211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ODDARD WHITE AUTO PARTS</text:p>
          </table:table-cell>
          <table:table-cell office:value-type="string">
            <text:p>701 N MASON</text:p>
          </table:table-cell>
          <table:table-cell office:value-type="string">
            <text:p>CARROLLTON</text:p>
          </table:table-cell>
          <table:table-cell office:value-type="string">
            <text:p>MO</text:p>
          </table:table-cell>
          <table:table-cell office:value-type="string">
            <text:p>64633</text:p>
          </table:table-cell>
          <table:table-cell office:value-type="string">
            <text:p>66054211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OLD AND SONS AUTOMOTIVE INC.</text:p>
          </table:table-cell>
          <table:table-cell office:value-type="string">
            <text:p>10258 VIENNA ROAD</text:p>
          </table:table-cell>
          <table:table-cell office:value-type="string">
            <text:p>MONTROSE</text:p>
          </table:table-cell>
          <table:table-cell office:value-type="string">
            <text:p>MI</text:p>
          </table:table-cell>
          <table:table-cell office:value-type="string">
            <text:p>48457</text:p>
          </table:table-cell>
          <table:table-cell office:value-type="string">
            <text:p>81063920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OLD BEACH AUTO PARTS, INC.</text:p>
          </table:table-cell>
          <table:table-cell office:value-type="string">
            <text:p>29536 ELLENSBURG AVENUE</text:p>
          </table:table-cell>
          <table:table-cell office:value-type="string">
            <text:p>GOLD BEACH</text:p>
          </table:table-cell>
          <table:table-cell office:value-type="string">
            <text:p>OR</text:p>
          </table:table-cell>
          <table:table-cell office:value-type="string">
            <text:p>97444</text:p>
          </table:table-cell>
          <table:table-cell office:value-type="string">
            <text:p>54142554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OLDBELT TIRE SUPPLY CO LTD</text:p>
          </table:table-cell>
          <table:table-cell office:value-type="string">
            <text:p>15 NIPISSING LANE</text:p>
          </table:table-cell>
          <table:table-cell office:value-type="string">
            <text:p>KIRKLAND LAKE</text:p>
          </table:table-cell>
          <table:table-cell office:value-type="string">
            <text:p>ON</text:p>
          </table:table-cell>
          <table:table-cell office:value-type="string">
            <text:p>P2N 3M6</text:p>
          </table:table-cell>
          <table:table-cell office:value-type="string">
            <text:p>70556792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OLDBELT-NL INC.</text:p>
          </table:table-cell>
          <table:table-cell office:value-type="string">
            <text:p>23 PAGET STREET</text:p>
          </table:table-cell>
          <table:table-cell office:value-type="string">
            <text:p>NEW LISKEARD</text:p>
          </table:table-cell>
          <table:table-cell office:value-type="string">
            <text:p>ON</text:p>
          </table:table-cell>
          <table:table-cell office:value-type="string">
            <text:p>P0J 1P0</text:p>
          </table:table-cell>
          <table:table-cell office:value-type="string">
            <text:p>705647435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OOD AUTO PARTS</text:p>
          </table:table-cell>
          <table:table-cell office:value-type="string">
            <text:p>81 ARTHUR ST. S.</text:p>
          </table:table-cell>
          <table:table-cell office:value-type="string">
            <text:p>ELMIRA</text:p>
          </table:table-cell>
          <table:table-cell office:value-type="string">
            <text:p>ON</text:p>
          </table:table-cell>
          <table:table-cell office:value-type="string">
            <text:p>N3B2M8</text:p>
          </table:table-cell>
          <table:table-cell office:value-type="string">
            <text:p>519669153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ORWOOD AUTO. &amp; INDL. SUPPLIES</text:p>
          </table:table-cell>
          <table:table-cell office:value-type="string">
            <text:p>39 YOUNG STREET</text:p>
          </table:table-cell>
          <table:table-cell office:value-type="string">
            <text:p>WOODSTOCK</text:p>
          </table:table-cell>
          <table:table-cell office:value-type="string">
            <text:p>ON</text:p>
          </table:table-cell>
          <table:table-cell office:value-type="string">
            <text:p>N4S 3L6</text:p>
          </table:table-cell>
          <table:table-cell office:value-type="string">
            <text:p>519539740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RAMPY'S AUTO PARTS, LLC</text:p>
          </table:table-cell>
          <table:table-cell office:value-type="string">
            <text:p>140 VETERANS DRIVE</text:p>
          </table:table-cell>
          <table:table-cell office:value-type="string">
            <text:p>FOWLERVILLE</text:p>
          </table:table-cell>
          <table:table-cell office:value-type="string">
            <text:p>MI</text:p>
          </table:table-cell>
          <table:table-cell office:value-type="string">
            <text:p>48836</text:p>
          </table:table-cell>
          <table:table-cell office:value-type="string">
            <text:p>51722391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RAND AVENUE PARTS</text:p>
          </table:table-cell>
          <table:table-cell office:value-type="string">
            <text:p>BOX 604</text:p>
          </table:table-cell>
          <table:table-cell office:value-type="string">
            <text:p>NORWOOD</text:p>
          </table:table-cell>
          <table:table-cell office:value-type="string">
            <text:p>CO</text:p>
          </table:table-cell>
          <table:table-cell office:value-type="string">
            <text:p>81423</text:p>
          </table:table-cell>
          <table:table-cell office:value-type="string">
            <text:p>97032748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RAND LEDGE AUTO PARTS</text:p>
          </table:table-cell>
          <table:table-cell office:value-type="string">
            <text:p>1015 S CLINTON PO BOX 501</text:p>
          </table:table-cell>
          <table:table-cell office:value-type="string">
            <text:p>GRAND LEDGE</text:p>
          </table:table-cell>
          <table:table-cell office:value-type="string">
            <text:p>MI</text:p>
          </table:table-cell>
          <table:table-cell office:value-type="string">
            <text:p>48837</text:p>
          </table:table-cell>
          <table:table-cell office:value-type="string">
            <text:p>51762732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RANDE AUTO PARTS LLC.</text:p>
          </table:table-cell>
          <table:table-cell office:value-type="string">
            <text:p>2014 N US HWY 83</text:p>
          </table:table-cell>
          <table:table-cell office:value-type="string">
            <text:p>ZAPATA</text:p>
          </table:table-cell>
          <table:table-cell office:value-type="string">
            <text:p>TX</text:p>
          </table:table-cell>
          <table:table-cell office:value-type="string">
            <text:p>78076</text:p>
          </table:table-cell>
          <table:table-cell office:value-type="string">
            <text:p>95675030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RANT CITY AUTO PARTS</text:p>
          </table:table-cell>
          <table:table-cell office:value-type="string">
            <text:p>15 EAST THIRD ST</text:p>
          </table:table-cell>
          <table:table-cell office:value-type="string">
            <text:p>GRANT CITY</text:p>
          </table:table-cell>
          <table:table-cell office:value-type="string">
            <text:p>MO</text:p>
          </table:table-cell>
          <table:table-cell office:value-type="string">
            <text:p>64456-0158</text:p>
          </table:table-cell>
          <table:table-cell office:value-type="string">
            <text:p>66056437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RANTSVILLE PERFORMANCE INC</text:p>
          </table:table-cell>
          <table:table-cell office:value-type="string">
            <text:p>PO BOX 337</text:p>
          </table:table-cell>
          <table:table-cell office:value-type="string">
            <text:p>GRANTSVILLE</text:p>
          </table:table-cell>
          <table:table-cell office:value-type="string">
            <text:p>MD</text:p>
          </table:table-cell>
          <table:table-cell office:value-type="string">
            <text:p>21536</text:p>
          </table:table-cell>
          <table:table-cell office:value-type="string">
            <text:p>30189531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REENS AUTO PARTS LLC</text:p>
          </table:table-cell>
          <table:table-cell office:value-type="string">
            <text:p>313 SERVICE STREET</text:p>
          </table:table-cell>
          <table:table-cell office:value-type="string">
            <text:p>MOUNTAIN VIEW</text:p>
          </table:table-cell>
          <table:table-cell office:value-type="string">
            <text:p>AR</text:p>
          </table:table-cell>
          <table:table-cell office:value-type="string">
            <text:p>72560</text:p>
          </table:table-cell>
          <table:table-cell office:value-type="string">
            <text:p>87026981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REENSBURG AUTO PARTS, INC.</text:p>
          </table:table-cell>
          <table:table-cell office:value-type="string">
            <text:p>408 S. MICHIGAN AVE.</text:p>
          </table:table-cell>
          <table:table-cell office:value-type="string">
            <text:p>GREENSBURG</text:p>
          </table:table-cell>
          <table:table-cell office:value-type="string">
            <text:p>IN</text:p>
          </table:table-cell>
          <table:table-cell office:value-type="string">
            <text:p>47240</text:p>
          </table:table-cell>
          <table:table-cell office:value-type="string">
            <text:p>81222222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REENSBURG FARM SUPPLY INC</text:p>
          </table:table-cell>
          <table:table-cell office:value-type="string">
            <text:p>133 NORTH OAK</text:p>
          </table:table-cell>
          <table:table-cell office:value-type="string">
            <text:p>GREENSBURG</text:p>
          </table:table-cell>
          <table:table-cell office:value-type="string">
            <text:p>KS</text:p>
          </table:table-cell>
          <table:table-cell office:value-type="string">
            <text:p>67054</text:p>
          </table:table-cell>
          <table:table-cell office:value-type="string">
            <text:p>62072321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REENVILLE AUTO PARTS</text:p>
          </table:table-cell>
          <table:table-cell office:value-type="string">
            <text:p>16 S WATER STREET</text:p>
          </table:table-cell>
          <table:table-cell office:value-type="string">
            <text:p>GREENVILLE</text:p>
          </table:table-cell>
          <table:table-cell office:value-type="string">
            <text:p>PA</text:p>
          </table:table-cell>
          <table:table-cell office:value-type="string">
            <text:p>16125</text:p>
          </table:table-cell>
          <table:table-cell office:value-type="string">
            <text:p>72458855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REER'S AUTO &amp; FARM, LLC</text:p>
          </table:table-cell>
          <table:table-cell office:value-type="string">
            <text:p>807 EAST MAIN ST.</text:p>
          </table:table-cell>
          <table:table-cell office:value-type="string">
            <text:p>JEFFERSON</text:p>
          </table:table-cell>
          <table:table-cell office:value-type="string">
            <text:p>NC</text:p>
          </table:table-cell>
          <table:table-cell office:value-type="string">
            <text:p>28640</text:p>
          </table:table-cell>
          <table:table-cell office:value-type="string">
            <text:p>33684672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RIGGS CARQUEST</text:p>
          </table:table-cell>
          <table:table-cell office:value-type="string">
            <text:p>55 W BROAD ST EXT</text:p>
          </table:table-cell>
          <table:table-cell office:value-type="string">
            <text:p>WEST POINT</text:p>
          </table:table-cell>
          <table:table-cell office:value-type="string">
            <text:p>MS</text:p>
          </table:table-cell>
          <table:table-cell office:value-type="string">
            <text:p>39773-2762</text:p>
          </table:table-cell>
          <table:table-cell office:value-type="string">
            <text:p>66249413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ROUPE AUTO LONGUEUIL COM</text:p>
          </table:table-cell>
          <table:table-cell office:value-type="string">
            <text:p>100 BOUL ROLAND THERRIEN</text:p>
          </table:table-cell>
          <table:table-cell office:value-type="string">
            <text:p>LONGUEUIL</text:p>
          </table:table-cell>
          <table:table-cell office:value-type="string">
            <text:p>QC</text:p>
          </table:table-cell>
          <table:table-cell office:value-type="string">
            <text:p>J4H 3V8</text:p>
          </table:table-cell>
          <table:table-cell office:value-type="string">
            <text:p>4506400809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TC AUTO PARTS OF SPOONER</text:p>
          </table:table-cell>
          <table:table-cell office:value-type="string">
            <text:p>1024 RIVER STREET</text:p>
          </table:table-cell>
          <table:table-cell office:value-type="string">
            <text:p>SPOONER</text:p>
          </table:table-cell>
          <table:table-cell office:value-type="string">
            <text:p>WI</text:p>
          </table:table-cell>
          <table:table-cell office:value-type="string">
            <text:p>54801</text:p>
          </table:table-cell>
          <table:table-cell office:value-type="string">
            <text:p>71563587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TC AUTO PARTS-MOBRIDGE</text:p>
          </table:table-cell>
          <table:table-cell office:value-type="string">
            <text:p>201 E GRAND CROSSING BLVD</text:p>
          </table:table-cell>
          <table:table-cell office:value-type="string">
            <text:p>MOBRIDGE</text:p>
          </table:table-cell>
          <table:table-cell office:value-type="string">
            <text:p>SD</text:p>
          </table:table-cell>
          <table:table-cell office:value-type="string">
            <text:p>57601</text:p>
          </table:table-cell>
          <table:table-cell office:value-type="string">
            <text:p>60584536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TC OF IRONWOOD INC</text:p>
          </table:table-cell>
          <table:table-cell office:value-type="string">
            <text:p>114 WEST AYER STREET</text:p>
          </table:table-cell>
          <table:table-cell office:value-type="string">
            <text:p>IRONWOOD</text:p>
          </table:table-cell>
          <table:table-cell office:value-type="string">
            <text:p>MI</text:p>
          </table:table-cell>
          <table:table-cell office:value-type="string">
            <text:p>49938</text:p>
          </table:table-cell>
          <table:table-cell office:value-type="string">
            <text:p>90693202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UILL AUTO INC.</text:p>
          </table:table-cell>
          <table:table-cell office:value-type="string">
            <text:p>1833 <text:s/>BOUL PIE XI NORD</text:p>
          </table:table-cell>
          <table:table-cell office:value-type="string">
            <text:p>VAL BEL AIR</text:p>
          </table:table-cell>
          <table:table-cell office:value-type="string">
            <text:p>QC</text:p>
          </table:table-cell>
          <table:table-cell office:value-type="string">
            <text:p>G3J 1N8</text:p>
          </table:table-cell>
          <table:table-cell office:value-type="string">
            <text:p>418847249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ULF COAST AUTOMOTIVE</text:p>
          </table:table-cell>
          <table:table-cell office:value-type="string">
            <text:p>P.O. BOX 418-A</text:p>
          </table:table-cell>
          <table:table-cell office:value-type="string">
            <text:p>WINNIE</text:p>
          </table:table-cell>
          <table:table-cell office:value-type="string">
            <text:p>TX</text:p>
          </table:table-cell>
          <table:table-cell office:value-type="string">
            <text:p>77665</text:p>
          </table:table-cell>
          <table:table-cell office:value-type="string">
            <text:p>40929620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GUNNISON IMPLEMENT COMPANY LLC</text:p>
          </table:table-cell>
          <table:table-cell office:value-type="string">
            <text:p>51 W. 200 N.</text:p>
          </table:table-cell>
          <table:table-cell office:value-type="string">
            <text:p>GUNNISON</text:p>
          </table:table-cell>
          <table:table-cell office:value-type="string">
            <text:p>UT</text:p>
          </table:table-cell>
          <table:table-cell office:value-type="string">
            <text:p>84634</text:p>
          </table:table-cell>
          <table:table-cell office:value-type="string">
            <text:p>43552872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 &amp; C ALLAIN LTEE.</text:p>
          </table:table-cell>
          <table:table-cell office:value-type="string">
            <text:p>925 RUE PRINCIPALE</text:p>
          </table:table-cell>
          <table:table-cell office:value-type="string">
            <text:p>NEGUAC</text:p>
          </table:table-cell>
          <table:table-cell office:value-type="string">
            <text:p>NB</text:p>
          </table:table-cell>
          <table:table-cell office:value-type="string">
            <text:p>E9G 1S4</text:p>
          </table:table-cell>
          <table:table-cell office:value-type="string">
            <text:p>506776329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 &amp; H AUTO AND TRUCK PARTS</text:p>
          </table:table-cell>
          <table:table-cell office:value-type="string">
            <text:p>1406 HWY 281 N</text:p>
          </table:table-cell>
          <table:table-cell office:value-type="string">
            <text:p>MARBLE FALLS</text:p>
          </table:table-cell>
          <table:table-cell office:value-type="string">
            <text:p>TX</text:p>
          </table:table-cell>
          <table:table-cell office:value-type="string">
            <text:p>78654</text:p>
          </table:table-cell>
          <table:table-cell office:value-type="string">
            <text:p>83069357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 &amp; H AUTO PARTS</text:p>
          </table:table-cell>
          <table:table-cell office:value-type="string">
            <text:p>287 ROUTE 94</text:p>
          </table:table-cell>
          <table:table-cell office:value-type="string">
            <text:p>VERNON</text:p>
          </table:table-cell>
          <table:table-cell office:value-type="string">
            <text:p>NJ</text:p>
          </table:table-cell>
          <table:table-cell office:value-type="string">
            <text:p>07462</text:p>
          </table:table-cell>
          <table:table-cell office:value-type="string">
            <text:p>973827345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 AND H AUTO PARTS, INC.</text:p>
          </table:table-cell>
          <table:table-cell office:value-type="string">
            <text:p>611 BROWN STREET</text:p>
          </table:table-cell>
          <table:table-cell office:value-type="string">
            <text:p>CELINA</text:p>
          </table:table-cell>
          <table:table-cell office:value-type="string">
            <text:p>TN</text:p>
          </table:table-cell>
          <table:table-cell office:value-type="string">
            <text:p>38551</text:p>
          </table:table-cell>
          <table:table-cell office:value-type="string">
            <text:p>93124372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.C. ROLFE &amp; SONS</text:p>
          </table:table-cell>
          <table:table-cell office:value-type="string">
            <text:p>P.O. BOX 86</text:p>
          </table:table-cell>
          <table:table-cell office:value-type="string">
            <text:p>MILBRIDGE</text:p>
          </table:table-cell>
          <table:table-cell office:value-type="string">
            <text:p>ME</text:p>
          </table:table-cell>
          <table:table-cell office:value-type="string">
            <text:p>04658-0086</text:p>
          </table:table-cell>
          <table:table-cell office:value-type="string">
            <text:p>20754623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.D.S. AUTO PARTS &amp; MACHINE</text:p>
          </table:table-cell>
          <table:table-cell office:value-type="string">
            <text:p>1960 W. MISSION RD., SUITE 2</text:p>
          </table:table-cell>
          <table:table-cell office:value-type="string">
            <text:p>ESCONDIDO</text:p>
          </table:table-cell>
          <table:table-cell office:value-type="string">
            <text:p>CA</text:p>
          </table:table-cell>
          <table:table-cell office:value-type="string">
            <text:p>92029</text:p>
          </table:table-cell>
          <table:table-cell office:value-type="string">
            <text:p>76074661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LE AUTO PARTS AND MARINE</text:p>
          </table:table-cell>
          <table:table-cell office:value-type="string">
            <text:p>13633 HISTORYLAND HWY</text:p>
          </table:table-cell>
          <table:table-cell office:value-type="string">
            <text:p>WARSAW</text:p>
          </table:table-cell>
          <table:table-cell office:value-type="string">
            <text:p>VA</text:p>
          </table:table-cell>
          <table:table-cell office:value-type="string">
            <text:p>22572</text:p>
          </table:table-cell>
          <table:table-cell office:value-type="string">
            <text:p>80433336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MPSTEAD AUTO PARTS</text:p>
          </table:table-cell>
          <table:table-cell office:value-type="string">
            <text:p>1318 MAIN STREET</text:p>
          </table:table-cell>
          <table:table-cell office:value-type="string">
            <text:p>HAMPSTEAD</text:p>
          </table:table-cell>
          <table:table-cell office:value-type="string">
            <text:p>MD</text:p>
          </table:table-cell>
          <table:table-cell office:value-type="string">
            <text:p>21074-0699</text:p>
          </table:table-cell>
          <table:table-cell office:value-type="string">
            <text:p>41037461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NDY AUTOMOTIVE - CARQUEST</text:p>
          </table:table-cell>
          <table:table-cell office:value-type="string">
            <text:p>11720 DORSETT ROAD</text:p>
          </table:table-cell>
          <table:table-cell office:value-type="string">
            <text:p>MARYLAND HEIGHTS</text:p>
          </table:table-cell>
          <table:table-cell office:value-type="string">
            <text:p>MO</text:p>
          </table:table-cell>
          <table:table-cell office:value-type="string">
            <text:p>63043</text:p>
          </table:table-cell>
          <table:table-cell office:value-type="string">
            <text:p>31429146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PPY LAND SHOPPING CENTER</text:p>
          </table:table-cell>
          <table:table-cell office:value-type="string">
            <text:p>BURAS HARDWARE &amp; SUPPLY</text:p>
          </table:table-cell>
          <table:table-cell office:value-type="string">
            <text:p>BURAS</text:p>
          </table:table-cell>
          <table:table-cell office:value-type="string">
            <text:p>LA</text:p>
          </table:table-cell>
          <table:table-cell office:value-type="string">
            <text:p>70041</text:p>
          </table:table-cell>
          <table:table-cell office:value-type="string">
            <text:p>5046576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RLAN AUTO PARTS</text:p>
          </table:table-cell>
          <table:table-cell office:value-type="string">
            <text:p>808 CYCLONE AVENUE</text:p>
          </table:table-cell>
          <table:table-cell office:value-type="string">
            <text:p>HARLAN</text:p>
          </table:table-cell>
          <table:table-cell office:value-type="string">
            <text:p>IA</text:p>
          </table:table-cell>
          <table:table-cell office:value-type="string">
            <text:p>51537</text:p>
          </table:table-cell>
          <table:table-cell office:value-type="string">
            <text:p>71273386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RLEM AUTO PARTS &amp; PAINT SUPPLY</text:p>
          </table:table-cell>
          <table:table-cell office:value-type="string">
            <text:p>7337 W 87TH ST</text:p>
          </table:table-cell>
          <table:table-cell office:value-type="string">
            <text:p>BRIDGEVIEW</text:p>
          </table:table-cell>
          <table:table-cell office:value-type="string">
            <text:p>IL</text:p>
          </table:table-cell>
          <table:table-cell office:value-type="string">
            <text:p>60455</text:p>
          </table:table-cell>
          <table:table-cell office:value-type="string">
            <text:p>70859818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RRALSON MACHINE WORKS</text:p>
          </table:table-cell>
          <table:table-cell office:value-type="string">
            <text:p>21970 W. COLORADO AVENUE</text:p>
          </table:table-cell>
          <table:table-cell office:value-type="string">
            <text:p>SAN JOAQUIN</text:p>
          </table:table-cell>
          <table:table-cell office:value-type="string">
            <text:p>CA</text:p>
          </table:table-cell>
          <table:table-cell office:value-type="string">
            <text:p>93660</text:p>
          </table:table-cell>
          <table:table-cell office:value-type="string">
            <text:p>55969311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RRISON SUPPLY CO.</text:p>
          </table:table-cell>
          <table:table-cell office:value-type="string">
            <text:p>1304 ST HIGHWAY 173 NORTH</text:p>
          </table:table-cell>
          <table:table-cell office:value-type="string">
            <text:p>DEVINE</text:p>
          </table:table-cell>
          <table:table-cell office:value-type="string">
            <text:p>TX</text:p>
          </table:table-cell>
          <table:table-cell office:value-type="string">
            <text:p>78016</text:p>
          </table:table-cell>
          <table:table-cell office:value-type="string">
            <text:p>83066559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RTER AUTO SUPPLY</text:p>
          </table:table-cell>
          <table:table-cell office:value-type="string">
            <text:p>611 PINE ST</text:p>
          </table:table-cell>
          <table:table-cell office:value-type="string">
            <text:p>CALUMET</text:p>
          </table:table-cell>
          <table:table-cell office:value-type="string">
            <text:p>MI</text:p>
          </table:table-cell>
          <table:table-cell office:value-type="string">
            <text:p>49913</text:p>
          </table:table-cell>
          <table:table-cell office:value-type="string">
            <text:p>90633738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RVEYS AUTOMOTIVE</text:p>
          </table:table-cell>
          <table:table-cell office:value-type="string">
            <text:p>702 NORTH AVE</text:p>
          </table:table-cell>
          <table:table-cell office:value-type="string">
            <text:p>NORWALK</text:p>
          </table:table-cell>
          <table:table-cell office:value-type="string">
            <text:p>IA</text:p>
          </table:table-cell>
          <table:table-cell office:value-type="string">
            <text:p>50211</text:p>
          </table:table-cell>
          <table:table-cell office:value-type="string">
            <text:p>515981420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RWELL PARTS AND SUPPLY CO.</text:p>
          </table:table-cell>
          <table:table-cell office:value-type="string">
            <text:p>1102 W QUITMAN</text:p>
          </table:table-cell>
          <table:table-cell office:value-type="string">
            <text:p>IUKA</text:p>
          </table:table-cell>
          <table:table-cell office:value-type="string">
            <text:p>MS</text:p>
          </table:table-cell>
          <table:table-cell office:value-type="string">
            <text:p>38852</text:p>
          </table:table-cell>
          <table:table-cell office:value-type="string">
            <text:p>662423989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SKINS AUTO PARTS</text:p>
          </table:table-cell>
          <table:table-cell office:value-type="string">
            <text:p>916 NORTH MAIN STREET</text:p>
          </table:table-cell>
          <table:table-cell office:value-type="string">
            <text:p>PEARSON</text:p>
          </table:table-cell>
          <table:table-cell office:value-type="string">
            <text:p>GA</text:p>
          </table:table-cell>
          <table:table-cell office:value-type="string">
            <text:p>31642</text:p>
          </table:table-cell>
          <table:table-cell office:value-type="string">
            <text:p>91242238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TCH AUTO ELECTRIC</text:p>
          </table:table-cell>
          <table:table-cell office:value-type="string">
            <text:p>104 WEST HALL ST</text:p>
          </table:table-cell>
          <table:table-cell office:value-type="string">
            <text:p>HATCH</text:p>
          </table:table-cell>
          <table:table-cell office:value-type="string">
            <text:p>NM</text:p>
          </table:table-cell>
          <table:table-cell office:value-type="string">
            <text:p>87937</text:p>
          </table:table-cell>
          <table:table-cell office:value-type="string">
            <text:p>57526754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WTHORNE MACHINERY OF SAMOA</text:p>
          </table:table-cell>
          <table:table-cell office:value-type="string">
            <text:p>4 INDUSTRIAL PARK WAY</text:p>
          </table:table-cell>
          <table:table-cell office:value-type="string">
            <text:p>PAGO PAGO</text:p>
          </table:table-cell>
          <table:table-cell office:value-type="string">
            <text:p>AS</text:p>
          </table:table-cell>
          <table:table-cell office:value-type="string">
            <text:p>96799</text:p>
          </table:table-cell>
          <table:table-cell office:value-type="string">
            <text:p>6846994306</text:p>
          </table:table-cell>
          <table:table-cell office:value-type="string">
            <text:p>AS 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WTHORNE POWER SYSTEMS</text:p>
          </table:table-cell>
          <table:table-cell office:value-type="string">
            <text:p>16945 CAMINO SAN BERNARDO</text:p>
          </table:table-cell>
          <table:table-cell office:value-type="string">
            <text:p>SAN DIEGO</text:p>
          </table:table-cell>
          <table:table-cell office:value-type="string">
            <text:p>CA</text:p>
          </table:table-cell>
          <table:table-cell office:value-type="string">
            <text:p>92127</text:p>
          </table:table-cell>
          <table:table-cell office:value-type="string">
            <text:p>8586747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YTI <text:s/>AUTO AND TRACTOR</text:p>
          </table:table-cell>
          <table:table-cell office:value-type="string">
            <text:p>808 EAST WASHINGTON</text:p>
          </table:table-cell>
          <table:table-cell office:value-type="string">
            <text:p>HAYTI</text:p>
          </table:table-cell>
          <table:table-cell office:value-type="string">
            <text:p>MO</text:p>
          </table:table-cell>
          <table:table-cell office:value-type="string">
            <text:p>63851</text:p>
          </table:table-cell>
          <table:table-cell office:value-type="string">
            <text:p>573359046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AZZARD AUTO PARTS</text:p>
          </table:table-cell>
          <table:table-cell office:value-type="string">
            <text:p>36020 AIRPORT RD</text:p>
          </table:table-cell>
          <table:table-cell office:value-type="string">
            <text:p>REHOBOTH BEACH</text:p>
          </table:table-cell>
          <table:table-cell office:value-type="string">
            <text:p>DE</text:p>
          </table:table-cell>
          <table:table-cell office:value-type="string">
            <text:p>19971</text:p>
          </table:table-cell>
          <table:table-cell office:value-type="string">
            <text:p>30222731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EADLINER AUTO PARTS</text:p>
          </table:table-cell>
          <table:table-cell office:value-type="string">
            <text:p>4378 N BLACKSTONE</text:p>
          </table:table-cell>
          <table:table-cell office:value-type="string">
            <text:p>FRESNO</text:p>
          </table:table-cell>
          <table:table-cell office:value-type="string">
            <text:p>CA</text:p>
          </table:table-cell>
          <table:table-cell office:value-type="string">
            <text:p>93726</text:p>
          </table:table-cell>
          <table:table-cell office:value-type="string">
            <text:p>(559) 222-24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EADY AUTO PARTS, LLC</text:p>
          </table:table-cell>
          <table:table-cell office:value-type="string">
            <text:p>745 EAST 2ND STREET</text:p>
          </table:table-cell>
          <table:table-cell office:value-type="string">
            <text:p>COLORADO CITY</text:p>
          </table:table-cell>
          <table:table-cell office:value-type="string">
            <text:p>TX</text:p>
          </table:table-cell>
          <table:table-cell office:value-type="string">
            <text:p>79512</text:p>
          </table:table-cell>
          <table:table-cell office:value-type="string">
            <text:p>325728266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EALDTON TRUCK SUPPLY, INC.</text:p>
          </table:table-cell>
          <table:table-cell office:value-type="string">
            <text:p>10950 HIGHWAY 76</text:p>
          </table:table-cell>
          <table:table-cell office:value-type="string">
            <text:p>HEALDTON</text:p>
          </table:table-cell>
          <table:table-cell office:value-type="string">
            <text:p>OK</text:p>
          </table:table-cell>
          <table:table-cell office:value-type="string">
            <text:p>73438</text:p>
          </table:table-cell>
          <table:table-cell office:value-type="string">
            <text:p>580229159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EALY CARQUEST</text:p>
          </table:table-cell>
          <table:table-cell office:value-type="string">
            <text:p>MILE MARKER 248.3 - PARKS HWY</text:p>
          </table:table-cell>
          <table:table-cell office:value-type="string">
            <text:p>HEALY</text:p>
          </table:table-cell>
          <table:table-cell office:value-type="string">
            <text:p>AK</text:p>
          </table:table-cell>
          <table:table-cell office:value-type="string">
            <text:p>99743</text:p>
          </table:table-cell>
          <table:table-cell office:value-type="string">
            <text:p>90768323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EARNE CARQUEST LLC</text:p>
          </table:table-cell>
          <table:table-cell office:value-type="string">
            <text:p>105 <text:s/>W 3RD ST</text:p>
          </table:table-cell>
          <table:table-cell office:value-type="string">
            <text:p>HEARNE</text:p>
          </table:table-cell>
          <table:table-cell office:value-type="string">
            <text:p>TX</text:p>
          </table:table-cell>
          <table:table-cell office:value-type="string">
            <text:p>77859</text:p>
          </table:table-cell>
          <table:table-cell office:value-type="string">
            <text:p>97927934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EASTAND AUTO PARTS</text:p>
          </table:table-cell>
          <table:table-cell office:value-type="string">
            <text:p>203 N. FREEDOM AVE</text:p>
          </table:table-cell>
          <table:table-cell office:value-type="string">
            <text:p>ALLIANCE</text:p>
          </table:table-cell>
          <table:table-cell office:value-type="string">
            <text:p>OH</text:p>
          </table:table-cell>
          <table:table-cell office:value-type="string">
            <text:p>44601</text:p>
          </table:table-cell>
          <table:table-cell office:value-type="string">
            <text:p>33082306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EDGESVILLE AUTO PARTS</text:p>
          </table:table-cell>
          <table:table-cell office:value-type="string">
            <text:p>PO BOX 131</text:p>
          </table:table-cell>
          <table:table-cell office:value-type="string">
            <text:p>HEDGESVILLE</text:p>
          </table:table-cell>
          <table:table-cell office:value-type="string">
            <text:p>WV</text:p>
          </table:table-cell>
          <table:table-cell office:value-type="string">
            <text:p>25427</text:p>
          </table:table-cell>
          <table:table-cell office:value-type="string">
            <text:p>30475479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ENLEY AUTO SUPPLY INC</text:p>
          </table:table-cell>
          <table:table-cell office:value-type="string">
            <text:p>1510 STONEWALL</text:p>
          </table:table-cell>
          <table:table-cell office:value-type="string">
            <text:p>GREENVILLE</text:p>
          </table:table-cell>
          <table:table-cell office:value-type="string">
            <text:p>TX</text:p>
          </table:table-cell>
          <table:table-cell office:value-type="string">
            <text:p>75401</text:p>
          </table:table-cell>
          <table:table-cell office:value-type="string">
            <text:p>90345519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ENNIGAN AUTO PARTS</text:p>
          </table:table-cell>
          <table:table-cell office:value-type="string">
            <text:p>315 E DIVISION <text:s text:c="4"/>PO BOX 246</text:p>
          </table:table-cell>
          <table:table-cell office:value-type="string">
            <text:p>MUENSTER</text:p>
          </table:table-cell>
          <table:table-cell office:value-type="string">
            <text:p>TX</text:p>
          </table:table-cell>
          <table:table-cell office:value-type="string">
            <text:p>76252</text:p>
          </table:table-cell>
          <table:table-cell office:value-type="string">
            <text:p>94075922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ENSON AUTO PARTS AND SUPPLY LLC</text:p>
          </table:table-cell>
          <table:table-cell office:value-type="string">
            <text:p>953 WEST PINE STREET</text:p>
          </table:table-cell>
          <table:table-cell office:value-type="string">
            <text:p>MT AIRY</text:p>
          </table:table-cell>
          <table:table-cell office:value-type="string">
            <text:p>NC</text:p>
          </table:table-cell>
          <table:table-cell office:value-type="string">
            <text:p>27030</text:p>
          </table:table-cell>
          <table:table-cell office:value-type="string">
            <text:p>33641549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ERBORT AUTO SUPPLY</text:p>
          </table:table-cell>
          <table:table-cell office:value-type="string">
            <text:p>516 GRANITE AVE</text:p>
          </table:table-cell>
          <table:table-cell office:value-type="string">
            <text:p>FREDERICKSBURG</text:p>
          </table:table-cell>
          <table:table-cell office:value-type="string">
            <text:p>TX</text:p>
          </table:table-cell>
          <table:table-cell office:value-type="string">
            <text:p>78624</text:p>
          </table:table-cell>
          <table:table-cell office:value-type="string">
            <text:p>83099775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IGH PERFORMANCE AUTO SUPPLY</text:p>
          </table:table-cell>
          <table:table-cell office:value-type="string">
            <text:p>2601 FAIRBANKS STREET</text:p>
          </table:table-cell>
          <table:table-cell office:value-type="string">
            <text:p>ANCHORAGE</text:p>
          </table:table-cell>
          <table:table-cell office:value-type="string">
            <text:p>AK</text:p>
          </table:table-cell>
          <table:table-cell office:value-type="string">
            <text:p>99503</text:p>
          </table:table-cell>
          <table:table-cell office:value-type="string">
            <text:p>90727622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ILL CITY AUTOMOTIVE, INC</text:p>
          </table:table-cell>
          <table:table-cell office:value-type="string">
            <text:p>504 W MAIN</text:p>
          </table:table-cell>
          <table:table-cell office:value-type="string">
            <text:p>HILL CITY</text:p>
          </table:table-cell>
          <table:table-cell office:value-type="string">
            <text:p>KS</text:p>
          </table:table-cell>
          <table:table-cell office:value-type="string">
            <text:p>67642</text:p>
          </table:table-cell>
          <table:table-cell office:value-type="string">
            <text:p>78542121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ILLBILLS AG AND AUTO</text:p>
          </table:table-cell>
          <table:table-cell office:value-type="string">
            <text:p>50591 HWY 91</text:p>
          </table:table-cell>
          <table:table-cell office:value-type="string">
            <text:p>SPALDING</text:p>
          </table:table-cell>
          <table:table-cell office:value-type="string">
            <text:p>NE</text:p>
          </table:table-cell>
          <table:table-cell office:value-type="string">
            <text:p>68665</text:p>
          </table:table-cell>
          <table:table-cell office:value-type="string">
            <text:p>30849724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ILLS AUTO PARTS LLC</text:p>
          </table:table-cell>
          <table:table-cell office:value-type="string">
            <text:p>800 CAMPBELL ST</text:p>
          </table:table-cell>
          <table:table-cell office:value-type="string">
            <text:p>BAKER CITY</text:p>
          </table:table-cell>
          <table:table-cell office:value-type="string">
            <text:p>OR</text:p>
          </table:table-cell>
          <table:table-cell office:value-type="string">
            <text:p>97814</text:p>
          </table:table-cell>
          <table:table-cell office:value-type="string">
            <text:p>54152363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INES PERFORMANCE PARTS, LLC</text:p>
          </table:table-cell>
          <table:table-cell office:value-type="string">
            <text:p>201 S. CENTER ST.</text:p>
          </table:table-cell>
          <table:table-cell office:value-type="string">
            <text:p>SHELBINA</text:p>
          </table:table-cell>
          <table:table-cell office:value-type="string">
            <text:p>MO</text:p>
          </table:table-cell>
          <table:table-cell office:value-type="string">
            <text:p>63468</text:p>
          </table:table-cell>
          <table:table-cell office:value-type="string">
            <text:p>57358841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ITCHCOCK AUTO PARTS</text:p>
          </table:table-cell>
          <table:table-cell office:value-type="string">
            <text:p>620 MUNZER AVE</text:p>
          </table:table-cell>
          <table:table-cell office:value-type="string">
            <text:p>SHAFTER</text:p>
          </table:table-cell>
          <table:table-cell office:value-type="string">
            <text:p>CA</text:p>
          </table:table-cell>
          <table:table-cell office:value-type="string">
            <text:p>93263</text:p>
          </table:table-cell>
          <table:table-cell office:value-type="string">
            <text:p>661746634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OLLY AUTOMOTIVE SUPPLY</text:p>
          </table:table-cell>
          <table:table-cell office:value-type="string">
            <text:p>515 N SAGINAW</text:p>
          </table:table-cell>
          <table:table-cell office:value-type="string">
            <text:p>HOLLY</text:p>
          </table:table-cell>
          <table:table-cell office:value-type="string">
            <text:p>MI</text:p>
          </table:table-cell>
          <table:table-cell office:value-type="string">
            <text:p>48442</text:p>
          </table:table-cell>
          <table:table-cell office:value-type="string">
            <text:p>24863490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OLLYWOOD HARDWARE &amp; CARQUEST</text:p>
          </table:table-cell>
          <table:table-cell office:value-type="string">
            <text:p>6225 HWY 162</text:p>
          </table:table-cell>
          <table:table-cell office:value-type="string">
            <text:p>HOLLYWOOD</text:p>
          </table:table-cell>
          <table:table-cell office:value-type="string">
            <text:p>SC</text:p>
          </table:table-cell>
          <table:table-cell office:value-type="string">
            <text:p>29449</text:p>
          </table:table-cell>
          <table:table-cell office:value-type="string">
            <text:p>84388922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OMETOWN AUTO &amp; TRACTOR-PALMYRA</text:p>
          </table:table-cell>
          <table:table-cell office:value-type="string">
            <text:p>865 MARION CITY ROAD</text:p>
          </table:table-cell>
          <table:table-cell office:value-type="string">
            <text:p>PALMYRA</text:p>
          </table:table-cell>
          <table:table-cell office:value-type="string">
            <text:p>MO</text:p>
          </table:table-cell>
          <table:table-cell office:value-type="string">
            <text:p>63461</text:p>
          </table:table-cell>
          <table:table-cell office:value-type="string">
            <text:p>57376921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OMETOWN AUTO AND TRACTOR</text:p>
          </table:table-cell>
          <table:table-cell office:value-type="string">
            <text:p>214 FIFTH ST</text:p>
          </table:table-cell>
          <table:table-cell office:value-type="string">
            <text:p>MONROE CITY</text:p>
          </table:table-cell>
          <table:table-cell office:value-type="string">
            <text:p>MO</text:p>
          </table:table-cell>
          <table:table-cell office:value-type="string">
            <text:p>63456</text:p>
          </table:table-cell>
          <table:table-cell office:value-type="string">
            <text:p>57373541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OPKINS AUTOMOTIVE INC</text:p>
          </table:table-cell>
          <table:table-cell office:value-type="string">
            <text:p>420 4TH CORSO</text:p>
          </table:table-cell>
          <table:table-cell office:value-type="string">
            <text:p>NEBRASKA CITY</text:p>
          </table:table-cell>
          <table:table-cell office:value-type="string">
            <text:p>NE</text:p>
          </table:table-cell>
          <table:table-cell office:value-type="string">
            <text:p>68410</text:p>
          </table:table-cell>
          <table:table-cell office:value-type="string">
            <text:p>40287366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ORSFALL AUTO PARTS</text:p>
          </table:table-cell>
          <table:table-cell office:value-type="string">
            <text:p>1244 VICTORIA STREET N</text:p>
          </table:table-cell>
          <table:table-cell office:value-type="string">
            <text:p>KITCHENER</text:p>
          </table:table-cell>
          <table:table-cell office:value-type="string">
            <text:p>ON</text:p>
          </table:table-cell>
          <table:table-cell office:value-type="string">
            <text:p>N2B-3C9</text:p>
          </table:table-cell>
          <table:table-cell office:value-type="string">
            <text:p>519578446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OWELL AUTO PARTS</text:p>
          </table:table-cell>
          <table:table-cell office:value-type="string">
            <text:p>221 E MAIN ST</text:p>
          </table:table-cell>
          <table:table-cell office:value-type="string">
            <text:p>SENATOBIA</text:p>
          </table:table-cell>
          <table:table-cell office:value-type="string">
            <text:p>MS</text:p>
          </table:table-cell>
          <table:table-cell office:value-type="string">
            <text:p>38668</text:p>
          </table:table-cell>
          <table:table-cell office:value-type="string">
            <text:p>66256282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11323 GARLAND RD TX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string">
            <text:p>75218</text:p>
          </table:table-cell>
          <table:table-cell office:value-type="string">
            <text:p>(214) 660-996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2300 HALTOM ROAD</text:p>
          </table:table-cell>
          <table:table-cell office:value-type="string">
            <text:p>HALTOM CITY</text:p>
          </table:table-cell>
          <table:table-cell office:value-type="string">
            <text:p>TX</text:p>
          </table:table-cell>
          <table:table-cell office:value-type="string">
            <text:p>76117</text:p>
          </table:table-cell>
          <table:table-cell office:value-type="string">
            <text:p>(682) 647-000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75 AKERLEY BLVD UNITS C</text:p>
          </table:table-cell>
          <table:table-cell office:value-type="string">
            <text:p>DARTMOUTH</text:p>
          </table:table-cell>
          <table:table-cell office:value-type="string">
            <text:p>NS</text:p>
          </table:table-cell>
          <table:table-cell office:value-type="string">
            <text:p>B3B 1R7</text:p>
          </table:table-cell>
          <table:table-cell/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401 PARKDALE AVE N</text:p>
          </table:table-cell>
          <table:table-cell office:value-type="string">
            <text:p>HAMILTON</text:p>
          </table:table-cell>
          <table:table-cell office:value-type="string">
            <text:p>ON</text:p>
          </table:table-cell>
          <table:table-cell office:value-type="string">
            <text:p>L8H5Y4</text:p>
          </table:table-cell>
          <table:table-cell office:value-type="string">
            <text:p>(905) 545-115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7004 SOUTH CEDAR STREET</text:p>
          </table:table-cell>
          <table:table-cell office:value-type="string">
            <text:p>LANSING</text:p>
          </table:table-cell>
          <table:table-cell office:value-type="string">
            <text:p>TX</text:p>
          </table:table-cell>
          <table:table-cell office:value-type="string">
            <text:p>48911</text:p>
          </table:table-cell>
          <table:table-cell office:value-type="string">
            <text:p>(517) 694-45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3738 BOULDER HWY</text:p>
          </table:table-cell>
          <table:table-cell office:value-type="string">
            <text:p>LAS VEGAS</text:p>
          </table:table-cell>
          <table:table-cell office:value-type="string">
            <text:p>NV</text:p>
          </table:table-cell>
          <table:table-cell office:value-type="string">
            <text:p>89121</text:p>
          </table:table-cell>
          <table:table-cell office:value-type="string">
            <text:p>(702) 641-82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3341 INDUSTRIAL RD</text:p>
          </table:table-cell>
          <table:table-cell office:value-type="string">
            <text:p>LAS VEGAS</text:p>
          </table:table-cell>
          <table:table-cell office:value-type="string">
            <text:p>NV</text:p>
          </table:table-cell>
          <table:table-cell office:value-type="string">
            <text:p>89109</text:p>
          </table:table-cell>
          <table:table-cell office:value-type="string">
            <text:p>(702) 735-189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400 U.S. HWY 1792 S.</text:p>
          </table:table-cell>
          <table:table-cell office:value-type="string">
            <text:p>LONGWOOD</text:p>
          </table:table-cell>
          <table:table-cell office:value-type="string">
            <text:p>FL</text:p>
          </table:table-cell>
          <table:table-cell office:value-type="string">
            <text:p>32750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4300 WELLINGTON ROAD SOUTH</text:p>
          </table:table-cell>
          <table:table-cell office:value-type="string">
            <text:p>LONDON</text:p>
          </table:table-cell>
          <table:table-cell office:value-type="string">
            <text:p>ON</text:p>
          </table:table-cell>
          <table:table-cell office:value-type="string">
            <text:p>N6E 2Z7</text:p>
          </table:table-cell>
          <table:table-cell/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1995 W COUNTY RD B2</text:p>
          </table:table-cell>
          <table:table-cell office:value-type="string">
            <text:p>ROSEVILLE</text:p>
          </table:table-cell>
          <table:table-cell office:value-type="string">
            <text:p>MN</text:p>
          </table:table-cell>
          <table:table-cell office:value-type="string">
            <text:p>55113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320 N SALECEDO ST</text:p>
          </table:table-cell>
          <table:table-cell office:value-type="string">
            <text:p>NEW ORLEANS</text:p>
          </table:table-cell>
          <table:table-cell office:value-type="string">
            <text:p>LA</text:p>
          </table:table-cell>
          <table:table-cell office:value-type="string">
            <text:p>70119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11202 I STREET SUITE 112</text:p>
          </table:table-cell>
          <table:table-cell office:value-type="string">
            <text:p>OMAHA</text:p>
          </table:table-cell>
          <table:table-cell office:value-type="string">
            <text:p>NE</text:p>
          </table:table-cell>
          <table:table-cell office:value-type="string">
            <text:p>68137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1528 STAR TOP ROAD</text:p>
          </table:table-cell>
          <table:table-cell office:value-type="string">
            <text:p>OTTAWA</text:p>
          </table:table-cell>
          <table:table-cell office:value-type="string">
            <text:p>ON</text:p>
          </table:table-cell>
          <table:table-cell office:value-type="string">
            <text:p>K1B 3W6</text:p>
          </table:table-cell>
          <table:table-cell/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1501 DESTIMAUVILLE</text:p>
          </table:table-cell>
          <table:table-cell office:value-type="string">
            <text:p>QUEBEC</text:p>
          </table:table-cell>
          <table:table-cell office:value-type="string">
            <text:p>QC</text:p>
          </table:table-cell>
          <table:table-cell office:value-type="string">
            <text:p>G1J 5A9</text:p>
          </table:table-cell>
          <table:table-cell/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955 FEE DRIVE</text:p>
          </table:table-cell>
          <table:table-cell office:value-type="string">
            <text:p>SACRAMENTO</text:p>
          </table:table-cell>
          <table:table-cell office:value-type="string">
            <text:p>CA</text:p>
          </table:table-cell>
          <table:table-cell office:value-type="string">
            <text:p>95815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400 E. TRIMBLE RD.</text:p>
          </table:table-cell>
          <table:table-cell office:value-type="string">
            <text:p>SAN JOSE</text:p>
          </table:table-cell>
          <table:table-cell office:value-type="string">
            <text:p>CA</text:p>
          </table:table-cell>
          <table:table-cell office:value-type="string">
            <text:p>95131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1452 K STREET</text:p>
          </table:table-cell>
          <table:table-cell office:value-type="string">
            <text:p>SAN DIEGO</text:p>
          </table:table-cell>
          <table:table-cell office:value-type="string">
            <text:p>CA</text:p>
          </table:table-cell>
          <table:table-cell office:value-type="string">
            <text:p>92101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7812 S 212TH ST, SUITE A107</text:p>
          </table:table-cell>
          <table:table-cell office:value-type="string">
            <text:p>KENT</text:p>
          </table:table-cell>
          <table:table-cell office:value-type="string">
            <text:p>WA</text:p>
          </table:table-cell>
          <table:table-cell office:value-type="string">
            <text:p>98032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1120 EAST IRVING BLVD</text:p>
          </table:table-cell>
          <table:table-cell office:value-type="string">
            <text:p>IRVING</text:p>
          </table:table-cell>
          <table:table-cell office:value-type="string">
            <text:p>TX</text:p>
          </table:table-cell>
          <table:table-cell office:value-type="string">
            <text:p>75060</text:p>
          </table:table-cell>
          <table:table-cell office:value-type="string">
            <text:p>(972) 579-34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5307 W MARKET ST</text:p>
          </table:table-cell>
          <table:table-cell office:value-type="string">
            <text:p>GREENSBORO</text:p>
          </table:table-cell>
          <table:table-cell office:value-type="string">
            <text:p>NC</text:p>
          </table:table-cell>
          <table:table-cell office:value-type="string">
            <text:p>27409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4858 BALDWIN BLVD</text:p>
          </table:table-cell>
          <table:table-cell office:value-type="string">
            <text:p>CORPUS CRISTI</text:p>
          </table:table-cell>
          <table:table-cell office:value-type="string">
            <text:p>TX</text:p>
          </table:table-cell>
          <table:table-cell office:value-type="string">
            <text:p>78408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19825 HWY 99</text:p>
          </table:table-cell>
          <table:table-cell office:value-type="string">
            <text:p>LYNNWOOD</text:p>
          </table:table-cell>
          <table:table-cell office:value-type="string">
            <text:p>WA</text:p>
          </table:table-cell>
          <table:table-cell office:value-type="string">
            <text:p>98036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965 BOULEVARD CURÉ-LABELLE</text:p>
          </table:table-cell>
          <table:table-cell office:value-type="string">
            <text:p>LAVAL</text:p>
          </table:table-cell>
          <table:table-cell office:value-type="string">
            <text:p>QC</text:p>
          </table:table-cell>
          <table:table-cell office:value-type="string">
            <text:p>H7V 2V7</text:p>
          </table:table-cell>
          <table:table-cell/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1817 W PEORIA AVE</text:p>
          </table:table-cell>
          <table:table-cell office:value-type="string">
            <text:p>PHOENIX</text:p>
          </table:table-cell>
          <table:table-cell office:value-type="string">
            <text:p>AZ</text:p>
          </table:table-cell>
          <table:table-cell office:value-type="string">
            <text:p>85029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1515, SAINT-JEAN-BAPTISTE AVENUE</text:p>
          </table:table-cell>
          <table:table-cell office:value-type="string">
            <text:p>QUEBEC</text:p>
          </table:table-cell>
          <table:table-cell office:value-type="string">
            <text:p>QC</text:p>
          </table:table-cell>
          <table:table-cell office:value-type="string">
            <text:p>G2E 5G5</text:p>
          </table:table-cell>
          <table:table-cell/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7339 AIRWAYS BLVD</text:p>
          </table:table-cell>
          <table:table-cell office:value-type="string">
            <text:p>SOUTHAVEN</text:p>
          </table:table-cell>
          <table:table-cell office:value-type="string">
            <text:p>MS</text:p>
          </table:table-cell>
          <table:table-cell table:number-columns-repeated="2"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Advance Auto Parts</text:p>
          </table:table-cell>
          <table:table-cell office:value-type="string">
            <text:p>10620 PACIFIC HWY SW</text:p>
          </table:table-cell>
          <table:table-cell office:value-type="string">
            <text:p>LAKEWOOD</text:p>
          </table:table-cell>
          <table:table-cell office:value-type="string">
            <text:p>WA</text:p>
          </table:table-cell>
          <table:table-cell office:value-type="string">
            <text:p>98499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UDSON AUTO PARTS</text:p>
          </table:table-cell>
          <table:table-cell office:value-type="string">
            <text:p>1160 HIGHWAY 42</text:p>
          </table:table-cell>
          <table:table-cell office:value-type="string">
            <text:p>SUMRALL</text:p>
          </table:table-cell>
          <table:table-cell office:value-type="string">
            <text:p>MS</text:p>
          </table:table-cell>
          <table:table-cell office:value-type="string">
            <text:p>39482</text:p>
          </table:table-cell>
          <table:table-cell office:value-type="string">
            <text:p>601758452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UMPHREYS AUTO SUPPLY</text:p>
          </table:table-cell>
          <table:table-cell office:value-type="string">
            <text:p>413 W FIRST ST</text:p>
          </table:table-cell>
          <table:table-cell office:value-type="string">
            <text:p>OGALLALA</text:p>
          </table:table-cell>
          <table:table-cell office:value-type="string">
            <text:p>NE</text:p>
          </table:table-cell>
          <table:table-cell office:value-type="string">
            <text:p>69153</text:p>
          </table:table-cell>
          <table:table-cell office:value-type="string">
            <text:p>308284363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UMPHRIES AUTO PARTS</text:p>
          </table:table-cell>
          <table:table-cell office:value-type="string">
            <text:p>46 MS-589</text:p>
          </table:table-cell>
          <table:table-cell office:value-type="string">
            <text:p>PURVIS</text:p>
          </table:table-cell>
          <table:table-cell office:value-type="string">
            <text:p>MS</text:p>
          </table:table-cell>
          <table:table-cell office:value-type="string">
            <text:p>39475</text:p>
          </table:table-cell>
          <table:table-cell office:value-type="string">
            <text:p>60179437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URLEY AUTO PARTS</text:p>
          </table:table-cell>
          <table:table-cell office:value-type="string">
            <text:p>10163 HURLEY RD</text:p>
          </table:table-cell>
          <table:table-cell office:value-type="string">
            <text:p>HURLEY</text:p>
          </table:table-cell>
          <table:table-cell office:value-type="string">
            <text:p>VA</text:p>
          </table:table-cell>
          <table:table-cell office:value-type="string">
            <text:p>24620</text:p>
          </table:table-cell>
          <table:table-cell office:value-type="string">
            <text:p>27656672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USKER AUTO</text:p>
          </table:table-cell>
          <table:table-cell office:value-type="string">
            <text:p>221 N MAIN</text:p>
          </table:table-cell>
          <table:table-cell office:value-type="string">
            <text:p>GORDON</text:p>
          </table:table-cell>
          <table:table-cell office:value-type="string">
            <text:p>NE</text:p>
          </table:table-cell>
          <table:table-cell office:value-type="string">
            <text:p>69343</text:p>
          </table:table-cell>
          <table:table-cell office:value-type="string">
            <text:p>30828221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HUTCH AUTOMOTIVE</text:p>
          </table:table-cell>
          <table:table-cell office:value-type="string">
            <text:p>615 HWY. 15 NORTH</text:p>
          </table:table-cell>
          <table:table-cell office:value-type="string">
            <text:p>JACKSON</text:p>
          </table:table-cell>
          <table:table-cell office:value-type="string">
            <text:p>KY</text:p>
          </table:table-cell>
          <table:table-cell office:value-type="string">
            <text:p>41339</text:p>
          </table:table-cell>
          <table:table-cell office:value-type="string">
            <text:p>60666675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IDEAL AUTO SUPPLY</text:p>
          </table:table-cell>
          <table:table-cell office:value-type="string">
            <text:p>13 BROAD STREET</text:p>
          </table:table-cell>
          <table:table-cell office:value-type="string">
            <text:p>PLATTSBURGH</text:p>
          </table:table-cell>
          <table:table-cell office:value-type="string">
            <text:p>NY</text:p>
          </table:table-cell>
          <table:table-cell office:value-type="string">
            <text:p>12901</text:p>
          </table:table-cell>
          <table:table-cell office:value-type="string">
            <text:p>51856108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IMPORTS AND SPORTS</text:p>
          </table:table-cell>
          <table:table-cell office:value-type="string">
            <text:p>P.O. BOX 2162</text:p>
          </table:table-cell>
          <table:table-cell office:value-type="string">
            <text:p>STATE LINE</text:p>
          </table:table-cell>
          <table:table-cell office:value-type="string">
            <text:p>NV</text:p>
          </table:table-cell>
          <table:table-cell office:value-type="string">
            <text:p>89449</text:p>
          </table:table-cell>
          <table:table-cell office:value-type="string">
            <text:p>77558881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INDIAN LAKE CARQUEST</text:p>
          </table:table-cell>
          <table:table-cell office:value-type="string">
            <text:p>120 SOUTH MAIN ST</text:p>
          </table:table-cell>
          <table:table-cell office:value-type="string">
            <text:p>LAKEVIEW</text:p>
          </table:table-cell>
          <table:table-cell office:value-type="string">
            <text:p>OH</text:p>
          </table:table-cell>
          <table:table-cell office:value-type="string">
            <text:p>43331</text:p>
          </table:table-cell>
          <table:table-cell office:value-type="string">
            <text:p>973842209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INDIAN RIVER</text:p>
          </table:table-cell>
          <table:table-cell office:value-type="string">
            <text:p>5731 M-68 HWY</text:p>
          </table:table-cell>
          <table:table-cell office:value-type="string">
            <text:p>INDIAN RIVER</text:p>
          </table:table-cell>
          <table:table-cell office:value-type="string">
            <text:p>MI</text:p>
          </table:table-cell>
          <table:table-cell office:value-type="string">
            <text:p>49749</text:p>
          </table:table-cell>
          <table:table-cell office:value-type="string">
            <text:p>23123893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INK AUTO SUPPLY INC.</text:p>
          </table:table-cell>
          <table:table-cell office:value-type="string">
            <text:p>36 NORTH MAIN</text:p>
          </table:table-cell>
          <table:table-cell office:value-type="string">
            <text:p>TOOELE</text:p>
          </table:table-cell>
          <table:table-cell office:value-type="string">
            <text:p>UT</text:p>
          </table:table-cell>
          <table:table-cell office:value-type="string">
            <text:p>84074</text:p>
          </table:table-cell>
          <table:table-cell office:value-type="string">
            <text:p>43583304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IOWA AUTOMOTIVE AND MACHINE</text:p>
          </table:table-cell>
          <table:table-cell office:value-type="string">
            <text:p>1705 WEST MAIN</text:p>
          </table:table-cell>
          <table:table-cell office:value-type="string">
            <text:p>SAC CITY</text:p>
          </table:table-cell>
          <table:table-cell office:value-type="string">
            <text:p>IA</text:p>
          </table:table-cell>
          <table:table-cell office:value-type="string">
            <text:p>50583</text:p>
          </table:table-cell>
          <table:table-cell office:value-type="string">
            <text:p>712662473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IRMO AUTO SUPPLY</text:p>
          </table:table-cell>
          <table:table-cell office:value-type="string">
            <text:p>7592 WOODROW ST</text:p>
          </table:table-cell>
          <table:table-cell office:value-type="string">
            <text:p>IRMO</text:p>
          </table:table-cell>
          <table:table-cell office:value-type="string">
            <text:p>SC</text:p>
          </table:table-cell>
          <table:table-cell office:value-type="string">
            <text:p>29063</text:p>
          </table:table-cell>
          <table:table-cell office:value-type="string">
            <text:p>80378104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IRON RIVER AUTO SUPPLY</text:p>
          </table:table-cell>
          <table:table-cell office:value-type="string">
            <text:p>25 WEST GENESEE STREET</text:p>
          </table:table-cell>
          <table:table-cell office:value-type="string">
            <text:p>IRON RIVER</text:p>
          </table:table-cell>
          <table:table-cell office:value-type="string">
            <text:p>MI</text:p>
          </table:table-cell>
          <table:table-cell office:value-type="string">
            <text:p>49935</text:p>
          </table:table-cell>
          <table:table-cell office:value-type="string">
            <text:p>90626548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 &amp; H AUTO LLC</text:p>
          </table:table-cell>
          <table:table-cell office:value-type="string">
            <text:p>301 EAST 1ST</text:p>
          </table:table-cell>
          <table:table-cell office:value-type="string">
            <text:p>AKRON</text:p>
          </table:table-cell>
          <table:table-cell office:value-type="string">
            <text:p>CO</text:p>
          </table:table-cell>
          <table:table-cell office:value-type="string">
            <text:p>80720</text:p>
          </table:table-cell>
          <table:table-cell office:value-type="string">
            <text:p>97034566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 &amp; J MOTOR PARTS, LLC</text:p>
          </table:table-cell>
          <table:table-cell office:value-type="string">
            <text:p>38 WESTVILLE LAKE RD</text:p>
          </table:table-cell>
          <table:table-cell office:value-type="string">
            <text:p>BELOIT</text:p>
          </table:table-cell>
          <table:table-cell office:value-type="string">
            <text:p>OH</text:p>
          </table:table-cell>
          <table:table-cell office:value-type="string">
            <text:p>44609</text:p>
          </table:table-cell>
          <table:table-cell office:value-type="string">
            <text:p>33093866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 &amp; M AUTO PARTS, INC</text:p>
          </table:table-cell>
          <table:table-cell office:value-type="string">
            <text:p>301 QUINCY STREET</text:p>
          </table:table-cell>
          <table:table-cell office:value-type="string">
            <text:p>SHENANDOAH</text:p>
          </table:table-cell>
          <table:table-cell office:value-type="string">
            <text:p>VA</text:p>
          </table:table-cell>
          <table:table-cell office:value-type="string">
            <text:p>22849</text:p>
          </table:table-cell>
          <table:table-cell office:value-type="string">
            <text:p>54065244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 AND A AUTO SUPPLY</text:p>
          </table:table-cell>
          <table:table-cell office:value-type="string">
            <text:p>437 NORTH ELM ST.</text:p>
          </table:table-cell>
          <table:table-cell office:value-type="string">
            <text:p>RED CLOUD</text:p>
          </table:table-cell>
          <table:table-cell office:value-type="string">
            <text:p>NE</text:p>
          </table:table-cell>
          <table:table-cell office:value-type="string">
            <text:p>68970</text:p>
          </table:table-cell>
          <table:table-cell office:value-type="string">
            <text:p>402746288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 AND B AUTO PARTS</text:p>
          </table:table-cell>
          <table:table-cell office:value-type="string">
            <text:p>259 W ST LOUIS ST</text:p>
          </table:table-cell>
          <table:table-cell office:value-type="string">
            <text:p>NASHVILLE</text:p>
          </table:table-cell>
          <table:table-cell office:value-type="string">
            <text:p>IL</text:p>
          </table:table-cell>
          <table:table-cell office:value-type="string">
            <text:p>62263</text:p>
          </table:table-cell>
          <table:table-cell office:value-type="string">
            <text:p>61832786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 AND J AUTO PARTS</text:p>
          </table:table-cell>
          <table:table-cell office:value-type="string">
            <text:p>1011 NORTH MAIN ST</text:p>
          </table:table-cell>
          <table:table-cell office:value-type="string">
            <text:p>SWEETWATER</text:p>
          </table:table-cell>
          <table:table-cell office:value-type="string">
            <text:p>TN</text:p>
          </table:table-cell>
          <table:table-cell office:value-type="string">
            <text:p>37874</text:p>
          </table:table-cell>
          <table:table-cell office:value-type="string">
            <text:p>423337624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 AND M CARQUEST OF NEVADA</text:p>
          </table:table-cell>
          <table:table-cell office:value-type="string">
            <text:p>704 E. HICKORY</text:p>
          </table:table-cell>
          <table:table-cell office:value-type="string">
            <text:p>NEVADA</text:p>
          </table:table-cell>
          <table:table-cell office:value-type="string">
            <text:p>MO</text:p>
          </table:table-cell>
          <table:table-cell office:value-type="string">
            <text:p>64772</text:p>
          </table:table-cell>
          <table:table-cell office:value-type="string">
            <text:p>41754969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 AND R AUTO PARTS</text:p>
          </table:table-cell>
          <table:table-cell office:value-type="string">
            <text:p>535 KENNY DRIVE</text:p>
          </table:table-cell>
          <table:table-cell office:value-type="string">
            <text:p>WAUSAUKEE</text:p>
          </table:table-cell>
          <table:table-cell office:value-type="string">
            <text:p>WI</text:p>
          </table:table-cell>
          <table:table-cell office:value-type="string">
            <text:p>54177-0285</text:p>
          </table:table-cell>
          <table:table-cell office:value-type="string">
            <text:p>71585651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 BERG SALES AND SERVICE</text:p>
          </table:table-cell>
          <table:table-cell office:value-type="string">
            <text:p>301 HIGHWAY 212 EAST</text:p>
          </table:table-cell>
          <table:table-cell office:value-type="string">
            <text:p>BIRD ISLAND</text:p>
          </table:table-cell>
          <table:table-cell office:value-type="string">
            <text:p>MN</text:p>
          </table:table-cell>
          <table:table-cell office:value-type="string">
            <text:p>55310</text:p>
          </table:table-cell>
          <table:table-cell office:value-type="string">
            <text:p>32036547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&amp;S AUTO INC. DBA KAMAS CARQUEST</text:p>
          </table:table-cell>
          <table:table-cell office:value-type="string">
            <text:p>235 S. MAIN STREET</text:p>
          </table:table-cell>
          <table:table-cell office:value-type="string">
            <text:p>KAMAS</text:p>
          </table:table-cell>
          <table:table-cell office:value-type="string">
            <text:p>UT</text:p>
          </table:table-cell>
          <table:table-cell office:value-type="string">
            <text:p>84036</text:p>
          </table:table-cell>
          <table:table-cell office:value-type="string">
            <text:p>43578367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&amp;S AUTO INC.HEBER CITY CARQUEST</text:p>
          </table:table-cell>
          <table:table-cell office:value-type="string">
            <text:p>26 NORTH MAIN SUITE 160</text:p>
          </table:table-cell>
          <table:table-cell office:value-type="string">
            <text:p>HEBER CITY</text:p>
          </table:table-cell>
          <table:table-cell office:value-type="string">
            <text:p>UT</text:p>
          </table:table-cell>
          <table:table-cell office:value-type="string">
            <text:p>84032</text:p>
          </table:table-cell>
          <table:table-cell office:value-type="string">
            <text:p>43565415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ACKS AUTO PARTS</text:p>
          </table:table-cell>
          <table:table-cell office:value-type="string">
            <text:p>3687 HWY 11 EAST</text:p>
          </table:table-cell>
          <table:table-cell office:value-type="string">
            <text:p>LENOIR CITY</text:p>
          </table:table-cell>
          <table:table-cell office:value-type="string">
            <text:p>TN</text:p>
          </table:table-cell>
          <table:table-cell office:value-type="string">
            <text:p>37772</text:p>
          </table:table-cell>
          <table:table-cell office:value-type="string">
            <text:p>86598635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ACKS AUTO PARTS AND MACHINE</text:p>
          </table:table-cell>
          <table:table-cell office:value-type="string">
            <text:p>1551 PALO VERDE BLVD</text:p>
          </table:table-cell>
          <table:table-cell office:value-type="string">
            <text:p>LAKE HAVASU CITY</text:p>
          </table:table-cell>
          <table:table-cell office:value-type="string">
            <text:p>AZ</text:p>
          </table:table-cell>
          <table:table-cell office:value-type="string">
            <text:p>86403</text:p>
          </table:table-cell>
          <table:table-cell office:value-type="string">
            <text:p>92885530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ANESVILLE CARQUEST</text:p>
          </table:table-cell>
          <table:table-cell office:value-type="string">
            <text:p>1908 <text:s/>HUMES RD / HWY 14</text:p>
          </table:table-cell>
          <table:table-cell office:value-type="string">
            <text:p>JANESVILLE</text:p>
          </table:table-cell>
          <table:table-cell office:value-type="string">
            <text:p>WI</text:p>
          </table:table-cell>
          <table:table-cell office:value-type="string">
            <text:p>53545</text:p>
          </table:table-cell>
          <table:table-cell office:value-type="string">
            <text:p>608754338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EFFERS AUTO PARTS</text:p>
          </table:table-cell>
          <table:table-cell office:value-type="string">
            <text:p>603 W ELNORA ST.</text:p>
          </table:table-cell>
          <table:table-cell office:value-type="string">
            <text:p>ODON</text:p>
          </table:table-cell>
          <table:table-cell office:value-type="string">
            <text:p>IN</text:p>
          </table:table-cell>
          <table:table-cell office:value-type="string">
            <text:p>47562</text:p>
          </table:table-cell>
          <table:table-cell office:value-type="string">
            <text:p>812636404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ENKINS AUTOMOTIVE &amp; INDUSTRIAL</text:p>
          </table:table-cell>
          <table:table-cell office:value-type="string">
            <text:p>916 LONG DRIVE</text:p>
          </table:table-cell>
          <table:table-cell office:value-type="string">
            <text:p>ROCKINGHAM</text:p>
          </table:table-cell>
          <table:table-cell office:value-type="string">
            <text:p>NC</text:p>
          </table:table-cell>
          <table:table-cell office:value-type="string">
            <text:p>28379</text:p>
          </table:table-cell>
          <table:table-cell office:value-type="string">
            <text:p>91089590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ENSEN WOOD MOTOR / PDQ AUTO</text:p>
          </table:table-cell>
          <table:table-cell office:value-type="string">
            <text:p>205 N 4TH</text:p>
          </table:table-cell>
          <table:table-cell office:value-type="string">
            <text:p>MONTPELIER</text:p>
          </table:table-cell>
          <table:table-cell office:value-type="string">
            <text:p>ID</text:p>
          </table:table-cell>
          <table:table-cell office:value-type="string">
            <text:p>83254</text:p>
          </table:table-cell>
          <table:table-cell office:value-type="string">
            <text:p>20884712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ERRYS AUTO PARTS</text:p>
          </table:table-cell>
          <table:table-cell office:value-type="string">
            <text:p>2001 - 10TH STR</text:p>
          </table:table-cell>
          <table:table-cell office:value-type="string">
            <text:p>ROCK VALLEY</text:p>
          </table:table-cell>
          <table:table-cell office:value-type="string">
            <text:p>IA</text:p>
          </table:table-cell>
          <table:table-cell office:value-type="string">
            <text:p>51247</text:p>
          </table:table-cell>
          <table:table-cell office:value-type="string">
            <text:p>712476283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IMS AUTO PARTS</text:p>
          </table:table-cell>
          <table:table-cell office:value-type="string">
            <text:p>227 N JEFFERSON</text:p>
          </table:table-cell>
          <table:table-cell office:value-type="string">
            <text:p>CLINTON</text:p>
          </table:table-cell>
          <table:table-cell office:value-type="string">
            <text:p>KY</text:p>
          </table:table-cell>
          <table:table-cell office:value-type="string">
            <text:p>42031</text:p>
          </table:table-cell>
          <table:table-cell office:value-type="string">
            <text:p>27065321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IMS AUTO PARTS EUPORA</text:p>
          </table:table-cell>
          <table:table-cell office:value-type="string">
            <text:p>2844 E ROANE AVE</text:p>
          </table:table-cell>
          <table:table-cell office:value-type="string">
            <text:p>EUPORA</text:p>
          </table:table-cell>
          <table:table-cell office:value-type="string">
            <text:p>MS</text:p>
          </table:table-cell>
          <table:table-cell office:value-type="string">
            <text:p>39744</text:p>
          </table:table-cell>
          <table:table-cell office:value-type="string">
            <text:p>66225831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IMS AUTO PARTS HOUSTON</text:p>
          </table:table-cell>
          <table:table-cell office:value-type="string">
            <text:p>329 W MADISON</text:p>
          </table:table-cell>
          <table:table-cell office:value-type="string">
            <text:p>HOUSTON</text:p>
          </table:table-cell>
          <table:table-cell office:value-type="string">
            <text:p>MS</text:p>
          </table:table-cell>
          <table:table-cell office:value-type="string">
            <text:p>38851</text:p>
          </table:table-cell>
          <table:table-cell office:value-type="string">
            <text:p>66245637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IMS AUTO PARTS OKOLONA</text:p>
          </table:table-cell>
          <table:table-cell office:value-type="string">
            <text:p>117 SOUTH CHURCH</text:p>
          </table:table-cell>
          <table:table-cell office:value-type="string">
            <text:p>OKOLONA</text:p>
          </table:table-cell>
          <table:table-cell office:value-type="string">
            <text:p>MS</text:p>
          </table:table-cell>
          <table:table-cell office:value-type="string">
            <text:p>38860</text:p>
          </table:table-cell>
          <table:table-cell office:value-type="string">
            <text:p>66244754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M PARTS AND EQUIPMENT, <text:s/>INC.</text:p>
          </table:table-cell>
          <table:table-cell office:value-type="string">
            <text:p>1721 E. 4TH</text:p>
          </table:table-cell>
          <table:table-cell office:value-type="string">
            <text:p>NORTH PLATTE</text:p>
          </table:table-cell>
          <table:table-cell office:value-type="string">
            <text:p>NE</text:p>
          </table:table-cell>
          <table:table-cell office:value-type="string">
            <text:p>69101</text:p>
          </table:table-cell>
          <table:table-cell office:value-type="string">
            <text:p>30853237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OHNNYS STANDARD MOTOR PARTS</text:p>
          </table:table-cell>
          <table:table-cell office:value-type="string">
            <text:p>119 RIVERSIDE DR SE</text:p>
          </table:table-cell>
          <table:table-cell office:value-type="string">
            <text:p>ESPANOLA</text:p>
          </table:table-cell>
          <table:table-cell office:value-type="string">
            <text:p>NM</text:p>
          </table:table-cell>
          <table:table-cell office:value-type="string">
            <text:p>87532</text:p>
          </table:table-cell>
          <table:table-cell office:value-type="string">
            <text:p>50575322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OHNSON AUTO PARTS</text:p>
          </table:table-cell>
          <table:table-cell office:value-type="string">
            <text:p>303 BROADWAY</text:p>
          </table:table-cell>
          <table:table-cell office:value-type="string">
            <text:p>RED OAK</text:p>
          </table:table-cell>
          <table:table-cell office:value-type="string">
            <text:p>IA</text:p>
          </table:table-cell>
          <table:table-cell office:value-type="string">
            <text:p>51566</text:p>
          </table:table-cell>
          <table:table-cell office:value-type="string">
            <text:p>71262349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ONES AUTO PARTS INC</text:p>
          </table:table-cell>
          <table:table-cell office:value-type="string">
            <text:p>P O BOX 172</text:p>
          </table:table-cell>
          <table:table-cell office:value-type="string">
            <text:p>MADISON</text:p>
          </table:table-cell>
          <table:table-cell office:value-type="string">
            <text:p>VA</text:p>
          </table:table-cell>
          <table:table-cell office:value-type="string">
            <text:p>22727</text:p>
          </table:table-cell>
          <table:table-cell office:value-type="string">
            <text:p>54094843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ONES FAMILY SUPPLY INC.</text:p>
          </table:table-cell>
          <table:table-cell office:value-type="string">
            <text:p>3248 N HWY. 49</text:p>
          </table:table-cell>
          <table:table-cell office:value-type="string">
            <text:p>COLLINS</text:p>
          </table:table-cell>
          <table:table-cell office:value-type="string">
            <text:p>MS</text:p>
          </table:table-cell>
          <table:table-cell office:value-type="string">
            <text:p>39428</text:p>
          </table:table-cell>
          <table:table-cell office:value-type="string">
            <text:p>60176561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ONES TRUCK AND IMPLEMENT</text:p>
          </table:table-cell>
          <table:table-cell office:value-type="string">
            <text:p>304 N. 9TH AVE</text:p>
          </table:table-cell>
          <table:table-cell office:value-type="string">
            <text:p>WALLA WALLA</text:p>
          </table:table-cell>
          <table:table-cell office:value-type="string">
            <text:p>WA</text:p>
          </table:table-cell>
          <table:table-cell office:value-type="string">
            <text:p>99362-1748</text:p>
          </table:table-cell>
          <table:table-cell office:value-type="string">
            <text:p>50952566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ONES TRUCK AND IMPLEMENT INC.</text:p>
          </table:table-cell>
          <table:table-cell office:value-type="string">
            <text:p>425 WALLA WALLA HWY</text:p>
          </table:table-cell>
          <table:table-cell office:value-type="string">
            <text:p>COLFAX</text:p>
          </table:table-cell>
          <table:table-cell office:value-type="string">
            <text:p>WA</text:p>
          </table:table-cell>
          <table:table-cell office:value-type="string">
            <text:p>99111</text:p>
          </table:table-cell>
          <table:table-cell office:value-type="string">
            <text:p>50939743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RS HOME AND AUTO CENTER</text:p>
          </table:table-cell>
          <table:table-cell office:value-type="string">
            <text:p>38820 SOUTH HIGHWAY 1 UNIT 101</text:p>
          </table:table-cell>
          <table:table-cell office:value-type="string">
            <text:p>GUALALA</text:p>
          </table:table-cell>
          <table:table-cell office:value-type="string">
            <text:p>CA</text:p>
          </table:table-cell>
          <table:table-cell office:value-type="string">
            <text:p>95445</text:p>
          </table:table-cell>
          <table:table-cell office:value-type="string">
            <text:p>70788435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T AUTO PARTS</text:p>
          </table:table-cell>
          <table:table-cell office:value-type="string">
            <text:p>294 COUNTY ROAD #44</text:p>
          </table:table-cell>
          <table:table-cell office:value-type="string">
            <text:p>KEMPTVILLE</text:p>
          </table:table-cell>
          <table:table-cell office:value-type="string">
            <text:p>ON</text:p>
          </table:table-cell>
          <table:table-cell office:value-type="string">
            <text:p>K0G 1J0</text:p>
          </table:table-cell>
          <table:table-cell office:value-type="string">
            <text:p>613258006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JUSTRINO AUTO PARTS, INC.</text:p>
          </table:table-cell>
          <table:table-cell office:value-type="string">
            <text:p>206 WEST BLVD</text:p>
          </table:table-cell>
          <table:table-cell office:value-type="string">
            <text:p>WILLIAMSTON</text:p>
          </table:table-cell>
          <table:table-cell office:value-type="string">
            <text:p>NC</text:p>
          </table:table-cell>
          <table:table-cell office:value-type="string">
            <text:p>27892</text:p>
          </table:table-cell>
          <table:table-cell office:value-type="string">
            <text:p>252792418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 AND K AUTO PARTS, LLC</text:p>
          </table:table-cell>
          <table:table-cell office:value-type="string">
            <text:p>211 CLINTON STREET</text:p>
          </table:table-cell>
          <table:table-cell office:value-type="string">
            <text:p>PENN YAN</text:p>
          </table:table-cell>
          <table:table-cell office:value-type="string">
            <text:p>NY</text:p>
          </table:table-cell>
          <table:table-cell office:value-type="string">
            <text:p>14527</text:p>
          </table:table-cell>
          <table:table-cell office:value-type="string">
            <text:p>31553644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 AND M AUTO PARTS</text:p>
          </table:table-cell>
          <table:table-cell office:value-type="string">
            <text:p>700 MAIN ST</text:p>
          </table:table-cell>
          <table:table-cell office:value-type="string">
            <text:p>GREENWOOD</text:p>
          </table:table-cell>
          <table:table-cell office:value-type="string">
            <text:p>MS</text:p>
          </table:table-cell>
          <table:table-cell office:value-type="string">
            <text:p>38930</text:p>
          </table:table-cell>
          <table:table-cell office:value-type="string">
            <text:p>66245303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/B AUTO PARTS-NORTHFORK</text:p>
          </table:table-cell>
          <table:table-cell office:value-type="string">
            <text:p>33020 MAIN ST</text:p>
          </table:table-cell>
          <table:table-cell office:value-type="string">
            <text:p>NORTH FORK</text:p>
          </table:table-cell>
          <table:table-cell office:value-type="string">
            <text:p>CA</text:p>
          </table:table-cell>
          <table:table-cell office:value-type="string">
            <text:p>93643</text:p>
          </table:table-cell>
          <table:table-cell office:value-type="string">
            <text:p>(559) 877-49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AISER AUTO SUPPLY LLC</text:p>
          </table:table-cell>
          <table:table-cell office:value-type="string">
            <text:p>143 SOUTH 13TH ST.</text:p>
          </table:table-cell>
          <table:table-cell office:value-type="string">
            <text:p>GENEVA</text:p>
          </table:table-cell>
          <table:table-cell office:value-type="string">
            <text:p>NE</text:p>
          </table:table-cell>
          <table:table-cell office:value-type="string">
            <text:p>68361</text:p>
          </table:table-cell>
          <table:table-cell office:value-type="string">
            <text:p>40275942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ANE AUTOMOTIVE SUPPLY</text:p>
          </table:table-cell>
          <table:table-cell office:value-type="string">
            <text:p>619 W FRANKLIN ST.</text:p>
          </table:table-cell>
          <table:table-cell office:value-type="string">
            <text:p>DELPHI</text:p>
          </table:table-cell>
          <table:table-cell office:value-type="string">
            <text:p>IN</text:p>
          </table:table-cell>
          <table:table-cell office:value-type="string">
            <text:p>46923</text:p>
          </table:table-cell>
          <table:table-cell office:value-type="string">
            <text:p>76556460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ARCO PARTS</text:p>
          </table:table-cell>
          <table:table-cell office:value-type="string">
            <text:p>138 LINDEN HWY</text:p>
          </table:table-cell>
          <table:table-cell office:value-type="string">
            <text:p>CENTERVILLE</text:p>
          </table:table-cell>
          <table:table-cell office:value-type="string">
            <text:p>TN</text:p>
          </table:table-cell>
          <table:table-cell office:value-type="string">
            <text:p>37033</text:p>
          </table:table-cell>
          <table:table-cell office:value-type="string">
            <text:p>93172951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ARLS CARQUEST OF JACKSON</text:p>
          </table:table-cell>
          <table:table-cell office:value-type="string">
            <text:p>111 SECOND ST</text:p>
          </table:table-cell>
          <table:table-cell office:value-type="string">
            <text:p>JACKSON</text:p>
          </table:table-cell>
          <table:table-cell office:value-type="string">
            <text:p>MN</text:p>
          </table:table-cell>
          <table:table-cell office:value-type="string">
            <text:p>56143</text:p>
          </table:table-cell>
          <table:table-cell office:value-type="string">
            <text:p>507847449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ARLS CQ AUTO PARTS ALBERT LEA</text:p>
          </table:table-cell>
          <table:table-cell office:value-type="string">
            <text:p>1902 EAST MAIN STREET</text:p>
          </table:table-cell>
          <table:table-cell office:value-type="string">
            <text:p>ALBERT LEA</text:p>
          </table:table-cell>
          <table:table-cell office:value-type="string">
            <text:p>MN</text:p>
          </table:table-cell>
          <table:table-cell office:value-type="string">
            <text:p>56007</text:p>
          </table:table-cell>
          <table:table-cell office:value-type="string">
            <text:p>50737339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ARLS CQ AUTO PARTS WORTHINGTON</text:p>
          </table:table-cell>
          <table:table-cell office:value-type="string">
            <text:p>1159 OXFORD ST</text:p>
          </table:table-cell>
          <table:table-cell office:value-type="string">
            <text:p>WORTHINGTON</text:p>
          </table:table-cell>
          <table:table-cell office:value-type="string">
            <text:p>MN</text:p>
          </table:table-cell>
          <table:table-cell office:value-type="string">
            <text:p>56187</text:p>
          </table:table-cell>
          <table:table-cell office:value-type="string">
            <text:p>50737631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BE AUTO PARTS-CHRISTMAS VLY</text:p>
          </table:table-cell>
          <table:table-cell office:value-type="string">
            <text:p>87000 CHRISTMAS VALLEY ROAD</text:p>
          </table:table-cell>
          <table:table-cell office:value-type="string">
            <text:p>CHRISTMAS VALLEY</text:p>
          </table:table-cell>
          <table:table-cell office:value-type="string">
            <text:p>OR</text:p>
          </table:table-cell>
          <table:table-cell office:value-type="string">
            <text:p>97641</text:p>
          </table:table-cell>
          <table:table-cell office:value-type="string">
            <text:p>54157630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BE AUTO PARTS-LAKEVIEW</text:p>
          </table:table-cell>
          <table:table-cell office:value-type="string">
            <text:p>307 NORTH P STREET</text:p>
          </table:table-cell>
          <table:table-cell office:value-type="string">
            <text:p>LAKEVIEW</text:p>
          </table:table-cell>
          <table:table-cell office:value-type="string">
            <text:p>OR</text:p>
          </table:table-cell>
          <table:table-cell office:value-type="string">
            <text:p>97630</text:p>
          </table:table-cell>
          <table:table-cell office:value-type="string">
            <text:p>54194721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CAP HAMPTON</text:p>
          </table:table-cell>
          <table:table-cell office:value-type="string">
            <text:p>409 WILLIAM BELL DRIVE</text:p>
          </table:table-cell>
          <table:table-cell office:value-type="string">
            <text:p>HAMPTON</text:p>
          </table:table-cell>
          <table:table-cell office:value-type="string">
            <text:p>NB</text:p>
          </table:table-cell>
          <table:table-cell office:value-type="string">
            <text:p>E5N 0A8</text:p>
          </table:table-cell>
          <table:table-cell office:value-type="string">
            <text:p>506832515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CAP SUSSEX</text:p>
          </table:table-cell>
          <table:table-cell office:value-type="string">
            <text:p>78 WINTER STREET</text:p>
          </table:table-cell>
          <table:table-cell office:value-type="string">
            <text:p>SUSSEX</text:p>
          </table:table-cell>
          <table:table-cell office:value-type="string">
            <text:p>NB</text:p>
          </table:table-cell>
          <table:table-cell office:value-type="string">
            <text:p>E4E 5L5</text:p>
          </table:table-cell>
          <table:table-cell office:value-type="string">
            <text:p>506433403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ELLY AUTO SUPPLY</text:p>
          </table:table-cell>
          <table:table-cell office:value-type="string">
            <text:p>425 ROUTE 88</text:p>
          </table:table-cell>
          <table:table-cell office:value-type="string">
            <text:p>CARMICHAELS</text:p>
          </table:table-cell>
          <table:table-cell office:value-type="string">
            <text:p>PA</text:p>
          </table:table-cell>
          <table:table-cell office:value-type="string">
            <text:p>15320</text:p>
          </table:table-cell>
          <table:table-cell office:value-type="string">
            <text:p>72496684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ELLY PIECES DAUTO INC</text:p>
          </table:table-cell>
          <table:table-cell office:value-type="string">
            <text:p>312 ROUTE 105</text:p>
          </table:table-cell>
          <table:table-cell office:value-type="string">
            <text:p>GRACEFIELD</text:p>
          </table:table-cell>
          <table:table-cell office:value-type="string">
            <text:p>QC</text:p>
          </table:table-cell>
          <table:table-cell office:value-type="string">
            <text:p>J0X 1W0</text:p>
          </table:table-cell>
          <table:table-cell office:value-type="string">
            <text:p>819463294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EN'S AUTO PARTS</text:p>
          </table:table-cell>
          <table:table-cell office:value-type="string">
            <text:p>480 "G" STREET</text:p>
          </table:table-cell>
          <table:table-cell office:value-type="string">
            <text:p>ARCATA</text:p>
          </table:table-cell>
          <table:table-cell office:value-type="string">
            <text:p>CA</text:p>
          </table:table-cell>
          <table:table-cell office:value-type="string">
            <text:p>95521</text:p>
          </table:table-cell>
          <table:table-cell office:value-type="string">
            <text:p>70782236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ENS PARTS SUPPLY</text:p>
          </table:table-cell>
          <table:table-cell office:value-type="string">
            <text:p>10653 HWY 64 EAST</text:p>
          </table:table-cell>
          <table:table-cell office:value-type="string">
            <text:p>LEXINGTON</text:p>
          </table:table-cell>
          <table:table-cell office:value-type="string">
            <text:p>AL</text:p>
          </table:table-cell>
          <table:table-cell office:value-type="string">
            <text:p>35648</text:p>
          </table:table-cell>
          <table:table-cell office:value-type="string">
            <text:p>256229664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ENTS AUTOMOTIVE</text:p>
          </table:table-cell>
          <table:table-cell office:value-type="string">
            <text:p>P O BOX 520 <text:s text:c="5"/>712 N DIVIDE</text:p>
          </table:table-cell>
          <table:table-cell office:value-type="string">
            <text:p>ELDORADO</text:p>
          </table:table-cell>
          <table:table-cell office:value-type="string">
            <text:p>TX</text:p>
          </table:table-cell>
          <table:table-cell office:value-type="string">
            <text:p>76936</text:p>
          </table:table-cell>
          <table:table-cell office:value-type="string">
            <text:p>32585327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ERR SUPPLY LLC</text:p>
          </table:table-cell>
          <table:table-cell office:value-type="string">
            <text:p>6838 MAIN</text:p>
          </table:table-cell>
          <table:table-cell office:value-type="string">
            <text:p>BONNERS FERRY</text:p>
          </table:table-cell>
          <table:table-cell office:value-type="string">
            <text:p>ID</text:p>
          </table:table-cell>
          <table:table-cell office:value-type="string">
            <text:p>83805</text:p>
          </table:table-cell>
          <table:table-cell office:value-type="string">
            <text:p>20826755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EYSTONE AUTO PARTS</text:p>
          </table:table-cell>
          <table:table-cell office:value-type="string">
            <text:p>7419 STATE RD 21</text:p>
          </table:table-cell>
          <table:table-cell office:value-type="string">
            <text:p>KEYSTONE HEIGHTS</text:p>
          </table:table-cell>
          <table:table-cell office:value-type="string">
            <text:p>FL</text:p>
          </table:table-cell>
          <table:table-cell office:value-type="string">
            <text:p>32656</text:p>
          </table:table-cell>
          <table:table-cell office:value-type="string">
            <text:p>35247335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ILLIANS AUTO PARTS</text:p>
          </table:table-cell>
          <table:table-cell office:value-type="string">
            <text:p>700 S LAKE STREET</text:p>
          </table:table-cell>
          <table:table-cell office:value-type="string">
            <text:p>MONTGOMERY</text:p>
          </table:table-cell>
          <table:table-cell office:value-type="string">
            <text:p>IL</text:p>
          </table:table-cell>
          <table:table-cell office:value-type="string">
            <text:p>60538-1434</text:p>
          </table:table-cell>
          <table:table-cell office:value-type="string">
            <text:p>63089242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IMBALL AUTO PARTS</text:p>
          </table:table-cell>
          <table:table-cell office:value-type="string">
            <text:p>810 WEST HWY 30</text:p>
          </table:table-cell>
          <table:table-cell office:value-type="string">
            <text:p>KIMBALL</text:p>
          </table:table-cell>
          <table:table-cell office:value-type="string">
            <text:p>NE</text:p>
          </table:table-cell>
          <table:table-cell office:value-type="string">
            <text:p>69145</text:p>
          </table:table-cell>
          <table:table-cell office:value-type="string">
            <text:p>30823536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IMS AUTO PARTS INC</text:p>
          </table:table-cell>
          <table:table-cell office:value-type="string">
            <text:p>220 EAST ASPEN AVE</text:p>
          </table:table-cell>
          <table:table-cell office:value-type="string">
            <text:p>FRUITA</text:p>
          </table:table-cell>
          <table:table-cell office:value-type="string">
            <text:p>CO</text:p>
          </table:table-cell>
          <table:table-cell office:value-type="string">
            <text:p>81521</text:p>
          </table:table-cell>
          <table:table-cell office:value-type="string">
            <text:p>970858093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ING EDWARD AUTO PARTS LTD</text:p>
          </table:table-cell>
          <table:table-cell office:value-type="string">
            <text:p>476 KING STREET WEST</text:p>
          </table:table-cell>
          <table:table-cell office:value-type="string">
            <text:p>PRESCOTT</text:p>
          </table:table-cell>
          <table:table-cell office:value-type="string">
            <text:p>ON</text:p>
          </table:table-cell>
          <table:table-cell office:value-type="string">
            <text:p>K0E 1T0</text:p>
          </table:table-cell>
          <table:table-cell office:value-type="string">
            <text:p>613925100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INGMAN CARQUEST</text:p>
          </table:table-cell>
          <table:table-cell office:value-type="string">
            <text:p>2115 N. STOCKTON HILL ROAD</text:p>
          </table:table-cell>
          <table:table-cell office:value-type="string">
            <text:p>KINGMAN</text:p>
          </table:table-cell>
          <table:table-cell office:value-type="string">
            <text:p>AZ</text:p>
          </table:table-cell>
          <table:table-cell office:value-type="string">
            <text:p>86401</text:p>
          </table:table-cell>
          <table:table-cell office:value-type="string">
            <text:p>92875355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INGSLAND CARQUEST</text:p>
          </table:table-cell>
          <table:table-cell office:value-type="string">
            <text:p>301C E KING ST</text:p>
          </table:table-cell>
          <table:table-cell office:value-type="string">
            <text:p>KINGSLAND</text:p>
          </table:table-cell>
          <table:table-cell office:value-type="string">
            <text:p>GA</text:p>
          </table:table-cell>
          <table:table-cell office:value-type="string">
            <text:p>31548</text:p>
          </table:table-cell>
          <table:table-cell office:value-type="string">
            <text:p>91288293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ISER AUTO PARTS, CO.</text:p>
          </table:table-cell>
          <table:table-cell office:value-type="string">
            <text:p>400 EAST 5TH STREET</text:p>
          </table:table-cell>
          <table:table-cell office:value-type="string">
            <text:p>PLAINVIEW</text:p>
          </table:table-cell>
          <table:table-cell office:value-type="string">
            <text:p>TX</text:p>
          </table:table-cell>
          <table:table-cell office:value-type="string">
            <text:p>79072</text:p>
          </table:table-cell>
          <table:table-cell office:value-type="string">
            <text:p>80629339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ITTRELL A/P OF CAPE CARTERET</text:p>
          </table:table-cell>
          <table:table-cell office:value-type="string">
            <text:p>915 WB MCCLEAN RD.</text:p>
          </table:table-cell>
          <table:table-cell office:value-type="string">
            <text:p>CAPE CARTERET</text:p>
          </table:table-cell>
          <table:table-cell office:value-type="string">
            <text:p>NC</text:p>
          </table:table-cell>
          <table:table-cell office:value-type="string">
            <text:p>28584</text:p>
          </table:table-cell>
          <table:table-cell office:value-type="string">
            <text:p>25239320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ITTRELL AUTO PARTS #1</text:p>
          </table:table-cell>
          <table:table-cell office:value-type="string">
            <text:p>4106 ARENDELL ST</text:p>
          </table:table-cell>
          <table:table-cell office:value-type="string">
            <text:p>MOREHEAD CITY</text:p>
          </table:table-cell>
          <table:table-cell office:value-type="string">
            <text:p>NC</text:p>
          </table:table-cell>
          <table:table-cell office:value-type="string">
            <text:p>28557</text:p>
          </table:table-cell>
          <table:table-cell office:value-type="string">
            <text:p>252726610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ITTRELL AUTO PARTS #2</text:p>
          </table:table-cell>
          <table:table-cell office:value-type="string">
            <text:p>1604 LIVE OAK STREET</text:p>
          </table:table-cell>
          <table:table-cell office:value-type="string">
            <text:p>BEAUFORT</text:p>
          </table:table-cell>
          <table:table-cell office:value-type="string">
            <text:p>NC</text:p>
          </table:table-cell>
          <table:table-cell office:value-type="string">
            <text:p>28516</text:p>
          </table:table-cell>
          <table:table-cell office:value-type="string">
            <text:p>25272840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ITTRELL AUTO PARTS #3</text:p>
          </table:table-cell>
          <table:table-cell office:value-type="string">
            <text:p>1012 E MAIN ST.</text:p>
          </table:table-cell>
          <table:table-cell office:value-type="string">
            <text:p>HAVELOCK</text:p>
          </table:table-cell>
          <table:table-cell office:value-type="string">
            <text:p>NC</text:p>
          </table:table-cell>
          <table:table-cell office:value-type="string">
            <text:p>28532</text:p>
          </table:table-cell>
          <table:table-cell office:value-type="string">
            <text:p>252447103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LOTZ AUTO PARTS HART</text:p>
          </table:table-cell>
          <table:table-cell office:value-type="string">
            <text:p>4227 TYLER RD</text:p>
          </table:table-cell>
          <table:table-cell office:value-type="string">
            <text:p>HART</text:p>
          </table:table-cell>
          <table:table-cell office:value-type="string">
            <text:p>MI</text:p>
          </table:table-cell>
          <table:table-cell office:value-type="string">
            <text:p>49420</text:p>
          </table:table-cell>
          <table:table-cell office:value-type="string">
            <text:p>23187333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LOTZ AUTO PARTS SHELBY</text:p>
          </table:table-cell>
          <table:table-cell office:value-type="string">
            <text:p>10 N STATE ST</text:p>
          </table:table-cell>
          <table:table-cell office:value-type="string">
            <text:p>SHELBY</text:p>
          </table:table-cell>
          <table:table-cell office:value-type="string">
            <text:p>MI</text:p>
          </table:table-cell>
          <table:table-cell office:value-type="string">
            <text:p>49455</text:p>
          </table:table-cell>
          <table:table-cell office:value-type="string">
            <text:p>23186161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OHUTE AUTO PARTS</text:p>
          </table:table-cell>
          <table:table-cell office:value-type="string">
            <text:p>812 MCATEER ST</text:p>
          </table:table-cell>
          <table:table-cell office:value-type="string">
            <text:p>HOUTZDALE</text:p>
          </table:table-cell>
          <table:table-cell office:value-type="string">
            <text:p>PA</text:p>
          </table:table-cell>
          <table:table-cell office:value-type="string">
            <text:p>16651</text:p>
          </table:table-cell>
          <table:table-cell office:value-type="string">
            <text:p>81437862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ONECKY OIL INC</text:p>
          </table:table-cell>
          <table:table-cell office:value-type="string">
            <text:p>990 COUNTY ROAD M</text:p>
          </table:table-cell>
          <table:table-cell office:value-type="string">
            <text:p>MEAD</text:p>
          </table:table-cell>
          <table:table-cell office:value-type="string">
            <text:p>NE</text:p>
          </table:table-cell>
          <table:table-cell office:value-type="string">
            <text:p>68041</text:p>
          </table:table-cell>
          <table:table-cell office:value-type="string">
            <text:p>40262424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OSCIUSKO AUTO PARTS</text:p>
          </table:table-cell>
          <table:table-cell office:value-type="string">
            <text:p>420 HWY 12 EAST</text:p>
          </table:table-cell>
          <table:table-cell office:value-type="string">
            <text:p>KOSCIUSKO</text:p>
          </table:table-cell>
          <table:table-cell office:value-type="string">
            <text:p>MS</text:p>
          </table:table-cell>
          <table:table-cell office:value-type="string">
            <text:p>39090</text:p>
          </table:table-cell>
          <table:table-cell office:value-type="string">
            <text:p>66228962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OZAKS CARQUEST AUTO PARTS</text:p>
          </table:table-cell>
          <table:table-cell office:value-type="string">
            <text:p>110 E HIGHLAND</text:p>
          </table:table-cell>
          <table:table-cell office:value-type="string">
            <text:p>OCONTO FALLS</text:p>
          </table:table-cell>
          <table:table-cell office:value-type="string">
            <text:p>WI</text:p>
          </table:table-cell>
          <table:table-cell office:value-type="string">
            <text:p>54154</text:p>
          </table:table-cell>
          <table:table-cell office:value-type="string">
            <text:p>920846280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RAFT AUTO PARTS</text:p>
          </table:table-cell>
          <table:table-cell office:value-type="string">
            <text:p>137 THAMES ROAD EAST</text:p>
          </table:table-cell>
          <table:table-cell office:value-type="string">
            <text:p>EXETER</text:p>
          </table:table-cell>
          <table:table-cell office:value-type="string">
            <text:p>ON</text:p>
          </table:table-cell>
          <table:table-cell office:value-type="string">
            <text:p>N0M 1S3</text:p>
          </table:table-cell>
          <table:table-cell office:value-type="string">
            <text:p>519235104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RESS AUTO PARTS</text:p>
          </table:table-cell>
          <table:table-cell office:value-type="string">
            <text:p>129 NORTH MILITARY</text:p>
          </table:table-cell>
          <table:table-cell office:value-type="string">
            <text:p>LORETTO</text:p>
          </table:table-cell>
          <table:table-cell office:value-type="string">
            <text:p>TN</text:p>
          </table:table-cell>
          <table:table-cell office:value-type="string">
            <text:p>38469</text:p>
          </table:table-cell>
          <table:table-cell office:value-type="string">
            <text:p>93185343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RIERS AUTO PARTS</text:p>
          </table:table-cell>
          <table:table-cell office:value-type="string">
            <text:p>223N MILL</text:p>
          </table:table-cell>
          <table:table-cell office:value-type="string">
            <text:p>BELOIT</text:p>
          </table:table-cell>
          <table:table-cell office:value-type="string">
            <text:p>KS</text:p>
          </table:table-cell>
          <table:table-cell office:value-type="string">
            <text:p>67420</text:p>
          </table:table-cell>
          <table:table-cell office:value-type="string">
            <text:p>78573835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K-TOWN CARQUEST</text:p>
          </table:table-cell>
          <table:table-cell office:value-type="string">
            <text:p>115 W CENTRAL AVE</text:p>
          </table:table-cell>
          <table:table-cell office:value-type="string">
            <text:p>KREMMLING</text:p>
          </table:table-cell>
          <table:table-cell office:value-type="string">
            <text:p>CO</text:p>
          </table:table-cell>
          <table:table-cell office:value-type="string">
            <text:p>80459</text:p>
          </table:table-cell>
          <table:table-cell office:value-type="string">
            <text:p>97072493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 AND J AUTO PARTS</text:p>
          </table:table-cell>
          <table:table-cell office:value-type="string">
            <text:p>505 SW 5TH ST</text:p>
          </table:table-cell>
          <table:table-cell office:value-type="string">
            <text:p>GUYMON</text:p>
          </table:table-cell>
          <table:table-cell office:value-type="string">
            <text:p>OK</text:p>
          </table:table-cell>
          <table:table-cell office:value-type="string">
            <text:p>73942</text:p>
          </table:table-cell>
          <table:table-cell office:value-type="string">
            <text:p>58033885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 AND L CARQUEST - AVONDALE</text:p>
          </table:table-cell>
          <table:table-cell office:value-type="string">
            <text:p>9024 GAP NEWPORT PIKE</text:p>
          </table:table-cell>
          <table:table-cell office:value-type="string">
            <text:p>AVONDALE</text:p>
          </table:table-cell>
          <table:table-cell office:value-type="string">
            <text:p>PA</text:p>
          </table:table-cell>
          <table:table-cell office:value-type="string">
            <text:p>19311</text:p>
          </table:table-cell>
          <table:table-cell office:value-type="string">
            <text:p>61026857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 PORTE MOTOR INC.</text:p>
          </table:table-cell>
          <table:table-cell office:value-type="string">
            <text:p>1105 HWY 218 N</text:p>
          </table:table-cell>
          <table:table-cell office:value-type="string">
            <text:p>LA PORTE CITY</text:p>
          </table:table-cell>
          <table:table-cell office:value-type="string">
            <text:p>IA</text:p>
          </table:table-cell>
          <table:table-cell office:value-type="string">
            <text:p>50651</text:p>
          </table:table-cell>
          <table:table-cell office:value-type="string">
            <text:p>31934234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CHANCE PIECES AUTOS 2018 INC</text:p>
          </table:table-cell>
          <table:table-cell office:value-type="string">
            <text:p>584 RTE 169</text:p>
          </table:table-cell>
          <table:table-cell office:value-type="string">
            <text:p>ST MONIQUE</text:p>
          </table:table-cell>
          <table:table-cell office:value-type="string">
            <text:p>QC</text:p>
          </table:table-cell>
          <table:table-cell office:value-type="string">
            <text:p>GOW2T0</text:p>
          </table:table-cell>
          <table:table-cell office:value-type="string">
            <text:p>4183473158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KE AUTO PARTS</text:p>
          </table:table-cell>
          <table:table-cell office:value-type="string">
            <text:p>810 HWY 18W</text:p>
          </table:table-cell>
          <table:table-cell office:value-type="string">
            <text:p>CLEAR LAKE</text:p>
          </table:table-cell>
          <table:table-cell office:value-type="string">
            <text:p>IA</text:p>
          </table:table-cell>
          <table:table-cell office:value-type="string">
            <text:p>50428</text:p>
          </table:table-cell>
          <table:table-cell office:value-type="string">
            <text:p>641357700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KE GEORGE AUTO &amp; MARINE</text:p>
          </table:table-cell>
          <table:table-cell office:value-type="string">
            <text:p>1827 ROUTE 9</text:p>
          </table:table-cell>
          <table:table-cell office:value-type="string">
            <text:p>LAKE GEORGE</text:p>
          </table:table-cell>
          <table:table-cell office:value-type="string">
            <text:p>NY</text:p>
          </table:table-cell>
          <table:table-cell office:value-type="string">
            <text:p>12845</text:p>
          </table:table-cell>
          <table:table-cell office:value-type="string">
            <text:p>5186683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KE LUZERNE AUTO PARTS</text:p>
          </table:table-cell>
          <table:table-cell office:value-type="string">
            <text:p>5 BRIDGE ST</text:p>
          </table:table-cell>
          <table:table-cell office:value-type="string">
            <text:p>LAKE LUZERNE</text:p>
          </table:table-cell>
          <table:table-cell office:value-type="string">
            <text:p>NY</text:p>
          </table:table-cell>
          <table:table-cell office:value-type="string">
            <text:p>12846</text:p>
          </table:table-cell>
          <table:table-cell office:value-type="string">
            <text:p>51869641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KIN AUTOMOTIVE LLC</text:p>
          </table:table-cell>
          <table:table-cell office:value-type="string">
            <text:p>PO BOX 704</text:p>
          </table:table-cell>
          <table:table-cell office:value-type="string">
            <text:p>LAKIN</text:p>
          </table:table-cell>
          <table:table-cell office:value-type="string">
            <text:p>KS</text:p>
          </table:table-cell>
          <table:table-cell office:value-type="string">
            <text:p>67860</text:p>
          </table:table-cell>
          <table:table-cell office:value-type="string">
            <text:p>62035562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MONI AUTO PARTS/JRC MOTORSPORT</text:p>
          </table:table-cell>
          <table:table-cell office:value-type="string">
            <text:p>1902 EAST MAIN</text:p>
          </table:table-cell>
          <table:table-cell office:value-type="string">
            <text:p>LAMONI</text:p>
          </table:table-cell>
          <table:table-cell office:value-type="string">
            <text:p>IA</text:p>
          </table:table-cell>
          <table:table-cell office:value-type="string">
            <text:p>50140</text:p>
          </table:table-cell>
          <table:table-cell office:value-type="string">
            <text:p>64178445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MOURE PARTS CENTER INC</text:p>
          </table:table-cell>
          <table:table-cell office:value-type="string">
            <text:p>10210 HWY 13</text:p>
          </table:table-cell>
          <table:table-cell office:value-type="string">
            <text:p>LAMOURE</text:p>
          </table:table-cell>
          <table:table-cell office:value-type="string">
            <text:p>ND</text:p>
          </table:table-cell>
          <table:table-cell office:value-type="string">
            <text:p>58458</text:p>
          </table:table-cell>
          <table:table-cell office:value-type="string">
            <text:p>70188352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NDER VALLEY AUTO PARTS</text:p>
          </table:table-cell>
          <table:table-cell office:value-type="string">
            <text:p>735 LINCOLN ST</text:p>
          </table:table-cell>
          <table:table-cell office:value-type="string">
            <text:p>LANDER</text:p>
          </table:table-cell>
          <table:table-cell office:value-type="string">
            <text:p>WY</text:p>
          </table:table-cell>
          <table:table-cell office:value-type="string">
            <text:p>82520</text:p>
          </table:table-cell>
          <table:table-cell office:value-type="string">
            <text:p>30733245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NDMARK IMPLEMENT CARQUEST</text:p>
          </table:table-cell>
          <table:table-cell office:value-type="string">
            <text:p>1190 33 ROAD / PO BOX 177</text:p>
          </table:table-cell>
          <table:table-cell office:value-type="string">
            <text:p>MINDEN</text:p>
          </table:table-cell>
          <table:table-cell office:value-type="string">
            <text:p>NE</text:p>
          </table:table-cell>
          <table:table-cell office:value-type="string">
            <text:p>68959</text:p>
          </table:table-cell>
          <table:table-cell office:value-type="string">
            <text:p>308832108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NGFORD AUTO PARTS</text:p>
          </table:table-cell>
          <table:table-cell office:value-type="string">
            <text:p>4183 NORWICH ST, EXT</text:p>
          </table:table-cell>
          <table:table-cell office:value-type="string">
            <text:p>BRUNSWICK</text:p>
          </table:table-cell>
          <table:table-cell office:value-type="string">
            <text:p>GA</text:p>
          </table:table-cell>
          <table:table-cell office:value-type="string">
            <text:p>31520</text:p>
          </table:table-cell>
          <table:table-cell office:value-type="string">
            <text:p>91226588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NGFORD AUTO PARTS OF WAYCROSS</text:p>
          </table:table-cell>
          <table:table-cell office:value-type="string">
            <text:p>2103-D MEMORIAL DRIVE</text:p>
          </table:table-cell>
          <table:table-cell office:value-type="string">
            <text:p>WAYCROSS</text:p>
          </table:table-cell>
          <table:table-cell office:value-type="string">
            <text:p>GA</text:p>
          </table:table-cell>
          <table:table-cell office:value-type="string">
            <text:p>31501</text:p>
          </table:table-cell>
          <table:table-cell office:value-type="string">
            <text:p>91254810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NSING AUTO PARTS</text:p>
          </table:table-cell>
          <table:table-cell office:value-type="string">
            <text:p>401 MAIN STREET</text:p>
          </table:table-cell>
          <table:table-cell office:value-type="string">
            <text:p>LANSING</text:p>
          </table:table-cell>
          <table:table-cell office:value-type="string">
            <text:p>IA</text:p>
          </table:table-cell>
          <table:table-cell office:value-type="string">
            <text:p>52151</text:p>
          </table:table-cell>
          <table:table-cell office:value-type="string">
            <text:p>56353842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RRYS AUTO PARTS</text:p>
          </table:table-cell>
          <table:table-cell office:value-type="string">
            <text:p>5855 HOLLISTER AVE</text:p>
          </table:table-cell>
          <table:table-cell office:value-type="string">
            <text:p>**GOLETA**</text:p>
          </table:table-cell>
          <table:table-cell office:value-type="string">
            <text:p>CA</text:p>
          </table:table-cell>
          <table:table-cell office:value-type="string">
            <text:p>93117</text:p>
          </table:table-cell>
          <table:table-cell office:value-type="string">
            <text:p>80596435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RRYS AUTO SUPPLY</text:p>
          </table:table-cell>
          <table:table-cell office:value-type="string">
            <text:p>1020 WALNUT</text:p>
          </table:table-cell>
          <table:table-cell office:value-type="string">
            <text:p>SAGINAW</text:p>
          </table:table-cell>
          <table:table-cell office:value-type="string">
            <text:p>MI</text:p>
          </table:table-cell>
          <table:table-cell office:value-type="string">
            <text:p>48601</text:p>
          </table:table-cell>
          <table:table-cell office:value-type="string">
            <text:p>(517) 755-016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URELVILLE AUTO PARTS, INC.</text:p>
          </table:table-cell>
          <table:table-cell office:value-type="string">
            <text:p>16074 PIKE STREET</text:p>
          </table:table-cell>
          <table:table-cell office:value-type="string">
            <text:p>LAURELVILLE</text:p>
          </table:table-cell>
          <table:table-cell office:value-type="string">
            <text:p>OH</text:p>
          </table:table-cell>
          <table:table-cell office:value-type="string">
            <text:p>43135</text:p>
          </table:table-cell>
          <table:table-cell office:value-type="string">
            <text:p>74033235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AWRENCE AUTO PARTS</text:p>
          </table:table-cell>
          <table:table-cell office:value-type="string">
            <text:p>325 NEWTON RD</text:p>
          </table:table-cell>
          <table:table-cell office:value-type="string">
            <text:p>CAMILLA</text:p>
          </table:table-cell>
          <table:table-cell office:value-type="string">
            <text:p>GA</text:p>
          </table:table-cell>
          <table:table-cell office:value-type="string">
            <text:p>31730</text:p>
          </table:table-cell>
          <table:table-cell office:value-type="string">
            <text:p>22933673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EAKEY AUTO SUPPLY</text:p>
          </table:table-cell>
          <table:table-cell office:value-type="string">
            <text:p>114 WEST FIRST STREET</text:p>
          </table:table-cell>
          <table:table-cell office:value-type="string">
            <text:p>LEAKEY</text:p>
          </table:table-cell>
          <table:table-cell office:value-type="string">
            <text:p>TX</text:p>
          </table:table-cell>
          <table:table-cell office:value-type="string">
            <text:p>78873</text:p>
          </table:table-cell>
          <table:table-cell office:value-type="string">
            <text:p>83023266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EBANON AP CARQUEST</text:p>
          </table:table-cell>
          <table:table-cell office:value-type="string">
            <text:p>105 MCALLISTER STREET</text:p>
          </table:table-cell>
          <table:table-cell office:value-type="string">
            <text:p>LEBANON</text:p>
          </table:table-cell>
          <table:table-cell office:value-type="string">
            <text:p>IL</text:p>
          </table:table-cell>
          <table:table-cell office:value-type="string">
            <text:p>62254</text:p>
          </table:table-cell>
          <table:table-cell office:value-type="string">
            <text:p>61853727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EITING AUTO SUPPLY</text:p>
          </table:table-cell>
          <table:table-cell office:value-type="string">
            <text:p>119 EAST BROADWAY</text:p>
          </table:table-cell>
          <table:table-cell office:value-type="string">
            <text:p>RANDOLPH</text:p>
          </table:table-cell>
          <table:table-cell office:value-type="string">
            <text:p>NE</text:p>
          </table:table-cell>
          <table:table-cell office:value-type="string">
            <text:p>68771</text:p>
          </table:table-cell>
          <table:table-cell office:value-type="string">
            <text:p>40233703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EMOORE AUTO SUPPLY</text:p>
          </table:table-cell>
          <table:table-cell office:value-type="string">
            <text:p>P.O. BOX 98</text:p>
          </table:table-cell>
          <table:table-cell office:value-type="string">
            <text:p>LEMOORE</text:p>
          </table:table-cell>
          <table:table-cell office:value-type="string">
            <text:p>CA</text:p>
          </table:table-cell>
          <table:table-cell office:value-type="string">
            <text:p>93245</text:p>
          </table:table-cell>
          <table:table-cell office:value-type="string">
            <text:p>55992456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EONARD'S AUTO PARTS</text:p>
          </table:table-cell>
          <table:table-cell office:value-type="string">
            <text:p>186 WEST STAFFORD RD</text:p>
          </table:table-cell>
          <table:table-cell office:value-type="string">
            <text:p>STAFFORD SPRINGS</text:p>
          </table:table-cell>
          <table:table-cell office:value-type="string">
            <text:p>CT</text:p>
          </table:table-cell>
          <table:table-cell office:value-type="string">
            <text:p>06076</text:p>
          </table:table-cell>
          <table:table-cell office:value-type="string">
            <text:p>86068442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ES DISTRIBUTIONS M.M.T. INC.</text:p>
          </table:table-cell>
          <table:table-cell office:value-type="string">
            <text:p>1510 BOUL. GABOURY</text:p>
          </table:table-cell>
          <table:table-cell office:value-type="string">
            <text:p>MONT-JOLI</text:p>
          </table:table-cell>
          <table:table-cell office:value-type="string">
            <text:p>QC</text:p>
          </table:table-cell>
          <table:table-cell office:value-type="string">
            <text:p>G5H 3H3</text:p>
          </table:table-cell>
          <table:table-cell office:value-type="string">
            <text:p>418775360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ES ENTR J.G. BRETON INC</text:p>
          </table:table-cell>
          <table:table-cell office:value-type="string">
            <text:p>5255 BOUL. ARTHUR SAUVE</text:p>
          </table:table-cell>
          <table:table-cell office:value-type="string">
            <text:p>LAVAL OUEST</text:p>
          </table:table-cell>
          <table:table-cell office:value-type="string">
            <text:p>QC</text:p>
          </table:table-cell>
          <table:table-cell office:value-type="string">
            <text:p>H7R 3X4</text:p>
          </table:table-cell>
          <table:table-cell office:value-type="string">
            <text:p>4506272727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ES ENTREPRISES MARCEL CAYER 200</text:p>
          </table:table-cell>
          <table:table-cell office:value-type="string">
            <text:p>399 RUE PAPINEAU</text:p>
          </table:table-cell>
          <table:table-cell office:value-type="string">
            <text:p>PAPINEAUVILLE</text:p>
          </table:table-cell>
          <table:table-cell office:value-type="string">
            <text:p>QC</text:p>
          </table:table-cell>
          <table:table-cell office:value-type="string">
            <text:p>J0V1R0</text:p>
          </table:table-cell>
          <table:table-cell office:value-type="string">
            <text:p>819427661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ES PIECES D'AUTO NICOLAS INC 1</text:p>
          </table:table-cell>
          <table:table-cell office:value-type="string">
            <text:p>46, GRANDE-ALLEE EST C.P.130</text:p>
          </table:table-cell>
          <table:table-cell office:value-type="string">
            <text:p>GRANDE-RIVIERE</text:p>
          </table:table-cell>
          <table:table-cell office:value-type="string">
            <text:p>QC</text:p>
          </table:table-cell>
          <table:table-cell office:value-type="string">
            <text:p>G0C 1W0</text:p>
          </table:table-cell>
          <table:table-cell office:value-type="string">
            <text:p>418385286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ES PIECES D'AUTO NICOLAS INC 2</text:p>
          </table:table-cell>
          <table:table-cell office:value-type="string">
            <text:p>455 RUE REHEL</text:p>
          </table:table-cell>
          <table:table-cell office:value-type="string">
            <text:p>CHANDLER</text:p>
          </table:table-cell>
          <table:table-cell office:value-type="string">
            <text:p>QC</text:p>
          </table:table-cell>
          <table:table-cell office:value-type="string">
            <text:p>G0C 1K0</text:p>
          </table:table-cell>
          <table:table-cell office:value-type="string">
            <text:p>418689455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ES PIECES D'AUTOS C.P. INC.</text:p>
          </table:table-cell>
          <table:table-cell office:value-type="string">
            <text:p>971, 95IEME AVENUE</text:p>
          </table:table-cell>
          <table:table-cell office:value-type="string">
            <text:p>ST GEORGES DE CHAMPL</text:p>
          </table:table-cell>
          <table:table-cell office:value-type="string">
            <text:p>QC</text:p>
          </table:table-cell>
          <table:table-cell office:value-type="string">
            <text:p>G9T 5K4</text:p>
          </table:table-cell>
          <table:table-cell office:value-type="string">
            <text:p>819538206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ES PIECES D'AUTOS T.D.G. INC.</text:p>
          </table:table-cell>
          <table:table-cell office:value-type="string">
            <text:p>1420 BOUL LEMIRE</text:p>
          </table:table-cell>
          <table:table-cell office:value-type="string">
            <text:p>DRUMMONDVILLE</text:p>
          </table:table-cell>
          <table:table-cell office:value-type="string">
            <text:p>QC</text:p>
          </table:table-cell>
          <table:table-cell office:value-type="string">
            <text:p>J2C 5A4</text:p>
          </table:table-cell>
          <table:table-cell office:value-type="string">
            <text:p>819472119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EVIS AUTO PARTS</text:p>
          </table:table-cell>
          <table:table-cell office:value-type="string">
            <text:p>500 EAST THIRD</text:p>
          </table:table-cell>
          <table:table-cell office:value-type="string">
            <text:p>MOSES LAKE</text:p>
          </table:table-cell>
          <table:table-cell office:value-type="string">
            <text:p>WA</text:p>
          </table:table-cell>
          <table:table-cell office:value-type="string">
            <text:p>98837</text:p>
          </table:table-cell>
          <table:table-cell office:value-type="string">
            <text:p>50976545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IGHTHOUSE AUTO PARTS</text:p>
          </table:table-cell>
          <table:table-cell office:value-type="string">
            <text:p>HIGHWAY 12</text:p>
          </table:table-cell>
          <table:table-cell office:value-type="string">
            <text:p>BUXTON</text:p>
          </table:table-cell>
          <table:table-cell office:value-type="string">
            <text:p>NC</text:p>
          </table:table-cell>
          <table:table-cell office:value-type="string">
            <text:p>27920</text:p>
          </table:table-cell>
          <table:table-cell office:value-type="string">
            <text:p>25299549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INDEN AUTOMOTIVE</text:p>
          </table:table-cell>
          <table:table-cell office:value-type="string">
            <text:p>1308 HIGHWAY 8</text:p>
          </table:table-cell>
          <table:table-cell office:value-type="string">
            <text:p>LINDEN</text:p>
          </table:table-cell>
          <table:table-cell office:value-type="string">
            <text:p>TX</text:p>
          </table:table-cell>
          <table:table-cell office:value-type="string">
            <text:p>75563</text:p>
          </table:table-cell>
          <table:table-cell office:value-type="string">
            <text:p>90375675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INDSAY AUTO AND TRUCK SUPPLY IN</text:p>
          </table:table-cell>
          <table:table-cell office:value-type="string">
            <text:p>101 NE 2ND STREET</text:p>
          </table:table-cell>
          <table:table-cell office:value-type="string">
            <text:p>LINDSAY</text:p>
          </table:table-cell>
          <table:table-cell office:value-type="string">
            <text:p>OK</text:p>
          </table:table-cell>
          <table:table-cell office:value-type="string">
            <text:p>73052</text:p>
          </table:table-cell>
          <table:table-cell office:value-type="string">
            <text:p>40575643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ITHGOW AUTOMOTIVE</text:p>
          </table:table-cell>
          <table:table-cell office:value-type="string">
            <text:p>1121 S DIXIE HWY</text:p>
          </table:table-cell>
          <table:table-cell office:value-type="string">
            <text:p>HOOPESTON</text:p>
          </table:table-cell>
          <table:table-cell office:value-type="string">
            <text:p>IL</text:p>
          </table:table-cell>
          <table:table-cell office:value-type="string">
            <text:p>60942</text:p>
          </table:table-cell>
          <table:table-cell office:value-type="string">
            <text:p>21728351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ITTLE JOHNS WELLINGTON CO</text:p>
          </table:table-cell>
          <table:table-cell office:value-type="string">
            <text:p>210 PRICHARD STREET</text:p>
          </table:table-cell>
          <table:table-cell office:value-type="string">
            <text:p>WILLIAMSON</text:p>
          </table:table-cell>
          <table:table-cell office:value-type="string">
            <text:p>WV</text:p>
          </table:table-cell>
          <table:table-cell office:value-type="string">
            <text:p>25661</text:p>
          </table:table-cell>
          <table:table-cell office:value-type="string">
            <text:p>30423535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ITTLE JON'S CARQUEST</text:p>
          </table:table-cell>
          <table:table-cell office:value-type="string">
            <text:p>1525 OHIO AVENUE NORTH</text:p>
          </table:table-cell>
          <table:table-cell office:value-type="string">
            <text:p>LIVE OAK</text:p>
          </table:table-cell>
          <table:table-cell office:value-type="string">
            <text:p>FL</text:p>
          </table:table-cell>
          <table:table-cell office:value-type="string">
            <text:p>32064</text:p>
          </table:table-cell>
          <table:table-cell office:value-type="string">
            <text:p>38621903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ITTLETON LAKE GASTON AUTO PARTS</text:p>
          </table:table-cell>
          <table:table-cell office:value-type="string">
            <text:p>108 E NORTH MAIN STREET</text:p>
          </table:table-cell>
          <table:table-cell office:value-type="string">
            <text:p>LITTLETON</text:p>
          </table:table-cell>
          <table:table-cell office:value-type="string">
            <text:p>NC</text:p>
          </table:table-cell>
          <table:table-cell office:value-type="string">
            <text:p>27850</text:p>
          </table:table-cell>
          <table:table-cell office:value-type="string">
            <text:p>25258634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LOYDS AUTOMOTIVE SUPPLY</text:p>
          </table:table-cell>
          <table:table-cell office:value-type="string">
            <text:p>113 5TH AVENUE</text:p>
          </table:table-cell>
          <table:table-cell office:value-type="string">
            <text:p>COCHRANE</text:p>
          </table:table-cell>
          <table:table-cell office:value-type="string">
            <text:p>ON</text:p>
          </table:table-cell>
          <table:table-cell office:value-type="string">
            <text:p>P0L 1C0</text:p>
          </table:table-cell>
          <table:table-cell office:value-type="string">
            <text:p>705272577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OCKWOOD MOTORS</text:p>
          </table:table-cell>
          <table:table-cell office:value-type="string">
            <text:p>1523 S. NATIONAL</text:p>
          </table:table-cell>
          <table:table-cell office:value-type="string">
            <text:p>FT SCOTT</text:p>
          </table:table-cell>
          <table:table-cell office:value-type="string">
            <text:p>KS</text:p>
          </table:table-cell>
          <table:table-cell office:value-type="string">
            <text:p>66701</text:p>
          </table:table-cell>
          <table:table-cell office:value-type="string">
            <text:p>62022322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OGAN AUTO SUPPLY</text:p>
          </table:table-cell>
          <table:table-cell office:value-type="string">
            <text:p>117 NORTH 4TH AVE</text:p>
          </table:table-cell>
          <table:table-cell office:value-type="string">
            <text:p>LOGAN</text:p>
          </table:table-cell>
          <table:table-cell office:value-type="string">
            <text:p>IA</text:p>
          </table:table-cell>
          <table:table-cell office:value-type="string">
            <text:p>51546</text:p>
          </table:table-cell>
          <table:table-cell office:value-type="string">
            <text:p>712644250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OGAN HOME AND AUTO CENTER</text:p>
          </table:table-cell>
          <table:table-cell office:value-type="string">
            <text:p>1019 FUENTAS STREET</text:p>
          </table:table-cell>
          <table:table-cell office:value-type="string">
            <text:p>LOGAN</text:p>
          </table:table-cell>
          <table:table-cell office:value-type="string">
            <text:p>NM</text:p>
          </table:table-cell>
          <table:table-cell office:value-type="string">
            <text:p>88426</text:p>
          </table:table-cell>
          <table:table-cell office:value-type="string">
            <text:p>57548721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OGANS AUTO PARTS</text:p>
          </table:table-cell>
          <table:table-cell office:value-type="string">
            <text:p>413 SECOND AVE</text:p>
          </table:table-cell>
          <table:table-cell office:value-type="string">
            <text:p>FAYETTE</text:p>
          </table:table-cell>
          <table:table-cell office:value-type="string">
            <text:p>AL</text:p>
          </table:table-cell>
          <table:table-cell office:value-type="string">
            <text:p>35555</text:p>
          </table:table-cell>
          <table:table-cell office:value-type="string">
            <text:p>20593267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OGEMANN AUTO PARTS AND MACHINE</text:p>
          </table:table-cell>
          <table:table-cell office:value-type="string">
            <text:p>590 S MAIN</text:p>
          </table:table-cell>
          <table:table-cell office:value-type="string">
            <text:p>WEST POINT</text:p>
          </table:table-cell>
          <table:table-cell office:value-type="string">
            <text:p>NE</text:p>
          </table:table-cell>
          <table:table-cell office:value-type="string">
            <text:p>68788</text:p>
          </table:table-cell>
          <table:table-cell office:value-type="string">
            <text:p>402372243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OISEL PIECES D AUTOS INC</text:p>
          </table:table-cell>
          <table:table-cell office:value-type="string">
            <text:p>51 PRINCIPALE</text:p>
          </table:table-cell>
          <table:table-cell office:value-type="string">
            <text:p>NEW CARLISLE</text:p>
          </table:table-cell>
          <table:table-cell office:value-type="string">
            <text:p>QC</text:p>
          </table:table-cell>
          <table:table-cell office:value-type="string">
            <text:p>G0C -</text:p>
          </table:table-cell>
          <table:table-cell office:value-type="string">
            <text:p>418-752-5754 s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ONGS AUTO PARTS</text:p>
          </table:table-cell>
          <table:table-cell office:value-type="string">
            <text:p>PO BOX 446</text:p>
          </table:table-cell>
          <table:table-cell office:value-type="string">
            <text:p>MILLHEIM</text:p>
          </table:table-cell>
          <table:table-cell office:value-type="string">
            <text:p>PA</text:p>
          </table:table-cell>
          <table:table-cell office:value-type="string">
            <text:p>16854</text:p>
          </table:table-cell>
          <table:table-cell office:value-type="string">
            <text:p>81434953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ONSDALE AUTO PARTS</text:p>
          </table:table-cell>
          <table:table-cell office:value-type="string">
            <text:p>156 N MAIN</text:p>
          </table:table-cell>
          <table:table-cell office:value-type="string">
            <text:p>LONSDALE</text:p>
          </table:table-cell>
          <table:table-cell office:value-type="string">
            <text:p>MN</text:p>
          </table:table-cell>
          <table:table-cell office:value-type="string">
            <text:p>55046</text:p>
          </table:table-cell>
          <table:table-cell office:value-type="string">
            <text:p>50774423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OUDOUN AUTO PARTS</text:p>
          </table:table-cell>
          <table:table-cell office:value-type="string">
            <text:p>45977 OLD OX RD</text:p>
          </table:table-cell>
          <table:table-cell office:value-type="string">
            <text:p>STERLING</text:p>
          </table:table-cell>
          <table:table-cell office:value-type="string">
            <text:p>VA</text:p>
          </table:table-cell>
          <table:table-cell office:value-type="string">
            <text:p>20166</text:p>
          </table:table-cell>
          <table:table-cell office:value-type="string">
            <text:p>70347119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OUP CITY AUTO PARTS</text:p>
          </table:table-cell>
          <table:table-cell office:value-type="string">
            <text:p>653 O STREET</text:p>
          </table:table-cell>
          <table:table-cell office:value-type="string">
            <text:p>LOUP CITY</text:p>
          </table:table-cell>
          <table:table-cell office:value-type="string">
            <text:p>NE</text:p>
          </table:table-cell>
          <table:table-cell office:value-type="string">
            <text:p>68853</text:p>
          </table:table-cell>
          <table:table-cell office:value-type="string">
            <text:p>3087451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OVELADY AUTO PARTS, LLC</text:p>
          </table:table-cell>
          <table:table-cell office:value-type="string">
            <text:p>1650 MURFREESBORO HWY</text:p>
          </table:table-cell>
          <table:table-cell office:value-type="string">
            <text:p>MANCHESTER</text:p>
          </table:table-cell>
          <table:table-cell office:value-type="string">
            <text:p>TN</text:p>
          </table:table-cell>
          <table:table-cell office:value-type="string">
            <text:p>37355</text:p>
          </table:table-cell>
          <table:table-cell office:value-type="string">
            <text:p>931728468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OVES AUTO PARTS</text:p>
          </table:table-cell>
          <table:table-cell office:value-type="string">
            <text:p>1206 19TH ST</text:p>
          </table:table-cell>
          <table:table-cell office:value-type="string">
            <text:p>BELLEVILLE</text:p>
          </table:table-cell>
          <table:table-cell office:value-type="string">
            <text:p>KS</text:p>
          </table:table-cell>
          <table:table-cell office:value-type="string">
            <text:p>66935</text:p>
          </table:table-cell>
          <table:table-cell office:value-type="string">
            <text:p>785527560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LOXLEY AUTO PARTS &amp; HARDWARE</text:p>
          </table:table-cell>
          <table:table-cell office:value-type="string">
            <text:p>P.O. BOX 363 / 1051 N. HICKORY</text:p>
          </table:table-cell>
          <table:table-cell office:value-type="string">
            <text:p>LOXLEY</text:p>
          </table:table-cell>
          <table:table-cell office:value-type="string">
            <text:p>AL</text:p>
          </table:table-cell>
          <table:table-cell office:value-type="string">
            <text:p>36551</text:p>
          </table:table-cell>
          <table:table-cell office:value-type="string">
            <text:p>25196450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 &amp; M AUTO PARTS</text:p>
          </table:table-cell>
          <table:table-cell office:value-type="string">
            <text:p>PO BOX 40</text:p>
          </table:table-cell>
          <table:table-cell office:value-type="string">
            <text:p>MAYODAN</text:p>
          </table:table-cell>
          <table:table-cell office:value-type="string">
            <text:p>NC</text:p>
          </table:table-cell>
          <table:table-cell office:value-type="string">
            <text:p>27027</text:p>
          </table:table-cell>
          <table:table-cell office:value-type="string">
            <text:p>33654860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 AND H AUTO PARTS</text:p>
          </table:table-cell>
          <table:table-cell office:value-type="string">
            <text:p>2588 HOPE MILLS ROAD</text:p>
          </table:table-cell>
          <table:table-cell office:value-type="string">
            <text:p>FAYETTEVILLE</text:p>
          </table:table-cell>
          <table:table-cell office:value-type="string">
            <text:p>NC</text:p>
          </table:table-cell>
          <table:table-cell office:value-type="string">
            <text:p>28306</text:p>
          </table:table-cell>
          <table:table-cell office:value-type="string">
            <text:p>91042453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 AND J AUTO PARTS</text:p>
          </table:table-cell>
          <table:table-cell office:value-type="string">
            <text:p>2301 MAIN AVE</text:p>
          </table:table-cell>
          <table:table-cell office:value-type="string">
            <text:p>FARGO</text:p>
          </table:table-cell>
          <table:table-cell office:value-type="string">
            <text:p>ND</text:p>
          </table:table-cell>
          <table:table-cell office:value-type="string">
            <text:p>58103</text:p>
          </table:table-cell>
          <table:table-cell office:value-type="string">
            <text:p>70123753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 AND R AUTO PARTS INC</text:p>
          </table:table-cell>
          <table:table-cell office:value-type="string">
            <text:p>108 WEST 2ND STREET</text:p>
          </table:table-cell>
          <table:table-cell office:value-type="string">
            <text:p>FRANKFORT</text:p>
          </table:table-cell>
          <table:table-cell office:value-type="string">
            <text:p>KS</text:p>
          </table:table-cell>
          <table:table-cell office:value-type="string">
            <text:p>66427</text:p>
          </table:table-cell>
          <table:table-cell office:value-type="string">
            <text:p>78529248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.A. ARSENAULT INC PIECES D'AUTO</text:p>
          </table:table-cell>
          <table:table-cell office:value-type="string">
            <text:p>113 PORT ROYAL</text:p>
          </table:table-cell>
          <table:table-cell office:value-type="string">
            <text:p>BONAVENTURE</text:p>
          </table:table-cell>
          <table:table-cell office:value-type="string">
            <text:p>QC</text:p>
          </table:table-cell>
          <table:table-cell office:value-type="string">
            <text:p>G0C 1E0</text:p>
          </table:table-cell>
          <table:table-cell office:value-type="string">
            <text:p>418534374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C AUTO SUPPLY</text:p>
          </table:table-cell>
          <table:table-cell office:value-type="string">
            <text:p>945 N BAKER</text:p>
          </table:table-cell>
          <table:table-cell office:value-type="string">
            <text:p>MCMINNVILLE</text:p>
          </table:table-cell>
          <table:table-cell office:value-type="string">
            <text:p>OR</text:p>
          </table:table-cell>
          <table:table-cell office:value-type="string">
            <text:p>97128</text:p>
          </table:table-cell>
          <table:table-cell office:value-type="string">
            <text:p>50347251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COMB AUTO PARTS</text:p>
          </table:table-cell>
          <table:table-cell office:value-type="string">
            <text:p>1215 W JACKSON</text:p>
          </table:table-cell>
          <table:table-cell office:value-type="string">
            <text:p>MACOMB</text:p>
          </table:table-cell>
          <table:table-cell office:value-type="string">
            <text:p>IL</text:p>
          </table:table-cell>
          <table:table-cell office:value-type="string">
            <text:p>61455</text:p>
          </table:table-cell>
          <table:table-cell office:value-type="string">
            <text:p>30983329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CS AUTO SUPPLY</text:p>
          </table:table-cell>
          <table:table-cell office:value-type="string">
            <text:p>372 NW CHEHALIS AVE.</text:p>
          </table:table-cell>
          <table:table-cell office:value-type="string">
            <text:p>CHEHALIS</text:p>
          </table:table-cell>
          <table:table-cell office:value-type="string">
            <text:p>WA</text:p>
          </table:table-cell>
          <table:table-cell office:value-type="string">
            <text:p>98532</text:p>
          </table:table-cell>
          <table:table-cell office:value-type="string">
            <text:p>36074886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DRAS AUTO PARTS &amp; MACHINE SHOP</text:p>
          </table:table-cell>
          <table:table-cell office:value-type="string">
            <text:p>35 NW A STREET</text:p>
          </table:table-cell>
          <table:table-cell office:value-type="string">
            <text:p>MADRAS</text:p>
          </table:table-cell>
          <table:table-cell office:value-type="string">
            <text:p>OR</text:p>
          </table:table-cell>
          <table:table-cell office:value-type="string">
            <text:p>97741</text:p>
          </table:table-cell>
          <table:table-cell office:value-type="string">
            <text:p>54147522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DRID AUTOMOTIVE</text:p>
          </table:table-cell>
          <table:table-cell office:value-type="string">
            <text:p>317 ANNEX RD</text:p>
          </table:table-cell>
          <table:table-cell office:value-type="string">
            <text:p>MADRID</text:p>
          </table:table-cell>
          <table:table-cell office:value-type="string">
            <text:p>IA</text:p>
          </table:table-cell>
          <table:table-cell office:value-type="string">
            <text:p>50156</text:p>
          </table:table-cell>
          <table:table-cell office:value-type="string">
            <text:p>51579533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GIC CITY AUTO PARTS</text:p>
          </table:table-cell>
          <table:table-cell office:value-type="string">
            <text:p>628 COLUMBIA ST</text:p>
          </table:table-cell>
          <table:table-cell office:value-type="string">
            <text:p>BOGALUSA</text:p>
          </table:table-cell>
          <table:table-cell office:value-type="string">
            <text:p>LA</text:p>
          </table:table-cell>
          <table:table-cell office:value-type="string">
            <text:p>70427</text:p>
          </table:table-cell>
          <table:table-cell office:value-type="string">
            <text:p>98573565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IN AUTO &amp; TRUCK SUPPLY, INC.</text:p>
          </table:table-cell>
          <table:table-cell office:value-type="string">
            <text:p>95 N. MAIN STREET</text:p>
          </table:table-cell>
          <table:table-cell office:value-type="string">
            <text:p>MANTI</text:p>
          </table:table-cell>
          <table:table-cell office:value-type="string">
            <text:p>UT</text:p>
          </table:table-cell>
          <table:table-cell office:value-type="string">
            <text:p>84642</text:p>
          </table:table-cell>
          <table:table-cell office:value-type="string">
            <text:p>43583525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LAD MOTOR MART</text:p>
          </table:table-cell>
          <table:table-cell office:value-type="string">
            <text:p>117 NORTH 1ST WEST</text:p>
          </table:table-cell>
          <table:table-cell office:value-type="string">
            <text:p>MALAD</text:p>
          </table:table-cell>
          <table:table-cell office:value-type="string">
            <text:p>ID</text:p>
          </table:table-cell>
          <table:table-cell office:value-type="string">
            <text:p>83252</text:p>
          </table:table-cell>
          <table:table-cell office:value-type="string">
            <text:p>(208) 766-227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LDEN AUTO SUPPLY</text:p>
          </table:table-cell>
          <table:table-cell office:value-type="string">
            <text:p>256 BATHURST STREET</text:p>
          </table:table-cell>
          <table:table-cell office:value-type="string">
            <text:p>AMHERSTBURG</text:p>
          </table:table-cell>
          <table:table-cell office:value-type="string">
            <text:p>ON</text:p>
          </table:table-cell>
          <table:table-cell office:value-type="string">
            <text:p>N9V 1Y9</text:p>
          </table:table-cell>
          <table:table-cell office:value-type="string">
            <text:p>519736217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NCHESTER CARQUEST</text:p>
          </table:table-cell>
          <table:table-cell office:value-type="string">
            <text:p>110 SOUTH 11TH ST.</text:p>
          </table:table-cell>
          <table:table-cell office:value-type="string">
            <text:p>MANCHESTER</text:p>
          </table:table-cell>
          <table:table-cell office:value-type="string">
            <text:p>IA</text:p>
          </table:table-cell>
          <table:table-cell office:value-type="string">
            <text:p>52057</text:p>
          </table:table-cell>
          <table:table-cell office:value-type="string">
            <text:p>56392755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RKS AUTO SUPPLY INC.</text:p>
          </table:table-cell>
          <table:table-cell office:value-type="string">
            <text:p>9485 STATE RT 13</text:p>
          </table:table-cell>
          <table:table-cell office:value-type="string">
            <text:p>CAMDEN</text:p>
          </table:table-cell>
          <table:table-cell office:value-type="string">
            <text:p>NY</text:p>
          </table:table-cell>
          <table:table-cell office:value-type="string">
            <text:p>13316</text:p>
          </table:table-cell>
          <table:table-cell office:value-type="string">
            <text:p>31524524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RSH VALLEY MOTOR PARTS</text:p>
          </table:table-cell>
          <table:table-cell office:value-type="string">
            <text:p>30 W. CENTER</text:p>
          </table:table-cell>
          <table:table-cell office:value-type="string">
            <text:p>DOWNEY</text:p>
          </table:table-cell>
          <table:table-cell office:value-type="string">
            <text:p>ID</text:p>
          </table:table-cell>
          <table:table-cell office:value-type="string">
            <text:p>83252</text:p>
          </table:table-cell>
          <table:table-cell office:value-type="string">
            <text:p>(208) 897-51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STER AUTO SUPPLY</text:p>
          </table:table-cell>
          <table:table-cell office:value-type="string">
            <text:p>9585 WEST LINCOLN HIGHWAY</text:p>
          </table:table-cell>
          <table:table-cell office:value-type="string">
            <text:p>FRANKFORT</text:p>
          </table:table-cell>
          <table:table-cell office:value-type="string">
            <text:p>IL</text:p>
          </table:table-cell>
          <table:table-cell office:value-type="string">
            <text:p>60423</text:p>
          </table:table-cell>
          <table:table-cell office:value-type="string">
            <text:p>81546912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THESON AUTO PARTS</text:p>
          </table:table-cell>
          <table:table-cell office:value-type="string">
            <text:p>413 HWY 11, BOX 550</text:p>
          </table:table-cell>
          <table:table-cell office:value-type="string">
            <text:p>MATHESON</text:p>
          </table:table-cell>
          <table:table-cell office:value-type="string">
            <text:p>ON</text:p>
          </table:table-cell>
          <table:table-cell office:value-type="string">
            <text:p>P0K 1N0</text:p>
          </table:table-cell>
          <table:table-cell office:value-type="string">
            <text:p>705273223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THEWS AUTO CENTER</text:p>
          </table:table-cell>
          <table:table-cell office:value-type="string">
            <text:p>10 E. WILLOW ST.</text:p>
          </table:table-cell>
          <table:table-cell office:value-type="string">
            <text:p>LIBERTY</text:p>
          </table:table-cell>
          <table:table-cell office:value-type="string">
            <text:p>IN</text:p>
          </table:table-cell>
          <table:table-cell office:value-type="string">
            <text:p>47353</text:p>
          </table:table-cell>
          <table:table-cell office:value-type="string">
            <text:p>76545851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AYSVILLE AUTO SUPPLY</text:p>
          </table:table-cell>
          <table:table-cell office:value-type="string">
            <text:p>500 E MAIN</text:p>
          </table:table-cell>
          <table:table-cell office:value-type="string">
            <text:p>MAYSVILLE</text:p>
          </table:table-cell>
          <table:table-cell office:value-type="string">
            <text:p>MO</text:p>
          </table:table-cell>
          <table:table-cell office:value-type="string">
            <text:p>64469</text:p>
          </table:table-cell>
          <table:table-cell office:value-type="string">
            <text:p>81644920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C AUTO SUPPLY</text:p>
          </table:table-cell>
          <table:table-cell office:value-type="string">
            <text:p>430 WEST US 20</text:p>
          </table:table-cell>
          <table:table-cell office:value-type="string">
            <text:p>MICHIGAN CITY</text:p>
          </table:table-cell>
          <table:table-cell office:value-type="string">
            <text:p>IN</text:p>
          </table:table-cell>
          <table:table-cell office:value-type="string">
            <text:p>46360</text:p>
          </table:table-cell>
          <table:table-cell office:value-type="string">
            <text:p>21987910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CA INC / DBA SIDLES CARQUEST</text:p>
          </table:table-cell>
          <table:table-cell office:value-type="string">
            <text:p>219 GRANT ST</text:p>
          </table:table-cell>
          <table:table-cell office:value-type="string">
            <text:p>HOLDREGE</text:p>
          </table:table-cell>
          <table:table-cell office:value-type="string">
            <text:p>NE</text:p>
          </table:table-cell>
          <table:table-cell office:value-type="string">
            <text:p>68949</text:p>
          </table:table-cell>
          <table:table-cell office:value-type="string">
            <text:p>30899544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CCLURE AUTO PARTS TOO</text:p>
          </table:table-cell>
          <table:table-cell office:value-type="string">
            <text:p>309 SOUTH CENTRAL AVENUE</text:p>
          </table:table-cell>
          <table:table-cell office:value-type="string">
            <text:p>CAMPBELLSVILLE</text:p>
          </table:table-cell>
          <table:table-cell office:value-type="string">
            <text:p>KY</text:p>
          </table:table-cell>
          <table:table-cell office:value-type="string">
            <text:p>42718</text:p>
          </table:table-cell>
          <table:table-cell office:value-type="string">
            <text:p>270789155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CCLURE'S AUTO PARTS</text:p>
          </table:table-cell>
          <table:table-cell office:value-type="string">
            <text:p>155 US HWY. 25</text:p>
          </table:table-cell>
          <table:table-cell office:value-type="string">
            <text:p>MT VERNON</text:p>
          </table:table-cell>
          <table:table-cell office:value-type="string">
            <text:p>KY</text:p>
          </table:table-cell>
          <table:table-cell office:value-type="string">
            <text:p>40456</text:p>
          </table:table-cell>
          <table:table-cell office:value-type="string">
            <text:p>60625616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CCLURES BIG J AUTO PARTS</text:p>
          </table:table-cell>
          <table:table-cell office:value-type="string">
            <text:p>411 N 1ST</text:p>
          </table:table-cell>
          <table:table-cell office:value-type="string">
            <text:p>CLAYTON</text:p>
          </table:table-cell>
          <table:table-cell office:value-type="string">
            <text:p>NM</text:p>
          </table:table-cell>
          <table:table-cell office:value-type="string">
            <text:p>88415</text:p>
          </table:table-cell>
          <table:table-cell office:value-type="string">
            <text:p>57537498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CKEE AUTO SUPPLY</text:p>
          </table:table-cell>
          <table:table-cell office:value-type="string">
            <text:p>PO BOX 142 <text:s/>MAIN ST</text:p>
          </table:table-cell>
          <table:table-cell office:value-type="string">
            <text:p>MCKEE</text:p>
          </table:table-cell>
          <table:table-cell office:value-type="string">
            <text:p>KY</text:p>
          </table:table-cell>
          <table:table-cell office:value-type="string">
            <text:p>40447</text:p>
          </table:table-cell>
          <table:table-cell office:value-type="string">
            <text:p>606287712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CKENZIE AUTO PARTS</text:p>
          </table:table-cell>
          <table:table-cell office:value-type="string">
            <text:p>15385 HIGHLAND AVE</text:p>
          </table:table-cell>
          <table:table-cell office:value-type="string">
            <text:p>MCKENZIE</text:p>
          </table:table-cell>
          <table:table-cell office:value-type="string">
            <text:p>TN</text:p>
          </table:table-cell>
          <table:table-cell office:value-type="string">
            <text:p>38201</text:p>
          </table:table-cell>
          <table:table-cell office:value-type="string">
            <text:p>731352533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CKENZIE AUTO PARTS</text:p>
          </table:table-cell>
          <table:table-cell office:value-type="string">
            <text:p>12 OLD VIENNA RD</text:p>
          </table:table-cell>
          <table:table-cell office:value-type="string">
            <text:p>TILLSONBURG</text:p>
          </table:table-cell>
          <table:table-cell office:value-type="string">
            <text:p>ON</text:p>
          </table:table-cell>
          <table:table-cell office:value-type="string">
            <text:p>N4G 3C4</text:p>
          </table:table-cell>
          <table:table-cell office:value-type="string">
            <text:p>5198424248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CLEANSBORO AUTO AND AG, LLC</text:p>
          </table:table-cell>
          <table:table-cell office:value-type="string">
            <text:p>505 W. MARKET STREET</text:p>
          </table:table-cell>
          <table:table-cell office:value-type="string">
            <text:p>MCLEANSBORO</text:p>
          </table:table-cell>
          <table:table-cell office:value-type="string">
            <text:p>IL</text:p>
          </table:table-cell>
          <table:table-cell office:value-type="string">
            <text:p>62859</text:p>
          </table:table-cell>
          <table:table-cell office:value-type="string">
            <text:p>61864822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EESKE AUTO PARTS</text:p>
          </table:table-cell>
          <table:table-cell office:value-type="string">
            <text:p>209 WEST ELDORA AVE</text:p>
          </table:table-cell>
          <table:table-cell office:value-type="string">
            <text:p>WEEPING WATER</text:p>
          </table:table-cell>
          <table:table-cell office:value-type="string">
            <text:p>NE</text:p>
          </table:table-cell>
          <table:table-cell office:value-type="string">
            <text:p>68463</text:p>
          </table:table-cell>
          <table:table-cell office:value-type="string">
            <text:p>40226751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EMPHIS AUTO AND TRUCK PARTS</text:p>
          </table:table-cell>
          <table:table-cell office:value-type="string">
            <text:p>300 S MARKET ST</text:p>
          </table:table-cell>
          <table:table-cell office:value-type="string">
            <text:p>MEMPHIS</text:p>
          </table:table-cell>
          <table:table-cell office:value-type="string">
            <text:p>MO</text:p>
          </table:table-cell>
          <table:table-cell office:value-type="string">
            <text:p>63555</text:p>
          </table:table-cell>
          <table:table-cell office:value-type="string">
            <text:p>66046524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CHELENA AUTOMOTIVE SUPPLY</text:p>
          </table:table-cell>
          <table:table-cell office:value-type="string">
            <text:p>70 BENTEEN AVE.</text:p>
          </table:table-cell>
          <table:table-cell office:value-type="string">
            <text:p>BUFFALO</text:p>
          </table:table-cell>
          <table:table-cell office:value-type="string">
            <text:p>WY</text:p>
          </table:table-cell>
          <table:table-cell office:value-type="string">
            <text:p>82834</text:p>
          </table:table-cell>
          <table:table-cell office:value-type="string">
            <text:p>30768422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D-COUNTY AUTO SUPPLY CARQUEST</text:p>
          </table:table-cell>
          <table:table-cell office:value-type="string">
            <text:p>125 NORTH FOURTH ST.</text:p>
          </table:table-cell>
          <table:table-cell office:value-type="string">
            <text:p>BREESE</text:p>
          </table:table-cell>
          <table:table-cell office:value-type="string">
            <text:p>IL</text:p>
          </table:table-cell>
          <table:table-cell office:value-type="string">
            <text:p>62230</text:p>
          </table:table-cell>
          <table:table-cell office:value-type="string">
            <text:p>618526450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DDLEBURG AUTO PARTS</text:p>
          </table:table-cell>
          <table:table-cell office:value-type="string">
            <text:p>PO BOX 313</text:p>
          </table:table-cell>
          <table:table-cell office:value-type="string">
            <text:p>MIDDLEBURG</text:p>
          </table:table-cell>
          <table:table-cell office:value-type="string">
            <text:p>VA</text:p>
          </table:table-cell>
          <table:table-cell office:value-type="string">
            <text:p>20118</text:p>
          </table:table-cell>
          <table:table-cell office:value-type="string">
            <text:p>540687632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DTOWN AUTO PARTS</text:p>
          </table:table-cell>
          <table:table-cell office:value-type="string">
            <text:p>413 MAIN STREET</text:p>
          </table:table-cell>
          <table:table-cell office:value-type="string">
            <text:p>WATER VALLEY</text:p>
          </table:table-cell>
          <table:table-cell office:value-type="string">
            <text:p>MS</text:p>
          </table:table-cell>
          <table:table-cell office:value-type="string">
            <text:p>38965</text:p>
          </table:table-cell>
          <table:table-cell office:value-type="string">
            <text:p>6624734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D-VALLEY AUTOMOTIVE</text:p>
          </table:table-cell>
          <table:table-cell office:value-type="string">
            <text:p>40 PINE STREET</text:p>
          </table:table-cell>
          <table:table-cell office:value-type="string">
            <text:p>ILION</text:p>
          </table:table-cell>
          <table:table-cell office:value-type="string">
            <text:p>NY</text:p>
          </table:table-cell>
          <table:table-cell office:value-type="string">
            <text:p>13357</text:p>
          </table:table-cell>
          <table:table-cell office:value-type="string">
            <text:p>31589450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DWAY AUTO SUPPLY</text:p>
          </table:table-cell>
          <table:table-cell office:value-type="string">
            <text:p>419 BROADWAY</text:p>
          </table:table-cell>
          <table:table-cell office:value-type="string">
            <text:p>VALLEY FALLS</text:p>
          </table:table-cell>
          <table:table-cell office:value-type="string">
            <text:p>KS</text:p>
          </table:table-cell>
          <table:table-cell office:value-type="string">
            <text:p>66088</text:p>
          </table:table-cell>
          <table:table-cell office:value-type="string">
            <text:p>785945332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DWEST AUTO PARTS</text:p>
          </table:table-cell>
          <table:table-cell office:value-type="string">
            <text:p>301 WEST 1ST ST</text:p>
          </table:table-cell>
          <table:table-cell office:value-type="string">
            <text:p>CORNING</text:p>
          </table:table-cell>
          <table:table-cell office:value-type="string">
            <text:p>AR</text:p>
          </table:table-cell>
          <table:table-cell office:value-type="string">
            <text:p>72422</text:p>
          </table:table-cell>
          <table:table-cell office:value-type="string">
            <text:p>87085730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DWEST AUTO SUPPLY LLC</text:p>
          </table:table-cell>
          <table:table-cell office:value-type="string">
            <text:p>1666 HWY 28</text:p>
          </table:table-cell>
          <table:table-cell office:value-type="string">
            <text:p>OWENSVILLE</text:p>
          </table:table-cell>
          <table:table-cell office:value-type="string">
            <text:p>MO</text:p>
          </table:table-cell>
          <table:table-cell office:value-type="string">
            <text:p>65066</text:p>
          </table:table-cell>
          <table:table-cell office:value-type="string">
            <text:p>57343772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FFLINTOWN AG AND AUTO PARTS</text:p>
          </table:table-cell>
          <table:table-cell office:value-type="string">
            <text:p>4587 WILLIAM PENN HIGHWAY</text:p>
          </table:table-cell>
          <table:table-cell office:value-type="string">
            <text:p>MIFFLINTOWN</text:p>
          </table:table-cell>
          <table:table-cell office:value-type="string">
            <text:p>PA</text:p>
          </table:table-cell>
          <table:table-cell office:value-type="string">
            <text:p>17059</text:p>
          </table:table-cell>
          <table:table-cell office:value-type="string">
            <text:p>7174368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KES AUTO PARTS INC.</text:p>
          </table:table-cell>
          <table:table-cell office:value-type="string">
            <text:p>750 EAST PEACE ST</text:p>
          </table:table-cell>
          <table:table-cell office:value-type="string">
            <text:p>CANTON</text:p>
          </table:table-cell>
          <table:table-cell office:value-type="string">
            <text:p>MS</text:p>
          </table:table-cell>
          <table:table-cell office:value-type="string">
            <text:p>39046</text:p>
          </table:table-cell>
          <table:table-cell office:value-type="string">
            <text:p>60185981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LAM AUTO SUPPLY INC.</text:p>
          </table:table-cell>
          <table:table-cell office:value-type="string">
            <text:p>301 W 4TH</text:p>
          </table:table-cell>
          <table:table-cell office:value-type="string">
            <text:p>CAMERON</text:p>
          </table:table-cell>
          <table:table-cell office:value-type="string">
            <text:p>TX</text:p>
          </table:table-cell>
          <table:table-cell office:value-type="string">
            <text:p>76520</text:p>
          </table:table-cell>
          <table:table-cell office:value-type="string">
            <text:p>25469765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LFORD AUTO SUPPLY</text:p>
          </table:table-cell>
          <table:table-cell office:value-type="string">
            <text:p>1051 BRIDGEPORT AVE</text:p>
          </table:table-cell>
          <table:table-cell office:value-type="string">
            <text:p>MILFORD</text:p>
          </table:table-cell>
          <table:table-cell office:value-type="string">
            <text:p>CT</text:p>
          </table:table-cell>
          <table:table-cell office:value-type="string">
            <text:p>06460</text:p>
          </table:table-cell>
          <table:table-cell office:value-type="string">
            <text:p>20387467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LL STREET AUTO SUPPLY</text:p>
          </table:table-cell>
          <table:table-cell office:value-type="string">
            <text:p>4878 MILL STREET</text:p>
          </table:table-cell>
          <table:table-cell office:value-type="string">
            <text:p>ELKTON</text:p>
          </table:table-cell>
          <table:table-cell office:value-type="string">
            <text:p>MI</text:p>
          </table:table-cell>
          <table:table-cell office:value-type="string">
            <text:p>48731</text:p>
          </table:table-cell>
          <table:table-cell office:value-type="string">
            <text:p>98937522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LLER AUTO PARTS</text:p>
          </table:table-cell>
          <table:table-cell office:value-type="string">
            <text:p>10831 HIGHWAY 50</text:p>
          </table:table-cell>
          <table:table-cell office:value-type="string">
            <text:p>LAS ANIMAS</text:p>
          </table:table-cell>
          <table:table-cell office:value-type="string">
            <text:p>CO</text:p>
          </table:table-cell>
          <table:table-cell office:value-type="string">
            <text:p>81054</text:p>
          </table:table-cell>
          <table:table-cell office:value-type="string">
            <text:p>719456260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LLER AUTO SUPPLY</text:p>
          </table:table-cell>
          <table:table-cell office:value-type="string">
            <text:p>106 E. MAIN STREET</text:p>
          </table:table-cell>
          <table:table-cell office:value-type="string">
            <text:p>BEULAVILLE</text:p>
          </table:table-cell>
          <table:table-cell office:value-type="string">
            <text:p>NC</text:p>
          </table:table-cell>
          <table:table-cell office:value-type="string">
            <text:p>28518</text:p>
          </table:table-cell>
          <table:table-cell office:value-type="string">
            <text:p>910298659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LLER MOTOR CO</text:p>
          </table:table-cell>
          <table:table-cell office:value-type="string">
            <text:p>226 N. PENNSYLVANIA AVE</text:p>
          </table:table-cell>
          <table:table-cell office:value-type="string">
            <text:p>CENTRE HALL</text:p>
          </table:table-cell>
          <table:table-cell office:value-type="string">
            <text:p>PA</text:p>
          </table:table-cell>
          <table:table-cell office:value-type="string">
            <text:p>16828</text:p>
          </table:table-cell>
          <table:table-cell office:value-type="string">
            <text:p>814364148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LLERS AUTO SUPPLY</text:p>
          </table:table-cell>
          <table:table-cell office:value-type="string">
            <text:p>18341 HWY 1431</text:p>
          </table:table-cell>
          <table:table-cell office:value-type="string">
            <text:p>JONESTOWN</text:p>
          </table:table-cell>
          <table:table-cell office:value-type="string">
            <text:p>TX</text:p>
          </table:table-cell>
          <table:table-cell office:value-type="string">
            <text:p>78645</text:p>
          </table:table-cell>
          <table:table-cell office:value-type="string">
            <text:p>512267258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LLS MORRIS</text:p>
          </table:table-cell>
          <table:table-cell office:value-type="string">
            <text:p>2002 MAIN STREET / PO BOX 2306</text:p>
          </table:table-cell>
          <table:table-cell office:value-type="string">
            <text:p>COLUMBUS</text:p>
          </table:table-cell>
          <table:table-cell office:value-type="string">
            <text:p>MS</text:p>
          </table:table-cell>
          <table:table-cell office:value-type="string">
            <text:p>39701</text:p>
          </table:table-cell>
          <table:table-cell office:value-type="string">
            <text:p>662328650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LTON'S AUTO SUPPLY</text:p>
          </table:table-cell>
          <table:table-cell office:value-type="string">
            <text:p>333 SOUTH MAIN STREET</text:p>
          </table:table-cell>
          <table:table-cell office:value-type="string">
            <text:p>WINTERS</text:p>
          </table:table-cell>
          <table:table-cell office:value-type="string">
            <text:p>TX</text:p>
          </table:table-cell>
          <table:table-cell office:value-type="string">
            <text:p>79567</text:p>
          </table:table-cell>
          <table:table-cell office:value-type="string">
            <text:p>32575445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NGO AUTO PARTS</text:p>
          </table:table-cell>
          <table:table-cell office:value-type="string">
            <text:p>2421 COMMERCIAL STREET</text:p>
          </table:table-cell>
          <table:table-cell office:value-type="string">
            <text:p>MINGO JUNCTION</text:p>
          </table:table-cell>
          <table:table-cell office:value-type="string">
            <text:p>OH</text:p>
          </table:table-cell>
          <table:table-cell office:value-type="string">
            <text:p>43938</text:p>
          </table:table-cell>
          <table:table-cell office:value-type="string">
            <text:p>740535070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NOT AUTO SUPPLY/INDUSTRIAL BRG</text:p>
          </table:table-cell>
          <table:table-cell office:value-type="string">
            <text:p>425 BURDICK EXPWY WEST</text:p>
          </table:table-cell>
          <table:table-cell office:value-type="string">
            <text:p>MINOT</text:p>
          </table:table-cell>
          <table:table-cell office:value-type="string">
            <text:p>ND</text:p>
          </table:table-cell>
          <table:table-cell office:value-type="string">
            <text:p>58702</text:p>
          </table:table-cell>
          <table:table-cell office:value-type="string">
            <text:p>70185233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NSTER CARQUEST</text:p>
          </table:table-cell>
          <table:table-cell office:value-type="string">
            <text:p>134 EAST FOURTH STREET</text:p>
          </table:table-cell>
          <table:table-cell office:value-type="string">
            <text:p>MINSTER</text:p>
          </table:table-cell>
          <table:table-cell office:value-type="string">
            <text:p>OH</text:p>
          </table:table-cell>
          <table:table-cell office:value-type="string">
            <text:p>45865</text:p>
          </table:table-cell>
          <table:table-cell office:value-type="string">
            <text:p>419628337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SSION AUTO PARTS</text:p>
          </table:table-cell>
          <table:table-cell office:value-type="string">
            <text:p>2918 ROOSEVELT</text:p>
          </table:table-cell>
          <table:table-cell office:value-type="string">
            <text:p>SAN ANTONIO</text:p>
          </table:table-cell>
          <table:table-cell office:value-type="string">
            <text:p>TX</text:p>
          </table:table-cell>
          <table:table-cell office:value-type="string">
            <text:p>78214</text:p>
          </table:table-cell>
          <table:table-cell office:value-type="string">
            <text:p>210921280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SSION AUTO SUPPLY</text:p>
          </table:table-cell>
          <table:table-cell office:value-type="string">
            <text:p>PO BOX 927</text:p>
          </table:table-cell>
          <table:table-cell office:value-type="string">
            <text:p>DALHART</text:p>
          </table:table-cell>
          <table:table-cell office:value-type="string">
            <text:p>TX</text:p>
          </table:table-cell>
          <table:table-cell office:value-type="string">
            <text:p>79022</text:p>
          </table:table-cell>
          <table:table-cell office:value-type="string">
            <text:p>806244557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ITCHELL AUTO PARTS</text:p>
          </table:table-cell>
          <table:table-cell office:value-type="string">
            <text:p>688 S MAIN STREET</text:p>
          </table:table-cell>
          <table:table-cell office:value-type="string">
            <text:p>MANSFIELD</text:p>
          </table:table-cell>
          <table:table-cell office:value-type="string">
            <text:p>PA</text:p>
          </table:table-cell>
          <table:table-cell office:value-type="string">
            <text:p>16933</text:p>
          </table:table-cell>
          <table:table-cell office:value-type="string">
            <text:p>57066222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AB AUTO PARTS INC.</text:p>
          </table:table-cell>
          <table:table-cell office:value-type="string">
            <text:p>1010 S. MAIN ST.</text:p>
          </table:table-cell>
          <table:table-cell office:value-type="string">
            <text:p>MOAB</text:p>
          </table:table-cell>
          <table:table-cell office:value-type="string">
            <text:p>UT</text:p>
          </table:table-cell>
          <table:table-cell office:value-type="string">
            <text:p>84532</text:p>
          </table:table-cell>
          <table:table-cell office:value-type="string">
            <text:p>43525924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CKSVILLE AUTOMOTIVE</text:p>
          </table:table-cell>
          <table:table-cell office:value-type="string">
            <text:p>884 SOUTH MAIN STREET</text:p>
          </table:table-cell>
          <table:table-cell office:value-type="string">
            <text:p>MOCKSVILLE</text:p>
          </table:table-cell>
          <table:table-cell office:value-type="string">
            <text:p>NC</text:p>
          </table:table-cell>
          <table:table-cell office:value-type="string">
            <text:p>27028</text:p>
          </table:table-cell>
          <table:table-cell office:value-type="string">
            <text:p>33675129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DERN PARTS INC</text:p>
          </table:table-cell>
          <table:table-cell office:value-type="string">
            <text:p>212 EAST CRANDALL</text:p>
          </table:table-cell>
          <table:table-cell office:value-type="string">
            <text:p>HARRISON</text:p>
          </table:table-cell>
          <table:table-cell office:value-type="string">
            <text:p>AR</text:p>
          </table:table-cell>
          <table:table-cell office:value-type="string">
            <text:p>72601</text:p>
          </table:table-cell>
          <table:table-cell office:value-type="string">
            <text:p>87074161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DOC STEEL AND SUPPLY</text:p>
          </table:table-cell>
          <table:table-cell office:value-type="string">
            <text:p>1201 JUNIPER STREET</text:p>
          </table:table-cell>
          <table:table-cell office:value-type="string">
            <text:p>ALTURAS</text:p>
          </table:table-cell>
          <table:table-cell office:value-type="string">
            <text:p>CA</text:p>
          </table:table-cell>
          <table:table-cell office:value-type="string">
            <text:p>96101</text:p>
          </table:table-cell>
          <table:table-cell office:value-type="string">
            <text:p>53023326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HAWK AUTO PARTS</text:p>
          </table:table-cell>
          <table:table-cell office:value-type="string">
            <text:p>1701 W AMERICAN BLVD</text:p>
          </table:table-cell>
          <table:table-cell office:value-type="string">
            <text:p>MULESHOE</text:p>
          </table:table-cell>
          <table:table-cell office:value-type="string">
            <text:p>TX</text:p>
          </table:table-cell>
          <table:table-cell office:value-type="string">
            <text:p>79347</text:p>
          </table:table-cell>
          <table:table-cell office:value-type="string">
            <text:p>80627244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NARCH AUTO SUPPLY</text:p>
          </table:table-cell>
          <table:table-cell office:value-type="string">
            <text:p>1112 HALSTED</text:p>
          </table:table-cell>
          <table:table-cell office:value-type="string">
            <text:p>CHICAGO HEIGHTS</text:p>
          </table:table-cell>
          <table:table-cell office:value-type="string">
            <text:p>IL</text:p>
          </table:table-cell>
          <table:table-cell office:value-type="string">
            <text:p>60411</text:p>
          </table:table-cell>
          <table:table-cell office:value-type="string">
            <text:p>70875547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NROE CARQUEST</text:p>
          </table:table-cell>
          <table:table-cell office:value-type="string">
            <text:p>1015 FIRST AVENUE</text:p>
          </table:table-cell>
          <table:table-cell office:value-type="string">
            <text:p>MONROE</text:p>
          </table:table-cell>
          <table:table-cell office:value-type="string">
            <text:p>WI</text:p>
          </table:table-cell>
          <table:table-cell office:value-type="string">
            <text:p>53566</text:p>
          </table:table-cell>
          <table:table-cell office:value-type="string">
            <text:p>608325313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NT BELVIEU AUTO SUPPLY</text:p>
          </table:table-cell>
          <table:table-cell office:value-type="string">
            <text:p>11012 HWY 146 , P.O. BOX 673</text:p>
          </table:table-cell>
          <table:table-cell office:value-type="string">
            <text:p>MONT BELVIEU</text:p>
          </table:table-cell>
          <table:table-cell office:value-type="string">
            <text:p>TX</text:p>
          </table:table-cell>
          <table:table-cell office:value-type="string">
            <text:p>77580</text:p>
          </table:table-cell>
          <table:table-cell office:value-type="string">
            <text:p>281385269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NTEZUMA AUTOMOTIVE SUPPLY</text:p>
          </table:table-cell>
          <table:table-cell office:value-type="string">
            <text:p>401 E. TEXCOCO ST</text:p>
          </table:table-cell>
          <table:table-cell office:value-type="string">
            <text:p>MONTEZUMA</text:p>
          </table:table-cell>
          <table:table-cell office:value-type="string">
            <text:p>KS</text:p>
          </table:table-cell>
          <table:table-cell office:value-type="string">
            <text:p>67867</text:p>
          </table:table-cell>
          <table:table-cell office:value-type="string">
            <text:p>62084622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NTICELLO CARQUEST</text:p>
          </table:table-cell>
          <table:table-cell office:value-type="string">
            <text:p>1321 S. JEFFERSON ST</text:p>
          </table:table-cell>
          <table:table-cell office:value-type="string">
            <text:p>MONTICELLO</text:p>
          </table:table-cell>
          <table:table-cell office:value-type="string">
            <text:p>FL</text:p>
          </table:table-cell>
          <table:table-cell office:value-type="string">
            <text:p>32344</text:p>
          </table:table-cell>
          <table:table-cell office:value-type="string">
            <text:p>850997520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NTYS AUTO PARTS</text:p>
          </table:table-cell>
          <table:table-cell office:value-type="string">
            <text:p>223 WEST HWY 50</text:p>
          </table:table-cell>
          <table:table-cell office:value-type="string">
            <text:p>GUNNISON</text:p>
          </table:table-cell>
          <table:table-cell office:value-type="string">
            <text:p>CO</text:p>
          </table:table-cell>
          <table:table-cell office:value-type="string">
            <text:p>81230</text:p>
          </table:table-cell>
          <table:table-cell office:value-type="string">
            <text:p>97064112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ORE AUTO PARTS</text:p>
          </table:table-cell>
          <table:table-cell office:value-type="string">
            <text:p>300 S DUMAS</text:p>
          </table:table-cell>
          <table:table-cell office:value-type="string">
            <text:p>DUMAS</text:p>
          </table:table-cell>
          <table:table-cell office:value-type="string">
            <text:p>TX</text:p>
          </table:table-cell>
          <table:table-cell office:value-type="string">
            <text:p>79029</text:p>
          </table:table-cell>
          <table:table-cell office:value-type="string">
            <text:p>80693521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RENO AND SONS MILITARY DR</text:p>
          </table:table-cell>
          <table:table-cell office:value-type="string">
            <text:p>7508 MILITARY DR WEST</text:p>
          </table:table-cell>
          <table:table-cell office:value-type="string">
            <text:p>SAN ANTONIO</text:p>
          </table:table-cell>
          <table:table-cell office:value-type="string">
            <text:p>TX</text:p>
          </table:table-cell>
          <table:table-cell office:value-type="string">
            <text:p>78227</text:p>
          </table:table-cell>
          <table:table-cell office:value-type="string">
            <text:p>21067323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RRISON AUTO SUPPLY INC.</text:p>
          </table:table-cell>
          <table:table-cell office:value-type="string">
            <text:p>502 E LINCOLN WAY</text:p>
          </table:table-cell>
          <table:table-cell office:value-type="string">
            <text:p>MORRISON</text:p>
          </table:table-cell>
          <table:table-cell office:value-type="string">
            <text:p>IL</text:p>
          </table:table-cell>
          <table:table-cell office:value-type="string">
            <text:p>61270</text:p>
          </table:table-cell>
          <table:table-cell office:value-type="string">
            <text:p>81577274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SER TIRE SERVICE AND AUTO PART</text:p>
          </table:table-cell>
          <table:table-cell office:value-type="string">
            <text:p>105 N MAIN</text:p>
          </table:table-cell>
          <table:table-cell office:value-type="string">
            <text:p>KOUTS</text:p>
          </table:table-cell>
          <table:table-cell office:value-type="string">
            <text:p>IN</text:p>
          </table:table-cell>
          <table:table-cell office:value-type="string">
            <text:p>46347</text:p>
          </table:table-cell>
          <table:table-cell office:value-type="string">
            <text:p>219766224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TION PARTS LLC</text:p>
          </table:table-cell>
          <table:table-cell office:value-type="string">
            <text:p>PO BOX 385</text:p>
          </table:table-cell>
          <table:table-cell office:value-type="string">
            <text:p>SMITH CENTER</text:p>
          </table:table-cell>
          <table:table-cell office:value-type="string">
            <text:p>KS</text:p>
          </table:table-cell>
          <table:table-cell office:value-type="string">
            <text:p>66967</text:p>
          </table:table-cell>
          <table:table-cell office:value-type="string">
            <text:p>785282666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TOR PARTS SALES CO. INC.</text:p>
          </table:table-cell>
          <table:table-cell office:value-type="string">
            <text:p>210 WEST CEDAR</text:p>
          </table:table-cell>
          <table:table-cell office:value-type="string">
            <text:p>CHEROKEE</text:p>
          </table:table-cell>
          <table:table-cell office:value-type="string">
            <text:p>IA</text:p>
          </table:table-cell>
          <table:table-cell office:value-type="string">
            <text:p>51012</text:p>
          </table:table-cell>
          <table:table-cell office:value-type="string">
            <text:p>712225254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TOR PARTS SALES#2</text:p>
          </table:table-cell>
          <table:table-cell office:value-type="string">
            <text:p>115 SOUTH MAIN</text:p>
          </table:table-cell>
          <table:table-cell office:value-type="string">
            <text:p>HOLSTEIN</text:p>
          </table:table-cell>
          <table:table-cell office:value-type="string">
            <text:p>IA</text:p>
          </table:table-cell>
          <table:table-cell office:value-type="string">
            <text:p>51025</text:p>
          </table:table-cell>
          <table:table-cell office:value-type="string">
            <text:p>71236845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TOR PARTS SALES#3</text:p>
          </table:table-cell>
          <table:table-cell office:value-type="string">
            <text:p>318 MAIN ST N</text:p>
          </table:table-cell>
          <table:table-cell office:value-type="string">
            <text:p>MARCUS</text:p>
          </table:table-cell>
          <table:table-cell office:value-type="string">
            <text:p>IA</text:p>
          </table:table-cell>
          <table:table-cell office:value-type="string">
            <text:p>51035</text:p>
          </table:table-cell>
          <table:table-cell office:value-type="string">
            <text:p>712376210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UNTAIN AUTO PARTS</text:p>
          </table:table-cell>
          <table:table-cell office:value-type="string">
            <text:p>PO BOX 4979</text:p>
          </table:table-cell>
          <table:table-cell office:value-type="string">
            <text:p>CRESTLINE</text:p>
          </table:table-cell>
          <table:table-cell office:value-type="string">
            <text:p>CA</text:p>
          </table:table-cell>
          <table:table-cell office:value-type="string">
            <text:p>92325</text:p>
          </table:table-cell>
          <table:table-cell office:value-type="string">
            <text:p>90933836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UNTAIN AUTO PARTS, INC.</text:p>
          </table:table-cell>
          <table:table-cell office:value-type="string">
            <text:p>3991 EVERGREEN PARKWAY</text:p>
          </table:table-cell>
          <table:table-cell office:value-type="string">
            <text:p>EVERGREEN</text:p>
          </table:table-cell>
          <table:table-cell office:value-type="string">
            <text:p>CO</text:p>
          </table:table-cell>
          <table:table-cell office:value-type="string">
            <text:p>80439</text:p>
          </table:table-cell>
          <table:table-cell office:value-type="string">
            <text:p>30367466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UNTAIN TRUCK AND EQUIPMENT CO.</text:p>
          </table:table-cell>
          <table:table-cell office:value-type="string">
            <text:p>717 SOUTH MAIN STREET</text:p>
          </table:table-cell>
          <table:table-cell office:value-type="string">
            <text:p>LONGMONT</text:p>
          </table:table-cell>
          <table:table-cell office:value-type="string">
            <text:p>CO</text:p>
          </table:table-cell>
          <table:table-cell office:value-type="string">
            <text:p>80501</text:p>
          </table:table-cell>
          <table:table-cell office:value-type="string">
            <text:p>303776460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OUNTAIN WEST AUTOMOTIVE</text:p>
          </table:table-cell>
          <table:table-cell office:value-type="string">
            <text:p>3 S DIVISION</text:p>
          </table:table-cell>
          <table:table-cell office:value-type="string">
            <text:p>WHITEHALL</text:p>
          </table:table-cell>
          <table:table-cell office:value-type="string">
            <text:p>MT</text:p>
          </table:table-cell>
          <table:table-cell office:value-type="string">
            <text:p>59759</text:p>
          </table:table-cell>
          <table:table-cell office:value-type="string">
            <text:p>40628738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P AUTO AND RIGGING, LLC</text:p>
          </table:table-cell>
          <table:table-cell office:value-type="string">
            <text:p>725 ASH STREET</text:p>
          </table:table-cell>
          <table:table-cell office:value-type="string">
            <text:p>MYRTLE POINT</text:p>
          </table:table-cell>
          <table:table-cell office:value-type="string">
            <text:p>OR</text:p>
          </table:table-cell>
          <table:table-cell office:value-type="string">
            <text:p>97458</text:p>
          </table:table-cell>
          <table:table-cell office:value-type="string">
            <text:p>54155910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T AIRY AUTO PARTS</text:p>
          </table:table-cell>
          <table:table-cell office:value-type="string">
            <text:p>407 S MAIN ST.</text:p>
          </table:table-cell>
          <table:table-cell office:value-type="string">
            <text:p>MT AIRY</text:p>
          </table:table-cell>
          <table:table-cell office:value-type="string">
            <text:p>MD</text:p>
          </table:table-cell>
          <table:table-cell office:value-type="string">
            <text:p>21771</text:p>
          </table:table-cell>
          <table:table-cell office:value-type="string">
            <text:p>30182916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T. IRON CARQUEST</text:p>
          </table:table-cell>
          <table:table-cell office:value-type="string">
            <text:p>8415 ENTERPRISE DR</text:p>
          </table:table-cell>
          <table:table-cell office:value-type="string">
            <text:p>MT. IRON</text:p>
          </table:table-cell>
          <table:table-cell office:value-type="string">
            <text:p>MN</text:p>
          </table:table-cell>
          <table:table-cell office:value-type="string">
            <text:p>55768</text:p>
          </table:table-cell>
          <table:table-cell office:value-type="string">
            <text:p>218741734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TL-LAVAL-CHOMEDEY QC</text:p>
          </table:table-cell>
          <table:table-cell office:value-type="string">
            <text:p>965 BOULEVARD CURÉ-LABELLE</text:p>
          </table:table-cell>
          <table:table-cell office:value-type="string">
            <text:p>LAVAL</text:p>
          </table:table-cell>
          <table:table-cell office:value-type="string">
            <text:p>QC</text:p>
          </table:table-cell>
          <table:table-cell office:value-type="string">
            <text:p>H7V 2V7</text:p>
          </table:table-cell>
          <table:table-cell/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ULLER AUTO PARTS</text:p>
          </table:table-cell>
          <table:table-cell office:value-type="string">
            <text:p>1107 WEST CEDAR ST.</text:p>
          </table:table-cell>
          <table:table-cell office:value-type="string">
            <text:p>BERESFORD</text:p>
          </table:table-cell>
          <table:table-cell office:value-type="string">
            <text:p>SD</text:p>
          </table:table-cell>
          <table:table-cell office:value-type="string">
            <text:p>57004</text:p>
          </table:table-cell>
          <table:table-cell office:value-type="string">
            <text:p>60576350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ULLIS DISTRIBUTORS</text:p>
          </table:table-cell>
          <table:table-cell office:value-type="string">
            <text:p>1001 J STREET</text:p>
          </table:table-cell>
          <table:table-cell office:value-type="string">
            <text:p>BEDFORD</text:p>
          </table:table-cell>
          <table:table-cell office:value-type="string">
            <text:p>IN</text:p>
          </table:table-cell>
          <table:table-cell office:value-type="string">
            <text:p>47421</text:p>
          </table:table-cell>
          <table:table-cell office:value-type="string">
            <text:p>81227981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URPHY AUTO PARTS</text:p>
          </table:table-cell>
          <table:table-cell office:value-type="string">
            <text:p>42 TENNESEE STREET</text:p>
          </table:table-cell>
          <table:table-cell office:value-type="string">
            <text:p>MURPHY</text:p>
          </table:table-cell>
          <table:table-cell office:value-type="string">
            <text:p>NC</text:p>
          </table:table-cell>
          <table:table-cell office:value-type="string">
            <text:p>28906</text:p>
          </table:table-cell>
          <table:table-cell office:value-type="string">
            <text:p>82883781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URRAY MOTORS INC</text:p>
          </table:table-cell>
          <table:table-cell office:value-type="string">
            <text:p>302 E 1ST ST</text:p>
          </table:table-cell>
          <table:table-cell office:value-type="string">
            <text:p>PORT ANGELES</text:p>
          </table:table-cell>
          <table:table-cell office:value-type="string">
            <text:p>WA</text:p>
          </table:table-cell>
          <table:table-cell office:value-type="string">
            <text:p>98362</text:p>
          </table:table-cell>
          <table:table-cell office:value-type="string">
            <text:p>36045704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URRAYS AUTO PARTS OF PAMPLICO</text:p>
          </table:table-cell>
          <table:table-cell office:value-type="string">
            <text:p>902 S PAMPLICO HIGHWAY</text:p>
          </table:table-cell>
          <table:table-cell office:value-type="string">
            <text:p>PAMPLICO</text:p>
          </table:table-cell>
          <table:table-cell office:value-type="string">
            <text:p>SC</text:p>
          </table:table-cell>
          <table:table-cell office:value-type="string">
            <text:p>29583</text:p>
          </table:table-cell>
          <table:table-cell office:value-type="string">
            <text:p>8434931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MURRY SUPPLY CO</text:p>
          </table:table-cell>
          <table:table-cell office:value-type="string">
            <text:p>16082 US <text:s/>HWY 45</text:p>
          </table:table-cell>
          <table:table-cell office:value-type="string">
            <text:p>MACON</text:p>
          </table:table-cell>
          <table:table-cell office:value-type="string">
            <text:p>MS</text:p>
          </table:table-cell>
          <table:table-cell office:value-type="string">
            <text:p>39341</text:p>
          </table:table-cell>
          <table:table-cell office:value-type="string">
            <text:p>66272653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ANTY GLO AUTO SUPPLY</text:p>
          </table:table-cell>
          <table:table-cell office:value-type="string">
            <text:p>1450 SHOEMAKER ST</text:p>
          </table:table-cell>
          <table:table-cell office:value-type="string">
            <text:p>NANTY GLO</text:p>
          </table:table-cell>
          <table:table-cell office:value-type="string">
            <text:p>PA</text:p>
          </table:table-cell>
          <table:table-cell office:value-type="string">
            <text:p>15943</text:p>
          </table:table-cell>
          <table:table-cell office:value-type="string">
            <text:p>81474980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EALS CARQUEST</text:p>
          </table:table-cell>
          <table:table-cell office:value-type="string">
            <text:p>622 US HWY 61</text:p>
          </table:table-cell>
          <table:table-cell office:value-type="string">
            <text:p>NEW MADRID</text:p>
          </table:table-cell>
          <table:table-cell office:value-type="string">
            <text:p>MO</text:p>
          </table:table-cell>
          <table:table-cell office:value-type="string">
            <text:p>63869</text:p>
          </table:table-cell>
          <table:table-cell office:value-type="string">
            <text:p>57374859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EITZEL AUTO AND HARDWARE</text:p>
          </table:table-cell>
          <table:table-cell office:value-type="string">
            <text:p>305 W MADISON ST</text:p>
          </table:table-cell>
          <table:table-cell office:value-type="string">
            <text:p>WATERLOO</text:p>
          </table:table-cell>
          <table:table-cell office:value-type="string">
            <text:p>WI</text:p>
          </table:table-cell>
          <table:table-cell office:value-type="string">
            <text:p>53594</text:p>
          </table:table-cell>
          <table:table-cell office:value-type="string">
            <text:p>920478350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EPHI CARQUEST</text:p>
          </table:table-cell>
          <table:table-cell office:value-type="string">
            <text:p>33 NORTH MAIN STREET</text:p>
          </table:table-cell>
          <table:table-cell office:value-type="string">
            <text:p>NEPHI</text:p>
          </table:table-cell>
          <table:table-cell office:value-type="string">
            <text:p>UT</text:p>
          </table:table-cell>
          <table:table-cell office:value-type="string">
            <text:p>84648</text:p>
          </table:table-cell>
          <table:table-cell office:value-type="string">
            <text:p>435623090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EXT LEVEL PARTS, INC.</text:p>
          </table:table-cell>
          <table:table-cell office:value-type="string">
            <text:p>430 LANDER AVE.</text:p>
          </table:table-cell>
          <table:table-cell office:value-type="string">
            <text:p>TURLOCK</text:p>
          </table:table-cell>
          <table:table-cell office:value-type="string">
            <text:p>CA</text:p>
          </table:table-cell>
          <table:table-cell office:value-type="string">
            <text:p>95380</text:p>
          </table:table-cell>
          <table:table-cell office:value-type="string">
            <text:p>20963449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ICKS AUTO PARTS INC</text:p>
          </table:table-cell>
          <table:table-cell office:value-type="string">
            <text:p>808 N FIRST</text:p>
          </table:table-cell>
          <table:table-cell office:value-type="string">
            <text:p>CARRIZO SPRINGS</text:p>
          </table:table-cell>
          <table:table-cell office:value-type="string">
            <text:p>TX</text:p>
          </table:table-cell>
          <table:table-cell office:value-type="string">
            <text:p>78834</text:p>
          </table:table-cell>
          <table:table-cell office:value-type="string">
            <text:p>830876522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ICK'S AUTO PARTS, LLC</text:p>
          </table:table-cell>
          <table:table-cell office:value-type="string">
            <text:p>610 CENTER DR.</text:p>
          </table:table-cell>
          <table:table-cell office:value-type="string">
            <text:p>LUXEMBURG</text:p>
          </table:table-cell>
          <table:table-cell office:value-type="string">
            <text:p>WI</text:p>
          </table:table-cell>
          <table:table-cell office:value-type="string">
            <text:p>54217</text:p>
          </table:table-cell>
          <table:table-cell office:value-type="string">
            <text:p>920845228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ICK'S SUPPLY COMPANY</text:p>
          </table:table-cell>
          <table:table-cell office:value-type="string">
            <text:p>1733 WASHINGTON STREET</text:p>
          </table:table-cell>
          <table:table-cell office:value-type="string">
            <text:p>VICKSBURG</text:p>
          </table:table-cell>
          <table:table-cell office:value-type="string">
            <text:p>MS</text:p>
          </table:table-cell>
          <table:table-cell office:value-type="string">
            <text:p>39182-0605</text:p>
          </table:table-cell>
          <table:table-cell office:value-type="string">
            <text:p>60163655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ORFOLK AUTO PARTS</text:p>
          </table:table-cell>
          <table:table-cell office:value-type="string">
            <text:p>125 QUEENSWAY WEST</text:p>
          </table:table-cell>
          <table:table-cell office:value-type="string">
            <text:p>SIMCOE</text:p>
          </table:table-cell>
          <table:table-cell office:value-type="string">
            <text:p>ON</text:p>
          </table:table-cell>
          <table:table-cell office:value-type="string">
            <text:p>N3Y 2M8</text:p>
          </table:table-cell>
          <table:table-cell office:value-type="string">
            <text:p>519428086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ORLINA AUTO PARTS</text:p>
          </table:table-cell>
          <table:table-cell office:value-type="string">
            <text:p>110 U.S. 1 NORTH</text:p>
          </table:table-cell>
          <table:table-cell office:value-type="string">
            <text:p>NORLINA</text:p>
          </table:table-cell>
          <table:table-cell office:value-type="string">
            <text:p>NC</text:p>
          </table:table-cell>
          <table:table-cell office:value-type="string">
            <text:p>27563</text:p>
          </table:table-cell>
          <table:table-cell office:value-type="string">
            <text:p>25245639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ORMS GTC</text:p>
          </table:table-cell>
          <table:table-cell office:value-type="string">
            <text:p>106 W LYON</text:p>
          </table:table-cell>
          <table:table-cell office:value-type="string">
            <text:p>MARSHALL</text:p>
          </table:table-cell>
          <table:table-cell office:value-type="string">
            <text:p>MN</text:p>
          </table:table-cell>
          <table:table-cell office:value-type="string">
            <text:p>56258</text:p>
          </table:table-cell>
          <table:table-cell office:value-type="string">
            <text:p>50753222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ORTH AMARILLO AUTO PARTS</text:p>
          </table:table-cell>
          <table:table-cell office:value-type="string">
            <text:p>6400 RIVER ROAD</text:p>
          </table:table-cell>
          <table:table-cell office:value-type="string">
            <text:p>AMARILLO</text:p>
          </table:table-cell>
          <table:table-cell office:value-type="string">
            <text:p>TX</text:p>
          </table:table-cell>
          <table:table-cell office:value-type="string">
            <text:p>79108</text:p>
          </table:table-cell>
          <table:table-cell office:value-type="string">
            <text:p>80638122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ORTH COUNTY AUTO PARTS</text:p>
          </table:table-cell>
          <table:table-cell office:value-type="string">
            <text:p>425 RYAN DRIVE STE A</text:p>
          </table:table-cell>
          <table:table-cell office:value-type="string">
            <text:p>SAN MARCOS</text:p>
          </table:table-cell>
          <table:table-cell office:value-type="string">
            <text:p>CA</text:p>
          </table:table-cell>
          <table:table-cell office:value-type="string">
            <text:p>92078-4055</text:p>
          </table:table-cell>
          <table:table-cell office:value-type="string">
            <text:p>760471699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ORTH MIDDLESEX AUTO SUPPLY</text:p>
          </table:table-cell>
          <table:table-cell office:value-type="string">
            <text:p>242 MAIN STREET</text:p>
          </table:table-cell>
          <table:table-cell office:value-type="string">
            <text:p>PARKHILL</text:p>
          </table:table-cell>
          <table:table-cell office:value-type="string">
            <text:p>ON</text:p>
          </table:table-cell>
          <table:table-cell office:value-type="string">
            <text:p>N0M 2K0</text:p>
          </table:table-cell>
          <table:table-cell office:value-type="string">
            <text:p>519294622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ORTH SIDE AUTO PARTS</text:p>
          </table:table-cell>
          <table:table-cell office:value-type="string">
            <text:p>140 W COUNTY RD 6</text:p>
          </table:table-cell>
          <table:table-cell office:value-type="string">
            <text:p>ELKHART</text:p>
          </table:table-cell>
          <table:table-cell office:value-type="string">
            <text:p>IN</text:p>
          </table:table-cell>
          <table:table-cell office:value-type="string">
            <text:p>46514</text:p>
          </table:table-cell>
          <table:table-cell office:value-type="string">
            <text:p>574264413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ORTHERN SUPPLY OF IRON MOUNTAIN</text:p>
          </table:table-cell>
          <table:table-cell office:value-type="string">
            <text:p>P.O. BOX 845</text:p>
          </table:table-cell>
          <table:table-cell office:value-type="string">
            <text:p>IRON MOUNTAIN</text:p>
          </table:table-cell>
          <table:table-cell office:value-type="string">
            <text:p>MI</text:p>
          </table:table-cell>
          <table:table-cell office:value-type="string">
            <text:p>49801</text:p>
          </table:table-cell>
          <table:table-cell office:value-type="string">
            <text:p>90677424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ORTHSIDE AUTO PARTS</text:p>
          </table:table-cell>
          <table:table-cell office:value-type="string">
            <text:p>1507 8TH AVENUE WEST</text:p>
          </table:table-cell>
          <table:table-cell office:value-type="string">
            <text:p>PALMETTO</text:p>
          </table:table-cell>
          <table:table-cell office:value-type="string">
            <text:p>FL</text:p>
          </table:table-cell>
          <table:table-cell office:value-type="string">
            <text:p>34221</text:p>
          </table:table-cell>
          <table:table-cell office:value-type="string">
            <text:p>94172245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ORTHTOWN AUTO &amp; TRACTOR INC</text:p>
          </table:table-cell>
          <table:table-cell office:value-type="string">
            <text:p>215 SUPPIGER LANE</text:p>
          </table:table-cell>
          <table:table-cell office:value-type="string">
            <text:p>HIGHLAND</text:p>
          </table:table-cell>
          <table:table-cell office:value-type="string">
            <text:p>IL</text:p>
          </table:table-cell>
          <table:table-cell office:value-type="string">
            <text:p>62249</text:p>
          </table:table-cell>
          <table:table-cell office:value-type="string">
            <text:p>61865475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ORTHWEST AUTO SUPPLY</text:p>
          </table:table-cell>
          <table:table-cell office:value-type="string">
            <text:p>370 WEST SPRING</text:p>
          </table:table-cell>
          <table:table-cell office:value-type="string">
            <text:p>FRIDAY HARBOR</text:p>
          </table:table-cell>
          <table:table-cell office:value-type="string">
            <text:p>WA</text:p>
          </table:table-cell>
          <table:table-cell office:value-type="string">
            <text:p>98250</text:p>
          </table:table-cell>
          <table:table-cell office:value-type="string">
            <text:p>36037860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ORTON AUTO SUPPLY, INC.</text:p>
          </table:table-cell>
          <table:table-cell office:value-type="string">
            <text:p>102 NORTH SECOND</text:p>
          </table:table-cell>
          <table:table-cell office:value-type="string">
            <text:p>NORTON</text:p>
          </table:table-cell>
          <table:table-cell office:value-type="string">
            <text:p>KS</text:p>
          </table:table-cell>
          <table:table-cell office:value-type="string">
            <text:p>67654</text:p>
          </table:table-cell>
          <table:table-cell office:value-type="string">
            <text:p>7858773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ORWAY AUTO PARTS, INC.</text:p>
          </table:table-cell>
          <table:table-cell office:value-type="string">
            <text:p>101 SUNDANCE DRIVE</text:p>
          </table:table-cell>
          <table:table-cell office:value-type="string">
            <text:p>NORWAY</text:p>
          </table:table-cell>
          <table:table-cell office:value-type="string">
            <text:p>MI</text:p>
          </table:table-cell>
          <table:table-cell office:value-type="string">
            <text:p>49870-1172</text:p>
          </table:table-cell>
          <table:table-cell office:value-type="string">
            <text:p>90656382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NUTLEY AUTO</text:p>
          </table:table-cell>
          <table:table-cell office:value-type="string">
            <text:p>66 WASHINGTON AVE</text:p>
          </table:table-cell>
          <table:table-cell office:value-type="string">
            <text:p>NUTLEY</text:p>
          </table:table-cell>
          <table:table-cell office:value-type="string">
            <text:p>NJ</text:p>
          </table:table-cell>
          <table:table-cell office:value-type="string">
            <text:p>07110</text:p>
          </table:table-cell>
          <table:table-cell office:value-type="string">
            <text:p>97366702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ODENVILLE AUTO PARTS</text:p>
          </table:table-cell>
          <table:table-cell office:value-type="string">
            <text:p>100 COUNCIL DRIVE</text:p>
          </table:table-cell>
          <table:table-cell office:value-type="string">
            <text:p>ODENVILLE</text:p>
          </table:table-cell>
          <table:table-cell office:value-type="string">
            <text:p>AL</text:p>
          </table:table-cell>
          <table:table-cell office:value-type="string">
            <text:p>35120</text:p>
          </table:table-cell>
          <table:table-cell office:value-type="string">
            <text:p>20562991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OHIO VALLEY AUTO AND TRUCK PARTS</text:p>
          </table:table-cell>
          <table:table-cell office:value-type="string">
            <text:p>890 WEST HUNTER</text:p>
          </table:table-cell>
          <table:table-cell office:value-type="string">
            <text:p>LOGAN</text:p>
          </table:table-cell>
          <table:table-cell office:value-type="string">
            <text:p>OH</text:p>
          </table:table-cell>
          <table:table-cell office:value-type="string">
            <text:p>43138</text:p>
          </table:table-cell>
          <table:table-cell office:value-type="string">
            <text:p>74038572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OK AUTO PARTS</text:p>
          </table:table-cell>
          <table:table-cell office:value-type="string">
            <text:p>230 SOUTH FRONT ST</text:p>
          </table:table-cell>
          <table:table-cell office:value-type="string">
            <text:p>STERLING</text:p>
          </table:table-cell>
          <table:table-cell office:value-type="string">
            <text:p>CO</text:p>
          </table:table-cell>
          <table:table-cell office:value-type="string">
            <text:p>80751</text:p>
          </table:table-cell>
          <table:table-cell office:value-type="string">
            <text:p>97052243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OLEARY AUTO PARTS</text:p>
          </table:table-cell>
          <table:table-cell office:value-type="string">
            <text:p>PO BOX 69</text:p>
          </table:table-cell>
          <table:table-cell office:value-type="string">
            <text:p>OLEARY</text:p>
          </table:table-cell>
          <table:table-cell office:value-type="string">
            <text:p>PE</text:p>
          </table:table-cell>
          <table:table-cell office:value-type="string">
            <text:p>C0B 1V0</text:p>
          </table:table-cell>
          <table:table-cell office:value-type="string">
            <text:p>902859211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OMAHA AUTO PARTS</text:p>
          </table:table-cell>
          <table:table-cell office:value-type="string">
            <text:p>8925 MISSION BLVD</text:p>
          </table:table-cell>
          <table:table-cell office:value-type="string">
            <text:p>RIVERSIDE</text:p>
          </table:table-cell>
          <table:table-cell office:value-type="string">
            <text:p>CA</text:p>
          </table:table-cell>
          <table:table-cell office:value-type="string">
            <text:p>92509</text:p>
          </table:table-cell>
          <table:table-cell office:value-type="string">
            <text:p>95168547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ONAWAY</text:p>
          </table:table-cell>
          <table:table-cell office:value-type="string">
            <text:p>21621 M 68 HWY</text:p>
          </table:table-cell>
          <table:table-cell office:value-type="string">
            <text:p>ONAWAY</text:p>
          </table:table-cell>
          <table:table-cell office:value-type="string">
            <text:p>MI</text:p>
          </table:table-cell>
          <table:table-cell office:value-type="string">
            <text:p>49765</text:p>
          </table:table-cell>
          <table:table-cell office:value-type="string">
            <text:p>989733468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ORACLE AUTO REPAIR AND PARTS</text:p>
          </table:table-cell>
          <table:table-cell office:value-type="string">
            <text:p>1535 WEST AMERICAN AVE</text:p>
          </table:table-cell>
          <table:table-cell office:value-type="string">
            <text:p>ORACLE</text:p>
          </table:table-cell>
          <table:table-cell office:value-type="string">
            <text:p>AZ</text:p>
          </table:table-cell>
          <table:table-cell office:value-type="string">
            <text:p>85623</text:p>
          </table:table-cell>
          <table:table-cell office:value-type="string">
            <text:p>52089626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OSCEOLA <text:s/>AUTO PARTS LLC</text:p>
          </table:table-cell>
          <table:table-cell office:value-type="string">
            <text:p>933 240TH STREET</text:p>
          </table:table-cell>
          <table:table-cell office:value-type="string">
            <text:p>OSCEOLA</text:p>
          </table:table-cell>
          <table:table-cell office:value-type="string">
            <text:p>WI</text:p>
          </table:table-cell>
          <table:table-cell office:value-type="string">
            <text:p>54020</text:p>
          </table:table-cell>
          <table:table-cell office:value-type="string">
            <text:p>71529444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OTTS AUTO SUPPLY</text:p>
          </table:table-cell>
          <table:table-cell office:value-type="string">
            <text:p>239 S. JOHNSON ST.</text:p>
          </table:table-cell>
          <table:table-cell office:value-type="string">
            <text:p>KAHOKA</text:p>
          </table:table-cell>
          <table:table-cell office:value-type="string">
            <text:p>MO</text:p>
          </table:table-cell>
          <table:table-cell office:value-type="string">
            <text:p>63445</text:p>
          </table:table-cell>
          <table:table-cell office:value-type="string">
            <text:p>660727364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OWENS AUTO PARTS</text:p>
          </table:table-cell>
          <table:table-cell office:value-type="string">
            <text:p>811 HWY 65 S</text:p>
          </table:table-cell>
          <table:table-cell office:value-type="string">
            <text:p>MORA</text:p>
          </table:table-cell>
          <table:table-cell office:value-type="string">
            <text:p>MN</text:p>
          </table:table-cell>
          <table:table-cell office:value-type="string">
            <text:p>55051</text:p>
          </table:table-cell>
          <table:table-cell office:value-type="string">
            <text:p>32067934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OWENS INTERSTATE SALES</text:p>
          </table:table-cell>
          <table:table-cell office:value-type="string">
            <text:p>2200 W LAZELLE</text:p>
          </table:table-cell>
          <table:table-cell office:value-type="string">
            <text:p>STURGIS</text:p>
          </table:table-cell>
          <table:table-cell office:value-type="string">
            <text:p>SD</text:p>
          </table:table-cell>
          <table:table-cell office:value-type="string">
            <text:p>57785</text:p>
          </table:table-cell>
          <table:table-cell office:value-type="string">
            <text:p>60534736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OXFORD - COUNTRY CDJ INC</text:p>
          </table:table-cell>
          <table:table-cell office:value-type="string">
            <text:p>2129 BALTIMORE PIKE</text:p>
          </table:table-cell>
          <table:table-cell office:value-type="string">
            <text:p>OXFORD</text:p>
          </table:table-cell>
          <table:table-cell office:value-type="string">
            <text:p>PA</text:p>
          </table:table-cell>
          <table:table-cell office:value-type="string">
            <text:p>19363</text:p>
          </table:table-cell>
          <table:table-cell office:value-type="string">
            <text:p>48470274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 &amp; G AUTO PARTS</text:p>
          </table:table-cell>
          <table:table-cell office:value-type="string">
            <text:p>26 HILL ST</text:p>
          </table:table-cell>
          <table:table-cell office:value-type="string">
            <text:p>SOUTHAMPTON</text:p>
          </table:table-cell>
          <table:table-cell office:value-type="string">
            <text:p>NY</text:p>
          </table:table-cell>
          <table:table-cell office:value-type="string">
            <text:p>11968</text:p>
          </table:table-cell>
          <table:table-cell office:value-type="string">
            <text:p>631283383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DIK AUTO PARTS - CALIFON</text:p>
          </table:table-cell>
          <table:table-cell office:value-type="string">
            <text:p>423 ROUTE 513</text:p>
          </table:table-cell>
          <table:table-cell office:value-type="string">
            <text:p>CALIFON</text:p>
          </table:table-cell>
          <table:table-cell office:value-type="string">
            <text:p>NJ</text:p>
          </table:table-cell>
          <table:table-cell office:value-type="string">
            <text:p>07830</text:p>
          </table:table-cell>
          <table:table-cell office:value-type="string">
            <text:p>90883221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LAU CARQUEST</text:p>
          </table:table-cell>
          <table:table-cell office:value-type="string">
            <text:p>P.O. BOX 605</text:p>
          </table:table-cell>
          <table:table-cell office:value-type="string">
            <text:p>MALAKAL, KOROR</text:p>
          </table:table-cell>
          <table:table-cell office:value-type="string">
            <text:p>PW</text:p>
          </table:table-cell>
          <table:table-cell office:value-type="string">
            <text:p>96940</text:p>
          </table:table-cell>
          <table:table-cell office:value-type="string">
            <text:p>6804885575</text:p>
          </table:table-cell>
          <table:table-cell office:value-type="string">
            <text:p>PW 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LMERTON AUTO PARTS INC.</text:p>
          </table:table-cell>
          <table:table-cell office:value-type="string">
            <text:p>406 DELAWARE AVE</text:p>
          </table:table-cell>
          <table:table-cell office:value-type="string">
            <text:p>PALMERTON</text:p>
          </table:table-cell>
          <table:table-cell office:value-type="string">
            <text:p>PA</text:p>
          </table:table-cell>
          <table:table-cell office:value-type="string">
            <text:p>18071</text:p>
          </table:table-cell>
          <table:table-cell office:value-type="string">
            <text:p>61082647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RK FALLS AUTO SUPPLY, INC.</text:p>
          </table:table-cell>
          <table:table-cell office:value-type="string">
            <text:p>DBA PARK FALLS CARQUEST</text:p>
          </table:table-cell>
          <table:table-cell office:value-type="string">
            <text:p>PARK FALLS</text:p>
          </table:table-cell>
          <table:table-cell office:value-type="string">
            <text:p>WI</text:p>
          </table:table-cell>
          <table:table-cell office:value-type="string">
            <text:p>54552</text:p>
          </table:table-cell>
          <table:table-cell office:value-type="string">
            <text:p>71576244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RROTT'S DISCOUNT AUTO PARTS</text:p>
          </table:table-cell>
          <table:table-cell office:value-type="string">
            <text:p>353 EAST MAIN STREET</text:p>
          </table:table-cell>
          <table:table-cell office:value-type="string">
            <text:p>ADAMSVILLE</text:p>
          </table:table-cell>
          <table:table-cell office:value-type="string">
            <text:p>TN</text:p>
          </table:table-cell>
          <table:table-cell office:value-type="string">
            <text:p>38310</text:p>
          </table:table-cell>
          <table:table-cell office:value-type="string">
            <text:p>73163232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RSELL'S AUTO PARTS</text:p>
          </table:table-cell>
          <table:table-cell office:value-type="string">
            <text:p>612 MAIN ST SOUTH</text:p>
          </table:table-cell>
          <table:table-cell office:value-type="string">
            <text:p>SOUTHBURY</text:p>
          </table:table-cell>
          <table:table-cell office:value-type="string">
            <text:p>CT</text:p>
          </table:table-cell>
          <table:table-cell office:value-type="string">
            <text:p>06488</text:p>
          </table:table-cell>
          <table:table-cell office:value-type="string">
            <text:p>203264659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RTNER AUTOMOTIVE</text:p>
          </table:table-cell>
          <table:table-cell office:value-type="string">
            <text:p>50 ST JAMES STREET</text:p>
          </table:table-cell>
          <table:table-cell office:value-type="string">
            <text:p>WATERFORD</text:p>
          </table:table-cell>
          <table:table-cell office:value-type="string">
            <text:p>ON</text:p>
          </table:table-cell>
          <table:table-cell office:value-type="string">
            <text:p>N0E 1Y0</text:p>
          </table:table-cell>
          <table:table-cell office:value-type="string">
            <text:p>519443866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RTNER DELHI</text:p>
          </table:table-cell>
          <table:table-cell office:value-type="string">
            <text:p>772 JAMES STREET</text:p>
          </table:table-cell>
          <table:table-cell office:value-type="string">
            <text:p>DELHI</text:p>
          </table:table-cell>
          <table:table-cell office:value-type="string">
            <text:p>ON</text:p>
          </table:table-cell>
          <table:table-cell office:value-type="string">
            <text:p>N4B 2C9</text:p>
          </table:table-cell>
          <table:table-cell office:value-type="string">
            <text:p>519582432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RTS AND SERVICE</text:p>
          </table:table-cell>
          <table:table-cell office:value-type="string">
            <text:p>301 N EAST AVE</text:p>
          </table:table-cell>
          <table:table-cell office:value-type="string">
            <text:p>OZARK</text:p>
          </table:table-cell>
          <table:table-cell office:value-type="string">
            <text:p>AL</text:p>
          </table:table-cell>
          <table:table-cell office:value-type="string">
            <text:p>36360</text:p>
          </table:table-cell>
          <table:table-cell office:value-type="string">
            <text:p>33477451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RTS AND SERVICE, LLC</text:p>
          </table:table-cell>
          <table:table-cell office:value-type="string">
            <text:p>415 NORTH MAIN STREET</text:p>
          </table:table-cell>
          <table:table-cell office:value-type="string">
            <text:p>BRUNDIDGE</text:p>
          </table:table-cell>
          <table:table-cell office:value-type="string">
            <text:p>AL</text:p>
          </table:table-cell>
          <table:table-cell office:value-type="string">
            <text:p>36010</text:p>
          </table:table-cell>
          <table:table-cell office:value-type="string">
            <text:p>33473536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RTS AUTOMOTIVE, LLC</text:p>
          </table:table-cell>
          <table:table-cell office:value-type="string">
            <text:p>1900 HIGHWAY 378</text:p>
          </table:table-cell>
          <table:table-cell office:value-type="string">
            <text:p>CONWAY</text:p>
          </table:table-cell>
          <table:table-cell office:value-type="string">
            <text:p>SC</text:p>
          </table:table-cell>
          <table:table-cell office:value-type="string">
            <text:p>29527</text:p>
          </table:table-cell>
          <table:table-cell office:value-type="string">
            <text:p>84348872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RTS HOUSE-MONDOVI</text:p>
          </table:table-cell>
          <table:table-cell office:value-type="string">
            <text:p>995 EAST MAIN STREET</text:p>
          </table:table-cell>
          <table:table-cell office:value-type="string">
            <text:p>MONDOVI</text:p>
          </table:table-cell>
          <table:table-cell office:value-type="string">
            <text:p>WI</text:p>
          </table:table-cell>
          <table:table-cell office:value-type="string">
            <text:p>54755</text:p>
          </table:table-cell>
          <table:table-cell office:value-type="string">
            <text:p>71592650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RTS SMART CARQUEST</text:p>
          </table:table-cell>
          <table:table-cell office:value-type="string">
            <text:p>1025 E PLATTE AVENUE</text:p>
          </table:table-cell>
          <table:table-cell office:value-type="string">
            <text:p>FORT MORGAN</text:p>
          </table:table-cell>
          <table:table-cell office:value-type="string">
            <text:p>CO</text:p>
          </table:table-cell>
          <table:table-cell office:value-type="string">
            <text:p>80701</text:p>
          </table:table-cell>
          <table:table-cell office:value-type="string">
            <text:p>97086725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TRIOT AUTO PARTS, INC.</text:p>
          </table:table-cell>
          <table:table-cell office:value-type="string">
            <text:p>4494 BROAD STREET</text:p>
          </table:table-cell>
          <table:table-cell office:value-type="string">
            <text:p>SUMTER</text:p>
          </table:table-cell>
          <table:table-cell office:value-type="string">
            <text:p>SC</text:p>
          </table:table-cell>
          <table:table-cell office:value-type="string">
            <text:p>29154</text:p>
          </table:table-cell>
          <table:table-cell office:value-type="string">
            <text:p>80349444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AYSON CARQUEST</text:p>
          </table:table-cell>
          <table:table-cell office:value-type="string">
            <text:p>805 SOUTH BEELINE HIGHWAY</text:p>
          </table:table-cell>
          <table:table-cell office:value-type="string">
            <text:p>PAYSON</text:p>
          </table:table-cell>
          <table:table-cell office:value-type="string">
            <text:p>AZ</text:p>
          </table:table-cell>
          <table:table-cell office:value-type="string">
            <text:p>85541</text:p>
          </table:table-cell>
          <table:table-cell office:value-type="string">
            <text:p>92847452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EINTURE DAUTO VALLIERES (2009) INC</text:p>
          </table:table-cell>
          <table:table-cell office:value-type="string">
            <text:p>957, BERNARD PILON</text:p>
          </table:table-cell>
          <table:table-cell office:value-type="string">
            <text:p>BELOEIL</text:p>
          </table:table-cell>
          <table:table-cell office:value-type="string">
            <text:p>QC</text:p>
          </table:table-cell>
          <table:table-cell office:value-type="string">
            <text:p>J3G 1V7</text:p>
          </table:table-cell>
          <table:table-cell office:value-type="string">
            <text:p>(450) 467-059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ENN AUTO PARTS INC</text:p>
          </table:table-cell>
          <table:table-cell office:value-type="string">
            <text:p>240 YORK STREET</text:p>
          </table:table-cell>
          <table:table-cell office:value-type="string">
            <text:p>HANOVER</text:p>
          </table:table-cell>
          <table:table-cell office:value-type="string">
            <text:p>PA</text:p>
          </table:table-cell>
          <table:table-cell office:value-type="string">
            <text:p>17331</text:p>
          </table:table-cell>
          <table:table-cell office:value-type="string">
            <text:p>71763713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ERFORMANCE AUTO AND GLASS</text:p>
          </table:table-cell>
          <table:table-cell office:value-type="string">
            <text:p>607 BROADWAY</text:p>
          </table:table-cell>
          <table:table-cell office:value-type="string">
            <text:p>THERMOPOLIS</text:p>
          </table:table-cell>
          <table:table-cell office:value-type="string">
            <text:p>WY</text:p>
          </table:table-cell>
          <table:table-cell office:value-type="string">
            <text:p>82443</text:p>
          </table:table-cell>
          <table:table-cell office:value-type="string">
            <text:p>30786423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ERRY AUTOMOTIVE SUPPLY</text:p>
          </table:table-cell>
          <table:table-cell office:value-type="string">
            <text:p>427 S MAIN PO BOX 446</text:p>
          </table:table-cell>
          <table:table-cell office:value-type="string">
            <text:p>PERRY</text:p>
          </table:table-cell>
          <table:table-cell office:value-type="string">
            <text:p>MI</text:p>
          </table:table-cell>
          <table:table-cell office:value-type="string">
            <text:p>48872</text:p>
          </table:table-cell>
          <table:table-cell office:value-type="string">
            <text:p>51762531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ERRYS AUTO PARTS</text:p>
          </table:table-cell>
          <table:table-cell office:value-type="string">
            <text:p>113 SO F STREET</text:p>
          </table:table-cell>
          <table:table-cell office:value-type="string">
            <text:p>LOMPOC</text:p>
          </table:table-cell>
          <table:table-cell office:value-type="string">
            <text:p>CA</text:p>
          </table:table-cell>
          <table:table-cell office:value-type="string">
            <text:p>93436</text:p>
          </table:table-cell>
          <table:table-cell office:value-type="string">
            <text:p>80573661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ERRY'S AUTO PARTS</text:p>
          </table:table-cell>
          <table:table-cell office:value-type="string">
            <text:p>223 11TH AVENUE</text:p>
          </table:table-cell>
          <table:table-cell office:value-type="string">
            <text:p>FRANKLINTON</text:p>
          </table:table-cell>
          <table:table-cell office:value-type="string">
            <text:p>LA</text:p>
          </table:table-cell>
          <table:table-cell office:value-type="string">
            <text:p>70438</text:p>
          </table:table-cell>
          <table:table-cell office:value-type="string">
            <text:p>98583930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ERRYVILLE A S CARQUEST</text:p>
          </table:table-cell>
          <table:table-cell office:value-type="string">
            <text:p>301 N MAIN ST</text:p>
          </table:table-cell>
          <table:table-cell office:value-type="string">
            <text:p>PERRYVILLE</text:p>
          </table:table-cell>
          <table:table-cell office:value-type="string">
            <text:p>MO</text:p>
          </table:table-cell>
          <table:table-cell office:value-type="string">
            <text:p>63775</text:p>
          </table:table-cell>
          <table:table-cell office:value-type="string">
            <text:p>57354745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ETERSON'S AUTO PARTS</text:p>
          </table:table-cell>
          <table:table-cell office:value-type="string">
            <text:p>505 WATER STREET</text:p>
          </table:table-cell>
          <table:table-cell office:value-type="string">
            <text:p>SAUK CITY</text:p>
          </table:table-cell>
          <table:table-cell office:value-type="string">
            <text:p>WI</text:p>
          </table:table-cell>
          <table:table-cell office:value-type="string">
            <text:p>53583</text:p>
          </table:table-cell>
          <table:table-cell office:value-type="string">
            <text:p>608643332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ETERSONS AUTO SUPPLY</text:p>
          </table:table-cell>
          <table:table-cell office:value-type="string">
            <text:p>1348 F STREET</text:p>
          </table:table-cell>
          <table:table-cell office:value-type="string">
            <text:p>WASCO</text:p>
          </table:table-cell>
          <table:table-cell office:value-type="string">
            <text:p>CA</text:p>
          </table:table-cell>
          <table:table-cell office:value-type="string">
            <text:p>93280</text:p>
          </table:table-cell>
          <table:table-cell office:value-type="string">
            <text:p>661758645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ETE'S AUTO PARTS, INC.</text:p>
          </table:table-cell>
          <table:table-cell office:value-type="string">
            <text:p>8966 MS HWY 12 EAST</text:p>
          </table:table-cell>
          <table:table-cell office:value-type="string">
            <text:p>ACKERMAN</text:p>
          </table:table-cell>
          <table:table-cell office:value-type="string">
            <text:p>MS</text:p>
          </table:table-cell>
          <table:table-cell office:value-type="string">
            <text:p>39735</text:p>
          </table:table-cell>
          <table:table-cell office:value-type="string">
            <text:p>66228567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ETE'S MAIN ST AUTO PARTS</text:p>
          </table:table-cell>
          <table:table-cell office:value-type="string">
            <text:p>503 E MAIN ST</text:p>
          </table:table-cell>
          <table:table-cell office:value-type="string">
            <text:p>SCOTTSVILLE</text:p>
          </table:table-cell>
          <table:table-cell office:value-type="string">
            <text:p>KY</text:p>
          </table:table-cell>
          <table:table-cell office:value-type="string">
            <text:p>42164</text:p>
          </table:table-cell>
          <table:table-cell office:value-type="string">
            <text:p>27023731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ETES PAINT AND PARTS</text:p>
          </table:table-cell>
          <table:table-cell office:value-type="string">
            <text:p>157 TALBOT ST E</text:p>
          </table:table-cell>
          <table:table-cell office:value-type="string">
            <text:p>LEAMINGTON</text:p>
          </table:table-cell>
          <table:table-cell office:value-type="string">
            <text:p>ON</text:p>
          </table:table-cell>
          <table:table-cell office:value-type="string">
            <text:p>N8H1L8</text:p>
          </table:table-cell>
          <table:table-cell office:value-type="string">
            <text:p>519322255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ETROLEUM WHOLESALE L.P.</text:p>
          </table:table-cell>
          <table:table-cell office:value-type="string">
            <text:p>10400 INTERSTATE 20 @ HWY 1788</text:p>
          </table:table-cell>
          <table:table-cell office:value-type="string">
            <text:p>MIDLAND</text:p>
          </table:table-cell>
          <table:table-cell office:value-type="string">
            <text:p>TX</text:p>
          </table:table-cell>
          <table:table-cell office:value-type="string">
            <text:p>79706</text:p>
          </table:table-cell>
          <table:table-cell office:value-type="string">
            <text:p>43256300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HI-DT MORRISVILLE PA #1261</text:p>
          </table:table-cell>
          <table:table-cell office:value-type="string">
            <text:p>1381 S. PENNSYLVANIA AVE.</text:p>
          </table:table-cell>
          <table:table-cell office:value-type="string">
            <text:p>MORRISVILLE</text:p>
          </table:table-cell>
          <table:table-cell office:value-type="string">
            <text:p>PA</text:p>
          </table:table-cell>
          <table:table-cell office:value-type="string">
            <text:p>19067</text:p>
          </table:table-cell>
          <table:table-cell office:value-type="string">
            <text:p>215584918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HILMA INC</text:p>
          </table:table-cell>
          <table:table-cell office:value-type="string">
            <text:p>2232 ALUM ROCK AVE #40</text:p>
          </table:table-cell>
          <table:table-cell office:value-type="string">
            <text:p>SAN JOSE</text:p>
          </table:table-cell>
          <table:table-cell office:value-type="string">
            <text:p>CA</text:p>
          </table:table-cell>
          <table:table-cell office:value-type="string">
            <text:p>95116</text:p>
          </table:table-cell>
          <table:table-cell office:value-type="string">
            <text:p>408254821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HOENIX AUTO PARTS, INC.</text:p>
          </table:table-cell>
          <table:table-cell office:value-type="string">
            <text:p>4526 S. PACIFIC HIGHWAY</text:p>
          </table:table-cell>
          <table:table-cell office:value-type="string">
            <text:p>PHOENIX</text:p>
          </table:table-cell>
          <table:table-cell office:value-type="string">
            <text:p>OR</text:p>
          </table:table-cell>
          <table:table-cell office:value-type="string">
            <text:p>97535</text:p>
          </table:table-cell>
          <table:table-cell office:value-type="string">
            <text:p>54153583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 <text:s/>DAUTO GUILL</text:p>
          </table:table-cell>
          <table:table-cell office:value-type="string">
            <text:p>-</text:p>
          </table:table-cell>
          <table:table-cell office:value-type="string">
            <text:p>BEAUPORT</text:p>
          </table:table-cell>
          <table:table-cell office:value-type="string">
            <text:p>QC</text:p>
          </table:table-cell>
          <table:table-cell office:value-type="string">
            <text:p>G1C 2H5</text:p>
          </table:table-cell>
          <table:table-cell office:value-type="string">
            <text:p>418661907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&amp; PEINTURE D'AUTOS PARIS</text:p>
          </table:table-cell>
          <table:table-cell office:value-type="string">
            <text:p>158 BOUL ST-JEAN-BAPTISTE</text:p>
          </table:table-cell>
          <table:table-cell office:value-type="string">
            <text:p>CHATEAUGUAY</text:p>
          </table:table-cell>
          <table:table-cell office:value-type="string">
            <text:p>QC</text:p>
          </table:table-cell>
          <table:table-cell office:value-type="string">
            <text:p>J6K 3B3</text:p>
          </table:table-cell>
          <table:table-cell office:value-type="string">
            <text:p>450692678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&amp; PEINTURE D'AUTOS PARIS</text:p>
          </table:table-cell>
          <table:table-cell office:value-type="string">
            <text:p>90 BOUL ST-LAURENT</text:p>
          </table:table-cell>
          <table:table-cell office:value-type="string">
            <text:p>BEAUHARNOIS</text:p>
          </table:table-cell>
          <table:table-cell office:value-type="string">
            <text:p>QC</text:p>
          </table:table-cell>
          <table:table-cell office:value-type="string">
            <text:p>J6N 1V7</text:p>
          </table:table-cell>
          <table:table-cell office:value-type="string">
            <text:p>450429309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AUTO HAP INC</text:p>
          </table:table-cell>
          <table:table-cell office:value-type="string">
            <text:p>1960 CH NEWERIN</text:p>
          </table:table-cell>
          <table:table-cell office:value-type="string">
            <text:p>HUNTINGDON</text:p>
          </table:table-cell>
          <table:table-cell office:value-type="string">
            <text:p>QC</text:p>
          </table:table-cell>
          <table:table-cell office:value-type="string">
            <text:p>J0S 1H0</text:p>
          </table:table-cell>
          <table:table-cell office:value-type="string">
            <text:p>514264232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D AUTO AMIGO LTEE</text:p>
          </table:table-cell>
          <table:table-cell office:value-type="string">
            <text:p>645 RUE PRINCIPALE</text:p>
          </table:table-cell>
          <table:table-cell office:value-type="string">
            <text:p>PETIT ROCHER</text:p>
          </table:table-cell>
          <table:table-cell office:value-type="string">
            <text:p>NB</text:p>
          </table:table-cell>
          <table:table-cell office:value-type="string">
            <text:p>E8J 1G7</text:p>
          </table:table-cell>
          <table:table-cell office:value-type="string">
            <text:p>506783744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D AUTOS CARAQUET</text:p>
          </table:table-cell>
          <table:table-cell office:value-type="string">
            <text:p>104 RUE DU PORTAGE</text:p>
          </table:table-cell>
          <table:table-cell office:value-type="string">
            <text:p>CARAQUET</text:p>
          </table:table-cell>
          <table:table-cell office:value-type="string">
            <text:p>NB</text:p>
          </table:table-cell>
          <table:table-cell office:value-type="string">
            <text:p>E1W 1A8</text:p>
          </table:table-cell>
          <table:table-cell office:value-type="string">
            <text:p>506727650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D'AUTO DORCHESTER INC</text:p>
          </table:table-cell>
          <table:table-cell office:value-type="string">
            <text:p>72 BOUL BEGIN</text:p>
          </table:table-cell>
          <table:table-cell office:value-type="string">
            <text:p>STE CLAIRE</text:p>
          </table:table-cell>
          <table:table-cell office:value-type="string">
            <text:p>QC</text:p>
          </table:table-cell>
          <table:table-cell office:value-type="string">
            <text:p>G0R 2V0</text:p>
          </table:table-cell>
          <table:table-cell office:value-type="string">
            <text:p>418883223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D'AUTO M. MICHAUD INC</text:p>
          </table:table-cell>
          <table:table-cell office:value-type="string">
            <text:p>36 TACHE OUEST</text:p>
          </table:table-cell>
          <table:table-cell office:value-type="string">
            <text:p>ST HUBERT R-D-L</text:p>
          </table:table-cell>
          <table:table-cell office:value-type="string">
            <text:p>QC</text:p>
          </table:table-cell>
          <table:table-cell office:value-type="string">
            <text:p>G0L 3L0</text:p>
          </table:table-cell>
          <table:table-cell office:value-type="string">
            <text:p>4184972478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D'AUTO ST-FRANCOIS INC.</text:p>
          </table:table-cell>
          <table:table-cell office:value-type="string">
            <text:p>90,RUE CHAPLEAU</text:p>
          </table:table-cell>
          <table:table-cell office:value-type="string">
            <text:p>TERREBONNE</text:p>
          </table:table-cell>
          <table:table-cell office:value-type="string">
            <text:p>QC</text:p>
          </table:table-cell>
          <table:table-cell office:value-type="string">
            <text:p>J6W 2T1</text:p>
          </table:table-cell>
          <table:table-cell office:value-type="string">
            <text:p>450471410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D'AUTO ST-GAB (9378-5491)</text:p>
          </table:table-cell>
          <table:table-cell office:value-type="string">
            <text:p>300, RUE BEAUVILLIERS</text:p>
          </table:table-cell>
          <table:table-cell office:value-type="string">
            <text:p>SAINT-GABRIEL</text:p>
          </table:table-cell>
          <table:table-cell office:value-type="string">
            <text:p>QC</text:p>
          </table:table-cell>
          <table:table-cell office:value-type="string">
            <text:p>J0K 2N0</text:p>
          </table:table-cell>
          <table:table-cell office:value-type="string">
            <text:p>450835333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D'AUTOS ACTON INC.</text:p>
          </table:table-cell>
          <table:table-cell office:value-type="string">
            <text:p>756, RUE ROXTON</text:p>
          </table:table-cell>
          <table:table-cell office:value-type="string">
            <text:p>ACTON VALE</text:p>
          </table:table-cell>
          <table:table-cell office:value-type="string">
            <text:p>QC</text:p>
          </table:table-cell>
          <table:table-cell office:value-type="string">
            <text:p>J0H 1A0</text:p>
          </table:table-cell>
          <table:table-cell office:value-type="string">
            <text:p>4505467108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D'AUTOS EXPERT</text:p>
          </table:table-cell>
          <table:table-cell office:value-type="string">
            <text:p>165 JEAN-PROULX</text:p>
          </table:table-cell>
          <table:table-cell office:value-type="string">
            <text:p>GATINEAU</text:p>
          </table:table-cell>
          <table:table-cell office:value-type="string">
            <text:p>QC</text:p>
          </table:table-cell>
          <table:table-cell office:value-type="string">
            <text:p>J8Z 1T4</text:p>
          </table:table-cell>
          <table:table-cell office:value-type="string">
            <text:p>819777382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D'AUTOS STE-CATHERINE J.C</text:p>
          </table:table-cell>
          <table:table-cell office:value-type="string">
            <text:p>4517, RTE FOSSAMBAULT L. 300</text:p>
          </table:table-cell>
          <table:table-cell office:value-type="string">
            <text:p>STE-CATHERINE J.C.</text:p>
          </table:table-cell>
          <table:table-cell office:value-type="string">
            <text:p>QC</text:p>
          </table:table-cell>
          <table:table-cell office:value-type="string">
            <text:p>G3N 1S3</text:p>
          </table:table-cell>
          <table:table-cell office:value-type="string">
            <text:p>4188754019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ET ACCESSOIRES RIVE-SUD</text:p>
          </table:table-cell>
          <table:table-cell office:value-type="string">
            <text:p>1380 PRINCIPALE</text:p>
          </table:table-cell>
          <table:table-cell office:value-type="string">
            <text:p>ST-WENCESLAS</text:p>
          </table:table-cell>
          <table:table-cell office:value-type="string">
            <text:p>QC</text:p>
          </table:table-cell>
          <table:table-cell office:value-type="string">
            <text:p>G0Z 1J0</text:p>
          </table:table-cell>
          <table:table-cell office:value-type="string">
            <text:p>819519480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EXPERT F.P.</text:p>
          </table:table-cell>
          <table:table-cell office:value-type="string">
            <text:p>77 RUE ONTARIO</text:p>
          </table:table-cell>
          <table:table-cell office:value-type="string">
            <text:p>NOTRE DAME DU NORD</text:p>
          </table:table-cell>
          <table:table-cell office:value-type="string">
            <text:p>QC</text:p>
          </table:table-cell>
          <table:table-cell office:value-type="string">
            <text:p>J0Z 3B0</text:p>
          </table:table-cell>
          <table:table-cell office:value-type="string">
            <text:p>819723295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ECES TEMIS INC.</text:p>
          </table:table-cell>
          <table:table-cell office:value-type="string">
            <text:p>24 RUE INDUSTRIEL</text:p>
          </table:table-cell>
          <table:table-cell office:value-type="string">
            <text:p>DEGELIS</text:p>
          </table:table-cell>
          <table:table-cell office:value-type="string">
            <text:p>QC</text:p>
          </table:table-cell>
          <table:table-cell office:value-type="string">
            <text:p>G5T 2J7</text:p>
          </table:table-cell>
          <table:table-cell office:value-type="string">
            <text:p>418853222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KEVILLE AUTO AND HARDWARE, LLC</text:p>
          </table:table-cell>
          <table:table-cell office:value-type="string">
            <text:p>112 SOUTH GOLDSBORO STREET</text:p>
          </table:table-cell>
          <table:table-cell office:value-type="string">
            <text:p>PIKEVILLE</text:p>
          </table:table-cell>
          <table:table-cell office:value-type="string">
            <text:p>NC</text:p>
          </table:table-cell>
          <table:table-cell office:value-type="string">
            <text:p>27863</text:p>
          </table:table-cell>
          <table:table-cell office:value-type="string">
            <text:p>919242641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LOT POINT AUTO PARTS</text:p>
          </table:table-cell>
          <table:table-cell office:value-type="string">
            <text:p>1333 N HIGHWAY 377</text:p>
          </table:table-cell>
          <table:table-cell office:value-type="string">
            <text:p>PILOT POINT</text:p>
          </table:table-cell>
          <table:table-cell office:value-type="string">
            <text:p>TX</text:p>
          </table:table-cell>
          <table:table-cell office:value-type="string">
            <text:p>76258</text:p>
          </table:table-cell>
          <table:table-cell office:value-type="string">
            <text:p>94068662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NKERTONS AUTO SUPPLY</text:p>
          </table:table-cell>
          <table:table-cell office:value-type="string">
            <text:p>593 BERFORD STREET</text:p>
          </table:table-cell>
          <table:table-cell office:value-type="string">
            <text:p>WIARTON</text:p>
          </table:table-cell>
          <table:table-cell office:value-type="string">
            <text:p>ON</text:p>
          </table:table-cell>
          <table:table-cell office:value-type="string">
            <text:p>N0H 2T0</text:p>
          </table:table-cell>
          <table:table-cell office:value-type="string">
            <text:p>519534045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TSENBARGER SUPPLY</text:p>
          </table:table-cell>
          <table:table-cell office:value-type="string">
            <text:p>234 N CANAL ST</text:p>
          </table:table-cell>
          <table:table-cell office:value-type="string">
            <text:p>DELPHOS</text:p>
          </table:table-cell>
          <table:table-cell office:value-type="string">
            <text:p>OH</text:p>
          </table:table-cell>
          <table:table-cell office:value-type="string">
            <text:p>45833</text:p>
          </table:table-cell>
          <table:table-cell office:value-type="string">
            <text:p>41969210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ITSTOP PARTS AND PAINT SUPPLY</text:p>
          </table:table-cell>
          <table:table-cell office:value-type="string">
            <text:p>704 EAST 6TH STREET</text:p>
          </table:table-cell>
          <table:table-cell office:value-type="string">
            <text:p>HUNTINGBURG</text:p>
          </table:table-cell>
          <table:table-cell office:value-type="string">
            <text:p>IN</text:p>
          </table:table-cell>
          <table:table-cell office:value-type="string">
            <text:p>47542</text:p>
          </table:table-cell>
          <table:table-cell office:value-type="string">
            <text:p>81268324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LUMAS MOTOR SUPPLY</text:p>
          </table:table-cell>
          <table:table-cell office:value-type="string">
            <text:p>85 WEST MAIN</text:p>
          </table:table-cell>
          <table:table-cell office:value-type="string">
            <text:p>QUINCY</text:p>
          </table:table-cell>
          <table:table-cell office:value-type="string">
            <text:p>CA</text:p>
          </table:table-cell>
          <table:table-cell office:value-type="string">
            <text:p>95971</text:p>
          </table:table-cell>
          <table:table-cell office:value-type="string">
            <text:p>53028323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LUTCHAK'S AUTO PARTS</text:p>
          </table:table-cell>
          <table:table-cell office:value-type="string">
            <text:p>835 RIVER STREET</text:p>
          </table:table-cell>
          <table:table-cell office:value-type="string">
            <text:p>ONTONAGON</text:p>
          </table:table-cell>
          <table:table-cell office:value-type="string">
            <text:p>MI</text:p>
          </table:table-cell>
          <table:table-cell office:value-type="string">
            <text:p>49953</text:p>
          </table:table-cell>
          <table:table-cell office:value-type="string">
            <text:p>90688441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ORT PERRY AUTO SUPPLY LTD.</text:p>
          </table:table-cell>
          <table:table-cell office:value-type="string">
            <text:p>16050 OLD SIMCOE ROAD</text:p>
          </table:table-cell>
          <table:table-cell office:value-type="string">
            <text:p>PORT PERRY</text:p>
          </table:table-cell>
          <table:table-cell office:value-type="string">
            <text:p>ON</text:p>
          </table:table-cell>
          <table:table-cell office:value-type="string">
            <text:p>L9L 1P3</text:p>
          </table:table-cell>
          <table:table-cell office:value-type="string">
            <text:p>905985848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ORTAGEVILLE PARTS</text:p>
          </table:table-cell>
          <table:table-cell office:value-type="string">
            <text:p>208 HWY 61 NORTH</text:p>
          </table:table-cell>
          <table:table-cell office:value-type="string">
            <text:p>PORTAGEVILLE</text:p>
          </table:table-cell>
          <table:table-cell office:value-type="string">
            <text:p>MO</text:p>
          </table:table-cell>
          <table:table-cell office:value-type="string">
            <text:p>63873</text:p>
          </table:table-cell>
          <table:table-cell office:value-type="string">
            <text:p>57337938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ORT-JOLI PIECES D'AUTOS</text:p>
          </table:table-cell>
          <table:table-cell office:value-type="string">
            <text:p>467 ROUTE DE I'EGLISE</text:p>
          </table:table-cell>
          <table:table-cell office:value-type="string">
            <text:p>ST-JEAN PORT JOLI</text:p>
          </table:table-cell>
          <table:table-cell office:value-type="string">
            <text:p>QC</text:p>
          </table:table-cell>
          <table:table-cell office:value-type="string">
            <text:p>G0R 3G0</text:p>
          </table:table-cell>
          <table:table-cell office:value-type="string">
            <text:p>418598648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OULTNEY AUTO</text:p>
          </table:table-cell>
          <table:table-cell office:value-type="string">
            <text:p>75 MAIN ST</text:p>
          </table:table-cell>
          <table:table-cell office:value-type="string">
            <text:p>POULTNEY</text:p>
          </table:table-cell>
          <table:table-cell office:value-type="string">
            <text:p>VT</text:p>
          </table:table-cell>
          <table:table-cell office:value-type="string">
            <text:p>05764</text:p>
          </table:table-cell>
          <table:table-cell office:value-type="string">
            <text:p>80228792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OWELL AUTO PARTS</text:p>
          </table:table-cell>
          <table:table-cell office:value-type="string">
            <text:p>2- 238 GAGE AVENUE NORTH</text:p>
          </table:table-cell>
          <table:table-cell office:value-type="string">
            <text:p>HAMILTON</text:p>
          </table:table-cell>
          <table:table-cell office:value-type="string">
            <text:p>ON</text:p>
          </table:table-cell>
          <table:table-cell office:value-type="string">
            <text:p>L8L 7A7</text:p>
          </table:table-cell>
          <table:table-cell office:value-type="string">
            <text:p>905312903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OWELLS AUTO PARTS</text:p>
          </table:table-cell>
          <table:table-cell office:value-type="string">
            <text:p>15815 LOWER GEORGES CREEK RD S</text:p>
          </table:table-cell>
          <table:table-cell office:value-type="string">
            <text:p>LONACONING</text:p>
          </table:table-cell>
          <table:table-cell office:value-type="string">
            <text:p>MD</text:p>
          </table:table-cell>
          <table:table-cell office:value-type="string">
            <text:p>21539</text:p>
          </table:table-cell>
          <table:table-cell office:value-type="string">
            <text:p>30146356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RAIRIE AUTOMOTIVE</text:p>
          </table:table-cell>
          <table:table-cell office:value-type="string">
            <text:p>517 E 3RD</text:p>
          </table:table-cell>
          <table:table-cell office:value-type="string">
            <text:p>ORDWAY</text:p>
          </table:table-cell>
          <table:table-cell office:value-type="string">
            <text:p>CO</text:p>
          </table:table-cell>
          <table:table-cell office:value-type="string">
            <text:p>81063</text:p>
          </table:table-cell>
          <table:table-cell office:value-type="string">
            <text:p>71926799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RAIRIE GROVE AUTO AND FARM</text:p>
          </table:table-cell>
          <table:table-cell office:value-type="string">
            <text:p>119 EAST BUCHANAN</text:p>
          </table:table-cell>
          <table:table-cell office:value-type="string">
            <text:p>PRAIRIE GROVE</text:p>
          </table:table-cell>
          <table:table-cell office:value-type="string">
            <text:p>AR</text:p>
          </table:table-cell>
          <table:table-cell office:value-type="string">
            <text:p>72753</text:p>
          </table:table-cell>
          <table:table-cell office:value-type="string">
            <text:p>47984622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RECISION AUTO PARTS</text:p>
          </table:table-cell>
          <table:table-cell office:value-type="string">
            <text:p>803 WEST 3RD STREET</text:p>
          </table:table-cell>
          <table:table-cell office:value-type="string">
            <text:p>FOREST</text:p>
          </table:table-cell>
          <table:table-cell office:value-type="string">
            <text:p>MS</text:p>
          </table:table-cell>
          <table:table-cell office:value-type="string">
            <text:p>39074</text:p>
          </table:table-cell>
          <table:table-cell office:value-type="string">
            <text:p>60146914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REFERRED AUTO PARTS AND SUPPLY</text:p>
          </table:table-cell>
          <table:table-cell office:value-type="string">
            <text:p>PO BOX 74</text:p>
          </table:table-cell>
          <table:table-cell office:value-type="string">
            <text:p>WISCONSIN DELLS</text:p>
          </table:table-cell>
          <table:table-cell office:value-type="string">
            <text:p>WI</text:p>
          </table:table-cell>
          <table:table-cell office:value-type="string">
            <text:p>53965</text:p>
          </table:table-cell>
          <table:table-cell office:value-type="string">
            <text:p>608254259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REFERRED PARTS, LLC</text:p>
          </table:table-cell>
          <table:table-cell office:value-type="string">
            <text:p>640 N. STATE STREET</text:p>
          </table:table-cell>
          <table:table-cell office:value-type="string">
            <text:p>HILDALE</text:p>
          </table:table-cell>
          <table:table-cell office:value-type="string">
            <text:p>UT</text:p>
          </table:table-cell>
          <table:table-cell office:value-type="string">
            <text:p>84784</text:p>
          </table:table-cell>
          <table:table-cell office:value-type="string">
            <text:p>4358742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REFERRED WAREHOUSE</text:p>
          </table:table-cell>
          <table:table-cell office:value-type="string">
            <text:p>11638 STATE ROUTE 61</text:p>
          </table:table-cell>
          <table:table-cell office:value-type="string">
            <text:p>MOUNT CARMEL</text:p>
          </table:table-cell>
          <table:table-cell office:value-type="string">
            <text:p>PA</text:p>
          </table:table-cell>
          <table:table-cell office:value-type="string">
            <text:p>17851-2582</text:p>
          </table:table-cell>
          <table:table-cell office:value-type="string">
            <text:p>57033940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REMIUM AUTO PARTS GDT</text:p>
          </table:table-cell>
          <table:table-cell office:value-type="string">
            <text:p>TRPCL BRZ PLZA, N BACK SALINA</text:p>
          </table:table-cell>
          <table:table-cell office:value-type="string">
            <text:p>GRAND TURK</text:p>
          </table:table-cell>
          <table:table-cell office:value-type="string">
            <text:p>TC</text:p>
          </table:table-cell>
          <table:table-cell office:value-type="string">
            <text:p>0</text:p>
          </table:table-cell>
          <table:table-cell office:value-type="string">
            <text:p>6499461898</text:p>
          </table:table-cell>
          <table:table-cell office:value-type="string">
            <text:p>BWI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REMIUM AUTO PARTS INC</text:p>
          </table:table-cell>
          <table:table-cell office:value-type="string">
            <text:p>615 BROADWAY AVE</text:p>
          </table:table-cell>
          <table:table-cell office:value-type="string">
            <text:p>SEASIDE</text:p>
          </table:table-cell>
          <table:table-cell office:value-type="string">
            <text:p>CA</text:p>
          </table:table-cell>
          <table:table-cell office:value-type="string">
            <text:p>93955</text:p>
          </table:table-cell>
          <table:table-cell office:value-type="string">
            <text:p>83139414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REMIUM AUTO PARTS LTD</text:p>
          </table:table-cell>
          <table:table-cell office:value-type="string">
            <text:p>INDUSTRIAL PARK UNITS 6 AND 7</text:p>
          </table:table-cell>
          <table:table-cell office:value-type="string">
            <text:p>PROVIDENCIALES</text:p>
          </table:table-cell>
          <table:table-cell office:value-type="string">
            <text:p>TC</text:p>
          </table:table-cell>
          <table:table-cell office:value-type="string">
            <text:p>00109</text:p>
          </table:table-cell>
          <table:table-cell office:value-type="string">
            <text:p>6499464197</text:p>
          </table:table-cell>
          <table:table-cell office:value-type="string">
            <text:p>BWI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REMIUM AUTO PARTS OF KEY WEST</text:p>
          </table:table-cell>
          <table:table-cell office:value-type="string">
            <text:p>5713 FIRST AVENUE</text:p>
          </table:table-cell>
          <table:table-cell office:value-type="string">
            <text:p>KEY WEST</text:p>
          </table:table-cell>
          <table:table-cell office:value-type="string">
            <text:p>FL</text:p>
          </table:table-cell>
          <table:table-cell office:value-type="string">
            <text:p>33040</text:p>
          </table:table-cell>
          <table:table-cell office:value-type="string">
            <text:p>305922296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RESTON AUTO PARTS</text:p>
          </table:table-cell>
          <table:table-cell office:value-type="string">
            <text:p>17 SOUTH STATE ST</text:p>
          </table:table-cell>
          <table:table-cell office:value-type="string">
            <text:p>PRESTON</text:p>
          </table:table-cell>
          <table:table-cell office:value-type="string">
            <text:p>ID</text:p>
          </table:table-cell>
          <table:table-cell office:value-type="string">
            <text:p>83263</text:p>
          </table:table-cell>
          <table:table-cell office:value-type="string">
            <text:p>20885213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ROFESSIONAL AUTO PARTS</text:p>
          </table:table-cell>
          <table:table-cell office:value-type="string">
            <text:p>211 9TH STREET</text:p>
          </table:table-cell>
          <table:table-cell office:value-type="string">
            <text:p>CARMI</text:p>
          </table:table-cell>
          <table:table-cell office:value-type="string">
            <text:p>IL</text:p>
          </table:table-cell>
          <table:table-cell office:value-type="string">
            <text:p>62821</text:p>
          </table:table-cell>
          <table:table-cell office:value-type="string">
            <text:p>61838223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QUALITY AUTO PARTS</text:p>
          </table:table-cell>
          <table:table-cell office:value-type="string">
            <text:p>4206 BROAD ST</text:p>
          </table:table-cell>
          <table:table-cell office:value-type="string">
            <text:p>LORIS</text:p>
          </table:table-cell>
          <table:table-cell office:value-type="string">
            <text:p>SC</text:p>
          </table:table-cell>
          <table:table-cell office:value-type="string">
            <text:p>29569</text:p>
          </table:table-cell>
          <table:table-cell office:value-type="string">
            <text:p>84375605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QUALITY CARQUEST</text:p>
          </table:table-cell>
          <table:table-cell office:value-type="string">
            <text:p>1012 WEST MALONEY AVE.</text:p>
          </table:table-cell>
          <table:table-cell office:value-type="string">
            <text:p>GALLUP</text:p>
          </table:table-cell>
          <table:table-cell office:value-type="string">
            <text:p>NM</text:p>
          </table:table-cell>
          <table:table-cell office:value-type="string">
            <text:p>87301</text:p>
          </table:table-cell>
          <table:table-cell office:value-type="string">
            <text:p>50586338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QUEENS AUTO SUPPLY CARQUEST</text:p>
          </table:table-cell>
          <table:table-cell office:value-type="string">
            <text:p>37 MAIN ST EAST</text:p>
          </table:table-cell>
          <table:table-cell office:value-type="string">
            <text:p>KINGSVILLE</text:p>
          </table:table-cell>
          <table:table-cell office:value-type="string">
            <text:p>ON</text:p>
          </table:table-cell>
          <table:table-cell office:value-type="string">
            <text:p>N9Y 1A1</text:p>
          </table:table-cell>
          <table:table-cell office:value-type="string">
            <text:p>519733655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QUEST AUTO SUPPLIES LTD</text:p>
          </table:table-cell>
          <table:table-cell office:value-type="string">
            <text:p>103 STARRS RD</text:p>
          </table:table-cell>
          <table:table-cell office:value-type="string">
            <text:p>YARMOUTH</text:p>
          </table:table-cell>
          <table:table-cell office:value-type="string">
            <text:p>NS</text:p>
          </table:table-cell>
          <table:table-cell office:value-type="string">
            <text:p>B5A 2T6</text:p>
          </table:table-cell>
          <table:table-cell office:value-type="string">
            <text:p>9027490929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QUICK SALES</text:p>
          </table:table-cell>
          <table:table-cell office:value-type="string">
            <text:p>KINSTON BLVD</text:p>
          </table:table-cell>
          <table:table-cell office:value-type="string">
            <text:p>PINK HILL</text:p>
          </table:table-cell>
          <table:table-cell office:value-type="string">
            <text:p>NC</text:p>
          </table:table-cell>
          <table:table-cell office:value-type="string">
            <text:p>28572</text:p>
          </table:table-cell>
          <table:table-cell office:value-type="string">
            <text:p>252568445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QUINCAILLERIE ST-AMBROISE</text:p>
          </table:table-cell>
          <table:table-cell office:value-type="string">
            <text:p>83 RUE SIMARD</text:p>
          </table:table-cell>
          <table:table-cell office:value-type="string">
            <text:p>ST-AMBROISE</text:p>
          </table:table-cell>
          <table:table-cell office:value-type="string">
            <text:p>QC</text:p>
          </table:table-cell>
          <table:table-cell office:value-type="string">
            <text:p>G7P2R6</text:p>
          </table:table-cell>
          <table:table-cell office:value-type="string">
            <text:p>418672471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 &amp; T AUTO SUPPLY, INC</text:p>
          </table:table-cell>
          <table:table-cell office:value-type="string">
            <text:p>516 S MAIN STREET</text:p>
          </table:table-cell>
          <table:table-cell office:value-type="string">
            <text:p>SHERIDAN</text:p>
          </table:table-cell>
          <table:table-cell office:value-type="string">
            <text:p>IN</text:p>
          </table:table-cell>
          <table:table-cell office:value-type="string">
            <text:p>46069</text:p>
          </table:table-cell>
          <table:table-cell office:value-type="string">
            <text:p>31775844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 AND L AUTO SUPPLY</text:p>
          </table:table-cell>
          <table:table-cell office:value-type="string">
            <text:p>12103 FM1409 <text:s text:c="2"/>PO BOX 1434</text:p>
          </table:table-cell>
          <table:table-cell office:value-type="string">
            <text:p>MONT BELVIEU</text:p>
          </table:table-cell>
          <table:table-cell office:value-type="string">
            <text:p>TX</text:p>
          </table:table-cell>
          <table:table-cell office:value-type="string">
            <text:p>77580</text:p>
          </table:table-cell>
          <table:table-cell office:value-type="string">
            <text:p>28157658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 AND M AUTO PARTS</text:p>
          </table:table-cell>
          <table:table-cell office:value-type="string">
            <text:p>1880 N. TOWNSEND</text:p>
          </table:table-cell>
          <table:table-cell office:value-type="string">
            <text:p>MONTROSE</text:p>
          </table:table-cell>
          <table:table-cell office:value-type="string">
            <text:p>CO</text:p>
          </table:table-cell>
          <table:table-cell office:value-type="string">
            <text:p>81401</text:p>
          </table:table-cell>
          <table:table-cell office:value-type="string">
            <text:p>97024966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 AND R SUPPLY</text:p>
          </table:table-cell>
          <table:table-cell office:value-type="string">
            <text:p>207 CLAY</text:p>
          </table:table-cell>
          <table:table-cell office:value-type="string">
            <text:p>JETMORE</text:p>
          </table:table-cell>
          <table:table-cell office:value-type="string">
            <text:p>KS</text:p>
          </table:table-cell>
          <table:table-cell office:value-type="string">
            <text:p>67854</text:p>
          </table:table-cell>
          <table:table-cell office:value-type="string">
            <text:p>620357835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.E.C AUTO INC</text:p>
          </table:table-cell>
          <table:table-cell office:value-type="string">
            <text:p>68 SCOTT STREET</text:p>
          </table:table-cell>
          <table:table-cell office:value-type="string">
            <text:p>HARTFORD</text:p>
          </table:table-cell>
          <table:table-cell office:value-type="string">
            <text:p>NB</text:p>
          </table:table-cell>
          <table:table-cell office:value-type="string">
            <text:p>E7M 0C4</text:p>
          </table:table-cell>
          <table:table-cell office:value-type="string">
            <text:p>506325222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AD AUTO WORKS, LIMITED</text:p>
          </table:table-cell>
          <table:table-cell office:value-type="string">
            <text:p>BL 1, PT 1, ONIGBONGBO VILLAGE</text:p>
          </table:table-cell>
          <table:table-cell office:value-type="string">
            <text:p>LEKKI LAGOS, NIGERIA</text:p>
          </table:table-cell>
          <table:table-cell office:value-type="string">
            <text:p>-</text:p>
          </table:table-cell>
          <table:table-cell office:value-type="string">
            <text:p>00000</text:p>
          </table:table-cell>
          <table:table-cell office:value-type="string">
            <text:p>0000000000</text:p>
          </table:table-cell>
          <table:table-cell office:value-type="string">
            <text:p>NG 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ADAR AUTO PARTS</text:p>
          </table:table-cell>
          <table:table-cell office:value-type="string">
            <text:p>20 KING STREET</text:p>
          </table:table-cell>
          <table:table-cell office:value-type="string">
            <text:p>CLINTON</text:p>
          </table:table-cell>
          <table:table-cell office:value-type="string">
            <text:p>ON</text:p>
          </table:table-cell>
          <table:table-cell office:value-type="string">
            <text:p>N0M1L0</text:p>
          </table:table-cell>
          <table:table-cell office:value-type="string">
            <text:p>519482344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ADAR AUTO PARTS BRUSSELS</text:p>
          </table:table-cell>
          <table:table-cell office:value-type="string">
            <text:p>235 TURNBERRY STREET</text:p>
          </table:table-cell>
          <table:table-cell office:value-type="string">
            <text:p>BRUSSELS</text:p>
          </table:table-cell>
          <table:table-cell office:value-type="string">
            <text:p>ON</text:p>
          </table:table-cell>
          <table:table-cell office:value-type="string">
            <text:p>N0G1H0</text:p>
          </table:table-cell>
          <table:table-cell office:value-type="string">
            <text:p>519887966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ADAR AUTO PARTS INC.</text:p>
          </table:table-cell>
          <table:table-cell office:value-type="string">
            <text:p>3878 WELLINGTON STREET</text:p>
          </table:table-cell>
          <table:table-cell office:value-type="string">
            <text:p>MITCHELL</text:p>
          </table:table-cell>
          <table:table-cell office:value-type="string">
            <text:p>ON</text:p>
          </table:table-cell>
          <table:table-cell office:value-type="string">
            <text:p>N0K1N0</text:p>
          </table:table-cell>
          <table:table-cell office:value-type="string">
            <text:p>519348848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AL-DCS MILLBROOK NODE NC</text:p>
          </table:table-cell>
          <table:table-cell office:value-type="string">
            <text:p>2635 EAST MILLBROOK RD</text:p>
          </table:table-cell>
          <table:table-cell office:value-type="string">
            <text:p>RALEIGH</text:p>
          </table:table-cell>
          <table:table-cell office:value-type="string">
            <text:p>NC</text:p>
          </table:table-cell>
          <table:table-cell office:value-type="string">
            <text:p>27604</text:p>
          </table:table-cell>
          <table:table-cell office:value-type="string">
            <text:p>(919) 876-864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ANCHLAND AUTO PARTS</text:p>
          </table:table-cell>
          <table:table-cell office:value-type="string">
            <text:p>212 E. DOUGLAS STREET</text:p>
          </table:table-cell>
          <table:table-cell office:value-type="string">
            <text:p>O'NEILL</text:p>
          </table:table-cell>
          <table:table-cell office:value-type="string">
            <text:p>NE</text:p>
          </table:table-cell>
          <table:table-cell office:value-type="string">
            <text:p>68763</text:p>
          </table:table-cell>
          <table:table-cell office:value-type="string">
            <text:p>40233623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ANCHO AUTO AND TRUCK PARTS</text:p>
          </table:table-cell>
          <table:table-cell office:value-type="string">
            <text:p>2004 DAIRY MART ROAD SUITE 114</text:p>
          </table:table-cell>
          <table:table-cell office:value-type="string">
            <text:p>SAN YSIDRO</text:p>
          </table:table-cell>
          <table:table-cell office:value-type="string">
            <text:p>CA</text:p>
          </table:table-cell>
          <table:table-cell office:value-type="string">
            <text:p>92173</text:p>
          </table:table-cell>
          <table:table-cell office:value-type="string">
            <text:p>61942822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ANDYS AUTO PARTS</text:p>
          </table:table-cell>
          <table:table-cell office:value-type="string">
            <text:p>705 MONTGOMERY STREET</text:p>
          </table:table-cell>
          <table:table-cell office:value-type="string">
            <text:p>DECORAH</text:p>
          </table:table-cell>
          <table:table-cell office:value-type="string">
            <text:p>IA</text:p>
          </table:table-cell>
          <table:table-cell office:value-type="string">
            <text:p>52101</text:p>
          </table:table-cell>
          <table:table-cell office:value-type="string">
            <text:p>56338284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ATON AMERICAN PARTS, INC.</text:p>
          </table:table-cell>
          <table:table-cell office:value-type="string">
            <text:p>326 S. 2ND STREET</text:p>
          </table:table-cell>
          <table:table-cell office:value-type="string">
            <text:p>RATON</text:p>
          </table:table-cell>
          <table:table-cell office:value-type="string">
            <text:p>NM</text:p>
          </table:table-cell>
          <table:table-cell office:value-type="string">
            <text:p>87740</text:p>
          </table:table-cell>
          <table:table-cell office:value-type="string">
            <text:p>575445365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AWLINS AUTO PARTS</text:p>
          </table:table-cell>
          <table:table-cell office:value-type="string">
            <text:p>406 E. CEDAR ST.</text:p>
          </table:table-cell>
          <table:table-cell office:value-type="string">
            <text:p>RAWLINS</text:p>
          </table:table-cell>
          <table:table-cell office:value-type="string">
            <text:p>WY</text:p>
          </table:table-cell>
          <table:table-cell office:value-type="string">
            <text:p>82301</text:p>
          </table:table-cell>
          <table:table-cell office:value-type="string">
            <text:p>30732427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AY GODIN AUTO SUPPLIES</text:p>
          </table:table-cell>
          <table:table-cell office:value-type="string">
            <text:p>195 LAKE ST</text:p>
          </table:table-cell>
          <table:table-cell office:value-type="string">
            <text:p>PEMBROKE</text:p>
          </table:table-cell>
          <table:table-cell office:value-type="string">
            <text:p>ON</text:p>
          </table:table-cell>
          <table:table-cell office:value-type="string">
            <text:p>K8A 5M1</text:p>
          </table:table-cell>
          <table:table-cell office:value-type="string">
            <text:p>613735687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AY-MAC AUTO PARTS PETROLIA LTD.</text:p>
          </table:table-cell>
          <table:table-cell office:value-type="string">
            <text:p>290 CENTRE STREET P.O. BOX 179</text:p>
          </table:table-cell>
          <table:table-cell office:value-type="string">
            <text:p>PETROLIA ,</text:p>
          </table:table-cell>
          <table:table-cell office:value-type="string">
            <text:p>ON</text:p>
          </table:table-cell>
          <table:table-cell office:value-type="string">
            <text:p>N0N 1R0</text:p>
          </table:table-cell>
          <table:table-cell office:value-type="string">
            <text:p>519882394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AY-MAC AUTOPARTS (FOREST) LTD.</text:p>
          </table:table-cell>
          <table:table-cell office:value-type="string">
            <text:p>6 KING STREET EAST</text:p>
          </table:table-cell>
          <table:table-cell office:value-type="string">
            <text:p>FOREST</text:p>
          </table:table-cell>
          <table:table-cell office:value-type="string">
            <text:p>ON</text:p>
          </table:table-cell>
          <table:table-cell office:value-type="string">
            <text:p>N0N 1J0</text:p>
          </table:table-cell>
          <table:table-cell office:value-type="string">
            <text:p>226520184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AY-MAC DISTRIBUTORS LIMITED</text:p>
          </table:table-cell>
          <table:table-cell office:value-type="string">
            <text:p>378 RICHMOND ST P.O. # 1344</text:p>
          </table:table-cell>
          <table:table-cell office:value-type="string">
            <text:p>CHATHAM</text:p>
          </table:table-cell>
          <table:table-cell office:value-type="string">
            <text:p>ON</text:p>
          </table:table-cell>
          <table:table-cell office:value-type="string">
            <text:p>N7M 5R9</text:p>
          </table:table-cell>
          <table:table-cell office:value-type="string">
            <text:p>519352312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EAL VIAU INC</text:p>
          </table:table-cell>
          <table:table-cell office:value-type="string">
            <text:p>46 RUE ST THOMAS</text:p>
          </table:table-cell>
          <table:table-cell office:value-type="string">
            <text:p>VALLEYFIELD</text:p>
          </table:table-cell>
          <table:table-cell office:value-type="string">
            <text:p>QC</text:p>
          </table:table-cell>
          <table:table-cell office:value-type="string">
            <text:p>J6T 4J3</text:p>
          </table:table-cell>
          <table:table-cell office:value-type="string">
            <text:p>(000) 373-548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EBEL AUTO PARTS</text:p>
          </table:table-cell>
          <table:table-cell office:value-type="string">
            <text:p>641 WEST PINE</text:p>
          </table:table-cell>
          <table:table-cell office:value-type="string">
            <text:p>PINEDALE</text:p>
          </table:table-cell>
          <table:table-cell office:value-type="string">
            <text:p>WY</text:p>
          </table:table-cell>
          <table:table-cell office:value-type="string">
            <text:p>82941</text:p>
          </table:table-cell>
          <table:table-cell office:value-type="string">
            <text:p>307367432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ED AND SONS AUTO PARTS INC.</text:p>
          </table:table-cell>
          <table:table-cell office:value-type="string">
            <text:p>PO BOX1175</text:p>
          </table:table-cell>
          <table:table-cell office:value-type="string">
            <text:p>BOISE CITY</text:p>
          </table:table-cell>
          <table:table-cell office:value-type="string">
            <text:p>OK</text:p>
          </table:table-cell>
          <table:table-cell office:value-type="string">
            <text:p>73933</text:p>
          </table:table-cell>
          <table:table-cell office:value-type="string">
            <text:p>58054431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EDMONDS PARTS &amp; PAINT, INC</text:p>
          </table:table-cell>
          <table:table-cell office:value-type="string">
            <text:p>7660 FREEDOM AVE NW</text:p>
          </table:table-cell>
          <table:table-cell office:value-type="string">
            <text:p>NORTH CANTON</text:p>
          </table:table-cell>
          <table:table-cell office:value-type="string">
            <text:p>OH</text:p>
          </table:table-cell>
          <table:table-cell office:value-type="string">
            <text:p>44720</text:p>
          </table:table-cell>
          <table:table-cell office:value-type="string">
            <text:p>33030501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ED'S AUTO SUPPLY</text:p>
          </table:table-cell>
          <table:table-cell office:value-type="string">
            <text:p>P. O. BOX 251</text:p>
          </table:table-cell>
          <table:table-cell office:value-type="string">
            <text:p>PRATTSVILLE</text:p>
          </table:table-cell>
          <table:table-cell office:value-type="string">
            <text:p>NY</text:p>
          </table:table-cell>
          <table:table-cell office:value-type="string">
            <text:p>12468</text:p>
          </table:table-cell>
          <table:table-cell office:value-type="string">
            <text:p>51829936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EGIS AUTO PARTS</text:p>
          </table:table-cell>
          <table:table-cell office:value-type="string">
            <text:p>50 THAMES STREET SOUTH</text:p>
          </table:table-cell>
          <table:table-cell office:value-type="string">
            <text:p>INGERSOLL</text:p>
          </table:table-cell>
          <table:table-cell office:value-type="string">
            <text:p>ON</text:p>
          </table:table-cell>
          <table:table-cell office:value-type="string">
            <text:p>N5C2S9</text:p>
          </table:table-cell>
          <table:table-cell office:value-type="string">
            <text:p>51948541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EIS AUTO PARTS AND SERVICE</text:p>
          </table:table-cell>
          <table:table-cell office:value-type="string">
            <text:p>P O BOX 183</text:p>
          </table:table-cell>
          <table:table-cell office:value-type="string">
            <text:p>ODEBOLT</text:p>
          </table:table-cell>
          <table:table-cell office:value-type="string">
            <text:p>IA</text:p>
          </table:table-cell>
          <table:table-cell office:value-type="string">
            <text:p>51458</text:p>
          </table:table-cell>
          <table:table-cell office:value-type="string">
            <text:p>71266822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ENNS AUTO PARTS</text:p>
          </table:table-cell>
          <table:table-cell office:value-type="string">
            <text:p>18 MECHANIC STREET</text:p>
          </table:table-cell>
          <table:table-cell office:value-type="string">
            <text:p>AKRON</text:p>
          </table:table-cell>
          <table:table-cell office:value-type="string">
            <text:p>NY</text:p>
          </table:table-cell>
          <table:table-cell office:value-type="string">
            <text:p>14001</text:p>
          </table:table-cell>
          <table:table-cell office:value-type="string">
            <text:p>71654228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ERUCHA <text:s/>AG AND AUTO SUPPLY</text:p>
          </table:table-cell>
          <table:table-cell office:value-type="string">
            <text:p>537 D STREET</text:p>
          </table:table-cell>
          <table:table-cell office:value-type="string">
            <text:p>DAVID CITY</text:p>
          </table:table-cell>
          <table:table-cell office:value-type="string">
            <text:p>NE</text:p>
          </table:table-cell>
          <table:table-cell office:value-type="string">
            <text:p>68632</text:p>
          </table:table-cell>
          <table:table-cell office:value-type="string">
            <text:p>40236730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ICHFIELD AUTO PARTS</text:p>
          </table:table-cell>
          <table:table-cell office:value-type="string">
            <text:p>P.O.BOX 163</text:p>
          </table:table-cell>
          <table:table-cell office:value-type="string">
            <text:p>RICHFIELD</text:p>
          </table:table-cell>
          <table:table-cell office:value-type="string">
            <text:p>OH</text:p>
          </table:table-cell>
          <table:table-cell office:value-type="string">
            <text:p>44286</text:p>
          </table:table-cell>
          <table:table-cell office:value-type="string">
            <text:p>33065937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ICHLAND AUTO PARTS</text:p>
          </table:table-cell>
          <table:table-cell office:value-type="string">
            <text:p>480 RICHLAND AVE.</text:p>
          </table:table-cell>
          <table:table-cell office:value-type="string">
            <text:p>ATHENS</text:p>
          </table:table-cell>
          <table:table-cell office:value-type="string">
            <text:p>OH</text:p>
          </table:table-cell>
          <table:table-cell office:value-type="string">
            <text:p>45701</text:p>
          </table:table-cell>
          <table:table-cell office:value-type="string">
            <text:p>74059266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ICK'S AMERICAN AND FOREIGN AUT</text:p>
          </table:table-cell>
          <table:table-cell office:value-type="string">
            <text:p>98 RIDGE ROAD</text:p>
          </table:table-cell>
          <table:table-cell office:value-type="string">
            <text:p>NORTH ARLINGTON</text:p>
          </table:table-cell>
          <table:table-cell office:value-type="string">
            <text:p>NJ</text:p>
          </table:table-cell>
          <table:table-cell office:value-type="string">
            <text:p>07031</text:p>
          </table:table-cell>
          <table:table-cell office:value-type="string">
            <text:p>20199141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IETH AUTO STORES</text:p>
          </table:table-cell>
          <table:table-cell office:value-type="string">
            <text:p>1806 E. MAIN</text:p>
          </table:table-cell>
          <table:table-cell office:value-type="string">
            <text:p>MESA</text:p>
          </table:table-cell>
          <table:table-cell office:value-type="string">
            <text:p>AZ</text:p>
          </table:table-cell>
          <table:table-cell office:value-type="string">
            <text:p>85203</text:p>
          </table:table-cell>
          <table:table-cell office:value-type="string">
            <text:p>(480) 962-42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IGHT AUTO PARTS</text:p>
          </table:table-cell>
          <table:table-cell office:value-type="string">
            <text:p>705 EAST BUCKEYE</text:p>
          </table:table-cell>
          <table:table-cell office:value-type="string">
            <text:p>NORTH VERNON</text:p>
          </table:table-cell>
          <table:table-cell office:value-type="string">
            <text:p>IN</text:p>
          </table:table-cell>
          <table:table-cell office:value-type="string">
            <text:p>47265</text:p>
          </table:table-cell>
          <table:table-cell office:value-type="string">
            <text:p>81234650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INEHART AUTO PARTS</text:p>
          </table:table-cell>
          <table:table-cell office:value-type="string">
            <text:p>114 N MAIN</text:p>
          </table:table-cell>
          <table:table-cell office:value-type="string">
            <text:p>MILAN</text:p>
          </table:table-cell>
          <table:table-cell office:value-type="string">
            <text:p>MO</text:p>
          </table:table-cell>
          <table:table-cell office:value-type="string">
            <text:p>63556</text:p>
          </table:table-cell>
          <table:table-cell office:value-type="string">
            <text:p>660265416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IO GRANDE MOTOR PARTS INC</text:p>
          </table:table-cell>
          <table:table-cell office:value-type="string">
            <text:p>302 STATE AVE</text:p>
          </table:table-cell>
          <table:table-cell office:value-type="string">
            <text:p>ALAMOSA</text:p>
          </table:table-cell>
          <table:table-cell office:value-type="string">
            <text:p>CO</text:p>
          </table:table-cell>
          <table:table-cell office:value-type="string">
            <text:p>81101</text:p>
          </table:table-cell>
          <table:table-cell office:value-type="string">
            <text:p>71958925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IO'S AUTO AG SUPPLY</text:p>
          </table:table-cell>
          <table:table-cell office:value-type="string">
            <text:p>627 E GOVERMENT WAY</text:p>
          </table:table-cell>
          <table:table-cell office:value-type="string">
            <text:p>MATTAWA</text:p>
          </table:table-cell>
          <table:table-cell office:value-type="string">
            <text:p>WA</text:p>
          </table:table-cell>
          <table:table-cell office:value-type="string">
            <text:p>99349</text:p>
          </table:table-cell>
          <table:table-cell office:value-type="string">
            <text:p>509932405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IV - TEMECULA CA #7713</text:p>
          </table:table-cell>
          <table:table-cell office:value-type="string">
            <text:p>41630 WINCHESTER ROAD, SUITE G</text:p>
          </table:table-cell>
          <table:table-cell office:value-type="string">
            <text:p>TEMECULA</text:p>
          </table:table-cell>
          <table:table-cell office:value-type="string">
            <text:p>CA</text:p>
          </table:table-cell>
          <table:table-cell office:value-type="string">
            <text:p>92590</text:p>
          </table:table-cell>
          <table:table-cell office:value-type="string">
            <text:p>95129666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IVER AUTO PARTS</text:p>
          </table:table-cell>
          <table:table-cell office:value-type="string">
            <text:p>20301 HIGHWAY 116</text:p>
          </table:table-cell>
          <table:table-cell office:value-type="string">
            <text:p>MONTE RIO</text:p>
          </table:table-cell>
          <table:table-cell office:value-type="string">
            <text:p>CA</text:p>
          </table:table-cell>
          <table:table-cell office:value-type="string">
            <text:p>95462</text:p>
          </table:table-cell>
          <table:table-cell office:value-type="string">
            <text:p>9195733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IVER RUN AUTO PARTS</text:p>
          </table:table-cell>
          <table:table-cell office:value-type="string">
            <text:p>820 B WARM SPRINGS RD.</text:p>
          </table:table-cell>
          <table:table-cell office:value-type="string">
            <text:p>KETCHUM</text:p>
          </table:table-cell>
          <table:table-cell office:value-type="string">
            <text:p>ID</text:p>
          </table:table-cell>
          <table:table-cell office:value-type="string">
            <text:p>83340</text:p>
          </table:table-cell>
          <table:table-cell office:value-type="string">
            <text:p>208726010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L PARTS PLUS, INC.</text:p>
          </table:table-cell>
          <table:table-cell office:value-type="string">
            <text:p>1318 JACKSON STREET</text:p>
          </table:table-cell>
          <table:table-cell office:value-type="string">
            <text:p>SALEM</text:p>
          </table:table-cell>
          <table:table-cell office:value-type="string">
            <text:p>IN</text:p>
          </table:table-cell>
          <table:table-cell office:value-type="string">
            <text:p>47167</text:p>
          </table:table-cell>
          <table:table-cell office:value-type="string">
            <text:p>81288320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OACHDALE AUTO PARTS, LLC</text:p>
          </table:table-cell>
          <table:table-cell office:value-type="string">
            <text:p>109 N INDIANA ST</text:p>
          </table:table-cell>
          <table:table-cell office:value-type="string">
            <text:p>ROACHDALE</text:p>
          </table:table-cell>
          <table:table-cell office:value-type="string">
            <text:p>IN</text:p>
          </table:table-cell>
          <table:table-cell office:value-type="string">
            <text:p>46172</text:p>
          </table:table-cell>
          <table:table-cell office:value-type="string">
            <text:p>76552221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OAD RUNNER</text:p>
          </table:table-cell>
          <table:table-cell office:value-type="string">
            <text:p>1 WEST MAIN STREET</text:p>
          </table:table-cell>
          <table:table-cell office:value-type="string">
            <text:p>CUBA</text:p>
          </table:table-cell>
          <table:table-cell office:value-type="string">
            <text:p>NY</text:p>
          </table:table-cell>
          <table:table-cell office:value-type="string">
            <text:p>14727</text:p>
          </table:table-cell>
          <table:table-cell office:value-type="string">
            <text:p>58596837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OBBINSVILLE AUTO PARTS, INC.</text:p>
          </table:table-cell>
          <table:table-cell office:value-type="string">
            <text:p>379 BYPASS US 129</text:p>
          </table:table-cell>
          <table:table-cell office:value-type="string">
            <text:p>ROBBINSVILLE</text:p>
          </table:table-cell>
          <table:table-cell office:value-type="string">
            <text:p>NC</text:p>
          </table:table-cell>
          <table:table-cell office:value-type="string">
            <text:p>28771</text:p>
          </table:table-cell>
          <table:table-cell office:value-type="string">
            <text:p>82847905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ODGERS PARTS COMPANY</text:p>
          </table:table-cell>
          <table:table-cell office:value-type="string">
            <text:p>336 DEPOT ST</text:p>
          </table:table-cell>
          <table:table-cell office:value-type="string">
            <text:p>LEXINGTON</text:p>
          </table:table-cell>
          <table:table-cell office:value-type="string">
            <text:p>MS</text:p>
          </table:table-cell>
          <table:table-cell office:value-type="string">
            <text:p>39095</text:p>
          </table:table-cell>
          <table:table-cell office:value-type="string">
            <text:p>66283433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ODS AUTO PARTS</text:p>
          </table:table-cell>
          <table:table-cell office:value-type="string">
            <text:p>478 ASHEVILLE HIGHWAY</text:p>
          </table:table-cell>
          <table:table-cell office:value-type="string">
            <text:p>SYLVA</text:p>
          </table:table-cell>
          <table:table-cell office:value-type="string">
            <text:p>NC</text:p>
          </table:table-cell>
          <table:table-cell office:value-type="string">
            <text:p>28779</text:p>
          </table:table-cell>
          <table:table-cell office:value-type="string">
            <text:p>828586555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OLFE AUTO &amp; FARM SUPPLY</text:p>
          </table:table-cell>
          <table:table-cell office:value-type="string">
            <text:p>101 GARFIELD</text:p>
          </table:table-cell>
          <table:table-cell office:value-type="string">
            <text:p>ROLFE</text:p>
          </table:table-cell>
          <table:table-cell office:value-type="string">
            <text:p>IA</text:p>
          </table:table-cell>
          <table:table-cell office:value-type="string">
            <text:p>50581</text:p>
          </table:table-cell>
          <table:table-cell office:value-type="string">
            <text:p>(712) 848-33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OLL - BINGHAM CARQUEST</text:p>
          </table:table-cell>
          <table:table-cell office:value-type="string">
            <text:p>4835 E. 38TH AVE.</text:p>
          </table:table-cell>
          <table:table-cell office:value-type="string">
            <text:p>ROLL</text:p>
          </table:table-cell>
          <table:table-cell office:value-type="string">
            <text:p>AZ</text:p>
          </table:table-cell>
          <table:table-cell office:value-type="string">
            <text:p>85347</text:p>
          </table:table-cell>
          <table:table-cell office:value-type="string">
            <text:p>928785331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ON'S AUTO PARTS WAREHOUSE INC</text:p>
          </table:table-cell>
          <table:table-cell office:value-type="string">
            <text:p>136 S MAIN ST</text:p>
          </table:table-cell>
          <table:table-cell office:value-type="string">
            <text:p>CAPAC</text:p>
          </table:table-cell>
          <table:table-cell office:value-type="string">
            <text:p>MI</text:p>
          </table:table-cell>
          <table:table-cell office:value-type="string">
            <text:p>48014</text:p>
          </table:table-cell>
          <table:table-cell office:value-type="string">
            <text:p>810395253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OSS FAMILY AUTO PARTS INC</text:p>
          </table:table-cell>
          <table:table-cell office:value-type="string">
            <text:p>102 WEST HWY 23</text:p>
          </table:table-cell>
          <table:table-cell office:value-type="string">
            <text:p>GRANT</text:p>
          </table:table-cell>
          <table:table-cell office:value-type="string">
            <text:p>NE</text:p>
          </table:table-cell>
          <table:table-cell office:value-type="string">
            <text:p>69140</text:p>
          </table:table-cell>
          <table:table-cell office:value-type="string">
            <text:p>30835222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OSSVILLE AUTO SUPPLY</text:p>
          </table:table-cell>
          <table:table-cell office:value-type="string">
            <text:p>207 W PERRY</text:p>
          </table:table-cell>
          <table:table-cell office:value-type="string">
            <text:p>ROSSVILLE</text:p>
          </table:table-cell>
          <table:table-cell office:value-type="string">
            <text:p>KS</text:p>
          </table:table-cell>
          <table:table-cell office:value-type="string">
            <text:p>66533</text:p>
          </table:table-cell>
          <table:table-cell office:value-type="string">
            <text:p>78558461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OUTE 66 AUTO SUPPLY INC</text:p>
          </table:table-cell>
          <table:table-cell office:value-type="string">
            <text:p>1057 HISTORIC ROUTE 66</text:p>
          </table:table-cell>
          <table:table-cell office:value-type="string">
            <text:p>SANTA ROSA</text:p>
          </table:table-cell>
          <table:table-cell office:value-type="string">
            <text:p>NM</text:p>
          </table:table-cell>
          <table:table-cell office:value-type="string">
            <text:p>88435</text:p>
          </table:table-cell>
          <table:table-cell office:value-type="string">
            <text:p>575472531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OYAL CITY AUTOMOTIVE</text:p>
          </table:table-cell>
          <table:table-cell office:value-type="string">
            <text:p>253 EDINBURGH ROAD NORTH</text:p>
          </table:table-cell>
          <table:table-cell office:value-type="string">
            <text:p>GUELPH</text:p>
          </table:table-cell>
          <table:table-cell office:value-type="string">
            <text:p>ON</text:p>
          </table:table-cell>
          <table:table-cell office:value-type="string">
            <text:p>N1H 1E2</text:p>
          </table:table-cell>
          <table:table-cell office:value-type="string">
            <text:p>519823140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OYSE CITY CARQUEST</text:p>
          </table:table-cell>
          <table:table-cell office:value-type="string">
            <text:p>306 E MAIN</text:p>
          </table:table-cell>
          <table:table-cell office:value-type="string">
            <text:p>ROYSE CITY</text:p>
          </table:table-cell>
          <table:table-cell office:value-type="string">
            <text:p>TX</text:p>
          </table:table-cell>
          <table:table-cell office:value-type="string">
            <text:p>75189</text:p>
          </table:table-cell>
          <table:table-cell office:value-type="string">
            <text:p>97263656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SR AUTO PARTS</text:p>
          </table:table-cell>
          <table:table-cell office:value-type="string">
            <text:p>521 DEPOT STREET</text:p>
          </table:table-cell>
          <table:table-cell office:value-type="string">
            <text:p>FRANKLIN</text:p>
          </table:table-cell>
          <table:table-cell office:value-type="string">
            <text:p>NC</text:p>
          </table:table-cell>
          <table:table-cell office:value-type="string">
            <text:p>28734</text:p>
          </table:table-cell>
          <table:table-cell office:value-type="string">
            <text:p>82852437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RUSH INTERNATIONAL TRUCK CENTER</text:p>
          </table:table-cell>
          <table:table-cell office:value-type="string">
            <text:p>529 22ND STREET NORTH</text:p>
          </table:table-cell>
          <table:table-cell office:value-type="string">
            <text:p>LEWISTON</text:p>
          </table:table-cell>
          <table:table-cell office:value-type="string">
            <text:p>ID</text:p>
          </table:table-cell>
          <table:table-cell office:value-type="string">
            <text:p>83501</text:p>
          </table:table-cell>
          <table:table-cell office:value-type="string">
            <text:p>20874871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 &amp; S AUTO PARTS INC.</text:p>
          </table:table-cell>
          <table:table-cell office:value-type="string">
            <text:p>605 LAKE AVE</text:p>
          </table:table-cell>
          <table:table-cell office:value-type="string">
            <text:p>GOTHENBURG</text:p>
          </table:table-cell>
          <table:table-cell office:value-type="string">
            <text:p>NE</text:p>
          </table:table-cell>
          <table:table-cell office:value-type="string">
            <text:p>69138</text:p>
          </table:table-cell>
          <table:table-cell office:value-type="string">
            <text:p>308537373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 &amp; S PARTS HOUSE</text:p>
          </table:table-cell>
          <table:table-cell office:value-type="string">
            <text:p>1000 WEST BROADWAY</text:p>
          </table:table-cell>
          <table:table-cell office:value-type="string">
            <text:p>WINNSBORO</text:p>
          </table:table-cell>
          <table:table-cell office:value-type="string">
            <text:p>TX</text:p>
          </table:table-cell>
          <table:table-cell office:value-type="string">
            <text:p>75494</text:p>
          </table:table-cell>
          <table:table-cell office:value-type="string">
            <text:p>90334235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 AND H AUTO PARTS / CARQUEST</text:p>
          </table:table-cell>
          <table:table-cell office:value-type="string">
            <text:p>8123 GUIDE MERIDIAN</text:p>
          </table:table-cell>
          <table:table-cell office:value-type="string">
            <text:p>LYNDEN</text:p>
          </table:table-cell>
          <table:table-cell office:value-type="string">
            <text:p>WA</text:p>
          </table:table-cell>
          <table:table-cell office:value-type="string">
            <text:p>98264</text:p>
          </table:table-cell>
          <table:table-cell office:value-type="string">
            <text:p>36035444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 AND W AUTO PARTS</text:p>
          </table:table-cell>
          <table:table-cell office:value-type="string">
            <text:p>5328 COTTON STREET</text:p>
          </table:table-cell>
          <table:table-cell office:value-type="string">
            <text:p>GRACEVILLE</text:p>
          </table:table-cell>
          <table:table-cell office:value-type="string">
            <text:p>FL</text:p>
          </table:table-cell>
          <table:table-cell office:value-type="string">
            <text:p>32440</text:p>
          </table:table-cell>
          <table:table-cell office:value-type="string">
            <text:p>850263324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ALUDA AUTO PARTS</text:p>
          </table:table-cell>
          <table:table-cell office:value-type="string">
            <text:p>2694 GENERAL PULLER HWY</text:p>
          </table:table-cell>
          <table:table-cell office:value-type="string">
            <text:p>SALUDA</text:p>
          </table:table-cell>
          <table:table-cell office:value-type="string">
            <text:p>VA</text:p>
          </table:table-cell>
          <table:table-cell office:value-type="string">
            <text:p>23149</text:p>
          </table:table-cell>
          <table:table-cell office:value-type="string">
            <text:p>80475848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AN MIGUEL SUPPLY</text:p>
          </table:table-cell>
          <table:table-cell office:value-type="string">
            <text:p>622 LEGION DR</text:p>
          </table:table-cell>
          <table:table-cell office:value-type="string">
            <text:p>LAS VEGAS</text:p>
          </table:table-cell>
          <table:table-cell office:value-type="string">
            <text:p>NM</text:p>
          </table:table-cell>
          <table:table-cell office:value-type="string">
            <text:p>87701</text:p>
          </table:table-cell>
          <table:table-cell office:value-type="string">
            <text:p>50542567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ANDY LAKE AUTO PARTS INC</text:p>
          </table:table-cell>
          <table:table-cell office:value-type="string">
            <text:p>5327 FRANKLIN ROAD</text:p>
          </table:table-cell>
          <table:table-cell office:value-type="string">
            <text:p>SANDY LAKE</text:p>
          </table:table-cell>
          <table:table-cell office:value-type="string">
            <text:p>PA</text:p>
          </table:table-cell>
          <table:table-cell office:value-type="string">
            <text:p>16145</text:p>
          </table:table-cell>
          <table:table-cell office:value-type="string">
            <text:p>724376310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ANFORD AUTO PARTS</text:p>
          </table:table-cell>
          <table:table-cell office:value-type="string">
            <text:p>ROUTE 28</text:p>
          </table:table-cell>
          <table:table-cell office:value-type="string">
            <text:p>ARKVILLE</text:p>
          </table:table-cell>
          <table:table-cell office:value-type="string">
            <text:p>NY</text:p>
          </table:table-cell>
          <table:table-cell office:value-type="string">
            <text:p>12406</text:p>
          </table:table-cell>
          <table:table-cell office:value-type="string">
            <text:p>84558646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ANTA CRUZ AUTO PARTS</text:p>
          </table:table-cell>
          <table:table-cell office:value-type="string">
            <text:p>1919 SOQUEL AVENUE</text:p>
          </table:table-cell>
          <table:table-cell office:value-type="string">
            <text:p>SANTA CRUZ</text:p>
          </table:table-cell>
          <table:table-cell office:value-type="string">
            <text:p>CA</text:p>
          </table:table-cell>
          <table:table-cell office:value-type="string">
            <text:p>95062</text:p>
          </table:table-cell>
          <table:table-cell office:value-type="string">
            <text:p>83142325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ANTEE AUTO PARTS</text:p>
          </table:table-cell>
          <table:table-cell office:value-type="string">
            <text:p>PO BOX 1274</text:p>
          </table:table-cell>
          <table:table-cell office:value-type="string">
            <text:p>SANTEE</text:p>
          </table:table-cell>
          <table:table-cell office:value-type="string">
            <text:p>SC</text:p>
          </table:table-cell>
          <table:table-cell office:value-type="string">
            <text:p>29142</text:p>
          </table:table-cell>
          <table:table-cell office:value-type="string">
            <text:p>80385427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ATICOY AUTO PARTS</text:p>
          </table:table-cell>
          <table:table-cell office:value-type="string">
            <text:p>11015 NARDO STREET</text:p>
          </table:table-cell>
          <table:table-cell office:value-type="string">
            <text:p>SATICOY</text:p>
          </table:table-cell>
          <table:table-cell office:value-type="string">
            <text:p>CA</text:p>
          </table:table-cell>
          <table:table-cell office:value-type="string">
            <text:p>93004</text:p>
          </table:table-cell>
          <table:table-cell office:value-type="string">
            <text:p>80564732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AV-MOR DISCOUNT AUTO</text:p>
          </table:table-cell>
          <table:table-cell office:value-type="string">
            <text:p>982 MAIN ST</text:p>
          </table:table-cell>
          <table:table-cell office:value-type="string">
            <text:p>PEEKSKILL</text:p>
          </table:table-cell>
          <table:table-cell office:value-type="string">
            <text:p>NY</text:p>
          </table:table-cell>
          <table:table-cell office:value-type="string">
            <text:p>10566</text:p>
          </table:table-cell>
          <table:table-cell office:value-type="string">
            <text:p>91473774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CHOPPE AUTO SUPPLY</text:p>
          </table:table-cell>
          <table:table-cell office:value-type="string">
            <text:p>1422 AVENUE B N HWY 36</text:p>
          </table:table-cell>
          <table:table-cell office:value-type="string">
            <text:p>SOMERVILLE</text:p>
          </table:table-cell>
          <table:table-cell office:value-type="string">
            <text:p>TX</text:p>
          </table:table-cell>
          <table:table-cell office:value-type="string">
            <text:p>77879</text:p>
          </table:table-cell>
          <table:table-cell office:value-type="string">
            <text:p>97959616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CHOWS AUTO PARTS</text:p>
          </table:table-cell>
          <table:table-cell office:value-type="string">
            <text:p>323 E 8TH ST</text:p>
          </table:table-cell>
          <table:table-cell office:value-type="string">
            <text:p>RUPERT</text:p>
          </table:table-cell>
          <table:table-cell office:value-type="string">
            <text:p>ID</text:p>
          </table:table-cell>
          <table:table-cell office:value-type="string">
            <text:p>83350</text:p>
          </table:table-cell>
          <table:table-cell office:value-type="string">
            <text:p>208436375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CHOW'S CQ OF AMERICAN FALLS</text:p>
          </table:table-cell>
          <table:table-cell office:value-type="string">
            <text:p>2844 POCATELLO AVENUE</text:p>
          </table:table-cell>
          <table:table-cell office:value-type="string">
            <text:p>AMERICAN FALLS</text:p>
          </table:table-cell>
          <table:table-cell office:value-type="string">
            <text:p>ID</text:p>
          </table:table-cell>
          <table:table-cell office:value-type="string">
            <text:p>83211</text:p>
          </table:table-cell>
          <table:table-cell office:value-type="string">
            <text:p>208226232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CIO AUTO PARTS AND SERVICE</text:p>
          </table:table-cell>
          <table:table-cell office:value-type="string">
            <text:p>38970 HWY 226</text:p>
          </table:table-cell>
          <table:table-cell office:value-type="string">
            <text:p>SCIO</text:p>
          </table:table-cell>
          <table:table-cell office:value-type="string">
            <text:p>OR</text:p>
          </table:table-cell>
          <table:table-cell office:value-type="string">
            <text:p>97374</text:p>
          </table:table-cell>
          <table:table-cell office:value-type="string">
            <text:p>50339433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COBEY FARM AND AUTO, INC.</text:p>
          </table:table-cell>
          <table:table-cell office:value-type="string">
            <text:p>106 1ST AVENUE</text:p>
          </table:table-cell>
          <table:table-cell office:value-type="string">
            <text:p>SCOBEY</text:p>
          </table:table-cell>
          <table:table-cell office:value-type="string">
            <text:p>MT</text:p>
          </table:table-cell>
          <table:table-cell office:value-type="string">
            <text:p>59263</text:p>
          </table:table-cell>
          <table:table-cell office:value-type="string">
            <text:p>406487242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COTTY'S CARQUEST</text:p>
          </table:table-cell>
          <table:table-cell office:value-type="string">
            <text:p>201 SOUTH STATE STREET</text:p>
          </table:table-cell>
          <table:table-cell office:value-type="string">
            <text:p>RIGBY</text:p>
          </table:table-cell>
          <table:table-cell office:value-type="string">
            <text:p>ID</text:p>
          </table:table-cell>
          <table:table-cell office:value-type="string">
            <text:p>83442</text:p>
          </table:table-cell>
          <table:table-cell office:value-type="string">
            <text:p>208745878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EA-KENT PACIFIC HWY WA</text:p>
          </table:table-cell>
          <table:table-cell office:value-type="string">
            <text:p>PACIFIC HIGHWAY</text:p>
          </table:table-cell>
          <table:table-cell office:value-type="string">
            <text:p>KENT</text:p>
          </table:table-cell>
          <table:table-cell office:value-type="string">
            <text:p>WA</text:p>
          </table:table-cell>
          <table:table-cell office:value-type="string">
            <text:p>98032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EAMAN PARTS AND SUPPLY, INC.</text:p>
          </table:table-cell>
          <table:table-cell office:value-type="string">
            <text:p>12970 N. WINTZELL AVENUE</text:p>
          </table:table-cell>
          <table:table-cell office:value-type="string">
            <text:p>BAYOU LA BATRE</text:p>
          </table:table-cell>
          <table:table-cell office:value-type="string">
            <text:p>AL</text:p>
          </table:table-cell>
          <table:table-cell office:value-type="string">
            <text:p>36509</text:p>
          </table:table-cell>
          <table:table-cell office:value-type="string">
            <text:p>25182421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EA-RIVER RD PUYALLUP WA</text:p>
          </table:table-cell>
          <table:table-cell office:value-type="string">
            <text:p>621 RIVER ROAD</text:p>
          </table:table-cell>
          <table:table-cell office:value-type="string">
            <text:p>PUYALLUP</text:p>
          </table:table-cell>
          <table:table-cell office:value-type="string">
            <text:p>WA</text:p>
          </table:table-cell>
          <table:table-cell office:value-type="string">
            <text:p>98371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EBASTOPOL AUTO PARTS</text:p>
          </table:table-cell>
          <table:table-cell office:value-type="string">
            <text:p>PO BOX 317</text:p>
          </table:table-cell>
          <table:table-cell office:value-type="string">
            <text:p>SEBASTOPOL</text:p>
          </table:table-cell>
          <table:table-cell office:value-type="string">
            <text:p>MS</text:p>
          </table:table-cell>
          <table:table-cell office:value-type="string">
            <text:p>39359</text:p>
          </table:table-cell>
          <table:table-cell office:value-type="string">
            <text:p>601625841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EDRO WOOLLEY AUTO PARTS INC</text:p>
          </table:table-cell>
          <table:table-cell office:value-type="string">
            <text:p>816 MURDOCK STREET</text:p>
          </table:table-cell>
          <table:table-cell office:value-type="string">
            <text:p>SEDRO WOOLLEY</text:p>
          </table:table-cell>
          <table:table-cell office:value-type="string">
            <text:p>WA</text:p>
          </table:table-cell>
          <table:table-cell office:value-type="string">
            <text:p>98284</text:p>
          </table:table-cell>
          <table:table-cell office:value-type="string">
            <text:p>36085503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EIPS AUTO PARTS</text:p>
          </table:table-cell>
          <table:table-cell office:value-type="string">
            <text:p>501 W. STATE STREET</text:p>
          </table:table-cell>
          <table:table-cell office:value-type="string">
            <text:p>GEORGETOWN</text:p>
          </table:table-cell>
          <table:table-cell office:value-type="string">
            <text:p>OH</text:p>
          </table:table-cell>
          <table:table-cell office:value-type="string">
            <text:p>45121</text:p>
          </table:table-cell>
          <table:table-cell office:value-type="string">
            <text:p>937378474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ENECA <text:s/>AUTO PARTS, LLC</text:p>
          </table:table-cell>
          <table:table-cell office:value-type="string">
            <text:p>395 N FRALEY ST</text:p>
          </table:table-cell>
          <table:table-cell office:value-type="string">
            <text:p>KANE</text:p>
          </table:table-cell>
          <table:table-cell office:value-type="string">
            <text:p>PA</text:p>
          </table:table-cell>
          <table:table-cell office:value-type="string">
            <text:p>16735</text:p>
          </table:table-cell>
          <table:table-cell office:value-type="string">
            <text:p>814837928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EVIER'S AUTO SUPPLY</text:p>
          </table:table-cell>
          <table:table-cell office:value-type="string">
            <text:p>429 HIGH STREET</text:p>
          </table:table-cell>
          <table:table-cell office:value-type="string">
            <text:p>DELANO</text:p>
          </table:table-cell>
          <table:table-cell office:value-type="string">
            <text:p>CA</text:p>
          </table:table-cell>
          <table:table-cell office:value-type="string">
            <text:p>93215</text:p>
          </table:table-cell>
          <table:table-cell office:value-type="string">
            <text:p>66172533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HAKER VALLEY AUTO PARTS</text:p>
          </table:table-cell>
          <table:table-cell office:value-type="string">
            <text:p>PO BOX 330</text:p>
          </table:table-cell>
          <table:table-cell office:value-type="string">
            <text:p>ENFIELD</text:p>
          </table:table-cell>
          <table:table-cell office:value-type="string">
            <text:p>NH</text:p>
          </table:table-cell>
          <table:table-cell office:value-type="string">
            <text:p>03748</text:p>
          </table:table-cell>
          <table:table-cell office:value-type="string">
            <text:p>603632435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HELBY AUTO PLUS</text:p>
          </table:table-cell>
          <table:table-cell office:value-type="string">
            <text:p>409 N. WASHINGTON STREET</text:p>
          </table:table-cell>
          <table:table-cell office:value-type="string">
            <text:p>SHELBY</text:p>
          </table:table-cell>
          <table:table-cell office:value-type="string">
            <text:p>NC</text:p>
          </table:table-cell>
          <table:table-cell office:value-type="string">
            <text:p>28150</text:p>
          </table:table-cell>
          <table:table-cell office:value-type="string">
            <text:p>70448224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HELTON AUTOMOTIVE</text:p>
          </table:table-cell>
          <table:table-cell office:value-type="string">
            <text:p>921 UNIVERSITY AVENUE</text:p>
          </table:table-cell>
          <table:table-cell office:value-type="string">
            <text:p>FLINT</text:p>
          </table:table-cell>
          <table:table-cell office:value-type="string">
            <text:p>MI</text:p>
          </table:table-cell>
          <table:table-cell office:value-type="string">
            <text:p>48504</text:p>
          </table:table-cell>
          <table:table-cell office:value-type="string">
            <text:p>810238104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HERER AUTO PARTS</text:p>
          </table:table-cell>
          <table:table-cell office:value-type="string">
            <text:p>710 COLFAX AVENUE</text:p>
          </table:table-cell>
          <table:table-cell office:value-type="string">
            <text:p>BENNETT</text:p>
          </table:table-cell>
          <table:table-cell office:value-type="string">
            <text:p>CO</text:p>
          </table:table-cell>
          <table:table-cell office:value-type="string">
            <text:p>80102</text:p>
          </table:table-cell>
          <table:table-cell office:value-type="string">
            <text:p>30364433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IBLEY AUTO AND AG SUPPLY</text:p>
          </table:table-cell>
          <table:table-cell office:value-type="string">
            <text:p>2895 HWY 65 SOUTH</text:p>
          </table:table-cell>
          <table:table-cell office:value-type="string">
            <text:p>EUDORA</text:p>
          </table:table-cell>
          <table:table-cell office:value-type="string">
            <text:p>AR</text:p>
          </table:table-cell>
          <table:table-cell office:value-type="string">
            <text:p>71640</text:p>
          </table:table-cell>
          <table:table-cell office:value-type="string">
            <text:p>87035544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IDNEY CARQUEST</text:p>
          </table:table-cell>
          <table:table-cell office:value-type="string">
            <text:p>710 WEST RUSSELL RD.</text:p>
          </table:table-cell>
          <table:table-cell office:value-type="string">
            <text:p>SIDNEY</text:p>
          </table:table-cell>
          <table:table-cell office:value-type="string">
            <text:p>OH</text:p>
          </table:table-cell>
          <table:table-cell office:value-type="string">
            <text:p>45365</text:p>
          </table:table-cell>
          <table:table-cell office:value-type="string">
            <text:p>93749261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IERRA AUTO PARTS</text:p>
          </table:table-cell>
          <table:table-cell office:value-type="string">
            <text:p>400 AUSTIN AVE</text:p>
          </table:table-cell>
          <table:table-cell office:value-type="string">
            <text:p>T OR C</text:p>
          </table:table-cell>
          <table:table-cell office:value-type="string">
            <text:p>NM</text:p>
          </table:table-cell>
          <table:table-cell office:value-type="string">
            <text:p>87901</text:p>
          </table:table-cell>
          <table:table-cell office:value-type="string">
            <text:p>50589466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ILVER LAKE AGRI CENTER, LLC</text:p>
          </table:table-cell>
          <table:table-cell office:value-type="string">
            <text:p>205 HERENDEEN STREET</text:p>
          </table:table-cell>
          <table:table-cell office:value-type="string">
            <text:p>SILVER LAKE</text:p>
          </table:table-cell>
          <table:table-cell office:value-type="string">
            <text:p>IN</text:p>
          </table:table-cell>
          <table:table-cell office:value-type="string">
            <text:p>46982</text:p>
          </table:table-cell>
          <table:table-cell office:value-type="string">
            <text:p>260352230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IMMONS PARTS AND SERVICE</text:p>
          </table:table-cell>
          <table:table-cell office:value-type="string">
            <text:p>145 SOUTH GROVE STREET</text:p>
          </table:table-cell>
          <table:table-cell office:value-type="string">
            <text:p>PETERSBURG</text:p>
          </table:table-cell>
          <table:table-cell office:value-type="string">
            <text:p>WV</text:p>
          </table:table-cell>
          <table:table-cell office:value-type="string">
            <text:p>26847</text:p>
          </table:table-cell>
          <table:table-cell office:value-type="string">
            <text:p>30425749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INGER AUTO PARTS</text:p>
          </table:table-cell>
          <table:table-cell office:value-type="string">
            <text:p>1049 W WASHINGTON</text:p>
          </table:table-cell>
          <table:table-cell office:value-type="string">
            <text:p>MARSHFIELD</text:p>
          </table:table-cell>
          <table:table-cell office:value-type="string">
            <text:p>MO</text:p>
          </table:table-cell>
          <table:table-cell office:value-type="string">
            <text:p>65706</text:p>
          </table:table-cell>
          <table:table-cell office:value-type="string">
            <text:p>417859219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LACK AUTO SUPPLY, LLC</text:p>
          </table:table-cell>
          <table:table-cell office:value-type="string">
            <text:p>817 LINCOLN AVE</text:p>
          </table:table-cell>
          <table:table-cell office:value-type="string">
            <text:p>YORK</text:p>
          </table:table-cell>
          <table:table-cell office:value-type="string">
            <text:p>NE</text:p>
          </table:table-cell>
          <table:table-cell office:value-type="string">
            <text:p>68467</text:p>
          </table:table-cell>
          <table:table-cell office:value-type="string">
            <text:p>40236277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MITH WHOLESALE AUTO</text:p>
          </table:table-cell>
          <table:table-cell office:value-type="string">
            <text:p>PO BOX 464</text:p>
          </table:table-cell>
          <table:table-cell office:value-type="string">
            <text:p>MANCHESTER</text:p>
          </table:table-cell>
          <table:table-cell office:value-type="string">
            <text:p>KY</text:p>
          </table:table-cell>
          <table:table-cell office:value-type="string">
            <text:p>40962</text:p>
          </table:table-cell>
          <table:table-cell office:value-type="string">
            <text:p>60659827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MITHS AUTOMOTIVE PARTS AND SERV</text:p>
          </table:table-cell>
          <table:table-cell office:value-type="string">
            <text:p>1145 CENTRAL AVE W</text:p>
          </table:table-cell>
          <table:table-cell office:value-type="string">
            <text:p>WIGGINS</text:p>
          </table:table-cell>
          <table:table-cell office:value-type="string">
            <text:p>MS</text:p>
          </table:table-cell>
          <table:table-cell office:value-type="string">
            <text:p>39577</text:p>
          </table:table-cell>
          <table:table-cell office:value-type="string">
            <text:p>60192848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NIDER AUTO PARTS AND GARAGE</text:p>
          </table:table-cell>
          <table:table-cell office:value-type="string">
            <text:p>710 HOUSTON ST</text:p>
          </table:table-cell>
          <table:table-cell office:value-type="string">
            <text:p>GEORGE WEST</text:p>
          </table:table-cell>
          <table:table-cell office:value-type="string">
            <text:p>TX</text:p>
          </table:table-cell>
          <table:table-cell office:value-type="string">
            <text:p>78022</text:p>
          </table:table-cell>
          <table:table-cell office:value-type="string">
            <text:p>3614491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OUTH PACIFIC AUTO PARTS</text:p>
          </table:table-cell>
          <table:table-cell office:value-type="string">
            <text:p>932 SOUTH PACIFIC STREET</text:p>
          </table:table-cell>
          <table:table-cell office:value-type="string">
            <text:p>LAS VEGAS</text:p>
          </table:table-cell>
          <table:table-cell office:value-type="string">
            <text:p>NM</text:p>
          </table:table-cell>
          <table:table-cell office:value-type="string">
            <text:p>87701</text:p>
          </table:table-cell>
          <table:table-cell office:value-type="string">
            <text:p>505425845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OUTHERN AUTO PARTS</text:p>
          </table:table-cell>
          <table:table-cell office:value-type="string">
            <text:p>2548 ONSLOW DRIVE</text:p>
          </table:table-cell>
          <table:table-cell office:value-type="string">
            <text:p>JACKSONVILLE</text:p>
          </table:table-cell>
          <table:table-cell office:value-type="string">
            <text:p>NC</text:p>
          </table:table-cell>
          <table:table-cell office:value-type="string">
            <text:p>28540</text:p>
          </table:table-cell>
          <table:table-cell office:value-type="string">
            <text:p>91045513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OUTHERN AUTO SUPPLY</text:p>
          </table:table-cell>
          <table:table-cell office:value-type="string">
            <text:p>1450 MARYLAND HWY</text:p>
          </table:table-cell>
          <table:table-cell office:value-type="string">
            <text:p>MT LAKE PARK</text:p>
          </table:table-cell>
          <table:table-cell office:value-type="string">
            <text:p>MD</text:p>
          </table:table-cell>
          <table:table-cell office:value-type="string">
            <text:p>21550</text:p>
          </table:table-cell>
          <table:table-cell office:value-type="string">
            <text:p>30133412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OUTHWEST KS SALES LLC-HUGOTON</text:p>
          </table:table-cell>
          <table:table-cell office:value-type="string">
            <text:p>528 S. MAIN ST.</text:p>
          </table:table-cell>
          <table:table-cell office:value-type="string">
            <text:p>HUGOTON</text:p>
          </table:table-cell>
          <table:table-cell office:value-type="string">
            <text:p>KS</text:p>
          </table:table-cell>
          <table:table-cell office:value-type="string">
            <text:p>67951</text:p>
          </table:table-cell>
          <table:table-cell office:value-type="string">
            <text:p>62054488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OUTHWEST KS SALES LLC-ULYSSES</text:p>
          </table:table-cell>
          <table:table-cell office:value-type="string">
            <text:p>902 E HAMPTON AVE</text:p>
          </table:table-cell>
          <table:table-cell office:value-type="string">
            <text:p>ULYSSES</text:p>
          </table:table-cell>
          <table:table-cell office:value-type="string">
            <text:p>KS</text:p>
          </table:table-cell>
          <table:table-cell office:value-type="string">
            <text:p>67880</text:p>
          </table:table-cell>
          <table:table-cell office:value-type="string">
            <text:p>62035620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PECIALIZED PARTS COMPANY</text:p>
          </table:table-cell>
          <table:table-cell office:value-type="string">
            <text:p>1413 W SAN ANTONIO STREET</text:p>
          </table:table-cell>
          <table:table-cell office:value-type="string">
            <text:p>NEW BRAUNFELS</text:p>
          </table:table-cell>
          <table:table-cell office:value-type="string">
            <text:p>TX</text:p>
          </table:table-cell>
          <table:table-cell office:value-type="string">
            <text:p>78130</text:p>
          </table:table-cell>
          <table:table-cell office:value-type="string">
            <text:p>830625859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PEEDY CARB.</text:p>
          </table:table-cell>
          <table:table-cell office:value-type="string">
            <text:p>110 POWELL PLAZA, COLUMBIA DR</text:p>
          </table:table-cell>
          <table:table-cell office:value-type="string">
            <text:p>CARBONEAR</text:p>
          </table:table-cell>
          <table:table-cell office:value-type="string">
            <text:p>NL</text:p>
          </table:table-cell>
          <table:table-cell office:value-type="string">
            <text:p>A1Y 1A6</text:p>
          </table:table-cell>
          <table:table-cell office:value-type="string">
            <text:p>709596249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PEEDY CB</text:p>
          </table:table-cell>
          <table:table-cell office:value-type="string">
            <text:p>92 BROADWAY</text:p>
          </table:table-cell>
          <table:table-cell office:value-type="string">
            <text:p>CORNER BROOK</text:p>
          </table:table-cell>
          <table:table-cell office:value-type="string">
            <text:p>NL</text:p>
          </table:table-cell>
          <table:table-cell office:value-type="string">
            <text:p>A2H 4C8</text:p>
          </table:table-cell>
          <table:table-cell office:value-type="string">
            <text:p>7096398582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PEEDY PAB</text:p>
          </table:table-cell>
          <table:table-cell office:value-type="string">
            <text:p>10 MAIN STREET</text:p>
          </table:table-cell>
          <table:table-cell office:value-type="string">
            <text:p>PORT AUX BASQUES</text:p>
          </table:table-cell>
          <table:table-cell office:value-type="string">
            <text:p>NL</text:p>
          </table:table-cell>
          <table:table-cell office:value-type="string">
            <text:p>A0M 1C0</text:p>
          </table:table-cell>
          <table:table-cell office:value-type="string">
            <text:p>7096857358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PEEDY SJ</text:p>
          </table:table-cell>
          <table:table-cell office:value-type="string">
            <text:p>651 TOPSAIL ROAD</text:p>
          </table:table-cell>
          <table:table-cell office:value-type="string">
            <text:p>ST JOHN'S</text:p>
          </table:table-cell>
          <table:table-cell office:value-type="string">
            <text:p>NL</text:p>
          </table:table-cell>
          <table:table-cell office:value-type="string">
            <text:p>A1N 2C2</text:p>
          </table:table-cell>
          <table:table-cell office:value-type="string">
            <text:p>709364928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PEEDY SV</text:p>
          </table:table-cell>
          <table:table-cell office:value-type="string">
            <text:p>81 QUEEN STREET</text:p>
          </table:table-cell>
          <table:table-cell office:value-type="string">
            <text:p>STEPHENVILLE</text:p>
          </table:table-cell>
          <table:table-cell office:value-type="string">
            <text:p>NL</text:p>
          </table:table-cell>
          <table:table-cell office:value-type="string">
            <text:p>A2N 2M8</text:p>
          </table:table-cell>
          <table:table-cell office:value-type="string">
            <text:p>919227510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PENCERS AUTO PARTS</text:p>
          </table:table-cell>
          <table:table-cell office:value-type="string">
            <text:p>25 EAST HWY 40</text:p>
          </table:table-cell>
          <table:table-cell office:value-type="string">
            <text:p>ROOSEVELT</text:p>
          </table:table-cell>
          <table:table-cell office:value-type="string">
            <text:p>UT</text:p>
          </table:table-cell>
          <table:table-cell office:value-type="string">
            <text:p>84066</text:p>
          </table:table-cell>
          <table:table-cell office:value-type="string">
            <text:p>435722514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PRING GREEN AUTO PARTS</text:p>
          </table:table-cell>
          <table:table-cell office:value-type="string">
            <text:p>E 4783 US HWY 14</text:p>
          </table:table-cell>
          <table:table-cell office:value-type="string">
            <text:p>SPRING GREEN</text:p>
          </table:table-cell>
          <table:table-cell office:value-type="string">
            <text:p>WI</text:p>
          </table:table-cell>
          <table:table-cell office:value-type="string">
            <text:p>53588</text:p>
          </table:table-cell>
          <table:table-cell office:value-type="string">
            <text:p>60858825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PRINGER AUTO</text:p>
          </table:table-cell>
          <table:table-cell office:value-type="string">
            <text:p>PO BOX 147 501 4TH STREET</text:p>
          </table:table-cell>
          <table:table-cell office:value-type="string">
            <text:p>SPRINGER</text:p>
          </table:table-cell>
          <table:table-cell office:value-type="string">
            <text:p>NM</text:p>
          </table:table-cell>
          <table:table-cell office:value-type="string">
            <text:p>87747</text:p>
          </table:table-cell>
          <table:table-cell office:value-type="string">
            <text:p>575483249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SR AUTO SUPPLY INC</text:p>
          </table:table-cell>
          <table:table-cell office:value-type="string">
            <text:p>1130 ROYAL GORGE BLVD</text:p>
          </table:table-cell>
          <table:table-cell office:value-type="string">
            <text:p>CANON CITY</text:p>
          </table:table-cell>
          <table:table-cell office:value-type="string">
            <text:p>CO</text:p>
          </table:table-cell>
          <table:table-cell office:value-type="string">
            <text:p>81212</text:p>
          </table:table-cell>
          <table:table-cell office:value-type="string">
            <text:p>719275230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 JOHN HARDWARE</text:p>
          </table:table-cell>
          <table:table-cell office:value-type="string">
            <text:p>202 W A STREET</text:p>
          </table:table-cell>
          <table:table-cell office:value-type="string">
            <text:p>MOSCOW</text:p>
          </table:table-cell>
          <table:table-cell office:value-type="string">
            <text:p>ID</text:p>
          </table:table-cell>
          <table:table-cell office:value-type="string">
            <text:p>83843</text:p>
          </table:table-cell>
          <table:table-cell office:value-type="string">
            <text:p>20888275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 JOHNS AUTO PARTS</text:p>
          </table:table-cell>
          <table:table-cell office:value-type="string">
            <text:p>701 NORTH BUSINESS US 27</text:p>
          </table:table-cell>
          <table:table-cell office:value-type="string">
            <text:p>ST JOHNS</text:p>
          </table:table-cell>
          <table:table-cell office:value-type="string">
            <text:p>MI</text:p>
          </table:table-cell>
          <table:table-cell office:value-type="string">
            <text:p>48879</text:p>
          </table:table-cell>
          <table:table-cell office:value-type="string">
            <text:p>98922467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. PETER'S AUTOMOTIVE LIMITED</text:p>
          </table:table-cell>
          <table:table-cell office:value-type="string">
            <text:p>49 TOULOUSE STREET PO BOX 58</text:p>
          </table:table-cell>
          <table:table-cell office:value-type="string">
            <text:p>ST. PETER'S</text:p>
          </table:table-cell>
          <table:table-cell office:value-type="string">
            <text:p>NS</text:p>
          </table:table-cell>
          <table:table-cell office:value-type="string">
            <text:p>B0E 3B0</text:p>
          </table:table-cell>
          <table:table-cell office:value-type="string">
            <text:p>9025352666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AINBROOKS HARDWARE AND MORE</text:p>
          </table:table-cell>
          <table:table-cell office:value-type="string">
            <text:p>19520 KANSAS HWY 152</text:p>
          </table:table-cell>
          <table:table-cell office:value-type="string">
            <text:p>LACYGNE</text:p>
          </table:table-cell>
          <table:table-cell office:value-type="string">
            <text:p>KS</text:p>
          </table:table-cell>
          <table:table-cell office:value-type="string">
            <text:p>66040</text:p>
          </table:table-cell>
          <table:table-cell office:value-type="string">
            <text:p>91375721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ALDER AUTO SUPPLY</text:p>
          </table:table-cell>
          <table:table-cell office:value-type="string">
            <text:p>202 4TH STREET</text:p>
          </table:table-cell>
          <table:table-cell office:value-type="string">
            <text:p>CHAPMAN</text:p>
          </table:table-cell>
          <table:table-cell office:value-type="string">
            <text:p>KS</text:p>
          </table:table-cell>
          <table:table-cell office:value-type="string">
            <text:p>67431</text:p>
          </table:table-cell>
          <table:table-cell office:value-type="string">
            <text:p>78592268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ANDARD MOTOR SUPPLY</text:p>
          </table:table-cell>
          <table:table-cell office:value-type="string">
            <text:p>108 COLORADO AVE</text:p>
          </table:table-cell>
          <table:table-cell office:value-type="string">
            <text:p>BRUSH</text:p>
          </table:table-cell>
          <table:table-cell office:value-type="string">
            <text:p>CO</text:p>
          </table:table-cell>
          <table:table-cell office:value-type="string">
            <text:p>80723</text:p>
          </table:table-cell>
          <table:table-cell office:value-type="string">
            <text:p>970842288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ANDISH AUTO PARTS</text:p>
          </table:table-cell>
          <table:table-cell office:value-type="string">
            <text:p>127 OSSIPEE TRAIL WEST</text:p>
          </table:table-cell>
          <table:table-cell office:value-type="string">
            <text:p>STANDISH</text:p>
          </table:table-cell>
          <table:table-cell office:value-type="string">
            <text:p>ME</text:p>
          </table:table-cell>
          <table:table-cell office:value-type="string">
            <text:p>04084</text:p>
          </table:table-cell>
          <table:table-cell office:value-type="string">
            <text:p>20764254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ANFORD AUTO <text:s/>PARTS</text:p>
          </table:table-cell>
          <table:table-cell office:value-type="string">
            <text:p>P.O. BOX 65</text:p>
          </table:table-cell>
          <table:table-cell office:value-type="string">
            <text:p>STANFORD</text:p>
          </table:table-cell>
          <table:table-cell office:value-type="string">
            <text:p>KY</text:p>
          </table:table-cell>
          <table:table-cell office:value-type="string">
            <text:p>40484</text:p>
          </table:table-cell>
          <table:table-cell office:value-type="string">
            <text:p>60636595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ANWOOD AUTO PARTS LLC</text:p>
          </table:table-cell>
          <table:table-cell office:value-type="string">
            <text:p>8530 D CEDARHOME DR NW</text:p>
          </table:table-cell>
          <table:table-cell office:value-type="string">
            <text:p>STANWOOD</text:p>
          </table:table-cell>
          <table:table-cell office:value-type="string">
            <text:p>WA</text:p>
          </table:table-cell>
          <table:table-cell office:value-type="string">
            <text:p>98292</text:p>
          </table:table-cell>
          <table:table-cell office:value-type="string">
            <text:p>360629082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AR PARTS</text:p>
          </table:table-cell>
          <table:table-cell office:value-type="string">
            <text:p>1119 E MILAM ST</text:p>
          </table:table-cell>
          <table:table-cell office:value-type="string">
            <text:p>WHARTON</text:p>
          </table:table-cell>
          <table:table-cell office:value-type="string">
            <text:p>TX</text:p>
          </table:table-cell>
          <table:table-cell office:value-type="string">
            <text:p>77488</text:p>
          </table:table-cell>
          <table:table-cell office:value-type="string">
            <text:p>97953215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ARKVILLE AUTO PARTS</text:p>
          </table:table-cell>
          <table:table-cell office:value-type="string">
            <text:p>107 HWY 182</text:p>
          </table:table-cell>
          <table:table-cell office:value-type="string">
            <text:p>STARKVILLE</text:p>
          </table:table-cell>
          <table:table-cell office:value-type="string">
            <text:p>MS</text:p>
          </table:table-cell>
          <table:table-cell office:value-type="string">
            <text:p>39759</text:p>
          </table:table-cell>
          <table:table-cell office:value-type="string">
            <text:p>662323776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EPHENS AUTO SUPPLY</text:p>
          </table:table-cell>
          <table:table-cell office:value-type="string">
            <text:p>404 W 1ST</text:p>
          </table:table-cell>
          <table:table-cell office:value-type="string">
            <text:p>BIG TIMBER</text:p>
          </table:table-cell>
          <table:table-cell office:value-type="string">
            <text:p>MT</text:p>
          </table:table-cell>
          <table:table-cell office:value-type="string">
            <text:p>59011</text:p>
          </table:table-cell>
          <table:table-cell office:value-type="string">
            <text:p>40693251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ERLING SUPPLY LLC</text:p>
          </table:table-cell>
          <table:table-cell office:value-type="string">
            <text:p>406 SOUTH FIRST STREET</text:p>
          </table:table-cell>
          <table:table-cell office:value-type="string">
            <text:p>STOCKTON</text:p>
          </table:table-cell>
          <table:table-cell office:value-type="string">
            <text:p>KS</text:p>
          </table:table-cell>
          <table:table-cell office:value-type="string">
            <text:p>67669</text:p>
          </table:table-cell>
          <table:table-cell office:value-type="string">
            <text:p>78541522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EVENS AUTOMOTIVE</text:p>
          </table:table-cell>
          <table:table-cell office:value-type="string">
            <text:p>1014 8TH AVE</text:p>
          </table:table-cell>
          <table:table-cell office:value-type="string">
            <text:p>GREELEY</text:p>
          </table:table-cell>
          <table:table-cell office:value-type="string">
            <text:p>CO</text:p>
          </table:table-cell>
          <table:table-cell office:value-type="string">
            <text:p>80631-4008</text:p>
          </table:table-cell>
          <table:table-cell office:value-type="string">
            <text:p>97035315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EWART AUTO SUPPLY INC CULLMAN</text:p>
          </table:table-cell>
          <table:table-cell office:value-type="string">
            <text:p>1211 LORING ST</text:p>
          </table:table-cell>
          <table:table-cell office:value-type="string">
            <text:p>CULLMAN</text:p>
          </table:table-cell>
          <table:table-cell office:value-type="string">
            <text:p>AL</text:p>
          </table:table-cell>
          <table:table-cell office:value-type="string">
            <text:p>35055</text:p>
          </table:table-cell>
          <table:table-cell office:value-type="string">
            <text:p>25673958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EWART AUTO SUPPLY INC. #2</text:p>
          </table:table-cell>
          <table:table-cell office:value-type="string">
            <text:p>10450 AL HWY 278</text:p>
          </table:table-cell>
          <table:table-cell office:value-type="string">
            <text:p>HOLLY POND</text:p>
          </table:table-cell>
          <table:table-cell office:value-type="string">
            <text:p>AL</text:p>
          </table:table-cell>
          <table:table-cell office:value-type="string">
            <text:p>35083</text:p>
          </table:table-cell>
          <table:table-cell office:value-type="string">
            <text:p>25679622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ILSON ROAD AUTO &amp; TRUCK</text:p>
          </table:table-cell>
          <table:table-cell office:value-type="string">
            <text:p>6 BUTTONWOODS RD</text:p>
          </table:table-cell>
          <table:table-cell office:value-type="string">
            <text:p>WYOMING</text:p>
          </table:table-cell>
          <table:table-cell office:value-type="string">
            <text:p>RI</text:p>
          </table:table-cell>
          <table:table-cell office:value-type="string">
            <text:p>02898</text:p>
          </table:table-cell>
          <table:table-cell office:value-type="string">
            <text:p>401539227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L HUB STORE</text:p>
          </table:table-cell>
          <table:table-cell office:value-type="string">
            <text:p>2665 SCOTT AVENUE</text:p>
          </table:table-cell>
          <table:table-cell office:value-type="string">
            <text:p>ST LOUIS</text:p>
          </table:table-cell>
          <table:table-cell office:value-type="string">
            <text:p>MO</text:p>
          </table:table-cell>
          <table:table-cell office:value-type="string">
            <text:p>63101</text:p>
          </table:table-cell>
          <table:table-cell office:value-type="string">
            <text:p>(314) 421-349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OKESDALE AUTO SUPPLY</text:p>
          </table:table-cell>
          <table:table-cell office:value-type="string">
            <text:p>8403 NEWBERRY STREET</text:p>
          </table:table-cell>
          <table:table-cell office:value-type="string">
            <text:p>STOKESDALE</text:p>
          </table:table-cell>
          <table:table-cell office:value-type="string">
            <text:p>NC</text:p>
          </table:table-cell>
          <table:table-cell office:value-type="string">
            <text:p>27357</text:p>
          </table:table-cell>
          <table:table-cell office:value-type="string">
            <text:p>33664341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TOYELL AUTOMOTIVE</text:p>
          </table:table-cell>
          <table:table-cell office:value-type="string">
            <text:p>5870 <text:s/>NEW HOPE RD</text:p>
          </table:table-cell>
          <table:table-cell office:value-type="string">
            <text:p>MORAVIA</text:p>
          </table:table-cell>
          <table:table-cell office:value-type="string">
            <text:p>NY</text:p>
          </table:table-cell>
          <table:table-cell office:value-type="string">
            <text:p>13118</text:p>
          </table:table-cell>
          <table:table-cell office:value-type="string">
            <text:p>31549710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UMMERSIDE AUTO PARTS</text:p>
          </table:table-cell>
          <table:table-cell office:value-type="string">
            <text:p>66 WATER STREET</text:p>
          </table:table-cell>
          <table:table-cell office:value-type="string">
            <text:p>SUMMERSIDE</text:p>
          </table:table-cell>
          <table:table-cell office:value-type="string">
            <text:p>PE</text:p>
          </table:table-cell>
          <table:table-cell office:value-type="string">
            <text:p>C1N 1A5</text:p>
          </table:table-cell>
          <table:table-cell office:value-type="string">
            <text:p>902436421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UMMIT AUTO DISTRIBUTORS</text:p>
          </table:table-cell>
          <table:table-cell office:value-type="string">
            <text:p>FOR IND SALES PLAN</text:p>
          </table:table-cell>
          <table:table-cell office:value-type="string">
            <text:p>DO NOT DELETE</text:p>
          </table:table-cell>
          <table:table-cell office:value-type="string">
            <text:p>CO</text:p>
          </table:table-cell>
          <table:table-cell office:value-type="string">
            <text:p>80223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UMMIT CAR &amp; TRUCK CENTER</text:p>
          </table:table-cell>
          <table:table-cell office:value-type="string">
            <text:p>1465 ROUTE 5</text:p>
          </table:table-cell>
          <table:table-cell office:value-type="string">
            <text:p>ELBRIDGE</text:p>
          </table:table-cell>
          <table:table-cell office:value-type="string">
            <text:p>NY</text:p>
          </table:table-cell>
          <table:table-cell office:value-type="string">
            <text:p>13060</text:p>
          </table:table-cell>
          <table:table-cell office:value-type="string">
            <text:p>31568939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UNRISE AUTO SUPPLY</text:p>
          </table:table-cell>
          <table:table-cell office:value-type="string">
            <text:p>1310 COLLEGE STREET</text:p>
          </table:table-cell>
          <table:table-cell office:value-type="string">
            <text:p>NEWBERRY</text:p>
          </table:table-cell>
          <table:table-cell office:value-type="string">
            <text:p>SC</text:p>
          </table:table-cell>
          <table:table-cell office:value-type="string">
            <text:p>29108</text:p>
          </table:table-cell>
          <table:table-cell office:value-type="string">
            <text:p>803276082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UNSHINE AUTO PARTS</text:p>
          </table:table-cell>
          <table:table-cell office:value-type="string">
            <text:p>MILE 3.5 TALKEETNA SPUR ROAD</text:p>
          </table:table-cell>
          <table:table-cell office:value-type="string">
            <text:p>TALKEETNA</text:p>
          </table:table-cell>
          <table:table-cell office:value-type="string">
            <text:p>AK</text:p>
          </table:table-cell>
          <table:table-cell office:value-type="string">
            <text:p>99676</text:p>
          </table:table-cell>
          <table:table-cell office:value-type="string">
            <text:p>90773372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UPERIOR AUTO PARTS</text:p>
          </table:table-cell>
          <table:table-cell office:value-type="string">
            <text:p>1001 TURNER AVENUE</text:p>
          </table:table-cell>
          <table:table-cell office:value-type="string">
            <text:p>CAMBRIDGE</text:p>
          </table:table-cell>
          <table:table-cell office:value-type="string">
            <text:p>OH</text:p>
          </table:table-cell>
          <table:table-cell office:value-type="string">
            <text:p>43725</text:p>
          </table:table-cell>
          <table:table-cell office:value-type="string">
            <text:p>74043256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UPERIOR AUTO SUPPLY CO.</text:p>
          </table:table-cell>
          <table:table-cell office:value-type="string">
            <text:p>708 SOUTH BROADWAY</text:p>
          </table:table-cell>
          <table:table-cell office:value-type="string">
            <text:p>CORTEZ</text:p>
          </table:table-cell>
          <table:table-cell office:value-type="string">
            <text:p>CO</text:p>
          </table:table-cell>
          <table:table-cell office:value-type="string">
            <text:p>81321</text:p>
          </table:table-cell>
          <table:table-cell office:value-type="string">
            <text:p>970565849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UPERIOR AUTOMOTIVE LTD.</text:p>
          </table:table-cell>
          <table:table-cell office:value-type="string">
            <text:p>51 PRINCE RUPERT</text:p>
          </table:table-cell>
          <table:table-cell office:value-type="string">
            <text:p>STEPHENVILLE</text:p>
          </table:table-cell>
          <table:table-cell office:value-type="string">
            <text:p>NL</text:p>
          </table:table-cell>
          <table:table-cell office:value-type="string">
            <text:p>A2N 3W8</text:p>
          </table:table-cell>
          <table:table-cell office:value-type="string">
            <text:p>709643230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UPERIOR MOTOR PARTS</text:p>
          </table:table-cell>
          <table:table-cell office:value-type="string">
            <text:p>214 N MECHANIC</text:p>
          </table:table-cell>
          <table:table-cell office:value-type="string">
            <text:p>EL CAMPO</text:p>
          </table:table-cell>
          <table:table-cell office:value-type="string">
            <text:p>TX</text:p>
          </table:table-cell>
          <table:table-cell office:value-type="string">
            <text:p>77437</text:p>
          </table:table-cell>
          <table:table-cell office:value-type="string">
            <text:p>97954362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UREFIRE AUTO PARTS</text:p>
          </table:table-cell>
          <table:table-cell office:value-type="string">
            <text:p>1118 STATE STREET</text:p>
          </table:table-cell>
          <table:table-cell office:value-type="string">
            <text:p>LEMONT</text:p>
          </table:table-cell>
          <table:table-cell office:value-type="string">
            <text:p>IL</text:p>
          </table:table-cell>
          <table:table-cell office:value-type="string">
            <text:p>60439</text:p>
          </table:table-cell>
          <table:table-cell office:value-type="string">
            <text:p>63025755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UTHERLAND FARM AND AUTO SUPPLY</text:p>
          </table:table-cell>
          <table:table-cell office:value-type="string">
            <text:p>221 WALNUT ST</text:p>
          </table:table-cell>
          <table:table-cell office:value-type="string">
            <text:p>SUTHERLAND</text:p>
          </table:table-cell>
          <table:table-cell office:value-type="string">
            <text:p>NE</text:p>
          </table:table-cell>
          <table:table-cell office:value-type="string">
            <text:p>69165</text:p>
          </table:table-cell>
          <table:table-cell office:value-type="string">
            <text:p>308386452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SUTTON AUTO SUPPLY, INC.</text:p>
          </table:table-cell>
          <table:table-cell office:value-type="string">
            <text:p>307 SOUTH FRENCH AVENUE</text:p>
          </table:table-cell>
          <table:table-cell office:value-type="string">
            <text:p>SUTTON</text:p>
          </table:table-cell>
          <table:table-cell office:value-type="string">
            <text:p>NE</text:p>
          </table:table-cell>
          <table:table-cell office:value-type="string">
            <text:p>68979</text:p>
          </table:table-cell>
          <table:table-cell office:value-type="string">
            <text:p>40277355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 &amp; T AUTO PARTS INC.</text:p>
          </table:table-cell>
          <table:table-cell office:value-type="string">
            <text:p>203 <text:s/>3RD ST NW</text:p>
          </table:table-cell>
          <table:table-cell office:value-type="string">
            <text:p>ROSEAU</text:p>
          </table:table-cell>
          <table:table-cell office:value-type="string">
            <text:p>MN</text:p>
          </table:table-cell>
          <table:table-cell office:value-type="string">
            <text:p>56751</text:p>
          </table:table-cell>
          <table:table-cell office:value-type="string">
            <text:p>21846332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 AND J AUTO PARTS</text:p>
          </table:table-cell>
          <table:table-cell office:value-type="string">
            <text:p>11451 RTE 21 SOUTH</text:p>
          </table:table-cell>
          <table:table-cell office:value-type="string">
            <text:p>WAYLAND</text:p>
          </table:table-cell>
          <table:table-cell office:value-type="string">
            <text:p>NY</text:p>
          </table:table-cell>
          <table:table-cell office:value-type="string">
            <text:p>14572</text:p>
          </table:table-cell>
          <table:table-cell office:value-type="string">
            <text:p>585728977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 AND L AUTO SUPPLY</text:p>
          </table:table-cell>
          <table:table-cell office:value-type="string">
            <text:p>1823 EAST 9TH STREET</text:p>
          </table:table-cell>
          <table:table-cell office:value-type="string">
            <text:p>TRENTON</text:p>
          </table:table-cell>
          <table:table-cell office:value-type="string">
            <text:p>MO</text:p>
          </table:table-cell>
          <table:table-cell office:value-type="string">
            <text:p>64683</text:p>
          </table:table-cell>
          <table:table-cell office:value-type="string">
            <text:p>66035922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 AND S AUTO PARTS</text:p>
          </table:table-cell>
          <table:table-cell office:value-type="string">
            <text:p>10616 HWY 18</text:p>
          </table:table-cell>
          <table:table-cell office:value-type="string">
            <text:p>VERNON</text:p>
          </table:table-cell>
          <table:table-cell office:value-type="string">
            <text:p>AL</text:p>
          </table:table-cell>
          <table:table-cell office:value-type="string">
            <text:p>35592</text:p>
          </table:table-cell>
          <table:table-cell office:value-type="string">
            <text:p>205695737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AFT MOTOR PARTS</text:p>
          </table:table-cell>
          <table:table-cell office:value-type="string">
            <text:p>110 GREEN AVE.</text:p>
          </table:table-cell>
          <table:table-cell office:value-type="string">
            <text:p>TAFT</text:p>
          </table:table-cell>
          <table:table-cell office:value-type="string">
            <text:p>TX</text:p>
          </table:table-cell>
          <table:table-cell office:value-type="string">
            <text:p>78390</text:p>
          </table:table-cell>
          <table:table-cell office:value-type="string">
            <text:p>361528234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ATUM AUTO PARTS</text:p>
          </table:table-cell>
          <table:table-cell office:value-type="string">
            <text:p>2084 W VAN HOOK</text:p>
          </table:table-cell>
          <table:table-cell office:value-type="string">
            <text:p>MILIAN</text:p>
          </table:table-cell>
          <table:table-cell office:value-type="string">
            <text:p>TN</text:p>
          </table:table-cell>
          <table:table-cell office:value-type="string">
            <text:p>38358</text:p>
          </table:table-cell>
          <table:table-cell office:value-type="string">
            <text:p>731686743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DR AUTO SUPPLY, INC.</text:p>
          </table:table-cell>
          <table:table-cell office:value-type="string">
            <text:p>14 OAK STREET</text:p>
          </table:table-cell>
          <table:table-cell office:value-type="string">
            <text:p>BOOTHBAY HARBOR</text:p>
          </table:table-cell>
          <table:table-cell office:value-type="string">
            <text:p>ME</text:p>
          </table:table-cell>
          <table:table-cell office:value-type="string">
            <text:p>04538</text:p>
          </table:table-cell>
          <table:table-cell office:value-type="string">
            <text:p>20763325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ECH-NET CORPORATE ACCOUNT</text:p>
          </table:table-cell>
          <table:table-cell table:number-columns-repeated="2" office:value-type="string">
            <text:p>DO NOT DELETE</text:p>
          </table:table-cell>
          <table:table-cell office:value-type="string">
            <text:p>NC</text:p>
          </table:table-cell>
          <table:table-cell office:value-type="string">
            <text:p>00000</text:p>
          </table:table-cell>
          <table:table-cell office:value-type="string">
            <text:p>(000) 000-0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EXAS AUTO SUPPLY INC.</text:p>
          </table:table-cell>
          <table:table-cell office:value-type="string">
            <text:p>P.O. BOX 16</text:p>
          </table:table-cell>
          <table:table-cell office:value-type="string">
            <text:p>VEGA</text:p>
          </table:table-cell>
          <table:table-cell office:value-type="string">
            <text:p>TX</text:p>
          </table:table-cell>
          <table:table-cell office:value-type="string">
            <text:p>79092</text:p>
          </table:table-cell>
          <table:table-cell office:value-type="string">
            <text:p>806267274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EXHOMA SUPPLY LLC</text:p>
          </table:table-cell>
          <table:table-cell office:value-type="string">
            <text:p>PO BOX 409</text:p>
          </table:table-cell>
          <table:table-cell office:value-type="string">
            <text:p>TEXHOMA</text:p>
          </table:table-cell>
          <table:table-cell office:value-type="string">
            <text:p>OK</text:p>
          </table:table-cell>
          <table:table-cell office:value-type="string">
            <text:p>73949</text:p>
          </table:table-cell>
          <table:table-cell office:value-type="string">
            <text:p>580423123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HE AUTO HAUS INC</text:p>
          </table:table-cell>
          <table:table-cell office:value-type="string">
            <text:p>915 5TH AVE</text:p>
          </table:table-cell>
          <table:table-cell office:value-type="string">
            <text:p>SANDPOINT</text:p>
          </table:table-cell>
          <table:table-cell office:value-type="string">
            <text:p>ID</text:p>
          </table:table-cell>
          <table:table-cell office:value-type="string">
            <text:p>83864</text:p>
          </table:table-cell>
          <table:table-cell office:value-type="string">
            <text:p>208263686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HE DALLES AUTO PARTS, INC.</text:p>
          </table:table-cell>
          <table:table-cell office:value-type="string">
            <text:p>110 EAST 3RD STREET</text:p>
          </table:table-cell>
          <table:table-cell office:value-type="string">
            <text:p>THE DALLES</text:p>
          </table:table-cell>
          <table:table-cell office:value-type="string">
            <text:p>OR</text:p>
          </table:table-cell>
          <table:table-cell office:value-type="string">
            <text:p>97058</text:p>
          </table:table-cell>
          <table:table-cell office:value-type="string">
            <text:p>54129611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HE PARTS <text:s/>HOUSE</text:p>
          </table:table-cell>
          <table:table-cell office:value-type="string">
            <text:p>1000 RAILROAD AVE</text:p>
          </table:table-cell>
          <table:table-cell office:value-type="string">
            <text:p>RIFLE</text:p>
          </table:table-cell>
          <table:table-cell office:value-type="string">
            <text:p>CO</text:p>
          </table:table-cell>
          <table:table-cell office:value-type="string">
            <text:p>81650</text:p>
          </table:table-cell>
          <table:table-cell office:value-type="string">
            <text:p>9706252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HE PARTS HOUSE</text:p>
          </table:table-cell>
          <table:table-cell office:value-type="string">
            <text:p>22026 S ELLSWORTH RD</text:p>
          </table:table-cell>
          <table:table-cell office:value-type="string">
            <text:p>QUEEN CREEK</text:p>
          </table:table-cell>
          <table:table-cell office:value-type="string">
            <text:p>AZ</text:p>
          </table:table-cell>
          <table:table-cell office:value-type="string">
            <text:p>85142</text:p>
          </table:table-cell>
          <table:table-cell office:value-type="string">
            <text:p>48098732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HE PARTS STORE</text:p>
          </table:table-cell>
          <table:table-cell office:value-type="string">
            <text:p>500 LINCOLN DRIVE</text:p>
          </table:table-cell>
          <table:table-cell office:value-type="string">
            <text:p>FREDERICKTOWN</text:p>
          </table:table-cell>
          <table:table-cell office:value-type="string">
            <text:p>MO</text:p>
          </table:table-cell>
          <table:table-cell office:value-type="string">
            <text:p>63645</text:p>
          </table:table-cell>
          <table:table-cell office:value-type="string">
            <text:p>5737833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HE PARTS STORE</text:p>
          </table:table-cell>
          <table:table-cell office:value-type="string">
            <text:p>289 PINNACLE AVENUE</text:p>
          </table:table-cell>
          <table:table-cell office:value-type="string">
            <text:p>PINEVILLE</text:p>
          </table:table-cell>
          <table:table-cell office:value-type="string">
            <text:p>WV</text:p>
          </table:table-cell>
          <table:table-cell office:value-type="string">
            <text:p>24874</text:p>
          </table:table-cell>
          <table:table-cell office:value-type="string">
            <text:p>30420202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HOMAS AUTOMOTIVE SUPPLY</text:p>
          </table:table-cell>
          <table:table-cell office:value-type="string">
            <text:p>21518 GREAT COVE ROAD</text:p>
          </table:table-cell>
          <table:table-cell office:value-type="string">
            <text:p>MCCONNELLSBURG</text:p>
          </table:table-cell>
          <table:table-cell office:value-type="string">
            <text:p>PA</text:p>
          </table:table-cell>
          <table:table-cell office:value-type="string">
            <text:p>17233</text:p>
          </table:table-cell>
          <table:table-cell office:value-type="string">
            <text:p>71748572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HORNTON SUPPLY</text:p>
          </table:table-cell>
          <table:table-cell office:value-type="string">
            <text:p>202 E MAIN <text:s text:c="2"/>P O BOX 1029</text:p>
          </table:table-cell>
          <table:table-cell office:value-type="string">
            <text:p>DUNCAN</text:p>
          </table:table-cell>
          <table:table-cell office:value-type="string">
            <text:p>OK</text:p>
          </table:table-cell>
          <table:table-cell office:value-type="string">
            <text:p>73534</text:p>
          </table:table-cell>
          <table:table-cell office:value-type="string">
            <text:p>58025258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HREE FORKS MOTOR SUPPLY</text:p>
          </table:table-cell>
          <table:table-cell office:value-type="string">
            <text:p>P.O. BOX 618</text:p>
          </table:table-cell>
          <table:table-cell office:value-type="string">
            <text:p>THREE FORKS</text:p>
          </table:table-cell>
          <table:table-cell office:value-type="string">
            <text:p>MT</text:p>
          </table:table-cell>
          <table:table-cell office:value-type="string">
            <text:p>59752</text:p>
          </table:table-cell>
          <table:table-cell office:value-type="string">
            <text:p>406285321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ILBURY AUTOMOTIVE LTD</text:p>
          </table:table-cell>
          <table:table-cell office:value-type="string">
            <text:p>17 TILBURY</text:p>
          </table:table-cell>
          <table:table-cell office:value-type="string">
            <text:p>TILBURY</text:p>
          </table:table-cell>
          <table:table-cell office:value-type="string">
            <text:p>ON</text:p>
          </table:table-cell>
          <table:table-cell office:value-type="string">
            <text:p>N0P 2L0</text:p>
          </table:table-cell>
          <table:table-cell office:value-type="string">
            <text:p>5196820325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ONYS AUTO PARTS</text:p>
          </table:table-cell>
          <table:table-cell office:value-type="string">
            <text:p>509 E OSKALOOSA ST</text:p>
          </table:table-cell>
          <table:table-cell office:value-type="string">
            <text:p>PELLA</text:p>
          </table:table-cell>
          <table:table-cell office:value-type="string">
            <text:p>IA</text:p>
          </table:table-cell>
          <table:table-cell office:value-type="string">
            <text:p>50219</text:p>
          </table:table-cell>
          <table:table-cell office:value-type="string">
            <text:p>641628399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ORONTO AUTO PARTS</text:p>
          </table:table-cell>
          <table:table-cell office:value-type="string">
            <text:p>904 FRANKLIN AVE</text:p>
          </table:table-cell>
          <table:table-cell office:value-type="string">
            <text:p>TORONTO</text:p>
          </table:table-cell>
          <table:table-cell office:value-type="string">
            <text:p>OH</text:p>
          </table:table-cell>
          <table:table-cell office:value-type="string">
            <text:p>43964</text:p>
          </table:table-cell>
          <table:table-cell office:value-type="string">
            <text:p>740537243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ORTOLA AUTO GROUP</text:p>
          </table:table-cell>
          <table:table-cell office:value-type="string">
            <text:p>SLANEY POINT</text:p>
          </table:table-cell>
          <table:table-cell office:value-type="string">
            <text:p>ROAD TOWN, TORTOLA</text:p>
          </table:table-cell>
          <table:table-cell office:value-type="string">
            <text:p>VG</text:p>
          </table:table-cell>
          <table:table-cell office:value-type="string">
            <text:p>1110</text:p>
          </table:table-cell>
          <table:table-cell office:value-type="string">
            <text:p>2844942600</text:p>
          </table:table-cell>
          <table:table-cell office:value-type="string">
            <text:p>BVI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OTAL AUTOMOTIVE</text:p>
          </table:table-cell>
          <table:table-cell office:value-type="string">
            <text:p>610 TATE COVE RD</text:p>
          </table:table-cell>
          <table:table-cell office:value-type="string">
            <text:p>VILLE PLATTE</text:p>
          </table:table-cell>
          <table:table-cell office:value-type="string">
            <text:p>LA</text:p>
          </table:table-cell>
          <table:table-cell office:value-type="string">
            <text:p>70586</text:p>
          </table:table-cell>
          <table:table-cell office:value-type="string">
            <text:p>33736377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OWN AND COUNTRY AUTO SUPPLY</text:p>
          </table:table-cell>
          <table:table-cell office:value-type="string">
            <text:p>601 JUSTUS DRIVE</text:p>
          </table:table-cell>
          <table:table-cell office:value-type="string">
            <text:p>KINGSTON</text:p>
          </table:table-cell>
          <table:table-cell office:value-type="string">
            <text:p>ON</text:p>
          </table:table-cell>
          <table:table-cell office:value-type="string">
            <text:p>K7M 4H5</text:p>
          </table:table-cell>
          <table:table-cell office:value-type="string">
            <text:p>6133897111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OWNSEND AUTO PARTS</text:p>
          </table:table-cell>
          <table:table-cell office:value-type="string">
            <text:p>135 W MAIN STREET</text:p>
          </table:table-cell>
          <table:table-cell office:value-type="string">
            <text:p>WALLACE</text:p>
          </table:table-cell>
          <table:table-cell office:value-type="string">
            <text:p>NC</text:p>
          </table:table-cell>
          <table:table-cell office:value-type="string">
            <text:p>28466</text:p>
          </table:table-cell>
          <table:table-cell office:value-type="string">
            <text:p>910285214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RACTOR AND AUTO SUPPLY</text:p>
          </table:table-cell>
          <table:table-cell office:value-type="string">
            <text:p>102 CAROLINA DRIVE</text:p>
          </table:table-cell>
          <table:table-cell office:value-type="string">
            <text:p>DUNN</text:p>
          </table:table-cell>
          <table:table-cell office:value-type="string">
            <text:p>NC</text:p>
          </table:table-cell>
          <table:table-cell office:value-type="string">
            <text:p>28334</text:p>
          </table:table-cell>
          <table:table-cell office:value-type="string">
            <text:p>91089261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RENTON AUTO PARTS, INC.</text:p>
          </table:table-cell>
          <table:table-cell office:value-type="string">
            <text:p>354 W. JONES STREET</text:p>
          </table:table-cell>
          <table:table-cell office:value-type="string">
            <text:p>TRENTON</text:p>
          </table:table-cell>
          <table:table-cell office:value-type="string">
            <text:p>NC</text:p>
          </table:table-cell>
          <table:table-cell office:value-type="string">
            <text:p>28585</text:p>
          </table:table-cell>
          <table:table-cell office:value-type="string">
            <text:p>25244876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REPANIER PIECES D'AUTOS (2014)</text:p>
          </table:table-cell>
          <table:table-cell office:value-type="string">
            <text:p>412, PRINCIPALE</text:p>
          </table:table-cell>
          <table:table-cell office:value-type="string">
            <text:p>ST-NARCISSE</text:p>
          </table:table-cell>
          <table:table-cell office:value-type="string">
            <text:p>QC</text:p>
          </table:table-cell>
          <table:table-cell office:value-type="string">
            <text:p>G0X 2Y0</text:p>
          </table:table-cell>
          <table:table-cell office:value-type="string">
            <text:p>4183283908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RI COUNTY AUTOMOTIVE</text:p>
          </table:table-cell>
          <table:table-cell office:value-type="string">
            <text:p>1001 N MAIN</text:p>
          </table:table-cell>
          <table:table-cell office:value-type="string">
            <text:p>HENDERSON</text:p>
          </table:table-cell>
          <table:table-cell office:value-type="string">
            <text:p>NE</text:p>
          </table:table-cell>
          <table:table-cell office:value-type="string">
            <text:p>68371</text:p>
          </table:table-cell>
          <table:table-cell office:value-type="string">
            <text:p>402723582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RI COUNTY MOTOR PARTS</text:p>
          </table:table-cell>
          <table:table-cell office:value-type="string">
            <text:p>193 DIX AVE</text:p>
          </table:table-cell>
          <table:table-cell office:value-type="string">
            <text:p>GLENS FALLS</text:p>
          </table:table-cell>
          <table:table-cell office:value-type="string">
            <text:p>NY</text:p>
          </table:table-cell>
          <table:table-cell office:value-type="string">
            <text:p>12801</text:p>
          </table:table-cell>
          <table:table-cell office:value-type="string">
            <text:p>518792310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RI WHOLESALE CO.</text:p>
          </table:table-cell>
          <table:table-cell office:value-type="string">
            <text:p>2705 ST HWY 35 SO, PO BOX 540</text:p>
          </table:table-cell>
          <table:table-cell office:value-type="string">
            <text:p>PORT LAVACA</text:p>
          </table:table-cell>
          <table:table-cell office:value-type="string">
            <text:p>TX</text:p>
          </table:table-cell>
          <table:table-cell office:value-type="string">
            <text:p>77979</text:p>
          </table:table-cell>
          <table:table-cell office:value-type="string">
            <text:p>36155237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RI-COUNTY AUTO PARTS</text:p>
          </table:table-cell>
          <table:table-cell office:value-type="string">
            <text:p>8415 U.S. HI-WAY 60</text:p>
          </table:table-cell>
          <table:table-cell office:value-type="string">
            <text:p>MOUNTAIN VIEW</text:p>
          </table:table-cell>
          <table:table-cell office:value-type="string">
            <text:p>MO</text:p>
          </table:table-cell>
          <table:table-cell office:value-type="string">
            <text:p>65548</text:p>
          </table:table-cell>
          <table:table-cell office:value-type="string">
            <text:p>417934202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RIPLE T AUTO PARTS</text:p>
          </table:table-cell>
          <table:table-cell office:value-type="string">
            <text:p>600 W FIRST ST</text:p>
          </table:table-cell>
          <table:table-cell office:value-type="string">
            <text:p>LAJUNTA</text:p>
          </table:table-cell>
          <table:table-cell office:value-type="string">
            <text:p>CO</text:p>
          </table:table-cell>
          <table:table-cell office:value-type="string">
            <text:p>81050</text:p>
          </table:table-cell>
          <table:table-cell office:value-type="string">
            <text:p>71938444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ROTTER AUTO PARTS</text:p>
          </table:table-cell>
          <table:table-cell office:value-type="string">
            <text:p>505 W. CHURCH STREET</text:p>
          </table:table-cell>
          <table:table-cell office:value-type="string">
            <text:p>BATESBURG</text:p>
          </table:table-cell>
          <table:table-cell office:value-type="string">
            <text:p>SC</text:p>
          </table:table-cell>
          <table:table-cell office:value-type="string">
            <text:p>29006</text:p>
          </table:table-cell>
          <table:table-cell office:value-type="string">
            <text:p>80353244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ROY AUTO AND TRACTOR SUPPLY INC</text:p>
          </table:table-cell>
          <table:table-cell office:value-type="string">
            <text:p>818 INDUSTRIAL DR</text:p>
          </table:table-cell>
          <table:table-cell office:value-type="string">
            <text:p>TROY</text:p>
          </table:table-cell>
          <table:table-cell office:value-type="string">
            <text:p>IL</text:p>
          </table:table-cell>
          <table:table-cell office:value-type="string">
            <text:p>62294</text:p>
          </table:table-cell>
          <table:table-cell office:value-type="string">
            <text:p>61866791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UC-WEST GRANT ROAD AZ # 2915</text:p>
          </table:table-cell>
          <table:table-cell office:value-type="string">
            <text:p>1890 WEST GRANT ROAD</text:p>
          </table:table-cell>
          <table:table-cell office:value-type="string">
            <text:p>TUCSON</text:p>
          </table:table-cell>
          <table:table-cell office:value-type="string">
            <text:p>AZ</text:p>
          </table:table-cell>
          <table:table-cell office:value-type="string">
            <text:p>85745</text:p>
          </table:table-cell>
          <table:table-cell office:value-type="string">
            <text:p>520887351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URNER AUTO PARTS</text:p>
          </table:table-cell>
          <table:table-cell office:value-type="string">
            <text:p>370 NW CENTER STREET</text:p>
          </table:table-cell>
          <table:table-cell office:value-type="string">
            <text:p>FAISON</text:p>
          </table:table-cell>
          <table:table-cell office:value-type="string">
            <text:p>NC</text:p>
          </table:table-cell>
          <table:table-cell office:value-type="string">
            <text:p>28341</text:p>
          </table:table-cell>
          <table:table-cell office:value-type="string">
            <text:p>91026706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UXEDO AUTO SUPPLY</text:p>
          </table:table-cell>
          <table:table-cell office:value-type="string">
            <text:p>2306 WEST ALPINE</text:p>
          </table:table-cell>
          <table:table-cell office:value-type="string">
            <text:p>STOCKTON</text:p>
          </table:table-cell>
          <table:table-cell office:value-type="string">
            <text:p>CA</text:p>
          </table:table-cell>
          <table:table-cell office:value-type="string">
            <text:p>95204</text:p>
          </table:table-cell>
          <table:table-cell office:value-type="string">
            <text:p>20946643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WEED COUNTRY AG INC</text:p>
          </table:table-cell>
          <table:table-cell office:value-type="string">
            <text:p>102 E 11TH ST</text:p>
          </table:table-cell>
          <table:table-cell office:value-type="string">
            <text:p>BOTTINEAU</text:p>
          </table:table-cell>
          <table:table-cell office:value-type="string">
            <text:p>ND</text:p>
          </table:table-cell>
          <table:table-cell office:value-type="string">
            <text:p>58318</text:p>
          </table:table-cell>
          <table:table-cell office:value-type="string">
            <text:p>70122837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WO BAY ENTERPRISES LTD</text:p>
          </table:table-cell>
          <table:table-cell office:value-type="string">
            <text:p>16 FERGUSON AVE P.O. BOX 280</text:p>
          </table:table-cell>
          <table:table-cell office:value-type="string">
            <text:p>MOOSONEE</text:p>
          </table:table-cell>
          <table:table-cell office:value-type="string">
            <text:p>ON</text:p>
          </table:table-cell>
          <table:table-cell office:value-type="string">
            <text:p>P0L 1Y0</text:p>
          </table:table-cell>
          <table:table-cell office:value-type="string">
            <text:p>705336294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WO RIVERS AUTOMOTIVE</text:p>
          </table:table-cell>
          <table:table-cell office:value-type="string">
            <text:p>1615 16TH STREET</text:p>
          </table:table-cell>
          <table:table-cell office:value-type="string">
            <text:p>TWO RIVERS</text:p>
          </table:table-cell>
          <table:table-cell office:value-type="string">
            <text:p>WI</text:p>
          </table:table-cell>
          <table:table-cell office:value-type="string">
            <text:p>54241</text:p>
          </table:table-cell>
          <table:table-cell office:value-type="string">
            <text:p>92079473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TYLER AUTOMOTIVE</text:p>
          </table:table-cell>
          <table:table-cell office:value-type="string">
            <text:p>107 BROAD STREET</text:p>
          </table:table-cell>
          <table:table-cell office:value-type="string">
            <text:p>BUENA VISTA</text:p>
          </table:table-cell>
          <table:table-cell office:value-type="string">
            <text:p>GA</text:p>
          </table:table-cell>
          <table:table-cell office:value-type="string">
            <text:p>31803</text:p>
          </table:table-cell>
          <table:table-cell office:value-type="string">
            <text:p>22964924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UNITED AUTO PARTS</text:p>
          </table:table-cell>
          <table:table-cell office:value-type="string">
            <text:p>P.O. BOX 551</text:p>
          </table:table-cell>
          <table:table-cell office:value-type="string">
            <text:p>BUTLER</text:p>
          </table:table-cell>
          <table:table-cell office:value-type="string">
            <text:p>AL</text:p>
          </table:table-cell>
          <table:table-cell office:value-type="string">
            <text:p>36904</text:p>
          </table:table-cell>
          <table:table-cell office:value-type="string">
            <text:p>20545950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UNITED AUTO SUPPLY</text:p>
          </table:table-cell>
          <table:table-cell office:value-type="string">
            <text:p>803 S FIRST STREET</text:p>
          </table:table-cell>
          <table:table-cell office:value-type="string">
            <text:p>SAN JOSE</text:p>
          </table:table-cell>
          <table:table-cell office:value-type="string">
            <text:p>CA</text:p>
          </table:table-cell>
          <table:table-cell office:value-type="string">
            <text:p>95110</text:p>
          </table:table-cell>
          <table:table-cell office:value-type="string">
            <text:p>40829376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US MULE, INC.</text:p>
          </table:table-cell>
          <table:table-cell office:value-type="string">
            <text:p>CARQUEST CRAIG</text:p>
          </table:table-cell>
          <table:table-cell office:value-type="string">
            <text:p>CRAIG</text:p>
          </table:table-cell>
          <table:table-cell office:value-type="string">
            <text:p>CO</text:p>
          </table:table-cell>
          <table:table-cell office:value-type="string">
            <text:p>81625</text:p>
          </table:table-cell>
          <table:table-cell office:value-type="string">
            <text:p>97082465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V &amp; F AUTO INC</text:p>
          </table:table-cell>
          <table:table-cell office:value-type="string">
            <text:p>7 HARDING ST</text:p>
          </table:table-cell>
          <table:table-cell office:value-type="string">
            <text:p>AGAWAM</text:p>
          </table:table-cell>
          <table:table-cell office:value-type="string">
            <text:p>MA</text:p>
          </table:table-cell>
          <table:table-cell office:value-type="string">
            <text:p>01001</text:p>
          </table:table-cell>
          <table:table-cell office:value-type="string">
            <text:p>413786991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VALLEY AUTO PARTS</text:p>
          </table:table-cell>
          <table:table-cell office:value-type="string">
            <text:p>305 S 15TH ST</text:p>
          </table:table-cell>
          <table:table-cell office:value-type="string">
            <text:p>ORD</text:p>
          </table:table-cell>
          <table:table-cell office:value-type="string">
            <text:p>NE</text:p>
          </table:table-cell>
          <table:table-cell office:value-type="string">
            <text:p>68862</text:p>
          </table:table-cell>
          <table:table-cell office:value-type="string">
            <text:p>308728325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VALLEY AUTO SUPPLY</text:p>
          </table:table-cell>
          <table:table-cell office:value-type="string">
            <text:p>25 W ROCKY RD</text:p>
          </table:table-cell>
          <table:table-cell office:value-type="string">
            <text:p>AFTON</text:p>
          </table:table-cell>
          <table:table-cell office:value-type="string">
            <text:p>WY</text:p>
          </table:table-cell>
          <table:table-cell office:value-type="string">
            <text:p>83110</text:p>
          </table:table-cell>
          <table:table-cell office:value-type="string">
            <text:p>307885288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VALLEY AUTO SUPPLY, INC.</text:p>
          </table:table-cell>
          <table:table-cell office:value-type="string">
            <text:p>980 MAIN STREET</text:p>
          </table:table-cell>
          <table:table-cell office:value-type="string">
            <text:p>FORSYTH</text:p>
          </table:table-cell>
          <table:table-cell office:value-type="string">
            <text:p>MT</text:p>
          </table:table-cell>
          <table:table-cell office:value-type="string">
            <text:p>59327-0186</text:p>
          </table:table-cell>
          <table:table-cell office:value-type="string">
            <text:p>406346214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VALLEY MOTOR SUPPLY</text:p>
          </table:table-cell>
          <table:table-cell office:value-type="string">
            <text:p>113 EAST 3RD ST</text:p>
          </table:table-cell>
          <table:table-cell office:value-type="string">
            <text:p>LUSK</text:p>
          </table:table-cell>
          <table:table-cell office:value-type="string">
            <text:p>WY</text:p>
          </table:table-cell>
          <table:table-cell office:value-type="string">
            <text:p>82225</text:p>
          </table:table-cell>
          <table:table-cell office:value-type="string">
            <text:p>307334221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VALLEY MOTOR SUPPLY</text:p>
          </table:table-cell>
          <table:table-cell office:value-type="string">
            <text:p>2141 WEST D STREET</text:p>
          </table:table-cell>
          <table:table-cell office:value-type="string">
            <text:p>TORRINGTON</text:p>
          </table:table-cell>
          <table:table-cell office:value-type="string">
            <text:p>WY</text:p>
          </table:table-cell>
          <table:table-cell office:value-type="string">
            <text:p>82240</text:p>
          </table:table-cell>
          <table:table-cell office:value-type="string">
            <text:p>30753221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VALLEY PARTS, LLC</text:p>
          </table:table-cell>
          <table:table-cell office:value-type="string">
            <text:p>458 US HWY. 93 N.</text:p>
          </table:table-cell>
          <table:table-cell office:value-type="string">
            <text:p>EUREKA</text:p>
          </table:table-cell>
          <table:table-cell office:value-type="string">
            <text:p>MT</text:p>
          </table:table-cell>
          <table:table-cell office:value-type="string">
            <text:p>59917</text:p>
          </table:table-cell>
          <table:table-cell office:value-type="string">
            <text:p>40629724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VAN MOTORS AUTO PARTS</text:p>
          </table:table-cell>
          <table:table-cell office:value-type="string">
            <text:p>610 N. MAIN STREET</text:p>
          </table:table-cell>
          <table:table-cell office:value-type="string">
            <text:p>CONRAD</text:p>
          </table:table-cell>
          <table:table-cell office:value-type="string">
            <text:p>MT</text:p>
          </table:table-cell>
          <table:table-cell office:value-type="string">
            <text:p>59425</text:p>
          </table:table-cell>
          <table:table-cell office:value-type="string">
            <text:p>406271210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VIGILS AUTO PARTS</text:p>
          </table:table-cell>
          <table:table-cell office:value-type="string">
            <text:p>6413 US 550</text:p>
          </table:table-cell>
          <table:table-cell office:value-type="string">
            <text:p>CUBA</text:p>
          </table:table-cell>
          <table:table-cell office:value-type="string">
            <text:p>NM</text:p>
          </table:table-cell>
          <table:table-cell office:value-type="string">
            <text:p>87013</text:p>
          </table:table-cell>
          <table:table-cell office:value-type="string">
            <text:p>575289344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VILLAGE AUTO PARTS INC</text:p>
          </table:table-cell>
          <table:table-cell office:value-type="string">
            <text:p>136 SCHOOL ST</text:p>
          </table:table-cell>
          <table:table-cell office:value-type="string">
            <text:p>BELLVILLE</text:p>
          </table:table-cell>
          <table:table-cell office:value-type="string">
            <text:p>OH</text:p>
          </table:table-cell>
          <table:table-cell office:value-type="string">
            <text:p>44813</text:p>
          </table:table-cell>
          <table:table-cell office:value-type="string">
            <text:p>419886488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VILLE AUTO SUPPLY</text:p>
          </table:table-cell>
          <table:table-cell office:value-type="string">
            <text:p>721 BROAD ST</text:p>
          </table:table-cell>
          <table:table-cell office:value-type="string">
            <text:p>LYNDONVILLE</text:p>
          </table:table-cell>
          <table:table-cell office:value-type="string">
            <text:p>VT</text:p>
          </table:table-cell>
          <table:table-cell office:value-type="string">
            <text:p>05851</text:p>
          </table:table-cell>
          <table:table-cell office:value-type="string">
            <text:p>80262681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VINTON AUTO PARTS INC.</text:p>
          </table:table-cell>
          <table:table-cell office:value-type="string">
            <text:p>1008 WEST FOURTH STREET</text:p>
          </table:table-cell>
          <table:table-cell office:value-type="string">
            <text:p>VINTON</text:p>
          </table:table-cell>
          <table:table-cell office:value-type="string">
            <text:p>IA</text:p>
          </table:table-cell>
          <table:table-cell office:value-type="string">
            <text:p>52349</text:p>
          </table:table-cell>
          <table:table-cell office:value-type="string">
            <text:p>319472236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VISTA AUTO PARTS</text:p>
          </table:table-cell>
          <table:table-cell office:value-type="string">
            <text:p>716 HWY 24 SOUTH</text:p>
          </table:table-cell>
          <table:table-cell office:value-type="string">
            <text:p>BUENA VISTA</text:p>
          </table:table-cell>
          <table:table-cell office:value-type="string">
            <text:p>CO</text:p>
          </table:table-cell>
          <table:table-cell office:value-type="string">
            <text:p>81211</text:p>
          </table:table-cell>
          <table:table-cell office:value-type="string">
            <text:p>719395800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VISTOS CARQUEST</text:p>
          </table:table-cell>
          <table:table-cell office:value-type="string">
            <text:p>1009 S 7TH ST</text:p>
          </table:table-cell>
          <table:table-cell office:value-type="string">
            <text:p>OAKES</text:p>
          </table:table-cell>
          <table:table-cell office:value-type="string">
            <text:p>ND</text:p>
          </table:table-cell>
          <table:table-cell office:value-type="string">
            <text:p>58474</text:p>
          </table:table-cell>
          <table:table-cell office:value-type="string">
            <text:p>701742216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AGNER <text:s/>AUTO SUPPLY INC.</text:p>
          </table:table-cell>
          <table:table-cell office:value-type="string">
            <text:p>121 1ST STREET NW</text:p>
          </table:table-cell>
          <table:table-cell office:value-type="string">
            <text:p>LEMARS</text:p>
          </table:table-cell>
          <table:table-cell office:value-type="string">
            <text:p>IA</text:p>
          </table:table-cell>
          <table:table-cell office:value-type="string">
            <text:p>51031</text:p>
          </table:table-cell>
          <table:table-cell office:value-type="string">
            <text:p>712546430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AHOO AUTO PARTS</text:p>
          </table:table-cell>
          <table:table-cell office:value-type="string">
            <text:p>235 EAST 6 TH STREET</text:p>
          </table:table-cell>
          <table:table-cell office:value-type="string">
            <text:p>WAHOO</text:p>
          </table:table-cell>
          <table:table-cell office:value-type="string">
            <text:p>NE</text:p>
          </table:table-cell>
          <table:table-cell office:value-type="string">
            <text:p>68066</text:p>
          </table:table-cell>
          <table:table-cell office:value-type="string">
            <text:p>40244330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ALKER ROAD AUTOMOTIVE</text:p>
          </table:table-cell>
          <table:table-cell office:value-type="string">
            <text:p>3181 WALKER ROAD</text:p>
          </table:table-cell>
          <table:table-cell office:value-type="string">
            <text:p>WINDSOR</text:p>
          </table:table-cell>
          <table:table-cell office:value-type="string">
            <text:p>ON</text:p>
          </table:table-cell>
          <table:table-cell office:value-type="string">
            <text:p>N8W 3R6</text:p>
          </table:table-cell>
          <table:table-cell office:value-type="string">
            <text:p>5199661000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ALKER'S AUTO AND OUTDOOR INC.</text:p>
          </table:table-cell>
          <table:table-cell office:value-type="string">
            <text:p>470 NORTH CHURCH STREET</text:p>
          </table:table-cell>
          <table:table-cell office:value-type="string">
            <text:p>HOMERVILLE</text:p>
          </table:table-cell>
          <table:table-cell office:value-type="string">
            <text:p>GA</text:p>
          </table:table-cell>
          <table:table-cell office:value-type="string">
            <text:p>31634</text:p>
          </table:table-cell>
          <table:table-cell office:value-type="string">
            <text:p>91248700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ALSH AUTO SUPPLY</text:p>
          </table:table-cell>
          <table:table-cell office:value-type="string">
            <text:p>440 COLORADO ST</text:p>
          </table:table-cell>
          <table:table-cell office:value-type="string">
            <text:p>WALSH</text:p>
          </table:table-cell>
          <table:table-cell office:value-type="string">
            <text:p>CO</text:p>
          </table:table-cell>
          <table:table-cell office:value-type="string">
            <text:p>81090</text:p>
          </table:table-cell>
          <table:table-cell office:value-type="string">
            <text:p>71932456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ARDS 4X4</text:p>
          </table:table-cell>
          <table:table-cell office:value-type="string">
            <text:p>197 SOUTH MAIN</text:p>
          </table:table-cell>
          <table:table-cell office:value-type="string">
            <text:p>HUNTINGTON</text:p>
          </table:table-cell>
          <table:table-cell office:value-type="string">
            <text:p>UT</text:p>
          </table:table-cell>
          <table:table-cell office:value-type="string">
            <text:p>84528</text:p>
          </table:table-cell>
          <table:table-cell office:value-type="string">
            <text:p>435687906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ARREN TECH</text:p>
          </table:table-cell>
          <table:table-cell office:value-type="string">
            <text:p>13300 WEST 2ND PLACE</text:p>
          </table:table-cell>
          <table:table-cell office:value-type="string">
            <text:p>LAKEWOOD</text:p>
          </table:table-cell>
          <table:table-cell office:value-type="string">
            <text:p>CO</text:p>
          </table:table-cell>
          <table:table-cell office:value-type="string">
            <text:p>80228</text:p>
          </table:table-cell>
          <table:table-cell office:value-type="string">
            <text:p>30398285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ASHINGTON PARTS</text:p>
          </table:table-cell>
          <table:table-cell office:value-type="string">
            <text:p>113 E 7TH</text:p>
          </table:table-cell>
          <table:table-cell office:value-type="string">
            <text:p>WASHINGTON</text:p>
          </table:table-cell>
          <table:table-cell office:value-type="string">
            <text:p>KS</text:p>
          </table:table-cell>
          <table:table-cell office:value-type="string">
            <text:p>66968</text:p>
          </table:table-cell>
          <table:table-cell office:value-type="string">
            <text:p>78532522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ATFORD AUTO PARTS</text:p>
          </table:table-cell>
          <table:table-cell office:value-type="string">
            <text:p>5303 NAUVOO ROAD</text:p>
          </table:table-cell>
          <table:table-cell office:value-type="string">
            <text:p>WATFORD</text:p>
          </table:table-cell>
          <table:table-cell office:value-type="string">
            <text:p>ON</text:p>
          </table:table-cell>
          <table:table-cell office:value-type="string">
            <text:p>N0M 2S0</text:p>
          </table:table-cell>
          <table:table-cell office:value-type="string">
            <text:p>5198762733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ATSON AUTO SUPPLY</text:p>
          </table:table-cell>
          <table:table-cell office:value-type="string">
            <text:p>626 4TH ST <text:s text:c="3"/>PO BOX 589</text:p>
          </table:table-cell>
          <table:table-cell office:value-type="string">
            <text:p>DESHLER</text:p>
          </table:table-cell>
          <table:table-cell office:value-type="string">
            <text:p>NE</text:p>
          </table:table-cell>
          <table:table-cell office:value-type="string">
            <text:p>68340</text:p>
          </table:table-cell>
          <table:table-cell office:value-type="string">
            <text:p>402365727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AVERLY CARQUEST</text:p>
          </table:table-cell>
          <table:table-cell office:value-type="string">
            <text:p>430 WEST ELM STRET</text:p>
          </table:table-cell>
          <table:table-cell office:value-type="string">
            <text:p>WAVERLY</text:p>
          </table:table-cell>
          <table:table-cell office:value-type="string">
            <text:p>IL</text:p>
          </table:table-cell>
          <table:table-cell office:value-type="string">
            <text:p>62692</text:p>
          </table:table-cell>
          <table:table-cell office:value-type="string">
            <text:p>217602808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AYNE AUTO PARTS INC</text:p>
          </table:table-cell>
          <table:table-cell office:value-type="string">
            <text:p>117 SOUTH MAIN</text:p>
          </table:table-cell>
          <table:table-cell office:value-type="string">
            <text:p>WAYNE</text:p>
          </table:table-cell>
          <table:table-cell office:value-type="string">
            <text:p>NE</text:p>
          </table:table-cell>
          <table:table-cell office:value-type="string">
            <text:p>68787</text:p>
          </table:table-cell>
          <table:table-cell office:value-type="string">
            <text:p>40237534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EAVER AUTO PARTS</text:p>
          </table:table-cell>
          <table:table-cell office:value-type="string">
            <text:p>8685 STATE ROUTE 322</text:p>
          </table:table-cell>
          <table:table-cell office:value-type="string">
            <text:p>SHIPPENVILLE</text:p>
          </table:table-cell>
          <table:table-cell office:value-type="string">
            <text:p>PA</text:p>
          </table:table-cell>
          <table:table-cell office:value-type="string">
            <text:p>16254</text:p>
          </table:table-cell>
          <table:table-cell office:value-type="string">
            <text:p>814782301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EBBERS SUPPLY</text:p>
          </table:table-cell>
          <table:table-cell office:value-type="string">
            <text:p>1711 ROSE AVE.</text:p>
          </table:table-cell>
          <table:table-cell office:value-type="string">
            <text:p>BURLINGTON</text:p>
          </table:table-cell>
          <table:table-cell office:value-type="string">
            <text:p>CO</text:p>
          </table:table-cell>
          <table:table-cell office:value-type="string">
            <text:p>80807</text:p>
          </table:table-cell>
          <table:table-cell office:value-type="string">
            <text:p>719346539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ENDELL TRUCK AND AUTO PARTS INC</text:p>
          </table:table-cell>
          <table:table-cell office:value-type="string">
            <text:p>P.O. BOX 213, 356 S IDAHO ST</text:p>
          </table:table-cell>
          <table:table-cell office:value-type="string">
            <text:p>WENDELL</text:p>
          </table:table-cell>
          <table:table-cell office:value-type="string">
            <text:p>ID</text:p>
          </table:table-cell>
          <table:table-cell office:value-type="string">
            <text:p>83355</text:p>
          </table:table-cell>
          <table:table-cell office:value-type="string">
            <text:p>20853658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ENDOVER CARQUEST</text:p>
          </table:table-cell>
          <table:table-cell office:value-type="string">
            <text:p>950 STATE HWY</text:p>
          </table:table-cell>
          <table:table-cell office:value-type="string">
            <text:p>WENDOVER</text:p>
          </table:table-cell>
          <table:table-cell office:value-type="string">
            <text:p>UT</text:p>
          </table:table-cell>
          <table:table-cell office:value-type="string">
            <text:p>84083</text:p>
          </table:table-cell>
          <table:table-cell office:value-type="string">
            <text:p>43566522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EST 10 TRUCK AND AUTO</text:p>
          </table:table-cell>
          <table:table-cell office:value-type="string">
            <text:p>22700 WEST US 10</text:p>
          </table:table-cell>
          <table:table-cell office:value-type="string">
            <text:p>REED CITY</text:p>
          </table:table-cell>
          <table:table-cell office:value-type="string">
            <text:p>MI</text:p>
          </table:table-cell>
          <table:table-cell office:value-type="string">
            <text:p>49677</text:p>
          </table:table-cell>
          <table:table-cell office:value-type="string">
            <text:p>231832375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EST UNION MOTOR SUPPLY</text:p>
          </table:table-cell>
          <table:table-cell office:value-type="string">
            <text:p>321 HIGHWAY 150</text:p>
          </table:table-cell>
          <table:table-cell office:value-type="string">
            <text:p>WEST UNION</text:p>
          </table:table-cell>
          <table:table-cell office:value-type="string">
            <text:p>IA</text:p>
          </table:table-cell>
          <table:table-cell office:value-type="string">
            <text:p>52175</text:p>
          </table:table-cell>
          <table:table-cell office:value-type="string">
            <text:p>563422607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ESTFIELD AUTO PARTS</text:p>
          </table:table-cell>
          <table:table-cell office:value-type="string">
            <text:p>8-12 BIRGE AVE</text:p>
          </table:table-cell>
          <table:table-cell office:value-type="string">
            <text:p>WESTFIELD</text:p>
          </table:table-cell>
          <table:table-cell office:value-type="string">
            <text:p>MA</text:p>
          </table:table-cell>
          <table:table-cell office:value-type="string">
            <text:p>01085</text:p>
          </table:table-cell>
          <table:table-cell office:value-type="string">
            <text:p>413568894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ESTSIDE CARQUEST</text:p>
          </table:table-cell>
          <table:table-cell office:value-type="string">
            <text:p>604 LIBBY LANE</text:p>
          </table:table-cell>
          <table:table-cell office:value-type="string">
            <text:p>JACKSONVILLE</text:p>
          </table:table-cell>
          <table:table-cell office:value-type="string">
            <text:p>IL</text:p>
          </table:table-cell>
          <table:table-cell office:value-type="string">
            <text:p>62650</text:p>
          </table:table-cell>
          <table:table-cell office:value-type="string">
            <text:p>217243741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HEATLAND AUTO PARTS, LLC</text:p>
          </table:table-cell>
          <table:table-cell office:value-type="string">
            <text:p>401 MAIN ST</text:p>
          </table:table-cell>
          <table:table-cell office:value-type="string">
            <text:p>LARNED</text:p>
          </table:table-cell>
          <table:table-cell office:value-type="string">
            <text:p>KS</text:p>
          </table:table-cell>
          <table:table-cell office:value-type="string">
            <text:p>67550</text:p>
          </table:table-cell>
          <table:table-cell office:value-type="string">
            <text:p>62028531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HEATLAND AUTOMOTIVE</text:p>
          </table:table-cell>
          <table:table-cell office:value-type="string">
            <text:p>1501 16TH ST</text:p>
          </table:table-cell>
          <table:table-cell office:value-type="string">
            <text:p>WHEATLAND</text:p>
          </table:table-cell>
          <table:table-cell office:value-type="string">
            <text:p>WY</text:p>
          </table:table-cell>
          <table:table-cell office:value-type="string">
            <text:p>82201</text:p>
          </table:table-cell>
          <table:table-cell office:value-type="string">
            <text:p>307322345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HITELAND AUTO SUPPLY</text:p>
          </table:table-cell>
          <table:table-cell office:value-type="string">
            <text:p>229 MAIN STREET</text:p>
          </table:table-cell>
          <table:table-cell office:value-type="string">
            <text:p>WHITELAND</text:p>
          </table:table-cell>
          <table:table-cell office:value-type="string">
            <text:p>IN</text:p>
          </table:table-cell>
          <table:table-cell office:value-type="string">
            <text:p>46184</text:p>
          </table:table-cell>
          <table:table-cell office:value-type="string">
            <text:p>31753551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HOLESALE AUTO SUPPLY</text:p>
          </table:table-cell>
          <table:table-cell office:value-type="string">
            <text:p>15R HARTFORD DR</text:p>
          </table:table-cell>
          <table:table-cell office:value-type="string">
            <text:p>GRANBY</text:p>
          </table:table-cell>
          <table:table-cell office:value-type="string">
            <text:p>CT</text:p>
          </table:table-cell>
          <table:table-cell office:value-type="string">
            <text:p>06035</text:p>
          </table:table-cell>
          <table:table-cell office:value-type="string">
            <text:p>860653258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HOLESALE PARTS INC</text:p>
          </table:table-cell>
          <table:table-cell office:value-type="string">
            <text:p>110 EAST 5TH STREET</text:p>
          </table:table-cell>
          <table:table-cell office:value-type="string">
            <text:p>CHASE CITY</text:p>
          </table:table-cell>
          <table:table-cell office:value-type="string">
            <text:p>VA</text:p>
          </table:table-cell>
          <table:table-cell office:value-type="string">
            <text:p>23924</text:p>
          </table:table-cell>
          <table:table-cell office:value-type="string">
            <text:p>434372518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ICKS WESTERN AUTO</text:p>
          </table:table-cell>
          <table:table-cell office:value-type="string">
            <text:p>105 N CENTER ST</text:p>
          </table:table-cell>
          <table:table-cell office:value-type="string">
            <text:p>WEIMAR</text:p>
          </table:table-cell>
          <table:table-cell office:value-type="string">
            <text:p>TX</text:p>
          </table:table-cell>
          <table:table-cell office:value-type="string">
            <text:p>78962</text:p>
          </table:table-cell>
          <table:table-cell office:value-type="string">
            <text:p>979725652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ILDE AUTO PLUS</text:p>
          </table:table-cell>
          <table:table-cell office:value-type="string">
            <text:p>155 HIGHWAY 36 S</text:p>
          </table:table-cell>
          <table:table-cell office:value-type="string">
            <text:p>CALDWELL</text:p>
          </table:table-cell>
          <table:table-cell office:value-type="string">
            <text:p>TX</text:p>
          </table:table-cell>
          <table:table-cell office:value-type="string">
            <text:p>77836</text:p>
          </table:table-cell>
          <table:table-cell office:value-type="string">
            <text:p>97956738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ILLAMETTE HOSE &amp; FITTINGS INC.</text:p>
          </table:table-cell>
          <table:table-cell office:value-type="string">
            <text:p>1214 MAIN STREET</text:p>
          </table:table-cell>
          <table:table-cell office:value-type="string">
            <text:p>PHILOMATH</text:p>
          </table:table-cell>
          <table:table-cell office:value-type="string">
            <text:p>OR</text:p>
          </table:table-cell>
          <table:table-cell office:value-type="string">
            <text:p>97370</text:p>
          </table:table-cell>
          <table:table-cell office:value-type="string">
            <text:p>541929293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ILLIAMS AUTO SUPPLY</text:p>
          </table:table-cell>
          <table:table-cell office:value-type="string">
            <text:p>810 E. ROUTE 66</text:p>
          </table:table-cell>
          <table:table-cell office:value-type="string">
            <text:p>WILLIAMS</text:p>
          </table:table-cell>
          <table:table-cell office:value-type="string">
            <text:p>AZ</text:p>
          </table:table-cell>
          <table:table-cell office:value-type="string">
            <text:p>86046</text:p>
          </table:table-cell>
          <table:table-cell office:value-type="string">
            <text:p>928635448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ILLIAMSON AUTOMOTIVE</text:p>
          </table:table-cell>
          <table:table-cell office:value-type="string">
            <text:p>239 CHURCH ST. PO BOX 631</text:p>
          </table:table-cell>
          <table:table-cell office:value-type="string">
            <text:p>ALLISTON</text:p>
          </table:table-cell>
          <table:table-cell office:value-type="string">
            <text:p>ON</text:p>
          </table:table-cell>
          <table:table-cell office:value-type="string">
            <text:p>L9R 1V8</text:p>
          </table:table-cell>
          <table:table-cell office:value-type="string">
            <text:p>7054354374</text:p>
          </table:table-cell>
          <table:table-cell office:value-type="string">
            <text:p>CAN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ILLIE AUTO PARTS AND SUPPLY INC</text:p>
          </table:table-cell>
          <table:table-cell office:value-type="string">
            <text:p>20 SOUTH 200 WEST</text:p>
          </table:table-cell>
          <table:table-cell office:value-type="string">
            <text:p>TREMONTON</text:p>
          </table:table-cell>
          <table:table-cell office:value-type="string">
            <text:p>UT</text:p>
          </table:table-cell>
          <table:table-cell office:value-type="string">
            <text:p>84337</text:p>
          </table:table-cell>
          <table:table-cell office:value-type="string">
            <text:p>4352573710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ILLOW CREEK AUTO PARTS</text:p>
          </table:table-cell>
          <table:table-cell office:value-type="string">
            <text:p>39063 HIGHWAY 299</text:p>
          </table:table-cell>
          <table:table-cell office:value-type="string">
            <text:p>WILLOW CREEK</text:p>
          </table:table-cell>
          <table:table-cell office:value-type="string">
            <text:p>CA</text:p>
          </table:table-cell>
          <table:table-cell office:value-type="string">
            <text:p>95573</text:p>
          </table:table-cell>
          <table:table-cell office:value-type="string">
            <text:p>53062921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INDSOR AUTO AND AG LLC</text:p>
          </table:table-cell>
          <table:table-cell office:value-type="string">
            <text:p>304 W BENTON</text:p>
          </table:table-cell>
          <table:table-cell office:value-type="string">
            <text:p>WINDSOR</text:p>
          </table:table-cell>
          <table:table-cell office:value-type="string">
            <text:p>MO</text:p>
          </table:table-cell>
          <table:table-cell office:value-type="string">
            <text:p>65360</text:p>
          </table:table-cell>
          <table:table-cell office:value-type="string">
            <text:p>66064731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INLOCK AUTO SUPPLY</text:p>
          </table:table-cell>
          <table:table-cell office:value-type="string">
            <text:p>110 E. WALNUT</text:p>
          </table:table-cell>
          <table:table-cell office:value-type="string">
            <text:p>WINLOCK</text:p>
          </table:table-cell>
          <table:table-cell office:value-type="string">
            <text:p>WA</text:p>
          </table:table-cell>
          <table:table-cell office:value-type="string">
            <text:p>98596</text:p>
          </table:table-cell>
          <table:table-cell office:value-type="string">
            <text:p>3607854488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OODBRIDGE HUB</text:p>
          </table:table-cell>
          <table:table-cell office:value-type="string">
            <text:p>14472 JEFFERSON DAVIS HIGHWAY</text:p>
          </table:table-cell>
          <table:table-cell office:value-type="string">
            <text:p>WOODBRIDGE</text:p>
          </table:table-cell>
          <table:table-cell office:value-type="string">
            <text:p>VA</text:p>
          </table:table-cell>
          <table:table-cell office:value-type="string">
            <text:p>22191</text:p>
          </table:table-cell>
          <table:table-cell/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RAY AUTO PARTS</text:p>
          </table:table-cell>
          <table:table-cell office:value-type="string">
            <text:p>125 WEST 3RD ST</text:p>
          </table:table-cell>
          <table:table-cell office:value-type="string">
            <text:p>WRAY</text:p>
          </table:table-cell>
          <table:table-cell office:value-type="string">
            <text:p>CO</text:p>
          </table:table-cell>
          <table:table-cell office:value-type="string">
            <text:p>80758</text:p>
          </table:table-cell>
          <table:table-cell office:value-type="string">
            <text:p>9703324865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YMANS CARQUEST</text:p>
          </table:table-cell>
          <table:table-cell office:value-type="string">
            <text:p>405 MAIN STREET</text:p>
          </table:table-cell>
          <table:table-cell office:value-type="string">
            <text:p>GRISWOLD</text:p>
          </table:table-cell>
          <table:table-cell office:value-type="string">
            <text:p>IA</text:p>
          </table:table-cell>
          <table:table-cell office:value-type="string">
            <text:p>51535</text:p>
          </table:table-cell>
          <table:table-cell office:value-type="string">
            <text:p>712778222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YNDMERE AUTO <text:s text:c="4"/>CARQUEST PARTS</text:p>
          </table:table-cell>
          <table:table-cell office:value-type="string">
            <text:p>JUNCTION HWY 13 AND 18</text:p>
          </table:table-cell>
          <table:table-cell office:value-type="string">
            <text:p>WYNDMERE</text:p>
          </table:table-cell>
          <table:table-cell office:value-type="string">
            <text:p>ND</text:p>
          </table:table-cell>
          <table:table-cell office:value-type="string">
            <text:p>58081</text:p>
          </table:table-cell>
          <table:table-cell office:value-type="string">
            <text:p>701439225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YOMING AUTO PARTS</text:p>
          </table:table-cell>
          <table:table-cell office:value-type="string">
            <text:p>512 W WEBSTER ST</text:p>
          </table:table-cell>
          <table:table-cell office:value-type="string">
            <text:p>WYOMING</text:p>
          </table:table-cell>
          <table:table-cell office:value-type="string">
            <text:p>IA</text:p>
          </table:table-cell>
          <table:table-cell office:value-type="string">
            <text:p>52362</text:p>
          </table:table-cell>
          <table:table-cell office:value-type="string">
            <text:p>5634883921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WYOMING AUTOMOTIVE</text:p>
          </table:table-cell>
          <table:table-cell office:value-type="string">
            <text:p>17 S RAILWAY</text:p>
          </table:table-cell>
          <table:table-cell office:value-type="string">
            <text:p>NEWCASTLE</text:p>
          </table:table-cell>
          <table:table-cell office:value-type="string">
            <text:p>WY</text:p>
          </table:table-cell>
          <table:table-cell office:value-type="string">
            <text:p>82701</text:p>
          </table:table-cell>
          <table:table-cell office:value-type="string">
            <text:p>3077462769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YAGER AUTO PARTS</text:p>
          </table:table-cell>
          <table:table-cell office:value-type="string">
            <text:p>300 EAST SANILAC</text:p>
          </table:table-cell>
          <table:table-cell office:value-type="string">
            <text:p>SANDUSKY</text:p>
          </table:table-cell>
          <table:table-cell office:value-type="string">
            <text:p>MI</text:p>
          </table:table-cell>
          <table:table-cell office:value-type="string">
            <text:p>48471</text:p>
          </table:table-cell>
          <table:table-cell office:value-type="string">
            <text:p>810648223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YARBOROUGH AUTO PARTS</text:p>
          </table:table-cell>
          <table:table-cell office:value-type="string">
            <text:p>810 E PALMETTO ST</text:p>
          </table:table-cell>
          <table:table-cell office:value-type="string">
            <text:p>FLORENCE</text:p>
          </table:table-cell>
          <table:table-cell office:value-type="string">
            <text:p>SC</text:p>
          </table:table-cell>
          <table:table-cell office:value-type="string">
            <text:p>29506-2857</text:p>
          </table:table-cell>
          <table:table-cell office:value-type="string">
            <text:p>8436656033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YOUR PARTS DEPARTMENT II, LLC</text:p>
          </table:table-cell>
          <table:table-cell office:value-type="string">
            <text:p>11 S STATE ROAD 13 N</text:p>
          </table:table-cell>
          <table:table-cell office:value-type="string">
            <text:p>URBANA</text:p>
          </table:table-cell>
          <table:table-cell office:value-type="string">
            <text:p>IN</text:p>
          </table:table-cell>
          <table:table-cell office:value-type="string">
            <text:p>46990</text:p>
          </table:table-cell>
          <table:table-cell office:value-type="string">
            <text:p>260774333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YOW AUTO SUPPLY</text:p>
          </table:table-cell>
          <table:table-cell office:value-type="string">
            <text:p>221 S. JEFFERSON</text:p>
          </table:table-cell>
          <table:table-cell office:value-type="string">
            <text:p>ELK CITY</text:p>
          </table:table-cell>
          <table:table-cell office:value-type="string">
            <text:p>OK</text:p>
          </table:table-cell>
          <table:table-cell office:value-type="string">
            <text:p>73644</text:p>
          </table:table-cell>
          <table:table-cell office:value-type="string">
            <text:p>5802252166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YREKA AUTO PARTS</text:p>
          </table:table-cell>
          <table:table-cell office:value-type="string">
            <text:p>323 N MAIN ST</text:p>
          </table:table-cell>
          <table:table-cell office:value-type="string">
            <text:p>YREKA</text:p>
          </table:table-cell>
          <table:table-cell office:value-type="string">
            <text:p>CA</text:p>
          </table:table-cell>
          <table:table-cell office:value-type="string">
            <text:p>96097</text:p>
          </table:table-cell>
          <table:table-cell office:value-type="string">
            <text:p>530842417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YUMA - BINGHAM CARQUEST</text:p>
          </table:table-cell>
          <table:table-cell office:value-type="string">
            <text:p>3214 E GILA RIDGE</text:p>
          </table:table-cell>
          <table:table-cell office:value-type="string">
            <text:p>YUMA</text:p>
          </table:table-cell>
          <table:table-cell office:value-type="string">
            <text:p>AZ</text:p>
          </table:table-cell>
          <table:table-cell office:value-type="string">
            <text:p>85365</text:p>
          </table:table-cell>
          <table:table-cell office:value-type="string">
            <text:p>9287262442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ZEELAND MOTOR SUPPLY</text:p>
          </table:table-cell>
          <table:table-cell office:value-type="string">
            <text:p>200 W MAIN</text:p>
          </table:table-cell>
          <table:table-cell office:value-type="string">
            <text:p>ZEELAND</text:p>
          </table:table-cell>
          <table:table-cell office:value-type="string">
            <text:p>MI</text:p>
          </table:table-cell>
          <table:table-cell office:value-type="string">
            <text:p>49464</text:p>
          </table:table-cell>
          <table:table-cell office:value-type="string">
            <text:p>616772411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ZEIGLER CARQUEST OF KALAMAZOO</text:p>
          </table:table-cell>
          <table:table-cell office:value-type="string">
            <text:p>6255 TECHNOLOGY AVE</text:p>
          </table:table-cell>
          <table:table-cell office:value-type="string">
            <text:p>KALAMAZOO</text:p>
          </table:table-cell>
          <table:table-cell office:value-type="string">
            <text:p>MI</text:p>
          </table:table-cell>
          <table:table-cell office:value-type="string">
            <text:p>49009</text:p>
          </table:table-cell>
          <table:table-cell office:value-type="string">
            <text:p>2694472554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ZIGS AUTO PARTS DISTRIBUTING</text:p>
          </table:table-cell>
          <table:table-cell office:value-type="string">
            <text:p>276 EAST MARKET STREET</text:p>
          </table:table-cell>
          <table:table-cell office:value-type="string">
            <text:p>SALINAS</text:p>
          </table:table-cell>
          <table:table-cell office:value-type="string">
            <text:p>CA</text:p>
          </table:table-cell>
          <table:table-cell office:value-type="string">
            <text:p>93901</text:p>
          </table:table-cell>
          <table:table-cell office:value-type="string">
            <text:p>8314240717</text:p>
          </table:table-cell>
          <table:table-cell office:value-type="string">
            <text:p>USA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 table:number-rows-repeated="1046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" table:style-name="ta2" table:print="false">
        <table:table-column table:style-name="co8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office:value-type="string">
            <text:p>SELECT T.STORE_KEY, </text:p>
            <text:p><text:s text:c="7"/>UPPER(T.STORE_NAME), </text:p>
            <text:p><text:s text:c="7"/>T.STORE_OWNERSHIP_TYPE_CODE, </text:p>
            <text:p><text:s text:c="7"/>UPPER(T.STORE_ADDR_LINE_1), </text:p>
            <text:p><text:s text:c="7"/>UPPER(T.STORE_ADDR_CITY_NAME), </text:p>
            <text:p><text:s text:c="7"/>T.STORE_ADDR_STATE_CODE, </text:p>
            <text:p><text:s text:c="7"/>T.STORE_ADDR_POSTAL_CODE, </text:p>
            <text:p><text:s text:c="7"/>T.STORE_ACTIVE_STATUS_FLAG, </text:p>
            <text:p><text:s text:c="7"/>T.DC_ABBRV_NAME, </text:p>
            <text:p><text:s text:c="7"/>D.DC_GL_NBR, </text:p>
            <text:p><text:s text:c="7"/>T.STORE_PHONE_NBR, </text:p>
            <text:p><text:s text:c="7"/>T.PRIMARY_ACCOUNT_NBR, </text:p>
            <text:p><text:s text:c="7"/>T.STORE_COUNTRY_CODE </text:p>
            <text:p><text:s text:c="2"/>FROM DWAPP.STORE_DIM T, DWAPP.DC_DIM D </text:p>
            <text:p>WHERE T.STORE_ACTIVE_STATUS_FLAG = 'Y' </text:p>
            <text:p><text:s text:c="3"/>AND (T.STORE_OWNERSHIP_TYPE_CODE IN </text:p>
            <text:p><text:s text:c="7"/>('GPI-JV', 'GPI-IND', 'CCL-JV', 'CCL-IND', 'BWP-IND') OR </text:p>
            <text:p><text:s text:c="7"/>T.STORE_OWNERSHIP_TYPE_CODE IN ('BWP-JV') AND T.DC_ID = 195 AND </text:p>
            <text:p><text:s text:c="7"/>T.Store_Gl_Nbr Like '44%') </text:p>
            <text:p><text:s text:c="3"/>AND T.DC_ID = D.DC_KEY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pitch="variable"/>
    <style:font-face style:name="Dialog" svg:font-family="Dialog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ource Han Sans CN 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8/08/2018</text:date>, <text:time>14:3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_20_Worksheet" style:display-name="PageStyle_Export Work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L" style:display-name="PageStyle_SQ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8T14:39:27</dc:date>
    <dc:creator>Brandon Tardio</dc:creator>
    <meta:document-statistic meta:table-count="2" meta:cell-count="17326" meta:object-count="0"/>
    <meta:generator>OpenOffice/4.1.2$Unix OpenOffice.org_project/412m3$Build-9782</meta:generator>
  </office:meta>
</office:document-meta>
</file>